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Calibri11" svg:font-family="Calibri1"/>
    <style:font-face style:name="Calibri2" svg:font-family="Calibri" style:font-family-generic="swiss"/>
    <style:font-face style:name="Cambria1" svg:font-family="Cambria" style:font-family-generic="swiss"/>
    <style:font-face style:name="Arial2" svg:font-family="Arial" style:font-pitch="variable"/>
    <style:font-face style:name="Calibri1" svg:font-family="Calibri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73in"/>
    </style:style>
    <style:style style:name="co2" style:family="table-column">
      <style:table-column-properties fo:break-before="auto" style:column-width="6.20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6.6575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2.4283in"/>
    </style:style>
    <style:style style:name="co7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5.8008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6791in"/>
    </style:style>
    <style:style style:name="co11" style:family="table-column">
      <style:table-column-properties fo:break-before="auto" style:column-width="4.1098in"/>
    </style:style>
    <style:style style:name="co12" style:family="table-column">
      <style:table-column-properties fo:break-before="auto" style:column-width="5.1035in"/>
    </style:style>
    <style:style style:name="co13" style:family="table-column">
      <style:table-column-properties fo:break-before="auto" style:column-width="1.5425in"/>
    </style:style>
    <style:style style:name="co14" style:family="table-column">
      <style:table-column-properties fo:break-before="auto" style:column-width="1.3693in"/>
    </style:style>
    <style:style style:name="co15" style:family="table-column">
      <style:table-column-properties fo:break-before="auto" style:column-width="1.7827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8102in"/>
    </style:style>
    <style:style style:name="co18" style:family="table-column">
      <style:table-column-properties fo:break-before="auto" style:column-width="0.9307in"/>
    </style:style>
    <style:style style:name="co19" style:family="table-column">
      <style:table-column-properties fo:break-before="auto" style:column-width="0.3953in"/>
    </style:style>
    <style:style style:name="co20" style:family="table-column">
      <style:table-column-properties fo:break-before="auto" style:column-width="0.8972in"/>
    </style:style>
    <style:style style:name="co21" style:family="table-column">
      <style:table-column-properties fo:break-before="auto" style:column-width="1.1811in"/>
    </style:style>
    <style:style style:name="co22" style:family="table-column">
      <style:table-column-properties fo:break-before="auto" style:column-width="2.3819in"/>
    </style:style>
    <style:style style:name="co23" style:family="table-column">
      <style:table-column-properties fo:break-before="auto" style:column-width="1.0945in"/>
    </style:style>
    <style:style style:name="co24" style:family="table-column">
      <style:table-column-properties fo:break-before="auto" style:column-width="0.4717in"/>
    </style:style>
    <style:style style:name="co25" style:family="table-column">
      <style:table-column-properties fo:break-before="auto" style:column-width="0.9193in"/>
    </style:style>
    <style:style style:name="co26" style:family="table-column">
      <style:table-column-properties fo:break-before="auto" style:column-width="1.5965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8756in"/>
    </style:style>
    <style:style style:name="co29" style:family="table-column">
      <style:table-column-properties fo:break-before="auto" style:column-width="1.1382in"/>
    </style:style>
    <style:style style:name="co30" style:family="table-column">
      <style:table-column-properties fo:break-before="auto" style:column-width="1.9728in"/>
    </style:style>
    <style:style style:name="co31" style:family="table-column">
      <style:table-column-properties fo:break-before="auto" style:column-width="3.9799in"/>
    </style:style>
    <style:style style:name="co32" style:family="table-column">
      <style:table-column-properties fo:break-before="auto" style:column-width="0.7055in"/>
    </style:style>
    <style:style style:name="co33" style:family="table-column">
      <style:table-column-properties fo:break-before="auto" style:column-width="2.4291in"/>
    </style:style>
    <style:style style:name="co34" style:family="table-column">
      <style:table-column-properties fo:break-before="auto" style:column-width="1.4547in"/>
    </style:style>
    <style:style style:name="co35" style:family="table-column">
      <style:table-column-properties fo:break-before="auto" style:column-width="1.0693in"/>
    </style:style>
    <style:style style:name="co36" style:family="table-column">
      <style:table-column-properties fo:break-before="auto" style:column-width="2.9602in"/>
    </style:style>
    <style:style style:name="co37" style:family="table-column">
      <style:table-column-properties fo:break-before="auto" style:column-width="1.9516in"/>
    </style:style>
    <style:style style:name="co38" style:family="table-column">
      <style:table-column-properties fo:break-before="auto" style:column-width="2.5134in"/>
    </style:style>
    <style:style style:name="co39" style:family="table-column">
      <style:table-column-properties fo:break-before="auto" style:column-width="1.1138in"/>
    </style:style>
    <style:style style:name="co40" style:family="table-column">
      <style:table-column-properties fo:break-before="auto" style:column-width="0.7937in"/>
    </style:style>
    <style:style style:name="co41" style:family="table-column">
      <style:table-column-properties fo:break-before="auto" style:column-width="2.7744in"/>
    </style:style>
    <style:style style:name="co42" style:family="table-column">
      <style:table-column-properties fo:break-before="auto" style:column-width="1.1346in"/>
    </style:style>
    <style:style style:name="co43" style:family="table-column">
      <style:table-column-properties fo:break-before="auto" style:column-width="0.9035in"/>
    </style:style>
    <style:style style:name="co44" style:family="table-column">
      <style:table-column-properties fo:break-before="auto" style:column-width="2.8102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1.55in"/>
    </style:style>
    <style:style style:name="co47" style:family="table-column">
      <style:table-column-properties fo:break-before="auto" style:column-width="1.7835in"/>
    </style:style>
    <style:style style:name="co48" style:family="table-column">
      <style:table-column-properties fo:break-before="auto" style:column-width="1.7346in"/>
    </style:style>
    <style:style style:name="co49" style:family="table-column">
      <style:table-column-properties fo:break-before="auto" style:column-width="3.0201in"/>
    </style:style>
    <style:style style:name="co50" style:family="table-column">
      <style:table-column-properties fo:break-before="auto" style:column-width="1.389in"/>
    </style:style>
    <style:style style:name="co51" style:family="table-column">
      <style:table-column-properties fo:break-before="auto" style:column-width="2.7555in"/>
    </style:style>
    <style:style style:name="co52" style:family="table-column">
      <style:table-column-properties fo:break-before="auto" style:column-width="0.6693in"/>
    </style:style>
    <style:style style:name="co53" style:family="table-column">
      <style:table-column-properties fo:break-before="auto" style:column-width="1.5654in"/>
    </style:style>
    <style:style style:name="co54" style:family="table-column">
      <style:table-column-properties fo:break-before="auto" style:column-width="4.0417in"/>
    </style:style>
    <style:style style:name="co55" style:family="table-column">
      <style:table-column-properties fo:break-before="auto" style:column-width="1.8244in"/>
    </style:style>
    <style:style style:name="co56" style:family="table-column">
      <style:table-column-properties fo:break-before="auto" style:column-width="2.8327in"/>
    </style:style>
    <style:style style:name="co57" style:family="table-column">
      <style:table-column-properties fo:break-before="auto" style:column-width="3.0535in"/>
    </style:style>
    <style:style style:name="co58" style:family="table-column">
      <style:table-column-properties fo:break-before="auto" style:column-width="1.0138in"/>
    </style:style>
    <style:style style:name="co59" style:family="table-column">
      <style:table-column-properties fo:break-before="auto" style:column-width="1.2457in"/>
    </style:style>
    <style:style style:name="co60" style:family="table-column">
      <style:table-column-properties fo:break-before="auto" style:column-width="2.2154in"/>
    </style:style>
    <style:style style:name="co61" style:family="table-column">
      <style:table-column-properties fo:break-before="auto" style:column-width="1.9661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0.9583in"/>
    </style:style>
    <style:style style:name="co64" style:family="table-column">
      <style:table-column-properties fo:break-before="auto" style:column-width="1.2346in"/>
    </style:style>
    <style:style style:name="co65" style:family="table-column">
      <style:table-column-properties fo:break-before="auto" style:column-width="0.8929in"/>
    </style:style>
    <style:style style:name="co66" style:family="table-column">
      <style:table-column-properties fo:break-before="auto" style:column-width="0.9807in"/>
    </style:style>
    <style:style style:name="co67" style:family="table-column">
      <style:table-column-properties fo:break-before="auto" style:column-width="6.22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4689in" fo:break-before="auto" style:use-optimal-row-height="fals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1827in" fo:break-before="auto" style:use-optimal-row-height="fals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0.9945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283in" fo:break-before="auto" style:use-optimal-row-height="true"/>
    </style:style>
    <style:style style:name="ro20" style:family="table-row">
      <style:table-row-properties style:row-height="0.3417in" fo:break-before="auto" style:use-optimal-row-height="true"/>
    </style:style>
    <style:style style:name="ro21" style:family="table-row">
      <style:table-row-properties style:row-height="0.2173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202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0.4244in" fo:break-before="auto" style:use-optimal-row-height="true"/>
    </style:style>
    <style:style style:name="ro26" style:family="table-row">
      <style:table-row-properties style:row-height="1.15in" fo:break-before="auto" style:use-optimal-row-height="true"/>
    </style:style>
    <style:style style:name="ro27" style:family="table-row">
      <style:table-row-properties style:row-height="2.3626in" fo:break-before="auto" style:use-optimal-row-height="true"/>
    </style:style>
    <style:style style:name="ro28" style:family="table-row">
      <style:table-row-properties style:row-height="1.5854in" fo:break-before="auto" style:use-optimal-row-height="true"/>
    </style:style>
    <style:style style:name="ro29" style:family="table-row">
      <style:table-row-properties style:row-height="6.2398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3.9071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4.3736in" fo:break-before="auto" style:use-optimal-row-height="true"/>
    </style:style>
    <style:style style:name="ro36" style:family="table-row">
      <style:table-row-properties style:row-height="0.6528in" fo:break-before="auto" style:use-optimal-row-height="true"/>
    </style:style>
    <style:style style:name="ro37" style:family="table-row">
      <style:table-row-properties style:row-height="0.4972in" fo:break-before="auto" style:use-optimal-row-height="true"/>
    </style:style>
    <style:style style:name="ro38" style:family="table-row">
      <style:table-row-properties style:row-height="2.9744in" fo:break-before="auto" style:use-optimal-row-height="true"/>
    </style:style>
    <style:style style:name="ro39" style:family="table-row">
      <style:table-row-properties style:row-height="0.9638in" fo:break-before="auto" style:use-optimal-row-height="true"/>
    </style:style>
    <style:style style:name="ro40" style:family="table-row">
      <style:table-row-properties style:row-height="2.1972in" fo:break-before="auto" style:use-optimal-row-height="true"/>
    </style:style>
    <style:style style:name="ro41" style:family="table-row">
      <style:table-row-properties style:row-height="1.8965in" fo:break-before="auto" style:use-optimal-row-height="true"/>
    </style:style>
    <style:style style:name="ro42" style:family="table-row">
      <style:table-row-properties style:row-height="1.1189in" fo:break-before="auto" style:use-optimal-row-height="true"/>
    </style:style>
    <style:style style:name="ro43" style:family="table-row">
      <style:table-row-properties style:row-height="2.3425in" fo:break-before="auto" style:use-optimal-row-height="true"/>
    </style:style>
    <style:style style:name="ro44" style:family="table-row">
      <style:table-row-properties style:row-height="7.639in" fo:break-before="auto" style:use-optimal-row-height="true"/>
    </style:style>
    <style:style style:name="ro45" style:family="table-row">
      <style:table-row-properties style:row-height="2.0417in" fo:break-before="auto" style:use-optimal-row-height="true"/>
    </style:style>
    <style:style style:name="ro46" style:family="table-row">
      <style:table-row-properties style:row-height="2.3528in" fo:break-before="auto" style:use-optimal-row-height="true"/>
    </style:style>
    <style:style style:name="ro47" style:family="table-row">
      <style:table-row-properties style:row-height="0.8909in" fo:break-before="auto" style:use-optimal-row-height="true"/>
    </style:style>
    <style:style style:name="ro48" style:family="table-row">
      <style:table-row-properties style:row-height="0.8083in" fo:break-before="auto" style:use-optimal-row-height="true"/>
    </style:style>
    <style:style style:name="ro49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fo_5f_additive">
      <style:table-properties table:display="true" style:writing-mode="lr-tb"/>
    </style:style>
    <style:style style:name="ta3" style:family="table" style:master-page-name="PageStyle_5f_functional_5f_group">
      <style:table-properties table:display="true" style:writing-mode="lr-tb"/>
    </style:style>
    <style:style style:name="ta4" style:family="table" style:master-page-name="PageStyle_5f_nfo_5f_functional_5f_group">
      <style:table-properties table:display="true" style:writing-mode="lr-tb"/>
    </style:style>
    <style:style style:name="ta5" style:family="table" style:master-page-name="PageStyle_5f_polymer">
      <style:table-properties table:display="true" style:writing-mode="lr-tb"/>
    </style:style>
    <style:style style:name="ta6" style:family="table" style:master-page-name="PageStyle_5f_nfo_5f_polymer">
      <style:table-properties table:display="true" style:writing-mode="lr-tb"/>
    </style:style>
    <style:style style:name="ta7" style:family="table" style:master-page-name="PageStyle_5f_annex">
      <style:table-properties table:display="true" style:writing-mode="lr-tb"/>
    </style:style>
    <style:style style:name="ta8" style:family="table" style:master-page-name="PageStyle_5f_nfo_5f_annex">
      <style:table-properties table:display="true" style:writing-mode="lr-tb"/>
    </style:style>
    <style:style style:name="ta9" style:family="table" style:master-page-name="PageStyle_5f_positive_5f_list">
      <style:table-properties table:display="true" style:writing-mode="lr-tb"/>
    </style:style>
    <style:style style:name="ta10" style:family="table" style:master-page-name="PageStyle_5f_sour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b80047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008in solid #000000"/>
    </style:style>
    <style:style style:name="ce34" style:family="table-cell" style:parent-style-name="Normal_20_3">
      <style:table-cell-properties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Normal_20_3">
      <style:table-cell-properties fo:background-color="#ff0000" style:diagonal-bl-tr="none" style:diagonal-tl-br="none" fo:border="0.0008in solid #000000" style:rotation-align="none"/>
      <style:text-properties fo:color="#ffffff" fo:font-weight="bold" style:font-weight-asian="bold" style:font-weight-complex="bold"/>
    </style:style>
    <style:style style:name="ce36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7" style:family="table-cell" style:parent-style-name="Normal_20_3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3">
      <style:table-cell-properties style:diagonal-bl-tr="none" style:diagonal-tl-br="none" fo:border="0.0008in solid #000000" style:rotation-align="none"/>
    </style:style>
    <style:style style:name="ce39" style:family="table-cell" style:parent-style-name="Excel_20_Built-in_20_Normal_20_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0" style:family="table-cell" style:parent-style-name="Default" style:data-style-name="N5000">
      <style:table-cell-properties fo:background-color="#ffff0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</style:style>
    <style:style style:name="ce41" style:family="table-cell" style:parent-style-name="Normal_20_3">
      <style:table-cell-properties style:diagonal-bl-tr="none" style:diagonal-tl-br="none" style:text-align-source="fix" style:repeat-content="false" fo:border="0.0008in solid #000000" style:rotation-align="none"/>
      <style:paragraph-properties fo:text-align="start" fo:margin-left="0in"/>
    </style:style>
    <style:style style:name="ce42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font-weight="bold" style:font-weight-asian="bold" style:font-weight-complex="bold"/>
    </style:style>
    <style:style style:name="ce44" style:family="table-cell" style:parent-style-name="Normal_20_3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Normal_20_3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5000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 style:data-style-name="N5000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weight="bold" style:font-weight-asian="bold" style:font-weight-complex="bold"/>
    </style:style>
    <style:style style:name="ce63" style:family="table-cell" style:parent-style-name="_34_0_25__20_-_20_Accent1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_34_0_25__20_-_20_Accent1_20_2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_34_0_25__20_-_20_Accent3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_34_0_25__20_-_20_Accent3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Normal_20_2" style:data-style-name="N500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_34_0_25__20_-_20_Accent1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_34_0_25__20_-_20_Accent1_20_2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Normal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Normal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Normal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_34_0_25__20_-_20_Accent1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_34_0_25__20_-_20_Accent1_20_2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_34_0_25__20_-_20_Accent1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_34_0_25__20_-_20_Accent1_20_2" style:data-style-name="N5000">
      <style:table-cell-properties fo:border-bottom="0.0346in solid #000000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Normal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Normal_20_2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2" style:data-style-name="N5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0.0138in solid #000000" style:rotation-align="non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sub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super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sub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fo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File</text:p>
          </table:table-cell>
          <table:table-cell table:style-name="ce3" office:value-type="string">
            <text:p>substance_rawdb.ods</text:p>
          </table:table-cell>
        </table:table-row>
        <table:table-row table:style-name="ro1">
          <table:table-cell table:style-name="ce1" office:value-type="string">
            <text:p>Location</text:p>
          </table:table-cell>
          <table:table-cell table:style-name="ce3" office:value-type="string">
            <text:p>migration/database/</text:p>
          </table:table-cell>
        </table:table-row>
        <table:table-row table:style-name="ro2">
          <table:table-cell office:value-type="string">
            <text:p>FMECAengine compatibility</text:p>
          </table:table-cell>
          <table:table-cell office:value-type="string">
            <text:p>none, needs to be converted with migration/database/consolidation_substance_rawdb.m (version 21/07/2011 or later)</text:p>
          </table:table-cell>
        </table:table-row>
        <table:table-row table:style-name="ro3">
          <table:table-cell office:value-type="string">
            <text:p>main sheets</text:p>
          </table:table-cell>
          <table:table-cell office:value-type="string">
            <text:p>substance, polymer_alias, appendix</text:p>
          </table:table-cell>
        </table:table-row>
        <table:table-row table:style-name="ro4">
          <table:table-cell office:value-type="string">
            <text:p>Description</text:p>
          </table:table-cell>
          <table:table-cell office:value-type="string">
            <text:p>This file is obtained after OCR and manual modifications of the official positive list setup in regulation 10/2011/EC (http://eur-lex.europa.eu/LexUriServ/LexUriServ.do?uri=OJ:L:2011:012:0001:0089:EN:PDF)</text:p>
          </table:table-cell>
        </table:table-row>
        <table:table-row table:style-name="ro3">
          <table:table-cell office:value-type="string">
            <text:p>Disclaimer</text:p>
          </table:table-cell>
          <table:table-cell table:style-name="ce5" office:value-type="string">
            <text:p>Only antioxidants, antiUV and plasticizers are included</text:p>
          </table:table-cell>
        </table:table-row>
        <table:table-row table:style-name="ro3">
          <table:table-cell office:value-type="string">
            <text:p>Authors</text:p>
          </table:table-cell>
          <table:table-cell office:value-type="string">
            <text:p>INRA\Audrey Goujon, Mai Nguyen, Olivier Vitrac</text:p>
          </table:table-cell>
        </table:table-row>
        <table:table-row table:style-name="ro3">
          <table:table-cell office:value-type="string">
            <text:p>Date</text:p>
          </table:table-cell>
          <table:table-cell office:value-type="string">
            <text:p>21/07/11</text:p>
          </table:table-cell>
        </table:table-row>
        <table:table-row table:style-name="ro3">
          <table:table-cell table:style-name="ce1" office:value-type="string">
            <text:p>version</text:p>
          </table:table-cell>
          <table:table-cell table:style-name="ce6" office:value-type="float" office:value="0.1">
            <text:p>0.1</text:p>
          </table:table-cell>
        </table:table-row>
        <table:table-row table:style-name="ro5" table:number-rows-repeated="65526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history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4"/>
        <table:table-row table:style-name="ro2">
          <table:table-cell table:style-name="ce7" office:value-type="date" office:date-value="2011-01-06">
            <text:p>01/06/11</text:p>
          </table:table-cell>
          <table:table-cell office:value-type="string">
            <text:p>extraction from positive list: <text:a xlink:href="http://eur-lex.europa.eu/LexUriServ/LexUriServ.do?uri=OJ:L:2011:012:0001:0089:EN:PDF">http://eur-lex.europa.eu/LexUriServ/LexUriServ.do?uri=OJ:L:2011:012:0001:0089:EN:PDF</text:a></text:p>
          </table:table-cell>
        </table:table-row>
        <table:table-row table:style-name="ro3">
          <table:table-cell office:value-type="string">
            <text:p>21/07/11</text:p>
          </table:table-cell>
          <table:table-cell office:value-type="string">
            <text:p>Revised fields according to migration/database/consolidation_substance_rawdb.m</text:p>
          </table:table-cell>
        </table:table-row>
        <table:table-row table:style-name="ro3">
          <table:table-cell office:value-type="string">
            <text:p>21/07/11</text:p>
          </table:table-cell>
          <table:table-cell office:value-type="string">
            <text:p>Change ',' (comma) to '.' (point)</text:p>
          </table:table-cell>
        </table:table-row>
        <table:table-row table:style-name="ro3">
          <table:table-cell office:value-type="string">
            <text:p>22/07/11</text:p>
          </table:table-cell>
          <table:table-cell office:value-type="string">
            <text:p>remove underscores and update nfos</text:p>
          </table:table-cell>
        </table:table-row>
        <table:table-row table:style-name="ro3">
          <table:table-cell office:value-type="string">
            <text:p>22/07/11</text:p>
          </table:table-cell>
          <table:table-cell office:value-type="string">
            <text:p>add line in 'polymer' (and add 'comments” field) </text:p>
          </table:table-cell>
        </table:table-row>
        <table:table-row table:style-name="ro5" table:number-rows-repeated="65530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substance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row table:style-name="ro6">
          <table:table-cell office:value-type="string">
            <text:p>CSID</text:p>
          </table:table-cell>
          <table:table-cell office:value-type="string">
            <text:p>InChI</text:p>
          </table:table-cell>
          <table:table-cell office:value-type="string">
            <text:p>InChIKey</text:p>
          </table:table-cell>
          <table:table-cell office:value-type="string">
            <text:p>SMILES</text:p>
          </table:table-cell>
          <table:table-cell office:value-type="string">
            <text:p>Name</text:p>
          </table:table-cell>
          <table:table-cell office:value-type="string">
            <text:p>CAS</text:p>
          </table:table-cell>
          <table:table-cell office:value-type="string">
            <text:p>Synonyms</text:p>
          </table:table-cell>
          <table:table-cell office:value-type="string">
            <text:p>Thumbnail</text:p>
          </table:table-cell>
          <table:table-cell office:value-type="string">
            <text:p>structure</text:p>
          </table:table-cell>
          <table:table-cell office:value-type="string">
            <text:p>url</text:p>
          </table:table-cell>
          <table:table-cell office:value-type="string">
            <text:p>urlstructure</text:p>
          </table:table-cell>
          <table:table-cell office:value-type="string">
            <text:p>chemicalclass</text:p>
          </table:table-cell>
          <table:table-cell office:value-type="string">
            <text:p>codePL</text:p>
          </table:table-cell>
          <table:table-cell office:value-type="string">
            <text:p>commonname</text:p>
          </table:table-cell>
          <table:table-cell office:value-type="string">
            <text:p>FRFflag</text:p>
          </table:table-cell>
          <table:table-cell office:value-type="string">
            <text:p>mixtureflag</text:p>
          </table:table-cell>
          <table:table-cell office:value-type="string">
            <text:p>monomerflag</text:p>
          </table:table-cell>
          <table:table-cell office:value-type="string">
            <text:p>note</text:p>
          </table:table-cell>
          <table:table-cell office:value-type="string">
            <text:p>PMREF</text:p>
          </table:table-cell>
          <table:table-cell office:value-type="string">
            <text:p>polymer</text:p>
          </table:table-cell>
          <table:table-cell office:value-type="string">
            <text:p>productionaidflag</text:p>
          </table:table-cell>
          <table:table-cell office:value-type="string">
            <text:p>restriction</text:p>
          </table:table-cell>
          <table:table-cell office:value-type="string">
            <text:p>restrictiongroup</text:p>
          </table:table-cell>
          <table:table-cell office:value-type="string">
            <text:p>SML</text:p>
          </table:table-cell>
          <table:table-cell office:value-type="string">
            <text:p>SMLunit</text:p>
          </table:table-cell>
          <table:table-cell office:value-type="string">
            <text:p>source</text:p>
          </table:table-cell>
          <table:table-cell office:value-type="string">
            <text:p>technologicalclass</text:p>
          </table:table-cell>
          <table:table-cell office:value-type="string">
            <text:p>technologicalclasscode</text:p>
          </table:table-cell>
          <table:table-cell office:value-type="string">
            <text:p>M</text:p>
          </table:table-cell>
          <table:table-cell office:value-type="string">
            <text:p>LogP</text:p>
          </table:table-cell>
          <table:table-cell office:value-type="string">
            <text:p>BoilingPoint</text:p>
          </table:table-cell>
          <table:table-cell office:value-type="string">
            <text:p>VapourPressure</text:p>
          </table:table-cell>
        </table:table-row>
        <table:table-row table:style-name="ro3">
          <table:table-cell office:value-type="float" office:value="440">
            <text:p>440</text:p>
          </table:table-cell>
          <table:table-cell office:value-type="string">
            <text:p>InChI=1S/C6H14O6/c7-1-3(9)5(11)6(12)4(10)2-8/h3-12H,1-2H2</text:p>
          </table:table-cell>
          <table:table-cell office:value-type="string">
            <text:p>FBPFZTCFMRRESA-UHFFFAOYSA-N</text:p>
          </table:table-cell>
          <table:table-cell office:value-type="string">
            <text:p>OC(C(O)CO)C(O)C(O)CO</text:p>
          </table:table-cell>
          <table:table-cell office:value-type="string">
            <text:p>hexitol</text:p>
          </table:table-cell>
          <table:table-cell office:value-type="string">
            <text:p>50-70-4; 608-66-2; 6706-59-8; 69-65-8; 87-78-5</text:p>
          </table:table-cell>
          <table:table-cell office:value-type="string">
            <text:p>1,2,3,4,5,6-HEXANEHEXOL; 1,2,3,4,5,6-Hexanhexol; 69-65-8 &lt;a title="69-65-8 at PubChem" class="synonym_ref" href="http://www.ncbi.nlm.nih.gov/sites/entrez?db=pccompound&amp;amp;term=69-65-8" target="reference" onclick="partnerLink(1,'PubChem','link');"&gt;[RN]&lt;/a&gt;; hexitol; 200-061-5 &lt;a title="200-061-5 at European chemical Substances Information System" class="synonym_ref" href="http://ecb.jrc.it/esis/index.php?GENRE=ECNO&amp;amp;ENTREE=200-061-5" target="reference"&gt;[EINECS/ELINCS]&lt;/a&gt;; 200-711-8 &lt;a title="200-711-8 at European chemical Substances Information System" class="synonym_ref" href="http://ecb.jrc.it/esis/index.php?GENRE=ECNO&amp;amp;ENTREE=200-711-8" target="reference"&gt;[EINECS/ELINCS]&lt;/a&gt;; 210-165-2 &lt;a title="210-165-2 at European chemical Substances Information System" class="synonym_ref" href="http://ecb.jrc.it/esis/index.php?GENRE=ECNO&amp;amp;ENTREE=210-165-2" target="reference"&gt;[EINECS/ELINCS]&lt;/a&gt;; 3,3'-Oxydi(1,2-propanediol); 50-70-4 &lt;a title="50-70-4 at PubChem" class="synonym_ref" href="http://www.ncbi.nlm.nih.gov/sites/entrez?db=pccompound&amp;amp;term=50-70-4" target="reference" onclick="partnerLink(1,'PubChem','link');"&gt;[RN]&lt;/a&gt;; 608-66-2 &lt;a title="608-66-2 at PubChem" class="synonym_ref" href="http://www.ncbi.nlm.nih.gov/sites/entrez?db=pccompound&amp;amp;term=608-66-2" target="reference" onclick="partnerLink(1,'PubChem','link');"&gt;[RN]&lt;/a&gt;; 6706-59-8 &lt;a title="6706-59-8 at PubChem" class="synonym_ref" href="http://www.ncbi.nlm.nih.gov/sites/entrez?db=pccompound&amp;amp;term=6706-59-8" target="reference" onclick="partnerLink(1,'PubChem','link');"&gt;[RN]&lt;/a&gt;; 87-78-5 &lt;a title="87-78-5 at PubChem" class="synonym_ref" href="http://www.ncbi.nlm.nih.gov/sites/entrez?db=pccompound&amp;amp;term=87-78-5" target="reference" onclick="partnerLink(1,'PubChem','link');"&gt;[RN]&lt;/a&gt;; Cholaxine; D(-)Mannitol; D-(-)-Mannitol; D-9500; DAG; D-mannitol*mannitol*mitobronitol; D-Sorbitol; Dulcite; Dulcitol; Dulcose; euonymit; GALACTITOL; gulitol; Hexahydric alcohol; hexane-1,2,3,4,5,6-hexaol; hexane-1,2,3,4,5,6-hexol; iditol; iso-sorbide; L-gulitol*D-glucitol*meglumine*iso-sorbide*glucitol*sorbitol; MELAMPYRIN; Melampyrit; Sorbicolan; SORBITOLF; Sorvilande; ,'-Diglycerol; 17781_FLUKA; CPD-369; CPD-378; M0781_SIGMA; NCI-C50362; NCIOpen2_007793</text:p>
          </table:table-cell>
          <table:table-cell table:number-columns-repeated="2"/>
          <table:table-cell office:value-type="string">
            <text:p>http://www.chemspider.com/Chemical-Structure.440.html</text:p>
          </table:table-cell>
          <table:table-cell office:value-type="string">
            <text:p>http://www.chemspider.com/ImagesHandler.ashx?id=440&amp;w=640&amp;h=480</text:p>
          </table:table-cell>
          <table:table-cell office:value-type="string">
            <text:p>organic compound</text:p>
          </table:table-cell>
          <table:table-cell office:value-type="float" office:value="100">
            <text:p>10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24490;883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p473 Hanser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182.172">
            <text:p>182.17</text:p>
          </table:table-cell>
          <table:table-cell office:value-type="float" office:value="-4.67">
            <text:p>-4.67</text:p>
          </table:table-cell>
          <table:table-cell office:value-type="float" office:value="494.9">
            <text:p>494.9</text:p>
          </table:table-cell>
          <table:table-cell office:value-type="string">
            <text:p>7.22e-012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string">
            <text:p>InChI=1S/C3H8O3/c4-1-3(6)2-5/h3-6H,1-2H2</text:p>
          </table:table-cell>
          <table:table-cell office:value-type="string">
            <text:p>PEDCQBHIVMGVHV-UHFFFAOYSA-N</text:p>
          </table:table-cell>
          <table:table-cell office:value-type="string">
            <text:p>C(C(CO)O)O</text:p>
          </table:table-cell>
          <table:table-cell office:value-type="string">
            <text:p>propane-1,2,3-triol</text:p>
          </table:table-cell>
          <table:table-cell office:value-type="string">
            <text:p>175385-78-1; 25618-55-7; 29796-42-7; 30049-52-6; 30918-77-5; 37228-54-9; 54-40-6; 56-81-5; 56-82-6; 614-33-5; 64333-26-2; 75398-78-6; 78630-16-7; 8013-25-0; 8043-29-6</text:p>
          </table:table-cell>
          <table:table-cell office:value-type="string">
            <text:p>1,2,3-Propanetriol; Bulbold; Cristal; Glicerol [Spanish]; Glicerol [INN-Spanish]; Glyceol; glycerin &lt;a title="glycerin at Wikipedia" class="synonym_ref" href="http://en.wikipedia.org/wiki/glycerin" target="reference" onclick="wikipediaPartnerLink();"&gt;[Wiki]&lt;/a&gt;; Glycerin (JP15/USP); Glycerin [JAN]; glycerine &lt;a title="glycerine at Wikipedia" class="synonym_ref" href="http://en.wikipedia.org/wiki/glycerine" target="reference" onclick="wikipediaPartnerLink();"&gt;[Wiki]&lt;/a&gt;; Glycerol &lt;a title="Glycerol at Wikipedia" class="synonym_ref" href="http://en.wikipedia.org/wiki/Glycerol" target="reference" onclick="wikipediaPartnerLink();"&gt;[Wiki]&lt;/a&gt;; glycerolum [Latin]; IFP; Propan-1,2,3-triol; Propane-1,2,3-triol; PROPANETRIOL &lt;a title="PROPANETRIOL at Wikipedia" class="synonym_ref" href="http://en.wikipedia.org/wiki/PROPANETRIOL" target="reference" onclick="wikipediaPartnerLink();"&gt;[Wiki]&lt;/a&gt;; Mackstat H 66; Pricerine 9091; RG-S; Tryhydroxypropane; 1,2,3-TRIHYDROXYPROPANE; 1,2,3-trihydroxypropane*glycerin*1,2,3-trihydroxypropanol; 175385-78-1 &lt;a title="175385-78-1 at PubChem" class="synonym_ref" href="http://www.ncbi.nlm.nih.gov/sites/entrez?db=pccompound&amp;amp;term=175385-78-1" target="reference" onclick="partnerLink(1,'PubChem','link');"&gt;[RN]&lt;/a&gt;; 2,3-DIHYDROXYPROPANOL; 200-289-5 &lt;a title="200-289-5 at European chemical Substances Information System" class="synonym_ref" href="http://ecb.jrc.it/esis/index.php?GENRE=ECNO&amp;amp;ENTREE=200-289-5" target="reference"&gt;[EINECS/ELINCS]&lt;/a&gt;; 200-290-0 &lt;a title="200-290-0 at European chemical Substances Information System" class="synonym_ref" href="http://ecb.jrc.it/esis/index.php?GENRE=ECNO&amp;amp;ENTREE=200-290-0" target="reference"&gt;[EINECS/ELINCS]&lt;/a&gt;; 25618-55-7 &lt;a title="25618-55-7 at PubChem" class="synonym_ref" href="http://www.ncbi.nlm.nih.gov/sites/entrez?db=pccompound&amp;amp;term=25618-55-7" target="reference" onclick="partnerLink(1,'PubChem','link');"&gt;[RN]&lt;/a&gt;; 29796-42-7 &lt;a title="29796-42-7 at PubChem" class="synonym_ref" href="http://www.ncbi.nlm.nih.gov/sites/entrez?db=pccompound&amp;amp;term=29796-42-7" target="reference" onclick="partnerLink(1,'PubChem','link');"&gt;[RN]&lt;/a&gt;; 30049-52-6 &lt;a title="30049-52-6 at PubChem" class="synonym_ref" href="http://www.ncbi.nlm.nih.gov/sites/entrez?db=pccompound&amp;amp;term=30049-52-6" target="reference" onclick="partnerLink(1,'PubChem','link');"&gt;[RN]&lt;/a&gt;; 30918-77-5 &lt;a title="30918-77-5 at PubChem" class="synonym_ref" href="http://www.ncbi.nlm.nih.gov/sites/entrez?db=pccompound&amp;amp;term=30918-77-5" target="reference" onclick="partnerLink(1,'PubChem','link');"&gt;[RN]&lt;/a&gt;; 37228-54-9 &lt;a title="37228-54-9 at PubChem" class="synonym_ref" href="http://www.ncbi.nlm.nih.gov/sites/entrez?db=pccompound&amp;amp;term=37228-54-9" target="reference" onclick="partnerLink(1,'PubChem','link');"&gt;[RN]&lt;/a&gt;; 4-01-00-02751 (Beilstein Handbook Reference) &lt;a title="Beilstein database" class="synonym_ref" href="http://en.wikipedia.org/wiki/Beilstein_database" target="reference" onclick="wikipediaPartnerLink();"&gt;[Beilstein]&lt;/a&gt;; 54-40-6; 56-81-5 &lt;a title="56-81-5 at PubChem" class="synonym_ref" href="http://www.ncbi.nlm.nih.gov/sites/entrez?db=pccompound&amp;amp;term=56-81-5" target="reference" onclick="partnerLink(1,'PubChem','link');"&gt;[RN]&lt;/a&gt;; 56-82-6 &lt;a title="56-82-6 at PubChem" class="synonym_ref" href="http://www.ncbi.nlm.nih.gov/sites/entrez?db=pccompound&amp;amp;term=56-82-6" target="reference" onclick="partnerLink(1,'PubChem','link');"&gt;[RN]&lt;/a&gt;; 614-33-5 &lt;a title="614-33-5 at PubChem" class="synonym_ref" href="http://www.ncbi.nlm.nih.gov/sites/entrez?db=pccompound&amp;amp;term=614-33-5" target="reference" onclick="partnerLink(1,'PubChem','link');"&gt;[RN]&lt;/a&gt;; 635685 &lt;a title="Beilstein database" class="synonym_ref" href="http://en.wikipedia.org/wiki/Beilstein_database" target="reference" onclick="wikipediaPartnerLink();"&gt;[Beilstein]&lt;/a&gt;; 64333-26-2 &lt;a title="64333-26-2 at PubChem" class="synonym_ref" href="http://www.ncbi.nlm.nih.gov/sites/entrez?db=pccompound&amp;amp;term=64333-26-2" target="reference" onclick="partnerLink(1,'PubChem','link');"&gt;[RN]&lt;/a&gt;; 75398-78-6 &lt;a title="75398-78-6 at PubChem" class="synonym_ref" href="http://www.ncbi.nlm.nih.gov/sites/entrez?db=pccompound&amp;amp;term=75398-78-6" target="reference" onclick="partnerLink(1,'PubChem','link');"&gt;[RN]&lt;/a&gt;; 78630-16-7 &lt;a title="78630-16-7 at PubChem" class="synonym_ref" href="http://www.ncbi.nlm.nih.gov/sites/entrez?db=pccompound&amp;amp;term=78630-16-7" target="reference" onclick="partnerLink(1,'PubChem','link');"&gt;[RN]&lt;/a&gt;; 8013-25-0 &lt;a title="8013-25-0 at PubChem" class="synonym_ref" href="http://www.ncbi.nlm.nih.gov/sites/entrez?db=pccompound&amp;amp;term=8013-25-0" target="reference" onclick="partnerLink(1,'PubChem','link');"&gt;[RN]&lt;/a&gt;; 8043-29-6 &lt;a title="8043-29-6 at PubChem" class="synonym_ref" href="http://www.ncbi.nlm.nih.gov/sites/entrez?db=pccompound&amp;amp;term=8043-29-6" target="reference" onclick="partnerLink(1,'PubChem','link');"&gt;[RN]&lt;/a&gt;; Aci-Jel; Auralgan; Citifluor AF 2; Collyrium Fresh-Eye Drops; CRY; D005990; Dagralax; emergy 916; Glicerina [DCIT]; Glycerinum; Glyceritol; Glycerolum [INN-Latin]; glyciterol; glycyl alcohol; Glyrol; Glysanin; Glyzerin; GOL; Gro; Grocolene; HP3; MOON; Oelsuess; Ophthalgan; Optim; osmoglyn; Osmoglyn; Propanetriol (VAN); Tegin M; Trihydroxypropane; Unigly G 2; Unigly G 6; Vitrosupos; 1,2, 3-Trihydroxypropane; Clyzerin, wasserfrei [German]; E 422; Emery 916; 15523_RIEDEL; 15524_RIEDEL; 191612_ALDRICH; 33224_RIEDEL; 44892U_SUPELCO; 49767_FLUKA; 49770_FLUKA; 49771_FLUKA; 49781_FLUKA; 49782_FLUKA; 49927_FLUKA; AI3-00091; bmse000184; BRN 0635685; Caswell No. 469; CCRIS 2295; CHEBI:17754; D00028; EPA Pesticide Chemical Code 063507; FEMA No. 2525; G1901_SIGMA; G2025_SIGMA; G2289_SIAL; G5516_SIGMA; G6279_SIAL; G7043_SIGMA; G7757_SIAL; G7893_SIAL; G8773_SIGMA; G9012_SIAL; G9281_SIGMA; G9406_SIGMA; HL 80; HSDB 492; LS-1377; MolMap_000024; NCGC00090950-01; NCGC00090950-02; nchembio.86-comp26; nchembio.94-comp21; NSC 9230; NSC9230; PGL 300; PGL 500; PGL 700; W252506_ALDRICH; ZINC00895048; C00116; c0066</text:p>
          </table:table-cell>
          <table:table-cell table:number-columns-repeated="2"/>
          <table:table-cell office:value-type="string">
            <text:p>http://www.chemspider.com/Chemical-Structure.733.html</text:p>
          </table:table-cell>
          <table:table-cell office:value-type="string">
            <text:p>http://www.chemspider.com/ImagesHandler.ashx?id=733&amp;w=640&amp;h=480</text:p>
          </table:table-cell>
          <table:table-cell office:value-type="string">
            <text:p>organic compound</text:p>
          </table:table-cell>
          <table:table-cell office:value-type="float" office:value="103">
            <text:p>103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18100;559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p473 Hanser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92.0938">
            <text:p>92.09</text:p>
          </table:table-cell>
          <table:table-cell/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2">
          <table:table-cell office:value-type="float" office:value="5091">
            <text:p>5091</text:p>
          </table:table-cell>
          <table:table-cell office:value-type="string">
            <text:p>InChI=1S/C18H36O2/c1-2-3-4-5-6-7-8-9-10-11-12-13-14-15-16-17-18(19)20/h2-17H2,1H3,(H,19,20)</text:p>
          </table:table-cell>
          <table:table-cell office:value-type="string">
            <text:p>QIQXTHQIDYTFRH-UHFFFAOYSA-N</text:p>
          </table:table-cell>
          <table:table-cell office:value-type="string">
            <text:p>O=C(O)CCCCCCCCCCCCCCCCC</text:p>
          </table:table-cell>
          <table:table-cell office:value-type="string">
            <text:p>octadecanoic acid</text:p>
          </table:table-cell>
          <table:table-cell office:value-type="string">
            <text:p>126539-56-8; 134503-33-6; 30399-84-9; 37343-44-5; 39390-61-9; 57-11-4; 57485-56-0; 58392-66-8; 609343-71-7; 646-29-7; 67701-03-5; 68937-76-8; 8013-28-3; 8023-06-1; 8037-40-9; 8037-83-0; 8039-51-8; 8039-52-9; 8039-53-0; 8039-54-1; 82497-27-6; 85404-83-7</text:p>
          </table:table-cell>
          <table:table-cell office:value-type="string">
            <text:p>253-480-0 &lt;a title="253-480-0 at European chemical Substances Information System" class="synonym_ref" href="http://ecb.jrc.it/esis/index.php?GENRE=ECNO&amp;amp;ENTREE=253-480-0" target="reference"&gt;[EINECS/ELINCS]&lt;/a&gt;; 37343-44-5 &lt;a title="37343-44-5 at PubChem" class="synonym_ref" href="http://www.ncbi.nlm.nih.gov/sites/entrez?db=pccompound&amp;amp;term=37343-44-5" target="reference" onclick="partnerLink(1,'PubChem','link');"&gt;[RN]&lt;/a&gt;; Acide stéarique; l-stearic acid; Octadecanoic acid; Octadecanoic acid (9CI); Promulsin; Proviscol Wax; STEARIC ACID &lt;a title="STEARIC ACID at Wikipedia" class="synonym_ref" href="http://en.wikipedia.org/wiki/STEARIC ACID" target="reference" onclick="wikipediaPartnerLink();"&gt;[Wiki]&lt;/a&gt;; Stearic acid (8CI); Stearic acid (JP15/NF); Stearic acid (TN); Stearic acid [USAN:JAN]; Stearinsäure; (1-14c)octadecanoic acid; 126539-56-8 &lt;a title="126539-56-8 at PubChem" class="synonym_ref" href="http://www.ncbi.nlm.nih.gov/sites/entrez?db=pccompound&amp;amp;term=126539-56-8" target="reference" onclick="partnerLink(1,'PubChem','link');"&gt;[RN]&lt;/a&gt;; 134503-33-6 &lt;a title="134503-33-6 at PubChem" class="synonym_ref" href="http://www.ncbi.nlm.nih.gov/sites/entrez?db=pccompound&amp;amp;term=134503-33-6" target="reference" onclick="partnerLink(1,'PubChem','link');"&gt;[RN]&lt;/a&gt;; 1-Heptadecanecarboxylic acid; 200-313-4 &lt;a title="200-313-4 at European chemical Substances Information System" class="synonym_ref" href="http://ecb.jrc.it/esis/index.php?GENRE=ECNO&amp;amp;ENTREE=200-313-4" target="reference"&gt;[EINECS/ELINCS]&lt;/a&gt;; 203-934-9 &lt;a title="203-934-9 at European chemical Substances Information System" class="synonym_ref" href="http://ecb.jrc.it/esis/index.php?GENRE=ECNO&amp;amp;ENTREE=203-934-9" target="reference"&gt;[EINECS/ELINCS]&lt;/a&gt;; 250-178-0 &lt;a title="250-178-0 at European chemical Substances Information System" class="synonym_ref" href="http://ecb.jrc.it/esis/index.php?GENRE=ECNO&amp;amp;ENTREE=250-178-0" target="reference"&gt;[EINECS/ELINCS]&lt;/a&gt;; 266-928-5 &lt;a title="266-928-5 at European chemical Substances Information System" class="synonym_ref" href="http://ecb.jrc.it/esis/index.php?GENRE=ECNO&amp;amp;ENTREE=266-928-5" target="reference"&gt;[EINECS/ELINCS]&lt;/a&gt;; 273-087-8 &lt;a title="273-087-8 at European chemical Substances Information System" class="synonym_ref" href="http://ecb.jrc.it/esis/index.php?GENRE=ECNO&amp;amp;ENTREE=273-087-8" target="reference"&gt;[EINECS/ELINCS]&lt;/a&gt;; 30399-84-9 &lt;a title="30399-84-9 at PubChem" class="synonym_ref" href="http://www.ncbi.nlm.nih.gov/sites/entrez?db=pccompound&amp;amp;term=30399-84-9" target="reference" onclick="partnerLink(1,'PubChem','link');"&gt;[RN]&lt;/a&gt;; 39390-61-9 &lt;a title="39390-61-9 at PubChem" class="synonym_ref" href="http://www.ncbi.nlm.nih.gov/sites/entrez?db=pccompound&amp;amp;term=39390-61-9" target="reference" onclick="partnerLink(1,'PubChem','link');"&gt;[RN]&lt;/a&gt;; 400JB9103-88; 4-02-00-01206 (Beilstein Handbook Reference) &lt;a title="Beilstein database" class="synonym_ref" href="http://en.wikipedia.org/wiki/Beilstein_database" target="reference" onclick="wikipediaPartnerLink();"&gt;[Beilstein]&lt;/a&gt;; 57-11-4 &lt;a title="57-11-4 at PubChem" class="synonym_ref" href="http://www.ncbi.nlm.nih.gov/sites/entrez?db=pccompound&amp;amp;term=57-11-4" target="reference" onclick="partnerLink(1,'PubChem','link');"&gt;[RN]&lt;/a&gt;; 57485-56-0 &lt;a title="57485-56-0 at PubChem" class="synonym_ref" href="http://www.ncbi.nlm.nih.gov/sites/entrez?db=pccompound&amp;amp;term=57485-56-0" target="reference" onclick="partnerLink(1,'PubChem','link');"&gt;[RN]&lt;/a&gt;; 58392-66-8 &lt;a title="58392-66-8 at PubChem" class="synonym_ref" href="http://www.ncbi.nlm.nih.gov/sites/entrez?db=pccompound&amp;amp;term=58392-66-8" target="reference" onclick="partnerLink(1,'PubChem','link');"&gt;[RN]&lt;/a&gt;; 608585 &lt;a title="Beilstein database" class="synonym_ref" href="http://en.wikipedia.org/wiki/Beilstein_database" target="reference" onclick="wikipediaPartnerLink();"&gt;[Beilstein]&lt;/a&gt;; 609343-71-7 &lt;a title="609343-71-7 at PubChem" class="synonym_ref" href="http://www.ncbi.nlm.nih.gov/sites/entrez?db=pccompound&amp;amp;term=609343-71-7" target="reference" onclick="partnerLink(1,'PubChem','link');"&gt;[RN]&lt;/a&gt;; 646-29-7 &lt;a title="646-29-7 at PubChem" class="synonym_ref" href="http://www.ncbi.nlm.nih.gov/sites/entrez?db=pccompound&amp;amp;term=646-29-7" target="reference" onclick="partnerLink(1,'PubChem','link');"&gt;[RN]&lt;/a&gt;; 67701-03-5 &lt;a title="67701-03-5 at PubChem" class="synonym_ref" href="http://www.ncbi.nlm.nih.gov/sites/entrez?db=pccompound&amp;amp;term=67701-03-5" target="reference" onclick="partnerLink(1,'PubChem','link');"&gt;[RN]&lt;/a&gt;; 68937-76-8 &lt;a title="68937-76-8 at PubChem" class="synonym_ref" href="http://www.ncbi.nlm.nih.gov/sites/entrez?db=pccompound&amp;amp;term=68937-76-8" target="reference" onclick="partnerLink(1,'PubChem','link');"&gt;[RN]&lt;/a&gt;; 8013-28-3 &lt;a title="8013-28-3 at PubChem" class="synonym_ref" href="http://www.ncbi.nlm.nih.gov/sites/entrez?db=pccompound&amp;amp;term=8013-28-3" target="reference" onclick="partnerLink(1,'PubChem','link');"&gt;[RN]&lt;/a&gt;; 8023-06-1 &lt;a title="8023-06-1 at PubChem" class="synonym_ref" href="http://www.ncbi.nlm.nih.gov/sites/entrez?db=pccompound&amp;amp;term=8023-06-1" target="reference" onclick="partnerLink(1,'PubChem','link');"&gt;[RN]&lt;/a&gt;; 8037-40-9 &lt;a title="8037-40-9 at PubChem" class="synonym_ref" href="http://www.ncbi.nlm.nih.gov/sites/entrez?db=pccompound&amp;amp;term=8037-40-9" target="reference" onclick="partnerLink(1,'PubChem','link');"&gt;[RN]&lt;/a&gt;; 8037-83-0 &lt;a title="8037-83-0 at PubChem" class="synonym_ref" href="http://www.ncbi.nlm.nih.gov/sites/entrez?db=pccompound&amp;amp;term=8037-83-0" target="reference" onclick="partnerLink(1,'PubChem','link');"&gt;[RN]&lt;/a&gt;; 8039-51-8 &lt;a title="8039-51-8 at PubChem" class="synonym_ref" href="http://www.ncbi.nlm.nih.gov/sites/entrez?db=pccompound&amp;amp;term=8039-51-8" target="reference" onclick="partnerLink(1,'PubChem','link');"&gt;[RN]&lt;/a&gt;; 8039-52-9 &lt;a title="8039-52-9 at PubChem" class="synonym_ref" href="http://www.ncbi.nlm.nih.gov/sites/entrez?db=pccompound&amp;amp;term=8039-52-9" target="reference" onclick="partnerLink(1,'PubChem','link');"&gt;[RN]&lt;/a&gt;; 8039-53-0 &lt;a title="8039-53-0 at PubChem" class="synonym_ref" href="http://www.ncbi.nlm.nih.gov/sites/entrez?db=pccompound&amp;amp;term=8039-53-0" target="reference" onclick="partnerLink(1,'PubChem','link');"&gt;[RN]&lt;/a&gt;; 8039-54-1 &lt;a title="8039-54-1 at PubChem" class="synonym_ref" href="http://www.ncbi.nlm.nih.gov/sites/entrez?db=pccompound&amp;amp;term=8039-54-1" target="reference" onclick="partnerLink(1,'PubChem','link');"&gt;[RN]&lt;/a&gt;; 82497-27-6 &lt;a title="82497-27-6 at PubChem" class="synonym_ref" href="http://www.ncbi.nlm.nih.gov/sites/entrez?db=pccompound&amp;amp;term=82497-27-6" target="reference" onclick="partnerLink(1,'PubChem','link');"&gt;[RN]&lt;/a&gt;; 85404-83-7 &lt;a title="85404-83-7 at PubChem" class="synonym_ref" href="http://www.ncbi.nlm.nih.gov/sites/entrez?db=pccompound&amp;amp;term=85404-83-7" target="reference" onclick="partnerLink(1,'PubChem','link');"&gt;[RN]&lt;/a&gt;; 875D; acide octadecanoique; acide stearique; Acidum stearinicul; Acidum stearinicum; AFCO-Chem B 65; Barolub FTA; Bonderlube 235; Century 1210; CH3-[CH2]16-COOH; C-Lube 10; Dar-chem 14; Dermarone; Edenor C 18; Edenor C18; Edenor FHTI; Edenor HT-JG 60; Edenor ST 1; Edenor ST 20; ELA; Emersol 120; EMERSOL 132; Emersol 150; Emersol 153NF; Emersol 6349; Emersol 871; Emersol 875; Emery 875D; Flexichem B; Formula 300; Glycon dp; Glycon S-70; Glycon S-80; Glycon S-90; Glycon tp; Groco 55L; Humko Industrene R; Hydrofol 1895; Hydrofol Acid 150 (VAN); Hydrofol acid 1655; Hydrofol acid 1855; Hydrofol Acid 1895; HY-Phi 1199; HY-Phi 1205; HY-Phi 1303; HY-Phi 1401; Hystrene 4516; Hystrene 5016; Hystrene 7018; Hystrene 80; Hystrene 9718; Hystrene 9718NF; Hystrene 9718NFFG; Hystrene S 97; Hystrene S-97; Hystrene T 70; Hystrene T-70; Industrene 5016; Industrene 5016K; Industrene 8718; Industrene 9018; Industrene R; Kortacid 1895; Loxiol G 20; Lunac S 20; Lunac S 30; Lunac S 40; Lunac S 50; Lunac S 90; Lunac S 90KC; Lunac S 98; Lunac YA; Metallac; Metasap 576; Neo-fat 18; N-OCTADECANOIC ACID; Nonsoul SK 1; Octadecansaeure; octadecoic acid; Oktadekansaeure; Pearl stearic; Prifac 2918; Prisorine 3501; Prisorine 3502; Prisorine 3508; Pristerene 4900; Pristerene 4963; Pristerene 9429; Pristerene 9559; Prodhygine; Radiacid 0427; RRT; Selosol 920; Serfax MT 90; Stavinor ZN-E; STE; Stearinsaeure; Stearophanic acid; Steraic Acid; Steric acid; Talculin Z; Tegostearic 254; Tegostearic 255; Tegostearic 272; TST; Unimac 5680; Unister NAA 180; vanico; Vanicol; VCA; Vis-Plus; WO 2; 175366_SIAL; 27405_RIEDEL; 73297_FLUKA; 85679_FLUKA; A 1760; AI3-00909; AIDS049230; AIDS-049230; bmse000485; BRN 0608585; C01530; Caswell No. 801D; CCRIS 2305; CHEBI:28842; D00119; Emery 871; EPA Pesticide Chemical Code 079082; FA 1655; FEMA No. 3035; G 270; Groco 54; Groco 55; Groco 58; Groco 59; HSDB 2000; Kam 1000; KAM 2000; KAM 3000; LMFA01010018; LS-1388; LS-2392; Lunac 30; NAA 173; NCGC00091596-01; NSC 25956; NSC25956; NSC25957; NSC261168; PD 185; S 300; S4751_SIGMA; SA 200; VLZ 200; W303518_ALDRICH</text:p>
          </table:table-cell>
          <table:table-cell table:number-columns-repeated="2"/>
          <table:table-cell office:value-type="string">
            <text:p>http://www.chemspider.com/Chemical-Structure.5091.html</text:p>
          </table:table-cell>
          <table:table-cell office:value-type="string">
            <text:p>http://www.chemspider.com/ImagesHandler.ashx?id=5091&amp;w=640&amp;h=480</text:p>
          </table:table-cell>
          <table:table-cell office:value-type="string">
            <text:p>organic compound</text:p>
          </table:table-cell>
          <table:table-cell office:value-type="float" office:value="106">
            <text:p>106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24550;8904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284.477">
            <text:p>284.48</text:p>
          </table:table-cell>
          <table:table-cell office:value-type="float" office:value="8.22">
            <text:p>8.22</text:p>
          </table:table-cell>
          <table:table-cell office:value-type="float" office:value="359.4">
            <text:p>359.4</text:p>
          </table:table-cell>
          <table:table-cell office:value-type="string">
            <text:p>8.58e-006</text:p>
          </table:table-cell>
        </table:table-row>
        <table:table-row table:style-name="ro2">
          <table:table-cell office:value-type="float" office:value="14265">
            <text:p>14265</text:p>
          </table:table-cell>
          <table:table-cell office:value-type="string">
            <text:p>InChI=1S/C29H50O2/c1-20(2)12-9-13-21(3)14-10-15-22(4)16-11-18-29(8)19-17-26-25(7)27(30)23(5)24(6)28(26)31-29/h20-22,30H,9-19H2,1-8H3/t21-,22-,29-/m1/s1</text:p>
          </table:table-cell>
          <table:table-cell office:value-type="string">
            <text:p>GVJHHUAWPYXKBD-IEOSBIPESA-N</text:p>
          </table:table-cell>
          <table:table-cell office:value-type="string">
            <text:p>Cc1c(c2c(c(c1O)C)CC[C@@](O2)(C)CCC[C@H](C)CCC[C@H](C)CCCC(C)C)C</text:p>
          </table:table-cell>
          <table:table-cell office:value-type="string">
            <text:p>(2R)-2,5,7,8-tetramethyl-2-[(4R,8R)-4,8,12-trimethyltridecyl]-3,4-dihydro-2H-chromen-6-ol</text:p>
          </table:table-cell>
          <table:table-cell office:value-type="string">
            <text:p>10191-41-0; 11105-14-9; 1406-18-4; 16826-11-2; 17-04-0; 181591-70-8; 2074-53-5; 25094-97-7; 364-50-1; 4072-33-7; 43119-47-7; 59-02-9</text:p>
          </table:table-cell>
          <table:table-cell office:value-type="string">
            <text:p>-tocopherol &lt;a title="-tocopherol at Wikipedia" class="synonym_ref" href="http://en.wikipedia.org/wiki/%CE%B1-tocopherol" target="reference" onclick="wikipediaPartnerLink();"&gt;[Wiki]&lt;/a&gt;; (+)-a-Tocopherol; (2R)-2,5,7,8-tetramethyl-2-[(4R,8R)-4,8,12-trimethyltridecyl]-3,4-dihydro-2H-chromen-6-ol; (2R)-2,5,7,8-Tetramethyl-2-[(4R,8R)-4,8,12-trimethyltridecyl]-6-chromanol; (2R)-2,5,7,8-TETRAMETHYL-2-[(4R,8R)-4,8,12-TRIMETHYLTRIDECYL]CHROMAN-6-OL; (2R)-3,4-Dihydro-2,5,7,8-tetramethyl-2-((4R,8R)-4,8,12-trimethyltridecyl)-2H-1-benzopyran-6-ol; (2R)-3,4-Dihydro-2,5,7,8-tetramethyl-2-[(4R,8R)-4,8,12-trimethyltridecyl]-2H-1-benzopyran-6-ol; (2R,4'R,8'R)-2,5,7,8-Tetramethyl-2-(4',8',12'-trimethyltridecyl)-6-chromanol; (2R,4'R,8'R)-a-Tocopherol; (2R,4'R,8'R)--Tocopherol; (all-R)-a-Tocopherol; (all-R)--Tocopherol; (all-R)--Tocopherol; (R)-2,5,7,8-tetramethyl-2-((4R,8R)-4,8,12-trimethyltridecyl)-3,4-dihydro-2H-chromen-6-ol; (R,R,R)-a-Tocopherol; [2R-2R*(4R*,8R*)]-3,4-Dihydro-2,5,7,8-tetramethyl-2-(4,8,12-trimethyltridecyl)-2H-1-benzopyran-6-ol; 215-798-8 &lt;a title="215-798-8 at European chemical Substances Information System" class="synonym_ref" href="http://ecb.jrc.it/esis/index.php?GENRE=ECNO&amp;amp;ENTREE=215-798-8" target="reference"&gt;[EINECS/ELINCS]&lt;/a&gt;; 2H-1-Benzopyran-6-ol, 3,4-dihydro-2,5,7,8-tetramethyl-2-((4R,8R)-4,8,12-trimethyltridecyl)-, (2R)-; 2H-1-benzopyran-6-ol, 3,4-dihydro-2,5,7,8-tetramethyl-2-[(4R,8R)-4,8,12-trimethyltridecyl]-, (2R)-; 59-02-9 &lt;a title="59-02-9 at PubChem" class="synonym_ref" href="http://www.ncbi.nlm.nih.gov/sites/entrez?db=pccompound&amp;amp;term=59-02-9" target="reference" onclick="partnerLink(1,'PubChem','link');"&gt;[RN]&lt;/a&gt;; Almefrol; Antisterility vitamin; Aquasol E; a-Tocopherol; a-Tocopherol Acid; a-Tokoferol; covi-ox; Covitol; Covitol F 1300; D-a tocopherol; Denamone; D- tocopherol; E Prolin; Emipherol; E-Mix 40; Endo E; E-Oil 1000; Epsilan; Erevit forte; Esorb; Etamican; Etavit; Fujimix E 20N; Hydrovit E forte; Ilitia &lt;a title="Ilitia at Wikipedia" class="synonym_ref" href="http://en.wikipedia.org/wiki/Ilitia" target="reference" onclick="wikipediaPartnerLink();"&gt;[Wiki]&lt;/a&gt;; Irganox E 201; Irganox E 217; Irganox E 218; Juvela E; Juvela Food 500; Juvela nicotinate; Lan-E; Med-E; Palmvitee; Phytogermine; Profecundin; Renascin; Rhenogran Ronotec 50; Rocavit E; Rontex 201; Spavit E; Syntopherol; Tenox GT 1; Tokopharm; Vascuals; Verrol; Vi-E; Viprimol; Vitamin E; Vitamin E (USP); Vitamin E a; Vitamin E ; Vitaplex E; Vitayonon; VITEOLIN; Viterra E; -Tocopherol; -Tocopherol acid; -Tokoferol; -Tokoferol; a-D-Tocopherol; Phytogermin; RRR--tocopherol; RRR--tocopheryl; Vitamin Ea; --Tocopherol; --tocopherol; (+)--tocopherol; (2R)-2-((4R,8R)-4,8,12-trimethyltridecyl)-2,5,7,8-tetramethylchroman-6-ol; (2R,4'R,8'R)--tocopherol; (R,R,R)--tocopherol; [2R-[2R*(4R*,8R*)]]-3,4-dihydro-2,5,7,8-tetramethyl-2-(4,8,12-trimethyltridecyl)-2H-1-benzopyran-6-yl nicotinate; 10191-41-0 &lt;a title="10191-41-0 at PubChem" class="synonym_ref" href="http://www.ncbi.nlm.nih.gov/sites/entrez?db=pccompound&amp;amp;term=10191-41-0" target="reference" onclick="partnerLink(1,'PubChem','link');"&gt;[RN]&lt;/a&gt;; 11105-14-9 &lt;a title="11105-14-9 at PubChem" class="synonym_ref" href="http://www.ncbi.nlm.nih.gov/sites/entrez?db=pccompound&amp;amp;term=11105-14-9" target="reference" onclick="partnerLink(1,'PubChem','link');"&gt;[RN]&lt;/a&gt;; 1406-18-4 &lt;a title="1406-18-4 at PubChem" class="synonym_ref" href="http://www.ncbi.nlm.nih.gov/sites/entrez?db=pccompound&amp;amp;term=1406-18-4" target="reference" onclick="partnerLink(1,'PubChem','link');"&gt;[RN]&lt;/a&gt;; 16826-11-2 &lt;a title="16826-11-2 at PubChem" class="synonym_ref" href="http://www.ncbi.nlm.nih.gov/sites/entrez?db=pccompound&amp;amp;term=16826-11-2" target="reference" onclick="partnerLink(1,'PubChem','link');"&gt;[RN]&lt;/a&gt;; 181591-70-8 &lt;a title="181591-70-8 at PubChem" class="synonym_ref" href="http://www.ncbi.nlm.nih.gov/sites/entrez?db=pccompound&amp;amp;term=181591-70-8" target="reference" onclick="partnerLink(1,'PubChem','link');"&gt;[RN]&lt;/a&gt;; 2,5,7,8-Tetramethyl-2-(4',8',12'-trimethyltridecyl)-6-chromanol; 2/9/1959; 200-412-2 &lt;a title="200-412-2 at European chemical Substances Information System" class="synonym_ref" href="http://ecb.jrc.it/esis/index.php?GENRE=ECNO&amp;amp;ENTREE=200-412-2" target="reference"&gt;[EINECS/ELINCS]&lt;/a&gt;; 2074-53-5 &lt;a title="2074-53-5 at PubChem" class="synonym_ref" href="http://www.ncbi.nlm.nih.gov/sites/entrez?db=pccompound&amp;amp;term=2074-53-5" target="reference" onclick="partnerLink(1,'PubChem','link');"&gt;[RN]&lt;/a&gt;; 218-197-9 &lt;a title="218-197-9 at European chemical Substances Information System" class="synonym_ref" href="http://ecb.jrc.it/esis/index.php?GENRE=ECNO&amp;amp;ENTREE=218-197-9" target="reference"&gt;[EINECS/ELINCS]&lt;/a&gt;; 233-466-0 &lt;a title="233-466-0 at European chemical Substances Information System" class="synonym_ref" href="http://ecb.jrc.it/esis/index.php?GENRE=ECNO&amp;amp;ENTREE=233-466-0" target="reference"&gt;[EINECS/ELINCS]&lt;/a&gt;; 25094-97-7 &lt;a title="25094-97-7 at PubChem" class="synonym_ref" href="http://www.ncbi.nlm.nih.gov/sites/entrez?db=pccompound&amp;amp;term=25094-97-7" target="reference" onclick="partnerLink(1,'PubChem','link');"&gt;[RN]&lt;/a&gt;; 2H-1-benzopyran-6-ol, 3,4-dihydro-2,5,7,8-tetramethyl-2-(4,8,12-trimethyltridecyl)-; 3,4-Dihydro-2,5,7,8-tetramethyl-2-(4,8,12-trimethyltridecyl)-2H-benzopyran-6-ol; 364-50-1 &lt;a title="364-50-1 at PubChem" class="synonym_ref" href="http://www.ncbi.nlm.nih.gov/sites/entrez?db=pccompound&amp;amp;term=364-50-1" target="reference" onclick="partnerLink(1,'PubChem','link');"&gt;[RN]&lt;/a&gt;; 4072-33-7 &lt;a title="4072-33-7 at PubChem" class="synonym_ref" href="http://www.ncbi.nlm.nih.gov/sites/entrez?db=pccompound&amp;amp;term=4072-33-7" target="reference" onclick="partnerLink(1,'PubChem','link');"&gt;[RN]&lt;/a&gt;; 43119-47-7 &lt;a title="43119-47-7 at PubChem" class="synonym_ref" href="http://www.ncbi.nlm.nih.gov/sites/entrez?db=pccompound&amp;amp;term=43119-47-7" target="reference" onclick="partnerLink(1,'PubChem','link');"&gt;[RN]&lt;/a&gt;; 5,7,8-trimethyltocol; 5-17-04-00168 &lt;a title="Beilstein database" class="synonym_ref" href="http://en.wikipedia.org/wiki/Beilstein_database" target="reference" onclick="wikipediaPartnerLink();"&gt;[Beilstein]&lt;/a&gt;; 5300493 &lt;a title="Beilstein database" class="synonym_ref" href="http://en.wikipedia.org/wiki/Beilstein_database" target="reference" onclick="wikipediaPartnerLink();"&gt;[Beilstein]&lt;/a&gt;; 6-Chromanol, 2,5,7,8-tetramethyl-2-(4,8,12-trimethyltridecyl)-; 94012 &lt;a title="Beilstein database" class="synonym_ref" href="http://en.wikipedia.org/wiki/Beilstein_database" target="reference" onclick="wikipediaPartnerLink();"&gt;[Beilstein]&lt;/a&gt;; BPBio1_000362; d-a-tocopherol; D--Tocopherol; Ephanyl; Eprolin (TN); ï¿½ï¿½-tocopherol; ido-E; Pheryl-E; Tocopherol &lt;a title="Tocopherol at Wikipedia" class="synonym_ref" href="http://en.wikipedia.org/wiki/Tocopherol" target="reference" onclick="wikipediaPartnerLink();"&gt;[Wiki]&lt;/a&gt;; Vitamin E nicotinate; Vitamin E oil; Vitamin-E; <text:s/>Tocopherol; E 307; HSDB 2556; MDE 6000; 89550_FLUKA; AIDS072178; AIDS-072178; bmse000600; BRN 0094012; C02477; CCRIS 3588; CCRIS 5853; CHEBI:18145; D02331; LMPR02020001; nchembio730-comp13; NSC 20812; NSC 82623; Prestwick_653; T1539_SIGMA; T3634_SIGMA; ZINC04095858</text:p>
          </table:table-cell>
          <table:table-cell table:number-columns-repeated="2"/>
          <table:table-cell office:value-type="string">
            <text:p>http://www.chemspider.com/Chemical-Structure.14265.html</text:p>
          </table:table-cell>
          <table:table-cell office:value-type="string">
            <text:p>http://www.chemspider.com/ImagesHandler.ashx?id=14265&amp;w=640&amp;h=480</text:p>
          </table:table-cell>
          <table:table-cell office:value-type="string">
            <text:p>phenol</text:p>
          </table:table-cell>
          <table:table-cell office:value-type="float" office:value="110">
            <text:p>110</text:p>
          </table:table-cell>
          <table:table-cell office:value-type="string">
            <text:p>irganox E 201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352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430.706">
            <text:p>430.71</text:p>
          </table:table-cell>
          <table:table-cell office:value-type="float" office:value="10.96">
            <text:p>10.96</text:p>
          </table:table-cell>
          <table:table-cell office:value-type="float" office:value="485.856">
            <text:p>485.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241">
            <text:p>6241</text:p>
          </table:table-cell>
          <table:table-cell office:value-type="string">
            <text:p>InChI=1S/C29H40O2/c1-20-15-22(26(30)24(17-20)28(3)11-7-5-8-12-28)19-23-16-21(2)18-25(27(23)31)29(4)13-9-6-10-14-29/h15-18,30-31H,5-14,19H2,1-4H3</text:p>
          </table:table-cell>
          <table:table-cell office:value-type="string">
            <text:p>PHXLONCQBNATSL-UHFFFAOYSA-N</text:p>
          </table:table-cell>
          <table:table-cell office:value-type="string">
            <text:p>Oc1c(cc(cc1Cc2c(O)c(cc(c2)C)C3(C)CCCCC3)C)C4(C)CCCCC4</text:p>
          </table:table-cell>
          <table:table-cell office:value-type="string">
            <text:p>2,2'-methanediylbis[4-methyl-6-(1-methylcyclohexyl)phenol]</text:p>
          </table:table-cell>
          <table:table-cell office:value-type="string">
            <text:p>19893-48-2; 35135-32-1; 39310-22-0; 41011-69-2; 53529-28-5; 68993-96-4; 77-62-3</text:p>
          </table:table-cell>
          <table:table-cell office:value-type="string">
            <text:p>2,2'-Methylenebis[4-methyl-6-(1-methylcyclohexyl)phenol]; phenol, 2,2'-methylenebis[4-methyl-6-(1-methylcyclohexyl)-; 19893-48-2 &lt;a title="19893-48-2 at PubChem" class="synonym_ref" href="http://www.ncbi.nlm.nih.gov/sites/entrez?db=pccompound&amp;amp;term=19893-48-2" target="reference" onclick="partnerLink(1,'PubChem','link');"&gt;[RN]&lt;/a&gt;; 2,2'-METHYLENEBIS(4-METHYL-6-(1-METHYLCYCLOHEXYL)PHENOL; 2,2'-Methylenebis(4-methyl-6-(1-methylcyclohexyl)phenol); 2,2'-Methylenebis(6-(1-methylcyclohexyl)-p-cresol); 2,2'-Methylenebis[6-(1-methylcyclohexyl)-p-cresol]; 2-[[2-hydroxy-5-methyl-3-(1-methylcyclohexyl)phenyl]methyl]-4-methyl-6-(1-methylcyclohexyl)phenol; 201-044-5 &lt;a title="201-044-5 at European chemical Substances Information System" class="synonym_ref" href="http://ecb.jrc.it/esis/index.php?GENRE=ECNO&amp;amp;ENTREE=201-044-5" target="reference"&gt;[EINECS/ELINCS]&lt;/a&gt;; 35135-32-1 &lt;a title="35135-32-1 at PubChem" class="synonym_ref" href="http://www.ncbi.nlm.nih.gov/sites/entrez?db=pccompound&amp;amp;term=35135-32-1" target="reference" onclick="partnerLink(1,'PubChem','link');"&gt;[RN]&lt;/a&gt;; 39310-22-0 &lt;a title="39310-22-0 at PubChem" class="synonym_ref" href="http://www.ncbi.nlm.nih.gov/sites/entrez?db=pccompound&amp;amp;term=39310-22-0" target="reference" onclick="partnerLink(1,'PubChem','link');"&gt;[RN]&lt;/a&gt;; 41011-69-2 &lt;a title="41011-69-2 at PubChem" class="synonym_ref" href="http://www.ncbi.nlm.nih.gov/sites/entrez?db=pccompound&amp;amp;term=41011-69-2" target="reference" onclick="partnerLink(1,'PubChem','link');"&gt;[RN]&lt;/a&gt;; 53529-28-5 &lt;a title="53529-28-5 at PubChem" class="synonym_ref" href="http://www.ncbi.nlm.nih.gov/sites/entrez?db=pccompound&amp;amp;term=53529-28-5" target="reference" onclick="partnerLink(1,'PubChem','link');"&gt;[RN]&lt;/a&gt;; 6-{[2-hydroxy-5-methyl-3-(methylcyclohexyl)phenyl]methyl}-4-methyl-2-(methylcy clohexyl)phenol; 6-{[2-hydroxy-5-methyl-3-(methylcyclohexyl)phenyl]methyl}-4-methyl-2-(methylcyclohexyl)phenol; 68993-96-4 &lt;a title="68993-96-4 at PubChem" class="synonym_ref" href="http://www.ncbi.nlm.nih.gov/sites/entrez?db=pccompound&amp;amp;term=68993-96-4" target="reference" onclick="partnerLink(1,'PubChem','link');"&gt;[RN]&lt;/a&gt;; 77-62-3 &lt;a title="77-62-3 at PubChem" class="synonym_ref" href="http://www.ncbi.nlm.nih.gov/sites/entrez?db=pccompound&amp;amp;term=77-62-3" target="reference" onclick="partnerLink(1,'PubChem','link');"&gt;[RN]&lt;/a&gt;; BIS[2-HYDROXY-5-METHYL-3-(1-METHYLCYCLOHEXYL)PHENYL]METHANE; Bisalkofen mtsp; Ionox wsp; Nonox wsp; p-Cresol, 2,2'-methylenebis(6-(1-methylcyclohexyl)-; Phenol, 2,2'-methylenebis(4-methyl-6-(1-methylcyclohexyl)-; BAS 01119046; HSDB 5215; ZINC02517085</text:p>
          </table:table-cell>
          <table:table-cell table:number-columns-repeated="2"/>
          <table:table-cell office:value-type="string">
            <text:p>http://www.chemspider.com/Chemical-Structure.6241.html</text:p>
          </table:table-cell>
          <table:table-cell office:value-type="string">
            <text:p>http://www.chemspider.com/ImagesHandler.ashx?id=6241&amp;w=640&amp;h=480</text:p>
          </table:table-cell>
          <table:table-cell office:value-type="string">
            <text:p>phenol</text:p>
          </table:table-cell>
          <table:table-cell office:value-type="float" office:value="137">
            <text:p>137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658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5)</text:p>
          </table:table-cell>
          <table:table-cell office:value-type="float" office:value="3">
            <text:p>3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420.627">
            <text:p>420.63</text:p>
          </table:table-cell>
          <table:table-cell office:value-type="float" office:value="9.78">
            <text:p>9.78</text:p>
          </table:table-cell>
          <table:table-cell office:value-type="float" office:value="526.9">
            <text:p>526.9</text:p>
          </table:table-cell>
          <table:table-cell office:value-type="string">
            <text:p>1.02e-011</text:p>
          </table:table-cell>
        </table:table-row>
        <table:table-row table:style-name="ro3">
          <table:table-cell office:value-type="float" office:value="6259">
            <text:p>6259</text:p>
          </table:table-cell>
          <table:table-cell office:value-type="string">
            <text:p>InChI=1S/C20H34O8/c1-5-8-11-25-17(22)14-20(28-16(4)21,19(24)27-13-10-7-3)15-18(23)26-12-9-6-2/h5-15H2,1-4H3</text:p>
          </table:table-cell>
          <table:table-cell office:value-type="string">
            <text:p>QZCLKYGREBVARF-UHFFFAOYSA-N</text:p>
          </table:table-cell>
          <table:table-cell office:value-type="string">
            <text:p>O=C(OCCCC)CC(OC(=O)C)(C(=O)OCCCC)CC(=O)OCCCC</text:p>
          </table:table-cell>
          <table:table-cell office:value-type="string">
            <text:p>tributyl 2-(acetyloxy)propane-1,2,3-tricarboxylate</text:p>
          </table:table-cell>
          <table:table-cell office:value-type="string">
            <text:p>37070-91-0; 77-90-7; 77-93-0</text:p>
          </table:table-cell>
          <table:table-cell office:value-type="string">
            <text:p>1,2,3-Propanetricarboxylic acid, 2- (acetyloxy)-, tributyl ester; 1,2,3-propanetricarboxylic acid, 2-(acetyloxy)-, tributyl ester; Citric acid, tributyl ester, acetate (8CI); tributyl 2-(acetyloxy)propane-1,2,3-tricarboxylate; Tributyl 2-acetoxy-1,2,3-propanetricarboxylate; Tributyl 2-acetoxypropane-1,2,3-tricarboxylate; 1,2, 3-Propanetricarboxylic acid, 2-hydroxy-, triethyl ester; 1,2,3-tributyl 2-acetyloxypropane-1,2,3-tricarboxylate; 2-(Acetyloxy)-1,2,3-propanetricarboxylic acid, tributyl ester; 201-067-0 &lt;a title="201-067-0 at European chemical Substances Information System" class="synonym_ref" href="http://ecb.jrc.it/esis/index.php?GENRE=ECNO&amp;amp;ENTREE=201-067-0" target="reference"&gt;[EINECS/ELINCS]&lt;/a&gt;; 201-070-7 &lt;a title="201-070-7 at European chemical Substances Information System" class="synonym_ref" href="http://ecb.jrc.it/esis/index.php?GENRE=ECNO&amp;amp;ENTREE=201-070-7" target="reference"&gt;[EINECS/ELINCS]&lt;/a&gt;; 2-Acetoxy-1,2, 3-propanetricarboxylic acid tributyl ester; 2-Acetoxy-1,2,3-propanetricarboxylic acid tributyl ester; 2-ACETYLOXY-1,2,3-PROPANETRICARBOXYLIC ACID TRIBUTYL ESTER; 2-Hydroxy-1,2,3-propanetricarboxylic acid, triethyl ester; 2-Hydroxy-1,2,3-propanetricarboxylic acid, <text:s/>triethyl ester; 37070-91-0 &lt;a title="37070-91-0 at PubChem" class="synonym_ref" href="http://www.ncbi.nlm.nih.gov/sites/entrez?db=pccompound&amp;amp;term=37070-91-0" target="reference" onclick="partnerLink(1,'PubChem','link');"&gt;[RN]&lt;/a&gt;; 4-03-00-01276 (Beilstein Handbook Reference) &lt;a title="Beilstein database" class="synonym_ref" href="http://en.wikipedia.org/wiki/Beilstein_database" target="reference" onclick="wikipediaPartnerLink();"&gt;[Beilstein]&lt;/a&gt;; 77-90-7 &lt;a title="77-90-7 at PubChem" class="synonym_ref" href="http://www.ncbi.nlm.nih.gov/sites/entrez?db=pccompound&amp;amp;term=77-90-7" target="reference" onclick="partnerLink(1,'PubChem','link');"&gt;[RN]&lt;/a&gt;; 77-93-0 &lt;a title="77-93-0 at PubChem" class="synonym_ref" href="http://www.ncbi.nlm.nih.gov/sites/entrez?db=pccompound&amp;amp;term=77-93-0" target="reference" onclick="partnerLink(1,'PubChem','link');"&gt;[RN]&lt;/a&gt;; ACETYL TRIBUTYL CITRATE; Acetylcitric acid, tributyl ester; Blo-trol; citric acid, O-acetyl-, tributyl ester; Citric acid, tributyl ester, acetate; Citroflex 2; Citroflex A; Citroflex A 4; dibutyl 3-acetyloxy-3-(butoxycarbonyl)pentane-1,5-dioate; Eudraflex; Hydragen CAT; TEC; Triaethylcitrat [German]; Tributyl 2-(acetyloxy)-1,2, 3-propanetricarboxylic acid; Tributyl 2-(acetyloxy)-1,2,3-propanetricarboxylate; Tributyl 2-acetoxy-1,2, 3-propanetricarboxylate; Tributyl 2-acetylcitrate; Tributyl acetyl citrate; Tributyl acetylicitrate; Tributyl citrate acetate; Tributyl O-Acetylcitrate; Triethylester kyseliny citronove [Czech]; 388378_ALDRICH; AI3-00659; AI3-01999; BRN 1801199; BRN 2303316; Caswell No. 005AB; CCRIS 3409; FEMA No. 3080; FEMA No. 3083; HSDB 656; HSDB 729; LS-2347; NCI60_003698; NSC 3894; NSC 8907; NSC3894; NSC8907; W308005_ALDRICH; ZINC01648322; ZINC03875493</text:p>
          </table:table-cell>
          <table:table-cell table:number-columns-repeated="2"/>
          <table:table-cell office:value-type="string">
            <text:p>http://www.chemspider.com/Chemical-Structure.6259.html</text:p>
          </table:table-cell>
          <table:table-cell office:value-type="string">
            <text:p>http://www.chemspider.com/ImagesHandler.ashx?id=6259&amp;w=640&amp;h=480</text:p>
          </table:table-cell>
          <table:table-cell office:value-type="string">
            <text:p>citrate</text:p>
          </table:table-cell>
          <table:table-cell office:value-type="float" office:value="138">
            <text:p>138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376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32)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ES</text:p>
          </table:table-cell>
          <table:table-cell office:value-type="float" office:value="402.479">
            <text:p>402.48</text:p>
          </table:table-cell>
          <table:table-cell office:value-type="float" office:value="6.92">
            <text:p>6.92</text:p>
          </table:table-cell>
          <table:table-cell office:value-type="float" office:value="418.2">
            <text:p>418.2</text:p>
          </table:table-cell>
          <table:table-cell office:value-type="string">
            <text:p>3.35e-007</text:p>
          </table:table-cell>
        </table:table-row>
        <table:table-row table:style-name="ro3">
          <table:table-cell office:value-type="float" office:value="6259">
            <text:p>6259</text:p>
          </table:table-cell>
          <table:table-cell office:value-type="string">
            <text:p>InChI=1S/C20H34O8/c1-5-8-11-25-17(22)14-20(28-16(4)21,19(24)27-13-10-7-3)15-18(23)26-12-9-6-2/h5-15H2,1-4H3</text:p>
          </table:table-cell>
          <table:table-cell office:value-type="string">
            <text:p>QZCLKYGREBVARF-UHFFFAOYSA-N</text:p>
          </table:table-cell>
          <table:table-cell office:value-type="string">
            <text:p>O=C(OCCCC)CC(OC(=O)C)(C(=O)OCCCC)CC(=O)OCCCC</text:p>
          </table:table-cell>
          <table:table-cell office:value-type="string">
            <text:p>tributyl 2-(acetyloxy)propane-1,2,3-tricarboxylate</text:p>
          </table:table-cell>
          <table:table-cell office:value-type="string">
            <text:p>37070-91-0; 77-90-7; 77-93-0</text:p>
          </table:table-cell>
          <table:table-cell office:value-type="string">
            <text:p>1,2,3-Propanetricarboxylic acid, 2- (acetyloxy)-, tributyl ester; 1,2,3-propanetricarboxylic acid, 2-(acetyloxy)-, tributyl ester; Citric acid, tributyl ester, acetate (8CI); tributyl 2-(acetyloxy)propane-1,2,3-tricarboxylate; Tributyl 2-acetoxy-1,2,3-propanetricarboxylate; Tributyl 2-acetoxypropane-1,2,3-tricarboxylate; 1,2, 3-Propanetricarboxylic acid, 2-hydroxy-, triethyl ester; 1,2,3-tributyl 2-acetyloxypropane-1,2,3-tricarboxylate; 2-(Acetyloxy)-1,2,3-propanetricarboxylic acid, tributyl ester; 201-067-0 &lt;a title="201-067-0 at European chemical Substances Information System" class="synonym_ref" href="http://ecb.jrc.it/esis/index.php?GENRE=ECNO&amp;amp;ENTREE=201-067-0" target="reference"&gt;[EINECS/ELINCS]&lt;/a&gt;; 201-070-7 &lt;a title="201-070-7 at European chemical Substances Information System" class="synonym_ref" href="http://ecb.jrc.it/esis/index.php?GENRE=ECNO&amp;amp;ENTREE=201-070-7" target="reference"&gt;[EINECS/ELINCS]&lt;/a&gt;; 2-Acetoxy-1,2, 3-propanetricarboxylic acid tributyl ester; 2-Acetoxy-1,2,3-propanetricarboxylic acid tributyl ester; 2-ACETYLOXY-1,2,3-PROPANETRICARBOXYLIC ACID TRIBUTYL ESTER; 2-Hydroxy-1,2,3-propanetricarboxylic acid, triethyl ester; 2-Hydroxy-1,2,3-propanetricarboxylic acid, <text:s/>triethyl ester; 37070-91-0 &lt;a title="37070-91-0 at PubChem" class="synonym_ref" href="http://www.ncbi.nlm.nih.gov/sites/entrez?db=pccompound&amp;amp;term=37070-91-0" target="reference" onclick="partnerLink(1,'PubChem','link');"&gt;[RN]&lt;/a&gt;; 4-03-00-01276 (Beilstein Handbook Reference) &lt;a title="Beilstein database" class="synonym_ref" href="http://en.wikipedia.org/wiki/Beilstein_database" target="reference" onclick="wikipediaPartnerLink();"&gt;[Beilstein]&lt;/a&gt;; 77-90-7 &lt;a title="77-90-7 at PubChem" class="synonym_ref" href="http://www.ncbi.nlm.nih.gov/sites/entrez?db=pccompound&amp;amp;term=77-90-7" target="reference" onclick="partnerLink(1,'PubChem','link');"&gt;[RN]&lt;/a&gt;; 77-93-0 &lt;a title="77-93-0 at PubChem" class="synonym_ref" href="http://www.ncbi.nlm.nih.gov/sites/entrez?db=pccompound&amp;amp;term=77-93-0" target="reference" onclick="partnerLink(1,'PubChem','link');"&gt;[RN]&lt;/a&gt;; ACETYL TRIBUTYL CITRATE; Acetylcitric acid, tributyl ester; Blo-trol; citric acid, O-acetyl-, tributyl ester; Citric acid, tributyl ester, acetate; Citroflex 2; Citroflex A; Citroflex A 4; dibutyl 3-acetyloxy-3-(butoxycarbonyl)pentane-1,5-dioate; Eudraflex; Hydragen CAT; TEC; Triaethylcitrat [German]; Tributyl 2-(acetyloxy)-1,2, 3-propanetricarboxylic acid; Tributyl 2-(acetyloxy)-1,2,3-propanetricarboxylate; Tributyl 2-acetoxy-1,2, 3-propanetricarboxylate; Tributyl 2-acetylcitrate; Tributyl acetyl citrate; Tributyl acetylicitrate; Tributyl citrate acetate; Tributyl O-Acetylcitrate; Triethylester kyseliny citronove [Czech]; 388378_ALDRICH; AI3-00659; AI3-01999; BRN 1801199; BRN 2303316; Caswell No. 005AB; CCRIS 3409; FEMA No. 3080; FEMA No. 3083; HSDB 656; HSDB 729; LS-2347; NCI60_003698; NSC 3894; NSC 8907; NSC3894; NSC8907; W308005_ALDRICH; ZINC01648322; ZINC03875493</text:p>
          </table:table-cell>
          <table:table-cell table:number-columns-repeated="2"/>
          <table:table-cell office:value-type="string">
            <text:p>http://www.chemspider.com/Chemical-Structure.6259.html</text:p>
          </table:table-cell>
          <table:table-cell office:value-type="string">
            <text:p>http://www.chemspider.com/ImagesHandler.ashx?id=6259&amp;w=640&amp;h=480</text:p>
          </table:table-cell>
          <table:table-cell office:value-type="string">
            <text:p>citrate</text:p>
          </table:table-cell>
          <table:table-cell office:value-type="float" office:value="140">
            <text:p>14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464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32)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ES</text:p>
          </table:table-cell>
          <table:table-cell office:value-type="float" office:value="402.479">
            <text:p>402.48</text:p>
          </table:table-cell>
          <table:table-cell office:value-type="float" office:value="6.92">
            <text:p>6.92</text:p>
          </table:table-cell>
          <table:table-cell office:value-type="float" office:value="418.2">
            <text:p>418.2</text:p>
          </table:table-cell>
          <table:table-cell office:value-type="string">
            <text:p>3.35e-007</text:p>
          </table:table-cell>
        </table:table-row>
        <table:table-row table:style-name="ro3">
          <table:table-cell office:value-type="string">
            <text:p>1.38373e+007</text:p>
          </table:table-cell>
          <table:table-cell office:value-type="string">
            <text:p>InChI=1S/C16H22O4/c1-3-5-11-19-15(17)13-9-7-8-10-14(13)16(18)20-12-6-4-2/h7-10H,3-6,11-12H2,1-2H3</text:p>
          </table:table-cell>
          <table:table-cell office:value-type="string">
            <text:p>DOIRQSBPFJWKBE-UHFFFAOYSA-N</text:p>
          </table:table-cell>
          <table:table-cell office:value-type="string">
            <text:p>CCCCOC(=O)c1ccccc1C(=O)OCCCC</text:p>
          </table:table-cell>
          <table:table-cell office:value-type="string">
            <text:p>dibutyl benzene-1,2-dicarboxylate</text:p>
          </table:table-cell>
          <table:table-cell office:value-type="string">
            <text:p>109-64-8; 84-74-2; 96-13-9</text:p>
          </table:table-cell>
          <table:table-cell office:value-type="string">
            <text:p>1,2-benzenedicarboxylic acid, dibutyl ester; DBP; Dibutyl 1,2-benzenedicarboxylate; dibutyl benzene-1,2-dicarboxylate; Dibutylphthalat; di-n-butyl phthalate; o-Benzenedicarboxylic acid dibutyl ester; phtalate de dibutyle; 1,2-BENZENEDICARBOXYLIC ACID DIBUTYL ESTER; 109-64-8 &lt;a title="109-64-8 at PubChem" class="synonym_ref" href="http://www.ncbi.nlm.nih.gov/sites/entrez?db=pccompound&amp;amp;term=109-64-8" target="reference" onclick="partnerLink(1,'PubChem','link');"&gt;[RN]&lt;/a&gt;; 201-557-4 &lt;a title="201-557-4 at European chemical Substances Information System" class="synonym_ref" href="http://ecb.jrc.it/esis/index.php?GENRE=ECNO&amp;amp;ENTREE=201-557-4" target="reference"&gt;[EINECS/ELINCS]&lt;/a&gt;; 202-480-9 &lt;a title="202-480-9 at European chemical Substances Information System" class="synonym_ref" href="http://ecb.jrc.it/esis/index.php?GENRE=ECNO&amp;amp;ENTREE=202-480-9" target="reference"&gt;[EINECS/ELINCS]&lt;/a&gt;; 203-690-3 &lt;a title="203-690-3 at European chemical Substances Information System" class="synonym_ref" href="http://ecb.jrc.it/esis/index.php?GENRE=ECNO&amp;amp;ENTREE=203-690-3" target="reference"&gt;[EINECS/ELINCS]&lt;/a&gt;; 84-74-2 &lt;a title="84-74-2 at PubChem" class="synonym_ref" href="http://www.ncbi.nlm.nih.gov/sites/entrez?db=pccompound&amp;amp;term=84-74-2" target="reference" onclick="partnerLink(1,'PubChem','link');"&gt;[RN]&lt;/a&gt;; 96-13-9 &lt;a title="96-13-9 at PubChem" class="synonym_ref" href="http://www.ncbi.nlm.nih.gov/sites/entrez?db=pccompound&amp;amp;term=96-13-9" target="reference" onclick="partnerLink(1,'PubChem','link');"&gt;[RN]&lt;/a&gt;; Benzene-1,2-dicarboxylic acid di-n-butylester; Benzene-o-dicarboxylic acid di-n-butyl ester; butyl 2-(butoxycarbonyl)benzoate; butyl phthalate; D003993; DIBUTYL PHTHALATE; di-n-butylphthalate; Elaol; hexaplas M/B; n-Butyl phthalate; Palatinol C; Phthalate, Butyl; Phthalate, Dibutyl; Phthalate, Di-n-Butyl; Phthalic acid dibutyl ester; Phthalic acid di-n-butyl ester; Polycizer DBP; Staflex DBP; Witcizer 300; 152439_ALDRICH; 36736_RIEDEL; 48559_SUPELCO; 524980_ALDRICH; 80100_FLUKA; D2270_SIAL; PX 104</text:p>
          </table:table-cell>
          <table:table-cell table:number-columns-repeated="2"/>
          <table:table-cell office:value-type="string">
            <text:p>http://www.chemspider.com/Chemical-Structure.13837319.html</text:p>
          </table:table-cell>
          <table:table-cell office:value-type="string">
            <text:p>http://www.chemspider.com/ImagesHandler.ashx?id=13837319&amp;w=640&amp;h=480</text:p>
          </table:table-cell>
          <table:table-cell office:value-type="string">
            <text:p>phtalate</text:p>
          </table:table-cell>
          <table:table-cell office:value-type="float" office:value="157">
            <text:p>157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(7)</text:p>
          </table:table-cell>
          <table:table-cell office:value-type="string">
            <text:p>74880</text:p>
          </table:table-cell>
          <table:table-cell office:value-type="string">
            <text:p>uPVC;pPVC;PVDC;EVA;PMMA</text:p>
          </table:table-cell>
          <table:table-cell office:value-type="string">
            <text:p>yes</text:p>
          </table:table-cell>
          <table:table-cell office:value-type="string">
            <text:p>Only to be used as: (a) plasticiser in repeated use materials and articles contacting non-fatty foods; (b) technical support agent in polyolefins in concentrations up to 0,05 % in the final product.</text:p>
          </table:table-cell>
          <table:table-cell office:value-type="string">
            <text:p>(32)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PT</text:p>
          </table:table-cell>
          <table:table-cell office:value-type="float" office:value="278.344">
            <text:p>278.34</text:p>
          </table:table-cell>
          <table:table-cell office:value-type="float" office:value="4.75">
            <text:p>4.75</text:p>
          </table:table-cell>
          <table:table-cell office:value-type="float" office:value="336.989">
            <text:p>336.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57">
            <text:p>2257</text:p>
          </table:table-cell>
          <table:table-cell office:value-type="string">
            <text:p>InChI=1S/C19H20O4/c1-2-3-13-22-18(20)16-11-7-8-12-17(16)19(21)23-14-15-9-5-4-6-10-15/h4-12H,2-3,13-14H2,1H3</text:p>
          </table:table-cell>
          <table:table-cell office:value-type="string">
            <text:p>IRIAEXORFWYRCZ-UHFFFAOYSA-N</text:p>
          </table:table-cell>
          <table:table-cell office:value-type="string">
            <text:p>CCCCOC(=O)c1ccccc1C(=O)OCc2ccccc2</text:p>
          </table:table-cell>
          <table:table-cell office:value-type="string">
            <text:p>benzyl butyl benzene-1,2-dicarboxylate</text:p>
          </table:table-cell>
          <table:table-cell office:value-type="string">
            <text:p>58128-78-2; 85-68-7</text:p>
          </table:table-cell>
          <table:table-cell office:value-type="string">
            <text:p>1,2-benzenedicarboxylic acid, butyl phenylmethyl ester; benzyl butyl benzene-1,2-dicarboxylate; Benzyl Butyl Phthalate; BUTYL BENZYL PHTHALATE; phtalate de benzyle et de butyle; 1,2-BENZENEDICARBOXYLIC ACID BENZYL BUTYLESTER; 1,2-Benzenedicarboxylic acid butyl phenylmethyl ester; 201-622-7 &lt;a title="201-622-7 at European chemical Substances Information System" class="synonym_ref" href="http://ecb.jrc.it/esis/index.php?GENRE=ECNO&amp;amp;ENTREE=201-622-7" target="reference"&gt;[EINECS/ELINCS]&lt;/a&gt;; 4-09-00-03218 (Beilstein Handbook Reference) &lt;a title="Beilstein database" class="synonym_ref" href="http://en.wikipedia.org/wiki/Beilstein_database" target="reference" onclick="wikipediaPartnerLink();"&gt;[Beilstein]&lt;/a&gt;; 58128-78-2 &lt;a title="58128-78-2 at PubChem" class="synonym_ref" href="http://www.ncbi.nlm.nih.gov/sites/entrez?db=pccompound&amp;amp;term=58128-78-2" target="reference" onclick="partnerLink(1,'PubChem','link');"&gt;[RN]&lt;/a&gt;; 85-68-7 &lt;a title="85-68-7 at PubChem" class="synonym_ref" href="http://www.ncbi.nlm.nih.gov/sites/entrez?db=pccompound&amp;amp;term=85-68-7" target="reference" onclick="partnerLink(1,'PubChem','link');"&gt;[RN]&lt;/a&gt;; BBP; BBP;n-Butyl benzyl phthalate; BBPHT; benzyl n-butyl phthalate; Benzyl-butylester kyseliny ftalove [Czech]; benzylbutylphthalate; butyl phenylmethyl 1,2-benzenedicarboxylate; butylbenzyl phthalate; butylbenzylphthalate; C027561; n-Butyl Benzyl Phthalate; palatinol bb; phenylmethyl 2-(butoxycarbonyl)benzoate; phthalic acid benzyl butyl ester; Phthalic acid benzyl butyl ester; Benzyl butyl phthalate; Phthalic acid butyl benzyl ester; Phthalic acid, benzyl butyl ester; santicizer 160; Santicizer 160; Sicol; Unimoll BB; unimoll bb.; 308501_ALDRICH; 36927_RIEDEL; 442503_SUPELCO; AI3-14777; BRN 2062204; C14211; Caswell No. 125G; CCRIS 104; DivK1c_006718; HSDB 2107; KBio1_001662; KBio2_002534; KBio2_005102; KBio2_007670; KBio3_002041; KBioGR_001261; KBioSS_002543; NCGC00090780-01; NCI-C54375; NSC 71001; NSC71001; sicol 160; SPBio_001789; SpecPlus_000622; Spectrum_001977; Spectrum2_001805; Spectrum3_000871; Spectrum4_000711; ZINC01696593</text:p>
          </table:table-cell>
          <table:table-cell table:number-columns-repeated="2"/>
          <table:table-cell office:value-type="string">
            <text:p>http://www.chemspider.com/Chemical-Structure.2257.html</text:p>
          </table:table-cell>
          <table:table-cell office:value-type="string">
            <text:p>http://www.chemspider.com/ImagesHandler.ashx?id=2257&amp;w=640&amp;h=480</text:p>
          </table:table-cell>
          <table:table-cell office:value-type="string">
            <text:p>phtalate</text:p>
          </table:table-cell>
          <table:table-cell office:value-type="float" office:value="159">
            <text:p>159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(7)</text:p>
          </table:table-cell>
          <table:table-cell office:value-type="string">
            <text:p>7456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Only to be used as: (a) plasticiser in repeated use materials and articles; (b) plasticiser in single-use materials and articles contacting non-fatty foods except for infant formulae and follow-on formulae as defined by Directive 2006/141/EC or processed cereal-based foods and baby foods for infants and young children as defined by Directive 2006/125/EC; (c) technical support agent in concentrations up to 0,1 % in the final product.</text:p>
          </table:table-cell>
          <table:table-cell office:value-type="string">
            <text:p>(32)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PT</text:p>
          </table:table-cell>
          <table:table-cell office:value-type="float" office:value="312.36">
            <text:p>312.36</text:p>
          </table:table-cell>
          <table:table-cell office:value-type="float" office:value="4.91">
            <text:p>4.91</text:p>
          </table:table-cell>
          <table:table-cell office:value-type="float" office:value="408.263">
            <text:p>408.2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9965">
            <text:p>59965</text:p>
          </table:table-cell>
          <table:table-cell office:value-type="string">
            <text:p>InChI=1S/C17H18O3/c1-17(2,3)12-8-10-13(11-9-12)20-16(19)14-6-4-5-7-15(14)18/h4-11,18H,1-3H3</text:p>
          </table:table-cell>
          <table:table-cell office:value-type="string">
            <text:p>DBOSBRHMHBENLP-UHFFFAOYSA-N</text:p>
          </table:table-cell>
          <table:table-cell office:value-type="string">
            <text:p>O=C(Oc1ccc(cc1)C(C)(C)C)c2ccccc2O</text:p>
          </table:table-cell>
          <table:table-cell office:value-type="string">
            <text:p>4-tert-butylphenyl 2-hydroxybenzoate</text:p>
          </table:table-cell>
          <table:table-cell office:value-type="string">
            <text:p>10-00-0; 138464-71-8; 68027-19-0; 87-10-5; 87-18-3</text:p>
          </table:table-cell>
          <table:table-cell office:value-type="string">
            <text:p>2-Hydroxybenzoic Acid 4-(1,1-Dimethylethyl)phenyl Ester; 4-(2-Methyl-2-propanyl)phenyl salicylate; 4-tert-Butylphenyl Salicylate; benzoic acid, 2-hydroxy-, 4-(1,1-dimethylethyl)phenyl ester; Salicylic Acid p-tert-Butylphenyl Ester; TBS; 138464-71-8 &lt;a title="138464-71-8 at PubChem" class="synonym_ref" href="http://www.ncbi.nlm.nih.gov/sites/entrez?db=pccompound&amp;amp;term=138464-71-8" target="reference" onclick="partnerLink(1,'PubChem','link');"&gt;[RN]&lt;/a&gt;; 201-723-6 &lt;a title="201-723-6 at European chemical Substances Information System" class="synonym_ref" href="http://ecb.jrc.it/esis/index.php?GENRE=ECNO&amp;amp;ENTREE=201-723-6" target="reference"&gt;[EINECS/ELINCS]&lt;/a&gt;; 201-728-3 &lt;a title="201-728-3 at European chemical Substances Information System" class="synonym_ref" href="http://ecb.jrc.it/esis/index.php?GENRE=ECNO&amp;amp;ENTREE=201-728-3" target="reference"&gt;[EINECS/ELINCS]&lt;/a&gt;; 3-10-00-00133; 3-10-00-00133 (Beilstein Handbook Reference) &lt;a title="Beilstein database" class="synonym_ref" href="http://en.wikipedia.org/wiki/Beilstein_database" target="reference" onclick="wikipediaPartnerLink();"&gt;[Beilstein]&lt;/a&gt;; 4-(t-butyl)phenyl 2-hydroxybenzoate; 68027-19-0 &lt;a title="68027-19-0 at PubChem" class="synonym_ref" href="http://www.ncbi.nlm.nih.gov/sites/entrez?db=pccompound&amp;amp;term=68027-19-0" target="reference" onclick="partnerLink(1,'PubChem','link');"&gt;[RN]&lt;/a&gt;; 87-10-5 &lt;a title="87-10-5 at PubChem" class="synonym_ref" href="http://www.ncbi.nlm.nih.gov/sites/entrez?db=pccompound&amp;amp;term=87-10-5" target="reference" onclick="partnerLink(1,'PubChem','link');"&gt;[RN]&lt;/a&gt;; 87-18-3 &lt;a title="87-18-3 at PubChem" class="synonym_ref" href="http://www.ncbi.nlm.nih.gov/sites/entrez?db=pccompound&amp;amp;term=87-18-3" target="reference" onclick="partnerLink(1,'PubChem','link');"&gt;[RN]&lt;/a&gt;; Benzoic acid, 2-hydroxy-, 4- (1, 1-dimethylethyl)phenyl ester; EINECS 201-728-3; p-terc.Butylfenylester kyseliny salicylove [Czech]; p-terc.Butylfenylester kyseliny salicylove [Czech]; p-tert-Butylphenyl salicylate; Salicyclic acid p-tert-butylphenyl ester; SALICYLIC ACID 4-TERT-BUTYLPHENYL ESTER; Salicylic acid, p-tert-butylphenyl ester; Seesorb 202; Sumisorb 90; UV Absorber NL 3; UV Absorber NL/3; Viosorb 90; BRN 2130191; NSC 33404; NSC33404</text:p>
          </table:table-cell>
          <table:table-cell table:number-columns-repeated="2"/>
          <table:table-cell office:value-type="string">
            <text:p>http://www.chemspider.com/Chemical-Structure.59965.html</text:p>
          </table:table-cell>
          <table:table-cell office:value-type="string">
            <text:p>http://www.chemspider.com/ImagesHandler.ashx?id=59965&amp;w=640&amp;h=480</text:p>
          </table:table-cell>
          <table:table-cell office:value-type="string">
            <text:p>ester</text:p>
          </table:table-cell>
          <table:table-cell office:value-type="float" office:value="160">
            <text:p>160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8480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string">
            <text:p>ppm</text:p>
          </table:table-cell>
          <table:table-cell office:value-type="string">
            <text:p>p139 hanser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270.323">
            <text:p>270.32</text:p>
          </table:table-cell>
          <table:table-cell office:value-type="float" office:value="5.24">
            <text:p>5.24</text:p>
          </table:table-cell>
          <table:table-cell office:value-type="float" office:value="367.7">
            <text:p>367.7</text:p>
          </table:table-cell>
          <table:table-cell office:value-type="string">
            <text:p>6.34e-006</text:p>
          </table:table-cell>
        </table:table-row>
        <table:table-row table:style-name="ro3">
          <table:table-cell office:value-type="float" office:value="6015">
            <text:p>6015</text:p>
          </table:table-cell>
          <table:table-cell office:value-type="string">
            <text:p>InChI=1S/C6H14O6/c7-1-3(9)5(11)6(12)4(10)2-8/h3-12H,1-2H2/t3-,4-,5-,6-/m1/s1</text:p>
          </table:table-cell>
          <table:table-cell office:value-type="string">
            <text:p>FBPFZTCFMRRESA-KVTDHHQDSA-N</text:p>
          </table:table-cell>
          <table:table-cell office:value-type="string">
            <text:p>C([C@H]([C@H]([C@@H]([C@@H](CO)O)O)O)O)O</text:p>
          </table:table-cell>
          <table:table-cell office:value-type="string">
            <text:p>D-mannitol</text:p>
          </table:table-cell>
          <table:table-cell office:value-type="string">
            <text:p>69-65-8; 85085-15-0; 87-78-5</text:p>
          </table:table-cell>
          <table:table-cell office:value-type="string">
            <text:p>(2R,3R,4R,5R)-1,2,3,4,5,6-Hexanehexol; (2R,3R,4R,5R)-Hexan-1,2,3,4,5,6-hexol; (2R,3R,4R,5R)-hexane-1,2,3,4,5,6-hexol; 201-770-2 &lt;a title="201-770-2 at European chemical Substances Information System" class="synonym_ref" href="http://ecb.jrc.it/esis/index.php?GENRE=ECNO&amp;amp;ENTREE=201-770-2" target="reference"&gt;[EINECS/ELINCS]&lt;/a&gt;; 69-65-8 &lt;a title="69-65-8 at PubChem" class="synonym_ref" href="http://www.ncbi.nlm.nih.gov/sites/entrez?db=pccompound&amp;amp;term=69-65-8" target="reference" onclick="partnerLink(1,'PubChem','link');"&gt;[RN]&lt;/a&gt;; Cordycepate; D-(-)-Mannitol; D-Mannitol; D-Mannitol (JP15); manicol; Maniton S; Mannit p; Mannitol &lt;a title="Mannitol at Wikipedia" class="synonym_ref" href="http://en.wikipedia.org/wiki/Mannitol" target="reference" onclick="wikipediaPartnerLink();"&gt;[Wiki]&lt;/a&gt;; Mannitol (USP); Mushroom sugar; Osmitrol (TN); 1,2,3,4,5,6-HEXANEHEXOL; 1721898 &lt;a title="Beilstein database" class="synonym_ref" href="http://en.wikipedia.org/wiki/Beilstein_database" target="reference" onclick="wikipediaPartnerLink();"&gt;[Beilstein]&lt;/a&gt;; 200-711-8 &lt;a title="200-711-8 at European chemical Substances Information System" class="synonym_ref" href="http://ecb.jrc.it/esis/index.php?GENRE=ECNO&amp;amp;ENTREE=200-711-8" target="reference"&gt;[EINECS/ELINCS]&lt;/a&gt;; 4-01-00-02841; 4-01-00-02841 (Beilstein Handbook Reference) &lt;a title="Beilstein database" class="synonym_ref" href="http://en.wikipedia.org/wiki/Beilstein_database" target="reference" onclick="wikipediaPartnerLink();"&gt;[Beilstein]&lt;/a&gt;; 85085-15-0 &lt;a title="85085-15-0 at PubChem" class="synonym_ref" href="http://www.ncbi.nlm.nih.gov/sites/entrez?db=pccompound&amp;amp;term=85085-15-0" target="reference" onclick="partnerLink(1,'PubChem','link');"&gt;[RN]&lt;/a&gt;; 87-78-5 &lt;a title="87-78-5 at PubChem" class="synonym_ref" href="http://www.ncbi.nlm.nih.gov/sites/entrez?db=pccompound&amp;amp;term=87-78-5" target="reference" onclick="partnerLink(1,'PubChem','link');"&gt;[RN]&lt;/a&gt;; Cordycepic acid; D(-)-Mannitol; Diosmol; DL-Mannitol; D-Mannit; D-mannite; D-Mannitol, USP Grade; Invenex; ISOTOL; MAN; manita; Maniton-S; Manna sugar; Mannazucker; Mannidex; Mannidex 16700; Mannigen; Mannisol; Mannistol; Mannit; Mannite; Mannitol (VAN); Mannitol [USAN]; Mannitol, D-; Mannogem 2080; Marine Crystal; MTL; Osmitrol; Osmofundin; Osmosal; osmosal.; Resectisol; TL806434; 15719_RIEDEL; 33440_RIEDEL; 63559_FLUKA; 63560_FLUKA; 63565_FLUKA; AI3-19511; bmse000099; BRN 1721898; CCRIS 369; CHEBI:16899; D00062; HSDB 714; LS-1588; M1902_SIGMA; M4125_SIAL; M8429_SIAL; M9546_SIAL; M9647_SIAL; NCI-C50362; NSC 407017; NSC 9256; SDM No. 35; ZINC02041302</text:p>
          </table:table-cell>
          <table:table-cell table:number-columns-repeated="2"/>
          <table:table-cell office:value-type="string">
            <text:p>http://www.chemspider.com/Chemical-Structure.6015.html</text:p>
          </table:table-cell>
          <table:table-cell office:value-type="string">
            <text:p>http://www.chemspider.com/ImagesHandler.ashx?id=6015&amp;w=640&amp;h=480</text:p>
          </table:table-cell>
          <table:table-cell office:value-type="string">
            <text:p>organic compound</text:p>
          </table:table-cell>
          <table:table-cell office:value-type="float" office:value="162">
            <text:p>162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55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p473 Hanser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182.172">
            <text:p>182.17</text:p>
          </table:table-cell>
          <table:table-cell/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6662">
            <text:p>6662</text:p>
          </table:table-cell>
          <table:table-cell office:value-type="string">
            <text:p>InChI=1S/C25H36O2/c1-9-16-11-18(22(26)20(13-16)24(3,4)5)15-19-12-17(10-2)14-21(23(19)27)25(6,7)8/h11-14,26-27H,9-10,15H2,1-8H3</text:p>
          </table:table-cell>
          <table:table-cell office:value-type="string">
            <text:p>GPNYZBKIGXGYNU-UHFFFAOYSA-N</text:p>
          </table:table-cell>
          <table:table-cell office:value-type="string">
            <text:p>Oc1c(cc(cc1C(C)(C)C)CC)Cc2cc(cc(c2O)C(C)(C)C)CC</text:p>
          </table:table-cell>
          <table:table-cell office:value-type="string">
            <text:p>2,2'-methanediylbis(6-tert-butyl-4-ethylphenol)</text:p>
          </table:table-cell>
          <table:table-cell office:value-type="string">
            <text:p>76723-54-1; 88-24-4</text:p>
          </table:table-cell>
          <table:table-cell office:value-type="string">
            <text:p>2,2'-methanediylbis(6-tert-butyl-4-ethylphenol); 2,2'-Methylenebis(6-tert-butyl-4-ethylphenol); 201-814-0 &lt;a title="201-814-0 at European chemical Substances Information System" class="synonym_ref" href="http://ecb.jrc.it/esis/index.php?GENRE=ECNO&amp;amp;ENTREE=201-814-0" target="reference"&gt;[EINECS/ELINCS]&lt;/a&gt;; phenol, 2,2'-methylenebis[6-(1,1-dimethylethyl)-4-ethyl-; 2, 2'-Methylenebis (6-tert-butyl-4-ethylphenol); 2,2-Methylenebis(6-tert-butyl-4-ethylphenol); 2,2'-Methylenebis (4-ethyl-6-tert-butylphenol); 2,2-Methylenebis(4-ethyl-6-t-butylphenol); 2,2'-Methylene-Bis-(4-Ethyl-6-Tert-Butylphenol); 2,2'-METHYLENEBIS(4-ETHYL-6-TERT-BUTYLPHENOL); 2,2'-Methylenebis(6-(1,1-dimethylethyl)-4-ethylphenol); 2,2'-Methylenebis(6-t-butyl-4-ethylphenol); 2,2'-Methylenebis(ethyl-6-tert-butylphenol); 2-tert-butyl-6-[(3-tert-butyl-5-ethyl-2-hydroxyphenyl)methyl]-4-ethylphenol; 4-06-00-06806 (Beilstein Handbook Reference) &lt;a title="Beilstein database" class="synonym_ref" href="http://en.wikipedia.org/wiki/Beilstein_database" target="reference" onclick="wikipediaPartnerLink();"&gt;[Beilstein]&lt;/a&gt;; 6-(tert-butyl)-2-{[3-(tert-butyl)-5-ethyl-2-hydroxyphenyl]methyl}-4-ethylphenol; 6,6'-Di-tert-butyl-4,4'-diethyl-2,2'-methylenediphenol; 76723-54-1 &lt;a title="76723-54-1 at PubChem" class="synonym_ref" href="http://www.ncbi.nlm.nih.gov/sites/entrez?db=pccompound&amp;amp;term=76723-54-1" target="reference" onclick="partnerLink(1,'PubChem','link');"&gt;[RN]&lt;/a&gt;; 88-24-4 &lt;a title="88-24-4 at PubChem" class="synonym_ref" href="http://www.ncbi.nlm.nih.gov/sites/entrez?db=pccompound&amp;amp;term=88-24-4" target="reference" onclick="partnerLink(1,'PubChem','link');"&gt;[RN]&lt;/a&gt;; Agidol 7; Antage W 500; Antioxidant 425; Bis(2-hydroxy-3-tert-butyl-5-ethylphenyl)methane; Bis(3-tert-butyl-5-ethyl-2-hydroxyphenyl)methane; Chemanox 22; Cyanox 425; Nocrac NS 5; phenol, 2,2'-methylenebis-(4-ethyl-6-t-butyl-; Phenol, 2,2'-methylenebis(6-(1,1-dimethylethyl)-4-ethyl-; Plastanox 425; Plastanox 425 antioxidant; Yoshinox 425; 413143_ALDRICH; AI3-25275; AO 425; BRN 2016207; CCRIS 7788; HSDB 5257; NSC 7782; NSC7782; USAF CY-6; ZINC01688367</text:p>
          </table:table-cell>
          <table:table-cell table:number-columns-repeated="2"/>
          <table:table-cell office:value-type="string">
            <text:p>http://www.chemspider.com/Chemical-Structure.6662.html</text:p>
          </table:table-cell>
          <table:table-cell office:value-type="string">
            <text:p>http://www.chemspider.com/ImagesHandler.ashx?id=6662&amp;w=640&amp;h=480</text:p>
          </table:table-cell>
          <table:table-cell office:value-type="string">
            <text:p>phenol</text:p>
          </table:table-cell>
          <table:table-cell office:value-type="float" office:value="163">
            <text:p>163</text:p>
          </table:table-cell>
          <table:table-cell office:value-type="string">
            <text:p>cyanox 425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6400</text:p>
          </table:table-cell>
          <table:table-cell office:value-type="string">
            <text:p>LLDPE;LDPE;MDPE;HDPE;PP;PB;PS;HIPS;SAN;PET;PBT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3)</text:p>
          </table:table-cell>
          <table:table-cell office:value-type="float" office:value="1.5">
            <text:p>1.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368.552">
            <text:p>368.55</text:p>
          </table:table-cell>
          <table:table-cell office:value-type="float" office:value="8.09">
            <text:p>8.09</text:p>
          </table:table-cell>
          <table:table-cell office:value-type="float" office:value="452.1">
            <text:p>452.1</text:p>
          </table:table-cell>
          <table:table-cell office:value-type="string">
            <text:p>8.6e-009</text:p>
          </table:table-cell>
        </table:table-row>
        <table:table-row table:style-name="ro3">
          <table:table-cell office:value-type="float" office:value="6883">
            <text:p>6883</text:p>
          </table:table-cell>
          <table:table-cell office:value-type="string">
            <text:p>InChI=1S/C8H8O2/c1-10-8(9)7-5-3-2-4-6-7/h2-6H,1H3</text:p>
          </table:table-cell>
          <table:table-cell office:value-type="string">
            <text:p>QPJVMBTYPHYUOC-UHFFFAOYSA-N</text:p>
          </table:table-cell>
          <table:table-cell office:value-type="string">
            <text:p>O=C(OC)c1ccccc1</text:p>
          </table:table-cell>
          <table:table-cell office:value-type="string">
            <text:p>methyl benzoate</text:p>
          </table:table-cell>
          <table:table-cell office:value-type="string">
            <text:p>123574-61-8; 22-02-0; 93-58-3; 93-89-0</text:p>
          </table:table-cell>
          <table:table-cell office:value-type="string">
            <text:p>Benzoate de méthyle; benzoic acid methyl ester; BENZOIC ACID, METHYL ESTER; Methyl benzenecarboxylate; methyl benzoate &lt;a title="methyl benzoate at Wikipedia" class="synonym_ref" href="http://en.wikipedia.org/wiki/methyl benzoate" target="reference" onclick="wikipediaPartnerLink();"&gt;[Wiki]&lt;/a&gt;; Methylbenzoat; methylbenzoate; o-methyl benzoate; 123574-61-8 &lt;a title="123574-61-8 at PubChem" class="synonym_ref" href="http://www.ncbi.nlm.nih.gov/sites/entrez?db=pccompound&amp;amp;term=123574-61-8" target="reference" onclick="partnerLink(1,'PubChem','link');"&gt;[RN]&lt;/a&gt;; 202-259-7 &lt;a title="202-259-7 at European chemical Substances Information System" class="synonym_ref" href="http://ecb.jrc.it/esis/index.php?GENRE=ECNO&amp;amp;ENTREE=202-259-7" target="reference"&gt;[EINECS/ELINCS]&lt;/a&gt;; 202-284-3 &lt;a title="202-284-3 at European chemical Substances Information System" class="synonym_ref" href="http://ecb.jrc.it/esis/index.php?GENRE=ECNO&amp;amp;ENTREE=202-284-3" target="reference"&gt;[EINECS/ELINCS]&lt;/a&gt;; 5-22-02-00059 (Beilstein Handbook Reference) &lt;a title="Beilstein database" class="synonym_ref" href="http://en.wikipedia.org/wiki/Beilstein_database" target="reference" onclick="wikipediaPartnerLink();"&gt;[Beilstein]&lt;/a&gt;; 93-58-3 &lt;a title="93-58-3 at PubChem" class="synonym_ref" href="http://www.ncbi.nlm.nih.gov/sites/entrez?db=pccompound&amp;amp;term=93-58-3" target="reference" onclick="partnerLink(1,'PubChem','link');"&gt;[RN]&lt;/a&gt;; 93-89-0 &lt;a title="93-89-0 at PubChem" class="synonym_ref" href="http://www.ncbi.nlm.nih.gov/sites/entrez?db=pccompound&amp;amp;term=93-89-0" target="reference" onclick="partnerLink(1,'PubChem','link');"&gt;[RN]&lt;/a&gt;; Clorius; Clorius (VAN); ESSENCE OF NIOBE; Niobe oil; OIL OF NIOBE; Oniobe oil; ortho-methyl benzoate; 18344_FLUKA; 27614_RIEDEL; AC-907/25014170; AI3-00525; AI3-19241; AIDS008917; AIDS-008917; AIDS018029; AIDS-018029; BRN 0113951; CCRIS 5851; FEMA No. 2683; HSDB 5283; M29908_ALDRICH; NCGC00091665-01; NSC 13126; NSC 9394; NSC13126; NSC403799; NSC9394; UN2938; W268305_ALDRICH; W268313_ALDRICH; ZINC00001706; ZINC00156868</text:p>
          </table:table-cell>
          <table:table-cell table:number-columns-repeated="2"/>
          <table:table-cell office:value-type="string">
            <text:p>http://www.chemspider.com/Chemical-Structure.6883.html</text:p>
          </table:table-cell>
          <table:table-cell office:value-type="string">
            <text:p>http://www.chemspider.com/ImagesHandler.ashx?id=6883&amp;w=640&amp;h=480</text:p>
          </table:table-cell>
          <table:table-cell office:value-type="string">
            <text:p>benzoate</text:p>
          </table:table-cell>
          <table:table-cell office:value-type="float" office:value="171">
            <text:p>171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08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ES</text:p>
          </table:table-cell>
          <table:table-cell office:value-type="float" office:value="136.148">
            <text:p>136.15</text:p>
          </table:table-cell>
          <table:table-cell office:value-type="float" office:value="2.2">
            <text:p>2.2</text:p>
          </table:table-cell>
          <table:table-cell office:value-type="float" office:value="199.5">
            <text:p>199.5</text:p>
          </table:table-cell>
          <table:table-cell office:value-type="float" office:value="0.34">
            <text:p>0.34</text:p>
          </table:table-cell>
        </table:table-row>
        <table:table-row table:style-name="ro3">
          <table:table-cell office:value-type="float" office:value="6883">
            <text:p>6883</text:p>
          </table:table-cell>
          <table:table-cell office:value-type="string">
            <text:p>InChI=1S/C8H8O2/c1-10-8(9)7-5-3-2-4-6-7/h2-6H,1H3</text:p>
          </table:table-cell>
          <table:table-cell office:value-type="string">
            <text:p>QPJVMBTYPHYUOC-UHFFFAOYSA-N</text:p>
          </table:table-cell>
          <table:table-cell office:value-type="string">
            <text:p>O=C(OC)c1ccccc1</text:p>
          </table:table-cell>
          <table:table-cell office:value-type="string">
            <text:p>methyl benzoate</text:p>
          </table:table-cell>
          <table:table-cell office:value-type="string">
            <text:p>123574-61-8; 22-02-0; 93-58-3; 93-89-0</text:p>
          </table:table-cell>
          <table:table-cell office:value-type="string">
            <text:p>Benzoate de méthyle; benzoic acid methyl ester; BENZOIC ACID, METHYL ESTER; Methyl benzenecarboxylate; methyl benzoate &lt;a title="methyl benzoate at Wikipedia" class="synonym_ref" href="http://en.wikipedia.org/wiki/methyl benzoate" target="reference" onclick="wikipediaPartnerLink();"&gt;[Wiki]&lt;/a&gt;; Methylbenzoat; methylbenzoate; o-methyl benzoate; 123574-61-8 &lt;a title="123574-61-8 at PubChem" class="synonym_ref" href="http://www.ncbi.nlm.nih.gov/sites/entrez?db=pccompound&amp;amp;term=123574-61-8" target="reference" onclick="partnerLink(1,'PubChem','link');"&gt;[RN]&lt;/a&gt;; 202-259-7 &lt;a title="202-259-7 at European chemical Substances Information System" class="synonym_ref" href="http://ecb.jrc.it/esis/index.php?GENRE=ECNO&amp;amp;ENTREE=202-259-7" target="reference"&gt;[EINECS/ELINCS]&lt;/a&gt;; 202-284-3 &lt;a title="202-284-3 at European chemical Substances Information System" class="synonym_ref" href="http://ecb.jrc.it/esis/index.php?GENRE=ECNO&amp;amp;ENTREE=202-284-3" target="reference"&gt;[EINECS/ELINCS]&lt;/a&gt;; 5-22-02-00059 (Beilstein Handbook Reference) &lt;a title="Beilstein database" class="synonym_ref" href="http://en.wikipedia.org/wiki/Beilstein_database" target="reference" onclick="wikipediaPartnerLink();"&gt;[Beilstein]&lt;/a&gt;; 93-58-3 &lt;a title="93-58-3 at PubChem" class="synonym_ref" href="http://www.ncbi.nlm.nih.gov/sites/entrez?db=pccompound&amp;amp;term=93-58-3" target="reference" onclick="partnerLink(1,'PubChem','link');"&gt;[RN]&lt;/a&gt;; 93-89-0 &lt;a title="93-89-0 at PubChem" class="synonym_ref" href="http://www.ncbi.nlm.nih.gov/sites/entrez?db=pccompound&amp;amp;term=93-89-0" target="reference" onclick="partnerLink(1,'PubChem','link');"&gt;[RN]&lt;/a&gt;; Clorius; Clorius (VAN); ESSENCE OF NIOBE; Niobe oil; OIL OF NIOBE; Oniobe oil; ortho-methyl benzoate; 18344_FLUKA; 27614_RIEDEL; AC-907/25014170; AI3-00525; AI3-19241; AIDS008917; AIDS-008917; AIDS018029; AIDS-018029; BRN 0113951; CCRIS 5851; FEMA No. 2683; HSDB 5283; M29908_ALDRICH; NCGC00091665-01; NSC 13126; NSC 9394; NSC13126; NSC403799; NSC9394; UN2938; W268305_ALDRICH; W268313_ALDRICH; ZINC00001706; ZINC00156868</text:p>
          </table:table-cell>
          <table:table-cell table:number-columns-repeated="2"/>
          <table:table-cell office:value-type="string">
            <text:p>http://www.chemspider.com/Chemical-Structure.6883.html</text:p>
          </table:table-cell>
          <table:table-cell office:value-type="string">
            <text:p>http://www.chemspider.com/ImagesHandler.ashx?id=6883&amp;w=640&amp;h=480</text:p>
          </table:table-cell>
          <table:table-cell office:value-type="string">
            <text:p>benzoate</text:p>
          </table:table-cell>
          <table:table-cell office:value-type="float" office:value="172">
            <text:p>172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784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ES</text:p>
          </table:table-cell>
          <table:table-cell office:value-type="float" office:value="136.148">
            <text:p>136.15</text:p>
          </table:table-cell>
          <table:table-cell office:value-type="float" office:value="2.2">
            <text:p>2.2</text:p>
          </table:table-cell>
          <table:table-cell office:value-type="float" office:value="199.5">
            <text:p>199.5</text:p>
          </table:table-cell>
          <table:table-cell office:value-type="float" office:value="0.34">
            <text:p>0.34</text:p>
          </table:table-cell>
        </table:table-row>
        <table:table-row table:style-name="ro3">
          <table:table-cell office:value-type="float" office:value="7034">
            <text:p>7034</text:p>
          </table:table-cell>
          <table:table-cell office:value-type="string">
            <text:p>InChI=1S/C22H30O2S/c1-13-9-17(23)15(21(3,4)5)11-19(13)25-20-12-16(22(6,7)8)18(24)10-14(20)2/h9-12,23-24H,1-8H3</text:p>
          </table:table-cell>
          <table:table-cell office:value-type="string">
            <text:p>HXIQYSLFEXIOAV-UHFFFAOYSA-N</text:p>
          </table:table-cell>
          <table:table-cell office:value-type="string">
            <text:p>S(c1c(cc(O)c(c1)C(C)(C)C)C)c2cc(c(O)cc2C)C(C)(C)C</text:p>
          </table:table-cell>
          <table:table-cell office:value-type="string">
            <text:p>4,4'-sulfanediylbis(2-tert-butyl-5-methylphenol)</text:p>
          </table:table-cell>
          <table:table-cell office:value-type="string">
            <text:p>126340-60-1; 12671-70-4; 188253-47-6; 52012-53-0; 57062-46-1; 60318-32-3; 76996-60-6; 96-69-5</text:p>
          </table:table-cell>
          <table:table-cell office:value-type="string">
            <text:p>5-tert-Butyl-4-hydroxy-2-methylphenyl sulphide; 4,4'-Sulfanediylbis(2-tert-butyl-5-methylphenol); 4,4'-Sulfanediylbis[5-methyl-2-(2-methyl-2-propanyl)phenol]; 4,4-Thiobis(6-t-butyl-m-cresol); phenol, 4,4'-thiobis[2-(1,1-dimethylethyl)-5-methyl-; 1, 1'-Thiobis (2-methyl-4-hydroxy-5-tert-butylbenzene); 1, 1'-Thiobis(2-methyl-4-hydroxy-5-tert-butylbenzene); 1,1'-thiobis(2-methyl-4-hydroxy-5-tert-butylbenzene); 126340-60-1 &lt;a title="126340-60-1 at PubChem" class="synonym_ref" href="http://www.ncbi.nlm.nih.gov/sites/entrez?db=pccompound&amp;amp;term=126340-60-1" target="reference" onclick="partnerLink(1,'PubChem','link');"&gt;[RN]&lt;/a&gt;; 12671-70-4 &lt;a title="12671-70-4 at PubChem" class="synonym_ref" href="http://www.ncbi.nlm.nih.gov/sites/entrez?db=pccompound&amp;amp;term=12671-70-4" target="reference" onclick="partnerLink(1,'PubChem','link');"&gt;[RN]&lt;/a&gt;; 188253-47-6 &lt;a title="188253-47-6 at PubChem" class="synonym_ref" href="http://www.ncbi.nlm.nih.gov/sites/entrez?db=pccompound&amp;amp;term=188253-47-6" target="reference" onclick="partnerLink(1,'PubChem','link');"&gt;[RN]&lt;/a&gt;; 1'-Thiobis(2-methyl-4-hydroxy-5-tert-butylbenzene); 2-(tert-butyl)-4-[5-(tert-butyl)-4-hydroxy-2-methylphenylthio]-5-methylphenol; 202-525-2 &lt;a title="202-525-2 at European chemical Substances Information System" class="synonym_ref" href="http://ecb.jrc.it/esis/index.php?GENRE=ECNO&amp;amp;ENTREE=202-525-2" target="reference"&gt;[EINECS/ELINCS]&lt;/a&gt;; 2-tert-butyl-4-[(5-tert-butyl-4-hydroxy-2-methylphenyl)sulfanyl]-5-methylphenol; 4; 4, {4'-Thiobis[6-tert-butyl-m-cresol]}; 4, 4'-Thiobis (2-tert-butyl-5-methylphenol); 4, 4'-Thiobis (3-methyl-6-tert-butylphenol); 4, 4'-Thiobis (6-tert-butyl-3-methylphenol); 4, 4'-Thiobis (6-tert-butyl-m-cresol); 4, 4'-Thiobis(2-tert-butyl-5-methylphenol); 4, 4'-Thiobis(3-methyl-6-tert-butylphenol); 4, 4'-Thiobis(6-tert-butyl-3-methylphenol); 4, 4'-Thiobis(6-tert-butyl-m-cresol); 4, 4'-Thiobis[6-tert-butyl-m-cresol]; 4,4'-Thiobis(2-(1,1-dimethylethyl)-5-methylphenol); 4,4'-thiobis(2-tert-butyl-5-methylphenol); 4,4'-THIOBIS(3-METHYL-6-TERT-BUTYLPHENOL); 4,4'-thiobis(6-t-butyl-m-cresol); 4,4'-Thiobis(6-tert-butyl-3-cresol); 4,4'-Thiobis(6-tert-butyl-3-methylphenol); 4,4'-Thiobis(6-tert-butyl-m-cresol); 4,4-THIOBIS(6-TERT-BUTYL-M-CRESOL); 4,4'-thiobis[2-(1,1-dimethylethyl)-5-methylphenol]; 4,4'-Thiobis[3-methyl-6-tert-butylphenol]; 4-06-00-06043 (Beilstein Handbook Reference) &lt;a title="Beilstein database" class="synonym_ref" href="http://en.wikipedia.org/wiki/Beilstein_database" target="reference" onclick="wikipediaPartnerLink();"&gt;[Beilstein]&lt;/a&gt;; 4'-Thiobis(3-methyl-6-tert-butylphenol); 1; 52012-53-0 &lt;a title="52012-53-0 at PubChem" class="synonym_ref" href="http://www.ncbi.nlm.nih.gov/sites/entrez?db=pccompound&amp;amp;term=52012-53-0" target="reference" onclick="partnerLink(1,'PubChem','link');"&gt;[RN]&lt;/a&gt;; 57062-46-1 &lt;a title="57062-46-1 at PubChem" class="synonym_ref" href="http://www.ncbi.nlm.nih.gov/sites/entrez?db=pccompound&amp;amp;term=57062-46-1" target="reference" onclick="partnerLink(1,'PubChem','link');"&gt;[RN]&lt;/a&gt;; 5-tert-Butyl-4-hydroxy-2-methylphenyl sulfide; 6,6'-Di-tert-butyl-4,4'-thiodi-m-cresol; 6,6'-Di-tert-butyl-4,4'-thiodi-m-cresol; 60318-32-3 &lt;a title="60318-32-3 at PubChem" class="synonym_ref" href="http://www.ncbi.nlm.nih.gov/sites/entrez?db=pccompound&amp;amp;term=60318-32-3" target="reference" onclick="partnerLink(1,'PubChem','link');"&gt;[RN]&lt;/a&gt;; 76996-60-6 &lt;a title="76996-60-6 at PubChem" class="synonym_ref" href="http://www.ncbi.nlm.nih.gov/sites/entrez?db=pccompound&amp;amp;term=76996-60-6" target="reference" onclick="partnerLink(1,'PubChem','link');"&gt;[RN]&lt;/a&gt;; 96-69-5 &lt;a title="96-69-5 at PubChem" class="synonym_ref" href="http://www.ncbi.nlm.nih.gov/sites/entrez?db=pccompound&amp;amp;term=96-69-5" target="reference" onclick="partnerLink(1,'PubChem','link');"&gt;[RN]&lt;/a&gt;; Antage Crystal; Antioxidant AO; Antioxidant TMB 6; bis(3-tert-butyl-4-hydroxy-6-methylphenyl) sulfide; Bis(4-Hydroxy-5-tert-Butyl-2-Methylphenyl) Sulfide; C040020; disperse mb-61; Nocrac 300; Nonflex BPS; Phenol, 4,4'-thiobis(2-(1,1-dimethylethyl)-5-methyl-; Santonox; santonox bm; santonox r; Santowhite; Santowhite crystals; sumilizer wx; Sumilizer WX; sumilizer wx-r; Thioalkofen BM 4; thioalkofen bm4; thioalkofen bmch; thioalkofen mbch; Thioalkophene BM-4; thioalkophene bm-4.; Yoshinox S; Yoshinox SR; AIDS124502; AIDS-124502; BRN 1147776; CCRIS 4917; HSDB 5304; NCGC00091503-01; NSC 35388; NSC35388; USAF B-15; ZINC01667592</text:p>
          </table:table-cell>
          <table:table-cell table:number-columns-repeated="2"/>
          <table:table-cell office:value-type="string">
            <text:p>http://www.chemspider.com/Chemical-Structure.7034.html</text:p>
          </table:table-cell>
          <table:table-cell office:value-type="string">
            <text:p>http://www.chemspider.com/ImagesHandler.ashx?id=7034&amp;w=640&amp;h=480</text:p>
          </table:table-cell>
          <table:table-cell office:value-type="string">
            <text:p>phenol</text:p>
          </table:table-cell>
          <table:table-cell office:value-type="float" office:value="178">
            <text:p>178</text:p>
          </table:table-cell>
          <table:table-cell office:value-type="string">
            <text:p>irganox 415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2800</text:p>
          </table:table-cell>
          <table:table-cell office:value-type="string">
            <text:p>LLDPE;LDPE;MDPE;HDPE;PP;PB;PS;HIPS;SAN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48">
            <text:p>0.48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358.537">
            <text:p>358.54</text:p>
          </table:table-cell>
          <table:table-cell office:value-type="float" office:value="7.63">
            <text:p>7.63</text:p>
          </table:table-cell>
          <table:table-cell office:value-type="float" office:value="475.6">
            <text:p>475.6</text:p>
          </table:table-cell>
          <table:table-cell office:value-type="string">
            <text:p>1.14e-009</text:p>
          </table:table-cell>
        </table:table-row>
        <table:table-row table:style-name="ro3">
          <table:table-cell office:value-type="float" office:value="610932">
            <text:p>610932</text:p>
          </table:table-cell>
          <table:table-cell office:value-type="string">
            <text:p>InChI=1S/C13H12N2S/c16-13(14-11-7-3-1-4-8-11)15-12-9-5-2-6-10-12/h1-10H,(H2,14,15,16)</text:p>
          </table:table-cell>
          <table:table-cell office:value-type="string">
            <text:p>FCSHMCFRCYZTRQ-UHFFFAOYSA-N</text:p>
          </table:table-cell>
          <table:table-cell office:value-type="string">
            <text:p>S=C(Nc1ccccc1)Nc2ccccc2</text:p>
          </table:table-cell>
          <table:table-cell office:value-type="string">
            <text:p>1,3-diphenylthiourea</text:p>
          </table:table-cell>
          <table:table-cell office:value-type="string">
            <text:p>102-08-9</text:p>
          </table:table-cell>
          <table:table-cell office:value-type="string">
            <text:p>Diphenylthiourea; 1,3-diphenylthiourea; N,N-diphenylthiourea; Thiourea, N,N'-diphenyl-; 1, 3-Diphenylthiourea; 1,3-Difenylthiomocovina [Czech]; 1,3-Diphenyl-2-thiourea; 1,3-Diphenyl-thiourea; 102-08-9 &lt;a title="102-08-9 at PubChem" class="synonym_ref" href="http://www.ncbi.nlm.nih.gov/sites/entrez?db=pccompound&amp;amp;term=102-08-9" target="reference" onclick="partnerLink(1,'PubChem','link');"&gt;[RN]&lt;/a&gt;; 203-004-2 &lt;a title="203-004-2 at European chemical Substances Information System" class="synonym_ref" href="http://ecb.jrc.it/esis/index.php?GENRE=ECNO&amp;amp;ENTREE=203-004-2" target="reference"&gt;[EINECS/ELINCS]&lt;/a&gt;; 2-Fenylotiomocznik [Polish]; bis(phenylamino)methane-1-thione; Carbanilide, thio-; DFT; Diphenylsulfourea; N, N'-Diphenylthiourea; N,N'-Diphenylthiocarbamide; N,N'-Diphenylthiourea; Nocceler C; Rhenocure CA; s-Diphenylthiocarbamide; Stabilisator C; stabilisator C; SULFOCARBANILIDE; sym-Diphenylthiourea; THIOCARBANILIDE &lt;a title="THIOCARBANILIDE at Wikipedia" class="synonym_ref" href="http://en.wikipedia.org/wiki/THIOCARBANILIDE" target="reference" onclick="wikipediaPartnerLink();"&gt;[Wiki]&lt;/a&gt;; Thiokarbanilid [Czech]; Thiourea, s-diphenyl-; Thiourea, sym-diphenyl-; Urea, 1,3-diphenyl-2-thio-; urea, NN'-diphenylthio-; Vulkacit CA; AI3-00852; CCRIS 5941; HSDB 2758; Maybridge1_001676; NCGC00091646-01; NSC 28134; NSC28134; NSC686; T28355_ALDRICH; USAF EK-245; ZINC03874019</text:p>
          </table:table-cell>
          <table:table-cell table:number-columns-repeated="2"/>
          <table:table-cell office:value-type="string">
            <text:p>http://www.chemspider.com/Chemical-Structure.610932.html</text:p>
          </table:table-cell>
          <table:table-cell office:value-type="string">
            <text:p>http://www.chemspider.com/ImagesHandler.ashx?id=610932&amp;w=640&amp;h=480</text:p>
          </table:table-cell>
          <table:table-cell office:value-type="string">
            <text:p>organic compound</text:p>
          </table:table-cell>
          <table:table-cell office:value-type="float" office:value="200">
            <text:p>200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168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228.313">
            <text:p>228.31</text:p>
          </table:table-cell>
          <table:table-cell office:value-type="float" office:value="2.34">
            <text:p>2.34</text:p>
          </table:table-cell>
          <table:table-cell office:value-type="float" office:value="348.7">
            <text:p>348.7</text:p>
          </table:table-cell>
          <table:table-cell office:value-type="string">
            <text:p>4.93e-005</text:p>
          </table:table-cell>
        </table:table-row>
        <table:table-row table:style-name="ro3">
          <table:table-cell office:value-type="float" office:value="7358">
            <text:p>7358</text:p>
          </table:table-cell>
          <table:table-cell office:value-type="string">
            <text:p>InChI=1S/C22H42O4/c1-5-9-13-19(7-3)17-25-21(23)15-11-12-16-22(24)26-18-20(8-4)14-10-6-2/h19-20H,5-18H2,1-4H3</text:p>
          </table:table-cell>
          <table:table-cell office:value-type="string">
            <text:p>SAOKZLXYCUGLFA-UHFFFAOYSA-N</text:p>
          </table:table-cell>
          <table:table-cell office:value-type="string">
            <text:p>O=C(OCC(CC)CCCC)CCCCC(=O)OCC(CCCC)CC</text:p>
          </table:table-cell>
          <table:table-cell office:value-type="string">
            <text:p>bis(2-ethylhexyl) hexanedioate</text:p>
          </table:table-cell>
          <table:table-cell office:value-type="string">
            <text:p>103-23-1; 39393-67-4; 63637-48-9; 70147-21-6</text:p>
          </table:table-cell>
          <table:table-cell office:value-type="string">
            <text:p>Di(2-ethylhexyl) adipate; 4-02-00-01964 (Beilstein Handbook Reference) &lt;a title="Beilstein database" class="synonym_ref" href="http://en.wikipedia.org/wiki/Beilstein_database" target="reference" onclick="wikipediaPartnerLink();"&gt;[Beilstein]&lt;/a&gt;; Adipic acid, bis(2-ethylhexyl) ester; Bis(2-ethylhexyl) Adipate &lt;a title="Bis(2-ethylhexyl) Adipate at Wikipedia" class="synonym_ref" href="http://en.wikipedia.org/wiki/Bis(2-ethylhexyl) Adipate" target="reference" onclick="wikipediaPartnerLink();"&gt;[Wiki]&lt;/a&gt;; bis(2-ethylhexyl) hexanedioate; DEHA; di-(2-Ethylhexyl) adipate; Di(2-ethylhexyl)adipate (DEHA); hexanedioic acid, bis(2-ethylhexyl) ester; 103-23-1 &lt;a title="103-23-1 at PubChem" class="synonym_ref" href="http://www.ncbi.nlm.nih.gov/sites/entrez?db=pccompound&amp;amp;term=103-23-1" target="reference" onclick="partnerLink(1,'PubChem','link');"&gt;[RN]&lt;/a&gt;; 203-090-1 &lt;a title="203-090-1 at European chemical Substances Information System" class="synonym_ref" href="http://ecb.jrc.it/esis/index.php?GENRE=ECNO&amp;amp;ENTREE=203-090-1" target="reference"&gt;[EINECS/ELINCS]&lt;/a&gt;; 39393-67-4 &lt;a title="39393-67-4 at PubChem" class="synonym_ref" href="http://www.ncbi.nlm.nih.gov/sites/entrez?db=pccompound&amp;amp;term=39393-67-4" target="reference" onclick="partnerLink(1,'PubChem','link');"&gt;[RN]&lt;/a&gt;; 63637-48-9 &lt;a title="63637-48-9 at PubChem" class="synonym_ref" href="http://www.ncbi.nlm.nih.gov/sites/entrez?db=pccompound&amp;amp;term=63637-48-9" target="reference" onclick="partnerLink(1,'PubChem','link');"&gt;[RN]&lt;/a&gt;; 70147-21-6 &lt;a title="70147-21-6 at PubChem" class="synonym_ref" href="http://www.ncbi.nlm.nih.gov/sites/entrez?db=pccompound&amp;amp;term=70147-21-6" target="reference" onclick="partnerLink(1,'PubChem','link');"&gt;[RN]&lt;/a&gt;; Adimoll DO; Adipic acid bis (2-ethylhexyl) ester; adipic acid bis(2-ethylhexyl) ester; Adipic acid bis(2-ethylhexyl) ester; Bis(2-ethylhexyl) adipate; Di(2-ethylhexyl) adipate; Adipic acid di(2-ethylhexyl) ester; ADIPIC ACID DI-2-ETHYLHEXYL ESTER; Adipic acid, bis (2-ethylhexyl) ester; adipol 2EH; ADO (lubricating oil); Arlamol DOA; BEHA; Bis(2-ethylhexyl) hexanedioate; Bis-(2-ethylhexyl)ester kyseliny adipove [Czech]; bisoflex doa; Crodamol DOA; Di(2-ethylhexyl)adipate; DI-2-ETHYLHEXYL ADIPATE; di2-ethylhexyl hexane-1,6-dioate; DIOCTYL ADIPATE; DOA; DOA Plasticizer; effemoll doa; Effomoll DA; effomoll doa; ergoplast addo; flexol a 26; flexol plasticizer 10-a; flexol plasticizer a-26; Hatcol 2908; Hexanedioic acid bis(2-ethylhexyl) ester; Hexanedioic acid, 1,6-bis(2-ethylhexyl) ester; Hexanedioic acid, bis (2-ethylhexyl) ester; Jayflex DOA 2; Jsp000336; kemester 5652; Kemester 5652; kodaflex doa; Lankroflex DOA; mollan s; monoplex doa; Morflex 310; Octyl adipate; Plasthall DOA; plastomoll doa; reomol doa; Rucoflex Plasticizer DOA; rucoflex plasticizer doa.; Sansocizer DOA; staflex doa; truflex doa; uniflex doa; vestinol oa; Vistone A 10; wickenol 158; witamol 320; 02138_FLUKA; 02140_FLUKA; 442492_SUPELCO; 525197_ALDRICH; AI3-28579; BRN 1803774; C14240; CCRIS 236; HSDB 343; K 3220; NCGC00091185-01; NCI-C54386; NCIOpen2_007625; NSC 56775; NSC56775; PX-238; sicol 250; USS 700; W519006_ALDRICH</text:p>
          </table:table-cell>
          <table:table-cell table:number-columns-repeated="2"/>
          <table:table-cell office:value-type="string">
            <text:p>http://www.chemspider.com/Chemical-Structure.7358.html</text:p>
          </table:table-cell>
          <table:table-cell office:value-type="string">
            <text:p>http://www.chemspider.com/ImagesHandler.ashx?id=7358&amp;w=640&amp;h=480</text:p>
          </table:table-cell>
          <table:table-cell office:value-type="string">
            <text:p>adipate</text:p>
          </table:table-cell>
          <table:table-cell office:value-type="float" office:value="207">
            <text:p>207</text:p>
          </table:table-cell>
          <table:table-cell office:value-type="string">
            <text:p>DEHA$DO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(2)</text:p>
          </table:table-cell>
          <table:table-cell office:value-type="string">
            <text:p>319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32)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ES</text:p>
          </table:table-cell>
          <table:table-cell office:value-type="float" office:value="370.567">
            <text:p>370.57</text:p>
          </table:table-cell>
          <table:table-cell office:value-type="float" office:value="8.1">
            <text:p>8.1</text:p>
          </table:table-cell>
          <table:table-cell office:value-type="float" office:value="374.4">
            <text:p>374.4</text:p>
          </table:table-cell>
          <table:table-cell office:value-type="string">
            <text:p>8.35e-006</text:p>
          </table:table-cell>
        </table:table-row>
        <table:table-row table:style-name="ro3">
          <table:table-cell office:value-type="float" office:value="7496">
            <text:p>7496</text:p>
          </table:table-cell>
          <table:table-cell office:value-type="string">
            <text:p>InChI=1S/C14H26O4/c1-3-5-11-17-13(15)9-7-8-10-14(16)18-12-6-4-2/h3-12H2,1-2H3</text:p>
          </table:table-cell>
          <table:table-cell office:value-type="string">
            <text:p>XTJFFFGAUHQWII-UHFFFAOYSA-N</text:p>
          </table:table-cell>
          <table:table-cell office:value-type="string">
            <text:p>O=C(OCCCC)CCCCC(=O)OCCCC</text:p>
          </table:table-cell>
          <table:table-cell office:value-type="string">
            <text:p>dibutyl hexanedioate</text:p>
          </table:table-cell>
          <table:table-cell office:value-type="string">
            <text:p>105-99-7; 109-43-3</text:p>
          </table:table-cell>
          <table:table-cell office:value-type="string">
            <text:p>Dibutyl Adipate; dibutyl hexanedioate; DIBUTYL SEBACATE; Hexanedioic acid, dibutyl ester; 105-99-7 &lt;a title="105-99-7 at PubChem" class="synonym_ref" href="http://www.ncbi.nlm.nih.gov/sites/entrez?db=pccompound&amp;amp;term=105-99-7" target="reference" onclick="partnerLink(1,'PubChem','link');"&gt;[RN]&lt;/a&gt;; 109-43-3 &lt;a title="109-43-3 at PubChem" class="synonym_ref" href="http://www.ncbi.nlm.nih.gov/sites/entrez?db=pccompound&amp;amp;term=109-43-3" target="reference" onclick="partnerLink(1,'PubChem','link');"&gt;[RN]&lt;/a&gt;; 203-350-4 &lt;a title="203-350-4 at European chemical Substances Information System" class="synonym_ref" href="http://ecb.jrc.it/esis/index.php?GENRE=ECNO&amp;amp;ENTREE=203-350-4" target="reference"&gt;[EINECS/ELINCS]&lt;/a&gt;; 3 PS; 3PS; 4-02-00-01961 (Beilstein Handbook Reference) &lt;a title="Beilstein database" class="synonym_ref" href="http://en.wikipedia.org/wiki/Beilstein_database" target="reference" onclick="wikipediaPartnerLink();"&gt;[Beilstein]&lt;/a&gt;; ADIPIC ACID BUTYL ESTER; ADIPIC ACID DIBUTYL ESTER; Adipic acid, dibutyl ester; Butyl adipate; C045405; Cetiol B; Di-butyl adipate; Dibutyl adipinate; dibutyl hexane-1,6-dioate; Dibutylester kyseliny adipove [Czech]; di-n-butyl adipate; Experimental tick repellent 3; Experimental tick repellent 3PS; Hexanedioic acid dibutyl ester; Polycizer W 260; Unitolate B; 309494_ALDRICH; 442864_SUPELCO; AI3-00671; BRN 1790739; C14253; NSC 8086; NSC8086</text:p>
          </table:table-cell>
          <table:table-cell table:number-columns-repeated="2"/>
          <table:table-cell office:value-type="string">
            <text:p>http://www.chemspider.com/Chemical-Structure.7496.html</text:p>
          </table:table-cell>
          <table:table-cell office:value-type="string">
            <text:p>http://www.chemspider.com/ImagesHandler.ashx?id=7496&amp;w=640&amp;h=480</text:p>
          </table:table-cell>
          <table:table-cell office:value-type="string">
            <text:p>sebacate</text:p>
          </table:table-cell>
          <table:table-cell office:value-type="float" office:value="242">
            <text:p>242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8536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32)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ES</text:p>
          </table:table-cell>
          <table:table-cell office:value-type="float" office:value="258.354">
            <text:p>258.35</text:p>
          </table:table-cell>
          <table:table-cell office:value-type="float" office:value="4.22">
            <text:p>4.22</text:p>
          </table:table-cell>
          <table:table-cell office:value-type="float" office:value="300.9">
            <text:p>300.9</text:p>
          </table:table-cell>
          <table:table-cell office:value-type="float" office:value="0.00109">
            <text:p>0</text:p>
          </table:table-cell>
        </table:table-row>
        <table:table-row table:style-name="ro3">
          <table:table-cell office:value-type="float" office:value="7984">
            <text:p>7984</text:p>
          </table:table-cell>
          <table:table-cell office:value-type="string">
            <text:p>InChI=1S/C5H12O4/c6-1-5(2-7,3-8)4-9/h6-9H,1-4H2</text:p>
          </table:table-cell>
          <table:table-cell office:value-type="string">
            <text:p>WXZMFSXDPGVJKK-UHFFFAOYSA-N</text:p>
          </table:table-cell>
          <table:table-cell office:value-type="string">
            <text:p>OCC(CO)(CO)CO</text:p>
          </table:table-cell>
          <table:table-cell office:value-type="string">
            <text:p>2,2-bis(hydroxymethyl)propane-1,3-diol</text:p>
          </table:table-cell>
          <table:table-cell office:value-type="string">
            <text:p>115-77-5; 75398-86-6; 88201-29-0</text:p>
          </table:table-cell>
          <table:table-cell office:value-type="string">
            <text:p>1,3-propanediol, 2,2-bis(hydroxymethyl)-; 2,2-bis(hydroxymethyl)propane-1,3-diol; 2,2-Bishydroxymethyl-1,3-propanediol; Neulizer P; Pentaerythrital; PENTAERYTHRITOL &lt;a title="PENTAERYTHRITOL at Wikipedia" class="synonym_ref" href="http://en.wikipedia.org/wiki/PENTAERYTHRITOL" target="reference" onclick="wikipediaPartnerLink();"&gt;[Wiki]&lt;/a&gt;; 1,1,1-TRIS(HYDROXYMETHYL)ETHANOL; 1,3-Propanediol, 2, 2-bis (hydroxymethyl)-; 115-77-5 &lt;a title="115-77-5 at PubChem" class="synonym_ref" href="http://www.ncbi.nlm.nih.gov/sites/entrez?db=pccompound&amp;amp;term=115-77-5" target="reference" onclick="partnerLink(1,'PubChem','link');"&gt;[RN]&lt;/a&gt;; 2,2-Bis(hydroxymethyl)-1, 3-propanediol; 2,2-Bis(hydroxymethyl)-1,3-propanediol; 204-104-9 &lt;a title="204-104-9 at European chemical Substances Information System" class="synonym_ref" href="http://ecb.jrc.it/esis/index.php?GENRE=ECNO&amp;amp;ENTREE=204-104-9" target="reference"&gt;[EINECS/ELINCS]&lt;/a&gt;; 264-848-5 &lt;a title="264-848-5 at European chemical Substances Information System" class="synonym_ref" href="http://ecb.jrc.it/esis/index.php?GENRE=ECNO&amp;amp;ENTREE=264-848-5" target="reference"&gt;[EINECS/ELINCS]&lt;/a&gt;; 4-01-00-02812; 4-01-00-02812 (Beilstein Handbook Reference) &lt;a title="Beilstein database" class="synonym_ref" href="http://en.wikipedia.org/wiki/Beilstein_database" target="reference" onclick="wikipediaPartnerLink();"&gt;[Beilstein]&lt;/a&gt;; 75398-86-6 &lt;a title="75398-86-6 at PubChem" class="synonym_ref" href="http://www.ncbi.nlm.nih.gov/sites/entrez?db=pccompound&amp;amp;term=75398-86-6" target="reference" onclick="partnerLink(1,'PubChem','link');"&gt;[RN]&lt;/a&gt;; 88201-29-0 &lt;a title="88201-29-0 at PubChem" class="synonym_ref" href="http://www.ncbi.nlm.nih.gov/sites/entrez?db=pccompound&amp;amp;term=88201-29-0" target="reference" onclick="partnerLink(1,'PubChem','link');"&gt;[RN]&lt;/a&gt;; Auxinutril; Hercules P6; Maxinutril; Metab-Auxil; Methane tetramethylol; Monopentaerythritol; Monopentek; PE; Penetek; Pentaerythrite; Pentek; PETP; Tetrahydroxymethylmethane; Tetrakis(hydroxymethyl)methane; Tetramethylolmethane; THME; 236241_ALDRICH; 76640_FLUKA; AI3-19571; AIDS017571; AIDS-017571; BRN 1679274; CCRIS 2306; HSDB 872; NSC 8100; NSC8100; P4755_ALDRICH; PE 200; ZINC00391843</text:p>
          </table:table-cell>
          <table:table-cell table:number-columns-repeated="2"/>
          <table:table-cell office:value-type="string">
            <text:p>http://www.chemspider.com/Chemical-Structure.7984.html</text:p>
          </table:table-cell>
          <table:table-cell office:value-type="string">
            <text:p>http://www.chemspider.com/ImagesHandler.ashx?id=7984&amp;w=640&amp;h=480</text:p>
          </table:table-cell>
          <table:table-cell office:value-type="string">
            <text:p>organic compound</text:p>
          </table:table-cell>
          <table:table-cell office:value-type="float" office:value="279">
            <text:p>279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22840;7160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p473 Hanser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136.146">
            <text:p>136.15</text:p>
          </table:table-cell>
          <table:table-cell office:value-type="float" office:value="-2.36">
            <text:p>-2.36</text:p>
          </table:table-cell>
          <table:table-cell office:value-type="float" office:value="380.4">
            <text:p>380.4</text:p>
          </table:table-cell>
          <table:table-cell office:value-type="string">
            <text:p>2.38e-007</text:p>
          </table:table-cell>
        </table:table-row>
        <table:table-row table:style-name="ro3">
          <table:table-cell office:value-type="string">
            <text:p>2.11065e+007</text:p>
          </table:table-cell>
          <table:table-cell office:value-type="string">
            <text:p>InChI=1S/C24H38O4/c1-5-9-13-19(7-3)17-27-23(25)21-15-11-12-16-22(21)24(26)28-18-20(8-4)14-10-6-2/h11-12,15-16,19-20H,5-10,13-14,17-18H2,1-4H3</text:p>
          </table:table-cell>
          <table:table-cell office:value-type="string">
            <text:p>BJQHLKABXJIVAM-UHFFFAOYSA-N</text:p>
          </table:table-cell>
          <table:table-cell office:value-type="string">
            <text:p>CCCCC(CC)COC(=O)c1ccccc1C(=O)OCC(CC)CCCC</text:p>
          </table:table-cell>
          <table:table-cell office:value-type="string">
            <text:p>bis(2-ethylhexyl) benzene-1,2-dicarboxylate</text:p>
          </table:table-cell>
          <table:table-cell office:value-type="string">
            <text:p>117-81-7; 117-84-0; 8033-53-2</text:p>
          </table:table-cell>
          <table:table-cell office:value-type="string">
            <text:p>1,2-BENZENEDICARBOXYLIC ACID BIS(2-ETHYLHEXYL) ESTER; 1,2-Benzenedicarboxylic acid, 1,2-bis(2-ethylhexyl) ester; 1,2-benzenedicarboxylic acid, bis(2-ethylhexyl) ester; 117-81-7 &lt;a title="117-81-7 at PubChem" class="synonym_ref" href="http://www.ncbi.nlm.nih.gov/sites/entrez?db=pccompound&amp;amp;term=117-81-7" target="reference" onclick="partnerLink(1,'PubChem','link');"&gt;[RN]&lt;/a&gt;; bis(2-ethylhexyl) benzene-1,2-dicarboxylate; Bis(2-ethylhexyl) Phthalate &lt;a title="Bis(2-ethylhexyl) Phthalate at Wikipedia" class="synonym_ref" href="http://en.wikipedia.org/wiki/Bis(2-ethylhexyl) Phthalate" target="reference" onclick="wikipediaPartnerLink();"&gt;[Wiki]&lt;/a&gt;; BIS(2-ETHYLHEXYL)PHTHALATE; DEHP; Di(2-Ethylhexyl phthalate); di(2-ethylhexyl) phthalate; Di-(2-ethylhexyl) phthalate; Di-2-ethylhexyl phthalate; diethylhexyl phthalate; Diethylhexyl phthalate (DEHP); Di-sec octyl phthalate; Di-sec-octyl phthalate; DOP; Phthalic acid bis(2-ethylhexyl ester); phthalic acid bis(2-ethylhexyl) ester; 117-84-0 &lt;a title="117-84-0 at PubChem" class="synonym_ref" href="http://www.ncbi.nlm.nih.gov/sites/entrez?db=pccompound&amp;amp;term=117-84-0" target="reference" onclick="partnerLink(1,'PubChem','link');"&gt;[RN]&lt;/a&gt;; 204-211-0 &lt;a title="204-211-0 at European chemical Substances Information System" class="synonym_ref" href="http://ecb.jrc.it/esis/index.php?GENRE=ECNO&amp;amp;ENTREE=204-211-0" target="reference"&gt;[EINECS/ELINCS]&lt;/a&gt;; 204-214-7 &lt;a title="204-214-7 at European chemical Substances Information System" class="synonym_ref" href="http://ecb.jrc.it/esis/index.php?GENRE=ECNO&amp;amp;ENTREE=204-214-7" target="reference"&gt;[EINECS/ELINCS]&lt;/a&gt;; 2-ethylhexyl 2-[(2-ethylhexyl)oxycarbonyl]benzoate; 8033-53-2 &lt;a title="8033-53-2 at PubChem" class="synonym_ref" href="http://www.ncbi.nlm.nih.gov/sites/entrez?db=pccompound&amp;amp;term=8033-53-2" target="reference" onclick="partnerLink(1,'PubChem','link');"&gt;[RN]&lt;/a&gt;; bis-(2-Ethylhexyl)phthalate; di(2-ethylhexyl)phthalate; di-2-etilhexil ftalato (producto); Diethylhexylphthalate (phthalate ester); DIOCTYL PHTHALATE; OCTYL PHTHALATE; Phthalic acid bis(2-ethylhexyl)ester; 312819_SIGMA; 36735_RIEDEL; 48557_SUPELCO; 525154_ALDRICH; 80030_FLUKA; D201154_ALDRICH</text:p>
          </table:table-cell>
          <table:table-cell table:number-columns-repeated="2"/>
          <table:table-cell office:value-type="string">
            <text:p>http://www.chemspider.com/Chemical-Structure.21106505.html</text:p>
          </table:table-cell>
          <table:table-cell office:value-type="string">
            <text:p>http://www.chemspider.com/ImagesHandler.ashx?id=21106505&amp;w=640&amp;h=480</text:p>
          </table:table-cell>
          <table:table-cell office:value-type="string">
            <text:p>phtalate</text:p>
          </table:table-cell>
          <table:table-cell office:value-type="float" office:value="283">
            <text:p>283</text:p>
          </table:table-cell>
          <table:table-cell office:value-type="string">
            <text:p>DEHP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(7)</text:p>
          </table:table-cell>
          <table:table-cell office:value-type="string">
            <text:p>7464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Only to be used as: (a) plasticiser in repeated use materials and articles contacting non-fatty foods; (b) technical support agent in concentrations up to 0,1 % in the final product.</text:p>
          </table:table-cell>
          <table:table-cell office:value-type="string">
            <text:p>(32)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PT</text:p>
          </table:table-cell>
          <table:table-cell office:value-type="float" office:value="390.556">
            <text:p>390.56</text:p>
          </table:table-cell>
          <table:table-cell office:value-type="float" office:value="8.52">
            <text:p>8.52</text:p>
          </table:table-cell>
          <table:table-cell office:value-type="float" office:value="384.93">
            <text:p>384.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092">
            <text:p>8092</text:p>
          </table:table-cell>
          <table:table-cell office:value-type="string">
            <text:p>InChI=1S/C23H32O2/c1-14-9-16(20(24)18(11-14)22(3,4)5)13-17-10-15(2)12-19(21(17)25)23(6,7)8/h9-12,24-25H,13H2,1-8H3</text:p>
          </table:table-cell>
          <table:table-cell office:value-type="string">
            <text:p>KGRVJHAUYBGFFP-UHFFFAOYSA-N</text:p>
          </table:table-cell>
          <table:table-cell office:value-type="string">
            <text:p>Oc1c(cc(cc1C(C)(C)C)C)Cc2cc(cc(c2O)C(C)(C)C)C</text:p>
          </table:table-cell>
          <table:table-cell office:value-type="string">
            <text:p>2,2'-methanediylbis(6-tert-butyl-4-methylphenol)</text:p>
          </table:table-cell>
          <table:table-cell office:value-type="string">
            <text:p>119-47-1</text:p>
          </table:table-cell>
          <table:table-cell office:value-type="string">
            <text:p>2,2'-Methylenebis[6-tert-butyl-p-cresol]; 119-47-1 &lt;a title="119-47-1 at PubChem" class="synonym_ref" href="http://www.ncbi.nlm.nih.gov/sites/entrez?db=pccompound&amp;amp;term=119-47-1" target="reference" onclick="partnerLink(1,'PubChem','link');"&gt;[RN]&lt;/a&gt;; 1X1&amp;1&amp;R BQ E1 C1R BQ E1 CX1&amp;1&amp;1; 2,2'-methylenebis(6-tert-butyl-4-methylphenol); 2,2'-Methylenebis[4-methyl-6-(2-methyl-2-propanyl)phenol]; 2-tert-Butyl-6-(2-hydroxy-3-tert-butyl-5-methyl-benzyl)-4-methyl-phenol; Phenol, 2,2'-methylenebis[6-(1,1-dimethylethyl)-4-methyl-; 2-(tert-butyl)-6-{[3-(tert-butyl)-2-hydroxy-5-methylphenyl]methyl}-4-methylphenol; 2, 2'-Bis-6-terc.butyl-p-kresylmethan; 2, 2'-Methylenebis[4-methyl-6-tert-butylphenol]; 2, 2'-Methylenebis[6-(1,1-dimethylethyl)-p-cresol]; 2, 2'-Methylenebis[6-tert-butyl-p-cresol]; 2,2-Methylenebis(6-tert-butyl-4-methylphenol); 2,2'-Bis-6-terc.butyl-p-kresylmethan [Czech]; 2,2'-methanediylbis(6-tert-butyl-4-methylphenol); 2,2'-methanediylbis[6-(1,1-dimethylethyl)-4-methylphenol]; 2,2-Methylenebis(4-methyl-6-t-butylphenol); 2,2'-methylenebis(4-methyl-6-tert-butylphenol); 2,2'-METHYLENEBIS(4-METHYL-6-TERT-BUTYL-PHENOL); 2,2'-Methylenebis(6-(1,1-dimethylethyl)-4-methylphenol); 2,2'-Methylenebis(6-(1,1-dimethylethyl)-p-cresol); 2,2'-Methylene-bis(6-tert-butyl-4-methylphenol); 2,2'-Methylenebis(6-tert-butyl-p-cresol); 204-327-1 &lt;a title="204-327-1 at European chemical Substances Information System" class="synonym_ref" href="http://ecb.jrc.it/esis/index.php?GENRE=ECNO&amp;amp;ENTREE=204-327-1" target="reference"&gt;[EINECS/ELINCS]&lt;/a&gt;; 4-06-00-06801 (Beilstein Handbook Reference) &lt;a title="Beilstein database" class="synonym_ref" href="http://en.wikipedia.org/wiki/Beilstein_database" target="reference" onclick="wikipediaPartnerLink();"&gt;[Beilstein]&lt;/a&gt;; 6,6'-Di-tert-butyl-2,2'-methylenedi-p-cresol; A 22-46; A-22-46; Advastab 405; Alterungsschutzmittel BKF; Antage W 400; Anti Ox; Antioxidant 1; Antioxidant 2246; Antioxidant BKF; Antioxidant NG-2246; AO 1; AO 1 (Antioxidant); AO 1 (VAN); AO1; BIS (2-HYDROXY-3TERT-BUTYL-5-METHYLPHENYL) METHA; bis(2-hydroxy-3-tert-butyl-5-methylphenyl)methane; Bis(6-hydroxy-3-methyl-5-tert-butylphenyl)methane; Bisaklofen BP; Bisalkofen BP; BKF; CAO 5; Catolin 14; Chemanox 21; Cyanox 2246; Di(2-hydroxy-5-methyl-3-tert-butylphenyl)methane; Lederle 2246; Methane, 2,2'-bis(6-t-butyl-p-cresyl)-; Methane, 2,2'-bis(6-tert-butyl-p-cresyl)-; Methylene bis methyl butyl phenol; Nocrac NS 6; Nocrack NS 6; Oxy Chek 114; p-Cresol, 2,2'-methylenebis(6-tert-butyl- (8CI); phenol, 2,2'-methylenebis-(4-methyl-6-t-butyl-; Phenol, 2,2'-methylenebis(6-(1,1-dimethylethyl)-4-methyl-; Plastanox 2246; Plastanox 2246 Antioxidant; Sumilizer MDP; Synox 5LT; Vulkanox BKF; 413135_ALDRICH; AI3-18027; AO 2246; BRN 2062676; Calco 2246; CAO 14; CAO-14; CCRIS 4919; HSDB 5585; NG 2246; NSC 7781; NSC7781; S 67</text:p>
          </table:table-cell>
          <table:table-cell table:number-columns-repeated="2"/>
          <table:table-cell office:value-type="string">
            <text:p>http://www.chemspider.com/Chemical-Structure.8092.html</text:p>
          </table:table-cell>
          <table:table-cell office:value-type="string">
            <text:p>http://www.chemspider.com/ImagesHandler.ashx?id=8092&amp;w=640&amp;h=480</text:p>
          </table:table-cell>
          <table:table-cell office:value-type="string">
            <text:p>phenol</text:p>
          </table:table-cell>
          <table:table-cell office:value-type="float" office:value="285">
            <text:p>285</text:p>
          </table:table-cell>
          <table:table-cell office:value-type="string">
            <text:p>cyanox 12246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6480</text:p>
          </table:table-cell>
          <table:table-cell office:value-type="string">
            <text:p>LLDPE;LDPE;MDPE;HDPE;PP;PB;PS;HIPS;SAN;PET;PBT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3)</text:p>
          </table:table-cell>
          <table:table-cell office:value-type="float" office:value="1.5">
            <text:p>1.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340.499">
            <text:p>340.5</text:p>
          </table:table-cell>
          <table:table-cell office:value-type="float" office:value="7.03">
            <text:p>7.03</text:p>
          </table:table-cell>
          <table:table-cell office:value-type="float" office:value="428.6">
            <text:p>428.6</text:p>
          </table:table-cell>
          <table:table-cell office:value-type="string">
            <text:p>6e-008</text:p>
          </table:table-cell>
        </table:table-row>
        <table:table-row table:style-name="ro3">
          <table:table-cell office:value-type="float" office:value="2991">
            <text:p>2991</text:p>
          </table:table-cell>
          <table:table-cell office:value-type="string">
            <text:p>InChI=1S/C13H10O/c14-13(11-7-3-1-4-8-11)12-9-5-2-6-10-12/h1-10H</text:p>
          </table:table-cell>
          <table:table-cell office:value-type="string">
            <text:p>RWCCWEUUXYIKHB-UHFFFAOYSA-N</text:p>
          </table:table-cell>
          <table:table-cell office:value-type="string">
            <text:p>O=C(c1ccccc1)c2ccccc2</text:p>
          </table:table-cell>
          <table:table-cell office:value-type="string">
            <text:p>diphenylmethanone</text:p>
          </table:table-cell>
          <table:table-cell office:value-type="string">
            <text:p>119-61-9</text:p>
          </table:table-cell>
          <table:table-cell office:value-type="string">
            <text:p>119-61-9 &lt;a title="119-61-9 at PubChem" class="synonym_ref" href="http://www.ncbi.nlm.nih.gov/sites/entrez?db=pccompound&amp;amp;term=119-61-9" target="reference" onclick="partnerLink(1,'PubChem','link');"&gt;[RN]&lt;/a&gt;; 204-337-6 &lt;a title="204-337-6 at European chemical Substances Information System" class="synonym_ref" href="http://ecb.jrc.it/esis/index.php?GENRE=ECNO&amp;amp;ENTREE=204-337-6" target="reference"&gt;[EINECS/ELINCS]&lt;/a&gt;; Adjutan 6016; a-Oxodiphenylmethane; a-Oxoditane; Benzophenon; Benzophenone &lt;a title="Benzophenone at Wikipedia" class="synonym_ref" href="http://en.wikipedia.org/wiki/Benzophenone" target="reference" onclick="wikipediaPartnerLink();"&gt;[Wiki]&lt;/a&gt;; diphenyl ketone; Diphenylmethanone; Diphénylméthanone [French]; Kayacure BP; Ketone, diphenyl; methanone, diphenyl-; RVR &lt;a title="Wiswesser Line Notation" class="synonym_ref" href="http://en.wikipedia.org/wiki/Wiswesser_Line_Notation" target="reference" onclick="wikipediaPartnerLink();"&gt;[WLN]&lt;/a&gt;; Speedcure BP; -Oxodiphenylmethane; -Oxoditane; 1238185 &lt;a title="Beilstein database" class="synonym_ref" href="http://en.wikipedia.org/wiki/Beilstein_database" target="reference" onclick="wikipediaPartnerLink();"&gt;[Beilstein]&lt;/a&gt;; Benzene, benzoyl-; Benzophenone; Benzoylbenzene; Diphenyl ketone; Benzoylbenzene; Diphenyl-methanone; PHENYL KETONE; -oxodiphenylmethane; -oxoditane; 239852_SIAL; 427551_ALDRICH; 442842_SUPELCO; 73664_FLUKA; AI3-00754; AIDS017932; AIDS-017932; B9300_SIAL; C047723; C06354; Caswell No. 081G; CCRIS 629; CHEBI:3034; EPA Pesticide Chemical Code 000315; FEMA No. 2134; HSDB 6809; MFCD00003076; NCGC00090787-01; NSC 8077; NSC8077; UPCMLD-DP071:001; W213403_ALDRICH; ZINC00968233</text:p>
          </table:table-cell>
          <table:table-cell table:number-columns-repeated="2"/>
          <table:table-cell office:value-type="string">
            <text:p>http://www.chemspider.com/Chemical-Structure.2991.html</text:p>
          </table:table-cell>
          <table:table-cell office:value-type="string">
            <text:p>http://www.chemspider.com/ImagesHandler.ashx?id=2991&amp;w=640&amp;h=480</text:p>
          </table:table-cell>
          <table:table-cell office:value-type="string">
            <text:p>benzophenone</text:p>
          </table:table-cell>
          <table:table-cell office:value-type="float" office:value="286">
            <text:p>286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24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6">
            <text:p>0.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182.218">
            <text:p>182.22</text:p>
          </table:table-cell>
          <table:table-cell office:value-type="float" office:value="3.18">
            <text:p>3.18</text:p>
          </table:table-cell>
          <table:table-cell office:value-type="float" office:value="305.4">
            <text:p>305.4</text:p>
          </table:table-cell>
          <table:table-cell office:value-type="float" office:value="0.000823">
            <text:p>0</text:p>
          </table:table-cell>
        </table:table-row>
        <table:table-row table:style-name="ro3">
          <table:table-cell office:value-type="float" office:value="4778">
            <text:p>4778</text:p>
          </table:table-cell>
          <table:table-cell office:value-type="string">
            <text:p>InChI=1S/C10H12O5/c1-2-3-15-10(14)6-4-7(11)9(13)8(12)5-6/h4-5,11-13H,2-3H2,1H3</text:p>
          </table:table-cell>
          <table:table-cell office:value-type="string">
            <text:p>ZTHYODDOHIVTJV-UHFFFAOYSA-N</text:p>
          </table:table-cell>
          <table:table-cell office:value-type="string">
            <text:p>O=C(OCCC)c1cc(O)c(O)c(O)c1</text:p>
          </table:table-cell>
          <table:table-cell office:value-type="string">
            <text:p>propyl 3,4,5-trihydroxybenzoate</text:p>
          </table:table-cell>
          <table:table-cell office:value-type="string">
            <text:p>121-79-9; 504-63-2; 56274-95-4</text:p>
          </table:table-cell>
          <table:table-cell office:value-type="string">
            <text:p>121-79-9 &lt;a title="121-79-9 at PubChem" class="synonym_ref" href="http://www.ncbi.nlm.nih.gov/sites/entrez?db=pccompound&amp;amp;term=121-79-9" target="reference" onclick="partnerLink(1,'PubChem','link');"&gt;[RN]&lt;/a&gt;; 3,4,5-Trihydroxybenzoate de propyle; benzoic acid, 3,4,5-trihydroxy-, propyl ester; Nipanox S 1; n-Propyl GalIate; PG; propyl 3,4,5-trihydroxybenzoate; PROPYL GALLATE; Propyl-3,4,5-trihydroxybenzoat; 204-498-2 &lt;a title="204-498-2 at European chemical Substances Information System" class="synonym_ref" href="http://ecb.jrc.it/esis/index.php?GENRE=ECNO&amp;amp;ENTREE=204-498-2" target="reference"&gt;[EINECS/ELINCS]&lt;/a&gt;; 207-997-3 &lt;a title="207-997-3 at European chemical Substances Information System" class="synonym_ref" href="http://ecb.jrc.it/esis/index.php?GENRE=ECNO&amp;amp;ENTREE=207-997-3" target="reference"&gt;[EINECS/ELINCS]&lt;/a&gt;; 3,4, 5-Trihydroxybenzoic acid, propyl ester; 3,4,5-Trihydroxybenzene-1-propylcarboxylate; 3,4,5-Trihydroxybenzoic acid n-propyl ester; 3,4,5-Trihydroxybenzoic acid propyl ester; 3,4,5-Trihydroxy-benzoic acid propyl ester; 3,4,5-Trihydroxybenzoic acid, propyl ester; 504-63-2 &lt;a title="504-63-2 at PubChem" class="synonym_ref" href="http://www.ncbi.nlm.nih.gov/sites/entrez?db=pccompound&amp;amp;term=504-63-2" target="reference" onclick="partnerLink(1,'PubChem','link');"&gt;[RN]&lt;/a&gt;; 56274-95-4 &lt;a title="56274-95-4 at PubChem" class="synonym_ref" href="http://www.ncbi.nlm.nih.gov/sites/entrez?db=pccompound&amp;amp;term=56274-95-4" target="reference" onclick="partnerLink(1,'PubChem','link');"&gt;[RN]&lt;/a&gt;; Benzoic acid, 3,4, 5-trihydroxy-, propyl ester; D011435; Gallate, Propyl; Gallic acid n-propyl ester; gallic acid propyl ester; Gallic acid, n-propyl ester; Gallic acid, propyl ester; nipagallin p; n-propyl 3,4,5-trihydroxybenzoate; n-propyl ester of 3,4,5-trihydroxybenzoic acid; n-Propyl Gallate; Progallin P; Progallin P; Propyl gallate (NF); Propylester kyseliny gallove [Czech]; TENOX PG; Tenox PG.; 02370_FLUKA; 48710_FLUKA; AI3-17136; AIDS039566; AIDS-039566; C11155; CBDivE_013134; CCRIS 541; D02382; EU-0036319; FEMA No. 2947; HSDB 591; NCI60_002094; NCI-C50588; NCI-C505888; nipa 49; NSC 2626; NSC2626; P3130_SIGMA; W294705_ALDRICH; ZINC01532172</text:p>
          </table:table-cell>
          <table:table-cell table:number-columns-repeated="2"/>
          <table:table-cell office:value-type="string">
            <text:p>http://www.chemspider.com/Chemical-Structure.4778.html</text:p>
          </table:table-cell>
          <table:table-cell office:value-type="string">
            <text:p>http://www.chemspider.com/ImagesHandler.ashx?id=4778&amp;w=640&amp;h=480</text:p>
          </table:table-cell>
          <table:table-cell office:value-type="string">
            <text:p>phenol</text:p>
          </table:table-cell>
          <table:table-cell office:value-type="float" office:value="290">
            <text:p>29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5360</text:p>
          </table:table-cell>
          <table:table-cell office:value-type="string">
            <text:p>LLDPE;LDPE;MDPE;HDPE;PP;PB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20)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212.199">
            <text:p>212.2</text:p>
          </table:table-cell>
          <table:table-cell office:value-type="float" office:value="2.6">
            <text:p>2.6</text:p>
          </table:table-cell>
          <table:table-cell office:value-type="float" office:value="448.6">
            <text:p>448.6</text:p>
          </table:table-cell>
          <table:table-cell office:value-type="string">
            <text:p>1.16e-008</text:p>
          </table:table-cell>
        </table:table-row>
        <table:table-row table:style-name="ro3">
          <table:table-cell office:value-type="float" office:value="28990">
            <text:p>28990</text:p>
          </table:table-cell>
          <table:table-cell office:value-type="string">
            <text:p>InChI=1S/C30H58O4S/c1-3-5-7-9-11-13-15-17-19-21-25-33-29(31)23-27-35-28-24-30(32)34-26-22-20-18-16-14-12-10-8-6-4-2/h3-28H2,1-2H3</text:p>
          </table:table-cell>
          <table:table-cell office:value-type="string">
            <text:p>GHKOFFNLGXMVNJ-UHFFFAOYSA-N</text:p>
          </table:table-cell>
          <table:table-cell office:value-type="string">
            <text:p>O=C(OCCCCCCCCCCCC)CCSCCC(=O)OCCCCCCCCCCCC</text:p>
          </table:table-cell>
          <table:table-cell office:value-type="string">
            <text:p>didodecyl 3,3'-sulfanediyldipropanoate</text:p>
          </table:table-cell>
          <table:table-cell office:value-type="string">
            <text:p>115628-90-5; 123-28-4; 53571-83-8</text:p>
          </table:table-cell>
          <table:table-cell office:value-type="string">
            <text:p>204-614-1 &lt;a title="204-614-1 at European chemical Substances Information System" class="synonym_ref" href="http://ecb.jrc.it/esis/index.php?GENRE=ECNO&amp;amp;ENTREE=204-614-1" target="reference"&gt;[EINECS/ELINCS]&lt;/a&gt;; Didodecyl 3,3'-sulfanediyldipropanoate; didodecyl 3,3'-thiodipropanoate; Dilauryl ,'-thiodipropionate; propanoic acid, 3,3'-thiobis-, didodecyl ester; 115628-90-5 &lt;a title="115628-90-5 at PubChem" class="synonym_ref" href="http://www.ncbi.nlm.nih.gov/sites/entrez?db=pccompound&amp;amp;term=115628-90-5" target="reference" onclick="partnerLink(1,'PubChem','link');"&gt;[RN]&lt;/a&gt;; 123-28-4 &lt;a title="123-28-4 at PubChem" class="synonym_ref" href="http://www.ncbi.nlm.nih.gov/sites/entrez?db=pccompound&amp;amp;term=123-28-4" target="reference" onclick="partnerLink(1,'PubChem','link');"&gt;[RN]&lt;/a&gt;; 3, 3'-Thiobispropionic acid, didodecyl ester; 3,3'-Thiobispropionic acid, didodecyl ester; 3,3'-Thiodipropionic Acid Di-N-Dodecyl Ester; 4-03-00-00744 (Beilstein Handbook Reference) &lt;a title="Beilstein database" class="synonym_ref" href="http://en.wikipedia.org/wiki/Beilstein_database" target="reference" onclick="wikipediaPartnerLink();"&gt;[Beilstein]&lt;/a&gt;; 53571-83-8 &lt;a title="53571-83-8 at PubChem" class="synonym_ref" href="http://www.ncbi.nlm.nih.gov/sites/entrez?db=pccompound&amp;amp;term=53571-83-8" target="reference" onclick="partnerLink(1,'PubChem','link');"&gt;[RN]&lt;/a&gt;; Advastab 800; Antioxidant AS; Antioxidant LTDP; Carstab dltdp; Cyanox LTDP; D 1 (antioxidant); Didodecyl 3,3-thiodipropionate; Didodecyl 3,3'-Thiodipropionate; Dilauryl 3, 3'-thiodipropionate; Dilauryl 3,3'-thiodipropionate; Dilauryl thiodipropionate; Dilauryl thiodipropionic acid; Dilauryl ','-thiodipropionate; Dilauryl -thiodipropionate; Dilauryl -thiodipropionate; Dilaurylester kyseliny ', '-thiodipropionove; Dilaurylester kyseliny ','-thiodipropionove [Czech]; DLT; Dltdp; DLTP; Dmptp; Ipognox 89; Irganox PS 800; Jsp001559; Lauryl 3,3'-thiodipropionate; Lusmit; Milban F; Neganox DLTP; Plastanox LTDP; Plastanox LTDP Antioxidant; Propanoic acid 3,3'-thiobis(didodecyl) ester; Propionic acid, 3, 3'-thiodi-, didodecyl ester; Propionic acid, 3,3'-thiobis-, didodecyl ester; PROPIONIC ACID, 3,3'-THIOBIS, DIDODECYL ESTER; Propionic acid, 3,3'-thiodi-, didodecyl ester; Stabilizer DLT; Thiobis (dodecyl propionate); Thiobis(dodecyl propionate); thiodipropionate,dilauryl 3,3'-; Thiodipropionic acid dilauryl ester; Thiodipropionic acid, dilauryl ester; Tyox B; AI3-25277; BRN 1808848; CCRIS 3936; D128406_ALDRICH; HSDB 353; MFCD00026589; NSC 65494; NSC65494</text:p>
          </table:table-cell>
          <table:table-cell table:number-columns-repeated="2"/>
          <table:table-cell office:value-type="string">
            <text:p>http://www.chemspider.com/Chemical-Structure.28990.html</text:p>
          </table:table-cell>
          <table:table-cell office:value-type="string">
            <text:p>http://www.chemspider.com/ImagesHandler.ashx?id=28990&amp;w=640&amp;h=480</text:p>
          </table:table-cell>
          <table:table-cell office:value-type="string">
            <text:p>sulfur</text:p>
          </table:table-cell>
          <table:table-cell office:value-type="float" office:value="294">
            <text:p>294</text:p>
          </table:table-cell>
          <table:table-cell office:value-type="string">
            <text:p>irganox PS 800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3120</text:p>
          </table:table-cell>
          <table:table-cell office:value-type="string">
            <text:p>LLDPE;LDPE;MDPE;HDPE;PP;PB;PS;HIPS;SAN;PMMA;PA6;PA66;PA12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4)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514.844">
            <text:p>514.84</text:p>
          </table:table-cell>
          <table:table-cell office:value-type="float" office:value="12.88">
            <text:p>12.88</text:p>
          </table:table-cell>
          <table:table-cell office:value-type="float" office:value="580.8">
            <text:p>580.8</text:p>
          </table:table-cell>
          <table:table-cell office:value-type="string">
            <text:p>1.76e-013</text:p>
          </table:table-cell>
        </table:table-row>
        <table:table-row table:style-name="ro3">
          <table:table-cell office:value-type="float" office:value="5880">
            <text:p>5880</text:p>
          </table:table-cell>
          <table:table-cell office:value-type="string">
            <text:p>InChI=1S/C6H13NO2/c1-4(2)3-5(7)6(8)9/h4-5H,3,7H2,1-2H3,(H,8,9)/t5-/m0/s1</text:p>
          </table:table-cell>
          <table:table-cell office:value-type="string">
            <text:p>ROHFNLRQFUQHCH-YFKPBYRVSA-N</text:p>
          </table:table-cell>
          <table:table-cell office:value-type="string">
            <text:p>CC(C)C[C@@H](C(=O)O)N</text:p>
          </table:table-cell>
          <table:table-cell office:value-type="string">
            <text:p>L-leucine</text:p>
          </table:table-cell>
          <table:table-cell office:value-type="string">
            <text:p>112245-09-7; 112245-13-3; 126-58-9; 17016-87-4; 20859-02-3; 21675-61-6; 25248-98-0; 328-38-1; 328-39-2; 61-90-5; 70-45-1; 7005-03-0; 71000-80-1</text:p>
          </table:table-cell>
          <table:table-cell office:value-type="string">
            <text:p>L-(+)-Leucine; (l)-leucine; (S)-leucine; 4-Methyl-L-norvaline; Leucin [German]; Leucina [Spanish]; Leucine (USP); Leucinum; l-Leu; L-Leucine &lt;a title="L-Leucine at Wikipedia" class="synonym_ref" href="http://en.wikipedia.org/wiki/L-Leucine" target="reference" onclick="wikipediaPartnerLink();"&gt;[Wiki]&lt;/a&gt;; S-leucine; L-a-Aminoisocaproic acid; (2S)-2-amino-4-methylpentanoic acid; (2S)--2-Amino-4-methylvaleric acid; (2S)--Leucine; (R)-tert-Leucinol; (S)-(+)-leucine; (S)-2-Amino-4-methylpentanoic acid; (S)-2-Amino-4-methyl-pentanoic acid; (S)-2-Amino-4-methylvaleric acid; (S)-TERT-LEUCINOL; 112245-09-7 &lt;a title="112245-09-7 at PubChem" class="synonym_ref" href="http://www.ncbi.nlm.nih.gov/sites/entrez?db=pccompound&amp;amp;term=112245-09-7" target="reference" onclick="partnerLink(1,'PubChem','link');"&gt;[RN]&lt;/a&gt;; 112245-13-3 &lt;a title="112245-13-3 at PubChem" class="synonym_ref" href="http://www.ncbi.nlm.nih.gov/sites/entrez?db=pccompound&amp;amp;term=112245-13-3" target="reference" onclick="partnerLink(1,'PubChem','link');"&gt;[RN]&lt;/a&gt;; 126-58-9 &lt;a title="126-58-9 at PubChem" class="synonym_ref" href="http://www.ncbi.nlm.nih.gov/sites/entrez?db=pccompound&amp;amp;term=126-58-9" target="reference" onclick="partnerLink(1,'PubChem','link');"&gt;[RN]&lt;/a&gt;; 17016-87-4 &lt;a title="17016-87-4 at PubChem" class="synonym_ref" href="http://www.ncbi.nlm.nih.gov/sites/entrez?db=pccompound&amp;amp;term=17016-87-4" target="reference" onclick="partnerLink(1,'PubChem','link');"&gt;[RN]&lt;/a&gt;; 1721722 &lt;a title="Beilstein database" class="synonym_ref" href="http://en.wikipedia.org/wiki/Beilstein_database" target="reference" onclick="wikipediaPartnerLink();"&gt;[Beilstein]&lt;/a&gt;; 200-522-0 &lt;a title="200-522-0 at European chemical Substances Information System" class="synonym_ref" href="http://ecb.jrc.it/esis/index.php?GENRE=ECNO&amp;amp;ENTREE=200-522-0" target="reference"&gt;[EINECS/ELINCS]&lt;/a&gt;; 206-328-2 &lt;a title="206-328-2 at European chemical Substances Information System" class="synonym_ref" href="http://ecb.jrc.it/esis/index.php?GENRE=ECNO&amp;amp;ENTREE=206-328-2" target="reference"&gt;[EINECS/ELINCS]&lt;/a&gt;; 20859-02-3 &lt;a title="20859-02-3 at PubChem" class="synonym_ref" href="http://www.ncbi.nlm.nih.gov/sites/entrez?db=pccompound&amp;amp;term=20859-02-3" target="reference" onclick="partnerLink(1,'PubChem','link');"&gt;[RN]&lt;/a&gt;; 21675-61-6 &lt;a title="21675-61-6 at PubChem" class="synonym_ref" href="http://www.ncbi.nlm.nih.gov/sites/entrez?db=pccompound&amp;amp;term=21675-61-6" target="reference" onclick="partnerLink(1,'PubChem','link');"&gt;[RN]&lt;/a&gt;; 25248-98-0 &lt;a title="25248-98-0 at PubChem" class="synonym_ref" href="http://www.ncbi.nlm.nih.gov/sites/entrez?db=pccompound&amp;amp;term=25248-98-0" target="reference" onclick="partnerLink(1,'PubChem','link');"&gt;[RN]&lt;/a&gt;; 2-Amino-4-methylpentanoic acid (L); 2-Amino-4-methylpentanoic acid, (S)-; 2-Amino-4-methylvaleric acid; 2-Amino-4-methyl-valeric acid; 2-Amino-4-methylvaleric acid (L); 2-Aminoisobutylacetic acid; 328-38-1 &lt;a title="328-38-1 at PubChem" class="synonym_ref" href="http://www.ncbi.nlm.nih.gov/sites/entrez?db=pccompound&amp;amp;term=328-38-1" target="reference" onclick="partnerLink(1,'PubChem','link');"&gt;[RN]&lt;/a&gt;; 328-39-2 &lt;a title="328-39-2 at PubChem" class="synonym_ref" href="http://www.ncbi.nlm.nih.gov/sites/entrez?db=pccompound&amp;amp;term=328-39-2" target="reference" onclick="partnerLink(1,'PubChem','link');"&gt;[RN]&lt;/a&gt;; 4-methylnorvaline; 61-90-5 &lt;a title="61-90-5 at PubChem" class="synonym_ref" href="http://www.ncbi.nlm.nih.gov/sites/entrez?db=pccompound&amp;amp;term=61-90-5" target="reference" onclick="partnerLink(1,'PubChem','link');"&gt;[RN]&lt;/a&gt;; 7005-03-0 &lt;a title="7005-03-0 at PubChem" class="synonym_ref" href="http://www.ncbi.nlm.nih.gov/sites/entrez?db=pccompound&amp;amp;term=7005-03-0" target="reference" onclick="partnerLink(1,'PubChem','link');"&gt;[RN]&lt;/a&gt;; 70-45-1 &lt;a title="70-45-1 at PubChem" class="synonym_ref" href="http://www.ncbi.nlm.nih.gov/sites/entrez?db=pccompound&amp;amp;term=70-45-1" target="reference" onclick="partnerLink(1,'PubChem','link');"&gt;[RN]&lt;/a&gt;; 71000-80-1 &lt;a title="71000-80-1 at PubChem" class="synonym_ref" href="http://www.ncbi.nlm.nih.gov/sites/entrez?db=pccompound&amp;amp;term=71000-80-1" target="reference" onclick="partnerLink(1,'PubChem','link');"&gt;[RN]&lt;/a&gt;; l; L-(-)-2-Amino-4-methylpentanoic acid; L-2-Amino-4-methylpentanoic acid; L-2-Amino-4-methylpentanoic acid; (S)-2-Amino-4-methylpentanoic acid; L-Leu; L-2-Amino-4-methylvaleric acid; LEU; Leucina [INN-Spanish]; Leucina [Latin,Spanish]; Leucine (VAN); Leucine [USAN:INN]; LEUCINE, L-; Leucinum [INN-Latin]; L-Leucin; L-Leuzin; L-Norvaline, 4-methyl-; L--Aminoisocaproic acid; Pentanoic acid, 2-amino-4-methyl-, (S)-; Valeric acid, 2-amino-4-methyl-, (S)-; -Aminoisocaproic acid; 61819_FLUKA; 72706_FLUKA; AI3-08899; bmse000042; C00123; CHEBI:15603; D00030; FEMA No. 3297; L6914_SIAL; L8000_SIGMA; L8912_SIGMA; MFCD00002617; NCGC00013565; NCIStruc1_001860; NCIStruc2_000010; NSC 46709; NSC-46709; W329703_ALDRICH; ZINC03645145</text:p>
          </table:table-cell>
          <table:table-cell table:number-columns-repeated="2"/>
          <table:table-cell office:value-type="string">
            <text:p>http://www.chemspider.com/Chemical-Structure.5880.html</text:p>
          </table:table-cell>
          <table:table-cell office:value-type="string">
            <text:p>http://www.chemspider.com/ImagesHandler.ashx?id=5880&amp;w=640&amp;h=480</text:p>
          </table:table-cell>
          <table:table-cell office:value-type="string">
            <text:p>organic compound</text:p>
          </table:table-cell>
          <table:table-cell office:value-type="float" office:value="311">
            <text:p>311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16480;5120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131.173">
            <text:p>131.1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1.38353e+007</text:p>
          </table:table-cell>
          <table:table-cell office:value-type="string">
            <text:p>InChI=1S/C15H24O/c1-10-8-11(14(2,3)4)13(16)12(9-10)15(5,6)7/h8-9,16H,1-7H3</text:p>
          </table:table-cell>
          <table:table-cell office:value-type="string">
            <text:p>NLZUEZXRPGMBCV-UHFFFAOYSA-N</text:p>
          </table:table-cell>
          <table:table-cell office:value-type="string">
            <text:p>CC(C)(C)c1cc(C)cc(c1O)C(C)(C)C</text:p>
          </table:table-cell>
          <table:table-cell office:value-type="string">
            <text:p>2,6-di-tert-butyl-4-methylphenol</text:p>
          </table:table-cell>
          <table:table-cell office:value-type="string">
            <text:p>128-37-0; 1948-33-0; 25377-21-3; 50-78-2; 62698-56-0; 720-39-8; 950-56-1; 97123-41-6</text:p>
          </table:table-cell>
          <table:table-cell office:value-type="string">
            <text:p>2,6-Di-t-butyl-4-hydroxytoluene; 128-37-0 &lt;a title="128-37-0 at PubChem" class="synonym_ref" href="http://www.ncbi.nlm.nih.gov/sites/entrez?db=pccompound&amp;amp;term=128-37-0" target="reference" onclick="partnerLink(1,'PubChem','link');"&gt;[RN]&lt;/a&gt;; 2,6-di-tert-butyl-4-methyl phenol; 2,6-ditert-Butyl-4-methylphenol; 2,6-Di-Tert-Butyl-4-Methylphenol; 246-911-9 &lt;a title="246-911-9 at European chemical Substances Information System" class="synonym_ref" href="http://ecb.jrc.it/esis/index.php?GENRE=ECNO&amp;amp;ENTREE=246-911-9" target="reference"&gt;[EINECS/ELINCS]&lt;/a&gt;; 4-Methyl-2,6-bis(2-methyl-2-propanyl)phenol; 4-Methyl-2,6-di-t-butyl-phenol; 4-Methyl-2,6-ditertbutylphenol; BHT; Butylated hydroxytoluene &lt;a title="Butylated hydroxytoluene at Wikipedia" class="synonym_ref" href="http://en.wikipedia.org/wiki/Butylated hydroxytoluene" target="reference" onclick="wikipediaPartnerLink();"&gt;[Wiki]&lt;/a&gt;; phenol, 2,6-bis(1,1-dimethylethyl)-4-methyl-; 1911640 &lt;a title="Beilstein database" class="synonym_ref" href="http://en.wikipedia.org/wiki/Beilstein_database" target="reference" onclick="wikipediaPartnerLink();"&gt;[Beilstein]&lt;/a&gt;; 1948-33-0 &lt;a title="1948-33-0 at PubChem" class="synonym_ref" href="http://www.ncbi.nlm.nih.gov/sites/entrez?db=pccompound&amp;amp;term=1948-33-0" target="reference" onclick="partnerLink(1,'PubChem','link');"&gt;[RN]&lt;/a&gt;; 2,6-BIS(1,1-DIMETHYLETHYL)-4-METHYLPHENOL; 2,6-bis(tert-butyl)-4-methylphenol; 2,6-di-(tert.-butyl)-4-methylphenol; 2,6-Di(tert-butyl)-4-methylphenol; 2,6-Di-t-butyl-4-methylphenol; 2,6-DI-T-BUTYL-4-METHYLPHENOL (BHT); 2,6-Di-t-butyl-p-cresol; 2,6-Di-tert-butyl-1-hydroxy-4-methylbenzene; 2,6-Di-tert-butyl-4-cresol; 2,6-Di-tert-butyl-p-cresol; 204-881-4 &lt;a title="204-881-4 at European chemical Substances Information System" class="synonym_ref" href="http://ecb.jrc.it/esis/index.php?GENRE=ECNO&amp;amp;ENTREE=204-881-4" target="reference"&gt;[EINECS/ELINCS]&lt;/a&gt;; 217-752-2 &lt;a title="217-752-2 at European chemical Substances Information System" class="synonym_ref" href="http://ecb.jrc.it/esis/index.php?GENRE=ECNO&amp;amp;ENTREE=217-752-2" target="reference"&gt;[EINECS/ELINCS]&lt;/a&gt;; 25377-21-3 &lt;a title="25377-21-3 at PubChem" class="synonym_ref" href="http://www.ncbi.nlm.nih.gov/sites/entrez?db=pccompound&amp;amp;term=25377-21-3" target="reference" onclick="partnerLink(1,'PubChem','link');"&gt;[RN]&lt;/a&gt;; 263-702-8 &lt;a title="263-702-8 at European chemical Substances Information System" class="synonym_ref" href="http://ecb.jrc.it/esis/index.php?GENRE=ECNO&amp;amp;ENTREE=263-702-8" target="reference"&gt;[EINECS/ELINCS]&lt;/a&gt;; 3,5-DI-TERT-BUTYL-4-HYDROXYTOLUENE; 4 Methyl 2,6 ditertbutylphenol; 4-cresol, 2,6-di-t-butyl-; 4-Hydroxy-3,5-Di-tert-Butyltoluene; 4-methyl-2,6-ditert-butyl-phenol; 50-78-2 &lt;a title="50-78-2 at PubChem" class="synonym_ref" href="http://www.ncbi.nlm.nih.gov/sites/entrez?db=pccompound&amp;amp;term=50-78-2" target="reference" onclick="partnerLink(1,'PubChem','link');"&gt;[RN]&lt;/a&gt;; 62698-56-0 &lt;a title="62698-56-0 at PubChem" class="synonym_ref" href="http://www.ncbi.nlm.nih.gov/sites/entrez?db=pccompound&amp;amp;term=62698-56-0" target="reference" onclick="partnerLink(1,'PubChem','link');"&gt;[RN]&lt;/a&gt;; 720-39-8 &lt;a title="720-39-8 at PubChem" class="synonym_ref" href="http://www.ncbi.nlm.nih.gov/sites/entrez?db=pccompound&amp;amp;term=720-39-8" target="reference" onclick="partnerLink(1,'PubChem','link');"&gt;[RN]&lt;/a&gt;; 950-56-1 &lt;a title="950-56-1 at PubChem" class="synonym_ref" href="http://www.ncbi.nlm.nih.gov/sites/entrez?db=pccompound&amp;amp;term=950-56-1" target="reference" onclick="partnerLink(1,'PubChem','link');"&gt;[RN]&lt;/a&gt;; 97123-41-6 &lt;a title="97123-41-6 at PubChem" class="synonym_ref" href="http://www.ncbi.nlm.nih.gov/sites/entrez?db=pccompound&amp;amp;term=97123-41-6" target="reference" onclick="partnerLink(1,'PubChem','link');"&gt;[RN]&lt;/a&gt;; Annulex BHT; Antracine 8; BUTYLHYDROXYTOLUENE; Catalin CAO-3; D002084; Dalpac; DBPC; Dibunol; DIBUTYLATED HYDROXYTOLUENE; di-tert-butyl-p-cresol; Embanox BHT; Hydagen DEO; Hydroxytoluene, Butylated; Impruvol; Ionol; Ionol CP; methyl di-tert-butyl phenol; phenol, 2,6-bis(1,1-dimethylethyl)-4-methyl; SUSTANE; Tenox BHT; TL8006085; TONAROL; Topanol; Vianol.; 03762_FLUKA; 157635_ALDRICH; 34750_FLUKA; 442377_SUPELCO; 47168_SUPELCO; B1378_SIAL; MFCD00011644; W218405_ALDRICH</text:p>
          </table:table-cell>
          <table:table-cell table:number-columns-repeated="2"/>
          <table:table-cell office:value-type="string">
            <text:p>http://www.chemspider.com/Chemical-Structure.13835296.html</text:p>
          </table:table-cell>
          <table:table-cell office:value-type="string">
            <text:p>http://www.chemspider.com/ImagesHandler.ashx?id=13835296&amp;w=640&amp;h=480</text:p>
          </table:table-cell>
          <table:table-cell office:value-type="string">
            <text:p>phenol</text:p>
          </table:table-cell>
          <table:table-cell office:value-type="float" office:value="315">
            <text:p>315</text:p>
          </table:table-cell>
          <table:table-cell office:value-type="string">
            <text:p>BHT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6640</text:p>
          </table:table-cell>
          <table:table-cell office:value-type="string">
            <text:p>LLDPE;LDPE;MDPE;HDPE;PP;PB;polysytrene;PET;PBT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220.351">
            <text:p>220.35</text:p>
          </table:table-cell>
          <table:table-cell office:value-type="float" office:value="5.32">
            <text:p>5.32</text:p>
          </table:table-cell>
          <table:table-cell office:value-type="float" office:value="263.6">
            <text:p>263.6</text:p>
          </table:table-cell>
          <table:table-cell office:value-type="float" office:value="0.00624">
            <text:p>0.01</text:p>
          </table:table-cell>
        </table:table-row>
        <table:table-row table:style-name="ro3">
          <table:table-cell office:value-type="float" office:value="8251">
            <text:p>8251</text:p>
          </table:table-cell>
          <table:table-cell office:value-type="string">
            <text:p>InChI=1S/C14H12O4/c1-18-9-6-7-11(13(16)8-9)14(17)10-4-2-3-5-12(10)15/h2-8,15-16H,1H3</text:p>
          </table:table-cell>
          <table:table-cell office:value-type="string">
            <text:p>MEZZCSHVIGVWFI-UHFFFAOYSA-N</text:p>
          </table:table-cell>
          <table:table-cell office:value-type="string">
            <text:p>O=C(c1ccc(OC)cc1O)c2ccccc2O</text:p>
          </table:table-cell>
          <table:table-cell office:value-type="string">
            <text:p>(2-hydroxy-4-methoxyphenyl)(2-hydroxyphenyl)methanone</text:p>
          </table:table-cell>
          <table:table-cell office:value-type="string">
            <text:p>131-53-3; 186100-79-8</text:p>
          </table:table-cell>
          <table:table-cell office:value-type="string">
            <text:p>(2-Hydroxy-4-methoxyphenyl)(2-hydroxyphenyl)methanon; (2-Hydroxy-4-methoxyphenyl)(2-hydroxyphenyl)methanone; 2,2-dihydroxy-4-methoxybenzophenone; 2,2'-dihydroxy-4-methoxy benzophenone; 2,2'-Dihydroxy-4-methoxybenzophenone; 4-Methoxy-2,2'-dihydroxybenzophenone; Dioxybenzone &lt;a title="Dioxybenzone at Wikipedia" class="synonym_ref" href="http://en.wikipedia.org/wiki/Dioxybenzone" target="reference" onclick="wikipediaPartnerLink();"&gt;[Wiki]&lt;/a&gt;; Dioxybenzone (USP); methanone, (2-hydroxy-4-methoxyphenyl)(2-hydroxyphenyl)-; 131-53-3 &lt;a title="131-53-3 at PubChem" class="synonym_ref" href="http://www.ncbi.nlm.nih.gov/sites/entrez?db=pccompound&amp;amp;term=131-53-3" target="reference" onclick="partnerLink(1,'PubChem','link');"&gt;[RN]&lt;/a&gt;; 186100-79-8 &lt;a title="186100-79-8 at PubChem" class="synonym_ref" href="http://www.ncbi.nlm.nih.gov/sites/entrez?db=pccompound&amp;amp;term=186100-79-8" target="reference" onclick="partnerLink(1,'PubChem','link');"&gt;[RN]&lt;/a&gt;; 205-026-8 &lt;a title="205-026-8 at European chemical Substances Information System" class="synonym_ref" href="http://ecb.jrc.it/esis/index.php?GENRE=ECNO&amp;amp;ENTREE=205-026-8" target="reference"&gt;[EINECS/ELINCS]&lt;/a&gt;; 2-hydroxy-4-methoxyphenyl 2-hydroxyphenyl ketone; 4-08-00-03163; 4-08-00-03163 (Beilstein Handbook Reference) &lt;a title="Beilstein database" class="synonym_ref" href="http://en.wikipedia.org/wiki/Beilstein_database" target="reference" onclick="wikipediaPartnerLink();"&gt;[Beilstein]&lt;/a&gt;; Advastab 47; benzophenone, 2,2'-dihydroxy-4,4'-dimethoxy-; Benzophenone, 2,2'-dihydroxy-4-methoxy-; Benzophenone-8; C004839; CAS-131-53-3; Cyasorb UV 24; Cyasorb UV 24 Light Absorber; Dioxibenzona [Spanish]; Dioxibenzonum; Dioxybenzon; Dioxybenzone [USAN:INN]; Dioxybenzonum [Latin]; Solaquin; Spectra-sorb UV 24; TL8000746; UF 2; 323578_ALDRICH; AI3-25363; AIDS124956; AIDS-124956; BRN 2055461; C14283; CCRIS 6231; D03853; KBio2_001458; KBio2_004026; KBio2_006594; KBio3_001437; KBioGR_001097; KBioSS_001458; NCGC00016393-01; NSC 56769; NSC56769; Prestwick0_000898; Prestwick1_000898; SPBio_001243; SPBio_002925; Spectrum_000978; Spectrum2_001032; Spectrum3_000399; Spectrum4_000519; UV 24; ZINC00037293</text:p>
          </table:table-cell>
          <table:table-cell table:number-columns-repeated="2"/>
          <table:table-cell office:value-type="string">
            <text:p>http://www.chemspider.com/Chemical-Structure.8251.html</text:p>
          </table:table-cell>
          <table:table-cell office:value-type="string">
            <text:p>http://www.chemspider.com/ImagesHandler.ashx?id=8251&amp;w=640&amp;h=480</text:p>
          </table:table-cell>
          <table:table-cell office:value-type="string">
            <text:p>benzophenone</text:p>
          </table:table-cell>
          <table:table-cell office:value-type="float" office:value="317">
            <text:p>317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8880</text:p>
          </table:table-cell>
          <table:table-cell office:value-type="string">
            <text:p>LLDPE;LDPE;MDPE;HDPE;PP;PB;PS;HIPS;SAN;PET;PBT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8)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244.243">
            <text:p>244.24</text:p>
          </table:table-cell>
          <table:table-cell office:value-type="float" office:value="3.93">
            <text:p>3.93</text:p>
          </table:table-cell>
          <table:table-cell office:value-type="float" office:value="375">
            <text:p>375</text:p>
          </table:table-cell>
          <table:table-cell office:value-type="string">
            <text:p>3.73e-006</text:p>
          </table:table-cell>
        </table:table-row>
        <table:table-row table:style-name="ro3">
          <table:table-cell office:value-type="float" office:value="8282">
            <text:p>8282</text:p>
          </table:table-cell>
          <table:table-cell office:value-type="string">
            <text:p>InChI=1S/C10H8O2/c11-8-5-7-3-1-2-4-9(7)10(12)6-8/h1-6,11-12H</text:p>
          </table:table-cell>
          <table:table-cell office:value-type="string">
            <text:p>XOOMNEFVDUTJPP-UHFFFAOYSA-N</text:p>
          </table:table-cell>
          <table:table-cell office:value-type="string">
            <text:p>Oc2c1c(cccc1)cc(O)c2</text:p>
          </table:table-cell>
          <table:table-cell office:value-type="string">
            <text:p>naphthalene-1,3-diol</text:p>
          </table:table-cell>
          <table:table-cell office:value-type="string">
            <text:p>131-56-6; 132-86-5</text:p>
          </table:table-cell>
          <table:table-cell office:value-type="string">
            <text:p>Naphthoresorcinol; 1,3-Dihydroxynaphthalene; 1,3-naphthalenediol; 132-86-5 &lt;a title="132-86-5 at PubChem" class="synonym_ref" href="http://www.ncbi.nlm.nih.gov/sites/entrez?db=pccompound&amp;amp;term=132-86-5" target="reference" onclick="partnerLink(1,'PubChem','link');"&gt;[RN]&lt;/a&gt;; BENZORESORCINOL; NAPHTHALENE-1,3-DIOL; 1, 3-Naphthalenediol; 1,3-Naphthalenediol (8CI,9CI); 131-56-6 &lt;a title="131-56-6 at PubChem" class="synonym_ref" href="http://www.ncbi.nlm.nih.gov/sites/entrez?db=pccompound&amp;amp;term=131-56-6" target="reference" onclick="partnerLink(1,'PubChem','link');"&gt;[RN]&lt;/a&gt;; 205-029-4 &lt;a title="205-029-4 at European chemical Substances Information System" class="synonym_ref" href="http://ecb.jrc.it/esis/index.php?GENRE=ECNO&amp;amp;ENTREE=205-029-4" target="reference"&gt;[EINECS/ELINCS]&lt;/a&gt;; 205-079-7 &lt;a title="205-079-7 at European chemical Substances Information System" class="synonym_ref" href="http://ecb.jrc.it/esis/index.php?GENRE=ECNO&amp;amp;ENTREE=205-079-7" target="reference"&gt;[EINECS/ELINCS]&lt;/a&gt;; 3-Hydroxybenzocyclohexadien-1-one; 4-06-00-06543; 4-06-00-06543 (Beilstein Handbook Reference) &lt;a title="Beilstein database" class="synonym_ref" href="http://en.wikipedia.org/wiki/Beilstein_database" target="reference" onclick="wikipediaPartnerLink();"&gt;[Beilstein]&lt;/a&gt;; N-2150; naphthalene-2,4-diol; Naphthoresoucinol; 70650_FLUKA; AI3-08780; AIDS154849; AIDS-154849; BRN 2044002; CCRIS 7896; N6250_SIGMA; NSC 115890; NSC115890; ZINC00155677</text:p>
          </table:table-cell>
          <table:table-cell table:number-columns-repeated="2"/>
          <table:table-cell office:value-type="string">
            <text:p>http://www.chemspider.com/Chemical-Structure.8282.html</text:p>
          </table:table-cell>
          <table:table-cell office:value-type="string">
            <text:p>http://www.chemspider.com/ImagesHandler.ashx?id=8282&amp;w=640&amp;h=480</text:p>
          </table:table-cell>
          <table:table-cell office:value-type="string">
            <text:p>benzophenone</text:p>
          </table:table-cell>
          <table:table-cell office:value-type="float" office:value="318">
            <text:p>318</text:p>
          </table:table-cell>
          <table:table-cell office:value-type="string">
            <text:p>uvinil 400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864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8)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160.169">
            <text:p>160.17</text:p>
          </table:table-cell>
          <table:table-cell office:value-type="float" office:value="1.99">
            <text:p>1.99</text:p>
          </table:table-cell>
          <table:table-cell office:value-type="float" office:value="361.5">
            <text:p>361.5</text:p>
          </table:table-cell>
          <table:table-cell office:value-type="string">
            <text:p>9.93e-006</text:p>
          </table:table-cell>
        </table:table-row>
        <table:table-row table:style-name="ro3">
          <table:table-cell office:value-type="float" office:value="4471">
            <text:p>4471</text:p>
          </table:table-cell>
          <table:table-cell office:value-type="string">
            <text:p>InChI=1S/C14H12O3/c1-17-11-7-8-12(13(15)9-11)14(16)10-5-3-2-4-6-10/h2-9,15H,1H3</text:p>
          </table:table-cell>
          <table:table-cell office:value-type="string">
            <text:p>DXGLGDHPHMLXJC-UHFFFAOYSA-N</text:p>
          </table:table-cell>
          <table:table-cell office:value-type="string">
            <text:p>O=C(c1ccc(OC)cc1O)c2ccccc2</text:p>
          </table:table-cell>
          <table:table-cell office:value-type="string">
            <text:p>(2-hydroxy-4-methoxyphenyl)(phenyl)methanone</text:p>
          </table:table-cell>
          <table:table-cell office:value-type="string">
            <text:p>131-57-7; 14375-37-2; 153859-73-5; 58392-15-7; 58392-22-6</text:p>
          </table:table-cell>
          <table:table-cell office:value-type="string">
            <text:p>(2-hydroxy-4-methoxyphenyl)(phenyl)methanone; 2-hydroxy-4-methoxy benzophenone; 2-Hydroxy-4-methoxybenzophenone; 2-hydroxy-4-methoxyphenyl phenyl ketone; Benzophenone, 2-hydroxy-4-methoxy-; Methanone, (2-hydroxy-4-methoxyphenyl)phenyl-; Oxibenzona [Spanish]; OXYBENZONE &lt;a title="OXYBENZONE at Wikipedia" class="synonym_ref" href="http://en.wikipedia.org/wiki/OXYBENZONE" target="reference" onclick="wikipediaPartnerLink();"&gt;[Wiki]&lt;/a&gt;; Oxybenzone [USAN:INN]; Uvinul M-40; (2-Hydroxy-4-methoxyphenyl)phenylmethanone; (2-Hydroxy-4-methoxy-phenyl)-phenyl-methanone; 131-57-7 &lt;a title="131-57-7 at PubChem" class="synonym_ref" href="http://www.ncbi.nlm.nih.gov/sites/entrez?db=pccompound&amp;amp;term=131-57-7" target="reference" onclick="partnerLink(1,'PubChem','link');"&gt;[RN]&lt;/a&gt;; 14375-37-2 &lt;a title="14375-37-2 at PubChem" class="synonym_ref" href="http://www.ncbi.nlm.nih.gov/sites/entrez?db=pccompound&amp;amp;term=14375-37-2" target="reference" onclick="partnerLink(1,'PubChem','link');"&gt;[RN]&lt;/a&gt;; 153859-73-5 &lt;a title="153859-73-5 at PubChem" class="synonym_ref" href="http://www.ncbi.nlm.nih.gov/sites/entrez?db=pccompound&amp;amp;term=153859-73-5" target="reference" onclick="partnerLink(1,'PubChem','link');"&gt;[RN]&lt;/a&gt;; 205-031-5 &lt;a title="205-031-5 at European chemical Substances Information System" class="synonym_ref" href="http://ecb.jrc.it/esis/index.php?GENRE=ECNO&amp;amp;ENTREE=205-031-5" target="reference"&gt;[EINECS/ELINCS]&lt;/a&gt;; 4-08-00-02442 (Beilstein Handbook Reference) &lt;a title="Beilstein database" class="synonym_ref" href="http://en.wikipedia.org/wiki/Beilstein_database" target="reference" onclick="wikipediaPartnerLink();"&gt;[Beilstein]&lt;/a&gt;; 4-Methoxy-2-hydroxybenzophenone; 58392-15-7 &lt;a title="58392-15-7 at PubChem" class="synonym_ref" href="http://www.ncbi.nlm.nih.gov/sites/entrez?db=pccompound&amp;amp;term=58392-15-7" target="reference" onclick="partnerLink(1,'PubChem','link');"&gt;[RN]&lt;/a&gt;; 58392-22-6 &lt;a title="58392-22-6 at PubChem" class="synonym_ref" href="http://www.ncbi.nlm.nih.gov/sites/entrez?db=pccompound&amp;amp;term=58392-22-6" target="reference" onclick="partnerLink(1,'PubChem','link');"&gt;[RN]&lt;/a&gt;; Advastab 45; Anuvex; BENZOPHENONE-3; C005290; CAS-131-57-7; Chimassorb 90; Cyasorb UV 9; DuraScreen; Escalol 567; Eusolex 4360; Eusolex-4360; HMBP; MOB; Ongrostab HMB; Oxibenzonum; Oxybenzon; Oxybenzonum [Latin]; PreSun 15; PreSun 46; Solaquin; Solbar; Spectra-sorb UV 9; Sunscreen UV-15; Syntase 62; UF 3; UV 9; Uvinul 9; Uvinul M 40; Uvinul M40; Uvistat 24; 55550_FLUKA; AI3-23644; AIDS042617; AIDS-042617; BRN 1913145; C14285; CCRIS 1078; DivK1c_000184; H36206_ALDRICH; HSDB 4503; KBio1_000184; KBio2_001529; KBio2_004097; KBio2_006665; KBio3_001655; KBioGR_000906; KBioSS_001529; MLS000039797; NCGC00016394-01; NCGC00065306-03; NCI-C60957; NINDS_000184; NSC 7778; NSC7778; NSC-7778; Prestwick0_000887; Prestwick1_000887; SMR000035344; SPBio_001135; SPBio_002893; Spectrum_001049; Spectrum2_001008; Spectrum3_000538; Spectrum4_000463; USAF CY-9; ZINC00136138</text:p>
          </table:table-cell>
          <table:table-cell table:number-columns-repeated="2"/>
          <table:table-cell office:value-type="string">
            <text:p>http://www.chemspider.com/Chemical-Structure.4471.html</text:p>
          </table:table-cell>
          <table:table-cell office:value-type="string">
            <text:p>http://www.chemspider.com/ImagesHandler.ashx?id=4471&amp;w=640&amp;h=480</text:p>
          </table:table-cell>
          <table:table-cell office:value-type="string">
            <text:p>benzophenone</text:p>
          </table:table-cell>
          <table:table-cell office:value-type="float" office:value="319">
            <text:p>319</text:p>
          </table:table-cell>
          <table:table-cell office:value-type="string">
            <text:p>cyasorb UV-9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1360</text:p>
          </table:table-cell>
          <table:table-cell office:value-type="string">
            <text:p>LLDPE;LDPE;MDPE;HDPE;PP;PB;PS;HIPS;SAN;PET;PBT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8)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228.243">
            <text:p>228.24</text:p>
          </table:table-cell>
          <table:table-cell office:value-type="float" office:value="3.64">
            <text:p>3.64</text:p>
          </table:table-cell>
          <table:table-cell office:value-type="float" office:value="370.3">
            <text:p>370.3</text:p>
          </table:table-cell>
          <table:table-cell office:value-type="string">
            <text:p>5.26e-006</text:p>
          </table:table-cell>
        </table:table-row>
        <table:table-row table:style-name="ro3">
          <table:table-cell office:value-type="float" office:value="8374">
            <text:p>8374</text:p>
          </table:table-cell>
          <table:table-cell office:value-type="string">
            <text:p>InChI=1S/C11H14O2/c1-2-3-9-13-11(12)10-7-5-4-6-8-10/h4-8H,2-3,9H2,1H3</text:p>
          </table:table-cell>
          <table:table-cell office:value-type="string">
            <text:p>XSIFPSYPOVKYCO-UHFFFAOYSA-N</text:p>
          </table:table-cell>
          <table:table-cell office:value-type="string">
            <text:p>O=C(OCCCC)c1ccccc1</text:p>
          </table:table-cell>
          <table:table-cell office:value-type="string">
            <text:p>butyl benzoate</text:p>
          </table:table-cell>
          <table:table-cell office:value-type="string">
            <text:p>136-60-7</text:p>
          </table:table-cell>
          <table:table-cell office:value-type="string">
            <text:p>benzoic acid, butyl ester; butyl benzoate; 136-60-7 &lt;a title="136-60-7 at PubChem" class="synonym_ref" href="http://www.ncbi.nlm.nih.gov/sites/entrez?db=pccompound&amp;amp;term=136-60-7" target="reference" onclick="partnerLink(1,'PubChem','link');"&gt;[RN]&lt;/a&gt;; 1-Butanol benzoate; 1-Butyl benzoate; Butyl benzoate; 205-252-7 &lt;a title="205-252-7 at European chemical Substances Information System" class="synonym_ref" href="http://ecb.jrc.it/esis/index.php?GENRE=ECNO&amp;amp;ENTREE=205-252-7" target="reference"&gt;[EINECS/ELINCS]&lt;/a&gt;; 4-09-00-00290 (Beilstein Handbook Reference) &lt;a title="Beilstein database" class="synonym_ref" href="http://en.wikipedia.org/wiki/Beilstein_database" target="reference" onclick="wikipediaPartnerLink();"&gt;[Beilstein]&lt;/a&gt;; Anthrapole AZ; Benzoic acid butyl ester; Benzoic acid n-butyl ester; Butylester kyseliny benzoove [Czech]; Dai Cari XBN; MFCD00009439; N-BUTYL BENZOATE; 12410_FLUKA; 293296_ALDRICH; 442667_SUPELCO; AI3-00521; BRN 1867073; HSDB 2089; NSC 8474; NSC8474; W515000_ALDRICH; ZINC01586768</text:p>
          </table:table-cell>
          <table:table-cell table:number-columns-repeated="2"/>
          <table:table-cell office:value-type="string">
            <text:p>http://www.chemspider.com/Chemical-Structure.8374.html</text:p>
          </table:table-cell>
          <table:table-cell office:value-type="string">
            <text:p>http://www.chemspider.com/ImagesHandler.ashx?id=8374&amp;w=640&amp;h=480</text:p>
          </table:table-cell>
          <table:table-cell office:value-type="string">
            <text:p>benzoate</text:p>
          </table:table-cell>
          <table:table-cell office:value-type="float" office:value="320">
            <text:p>32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768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ES</text:p>
          </table:table-cell>
          <table:table-cell office:value-type="float" office:value="178.228">
            <text:p>178.23</text:p>
          </table:table-cell>
          <table:table-cell office:value-type="float" office:value="3.79">
            <text:p>3.79</text:p>
          </table:table-cell>
          <table:table-cell office:value-type="float" office:value="250.4">
            <text:p>250.4</text:p>
          </table:table-cell>
          <table:table-cell office:value-type="float" office:value="0.0217">
            <text:p>0.02</text:p>
          </table:table-cell>
        </table:table-row>
        <table:table-row table:style-name="ro3">
          <table:table-cell office:value-type="float" office:value="62365">
            <text:p>62365</text:p>
          </table:table-cell>
          <table:table-cell office:value-type="string">
            <text:p>InChI=1S/C13H10O3/c14-11-5-1-9(2-6-11)13(16)10-3-7-12(15)8-4-10/h1-8,14-15H</text:p>
          </table:table-cell>
          <table:table-cell office:value-type="string">
            <text:p>RXNYJUSEXLAVNQ-UHFFFAOYSA-N</text:p>
          </table:table-cell>
          <table:table-cell office:value-type="string">
            <text:p>O=C(c1ccc(O)cc1)c2ccc(O)cc2</text:p>
          </table:table-cell>
          <table:table-cell office:value-type="string">
            <text:p>bis(4-hydroxyphenyl)methanone</text:p>
          </table:table-cell>
          <table:table-cell office:value-type="string">
            <text:p>611-99-4</text:p>
          </table:table-cell>
          <table:table-cell office:value-type="string">
            <text:p>4,4'-dihydoxy-benzophenone; 4,4'-Dihydroxybenzophenone; bis(4-hydroxyphenyl)methanone; Methanone, bis(4-hydroxyphenyl)-; 210-288-1 &lt;a title="210-288-1 at European chemical Substances Information System" class="synonym_ref" href="http://ecb.jrc.it/esis/index.php?GENRE=ECNO&amp;amp;ENTREE=210-288-1" target="reference"&gt;[EINECS/ELINCS]&lt;/a&gt;; 4,4-Dihydroxybenzophenone; 4,4-Dihydroxy benzophenone; 4,4'-Dihydroxydiphenyl ketone; 4-08-00-02452 (Beilstein Handbook Reference) &lt;a title="Beilstein database" class="synonym_ref" href="http://en.wikipedia.org/wiki/Beilstein_database" target="reference" onclick="wikipediaPartnerLink();"&gt;[Beilstein]&lt;/a&gt;; 611-99-4 &lt;a title="611-99-4 at PubChem" class="synonym_ref" href="http://www.ncbi.nlm.nih.gov/sites/entrez?db=pccompound&amp;amp;term=611-99-4" target="reference" onclick="partnerLink(1,'PubChem','link');"&gt;[RN]&lt;/a&gt;; benzophenone, 4,4'-dihydroxy-; Bis(4-hydroxyphenyl) ketone; Bis-(4-hydroxy-phenyl)-methanone; di4-hydroxyphenyl ketone; HBP (ketone); Methanone, bis (4-hydroxyphenyl)-; Methanone, bis(4-hydroxyphenyl)- (9CI); p,p'-Dihydroxybenzophenone; 37613_FLUKA; A0080/0003357; AI3-00127; AIDS017972; AIDS-017972; BRN 1874572; C14220; D110507_ALDRICH; NSC 2831; NSC2831; ZINC00028449</text:p>
          </table:table-cell>
          <table:table-cell table:number-columns-repeated="2"/>
          <table:table-cell office:value-type="string">
            <text:p>http://www.chemspider.com/Chemical-Structure.62365.html</text:p>
          </table:table-cell>
          <table:table-cell office:value-type="string">
            <text:p>http://www.chemspider.com/ImagesHandler.ashx?id=62365&amp;w=640&amp;h=480</text:p>
          </table:table-cell>
          <table:table-cell office:value-type="string">
            <text:p>benzophenone</text:p>
          </table:table-cell>
          <table:table-cell office:value-type="float" office:value="359">
            <text:p>359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15970;48720</text:p>
          </table:table-cell>
          <table:table-cell office:value-type="string">
            <text:p>LLDPE;LDPE;MDPE;HDPE;PP;PB;PS;HIPS;SAN;PET;PBT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8)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214.217">
            <text:p>214.22</text:p>
          </table:table-cell>
          <table:table-cell office:value-type="float" office:value="2.55">
            <text:p>2.55</text:p>
          </table:table-cell>
          <table:table-cell office:value-type="float" office:value="444.8">
            <text:p>444.8</text:p>
          </table:table-cell>
          <table:table-cell office:value-type="string">
            <text:p>1.58e-008</text:p>
          </table:table-cell>
        </table:table-row>
        <table:table-row table:style-name="ro3">
          <table:table-cell office:value-type="float" office:value="7805">
            <text:p>7805</text:p>
          </table:table-cell>
          <table:table-cell office:value-type="string">
            <text:p>InChI=1S/C6H10O4S/c7-5(8)1-3-11-4-2-6(9)10/h1-4H2,(H,7,8)(H,9,10)</text:p>
          </table:table-cell>
          <table:table-cell office:value-type="string">
            <text:p>ODJQKYXPKWQWNK-UHFFFAOYSA-N</text:p>
          </table:table-cell>
          <table:table-cell office:value-type="string">
            <text:p>O=C(O)CCSCCC(=O)O</text:p>
          </table:table-cell>
          <table:table-cell office:value-type="string">
            <text:p>3,3'-sulfanediyldipropanoic acid</text:p>
          </table:table-cell>
          <table:table-cell office:value-type="string">
            <text:p>111-17-1; 693-36-7</text:p>
          </table:table-cell>
          <table:table-cell office:value-type="string">
            <text:p>111-17-1 &lt;a title="111-17-1 at PubChem" class="synonym_ref" href="http://www.ncbi.nlm.nih.gov/sites/entrez?db=pccompound&amp;amp;term=111-17-1" target="reference" onclick="partnerLink(1,'PubChem','link');"&gt;[RN]&lt;/a&gt;; 3,3'-Sulfanediyldipropanoic acid; Propanoic acid, 3,3'-thiobis-; THIODIPROPIONIC ACID; 203-841-3 &lt;a title="203-841-3 at European chemical Substances Information System" class="synonym_ref" href="http://ecb.jrc.it/esis/index.php?GENRE=ECNO&amp;amp;ENTREE=203-841-3" target="reference"&gt;[EINECS/ELINCS]&lt;/a&gt;; 211-750-5 &lt;a title="211-750-5 at European chemical Substances Information System" class="synonym_ref" href="http://ecb.jrc.it/esis/index.php?GENRE=ECNO&amp;amp;ENTREE=211-750-5" target="reference"&gt;[EINECS/ELINCS]&lt;/a&gt;; 3-(2-carboxyethylthio)propanoic acid; 3,3-Thiodipropionic acid; 3,3'-Thiobis(propanoic acid); 3,3'-thiodi(propionic acid); 3,3'-thiodipropanoic acid; 3,3'-Thiodipropionic Acid; 4-Thiaheptanedioic acid; 693-36-7 &lt;a title="693-36-7 at PubChem" class="synonym_ref" href="http://www.ncbi.nlm.nih.gov/sites/entrez?db=pccompound&amp;amp;term=693-36-7" target="reference" onclick="partnerLink(1,'PubChem','link');"&gt;[RN]&lt;/a&gt;; Bis(2-carboxyethyl) sulfide; Diethyl sulfide 2,2'-dicarboxylic acid; Jsp000843; Kyselina 3,3-thiodipropionova [Czech]; Kyselina , '-thiodipropionova; Kyselina ,'-thiodipropionova [Czech]; propionic acid, 3,3'-thiodi-; Sulfide, bis (2-carboxyethyl); Sulfide, bis(2-carboxyethyl); TDPA; Thiahydracrylic acid; Thiodihydracrylic acid; Tyox A; ,'-Thiodipropionic acid; 459011_ALDRICH; AI3-25276; CCRIS 3288; HSDB 858; MLS000105101; NCIOpen2_002942; NSC 8166; NSC65523; NSC8166; SMR000055030; T30201_ALDRICH</text:p>
          </table:table-cell>
          <table:table-cell table:number-columns-repeated="2"/>
          <table:table-cell office:value-type="string">
            <text:p>http://www.chemspider.com/Chemical-Structure.7805.html</text:p>
          </table:table-cell>
          <table:table-cell office:value-type="string">
            <text:p>http://www.chemspider.com/ImagesHandler.ashx?id=7805&amp;w=640&amp;h=480</text:p>
          </table:table-cell>
          <table:table-cell office:value-type="string">
            <text:p>sulfur</text:p>
          </table:table-cell>
          <table:table-cell office:value-type="float" office:value="368">
            <text:p>368</text:p>
          </table:table-cell>
          <table:table-cell office:value-type="string">
            <text:p>irganox PS 80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3280</text:p>
          </table:table-cell>
          <table:table-cell office:value-type="string">
            <text:p>LLDPE;LDPE;MDPE;HDPE;PP;PB;PS;HIPS;SAN;PMMA;PA6;PA66;PA12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4)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178.206">
            <text:p>178.21</text:p>
          </table:table-cell>
          <table:table-cell office:value-type="float" office:value="0.27">
            <text:p>0.27</text:p>
          </table:table-cell>
          <table:table-cell office:value-type="float" office:value="409.3">
            <text:p>409.3</text:p>
          </table:table-cell>
          <table:table-cell office:value-type="string">
            <text:p>7.61e-008</text:p>
          </table:table-cell>
        </table:table-row>
        <table:table-row table:style-name="ro3">
          <table:table-cell office:value-type="float" office:value="13105">
            <text:p>13105</text:p>
          </table:table-cell>
          <table:table-cell office:value-type="string">
            <text:p>InChI=1S/C14H11N/c1-2-6-11(7-3-1)14-10-12-8-4-5-9-13(12)15-14/h1-10,15H</text:p>
          </table:table-cell>
          <table:table-cell office:value-type="string">
            <text:p>KLLLJCACIRKBDT-UHFFFAOYSA-N</text:p>
          </table:table-cell>
          <table:table-cell office:value-type="string">
            <text:p>c1cccc3c1cc(c2ccccc2)n3</text:p>
          </table:table-cell>
          <table:table-cell office:value-type="string">
            <text:p>2-phenyl-1H-indole</text:p>
          </table:table-cell>
          <table:table-cell office:value-type="string">
            <text:p>20-08-0; 948-65-2</text:p>
          </table:table-cell>
          <table:table-cell office:value-type="string">
            <text:p>1H-Indole, 2-phenyl-; 2-Phenyl-1H-indol; 2-phenyl-1H-indole; 2-PHENYLINDOLE; 213-436-3 &lt;a title="213-436-3 at European chemical Substances Information System" class="synonym_ref" href="http://ecb.jrc.it/esis/index.php?GENRE=ECNO&amp;amp;ENTREE=213-436-3" target="reference"&gt;[EINECS/ELINCS]&lt;/a&gt;; 2-phenyl indole; 5-20-08-00232 (Beilstein Handbook Reference) &lt;a title="Beilstein database" class="synonym_ref" href="http://en.wikipedia.org/wiki/Beilstein_database" target="reference" onclick="wikipediaPartnerLink();"&gt;[Beilstein]&lt;/a&gt;; 948-65-2 &lt;a title="948-65-2 at PubChem" class="synonym_ref" href="http://www.ncbi.nlm.nih.gov/sites/entrez?db=pccompound&amp;amp;term=948-65-2" target="reference" onclick="partnerLink(1,'PubChem','link');"&gt;[RN]&lt;/a&gt;; indole, 2-phenyl-; P-4160; Stabilizer I; TL8005974; -Phenylindole; -Phenylindole; A0949/0044447; AE-641/30188041; BRN 0132356; EU-0034026; NSC 15776; NSC15776; P26600_ALDRICH; TimTec1_005424; ZINC01021978</text:p>
          </table:table-cell>
          <table:table-cell table:number-columns-repeated="2"/>
          <table:table-cell office:value-type="string">
            <text:p>http://www.chemspider.com/Chemical-Structure.13105.html</text:p>
          </table:table-cell>
          <table:table-cell office:value-type="string">
            <text:p>http://www.chemspider.com/ImagesHandler.ashx?id=13105&amp;w=640&amp;h=480</text:p>
          </table:table-cell>
          <table:table-cell office:value-type="string">
            <text:p>organic compound</text:p>
          </table:table-cell>
          <table:table-cell office:value-type="float" office:value="383">
            <text:p>383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7216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193.244">
            <text:p>193.24</text:p>
          </table:table-cell>
          <table:table-cell office:value-type="float" office:value="4.68">
            <text:p>4.68</text:p>
          </table:table-cell>
          <table:table-cell office:value-type="float" office:value="419.9">
            <text:p>419.9</text:p>
          </table:table-cell>
          <table:table-cell office:value-type="string">
            <text:p>7.18e-007</text:p>
          </table:table-cell>
        </table:table-row>
        <table:table-row table:style-name="ro3">
          <table:table-cell office:value-type="float" office:value="63610">
            <text:p>63610</text:p>
          </table:table-cell>
          <table:table-cell office:value-type="string">
            <text:p>InChI=1S/C33H56N4OS2/c1-9-11-13-15-17-19-21-39-30-35-29(36-31(37-30)40-22-20-18-16-14-12-10-2)34-25-23-26(32(3,4)5)28(38)27(24-25)33(6,7)8/h23-24,38H,9-22H2,1-8H3,(H,34,35,36,37)</text:p>
          </table:table-cell>
          <table:table-cell office:value-type="string">
            <text:p>QRLSTWVLSWCGBT-UHFFFAOYSA-N</text:p>
          </table:table-cell>
          <table:table-cell office:value-type="string">
            <text:p>S(c1nc(nc(SCCCCCCCC)n1)Nc2cc(c(O)c(c2)C(C)(C)C)C(C)(C)C)CCCCCCCC</text:p>
          </table:table-cell>
          <table:table-cell office:value-type="string">
            <text:p>4-{[4,6-bis(octylsulfanyl)-1,3,5-triazin-2-yl]amino}-2,6-di-tert-butylphenol</text:p>
          </table:table-cell>
          <table:table-cell office:value-type="string">
            <text:p>140232-83-3; 991-84-4</text:p>
          </table:table-cell>
          <table:table-cell office:value-type="string">
            <text:p>213-590-1 &lt;a title="213-590-1 at European chemical Substances Information System" class="synonym_ref" href="http://ecb.jrc.it/esis/index.php?GENRE=ECNO&amp;amp;ENTREE=213-590-1" target="reference"&gt;[EINECS/ELINCS]&lt;/a&gt;; 4-{[4,6-Bis(octylsulfanyl)-1,3,5-triazin-2-yl]amino}-2,6-di-tert-butylphenol; phenol, 4-[[4,6-bis(octylthio)-1,3,5-triazin-2-yl]amino]-2,6-bis(1,1-dimethylethyl)-; 140232-83-3 &lt;a title="140232-83-3 at PubChem" class="synonym_ref" href="http://www.ncbi.nlm.nih.gov/sites/entrez?db=pccompound&amp;amp;term=140232-83-3" target="reference" onclick="partnerLink(1,'PubChem','link');"&gt;[RN]&lt;/a&gt;; 2, 4-Bis(n-octylthio)-6-(4'-hydroxy-3',5'-di-tert-butylanilino)-1,3, 5-triazine; 2,4-Bis(octylthio)-6-(4-hydroxy-3,5-di-tert-butylanilino)-1,3,5-triazine; 2,4-bis(octylthio)-6-(4-hydroxy-3,5-di-tert-butylanilino)-1,3,5-triazine;; 2,6-di-tert-butyl-4-(4,6-bis(octylthio)-1,3,5-triazin-2-ylamino)phenol; 4-[[4,6-bis(octylsulfanyl)-1,3,5-triazin-2-yl]amino]-2,6-ditert-butylphenol; 6-(4-HYDROXY-3,5-TERT-BUTYL-ANILINE)2,4-BIS(N-OCTYLTHIO)1,3,5-TRIAZINE; 991-84-4 &lt;a title="991-84-4 at PubChem" class="synonym_ref" href="http://www.ncbi.nlm.nih.gov/sites/entrez?db=pccompound&amp;amp;term=991-84-4" target="reference" onclick="partnerLink(1,'PubChem','link');"&gt;[RN]&lt;/a&gt;; Irganox 565; Irganox RA 565; Phenol, 4-((4,6-bis(octylthio)-1,3,5-triazin-2-yl)amino)-2,6-bis(1,1-dimethylethyl)-; Phenol, 4-((4,6-bis(octylthio)-s-triazin-2-yl)amino)-2,6-di-tert-butyl-(8CI); Phenol, 4-[[4, 6-bis (octylthio)-s-triazin-2-yl]amino]-2,6-di-tert-butyl-; Phenol, 4-[[4,6-bis (octylthio)-1,3,5-triazin-2-yl]amino]-2, 6-bis(1,1-dimethylethyl)-; NSC 328455; NSC328455</text:p>
          </table:table-cell>
          <table:table-cell table:number-columns-repeated="2"/>
          <table:table-cell office:value-type="string">
            <text:p>http://www.chemspider.com/Chemical-Structure.63610.html</text:p>
          </table:table-cell>
          <table:table-cell office:value-type="string">
            <text:p>http://www.chemspider.com/ImagesHandler.ashx?id=63610&amp;w=640&amp;h=480</text:p>
          </table:table-cell>
          <table:table-cell office:value-type="string">
            <text:p>aromatic amine</text:p>
          </table:table-cell>
          <table:table-cell office:value-type="float" office:value="384">
            <text:p>384</text:p>
          </table:table-cell>
          <table:table-cell office:value-type="string">
            <text:p>iranox 565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0000</text:p>
          </table:table-cell>
          <table:table-cell office:value-type="string">
            <text:p>LLDPE;LDPE;MDPE;HDPE;PP;PB;PS;HIPS;SAN;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588.954">
            <text:p>588.95</text:p>
          </table:table-cell>
          <table:table-cell office:value-type="float" office:value="12.68">
            <text:p>12.68</text:p>
          </table:table-cell>
          <table:table-cell office:value-type="float" office:value="670.7">
            <text:p>670.7</text:p>
          </table:table-cell>
          <table:table-cell office:value-type="string">
            <text:p>1.33e-018</text:p>
          </table:table-cell>
        </table:table-row>
        <table:table-row table:style-name="ro3">
          <table:table-cell office:value-type="float" office:value="55194">
            <text:p>55194</text:p>
          </table:table-cell>
          <table:table-cell office:value-type="string">
            <text:p>InChI=1S/C15H22O5/c1-2-3-4-5-6-7-8-20-15(19)11-9-12(16)14(18)13(17)10-11/h9-10,16-18H,2-8H2,1H3</text:p>
          </table:table-cell>
          <table:table-cell office:value-type="string">
            <text:p>NRPKURNSADTHLJ-UHFFFAOYSA-N</text:p>
          </table:table-cell>
          <table:table-cell office:value-type="string">
            <text:p>O=C(OCCCCCCCC)c1cc(O)c(O)c(O)c1</text:p>
          </table:table-cell>
          <table:table-cell office:value-type="string">
            <text:p>octyl 3,4,5-trihydroxybenzoate</text:p>
          </table:table-cell>
          <table:table-cell office:value-type="string">
            <text:p>10-00-0; 1034-01-1</text:p>
          </table:table-cell>
          <table:table-cell office:value-type="string">
            <text:p>benzoic acid, 3,4,5-trihydroxy-, octyl ester; octyl 3,4,5-trihydroxybenzoate; OCTYL GALLATE; 1034-01-1 &lt;a title="1034-01-1 at PubChem" class="synonym_ref" href="http://www.ncbi.nlm.nih.gov/sites/entrez?db=pccompound&amp;amp;term=1034-01-1" target="reference" onclick="partnerLink(1,'PubChem','link');"&gt;[RN]&lt;/a&gt;; 213-853-0 &lt;a title="213-853-0 at European chemical Substances Information System" class="synonym_ref" href="http://ecb.jrc.it/esis/index.php?GENRE=ECNO&amp;amp;ENTREE=213-853-0" target="reference"&gt;[EINECS/ELINCS]&lt;/a&gt;; 3,4,5-Trihydroxybenzoic acid octyl ester; 3,4,5-Trihydroxy-benzoic acid octyl ester; 4-10-00-02005 (Beilstein Handbook Reference) &lt;a title="Beilstein database" class="synonym_ref" href="http://en.wikipedia.org/wiki/Beilstein_database" target="reference" onclick="wikipediaPartnerLink();"&gt;[Beilstein]&lt;/a&gt;; GA 8; GA 8 (VAN); Gallic acid n-octyl ester; gallic acid octyl ester; Gallic acid, octyl ester; N-OCTYL 3,4,5-TRIHYDROXYBENZOATE; n-Octyl ester of 3,4,5-trihydroxybenzoic acid; n-Octyl Gallate; n-Octylgallate; Oktylester kyseliny gallove [Czech]; Progallin O; Stabilizer GA 8; 48700_FLUKA; AIDS228082; AIDS-228082; BRN 2132305; NSC 97419; NSC97419</text:p>
          </table:table-cell>
          <table:table-cell table:number-columns-repeated="2"/>
          <table:table-cell office:value-type="string">
            <text:p>http://www.chemspider.com/Chemical-Structure.55194.html</text:p>
          </table:table-cell>
          <table:table-cell office:value-type="string">
            <text:p>http://www.chemspider.com/ImagesHandler.ashx?id=55194&amp;w=640&amp;h=480</text:p>
          </table:table-cell>
          <table:table-cell office:value-type="string">
            <text:p>phenol</text:p>
          </table:table-cell>
          <table:table-cell office:value-type="float" office:value="386">
            <text:p>386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528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20)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282.332">
            <text:p>282.33</text:p>
          </table:table-cell>
          <table:table-cell office:value-type="float" office:value="5.26">
            <text:p>5.26</text:p>
          </table:table-cell>
          <table:table-cell office:value-type="float" office:value="482.9">
            <text:p>482.9</text:p>
          </table:table-cell>
          <table:table-cell office:value-type="string">
            <text:p>6e-010</text:p>
          </table:table-cell>
        </table:table-row>
        <table:table-row table:style-name="ro3">
          <table:table-cell office:value-type="float" office:value="13777">
            <text:p>13777</text:p>
          </table:table-cell>
          <table:table-cell office:value-type="string">
            <text:p>InChI=1S/C19H30O5/c1-2-3-4-5-6-7-8-9-10-11-12-24-19(23)15-13-16(20)18(22)17(21)14-15/h13-14,20-22H,2-12H2,1H3</text:p>
          </table:table-cell>
          <table:table-cell office:value-type="string">
            <text:p>RPWFJAMTCNSJKK-UHFFFAOYSA-N</text:p>
          </table:table-cell>
          <table:table-cell office:value-type="string">
            <text:p>O=C(OCCCCCCCCCCCC)c1cc(O)c(O)c(O)c1</text:p>
          </table:table-cell>
          <table:table-cell office:value-type="string">
            <text:p>dodecyl 3,4,5-trihydroxybenzoate</text:p>
          </table:table-cell>
          <table:table-cell office:value-type="string">
            <text:p>10-00-0; 1166-52-5; 149030-04-6</text:p>
          </table:table-cell>
          <table:table-cell office:value-type="string">
            <text:p>benzoic acid, 3,4,5-trihydroxy-, dodecyl ester; dodecyl 3,4,5-trihydroxybenzoate; Gallic acid, dodecyl ester (8CI); Lauryl gallate; n-Dodecyl gallate; 1166-52-5 &lt;a title="1166-52-5 at PubChem" class="synonym_ref" href="http://www.ncbi.nlm.nih.gov/sites/entrez?db=pccompound&amp;amp;term=1166-52-5" target="reference" onclick="partnerLink(1,'PubChem','link');"&gt;[RN]&lt;/a&gt;; 149030-04-6 &lt;a title="149030-04-6 at PubChem" class="synonym_ref" href="http://www.ncbi.nlm.nih.gov/sites/entrez?db=pccompound&amp;amp;term=149030-04-6" target="reference" onclick="partnerLink(1,'PubChem','link');"&gt;[RN]&lt;/a&gt;; 214-620-6 &lt;a title="214-620-6 at European chemical Substances Information System" class="synonym_ref" href="http://ecb.jrc.it/esis/index.php?GENRE=ECNO&amp;amp;ENTREE=214-620-6" target="reference"&gt;[EINECS/ELINCS]&lt;/a&gt;; 3,4,5-Trihydroxy-benzoic acid dodecyl ester; 3,4,5-Trihydroxybenzoic acid, dodecyl ester; 4-10-00-02006 (Beilstein Handbook Reference) &lt;a title="Beilstein database" class="synonym_ref" href="http://en.wikipedia.org/wiki/Beilstein_database" target="reference" onclick="wikipediaPartnerLink();"&gt;[Beilstein]&lt;/a&gt;; Dodecyl Gallate; Dodecylester kyseliny gallove [Czech]; gallic acid dodecyl ester; Gallic acid n-dodecyl ester; Gallic acid, dodecyl ester; Gallic acid, lauryl ester; Lauryl 3,4,5-trihydroxybenzoate; n-Dodecyl 3,4,5-trihydroxybenzoate; Nipagallin LA; Progallin LA; 48660_FLUKA; AIDS080816; AIDS-080816; BRN 2701981; CCRIS 5568; NSC 133463; NSC133463</text:p>
          </table:table-cell>
          <table:table-cell table:number-columns-repeated="2"/>
          <table:table-cell office:value-type="string">
            <text:p>http://www.chemspider.com/Chemical-Structure.13777.html</text:p>
          </table:table-cell>
          <table:table-cell office:value-type="string">
            <text:p>http://www.chemspider.com/ImagesHandler.ashx?id=13777&amp;w=640&amp;h=480</text:p>
          </table:table-cell>
          <table:table-cell office:value-type="string">
            <text:p>phenol</text:p>
          </table:table-cell>
          <table:table-cell office:value-type="float" office:value="390">
            <text:p>39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520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20)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338.438">
            <text:p>338.44</text:p>
          </table:table-cell>
          <table:table-cell office:value-type="float" office:value="7.38">
            <text:p>7.38</text:p>
          </table:table-cell>
          <table:table-cell office:value-type="float" office:value="521.7">
            <text:p>521.7</text:p>
          </table:table-cell>
          <table:table-cell office:value-type="string">
            <text:p>1.67e-011</text:p>
          </table:table-cell>
        </table:table-row>
        <table:table-row table:style-name="ro3">
          <table:table-cell office:value-type="float" office:value="14040">
            <text:p>14040</text:p>
          </table:table-cell>
          <table:table-cell office:value-type="string">
            <text:p>InChI=1S/C20H27O4P/c1-3-5-12-18(4-2)17-22-25(21,23-19-13-8-6-9-14-19)24-20-15-10-7-11-16-20/h6-11,13-16,18H,3-5,12,17H2,1-2H3</text:p>
          </table:table-cell>
          <table:table-cell office:value-type="string">
            <text:p>CGSLYBDCEGBZCG-UHFFFAOYSA-N</text:p>
          </table:table-cell>
          <table:table-cell office:value-type="string">
            <text:p>O=P(OCC(CC)CCCC)(Oc1ccccc1)Oc2ccccc2</text:p>
          </table:table-cell>
          <table:table-cell office:value-type="string">
            <text:p>2-ethylhexyl diphenyl phosphate</text:p>
          </table:table-cell>
          <table:table-cell office:value-type="string">
            <text:p>1241-94-7</text:p>
          </table:table-cell>
          <table:table-cell office:value-type="string">
            <text:p>1241-94-7 &lt;a title="1241-94-7 at PubChem" class="synonym_ref" href="http://www.ncbi.nlm.nih.gov/sites/entrez?db=pccompound&amp;amp;term=1241-94-7" target="reference" onclick="partnerLink(1,'PubChem','link');"&gt;[RN]&lt;/a&gt;; 2-ETHYLHEXYL DIPHENYL PHOSPHATE; 2-Ethylhexyldiphenyl phosphate; phosphoric acid, 2-ethylhexyl diphenyl ester; (2-Ethylhexyl)-difenylfosfat [Czech]; 1-Hexanol, 2-ethyl-, ester with diphenyl phosphate; 214-987-2 &lt;a title="214-987-2 at European chemical Substances Information System" class="synonym_ref" href="http://ecb.jrc.it/esis/index.php?GENRE=ECNO&amp;amp;ENTREE=214-987-2" target="reference"&gt;[EINECS/ELINCS]&lt;/a&gt;; 2-Ethyl hexyl diphenyl phosphate; 2-Ethylhexyl diphenylphosphate; 2-Ethylhexyldiphenylphosphate; 4-06-00-00718 (Beilstein Handbook Reference) &lt;a title="Beilstein database" class="synonym_ref" href="http://en.wikipedia.org/wiki/Beilstein_database" target="reference" onclick="wikipediaPartnerLink();"&gt;[Beilstein]&lt;/a&gt;; 4-Hydroxy--phenylethylmethylamine hydrochloride; Diphenyl 2-ethylhexyl phosphate; Ethylhexyl diphenyl phosphate, 2-; OCTICIZER; Octicizer [USAN]; Phosphoric acid 2-ethylhexyl diphenyl ester; Santicizer 141; 34064_RIEDEL; AI3-16360; BRN 2568983; CCRIS 6199; HSDB 370</text:p>
          </table:table-cell>
          <table:table-cell table:number-columns-repeated="2"/>
          <table:table-cell office:value-type="string">
            <text:p>http://www.chemspider.com/Chemical-Structure.14040.html</text:p>
          </table:table-cell>
          <table:table-cell office:value-type="string">
            <text:p>http://www.chemspider.com/ImagesHandler.ashx?id=14040&amp;w=640&amp;h=480</text:p>
          </table:table-cell>
          <table:table-cell office:value-type="string">
            <text:p>phosphate</text:p>
          </table:table-cell>
          <table:table-cell office:value-type="float" office:value="392">
            <text:p>392</text:p>
          </table:table-cell>
          <table:table-cell office:value-type="string">
            <text:p>santicizer 141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7280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.4">
            <text:p>2.4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ES</text:p>
          </table:table-cell>
          <table:table-cell office:value-type="float" office:value="362.4">
            <text:p>362.4</text:p>
          </table:table-cell>
          <table:table-cell office:value-type="float" office:value="6.64">
            <text:p>6.64</text:p>
          </table:table-cell>
          <table:table-cell office:value-type="float" office:value="421.2">
            <text:p>421.2</text:p>
          </table:table-cell>
          <table:table-cell office:value-type="string">
            <text:p>6.49e-007</text:p>
          </table:table-cell>
        </table:table-row>
        <table:table-row table:style-name="ro3">
          <table:table-cell office:value-type="float" office:value="14094">
            <text:p>14094</text:p>
          </table:table-cell>
          <table:table-cell office:value-type="string">
            <text:p>InChI=1S/Ca.2H2O/h;2*1H2/q+2;;/p-2</text:p>
          </table:table-cell>
          <table:table-cell office:value-type="string">
            <text:p>AXCZMVOFGPJBDE-UHFFFAOYSA-L</text:p>
          </table:table-cell>
          <table:table-cell office:value-type="string">
            <text:p>[OH-].[OH-].[Ca+2]</text:p>
          </table:table-cell>
          <table:table-cell office:value-type="string">
            <text:p>calcium dihydroxide</text:p>
          </table:table-cell>
          <table:table-cell office:value-type="string">
            <text:p>1305-62-0; 1332-69-0; 1333-29-5; 7719-01-9</text:p>
          </table:table-cell>
          <table:table-cell office:value-type="string">
            <text:p>Calcium dihydroxide; Calcium hydroxide; calcium monohydroxide; calciumdihydroxid; dihydroxyde de calcium; 1305-62-0 &lt;a title="1305-62-0 at PubChem" class="synonym_ref" href="http://www.ncbi.nlm.nih.gov/sites/entrez?db=pccompound&amp;amp;term=1305-62-0" target="reference" onclick="partnerLink(1,'PubChem','link');"&gt;[RN]&lt;/a&gt;; 1332-69-0 &lt;a title="1332-69-0 at PubChem" class="synonym_ref" href="http://www.ncbi.nlm.nih.gov/sites/entrez?db=pccompound&amp;amp;term=1332-69-0" target="reference" onclick="partnerLink(1,'PubChem','link');"&gt;[RN]&lt;/a&gt;; 1333-29-5 &lt;a title="1333-29-5 at PubChem" class="synonym_ref" href="http://www.ncbi.nlm.nih.gov/sites/entrez?db=pccompound&amp;amp;term=1333-29-5" target="reference" onclick="partnerLink(1,'PubChem','link');"&gt;[RN]&lt;/a&gt;; 215-137-3 &lt;a title="215-137-3 at European chemical Substances Information System" class="synonym_ref" href="http://ecb.jrc.it/esis/index.php?GENRE=ECNO&amp;amp;ENTREE=215-137-3" target="reference"&gt;[EINECS/ELINCS]&lt;/a&gt;; 7719-01-9 &lt;a title="7719-01-9 at PubChem" class="synonym_ref" href="http://www.ncbi.nlm.nih.gov/sites/entrez?db=pccompound&amp;amp;term=7719-01-9" target="reference" onclick="partnerLink(1,'PubChem','link');"&gt;[RN]&lt;/a&gt;; Ca(OH)2; Calbit; calcium dihydroxide; calcium(2+) hydroxide; calcium(II) hydroxide; CALCIUM HYDRATE; Calcium hydroxide (Ca(OH)2); Calcium hydroxide (JP15/USP); CALCIUM ION, 2 WATERS COORDINATED; calcium(2+) hydroxide; calcium(II) hydroxide; Caldic 1000; Calkyl; Calkyl (TN); Calvit; carboxide; caustic lime; geloeschter Kalk; hydralime; hydrated lime; Kalkhydrate; Kalziumhydroxid; Kemikal; Kentoku K 100; Limbux; LiMe [Formula]; Lime hydrate; Lime milk; Lime water; Loeschkalk; Milk of lime; Rhenofit CF; slaked lime; Super Microstar; Yukijirushisakanyo; AI3-02602; C12277; Caswell No. 144; CHEBI:31341; D01083; EPA Pesticide Chemical Code 075601; HSDB 919; LS-3174; NICC 3000; Sa 074</text:p>
          </table:table-cell>
          <table:table-cell table:number-columns-repeated="2"/>
          <table:table-cell office:value-type="string">
            <text:p>http://www.chemspider.com/Chemical-Structure.14094.html</text:p>
          </table:table-cell>
          <table:table-cell office:value-type="string">
            <text:p>http://www.chemspider.com/ImagesHandler.ashx?id=14094&amp;w=640&amp;h=480</text:p>
          </table:table-cell>
          <table:table-cell office:value-type="string">
            <text:p>metal salt</text:p>
          </table:table-cell>
          <table:table-cell office:value-type="float" office:value="394">
            <text:p>394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128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74.0927">
            <text:p>74.09</text:p>
          </table:table-cell>
          <table:table-cell table:number-columns-repeated="3"/>
        </table:table-row>
        <table:table-row table:style-name="ro3">
          <table:table-cell office:value-type="string">
            <text:p>5.25402e+006</text:p>
          </table:table-cell>
          <table:table-cell office:value-type="string">
            <text:p>InChI=1S/Mg.O/q+2;-2</text:p>
          </table:table-cell>
          <table:table-cell office:value-type="string">
            <text:p>AXZKOIWUVFPNLO-UHFFFAOYSA-N</text:p>
          </table:table-cell>
          <table:table-cell office:value-type="string">
            <text:p>[Mg+2].[O-2]</text:p>
          </table:table-cell>
          <table:table-cell office:value-type="string">
            <text:p>magnesium oxygen(-2) anion</text:p>
          </table:table-cell>
          <table:table-cell office:value-type="string">
            <text:p>1309-48-4</text:p>
          </table:table-cell>
          <table:table-cell office:value-type="string">
            <text:p>1309-48-4 &lt;a title="1309-48-4 at PubChem" class="synonym_ref" href="http://www.ncbi.nlm.nih.gov/sites/entrez?db=pccompound&amp;amp;term=1309-48-4" target="reference" onclick="partnerLink(1,'PubChem','link');"&gt;[RN]&lt;/a&gt;; 215-171-9 &lt;a title="215-171-9 at European chemical Substances Information System" class="synonym_ref" href="http://ecb.jrc.it/esis/index.php?GENRE=ECNO&amp;amp;ENTREE=215-171-9" target="reference"&gt;[EINECS/ELINCS]&lt;/a&gt;; MAGNESIUM OXIDE; MgO [Formula]; LS-2401</text:p>
          </table:table-cell>
          <table:table-cell table:number-columns-repeated="2"/>
          <table:table-cell office:value-type="string">
            <text:p>http://www.chemspider.com/Chemical-Structure.5254017.html</text:p>
          </table:table-cell>
          <table:table-cell office:value-type="string">
            <text:p>http://www.chemspider.com/ImagesHandler.ashx?id=5254017&amp;w=640&amp;h=480</text:p>
          </table:table-cell>
          <table:table-cell office:value-type="string">
            <text:p>metal salt</text:p>
          </table:table-cell>
          <table:table-cell office:value-type="float" office:value="397">
            <text:p>397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47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40.3044">
            <text:p>40.3</text:p>
          </table:table-cell>
          <table:table-cell table:number-columns-repeated="3"/>
        </table:table-row>
        <table:table-row table:style-name="ro3">
          <table:table-cell office:value-type="float" office:value="66963">
            <text:p>66963</text:p>
          </table:table-cell>
          <table:table-cell office:value-type="string">
            <text:p>InChI=1S/C54H78O3/c1-31-37(22-34-25-40(49(4,5)6)46(55)41(26-34)50(7,8)9)32(2)39(24-36-29-44(53(16,17)18)48(57)45(30-36)54(19,20)21)33(3)38(31)23-35-27-42(51(10,11)12)47(56)43(28-35)52(13,14)15/h25-30,55-57H,22-24H2,1-21H3</text:p>
          </table:table-cell>
          <table:table-cell office:value-type="string">
            <text:p>VSAWBBYYMBQKIK-UHFFFAOYSA-N</text:p>
          </table:table-cell>
          <table:table-cell office:value-type="string">
            <text:p>Oc1c(cc(cc1C(C)(C)C)Cc2c(c(c(c(c2C)Cc3cc(c(O)c(c3)C(C)(C)C)C(C)(C)C)C)Cc4cc(c(O)c(c4)C(C)(C)C)C(C)(C)C)C)C(C)(C)C</text:p>
          </table:table-cell>
          <table:table-cell office:value-type="string">
            <text:p>4,4',4''-[(2,4,6-trimethylbenzene-1,3,5-triyl)trimethanediyl]tris(2,6-di-tert-butylphenol)</text:p>
          </table:table-cell>
          <table:table-cell office:value-type="string">
            <text:p>1709-70-2; 58968-88-0; 90651-36-8; 99346-90-4</text:p>
          </table:table-cell>
          <table:table-cell office:value-type="string">
            <text:p>1,3,5-Trimethyl-2,4,6-tris(3,5-di-tert-butyl-4-hydroxybenzyl)-benzene; 216-971-0 &lt;a title="216-971-0 at European chemical Substances Information System" class="synonym_ref" href="http://ecb.jrc.it/esis/index.php?GENRE=ECNO&amp;amp;ENTREE=216-971-0" target="reference"&gt;[EINECS/ELINCS]&lt;/a&gt;; 4-(3,5-Bis(3,5-di-tert-butyl-4-hydroxybenzyl)-2,4,6-trimethylbenzyl)-2,6-di-tert-butylphenol; 4,4',4''-[(2,4,6-trimethylbenzene-1,3,5-triyl)trimethanediyl]tris(2,6-di-tert-butylphenol); 4,4',4''-[(2,4,6-Trimethylbenzene-1,3,5-triyl)tris(methylene)]tris(2,6-di-tert-butylphenol); phenol, 4,4',4''-[(2,4,6-trimethylbenzene-1,3,5-triyl)tris(methylene)]tris[2,6-bis(1,1-dimethylethyl)-; 1,3, 5-Trimethyl-2,4,6-tris(3,5-di-tert-butyl-4-hydroxybenzyl)benzene; 1,3,5-Trimethyl-2,4,6-tris(3,5-di-tert-butyl-4-hydroxybenzyl) benzene; 1,3,5-Trimethyl-2,4,6-tris(3,5-di-tert-butyl-4-hydroxybenzyl)benzene; 1,3,5-TRIMETHYL-2,4,6-TRIS-(3,5-DI-TERT-BUTYL-4-HYDROXY-BENZYL)BENZENE; 1709-70-2 &lt;a title="1709-70-2 at PubChem" class="synonym_ref" href="http://www.ncbi.nlm.nih.gov/sites/entrez?db=pccompound&amp;amp;term=1709-70-2" target="reference" onclick="partnerLink(1,'PubChem','link');"&gt;[RN]&lt;/a&gt;; 2,4, 6-Tri(3,5-di-tert-butyl-4-hydroxybenzyl)mesitylene; 2,4,6-Tri(3,5-di-tert-butyl-4-hydroxybenzyl)mesitylene; 2,4,6-Tris(3, 5-di-tert-butyl-4-hydroxybenzyl)mesitylene; 2,4,6-Tris(3',5'-di-tert-butyl-4'-hydroxybenzyl)mesitylene; 2,4,6-TRIS(3,5-DI-TERT-BUTYL-4-HYDROXYBENZYL)MESITYLENE; 3,3',3'',5,5',5''-Hexa-tert-butyl-,',''-(mesitylene-2,4,6-triyl)tri-p-cresol; 4,4',4''-((2,4,6-Trimethyl-1,3,5-benzenetriyl)tris(methylene))tris (2,6-bis(1,1-dimethylethyl)phenol); 58968-88-0 &lt;a title="58968-88-0 at PubChem" class="synonym_ref" href="http://www.ncbi.nlm.nih.gov/sites/entrez?db=pccompound&amp;amp;term=58968-88-0" target="reference" onclick="partnerLink(1,'PubChem','link');"&gt;[RN]&lt;/a&gt;; 90651-36-8 &lt;a title="90651-36-8 at PubChem" class="synonym_ref" href="http://www.ncbi.nlm.nih.gov/sites/entrez?db=pccompound&amp;amp;term=90651-36-8" target="reference" onclick="partnerLink(1,'PubChem','link');"&gt;[RN]&lt;/a&gt;; 99346-90-4 &lt;a title="99346-90-4 at PubChem" class="synonym_ref" href="http://www.ncbi.nlm.nih.gov/sites/entrez?db=pccompound&amp;amp;term=99346-90-4" target="reference" onclick="partnerLink(1,'PubChem','link');"&gt;[RN]&lt;/a&gt;; Agidol 40; Ahydol [Russian]; Antioxidant 330; Antioxidant 40; Benzene, 1,3, 5-trimethyl-2,4,6-tris(3,5-di-tert-butyl-4-hydroxybenzyl)-; Benzene, 1,3,5-trimethyl-2,4,6-tris(3,5-di-t-butyl-4-hydroxybenzyl)-; Ethanox 330; Ethyl Antioxidant 330; Irganox 330; Methylene bis ethyl butyl phenol; p-Cresol, ,',''-(2,4,6-trimethyl-s-phenenyl)tris(2,6-di-tert-butyl-; p-Cresol, ,',''-(2,4,6-trimethyl-s-phenenyl)tris(2,6-di-tert-butyl- (8CI); Phenol, 4,4', {4''-[(2,4,6-trimethyl-1,3,5-benzenetriyl)tris(methylene)]tris[2,} 6-bis(1,1-dimethylethyl)-; Phenol, 4,4', 4''-[ (2,4,6-trimethyl-1,3,5-benzenetriyl)tris(methylene)]tris[2, 6-bis(1,1-dimethylethyl)-; PHENOL, 4,4',4"-[(2,4,6-TRIMETHYL-1,3,5-BENZENET; Phenol, 4,4',4''-((2,4,6-trimethyl-1,3,5-benzenetriyl)tris(methylene))tris(2,6-bis(1,1-dimethylethyl)-; Santoquin emulsion; Santoquin mixture 6; 413283_ALDRICH; AIDS125834; AIDS-125834; AO 40; AO-40; BRN 2034522; Ethyl 330; Ionox 330; NSC 85846; NSC85846</text:p>
          </table:table-cell>
          <table:table-cell table:number-columns-repeated="2"/>
          <table:table-cell office:value-type="string">
            <text:p>http://www.chemspider.com/Chemical-Structure.66963.html</text:p>
          </table:table-cell>
          <table:table-cell office:value-type="string">
            <text:p>http://www.chemspider.com/ImagesHandler.ashx?id=66963&amp;w=640&amp;h=480</text:p>
          </table:table-cell>
          <table:table-cell office:value-type="string">
            <text:p>phenol</text:p>
          </table:table-cell>
          <table:table-cell office:value-type="float" office:value="428">
            <text:p>428</text:p>
          </table:table-cell>
          <table:table-cell office:value-type="string">
            <text:p>irganox 1330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5200</text:p>
          </table:table-cell>
          <table:table-cell office:value-type="string">
            <text:p>LLDPE;LDPE;MDPE;HDPE;PP;PB;PS;HIPS;SAN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775.195">
            <text:p>775.2</text:p>
          </table:table-cell>
          <table:table-cell office:value-type="float" office:value="17.49">
            <text:p>17.49</text:p>
          </table:table-cell>
          <table:table-cell office:value-type="float" office:value="730">
            <text:p>730</text:p>
          </table:table-cell>
          <table:table-cell office:value-type="string">
            <text:p>5.02e-022</text:p>
          </table:table-cell>
        </table:table-row>
        <table:table-row table:style-name="ro3">
          <table:table-cell office:value-type="float" office:value="83868">
            <text:p>83868</text:p>
          </table:table-cell>
          <table:table-cell office:value-type="string">
            <text:p>InChI=1S/C37H52O3/c1-21(25-18-29(35(5,6)7)32(38)15-22(25)2)14-28(26-19-30(36(8,9)10)33(39)16-23(26)3)27-20-31(37(11,12)13)34(40)17-24(27)4/h15-21,28,38-40H,14H2,1-13H3</text:p>
          </table:table-cell>
          <table:table-cell office:value-type="string">
            <text:p>PRWJPWSKLXYEPD-UHFFFAOYSA-N</text:p>
          </table:table-cell>
          <table:table-cell office:value-type="string">
            <text:p>Oc1cc(c(cc1C(C)(C)C)C(C)CC(c2cc(c(O)cc2C)C(C)(C)C)c3cc(c(O)cc3C)C(C)(C)C)C</text:p>
          </table:table-cell>
          <table:table-cell office:value-type="string">
            <text:p>4,4',4''-butane-1,1,3-triyltris(2-tert-butyl-5-methylphenol)</text:p>
          </table:table-cell>
          <table:table-cell office:value-type="string">
            <text:p>111214-48-3; 134685-22-6; 134707-88-3; 1843-03-4; 27322-35-6; 39283-48-2; 82278-68-0</text:p>
          </table:table-cell>
          <table:table-cell office:value-type="string">
            <text:p>Tri(butylcresyl)butane; 1843-03-4 &lt;a title="1843-03-4 at PubChem" class="synonym_ref" href="http://www.ncbi.nlm.nih.gov/sites/entrez?db=pccompound&amp;amp;term=1843-03-4" target="reference" onclick="partnerLink(1,'PubChem','link');"&gt;[RN]&lt;/a&gt;; 4,4',4''-(1,1,3-Butanetriyl)tris[5-methyl-2-(2-methyl-2-propanyl)phenol]; 4,4',4''-Butane-1,1,3-triyltris(2-tert-butyl-5-methylphenol); phenol, 4,4',4''-(3-methyl-3-propyl-1-ylidene)tris[2-(1,1-dimethylethyl)-5-methyl-; 1,1,3-Tri(3-tert-butyl-4-hydroxy-6-methylphenyl)butane; 1,1,3-Tris-(2-Methyl-4-Hydroxy-5-Tert-Butyl-Phenyl)-Butane; 1,1,3-TRIS(2-METHYL-4-HYDROXY-5-TERT-BUTYLPHENYL)BUTANE; 1,1,3-TRIS(3-TERT-BUTYL-4-HYDROXY-6-METHYLPHENYL)BUTANE; 1,1,3-Tris(5-tert-butyl-4-hydroxy-2-methylphenyl)butane; 111214-48-3 &lt;a title="111214-48-3 at PubChem" class="synonym_ref" href="http://www.ncbi.nlm.nih.gov/sites/entrez?db=pccompound&amp;amp;term=111214-48-3" target="reference" onclick="partnerLink(1,'PubChem','link');"&gt;[RN]&lt;/a&gt;; 134685-22-6 &lt;a title="134685-22-6 at PubChem" class="synonym_ref" href="http://www.ncbi.nlm.nih.gov/sites/entrez?db=pccompound&amp;amp;term=134685-22-6" target="reference" onclick="partnerLink(1,'PubChem','link');"&gt;[RN]&lt;/a&gt;; 134707-88-3 &lt;a title="134707-88-3 at PubChem" class="synonym_ref" href="http://www.ncbi.nlm.nih.gov/sites/entrez?db=pccompound&amp;amp;term=134707-88-3" target="reference" onclick="partnerLink(1,'PubChem','link');"&gt;[RN]&lt;/a&gt;; 217-420-7 &lt;a title="217-420-7 at European chemical Substances Information System" class="synonym_ref" href="http://ecb.jrc.it/esis/index.php?GENRE=ECNO&amp;amp;ENTREE=217-420-7" target="reference"&gt;[EINECS/ELINCS]&lt;/a&gt;; 27322-35-6 &lt;a title="27322-35-6 at PubChem" class="synonym_ref" href="http://www.ncbi.nlm.nih.gov/sites/entrez?db=pccompound&amp;amp;term=27322-35-6" target="reference" onclick="partnerLink(1,'PubChem','link');"&gt;[RN]&lt;/a&gt;; 39283-48-2 &lt;a title="39283-48-2 at PubChem" class="synonym_ref" href="http://www.ncbi.nlm.nih.gov/sites/entrez?db=pccompound&amp;amp;term=39283-48-2" target="reference" onclick="partnerLink(1,'PubChem','link');"&gt;[RN]&lt;/a&gt;; 4,4',4''-(1-Methyl-1-propanyl-3-ylidene)tris(2-(1,1-dimethylethyl- )-5-methylphnol); 4,4',4''-(1-Methyl-1-propanyl-3-ylidene)tris(2-(1,1-dimethylethyl)-5-methylphenol); 4,4',4''-(1-Methylpropanyl-3-ylidene)tris(6-tert-butyl-m-cresol); 4,4',4''-(1-methylpropanyl-3-ylidene)tris[6-tert-butyl-m-cresol]; 82278-68-0 &lt;a title="82278-68-0 at PubChem" class="synonym_ref" href="http://www.ncbi.nlm.nih.gov/sites/entrez?db=pccompound&amp;amp;term=82278-68-0" target="reference" onclick="partnerLink(1,'PubChem','link');"&gt;[RN]&lt;/a&gt;; MARK AO 30; m-Cresol, 4,4',4''-(1-methyl-1-propanyl-3-ylidene)tris(6-tert-butyl- (7CI,8CI); Phenol, 4,4',4''-(1-methyl-1-propanyl-3-ylidene)tris(2-(1,1-dimethylethyl- )-5-methyl-; Phenol, 4,4',4''-(1-methyl-1-propanyl-3-ylidene)tris(2-(1,1-dimethylethyl)-5-methyl-; Phenol, 4,4',4''-(3-methylpropane-1,1,3-triyl)tris(2-tert-butyl-5-methyl-; Topanol CA; Topanol SA; TPNC; Trisalkofen BMB; 407984_ALDRICH; BRN 2318488; GSY 930</text:p>
          </table:table-cell>
          <table:table-cell table:number-columns-repeated="2"/>
          <table:table-cell office:value-type="string">
            <text:p>http://www.chemspider.com/Chemical-Structure.83868.html</text:p>
          </table:table-cell>
          <table:table-cell office:value-type="string">
            <text:p>http://www.chemspider.com/ImagesHandler.ashx?id=83868&amp;w=640&amp;h=480</text:p>
          </table:table-cell>
          <table:table-cell office:value-type="string">
            <text:p>phenol</text:p>
          </table:table-cell>
          <table:table-cell office:value-type="float" office:value="430">
            <text:p>430</text:p>
          </table:table-cell>
          <table:table-cell office:value-type="string">
            <text:p>topanol C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5600</text:p>
          </table:table-cell>
          <table:table-cell office:value-type="string">
            <text:p>LLDPE;LDPE;MDPE;HDPE;PP;PB;PS;HIPS;SAN;PU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544.807">
            <text:p>544.81</text:p>
          </table:table-cell>
          <table:table-cell office:value-type="float" office:value="10.97">
            <text:p>10.97</text:p>
          </table:table-cell>
          <table:table-cell office:value-type="float" office:value="609.4">
            <text:p>609.4</text:p>
          </table:table-cell>
          <table:table-cell office:value-type="string">
            <text:p>1.91e-015</text:p>
          </table:table-cell>
        </table:table-row>
        <table:table-row table:style-name="ro3">
          <table:table-cell office:value-type="float" office:value="15020">
            <text:p>15020</text:p>
          </table:table-cell>
          <table:table-cell office:value-type="string">
            <text:p>InChI=1S/C21H26O3/c1-2-3-4-5-6-10-15-24-18-13-14-19(20(22)16-18)21(23)17-11-8-7-9-12-17/h7-9,11-14,16,22H,2-6,10,15H2,1H3</text:p>
          </table:table-cell>
          <table:table-cell office:value-type="string">
            <text:p>QUAMTGJKVDWJEQ-UHFFFAOYSA-N</text:p>
          </table:table-cell>
          <table:table-cell office:value-type="string">
            <text:p>O=C(c1ccc(OCCCCCCCC)cc1O)c2ccccc2</text:p>
          </table:table-cell>
          <table:table-cell office:value-type="string">
            <text:p>[2-hydroxy-4-(octyloxy)phenyl](phenyl)methanone</text:p>
          </table:table-cell>
          <table:table-cell office:value-type="string">
            <text:p>103843-15-8; 1843-05-6; 53571-69-0; 58392-23-7</text:p>
          </table:table-cell>
          <table:table-cell office:value-type="string">
            <text:p>[2-Hydroxy-4-(octyloxy)phenyl](phenyl)methanone; [2-Hydroxy-4-(octyloxy)phényl](phényl)méthanone; [2-Hydroxy-4-(octyloxy)phenyl]phenylmethanone; 2-benzoyl-5-(octyloxy)phenol; 2-Hydroxy-4-n-octyloxybenzophenone; 2-Hydroxy-4-Octyloxybenzophenone; methanone, [2-hydroxy-4-(octyloxy)phenyl]phenyl-; 103843-15-8 &lt;a title="103843-15-8 at PubChem" class="synonym_ref" href="http://www.ncbi.nlm.nih.gov/sites/entrez?db=pccompound&amp;amp;term=103843-15-8" target="reference" onclick="partnerLink(1,'PubChem','link');"&gt;[RN]&lt;/a&gt;; 1843-05-6 &lt;a title="1843-05-6 at PubChem" class="synonym_ref" href="http://www.ncbi.nlm.nih.gov/sites/entrez?db=pccompound&amp;amp;term=1843-05-6" target="reference" onclick="partnerLink(1,'PubChem','link');"&gt;[RN]&lt;/a&gt;; 217-421-2 &lt;a title="217-421-2 at European chemical Substances Information System" class="synonym_ref" href="http://ecb.jrc.it/esis/index.php?GENRE=ECNO&amp;amp;ENTREE=217-421-2" target="reference"&gt;[EINECS/ELINCS]&lt;/a&gt;; 2-Benzoyl-5-octyloxyphenol; 2-Hydroxy-4-(n-octoxy)benzophenone; 2-Hydroxy-4-(n-octyloxy)benzophenone; 2-Hydroxy-4-(octyloxy)benzophenone; 2-Hydroxy-4-n-octoxy Benzophenone; 2-Hydroxy-4-n-octoxybenzophenone; 2-HYDROXY-4-N-OCTYLOXY-BENZOPHENONE; 2-Hydroxy-4-octoxybenzophenone; 2-hydroxy-4-octyloxyphenyl phenyl ketone; 2-Hydroxy-4-oktyloxybenzofenon [Czech]; 53571-69-0 &lt;a title="53571-69-0 at PubChem" class="synonym_ref" href="http://www.ncbi.nlm.nih.gov/sites/entrez?db=pccompound&amp;amp;term=53571-69-0" target="reference" onclick="partnerLink(1,'PubChem','link');"&gt;[RN]&lt;/a&gt;; 58392-23-7 &lt;a title="58392-23-7 at PubChem" class="synonym_ref" href="http://www.ncbi.nlm.nih.gov/sites/entrez?db=pccompound&amp;amp;term=58392-23-7" target="reference" onclick="partnerLink(1,'PubChem','link');"&gt;[RN]&lt;/a&gt;; Aduvex 248; Advastab 46; Anti-UV P; Benzon OO; Benzophenone 12; BENZOPHENONE-12; Biosorb 130; Carstab 700; Chimassorb 81; Cyasorb UV 531; Methanone, 2-hydroxy-4-(octyloxy)phenyl phenyl-; Methanone, {[2-hydroxy-4-(octyloxy)phenyl]phenyl-}; Octabenzona [Spanish]; octabenzone &lt;a title="octabenzone at Wikipedia" class="synonym_ref" href="http://en.wikipedia.org/wiki/octabenzone" target="reference" onclick="wikipediaPartnerLink();"&gt;[Wiki]&lt;/a&gt;; Octabenzone (USAN); Octabenzone [USAN:INN]; Octabenzonum [Latin]; Rhodialux P; Sanduvor 3035; Seikalizer E; Spectra-sorb UV 531; Sumisorb 130; UF 4; UV 1; UV Absorber HOB; UVA 1; Uvinul 408; Uvinul M 408; Viosorb 130; Zislizer E; 413151_ALDRICH; AIDS127439; AIDS-127439; BRN 1915198; D00441; HSDB 5858; Mark 1413; NSC 163400; NSC163400; UV 531</text:p>
          </table:table-cell>
          <table:table-cell table:number-columns-repeated="2"/>
          <table:table-cell office:value-type="string">
            <text:p>http://www.chemspider.com/Chemical-Structure.15020.html</text:p>
          </table:table-cell>
          <table:table-cell office:value-type="string">
            <text:p>http://www.chemspider.com/ImagesHandler.ashx?id=15020&amp;w=640&amp;h=480</text:p>
          </table:table-cell>
          <table:table-cell office:value-type="string">
            <text:p>benzophenone</text:p>
          </table:table-cell>
          <table:table-cell office:value-type="float" office:value="431">
            <text:p>431</text:p>
          </table:table-cell>
          <table:table-cell office:value-type="string">
            <text:p>chimassorb 81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1600</text:p>
          </table:table-cell>
          <table:table-cell office:value-type="string">
            <text:p>LLDPE;LDPE;MDPE;HDPE;PP;PB;PS;HIPS;SAN;PET;PBT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8)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326.429">
            <text:p>326.43</text:p>
          </table:table-cell>
          <table:table-cell office:value-type="float" office:value="7.36">
            <text:p>7.36</text:p>
          </table:table-cell>
          <table:table-cell office:value-type="float" office:value="457.9">
            <text:p>457.9</text:p>
          </table:table-cell>
          <table:table-cell office:value-type="string">
            <text:p>5.25e-009</text:p>
          </table:table-cell>
        </table:table-row>
        <table:table-row table:style-name="ro3">
          <table:table-cell office:value-type="float" office:value="15539">
            <text:p>15539</text:p>
          </table:table-cell>
          <table:table-cell office:value-type="string">
            <text:p>InChI=1S/C35H62O3/c1-8-9-10-11-12-13-14-15-16-17-18-19-20-21-22-23-26-38-32(36)25-24-29-27-30(34(2,3)4)33(37)31(28-29)35(5,6)7/h27-28,37H,8-26H2,1-7H3</text:p>
          </table:table-cell>
          <table:table-cell office:value-type="string">
            <text:p>SSDSCDGVMJFTEQ-UHFFFAOYSA-N</text:p>
          </table:table-cell>
          <table:table-cell office:value-type="string">
            <text:p>O=C(OCCCCCCCCCCCCCCCCCC)CCc1cc(c(O)c(c1)C(C)(C)C)C(C)(C)C</text:p>
          </table:table-cell>
          <table:table-cell office:value-type="string">
            <text:p>octadecyl 3-(3,5-di-tert-butyl-4-hydroxyphenyl)propanoate</text:p>
          </table:table-cell>
          <table:table-cell office:value-type="string">
            <text:p>109265-64-7; 119764-08-8; 156511-59-0; 2082-79-3; 69093-37-4; 80693-11-4</text:p>
          </table:table-cell>
          <table:table-cell office:value-type="string">
            <text:p>benzenepropanoic acid, 3,5-bis(1,1-dimethylethyl)-4-hydroxy-, octadecyl ester; Octadecyl 3-(3,5-di-tert-butyl-4-hydroxyphenyl)propanoate; Octadecyl 3-[4-hydroxy-3,5-bis(2-methyl-2-propanyl)phenyl]propanoate; Octadecyl-3-(3,5-di-tert.butyl-4-hydroxyphenyl)-propionate; 109265-64-7 &lt;a title="109265-64-7 at PubChem" class="synonym_ref" href="http://www.ncbi.nlm.nih.gov/sites/entrez?db=pccompound&amp;amp;term=109265-64-7" target="reference" onclick="partnerLink(1,'PubChem','link');"&gt;[RN]&lt;/a&gt;; 119764-08-8 &lt;a title="119764-08-8 at PubChem" class="synonym_ref" href="http://www.ncbi.nlm.nih.gov/sites/entrez?db=pccompound&amp;amp;term=119764-08-8" target="reference" onclick="partnerLink(1,'PubChem','link');"&gt;[RN]&lt;/a&gt;; 156511-59-0 &lt;a title="156511-59-0 at PubChem" class="synonym_ref" href="http://www.ncbi.nlm.nih.gov/sites/entrez?db=pccompound&amp;amp;term=156511-59-0" target="reference" onclick="partnerLink(1,'PubChem','link');"&gt;[RN]&lt;/a&gt;; 2,6-Di-tert-butyl-4-[(2-octadecyloxycarbonyl)eythyl]-phenol; 2082-79-3 &lt;a title="2082-79-3 at PubChem" class="synonym_ref" href="http://www.ncbi.nlm.nih.gov/sites/entrez?db=pccompound&amp;amp;term=2082-79-3" target="reference" onclick="partnerLink(1,'PubChem','link');"&gt;[RN]&lt;/a&gt;; 218-216-0 &lt;a title="218-216-0 at European chemical Substances Information System" class="synonym_ref" href="http://ecb.jrc.it/esis/index.php?GENRE=ECNO&amp;amp;ENTREE=218-216-0" target="reference"&gt;[EINECS/ELINCS]&lt;/a&gt;; 3,5-bis(1,1-dimethylethyl)-4-hydroxybenzenepropanoic acid octadecyl ester; 69093-37-4 &lt;a title="69093-37-4 at PubChem" class="synonym_ref" href="http://www.ncbi.nlm.nih.gov/sites/entrez?db=pccompound&amp;amp;term=69093-37-4" target="reference" onclick="partnerLink(1,'PubChem','link');"&gt;[RN]&lt;/a&gt;; 80693-11-4 &lt;a title="80693-11-4 at PubChem" class="synonym_ref" href="http://www.ncbi.nlm.nih.gov/sites/entrez?db=pccompound&amp;amp;term=80693-11-4" target="reference" onclick="partnerLink(1,'PubChem','link');"&gt;[RN]&lt;/a&gt;; ADK Stab AO 50; Anox PP 18; Antioxidant 1076; Hydrocinnamic acid, 3,5-di-t-butyl-4-hydroxy-, octadecyl ester; HYDROCINNAMIC ACID, 3,5-DI-T-BUTYLPHENYL ESTER; Hydrocinnamic acid, 3,5-di-tert-butyl-4-hydroxy-, octadecyl ester; Irganox 1076; Irganox 1906; Irganox 1976; Irganox I 1076; Irganox L 107; Mark AO 50; Naugard 76; Octadecyl 3-(3,5-di-tert-butyl-4-hydroxyphenyl)propionate; Octadecyl 3-(3',5'-di-tert-butyl-4'-hydroxyphenyl)propionate; Octadecyl 3,5-di-tert-butyl-4-hydroxyhydrocinnamate; octadecyl 3-[3,5-bis(tert-butyl)-4-hydroxyphenyl]propanoate; octadecyl-3,5-di-tert-butyl-4-hydroxyhydrocinnamate; Stearyl 3-(3,5-Di-tert-butyl-4-hydroxyphenyl)propionate; Stearyl 3,5-di-tert-butyl-4-hydroxyhydrocinnamate; Stearyl -(3,5-di-tert-butyl-4-hydroxyphenyl)propionate; Sumilizer BP 76; Tominokusu SS; Ultranox 276; 367079_ALDRICH; E 376; HSDB 5865; I 1076; IR 1076; Ralox 530; U 276</text:p>
          </table:table-cell>
          <table:table-cell table:number-columns-repeated="2"/>
          <table:table-cell office:value-type="string">
            <text:p>http://www.chemspider.com/Chemical-Structure.15539.html</text:p>
          </table:table-cell>
          <table:table-cell office:value-type="string">
            <text:p>http://www.chemspider.com/ImagesHandler.ashx?id=15539&amp;w=640&amp;h=480</text:p>
          </table:table-cell>
          <table:table-cell office:value-type="string">
            <text:p>phenol</text:p>
          </table:table-cell>
          <table:table-cell office:value-type="float" office:value="433">
            <text:p>433</text:p>
          </table:table-cell>
          <table:table-cell office:value-type="string">
            <text:p>irganox 1076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8320</text:p>
          </table:table-cell>
          <table:table-cell office:value-type="string">
            <text:p>LLDPE;LDPE;MDPE;HDPE;PP;PB;PS;HIPS;SAN;LLDPE;LDPE;MDPE;HDPE;PP;PB;PA6;PA66;PA12;PMMA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530.865">
            <text:p>530.87</text:p>
          </table:table-cell>
          <table:table-cell office:value-type="float" office:value="13.93">
            <text:p>13.93</text:p>
          </table:table-cell>
          <table:table-cell office:value-type="float" office:value="568.1">
            <text:p>568.1</text:p>
          </table:table-cell>
          <table:table-cell office:value-type="string">
            <text:p>1.64e-013</text:p>
          </table:table-cell>
        </table:table-row>
        <table:table-row table:style-name="ro3">
          <table:table-cell office:value-type="float" office:value="15965">
            <text:p>15965</text:p>
          </table:table-cell>
          <table:table-cell office:value-type="string">
            <text:p>InChI=1S/C10H12O2/c1-2-8-12-10(11)9-6-4-3-5-7-9/h3-7H,2,8H2,1H3</text:p>
          </table:table-cell>
          <table:table-cell office:value-type="string">
            <text:p>UDEWPOVQBGFNGE-UHFFFAOYSA-N</text:p>
          </table:table-cell>
          <table:table-cell office:value-type="string">
            <text:p>O=C(OCCC)c1ccccc1</text:p>
          </table:table-cell>
          <table:table-cell office:value-type="string">
            <text:p>propyl benzoate</text:p>
          </table:table-cell>
          <table:table-cell office:value-type="string">
            <text:p>2315-68-6</text:p>
          </table:table-cell>
          <table:table-cell office:value-type="string">
            <text:p>219-020-8 &lt;a title="219-020-8 at European chemical Substances Information System" class="synonym_ref" href="http://ecb.jrc.it/esis/index.php?GENRE=ECNO&amp;amp;ENTREE=219-020-8" target="reference"&gt;[EINECS/ELINCS]&lt;/a&gt;; benzoic acid, propyl ester; n-Propyl benzoate; Propyl benzenecarboxylate; PROPYL BENZOATE; 1-Propyl benzoate; Propyl benzoate; 2315-68-6 &lt;a title="2315-68-6 at PubChem" class="synonym_ref" href="http://www.ncbi.nlm.nih.gov/sites/entrez?db=pccompound&amp;amp;term=2315-68-6" target="reference" onclick="partnerLink(1,'PubChem','link');"&gt;[RN]&lt;/a&gt;; Benzoic acid propyl ester; n-Propyl benzenecarboxylate; 307009_ALDRICH; AI3-01973; FEMA No. 2931; NSC 229333; NSC229333; ZINC01758084</text:p>
          </table:table-cell>
          <table:table-cell table:number-columns-repeated="2"/>
          <table:table-cell office:value-type="string">
            <text:p>http://www.chemspider.com/Chemical-Structure.15965.html</text:p>
          </table:table-cell>
          <table:table-cell office:value-type="string">
            <text:p>http://www.chemspider.com/ImagesHandler.ashx?id=15965&amp;w=640&amp;h=480</text:p>
          </table:table-cell>
          <table:table-cell office:value-type="string">
            <text:p>benzoate</text:p>
          </table:table-cell>
          <table:table-cell office:value-type="float" office:value="441">
            <text:p>441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16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ES</text:p>
          </table:table-cell>
          <table:table-cell office:value-type="float" office:value="164.201">
            <text:p>164.2</text:p>
          </table:table-cell>
          <table:table-cell office:value-type="float" office:value="3.26">
            <text:p>3.26</text:p>
          </table:table-cell>
          <table:table-cell office:value-type="float" office:value="231.4">
            <text:p>231.4</text:p>
          </table:table-cell>
          <table:table-cell office:value-type="float" office:value="0.0625">
            <text:p>0.06</text:p>
          </table:table-cell>
        </table:table-row>
        <table:table-row table:style-name="ro3">
          <table:table-cell office:value-type="float" office:value="6950">
            <text:p>6950</text:p>
          </table:table-cell>
          <table:table-cell office:value-type="string">
            <text:p>InChI=1S/C6H5N3/c1-2-4-6-5(3-1)7-9-8-6/h1-4H,(H,7,8,9)</text:p>
          </table:table-cell>
          <table:table-cell office:value-type="string">
            <text:p>QRUDEWIWKLJBPS-UHFFFAOYSA-N</text:p>
          </table:table-cell>
          <table:table-cell office:value-type="string">
            <text:p>n1c2ccccc2nn1</text:p>
          </table:table-cell>
          <table:table-cell office:value-type="string">
            <text:p>2H-benzotriazole</text:p>
          </table:table-cell>
          <table:table-cell office:value-type="string">
            <text:p>116421-31-9; 2440-22-4; 25377-81-5; 26-00-0; 273-02-9; 27556-51-0; 28880-01-5; 5331-89-5; 70644-74-5; 94160-69-7; 95-14-7</text:p>
          </table:table-cell>
          <table:table-cell office:value-type="string">
            <text:p>1,2,3-Benzotriazole; 1,2,3-triaza-1H-indene; 1,2,3-triazaindene; 1H-1,2,3-benzotriazole; 1H-BENZOTRIAZOLE; 2H-1,2,3-benzotriazole; 2H-Benzotriazole; 4-26-00-00093 (Beilstein Handbook Reference) &lt;a title="Beilstein database" class="synonym_ref" href="http://en.wikipedia.org/wiki/Beilstein_database" target="reference" onclick="wikipediaPartnerLink();"&gt;[Beilstein]&lt;/a&gt;; benzotriazol; BENZOTRIAZOLE &lt;a title="BENZOTRIAZOLE at Wikipedia" class="synonym_ref" href="http://en.wikipedia.org/wiki/BENZOTRIAZOLE" target="reference" onclick="wikipediaPartnerLink();"&gt;[Wiki]&lt;/a&gt;; BTA; 95-14-7; 1,2-aminoazophenylene; 1,2-Aminozophenylene; 116421-31-9 &lt;a title="116421-31-9 at PubChem" class="synonym_ref" href="http://www.ncbi.nlm.nih.gov/sites/entrez?db=pccompound&amp;amp;term=116421-31-9" target="reference" onclick="partnerLink(1,'PubChem','link');"&gt;[RN]&lt;/a&gt;; 2,3-diazaindole; 202-394-1 &lt;a title="202-394-1 at European chemical Substances Information System" class="synonym_ref" href="http://ecb.jrc.it/esis/index.php?GENRE=ECNO&amp;amp;ENTREE=202-394-1" target="reference"&gt;[EINECS/ELINCS]&lt;/a&gt;; 2440-22-4 &lt;a title="2440-22-4 at PubChem" class="synonym_ref" href="http://www.ncbi.nlm.nih.gov/sites/entrez?db=pccompound&amp;amp;term=2440-22-4" target="reference" onclick="partnerLink(1,'PubChem','link');"&gt;[RN]&lt;/a&gt;; 25377-81-5 &lt;a title="25377-81-5 at PubChem" class="synonym_ref" href="http://www.ncbi.nlm.nih.gov/sites/entrez?db=pccompound&amp;amp;term=25377-81-5" target="reference" onclick="partnerLink(1,'PubChem','link');"&gt;[RN]&lt;/a&gt;; 273-02-9 &lt;a title="273-02-9 at PubChem" class="synonym_ref" href="http://www.ncbi.nlm.nih.gov/sites/entrez?db=pccompound&amp;amp;term=273-02-9" target="reference" onclick="partnerLink(1,'PubChem','link');"&gt;[RN]&lt;/a&gt;; 27556-51-0 &lt;a title="27556-51-0 at PubChem" class="synonym_ref" href="http://www.ncbi.nlm.nih.gov/sites/entrez?db=pccompound&amp;amp;term=27556-51-0" target="reference" onclick="partnerLink(1,'PubChem','link');"&gt;[RN]&lt;/a&gt;; 28880-01-5 &lt;a title="28880-01-5 at PubChem" class="synonym_ref" href="http://www.ncbi.nlm.nih.gov/sites/entrez?db=pccompound&amp;amp;term=28880-01-5" target="reference" onclick="partnerLink(1,'PubChem','link');"&gt;[RN]&lt;/a&gt;; 5331-89-5 &lt;a title="5331-89-5 at PubChem" class="synonym_ref" href="http://www.ncbi.nlm.nih.gov/sites/entrez?db=pccompound&amp;amp;term=5331-89-5" target="reference" onclick="partnerLink(1,'PubChem','link');"&gt;[RN]&lt;/a&gt;; 70644-74-5 &lt;a title="70644-74-5 at PubChem" class="synonym_ref" href="http://www.ncbi.nlm.nih.gov/sites/entrez?db=pccompound&amp;amp;term=70644-74-5" target="reference" onclick="partnerLink(1,'PubChem','link');"&gt;[RN]&lt;/a&gt;; 94160-69-7 &lt;a title="94160-69-7 at PubChem" class="synonym_ref" href="http://www.ncbi.nlm.nih.gov/sites/entrez?db=pccompound&amp;amp;term=94160-69-7" target="reference" onclick="partnerLink(1,'PubChem','link');"&gt;[RN]&lt;/a&gt;; 95-14-7 &lt;a title="95-14-7 at PubChem" class="synonym_ref" href="http://www.ncbi.nlm.nih.gov/sites/entrez?db=pccompound&amp;amp;term=95-14-7" target="reference" onclick="partnerLink(1,'PubChem','link');"&gt;[RN]&lt;/a&gt;; Azimidobenzene; aziminobenzene; benzene azimide; Benzisotriazole; Benzotriazole (VAN); Benztriazole; C012771; Cobratec #99; Cobtratec 99; D 32-108; Drometrizole; Entek; Irgastab I 489; ISK 3; Pseudoazimidobenzene; Purine analog; Verzone Crystal; 12798_FLUKA; AC-907/34124039; AI3-15984; AIDS045556; AIDS-045556; B11400_ALDRICH; BRN 0112133; BT 120; CCRIS 78; HSDB 4143; MFCD00005699; NCGC00091322-01; NCI-C03521; NSC 3058; NSC3058; NSC-3058; NSC3931; U 6233; U-6233; ZINC00332008</text:p>
          </table:table-cell>
          <table:table-cell table:number-columns-repeated="2"/>
          <table:table-cell office:value-type="string">
            <text:p>http://www.chemspider.com/Chemical-Structure.6950.html</text:p>
          </table:table-cell>
          <table:table-cell office:value-type="string">
            <text:p>http://www.chemspider.com/ImagesHandler.ashx?id=6950&amp;w=640&amp;h=480</text:p>
          </table:table-cell>
          <table:table-cell office:value-type="string">
            <text:p>benzotriazole</text:p>
          </table:table-cell>
          <table:table-cell office:value-type="float" office:value="444">
            <text:p>444</text:p>
          </table:table-cell>
          <table:table-cell office:value-type="string">
            <text:p>tinuvin P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1440</text:p>
          </table:table-cell>
          <table:table-cell office:value-type="string">
            <text:p>LLDPE;LDPE;MDPE;HDPE;PP;PB;PS;HIPS;SAN;PET;PBT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2)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119.124">
            <text:p>119.12</text:p>
          </table:table-cell>
          <table:table-cell office:value-type="float" office:value="1.14">
            <text:p>1.14</text:p>
          </table:table-cell>
          <table:table-cell office:value-type="float" office:value="276.1">
            <text:p>276.1</text:p>
          </table:table-cell>
          <table:table-cell office:value-type="float" office:value="0.00491">
            <text:p>0</text:p>
          </table:table-cell>
        </table:table-row>
        <table:table-row table:style-name="ro3">
          <table:table-cell office:value-type="float" office:value="68149">
            <text:p>68149</text:p>
          </table:table-cell>
          <table:table-cell office:value-type="string">
            <text:p>InChI=1S/C36H74S2/c1-3-5-7-9-11-13-15-17-19-21-23-25-27-29-31-33-35-37-38-36-34-32-30-28-26-24-22-20-18-16-14-12-10-8-6-4-2/h3-36H2,1-2H3</text:p>
          </table:table-cell>
          <table:table-cell office:value-type="string">
            <text:p>MQQKTNDBASEZSD-UHFFFAOYSA-N</text:p>
          </table:table-cell>
          <table:table-cell office:value-type="string">
            <text:p>S(SCCCCCCCCCCCCCCCCCC)CCCCCCCCCCCCCCCCCC</text:p>
          </table:table-cell>
          <table:table-cell office:value-type="string">
            <text:p>1-(octadecyldisulfanyl)octadecane</text:p>
          </table:table-cell>
          <table:table-cell office:value-type="string">
            <text:p>2500-88-1</text:p>
          </table:table-cell>
          <table:table-cell office:value-type="string">
            <text:p>1-(Octadecyldisulfanyl)octadecane; DI-N-OCTADECYL DISULFIDE; dioctadecyl disulfide; disulfide, dioctadecyl; Octadecyl disulfide; 219-702-5 &lt;a title="219-702-5 at European chemical Substances Information System" class="synonym_ref" href="http://ecb.jrc.it/esis/index.php?GENRE=ECNO&amp;amp;ENTREE=219-702-5" target="reference"&gt;[EINECS/ELINCS]&lt;/a&gt;; 2500-88-1 &lt;a title="2500-88-1 at PubChem" class="synonym_ref" href="http://www.ncbi.nlm.nih.gov/sites/entrez?db=pccompound&amp;amp;term=2500-88-1" target="reference" onclick="partnerLink(1,'PubChem','link');"&gt;[RN]&lt;/a&gt;; dioctadecyl disulphide; Distearyl disulfide; n-Octadecyl disulfide; NSC 12046; NSC12046</text:p>
          </table:table-cell>
          <table:table-cell table:number-columns-repeated="2"/>
          <table:table-cell office:value-type="string">
            <text:p>http://www.chemspider.com/Chemical-Structure.68149.html</text:p>
          </table:table-cell>
          <table:table-cell office:value-type="string">
            <text:p>http://www.chemspider.com/ImagesHandler.ashx?id=68149&amp;w=640&amp;h=480</text:p>
          </table:table-cell>
          <table:table-cell office:value-type="string">
            <text:p>sulfur</text:p>
          </table:table-cell>
          <table:table-cell office:value-type="float" office:value="449">
            <text:p>449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984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571.103">
            <text:p>571.1</text:p>
          </table:table-cell>
          <table:table-cell office:value-type="float" office:value="19.84">
            <text:p>19.84</text:p>
          </table:table-cell>
          <table:table-cell office:value-type="float" office:value="620.5">
            <text:p>620.5</text:p>
          </table:table-cell>
          <table:table-cell office:value-type="string">
            <text:p>1.19e-014</text:p>
          </table:table-cell>
        </table:table-row>
        <table:table-row table:style-name="ro3">
          <table:table-cell office:value-type="string">
            <text:p>1.06327e+007</text:p>
          </table:table-cell>
          <table:table-cell office:value-type="string">
            <text:p>InChI=1S/C33H39N3O2/c1-6-7-8-9-10-11-18-38-26-14-17-29(30(37)21-26)33-35-31(27-15-12-22(2)19-24(27)4)34-32(36-33)28-16-13-23(3)20-25(28)5/h12-17,19-21,37H,6-11,18H2,1-5H3</text:p>
          </table:table-cell>
          <table:table-cell office:value-type="string">
            <text:p>ZSSVCEUEVMALRD-UHFFFAOYSA-N</text:p>
          </table:table-cell>
          <table:table-cell office:value-type="string">
            <text:p>Cc4ccc(c1nc(nc(n1)c2ccc(cc2O)OCCCCCCCC)c3ccc(C)cc3C)c(C)c4</text:p>
          </table:table-cell>
          <table:table-cell office:value-type="string">
            <text:p>2-[4,6-bis(2,4-dimethylphenyl)-1,3,5-triazin-2-yl]-5-(octyloxy)phenol</text:p>
          </table:table-cell>
          <table:table-cell office:value-type="string">
            <text:p>2725-22-6</text:p>
          </table:table-cell>
          <table:table-cell office:value-type="string">
            <text:p>2,4-Bis(2,4-dimethylphenyl)-6-(2-hydroxy-4-octyloxyphenyl)-1,3,5-triazine; 2-[4,6-Bis(2,4-dimethylphenyl)-1,3,5-triazin-2-yl]-5-(octyloxy)phenol; 2725-22-6 &lt;a title="2725-22-6 at PubChem" class="synonym_ref" href="http://www.ncbi.nlm.nih.gov/sites/entrez?db=pccompound&amp;amp;term=2725-22-6" target="reference" onclick="partnerLink(1,'PubChem','link');"&gt;[RN]&lt;/a&gt;; Phenol, 2-[4,6-bis(2,4-dimethylphenyl)-1,3,5-triazin-2-yl]-5-(octyloxy)-; T6N CN ENJ BR BQ DO8&amp; DR B1 D1&amp; FR B1 D1 &lt;a title="Wiswesser Line Notation" class="synonym_ref" href="http://en.wikipedia.org/wiki/Wiswesser_Line_Notation" target="reference" onclick="wikipediaPartnerLink();"&gt;[WLN]&lt;/a&gt;; 2-(4,6-bis-(2,4-dimethylphenyl)-1,3,5-triazin-2-yl)-5-(octyloxy)-phenol</text:p>
          </table:table-cell>
          <table:table-cell table:number-columns-repeated="2"/>
          <table:table-cell office:value-type="string">
            <text:p>http://www.chemspider.com/Chemical-Structure.10632726.html</text:p>
          </table:table-cell>
          <table:table-cell office:value-type="string">
            <text:p>http://www.chemspider.com/ImagesHandler.ashx?id=10632726&amp;w=640&amp;h=480</text:p>
          </table:table-cell>
          <table:table-cell office:value-type="string">
            <text:p>benzotriazole</text:p>
          </table:table-cell>
          <table:table-cell office:value-type="float" office:value="452">
            <text:p>452</text:p>
          </table:table-cell>
          <table:table-cell office:value-type="string">
            <text:p>cyasorb UV 1164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885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Only to be used in aqueous foods</text:p>
          </table:table-cell>
          <table:table-cell office:value-type="string">
            <text:p>NaN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509.682">
            <text:p>509.68</text:p>
          </table:table-cell>
          <table:table-cell office:value-type="float" office:value="11.41">
            <text:p>11.41</text:p>
          </table:table-cell>
          <table:table-cell office:value-type="float" office:value="695.242">
            <text:p>695.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9051">
            <text:p>69051</text:p>
          </table:table-cell>
          <table:table-cell office:value-type="string">
            <text:p>InChI=1S/C51H97O4P/c1-9-11-13-15-17-19-21-23-25-27-29-31-33-35-37-39-41-54-56(53,45-46-43-47(50(3,4)5)49(52)48(44-46)51(6,7)8)55-42-40-38-36-34-32-30-28-26-24-22-20-18-16-14-12-10-2/h43-44,52H,9-42,45H2,1-8H3</text:p>
          </table:table-cell>
          <table:table-cell office:value-type="string">
            <text:p>SAJFQHPVIYPPEY-UHFFFAOYSA-N</text:p>
          </table:table-cell>
          <table:table-cell office:value-type="string">
            <text:p>O=P(OCCCCCCCCCCCCCCCCCC)(OCCCCCCCCCCCCCCCCCC)Cc1cc(c(O)c(c1)C(C)(C)C)C(C)(C)C</text:p>
          </table:table-cell>
          <table:table-cell office:value-type="string">
            <text:p>dioctadecyl (3,5-di-tert-butyl-4-hydroxybenzyl)phosphonate</text:p>
          </table:table-cell>
          <table:table-cell office:value-type="string">
            <text:p>3135-18-0</text:p>
          </table:table-cell>
          <table:table-cell office:value-type="string">
            <text:p>221-532-1 &lt;a title="221-532-1 at European chemical Substances Information System" class="synonym_ref" href="http://ecb.jrc.it/esis/index.php?GENRE=ECNO&amp;amp;ENTREE=221-532-1" target="reference"&gt;[EINECS/ELINCS]&lt;/a&gt;; Dioctadecyl ((3,5-bis(1,1-dimethylethyl)-4-hydroxyphenyl)methyl)phosphonate; Dioctadecyl (3,5-di-tert-butyl-4-hydroxybenzyl)phosphonate; Phosphonic acid, ((3,5-bis(1,1-dimethylethyl)-4-hydroxyphenyl)methyl)-, dioctadecyl ester; phosphonic acid, P-[[3,5-bis(1,1-dimethylethyl)-4-hydroxyphenyl]methyl]-, dioctadecyl ester; 3135-18-0 &lt;a title="3135-18-0 at PubChem" class="synonym_ref" href="http://www.ncbi.nlm.nih.gov/sites/entrez?db=pccompound&amp;amp;term=3135-18-0" target="reference" onclick="partnerLink(1,'PubChem','link');"&gt;[RN]&lt;/a&gt;; dioctadecyl [[3,5-bis(1,1-dimethylethyl)-4-hydroxyphenyl]methyl]phosphonate</text:p>
          </table:table-cell>
          <table:table-cell table:number-columns-repeated="2"/>
          <table:table-cell office:value-type="string">
            <text:p>http://www.chemspider.com/Chemical-Structure.69051.html</text:p>
          </table:table-cell>
          <table:table-cell office:value-type="string">
            <text:p>http://www.chemspider.com/ImagesHandler.ashx?id=69051&amp;w=640&amp;h=480</text:p>
          </table:table-cell>
          <table:table-cell office:value-type="string">
            <text:p>ester</text:p>
          </table:table-cell>
          <table:table-cell office:value-type="float" office:value="459">
            <text:p>459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687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805.287">
            <text:p>805.29</text:p>
          </table:table-cell>
          <table:table-cell office:value-type="float" office:value="21.71">
            <text:p>21.71</text:p>
          </table:table-cell>
          <table:table-cell office:value-type="float" office:value="769.1">
            <text:p>769.1</text:p>
          </table:table-cell>
          <table:table-cell office:value-type="string">
            <text:p>1.66e-024</text:p>
          </table:table-cell>
        </table:table-row>
        <table:table-row table:style-name="ro3">
          <table:table-cell office:value-type="string">
            <text:p>3.8658e+006</text:p>
          </table:table-cell>
          <table:table-cell office:value-type="string">
            <text:p>InChI=1S/C19H22O3/c1-2-3-4-8-13-22-16-11-12-17(18(20)14-16)19(21)15-9-6-5-7-10-15/h5-7,9-12,14,20H,2-4,8,13H2,1H3</text:p>
          </table:table-cell>
          <table:table-cell office:value-type="string">
            <text:p>KGBWWTXUSOPASH-UHFFFAOYSA-N</text:p>
          </table:table-cell>
          <table:table-cell office:value-type="string">
            <text:p>O=C(c1ccc(OCCCCCC)cc1O)c2ccccc2</text:p>
          </table:table-cell>
          <table:table-cell office:value-type="string">
            <text:p>[4-(hexyloxy)-2-hydroxyphenyl](phenyl)methanone</text:p>
          </table:table-cell>
          <table:table-cell office:value-type="string">
            <text:p>3293-97-8</text:p>
          </table:table-cell>
          <table:table-cell office:value-type="string">
            <text:p>[4-(Hexyloxy)-2-hydroxyphenyl](phenyl)methanone; methanone, [4-(hexyloxy)-2-hydroxyphenyl]phenyl-; 2-Hydroxy-4-n-hexyloxybenzophenone; 3293-97-8 &lt;a title="3293-97-8 at PubChem" class="synonym_ref" href="http://www.ncbi.nlm.nih.gov/sites/entrez?db=pccompound&amp;amp;term=3293-97-8" target="reference" onclick="partnerLink(1,'PubChem','link');"&gt;[RN]&lt;/a&gt;; 4-hexyloxy-2-hydroxyphenyl phenyl ketone</text:p>
          </table:table-cell>
          <table:table-cell table:number-columns-repeated="2"/>
          <table:table-cell office:value-type="string">
            <text:p>http://www.chemspider.com/Chemical-Structure.3865804.html</text:p>
          </table:table-cell>
          <table:table-cell office:value-type="string">
            <text:p>http://www.chemspider.com/ImagesHandler.ashx?id=3865804&amp;w=640&amp;h=480</text:p>
          </table:table-cell>
          <table:table-cell office:value-type="string">
            <text:p>benzophenone</text:p>
          </table:table-cell>
          <table:table-cell office:value-type="float" office:value="464">
            <text:p>464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128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8)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298.376">
            <text:p>298.38</text:p>
          </table:table-cell>
          <table:table-cell office:value-type="float" office:value="6.3">
            <text:p>6.3</text:p>
          </table:table-cell>
          <table:table-cell office:value-type="float" office:value="433">
            <text:p>433</text:p>
          </table:table-cell>
          <table:table-cell office:value-type="string">
            <text:p>4.18e-008</text:p>
          </table:table-cell>
        </table:table-row>
        <table:table-row table:style-name="ro3">
          <table:table-cell office:value-type="string">
            <text:p>2.127e+007</text:p>
          </table:table-cell>
          <table:table-cell office:value-type="string">
            <text:p>InChI=1S/2C12H24O2.2C8H17.Sn/c2*1-2-3-4-5-6-7-8-9-10-11-12(13)14;2*1-3-5-7-8-6-4-2;/h2*2-11H2,1H3,(H,13,14);2*1,3-8H2,2H3;/q;;;;+2/p-2</text:p>
          </table:table-cell>
          <table:table-cell office:value-type="string">
            <text:p>XQBCVRSTVUHIGH-UHFFFAOYSA-L</text:p>
          </table:table-cell>
          <table:table-cell office:value-type="string">
            <text:p>O=C(O[Sn](CCCCCCCC)(OC(=O)CCCCCCCCCCC)CCCCCCCC)CCCCCCCCCCC</text:p>
          </table:table-cell>
          <table:table-cell office:value-type="string">
            <text:p>(dodecanoyloxy-dioctyl-stannyl) dodecanoate</text:p>
          </table:table-cell>
          <table:table-cell office:value-type="string">
            <text:p>3648-18-8</text:p>
          </table:table-cell>
          <table:table-cell office:value-type="string">
            <text:p>Bis(dodecanoyloxy)(dioctyl)stannane; stannane, dioctylbis[(1-oxododecyl)oxy]-; (dodecanoyloxy-dioctylstannyl) dodecanoate; 3648-18-8 &lt;a title="3648-18-8 at PubChem" class="synonym_ref" href="http://www.ncbi.nlm.nih.gov/sites/entrez?db=pccompound&amp;amp;term=3648-18-8" target="reference" onclick="partnerLink(1,'PubChem','link');"&gt;[RN]&lt;/a&gt;; Bis(dodecanoyloxy)(dioctyl)stannan; Bis(lauroyloxy)dioctylstannane; Bis(lauroyloxy)dioctyltin; Di-n-octyltin dilaurate; Di-n-octyl-zinn dilaurat [German]; DIOCTYLDILAURYLTIN, tech-95; dioctyltin dilaurate; EINECS 222-883-3; Stannane, bis(dodecanoyloxy)dioctyl-; Stannane, bis(lauroyloxy)dioctyl-; Stannane, didodecanoyloxydioctyl-; Stannane, dioctylbis((1-oxododecyl)oxy)-; Stannane, dioctylbis(lauroyloxy)-; Stannane, dioctyldi(lauroyloxy)-; Stannane, dioctyldidodecanoyloxy-; Tin, dioctyl-, dilaurate; BRN 4043424</text:p>
          </table:table-cell>
          <table:table-cell table:number-columns-repeated="2"/>
          <table:table-cell office:value-type="string">
            <text:p>http://www.chemspider.com/Chemical-Structure.21270025.html</text:p>
          </table:table-cell>
          <table:table-cell office:value-type="string">
            <text:p>http://www.chemspider.com/ImagesHandler.ashx?id=21270025&amp;w=640&amp;h=480</text:p>
          </table:table-cell>
          <table:table-cell office:value-type="string">
            <text:p>organotin</text:p>
          </table:table-cell>
          <table:table-cell office:value-type="float" office:value="466">
            <text:p>466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064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0)</text:p>
          </table:table-cell>
          <table:table-cell office:value-type="float" office:value="0.006">
            <text:p>0.01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743.771">
            <text:p>743.7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69879">
            <text:p>69879</text:p>
          </table:table-cell>
          <table:table-cell office:value-type="string">
            <text:p>InChI=1S/C20H24ClN3O/c1-19(2,3)12-9-14(20(4,5)6)18(25)17(10-12)24-22-15-8-7-13(21)11-16(15)23-24/h7-11,25H,1-6H3</text:p>
          </table:table-cell>
          <table:table-cell office:value-type="string">
            <text:p>UWSMKYBKUPAEJQ-UHFFFAOYSA-N</text:p>
          </table:table-cell>
          <table:table-cell office:value-type="string">
            <text:p>Clc1ccc2nn(nc2c1)c3cc(cc(c3O)C(C)(C)C)C(C)(C)C</text:p>
          </table:table-cell>
          <table:table-cell office:value-type="string">
            <text:p>2,4-di-tert-butyl-6-(5-chloro-2H-benzotriazol-2-yl)phenol</text:p>
          </table:table-cell>
          <table:table-cell office:value-type="string">
            <text:p>106085-69-2; 114625-87-5; 153613-74-2; 188025-33-4; 189456-66-4; 3864-99-1; 60712-40-5</text:p>
          </table:table-cell>
          <table:table-cell office:value-type="string">
            <text:p>2-(5-Chlor-2H-benzotriazol-2-yl)-4,6-bis(2-methyl-2-propanyl)phenol; 2-(5-Chloro-2H-benzotriazol-2-yl)-4,6-bis(2-methyl-2-propanyl)phenol; 2-(5-Chloro-2H-benzotriazol-2-yl)-4,6-bis(2-méthyl-2-propanyl)phénol; 2,4-di-tert-butyl-6-(5-chloro-2H-benzotriazol-2-yl)phenol; 2,4-Di-tert-butyl-6-(5-chlorobenzotriazol-2-yl) phenol; 223-383-8 &lt;a title="223-383-8 at European chemical Substances Information System" class="synonym_ref" href="http://ecb.jrc.it/esis/index.php?GENRE=ECNO&amp;amp;ENTREE=223-383-8" target="reference"&gt;[EINECS/ELINCS]&lt;/a&gt;; phenol, 2-(5-chloro-2H-1,2,3-benzotriazol-2-yl)-4,6-bis(1,1-dimethylethyl)-; 106085-69-2 &lt;a title="106085-69-2 at PubChem" class="synonym_ref" href="http://www.ncbi.nlm.nih.gov/sites/entrez?db=pccompound&amp;amp;term=106085-69-2" target="reference" onclick="partnerLink(1,'PubChem','link');"&gt;[RN]&lt;/a&gt;; 114625-87-5 &lt;a title="114625-87-5 at PubChem" class="synonym_ref" href="http://www.ncbi.nlm.nih.gov/sites/entrez?db=pccompound&amp;amp;term=114625-87-5" target="reference" onclick="partnerLink(1,'PubChem','link');"&gt;[RN]&lt;/a&gt;; 153613-74-2 &lt;a title="153613-74-2 at PubChem" class="synonym_ref" href="http://www.ncbi.nlm.nih.gov/sites/entrez?db=pccompound&amp;amp;term=153613-74-2" target="reference" onclick="partnerLink(1,'PubChem','link');"&gt;[RN]&lt;/a&gt;; 188025-33-4 &lt;a title="188025-33-4 at PubChem" class="synonym_ref" href="http://www.ncbi.nlm.nih.gov/sites/entrez?db=pccompound&amp;amp;term=188025-33-4" target="reference" onclick="partnerLink(1,'PubChem','link');"&gt;[RN]&lt;/a&gt;; 189456-66-4 &lt;a title="189456-66-4 at PubChem" class="synonym_ref" href="http://www.ncbi.nlm.nih.gov/sites/entrez?db=pccompound&amp;amp;term=189456-66-4" target="reference" onclick="partnerLink(1,'PubChem','link');"&gt;[RN]&lt;/a&gt;; 2-(2-HYDROXY-3,5-DI-TERT-BUTYL)PHENYL-5-CHLOROBENZOTRIAZOLE; 2-(2'-hydroxy-3',5'-di-tert-butylphenyl)-5-chlorobenzotriazole; 2-(3',5'-Di-tert-butyl-2'-hydroxyphenyl)-5-chloro-2H-benzotriazole; 2-(3,5-Di-tert-butyl-2-hydroxyphenyl)-5-chlorobenzotriazole; 2-(3',5'-Di-Tert-Butyl-2'-Hydroxyphenyl)-5-Chlorobenzotriazole; 2,4-di-tert-butyl-6-(5-chloro-2H-1,2,3-benzotriazol-2-yl)phenol; 2,4-Di-tert-butyl-6-(5-chlorobenzotriazol-2-yl)phenol; 2H-benzotriazole, 2-(2'-hydroxy-3',5'-di-t-amylphenyl)-; 3864-99-1 &lt;a title="3864-99-1 at PubChem" class="synonym_ref" href="http://www.ncbi.nlm.nih.gov/sites/entrez?db=pccompound&amp;amp;term=3864-99-1" target="reference" onclick="partnerLink(1,'PubChem','link');"&gt;[RN]&lt;/a&gt;; 4,6-bis(tert-butyl)-2-(5-chloro(2-hydrobenzotriazol-2-yl))phenol; 60712-40-5 &lt;a title="60712-40-5 at PubChem" class="synonym_ref" href="http://www.ncbi.nlm.nih.gov/sites/entrez?db=pccompound&amp;amp;term=60712-40-5" target="reference" onclick="partnerLink(1,'PubChem','link');"&gt;[RN]&lt;/a&gt;; Phenol, 2-(5-chloro-2H-benzotriazol-2-yl)-4,6-bis(1,1-dimethylethyl)-; 423327_ALDRICH; CBDivE_008145; MFCD00059706; ZINC02169630</text:p>
          </table:table-cell>
          <table:table-cell table:number-columns-repeated="2"/>
          <table:table-cell office:value-type="string">
            <text:p>http://www.chemspider.com/Chemical-Structure.69879.html</text:p>
          </table:table-cell>
          <table:table-cell office:value-type="string">
            <text:p>http://www.chemspider.com/ImagesHandler.ashx?id=69879&amp;w=640&amp;h=480</text:p>
          </table:table-cell>
          <table:table-cell office:value-type="string">
            <text:p>benzotriazole</text:p>
          </table:table-cell>
          <table:table-cell office:value-type="float" office:value="469">
            <text:p>469</text:p>
          </table:table-cell>
          <table:table-cell office:value-type="string">
            <text:p>tinuvin 327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0480</text:p>
          </table:table-cell>
          <table:table-cell office:value-type="string">
            <text:p>LLDPE;LDPE;MDPE;HDPE;PP;PB;PA6;PA66;PA12;PET;PBT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2)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357.877">
            <text:p>357.88</text:p>
          </table:table-cell>
          <table:table-cell office:value-type="float" office:value="7.81">
            <text:p>7.81</text:p>
          </table:table-cell>
          <table:table-cell office:value-type="float" office:value="469.2">
            <text:p>469.2</text:p>
          </table:table-cell>
          <table:table-cell office:value-type="string">
            <text:p>2e-009</text:p>
          </table:table-cell>
        </table:table-row>
        <table:table-row table:style-name="ro3">
          <table:table-cell office:value-type="float" office:value="56304">
            <text:p>56304</text:p>
          </table:table-cell>
          <table:table-cell office:value-type="string">
            <text:p>InChI=1S/C17H18ClN3O/c1-10-7-12(17(2,3)4)16(22)15(8-10)21-19-13-6-5-11(18)9-14(13)20-21/h5-9,22H,1-4H3</text:p>
          </table:table-cell>
          <table:table-cell office:value-type="string">
            <text:p>OCWYEMOEOGEQAN-UHFFFAOYSA-N</text:p>
          </table:table-cell>
          <table:table-cell office:value-type="string">
            <text:p>Clc1ccc2nn(nc2c1)c3cc(cc(c3O)C(C)(C)C)C</text:p>
          </table:table-cell>
          <table:table-cell office:value-type="string">
            <text:p>2-tert-butyl-6-(5-chloro-2H-benzotriazol-2-yl)-4-methylphenol</text:p>
          </table:table-cell>
          <table:table-cell office:value-type="string">
            <text:p>103843-16-9; 106085-65-8; 136567-90-3; 144598-90-3; 144856-53-1; 145379-55-1; 155375-84-1; 3896-11-5; 61489-93-8; 80479-99-8; 85497-36-5</text:p>
          </table:table-cell>
          <table:table-cell office:value-type="string">
            <text:p>2-(2'-Hydroxy-3'-t-butyl-5'-methylphenyl)-5-chlorobenzotriazole; 2-(2-Hydroxy-3-tert-butyl-5-methylphenyl)-5-chloro-2H-benzotriazole; 2-(2'-hydroxy-3'-tert-butyl-5'-methylphenyl)-5-chlorobenzotriazoles; 2-(5-Chloro-2-benzotriazolyl)-6-tert-butyl-p-cresol; 2-(5-Chloro-2H-benzotriazol-2-yl)-6-(1,1-dimethylethyl)-4-methylphenol; 223-445-4 &lt;a title="223-445-4 at European chemical Substances Information System" class="synonym_ref" href="http://ecb.jrc.it/esis/index.php?GENRE=ECNO&amp;amp;ENTREE=223-445-4" target="reference"&gt;[EINECS/ELINCS]&lt;/a&gt;; 2-Tert-Butyl-6-(5-Chloro-2H-Benzotriazol-2-Yl)-4-Methylphenol; 2-tert-Butyl-6-(5-chloro-2H-benzotriazol-2-yl)-p-cresol; 2-tert-Butyl-6-(5-chloro-benzotriazol-2-yl)-4-methyl-phenol; ADK Stab LA 36; Benazol PBKh; Cibatex LF; JC 30S; Kemisorb 73; Mark LA 36; phenol, 2-(5-chloro-2H-1,2,3-benzotriazol-2-yl)-6-(1,1-dimethylethyl)-4-methyl-; Phenol, 2-(5-chloro-2H-benzotriazol-2-yl)-6-(1,1-dimethylethyl)-4-methyl-; Seesorb 703; Sumisorb 300; Tinuvin; TINUVIN 326; UV Absorber-6; Viosorb 550; 103843-16-9 &lt;a title="103843-16-9 at PubChem" class="synonym_ref" href="http://www.ncbi.nlm.nih.gov/sites/entrez?db=pccompound&amp;amp;term=103843-16-9" target="reference" onclick="partnerLink(1,'PubChem','link');"&gt;[RN]&lt;/a&gt;; 106085-65-8 &lt;a title="106085-65-8 at PubChem" class="synonym_ref" href="http://www.ncbi.nlm.nih.gov/sites/entrez?db=pccompound&amp;amp;term=106085-65-8" target="reference" onclick="partnerLink(1,'PubChem','link');"&gt;[RN]&lt;/a&gt;; 11/5/3896; 136567-90-3 &lt;a title="136567-90-3 at PubChem" class="synonym_ref" href="http://www.ncbi.nlm.nih.gov/sites/entrez?db=pccompound&amp;amp;term=136567-90-3" target="reference" onclick="partnerLink(1,'PubChem','link');"&gt;[RN]&lt;/a&gt;; 144598-90-3 &lt;a title="144598-90-3 at PubChem" class="synonym_ref" href="http://www.ncbi.nlm.nih.gov/sites/entrez?db=pccompound&amp;amp;term=144598-90-3" target="reference" onclick="partnerLink(1,'PubChem','link');"&gt;[RN]&lt;/a&gt;; 144856-53-1 &lt;a title="144856-53-1 at PubChem" class="synonym_ref" href="http://www.ncbi.nlm.nih.gov/sites/entrez?db=pccompound&amp;amp;term=144856-53-1" target="reference" onclick="partnerLink(1,'PubChem','link');"&gt;[RN]&lt;/a&gt;; 145379-55-1 &lt;a title="145379-55-1 at PubChem" class="synonym_ref" href="http://www.ncbi.nlm.nih.gov/sites/entrez?db=pccompound&amp;amp;term=145379-55-1" target="reference" onclick="partnerLink(1,'PubChem','link');"&gt;[RN]&lt;/a&gt;; 155375-84-1 &lt;a title="155375-84-1 at PubChem" class="synonym_ref" href="http://www.ncbi.nlm.nih.gov/sites/entrez?db=pccompound&amp;amp;term=155375-84-1" target="reference" onclick="partnerLink(1,'PubChem','link');"&gt;[RN]&lt;/a&gt;; 2-(2'-Hydroxy-3'-tert-butyl-5'-methylphenyl)-5-chlorobenzotriazole; 2-(3-tert-butyl-2-hydroxy-5-methylphenyl)-5-chloro-2h-benzotriazole; 2-(5-Chloro-2H-benzotriazol-2-yl)-6-(1,1-dimethylethyl)-4-methylp- henol; 3896-11-5 &lt;a title="3896-11-5 at PubChem" class="synonym_ref" href="http://www.ncbi.nlm.nih.gov/sites/entrez?db=pccompound&amp;amp;term=3896-11-5" target="reference" onclick="partnerLink(1,'PubChem','link');"&gt;[RN]&lt;/a&gt;; 6-(tert-butyl)-2-(5-chloro(2-hydrobenzotriazol-2-yl))-4-methylphenol; 61489-93-8 &lt;a title="61489-93-8 at PubChem" class="synonym_ref" href="http://www.ncbi.nlm.nih.gov/sites/entrez?db=pccompound&amp;amp;term=61489-93-8" target="reference" onclick="partnerLink(1,'PubChem','link');"&gt;[RN]&lt;/a&gt;; 80479-99-8 &lt;a title="80479-99-8 at PubChem" class="synonym_ref" href="http://www.ncbi.nlm.nih.gov/sites/entrez?db=pccompound&amp;amp;term=80479-99-8" target="reference" onclick="partnerLink(1,'PubChem','link');"&gt;[RN]&lt;/a&gt;; 85497-36-5 &lt;a title="85497-36-5 at PubChem" class="synonym_ref" href="http://www.ncbi.nlm.nih.gov/sites/entrez?db=pccompound&amp;amp;term=85497-36-5" target="reference" onclick="partnerLink(1,'PubChem','link');"&gt;[RN]&lt;/a&gt;; Bumetrizol [Spanish]; bumetrizole; Bumetrizole (USAN); Bumetrizole [USAN:INN]; Bumetrizolum [Latin]; Tinuvin-326; J 395; JF 79; LA 36; UV 326; VS 550; 422479_ALDRICH; BAS 00510881; ChemDiv3_000001; D03174; MFCD00059707; ZINC00056954</text:p>
          </table:table-cell>
          <table:table-cell table:number-columns-repeated="2"/>
          <table:table-cell office:value-type="string">
            <text:p>http://www.chemspider.com/Chemical-Structure.56304.html</text:p>
          </table:table-cell>
          <table:table-cell office:value-type="string">
            <text:p>http://www.chemspider.com/ImagesHandler.ashx?id=56304&amp;w=640&amp;h=480</text:p>
          </table:table-cell>
          <table:table-cell office:value-type="string">
            <text:p>benzotriazole</text:p>
          </table:table-cell>
          <table:table-cell office:value-type="float" office:value="470">
            <text:p>470</text:p>
          </table:table-cell>
          <table:table-cell office:value-type="string">
            <text:p>tinuvin 326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040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2)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315.797">
            <text:p>315.8</text:p>
          </table:table-cell>
          <table:table-cell office:value-type="float" office:value="6.58">
            <text:p>6.58</text:p>
          </table:table-cell>
          <table:table-cell office:value-type="float" office:value="460.4">
            <text:p>460.4</text:p>
          </table:table-cell>
          <table:table-cell office:value-type="string">
            <text:p>4.24e-009</text:p>
          </table:table-cell>
        </table:table-row>
        <table:table-row table:style-name="ro3">
          <table:table-cell office:value-type="float" office:value="70082">
            <text:p>70082</text:p>
          </table:table-cell>
          <table:table-cell office:value-type="string">
            <text:p>InChI=1S/C27H36O2/c1-18-13-22(26(28)24(15-18)20-9-5-3-6-10-20)17-23-14-19(2)16-25(27(23)29)21-11-7-4-8-12-21/h13-16,20-21,28-29H,3-12,17H2,1-2H3</text:p>
          </table:table-cell>
          <table:table-cell office:value-type="string">
            <text:p>AKNMPWVTPUHKCG-UHFFFAOYSA-N</text:p>
          </table:table-cell>
          <table:table-cell office:value-type="string">
            <text:p>Oc1c(cc(cc1Cc2c(O)c(cc(c2)C)C3CCCCC3)C)C4CCCCC4</text:p>
          </table:table-cell>
          <table:table-cell office:value-type="string">
            <text:p>2,2'-methanediylbis(6-cyclohexyl-4-methylphenol)</text:p>
          </table:table-cell>
          <table:table-cell office:value-type="string">
            <text:p>12789-72-9; 4066-02-8; 52622-56-7</text:p>
          </table:table-cell>
          <table:table-cell office:value-type="string">
            <text:p>2,2'-Methylenebis(6-cyclohexyl-4-methylphenol); 223-773-8 &lt;a title="223-773-8 at European chemical Substances Information System" class="synonym_ref" href="http://ecb.jrc.it/esis/index.php?GENRE=ECNO&amp;amp;ENTREE=223-773-8" target="reference"&gt;[EINECS/ELINCS]&lt;/a&gt;; 4066-02-8 &lt;a title="4066-02-8 at PubChem" class="synonym_ref" href="http://www.ncbi.nlm.nih.gov/sites/entrez?db=pccompound&amp;amp;term=4066-02-8" target="reference" onclick="partnerLink(1,'PubChem','link');"&gt;[RN]&lt;/a&gt;; phenol, 2,2'-methylenebis[6-cyclohexyl-4-methyl-; 12789-72-9 &lt;a title="12789-72-9 at PubChem" class="synonym_ref" href="http://www.ncbi.nlm.nih.gov/sites/entrez?db=pccompound&amp;amp;term=12789-72-9" target="reference" onclick="partnerLink(1,'PubChem','link');"&gt;[RN]&lt;/a&gt;; 2,2'-methylenebis(4-methyl-6-cyclohexylphenol); 2,2'-Methylenebis(6-cyclohexyl-p-cresol); 2,2'-methylenebis[6-cyclohexyl-p-cresol]; 2/8/4066; 2-cyclohexyl-6-[(3-cyclohexyl-2-hydroxy-5-methylphenyl)methyl]-4-methylphenol; 52622-56-7 &lt;a title="52622-56-7 at PubChem" class="synonym_ref" href="http://www.ncbi.nlm.nih.gov/sites/entrez?db=pccompound&amp;amp;term=52622-56-7" target="reference" onclick="partnerLink(1,'PubChem','link');"&gt;[RN]&lt;/a&gt;; Antioxidant ZKF; Bis(2-hydroxy-3-cyclohexyl-5-methylphenyl)methane; p-Cresol, 2,2'-methylenebis(6-cyclohexyl- (6CI,7CI,8CI); Vulkanox ZKF; ZKF</text:p>
          </table:table-cell>
          <table:table-cell table:number-columns-repeated="2"/>
          <table:table-cell office:value-type="string">
            <text:p>http://www.chemspider.com/Chemical-Structure.70082.html</text:p>
          </table:table-cell>
          <table:table-cell office:value-type="string">
            <text:p>http://www.chemspider.com/ImagesHandler.ashx?id=70082&amp;w=640&amp;h=480</text:p>
          </table:table-cell>
          <table:table-cell office:value-type="string">
            <text:p>phenol</text:p>
          </table:table-cell>
          <table:table-cell office:value-type="float" office:value="472">
            <text:p>472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656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5)</text:p>
          </table:table-cell>
          <table:table-cell office:value-type="float" office:value="3">
            <text:p>3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392.574">
            <text:p>392.57</text:p>
          </table:table-cell>
          <table:table-cell office:value-type="float" office:value="8.69">
            <text:p>8.69</text:p>
          </table:table-cell>
          <table:table-cell office:value-type="float" office:value="477">
            <text:p>477</text:p>
          </table:table-cell>
          <table:table-cell office:value-type="string">
            <text:p>1.01e-009</text:p>
          </table:table-cell>
        </table:table-row>
        <table:table-row table:style-name="ro3">
          <table:table-cell office:value-type="float" office:value="18924">
            <text:p>18924</text:p>
          </table:table-cell>
          <table:table-cell office:value-type="string">
            <text:p>InChI=1S/C16H26O/c1-8-11-9-12(15(2,3)4)14(17)13(10-11)16(5,6)7/h9-10,17H,8H2,1-7H3</text:p>
          </table:table-cell>
          <table:table-cell office:value-type="string">
            <text:p>BVUXDWXKPROUDO-UHFFFAOYSA-N</text:p>
          </table:table-cell>
          <table:table-cell office:value-type="string">
            <text:p>Oc1c(cc(cc1C(C)(C)C)CC)C(C)(C)C</text:p>
          </table:table-cell>
          <table:table-cell office:value-type="string">
            <text:p>2,6-di-tert-butyl-4-ethylphenol</text:p>
          </table:table-cell>
          <table:table-cell office:value-type="string">
            <text:p>4130-42-1</text:p>
          </table:table-cell>
          <table:table-cell office:value-type="string">
            <text:p>2,6-DI(TERT-BUTYL)-4-ETHYLPHENOL; 2,6-Di-tert-butyl-4-ethylphenol; 4130-42-1 &lt;a title="4130-42-1 at PubChem" class="synonym_ref" href="http://www.ncbi.nlm.nih.gov/sites/entrez?db=pccompound&amp;amp;term=4130-42-1" target="reference" onclick="partnerLink(1,'PubChem','link');"&gt;[RN]&lt;/a&gt;; Phenol, 2,6-bis(1,1-dimethylethyl)-4-ethyl-; 1-Hydroxy-4-ethyl-2, 6-di-tert-butylbenzene; 1-Hydroxy-4-ethyl-2,6-di-tert-butylbenzene; 2,6-Bis(1,1-dimethylethyl)-4-ethylphenol; 2,6-bis(tert-butyl)-4-ethylphenol; 2,6-Di-tert.-butyl-4-ethylphenol; 2,6-ditert-butyl-4-ethylphenol; 223-945-2 &lt;a title="223-945-2 at European chemical Substances Information System" class="synonym_ref" href="http://ecb.jrc.it/esis/index.php?GENRE=ECNO&amp;amp;ENTREE=223-945-2" target="reference"&gt;[EINECS/ELINCS]&lt;/a&gt;; 4-Ethyl-2,6-di-tert-butylphenol; Ionol 2; Phenol, 2,6-bis (1,1-dimethylethyl)-4-ethyl-; PHENOL, 2,6-DI-TERT-BUTYL-4-ETHYL-; Phenol, 2,6-di-tert-butyl-4-ethyl- (8CI); NSC 14453; NSC14453; ZINC01653028</text:p>
          </table:table-cell>
          <table:table-cell table:number-columns-repeated="2"/>
          <table:table-cell office:value-type="string">
            <text:p>http://www.chemspider.com/Chemical-Structure.18924.html</text:p>
          </table:table-cell>
          <table:table-cell office:value-type="string">
            <text:p>http://www.chemspider.com/ImagesHandler.ashx?id=18924&amp;w=640&amp;h=480</text:p>
          </table:table-cell>
          <table:table-cell office:value-type="string">
            <text:p>phenol</text:p>
          </table:table-cell>
          <table:table-cell office:value-type="float" office:value="477">
            <text:p>477</text:p>
          </table:table-cell>
          <table:table-cell office:value-type="string">
            <text:p>ionol 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(1)</text:p>
          </table:table-cell>
          <table:table-cell office:value-type="string">
            <text:p>4672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.8">
            <text:p>4.8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234.377">
            <text:p>234.38</text:p>
          </table:table-cell>
          <table:table-cell office:value-type="float" office:value="5.85">
            <text:p>5.85</text:p>
          </table:table-cell>
          <table:table-cell office:value-type="float" office:value="272">
            <text:p>272</text:p>
          </table:table-cell>
          <table:table-cell office:value-type="float" office:value="0.00375">
            <text:p>0</text:p>
          </table:table-cell>
        </table:table-row>
        <table:table-row table:style-name="ro3">
          <table:table-cell office:value-type="float" office:value="70289">
            <text:p>70289</text:p>
          </table:table-cell>
          <table:table-cell office:value-type="string">
            <text:p>InChI=1S/C29H42O3/c1-26(2,3)19-13-14-23(20(17-19)27(4,5)6)32-25(31)18-15-21(28(7,8)9)24(30)22(16-18)29(10,11)12/h13-17,30H,1-12H3</text:p>
          </table:table-cell>
          <table:table-cell office:value-type="string">
            <text:p>KJYSXRBJOSZLEL-UHFFFAOYSA-N</text:p>
          </table:table-cell>
          <table:table-cell office:value-type="string">
            <text:p>O=C(Oc1ccc(cc1C(C)(C)C)C(C)(C)C)c2cc(c(O)c(c2)C(C)(C)C)C(C)(C)C</text:p>
          </table:table-cell>
          <table:table-cell office:value-type="string">
            <text:p>2,4-di-tert-butylphenyl 3,5-di-tert-butyl-4-hydroxybenzoate</text:p>
          </table:table-cell>
          <table:table-cell office:value-type="string">
            <text:p>107528-48-3; 114757-48-1; 122304-64-7; 4221-80-1; 68822-27-5; 71958-80-0</text:p>
          </table:table-cell>
          <table:table-cell office:value-type="string">
            <text:p>2,4-Di-tert-butylphenyl 3,5-di-tert-butyl-4-hydroxybenzoate; 224-166-0 &lt;a title="224-166-0 at European chemical Substances Information System" class="synonym_ref" href="http://ecb.jrc.it/esis/index.php?GENRE=ECNO&amp;amp;ENTREE=224-166-0" target="reference"&gt;[EINECS/ELINCS]&lt;/a&gt;; benzoic acid, 3,5-bis(1,1-dimethylethyl)-4-hydroxy-, 2,4-bis(1,1-dimethylethyl)phenyl ester; 107528-48-3 &lt;a title="107528-48-3 at PubChem" class="synonym_ref" href="http://www.ncbi.nlm.nih.gov/sites/entrez?db=pccompound&amp;amp;term=107528-48-3" target="reference" onclick="partnerLink(1,'PubChem','link');"&gt;[RN]&lt;/a&gt;; 114757-48-1 &lt;a title="114757-48-1 at PubChem" class="synonym_ref" href="http://www.ncbi.nlm.nih.gov/sites/entrez?db=pccompound&amp;amp;term=114757-48-1" target="reference" onclick="partnerLink(1,'PubChem','link');"&gt;[RN]&lt;/a&gt;; 122304-64-7 &lt;a title="122304-64-7 at PubChem" class="synonym_ref" href="http://www.ncbi.nlm.nih.gov/sites/entrez?db=pccompound&amp;amp;term=122304-64-7" target="reference" onclick="partnerLink(1,'PubChem','link');"&gt;[RN]&lt;/a&gt;; 2,4-bis(tert-butyl)phenyl 3,5-bis(tert-butyl)-4-hydroxybenzoate; 2',4'-Di-tert-butylpheny1 3,5-di-tert-butyl-4-hydroxybenzoate; 3,5-Di-tert-butyl-4-hydroxybenzoic acid, (2,4-di-tert-butylphenyl) ester; 4221-80-1 &lt;a title="4221-80-1 at PubChem" class="synonym_ref" href="http://www.ncbi.nlm.nih.gov/sites/entrez?db=pccompound&amp;amp;term=4221-80-1" target="reference" onclick="partnerLink(1,'PubChem','link');"&gt;[RN]&lt;/a&gt;; 68822-27-5 &lt;a title="68822-27-5 at PubChem" class="synonym_ref" href="http://www.ncbi.nlm.nih.gov/sites/entrez?db=pccompound&amp;amp;term=68822-27-5" target="reference" onclick="partnerLink(1,'PubChem','link');"&gt;[RN]&lt;/a&gt;; 71958-80-0 &lt;a title="71958-80-0 at PubChem" class="synonym_ref" href="http://www.ncbi.nlm.nih.gov/sites/entrez?db=pccompound&amp;amp;term=71958-80-0" target="reference" onclick="partnerLink(1,'PubChem','link');"&gt;[RN]&lt;/a&gt;</text:p>
          </table:table-cell>
          <table:table-cell table:number-columns-repeated="2"/>
          <table:table-cell office:value-type="string">
            <text:p>http://www.chemspider.com/Chemical-Structure.70289.html</text:p>
          </table:table-cell>
          <table:table-cell office:value-type="string">
            <text:p>http://www.chemspider.com/ImagesHandler.ashx?id=70289&amp;w=640&amp;h=480</text:p>
          </table:table-cell>
          <table:table-cell office:value-type="string">
            <text:p>ester</text:p>
          </table:table-cell>
          <table:table-cell office:value-type="float" office:value="480">
            <text:p>480</text:p>
          </table:table-cell>
          <table:table-cell office:value-type="string">
            <text:p>tinuvin 120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679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438.642">
            <text:p>438.64</text:p>
          </table:table-cell>
          <table:table-cell office:value-type="float" office:value="9.98">
            <text:p>9.98</text:p>
          </table:table-cell>
          <table:table-cell office:value-type="float" office:value="521.3">
            <text:p>521.3</text:p>
          </table:table-cell>
          <table:table-cell office:value-type="string">
            <text:p>1.73e-011</text:p>
          </table:table-cell>
        </table:table-row>
        <table:table-row table:style-name="ro3">
          <table:table-cell office:value-type="float" office:value="212674">
            <text:p>212674</text:p>
          </table:table-cell>
          <table:table-cell office:value-type="string">
            <text:p>InChI=1S/C18H15NO2/c1-2-21-18(20)16(13-19)17(14-9-5-3-6-10-14)15-11-7-4-8-12-15/h3-12H,2H2,1H3</text:p>
          </table:table-cell>
          <table:table-cell office:value-type="string">
            <text:p>IAJNXBNRYMEYAZ-UHFFFAOYSA-N</text:p>
          </table:table-cell>
          <table:table-cell office:value-type="string">
            <text:p>N#C/C(C(=O)OCC)=C(/c1ccccc1)c2ccccc2</text:p>
          </table:table-cell>
          <table:table-cell office:value-type="string">
            <text:p>ethyl 2-cyano-3,3-diphenylprop-2-enoate</text:p>
          </table:table-cell>
          <table:table-cell office:value-type="string">
            <text:p>137902-95-5; 5232-99-5</text:p>
          </table:table-cell>
          <table:table-cell office:value-type="string">
            <text:p>226-029-0 &lt;a title="226-029-0 at European chemical Substances Information System" class="synonym_ref" href="http://ecb.jrc.it/esis/index.php?GENRE=ECNO&amp;amp;ENTREE=226-029-0" target="reference"&gt;[EINECS/ELINCS]&lt;/a&gt;; 2-Cyano-3,3-diphenyl-2-propenoic acid ethyl ester; 2-propenoic acid, 2-cyano-3,3-diphenyl-, ethyl ester; 5232-99-5 &lt;a title="5232-99-5 at PubChem" class="synonym_ref" href="http://www.ncbi.nlm.nih.gov/sites/entrez?db=pccompound&amp;amp;term=5232-99-5" target="reference" onclick="partnerLink(1,'PubChem','link');"&gt;[RN]&lt;/a&gt;; Acrylic acid, 2-cyano-3,3-diphenyl-, ethyl ester (8CI); Ethyl 2-Cyano-3,3-diphenylacrylate; ethyl 2-cyano-3,3-diphenylprop-2-enoate; Ethyl -cyano-,-diphenylacrylate; Ethyl -cyano--phenylcinnamate; Ethyl -cyano--phenylcinnamate; Ethyl -cyan-,-diphenylacrylate; Etocrilene; 137902-95-5 &lt;a title="137902-95-5 at PubChem" class="synonym_ref" href="http://www.ncbi.nlm.nih.gov/sites/entrez?db=pccompound&amp;amp;term=137902-95-5" target="reference" onclick="partnerLink(1,'PubChem','link');"&gt;[RN]&lt;/a&gt;; 4-09-00-03640 (Beilstein Handbook Reference) &lt;a title="Beilstein database" class="synonym_ref" href="http://en.wikipedia.org/wiki/Beilstein_database" target="reference" onclick="wikipediaPartnerLink();"&gt;[Beilstein]&lt;/a&gt;; Acrylic acid, 2-cyano-3,3-diphenyl-, ethyl ester; Acrylonitrile, , -biscyclopropyl-,-carbethoxy-; Acrylonitrile, , -biscyclopropyl-,-carbethoxy-; CE 2; Ethyl (diphenylmethylene)cyanoacetate; Ethyl 2-cyano-3, 3-diphenylacrylate; Ethyl 2-cyano-3,3-diphenyl-2-propenoate; ethyl 2-cyano-3,3-diphenylpropenoate; Ethyl -cyano-,-diphenylacrylate; Ethyl -cyan-,-diphenylacrylate; Etocrileno [Spanish]; Etocrilenum [Latin]; Etocrylene; Etocrylene [USAN]; UV absorber-2; Uvinul N 35; -Cyano--phenylcinnamic acid, ethyl ester; -Cyano--phenylcinnamic acid, ethyl ester; 415812_ALDRICH; BRN 1885803; HSDB 7218; LS-14760; NSC 52678; NSC52678; USAF A-15972; ZINC00001404</text:p>
          </table:table-cell>
          <table:table-cell table:number-columns-repeated="2"/>
          <table:table-cell office:value-type="string">
            <text:p>http://www.chemspider.com/Chemical-Structure.212674.html</text:p>
          </table:table-cell>
          <table:table-cell office:value-type="string">
            <text:p>http://www.chemspider.com/ImagesHandler.ashx?id=212674&amp;w=640&amp;h=480</text:p>
          </table:table-cell>
          <table:table-cell office:value-type="string">
            <text:p>ester</text:p>
          </table:table-cell>
          <table:table-cell office:value-type="float" office:value="487">
            <text:p>487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564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277.317">
            <text:p>277.3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21165">
            <text:p>21165</text:p>
          </table:table-cell>
          <table:table-cell office:value-type="string">
            <text:p>InChI=1S/C24H27NO2/c1-3-5-12-19(4-2)18-27-24(26)22(17-25)23(20-13-8-6-9-14-20)21-15-10-7-11-16-21/h6-11,13-16,19H,3-5,12,18H2,1-2H3</text:p>
          </table:table-cell>
          <table:table-cell office:value-type="string">
            <text:p>FMJSMJQBSVNSBF-UHFFFAOYSA-N</text:p>
          </table:table-cell>
          <table:table-cell office:value-type="string">
            <text:p>N#C/C(C(=O)OCC(CC)CCCC)=C(/c1ccccc1)c2ccccc2</text:p>
          </table:table-cell>
          <table:table-cell office:value-type="string">
            <text:p>2-ethylhexyl 2-cyano-3,3-diphenylprop-2-enoate</text:p>
          </table:table-cell>
          <table:table-cell office:value-type="string">
            <text:p>149984-83-8; 6197-30-4; 80135-31-5</text:p>
          </table:table-cell>
          <table:table-cell office:value-type="string">
            <text:p>2-Ethylhexyl 2-Cyano-3,3-diphenylacrylate; 2-ethylhexyl 2-cyano-3,3-diphenylprop-2-enoate; 2-propenoic acid, 2-cyano-3,3-diphenyl-, 2-ethylhexyl ester; octocrylene &lt;a title="octocrylene at Wikipedia" class="synonym_ref" href="http://en.wikipedia.org/wiki/octocrylene" target="reference" onclick="wikipediaPartnerLink();"&gt;[Wiki]&lt;/a&gt;; 149984-83-8 &lt;a title="149984-83-8 at PubChem" class="synonym_ref" href="http://www.ncbi.nlm.nih.gov/sites/entrez?db=pccompound&amp;amp;term=149984-83-8" target="reference" onclick="partnerLink(1,'PubChem','link');"&gt;[RN]&lt;/a&gt;; 228-250-8 &lt;a title="228-250-8 at European chemical Substances Information System" class="synonym_ref" href="http://ecb.jrc.it/esis/index.php?GENRE=ECNO&amp;amp;ENTREE=228-250-8" target="reference"&gt;[EINECS/ELINCS]&lt;/a&gt;; 2-Ethylhexyl 2-cyano-3,3-diphenyl acrylate; 2-Ethylhexyl 2-cyano-3,3-diphenyl-2-acrylate; 2-ethylhexyl 2-cyano-3,3-diphenyl-2-propenoate; 2-Ethylhexyl 2-cyano-3,3-diphenylpropenoate; 2-Ethylhexyl 2-cyano-3,3-diphenylpropenoate; 2-Cyano-3,3-diphenyl-2-propanoic acid 2-ethylhexyl ester; 2-Ethylhexyl-2-cyano-3,3-diphenylacrylate; 6197-30-4 &lt;a title="6197-30-4 at PubChem" class="synonym_ref" href="http://www.ncbi.nlm.nih.gov/sites/entrez?db=pccompound&amp;amp;term=6197-30-4" target="reference" onclick="partnerLink(1,'PubChem','link');"&gt;[RN]&lt;/a&gt;; 80135-31-5 &lt;a title="80135-31-5 at PubChem" class="synonym_ref" href="http://www.ncbi.nlm.nih.gov/sites/entrez?db=pccompound&amp;amp;term=80135-31-5" target="reference" onclick="partnerLink(1,'PubChem','link');"&gt;[RN]&lt;/a&gt;; C088673; Octocrilene; Octocrileno [Spanish]; Octocrilenum [Latin]; Octocrylene [USAN]; UV ABSORBER-3; 415820_ALDRICH; CCRIS 4814; LS-1477; NCGC00091585-01</text:p>
          </table:table-cell>
          <table:table-cell table:number-columns-repeated="2"/>
          <table:table-cell office:value-type="string">
            <text:p>http://www.chemspider.com/Chemical-Structure.21165.html</text:p>
          </table:table-cell>
          <table:table-cell office:value-type="string">
            <text:p>http://www.chemspider.com/ImagesHandler.ashx?id=21165&amp;w=640&amp;h=480</text:p>
          </table:table-cell>
          <table:table-cell office:value-type="string">
            <text:p>ester</text:p>
          </table:table-cell>
          <table:table-cell office:value-type="float" office:value="492">
            <text:p>492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565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361.477">
            <text:p>361.48</text:p>
          </table:table-cell>
          <table:table-cell office:value-type="float" office:value="7.53">
            <text:p>7.53</text:p>
          </table:table-cell>
          <table:table-cell office:value-type="float" office:value="478.5">
            <text:p>478.5</text:p>
          </table:table-cell>
          <table:table-cell office:value-type="string">
            <text:p>2.56e-009</text:p>
          </table:table-cell>
        </table:table-row>
        <table:table-row table:style-name="ro3">
          <table:table-cell office:value-type="float" office:value="58351">
            <text:p>58351</text:p>
          </table:table-cell>
          <table:table-cell office:value-type="string">
            <text:p>InChI=1S/C73H108O12/c1-65(2,3)49-33-45(34-50(61(49)78)66(4,5)6)25-29-57(74)82-41-73(42-83-58(75)30-26-46-35-51(67(7,8)9)62(79)52(36-46)68(10,11)12,43-84-59(76)31-27-47-37-53(69(13,14)15)63(80)54(38-47)70(16,17)18)44-85-60(77)32-28-48-39-55(71(19,20)21)64(81)56(40-48)72(22,23)24/h33-40,78-81H,25-32,41-44H2,1-24H3</text:p>
          </table:table-cell>
          <table:table-cell office:value-type="string">
            <text:p>BGYHLZZASRKEJE-UHFFFAOYSA-N</text:p>
          </table:table-cell>
          <table:table-cell office:value-type="string">
            <text:p>O=C(OCC(COC(=O)CCc1cc(c(O)c(c1)C(C)(C)C)C(C)(C)C)(COC(=O)CCc2cc(c(O)c(c2)C(C)(C)C)C(C)(C)C)COC(=O)CCc3cc(c(O)c(c3)C(C)(C)C)C(C)(C)C)CCc4cc(c(O)c(c4)C(C)(C)C)C(C)(C)C</text:p>
          </table:table-cell>
          <table:table-cell office:value-type="string">
            <text:p>3-{[3-(3,5-di-tert-butyl-4-hydroxyphenyl)propanoyl]oxy}-2,2-bis({[3-(3,5-di-tert-butyl-4-hydroxyphenyl)propanoyl]oxy}methyl)propyl 3-(3,5-di-tert-butyl-4-hydroxyphenyl)propanoate</text:p>
          </table:table-cell>
          <table:table-cell office:value-type="string">
            <text:p>103843-13-6; 12634-41-2; 127337-64-8; 137500-49-3; 145526-73-4; 154508-64-2; 156511-60-3; 5106-16-1; 60005-82-5; 6683-19-8; 67894-72-8; 68882-58-6; 70695-00-0; 98584-37-3</text:p>
          </table:table-cell>
          <table:table-cell office:value-type="string">
            <text:p>Tominox TT; 3-({3-[4-Hydroxy-3,5-bis(2-methyl-2-propanyl)phenyl]propanoyl}oxy)-2,2-bis[({3-[4-hydroxy-3,5-bis(2-methyl-2-propanyl)phenyl]propanoyl}oxy)methyl]propyl 3-[4-hydroxy-3,5-bis(2-methyl-2-propanyl)phenyl]propanoate; 3-{[3-(3,5-di-tert-butyl-4-hydroxyphenyl)propanoyl]oxy}-2,2-bis({[3-(3,5-di-tert-butyl-4-hydroxyphenyl)propanoyl]oxy}methyl)propyl 3-(3,5-di-tert-butyl-4-hydroxyphenyl)propanoate; 3-{[3-(3,5-di-tert-butyl-4-hydroxyphenyl)propanoyl]oxy}-2,2-bis({[3-(3,5-di-tert-butyl-4-hydroxyphenyl)propanoyl]oxy}methyl)propyl 3-(3,5-di-tert-butyl-4-hydroxyphenyl)propanoate (non-preferred name); Benzenepropanoic acid, 3,5-bis(1,1-dimethylethyl)-4-hydroxy-, 2,2-bis[[3-[3,5-bis(1,1-dimethylethyl)-4-hydroxyphenyl]-1-oxopropoxy]methyl]-1,3-propanediyl ester; benzenepropanoic acid, 3,5-bis(1,1-dimethylethyl)-4-hydroxy-, 3-[3-[3,5-bis(1,1-dimethylethyl)-4-hydroxyphenyl]-1-oxopropoxy]-2,2-bis[[3-[3,5-bis(1,1-dimethylethyl)-4-hydroxyphenyl]-1-oxopropoxy]methyl]propyl ester; Pentaerythritol tetrakis(3-(3,5-di-tert-butyl-4-hydroxyphenyl)propionate); 103843-13-6 &lt;a title="103843-13-6 at PubChem" class="synonym_ref" href="http://www.ncbi.nlm.nih.gov/sites/entrez?db=pccompound&amp;amp;term=103843-13-6" target="reference" onclick="partnerLink(1,'PubChem','link');"&gt;[RN]&lt;/a&gt;; 12634-41-2 &lt;a title="12634-41-2 at PubChem" class="synonym_ref" href="http://www.ncbi.nlm.nih.gov/sites/entrez?db=pccompound&amp;amp;term=12634-41-2" target="reference" onclick="partnerLink(1,'PubChem','link');"&gt;[RN]&lt;/a&gt;; 127337-64-8 &lt;a title="127337-64-8 at PubChem" class="synonym_ref" href="http://www.ncbi.nlm.nih.gov/sites/entrez?db=pccompound&amp;amp;term=127337-64-8" target="reference" onclick="partnerLink(1,'PubChem','link');"&gt;[RN]&lt;/a&gt;; 137500-49-3 &lt;a title="137500-49-3 at PubChem" class="synonym_ref" href="http://www.ncbi.nlm.nih.gov/sites/entrez?db=pccompound&amp;amp;term=137500-49-3" target="reference" onclick="partnerLink(1,'PubChem','link');"&gt;[RN]&lt;/a&gt;; 145526-73-4 &lt;a title="145526-73-4 at PubChem" class="synonym_ref" href="http://www.ncbi.nlm.nih.gov/sites/entrez?db=pccompound&amp;amp;term=145526-73-4" target="reference" onclick="partnerLink(1,'PubChem','link');"&gt;[RN]&lt;/a&gt;; 154508-64-2 &lt;a title="154508-64-2 at PubChem" class="synonym_ref" href="http://www.ncbi.nlm.nih.gov/sites/entrez?db=pccompound&amp;amp;term=154508-64-2" target="reference" onclick="partnerLink(1,'PubChem','link');"&gt;[RN]&lt;/a&gt;; 156511-60-3 &lt;a title="156511-60-3 at PubChem" class="synonym_ref" href="http://www.ncbi.nlm.nih.gov/sites/entrez?db=pccompound&amp;amp;term=156511-60-3" target="reference" onclick="partnerLink(1,'PubChem','link');"&gt;[RN]&lt;/a&gt;; 229-722-6 &lt;a title="229-722-6 at European chemical Substances Information System" class="synonym_ref" href="http://ecb.jrc.it/esis/index.php?GENRE=ECNO&amp;amp;ENTREE=229-722-6" target="reference"&gt;[EINECS/ELINCS]&lt;/a&gt;; 5106-16-1 &lt;a title="5106-16-1 at PubChem" class="synonym_ref" href="http://www.ncbi.nlm.nih.gov/sites/entrez?db=pccompound&amp;amp;term=5106-16-1" target="reference" onclick="partnerLink(1,'PubChem','link');"&gt;[RN]&lt;/a&gt;; 60005-82-5 &lt;a title="60005-82-5 at PubChem" class="synonym_ref" href="http://www.ncbi.nlm.nih.gov/sites/entrez?db=pccompound&amp;amp;term=60005-82-5" target="reference" onclick="partnerLink(1,'PubChem','link');"&gt;[RN]&lt;/a&gt;; 6683-19-8 &lt;a title="6683-19-8 at PubChem" class="synonym_ref" href="http://www.ncbi.nlm.nih.gov/sites/entrez?db=pccompound&amp;amp;term=6683-19-8" target="reference" onclick="partnerLink(1,'PubChem','link');"&gt;[RN]&lt;/a&gt;; 67894-72-8 &lt;a title="67894-72-8 at PubChem" class="synonym_ref" href="http://www.ncbi.nlm.nih.gov/sites/entrez?db=pccompound&amp;amp;term=67894-72-8" target="reference" onclick="partnerLink(1,'PubChem','link');"&gt;[RN]&lt;/a&gt;; 68882-58-6 &lt;a title="68882-58-6 at PubChem" class="synonym_ref" href="http://www.ncbi.nlm.nih.gov/sites/entrez?db=pccompound&amp;amp;term=68882-58-6" target="reference" onclick="partnerLink(1,'PubChem','link');"&gt;[RN]&lt;/a&gt;; 70695-00-0 &lt;a title="70695-00-0 at PubChem" class="synonym_ref" href="http://www.ncbi.nlm.nih.gov/sites/entrez?db=pccompound&amp;amp;term=70695-00-0" target="reference" onclick="partnerLink(1,'PubChem','link');"&gt;[RN]&lt;/a&gt;; 98584-37-3 &lt;a title="98584-37-3 at PubChem" class="synonym_ref" href="http://www.ncbi.nlm.nih.gov/sites/entrez?db=pccompound&amp;amp;term=98584-37-3" target="reference" onclick="partnerLink(1,'PubChem','link');"&gt;[RN]&lt;/a&gt;; ADK Stab AO 60; Anox 20AM; AO3; Benzenepropanoic acid, 3,5-bis(1,1-dimethylethyl)-4-hydroxy-, 2,2-bis((3-(3,5-bis(1,1-dimethylethyl)-4-hydroxyphenyl)-1-oxopropoxy)methyl)-1,3-propanediyl ester; Benzenepropanoic acid, 3,5-bis(1,1-dimethylethyl)-4-hydroxy-, 2,2-bis[[3-[3,5-bis(1,1-dimethylethyl)-4-hydroxyphenyl]-1-oxopropoxy]methyl]-1,3-propanedi; Dovernox 10; Fenozan 22; Fenozan 23; Hydrocinnamic acid, 3,5-di-tert-butyl-4-hydroxy-, neopentanetetrayl ester; Hydrocinnamic acid, 3,5-di-tert-butyl-4-hydroxy-, neopentanetetrayl ester (8CI); Hydrocinnamic acid, 3,5-di-tert-butyl-4-hydroxy-, tetraester with pentaerythritol (7CI); Irganox 1010; Irganox 1010FF; Irganox 1010FP; Irganox 1040; MARK AO 60; Naugard 10; Neopentanetetrayl 3,5-di-tert-butyl-4-hydroxyhydrocinnamate; Pentaerythritol tetrakis(3,5-di-tert-butyl-4-hydroxyhydrocinnamate); Pentaerythritol tetrakis[3-(3',5'-di-tert-butyl-4'-hydroxyphenyl)propionate]; Pentaerythritol Tetrakis[3-(3,5-di-tert-butyl-4-hydroxyphenyl)propionate]; Pentaerythritol, tetrakis(3,5-di-tert-butyl-4-hydroxyhydrocinnamate); Phenosane 23; Sumilizer BP 101; Tetraalkofen BPE; Tetrakis(((-(3,5-di-tert-butyl-4-hydroxyphenyl)propionyl)oxy)methyl)methane; Tetrakis(3-(4-hydroxy-3,5-di-tert-butylphenyl)propionyloxymethyl)methane; Tetrakis(3,5-di-tert-butyl-4-hydroxyhydrocinnamoyloxymethyl)methane; 441783_ALDRICH; ANOX 20; AO 60; BP 101; BRN 2035465; IR 1010; RA 1010; Ralox 630</text:p>
          </table:table-cell>
          <table:table-cell table:number-columns-repeated="2"/>
          <table:table-cell office:value-type="string">
            <text:p>http://www.chemspider.com/Chemical-Structure.58351.html</text:p>
          </table:table-cell>
          <table:table-cell office:value-type="string">
            <text:p>http://www.chemspider.com/ImagesHandler.ashx?id=58351&amp;w=640&amp;h=480</text:p>
          </table:table-cell>
          <table:table-cell office:value-type="string">
            <text:p>phenol</text:p>
          </table:table-cell>
          <table:table-cell office:value-type="float" office:value="496">
            <text:p>496</text:p>
          </table:table-cell>
          <table:table-cell office:value-type="string">
            <text:p>irganox 1010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71680</text:p>
          </table:table-cell>
          <table:table-cell office:value-type="string">
            <text:p>LLDPE;LDPE;MDPE;HDPE;PP;PB;PS;HIPS;SAN;uPVC;pPVC;PVDC;EVA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1177.63">
            <text:p>1177.63</text:p>
          </table:table-cell>
          <table:table-cell office:value-type="float" office:value="18.89">
            <text:p>18.89</text:p>
          </table:table-cell>
          <table:table-cell office:value-type="float" office:value="1005.8">
            <text:p>1005.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.11598e+007</text:p>
          </table:table-cell>
          <table:table-cell office:value-type="string">
            <text:p>InChI=1S/2C12H20O4.2C8H17.Sn/c2*1-3-5-6-10(4-2)9-16-12(15)8-7-11(13)14;2*1-3-5-7-8-6-4-2;/h2*7-8,10H,3-6,9H2,1-2H3,(H,13,14);2*1,3-8H2,2H3;/q;;;;+2/p-2</text:p>
          </table:table-cell>
          <table:table-cell office:value-type="string">
            <text:p>LUHRVCWDUSUHMP-UHFFFAOYSA-L</text:p>
          </table:table-cell>
          <table:table-cell office:value-type="string">
            <text:p>O=C(O[Sn](CCCCCCCC)(OC(=O)C=CC(=O)OCC(CC)CCCC)CCCCCCCC)C=CC(=O)OCC(CC)CCCC</text:p>
          </table:table-cell>
          <table:table-cell office:value-type="string">
            <text:p>[[4-(2-ethylhexoxy)-4-oxo-but-2-enoyl]oxy-dioctyl-stannyl] 2-ethylhexyl but-2-enedioate</text:p>
          </table:table-cell>
          <table:table-cell office:value-type="string">
            <text:p>10039-33-5</text:p>
          </table:table-cell>
          <table:table-cell office:value-type="string">
            <text:p>233-117-2 &lt;a title="233-117-2 at European chemical Substances Information System" class="synonym_ref" href="http://ecb.jrc.it/esis/index.php?GENRE=ECNO&amp;amp;ENTREE=233-117-2" target="reference"&gt;[EINECS/ELINCS]&lt;/a&gt;; 2-Ethylhexyl 14-ethyl-6,6-dioctyl-4,8,11-trioxo-5,7,12-trioxa-6-stannaoctadeca-2,9-dien-1-oate; 5,7,12-trioxa-6-stannaoctadeca-2,9-dien-1-oic acid, 14-ethyl-6,6-dioctyl-4,8,11-trioxo-, 2-ethylhexyl ester; 10039-33-5 &lt;a title="10039-33-5 at PubChem" class="synonym_ref" href="http://www.ncbi.nlm.nih.gov/sites/entrez?db=pccompound&amp;amp;term=10039-33-5" target="reference" onclick="partnerLink(1,'PubChem','link');"&gt;[RN]&lt;/a&gt;; 2-ethylhexyl 14-ethyl-6,6-dioctyl-4,8,11-trioxo-5,7,12-trioxa-6-stannaoctadeca-2,9-dienoate</text:p>
          </table:table-cell>
          <table:table-cell table:number-columns-repeated="2"/>
          <table:table-cell office:value-type="string">
            <text:p>http://www.chemspider.com/Chemical-Structure.21159823.html</text:p>
          </table:table-cell>
          <table:table-cell office:value-type="string">
            <text:p>http://www.chemspider.com/ImagesHandler.ashx?id=21159823&amp;w=640&amp;h=480</text:p>
          </table:table-cell>
          <table:table-cell office:value-type="string">
            <text:p>organotin</text:p>
          </table:table-cell>
          <table:table-cell office:value-type="float" office:value="582">
            <text:p>582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024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0)</text:p>
          </table:table-cell>
          <table:table-cell office:value-type="float" office:value="0.006">
            <text:p>0.01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799.705">
            <text:p>799.7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2">
          <table:table-cell office:value-type="float" office:value="24256">
            <text:p>24256</text:p>
          </table:table-cell>
          <table:table-cell office:value-type="string">
            <text:p>InChI=1S/2O.Ti</text:p>
          </table:table-cell>
          <table:table-cell office:value-type="string">
            <text:p>GWEVSGVZZGPLCZ-UHFFFAOYSA-N</text:p>
          </table:table-cell>
          <table:table-cell office:value-type="string">
            <text:p>O=[Ti]=O</text:p>
          </table:table-cell>
          <table:table-cell office:value-type="string">
            <text:p>dioxotitanium</text:p>
          </table:table-cell>
          <table:table-cell office:value-type="string">
            <text:p>101239-53-6; 116788-85-3; 12000-59-8; 12036-20-3; 12701-76-7; 12767-65-6; 12789-63-8; 1309-63-3; 1317-70-0; 1317-80-2; 1344-29-2; 13463-67-7; 185323-71-1; 185828-91-5; 188357-76-8; 188357-79-1; 195740-11-5; 221548-98-7; 224963-00-2; 246178-32-5; 252962-41-7; 37230-92-5; 37230-94-7; 37230-95-8; 37230-96-9; 39320-58-6; 39360-64-0; 39379-02-7; 55068-84-3; 55068-85-4; 62338-64-1; 98084-96-9</text:p>
          </table:table-cell>
          <table:table-cell office:value-type="string">
            <text:p>[TiO2]; Dioxotitanium; Rutile (TiO2); Titandioxid [Swedish]; titania &lt;a title="titania at Wikipedia" class="synonym_ref" href="http://en.wikipedia.org/wiki/titania" target="reference" onclick="wikipediaPartnerLink();"&gt;[Wiki]&lt;/a&gt;; Titanium (IV) dioxide; Titanium (IV) oxide; Titanium dioxide; Titanium dioxide (USP); Titanium oxide; Titanium oxide (JP15); Titanium oxide (VAN); titanium(IV) oxide; Titanium(IV) oxide, anatase; Titanium(IV) oxide, rutile; Titanium(IV)Dioxide; titanium, dioxo-; 101239-53-6 &lt;a title="101239-53-6 at PubChem" class="synonym_ref" href="http://www.ncbi.nlm.nih.gov/sites/entrez?db=pccompound&amp;amp;term=101239-53-6" target="reference" onclick="partnerLink(1,'PubChem','link');"&gt;[RN]&lt;/a&gt;; 116788-85-3 &lt;a title="116788-85-3 at PubChem" class="synonym_ref" href="http://www.ncbi.nlm.nih.gov/sites/entrez?db=pccompound&amp;amp;term=116788-85-3" target="reference" onclick="partnerLink(1,'PubChem','link');"&gt;[RN]&lt;/a&gt;; 12000-59-8 &lt;a title="12000-59-8 at PubChem" class="synonym_ref" href="http://www.ncbi.nlm.nih.gov/sites/entrez?db=pccompound&amp;amp;term=12000-59-8" target="reference" onclick="partnerLink(1,'PubChem','link');"&gt;[RN]&lt;/a&gt;; 12036-20-3 &lt;a title="12036-20-3 at PubChem" class="synonym_ref" href="http://www.ncbi.nlm.nih.gov/sites/entrez?db=pccompound&amp;amp;term=12036-20-3" target="reference" onclick="partnerLink(1,'PubChem','link');"&gt;[RN]&lt;/a&gt;; 12701-76-7 &lt;a title="12701-76-7 at PubChem" class="synonym_ref" href="http://www.ncbi.nlm.nih.gov/sites/entrez?db=pccompound&amp;amp;term=12701-76-7" target="reference" onclick="partnerLink(1,'PubChem','link');"&gt;[RN]&lt;/a&gt;; 12767-65-6 &lt;a title="12767-65-6 at PubChem" class="synonym_ref" href="http://www.ncbi.nlm.nih.gov/sites/entrez?db=pccompound&amp;amp;term=12767-65-6" target="reference" onclick="partnerLink(1,'PubChem','link');"&gt;[RN]&lt;/a&gt;; 12789-63-8 &lt;a title="12789-63-8 at PubChem" class="synonym_ref" href="http://www.ncbi.nlm.nih.gov/sites/entrez?db=pccompound&amp;amp;term=12789-63-8" target="reference" onclick="partnerLink(1,'PubChem','link');"&gt;[RN]&lt;/a&gt;; 1309-63-3 &lt;a title="1309-63-3 at PubChem" class="synonym_ref" href="http://www.ncbi.nlm.nih.gov/sites/entrez?db=pccompound&amp;amp;term=1309-63-3" target="reference" onclick="partnerLink(1,'PubChem','link');"&gt;[RN]&lt;/a&gt;; 1317-70-0 &lt;a title="1317-70-0 at PubChem" class="synonym_ref" href="http://www.ncbi.nlm.nih.gov/sites/entrez?db=pccompound&amp;amp;term=1317-70-0" target="reference" onclick="partnerLink(1,'PubChem','link');"&gt;[RN]&lt;/a&gt;; 1317-80-2 &lt;a title="1317-80-2 at PubChem" class="synonym_ref" href="http://www.ncbi.nlm.nih.gov/sites/entrez?db=pccompound&amp;amp;term=1317-80-2" target="reference" onclick="partnerLink(1,'PubChem','link');"&gt;[RN]&lt;/a&gt;; 1344-29-2 &lt;a title="1344-29-2 at PubChem" class="synonym_ref" href="http://www.ncbi.nlm.nih.gov/sites/entrez?db=pccompound&amp;amp;term=1344-29-2" target="reference" onclick="partnerLink(1,'PubChem','link');"&gt;[RN]&lt;/a&gt;; 13463-67-7 &lt;a title="13463-67-7 at PubChem" class="synonym_ref" href="http://www.ncbi.nlm.nih.gov/sites/entrez?db=pccompound&amp;amp;term=13463-67-7" target="reference" onclick="partnerLink(1,'PubChem','link');"&gt;[RN]&lt;/a&gt;; 1700 white; 185323-71-1 &lt;a title="185323-71-1 at PubChem" class="synonym_ref" href="http://www.ncbi.nlm.nih.gov/sites/entrez?db=pccompound&amp;amp;term=185323-71-1" target="reference" onclick="partnerLink(1,'PubChem','link');"&gt;[RN]&lt;/a&gt;; 185828-91-5 &lt;a title="185828-91-5 at PubChem" class="synonym_ref" href="http://www.ncbi.nlm.nih.gov/sites/entrez?db=pccompound&amp;amp;term=185828-91-5" target="reference" onclick="partnerLink(1,'PubChem','link');"&gt;[RN]&lt;/a&gt;; 188357-76-8 &lt;a title="188357-76-8 at PubChem" class="synonym_ref" href="http://www.ncbi.nlm.nih.gov/sites/entrez?db=pccompound&amp;amp;term=188357-76-8" target="reference" onclick="partnerLink(1,'PubChem','link');"&gt;[RN]&lt;/a&gt;; 188357-79-1 &lt;a title="188357-79-1 at PubChem" class="synonym_ref" href="http://www.ncbi.nlm.nih.gov/sites/entrez?db=pccompound&amp;amp;term=188357-79-1" target="reference" onclick="partnerLink(1,'PubChem','link');"&gt;[RN]&lt;/a&gt;; 195740-11-5 &lt;a title="195740-11-5 at PubChem" class="synonym_ref" href="http://www.ncbi.nlm.nih.gov/sites/entrez?db=pccompound&amp;amp;term=195740-11-5" target="reference" onclick="partnerLink(1,'PubChem','link');"&gt;[RN]&lt;/a&gt;; 215-280-1 &lt;a title="215-280-1 at European chemical Substances Information System" class="synonym_ref" href="http://ecb.jrc.it/esis/index.php?GENRE=ECNO&amp;amp;ENTREE=215-280-1" target="reference"&gt;[EINECS/ELINCS]&lt;/a&gt;; 215-282-2 &lt;a title="215-282-2 at European chemical Substances Information System" class="synonym_ref" href="http://ecb.jrc.it/esis/index.php?GENRE=ECNO&amp;amp;ENTREE=215-282-2" target="reference"&gt;[EINECS/ELINCS]&lt;/a&gt;; 221548-98-7 &lt;a title="221548-98-7 at PubChem" class="synonym_ref" href="http://www.ncbi.nlm.nih.gov/sites/entrez?db=pccompound&amp;amp;term=221548-98-7" target="reference" onclick="partnerLink(1,'PubChem','link');"&gt;[RN]&lt;/a&gt;; 224963-00-2 &lt;a title="224963-00-2 at PubChem" class="synonym_ref" href="http://www.ncbi.nlm.nih.gov/sites/entrez?db=pccompound&amp;amp;term=224963-00-2" target="reference" onclick="partnerLink(1,'PubChem','link');"&gt;[RN]&lt;/a&gt;; 236-675-5 &lt;a title="236-675-5 at European chemical Substances Information System" class="synonym_ref" href="http://ecb.jrc.it/esis/index.php?GENRE=ECNO&amp;amp;ENTREE=236-675-5" target="reference"&gt;[EINECS/ELINCS]&lt;/a&gt;; 246178-32-5 &lt;a title="246178-32-5 at PubChem" class="synonym_ref" href="http://www.ncbi.nlm.nih.gov/sites/entrez?db=pccompound&amp;amp;term=246178-32-5" target="reference" onclick="partnerLink(1,'PubChem','link');"&gt;[RN]&lt;/a&gt;; 252962-41-7 &lt;a title="252962-41-7 at PubChem" class="synonym_ref" href="http://www.ncbi.nlm.nih.gov/sites/entrez?db=pccompound&amp;amp;term=252962-41-7" target="reference" onclick="partnerLink(1,'PubChem','link');"&gt;[RN]&lt;/a&gt;; 37230-92-5 &lt;a title="37230-92-5 at PubChem" class="synonym_ref" href="http://www.ncbi.nlm.nih.gov/sites/entrez?db=pccompound&amp;amp;term=37230-92-5" target="reference" onclick="partnerLink(1,'PubChem','link');"&gt;[RN]&lt;/a&gt;; 37230-94-7 &lt;a title="37230-94-7 at PubChem" class="synonym_ref" href="http://www.ncbi.nlm.nih.gov/sites/entrez?db=pccompound&amp;amp;term=37230-94-7" target="reference" onclick="partnerLink(1,'PubChem','link');"&gt;[RN]&lt;/a&gt;; 37230-95-8 &lt;a title="37230-95-8 at PubChem" class="synonym_ref" href="http://www.ncbi.nlm.nih.gov/sites/entrez?db=pccompound&amp;amp;term=37230-95-8" target="reference" onclick="partnerLink(1,'PubChem','link');"&gt;[RN]&lt;/a&gt;; 37230-96-9 &lt;a title="37230-96-9 at PubChem" class="synonym_ref" href="http://www.ncbi.nlm.nih.gov/sites/entrez?db=pccompound&amp;amp;term=37230-96-9" target="reference" onclick="partnerLink(1,'PubChem','link');"&gt;[RN]&lt;/a&gt;; 39320-58-6 &lt;a title="39320-58-6 at PubChem" class="synonym_ref" href="http://www.ncbi.nlm.nih.gov/sites/entrez?db=pccompound&amp;amp;term=39320-58-6" target="reference" onclick="partnerLink(1,'PubChem','link');"&gt;[RN]&lt;/a&gt;; 39360-64-0 &lt;a title="39360-64-0 at PubChem" class="synonym_ref" href="http://www.ncbi.nlm.nih.gov/sites/entrez?db=pccompound&amp;amp;term=39360-64-0" target="reference" onclick="partnerLink(1,'PubChem','link');"&gt;[RN]&lt;/a&gt;; 39379-02-7 &lt;a title="39379-02-7 at PubChem" class="synonym_ref" href="http://www.ncbi.nlm.nih.gov/sites/entrez?db=pccompound&amp;amp;term=39379-02-7" target="reference" onclick="partnerLink(1,'PubChem','link');"&gt;[RN]&lt;/a&gt;; 55068-84-3 &lt;a title="55068-84-3 at PubChem" class="synonym_ref" href="http://www.ncbi.nlm.nih.gov/sites/entrez?db=pccompound&amp;amp;term=55068-84-3" target="reference" onclick="partnerLink(1,'PubChem','link');"&gt;[RN]&lt;/a&gt;; 55068-85-4 &lt;a title="55068-85-4 at PubChem" class="synonym_ref" href="http://www.ncbi.nlm.nih.gov/sites/entrez?db=pccompound&amp;amp;term=55068-85-4" target="reference" onclick="partnerLink(1,'PubChem','link');"&gt;[RN]&lt;/a&gt;; 62338-64-1 &lt;a title="62338-64-1 at PubChem" class="synonym_ref" href="http://www.ncbi.nlm.nih.gov/sites/entrez?db=pccompound&amp;amp;term=62338-64-1" target="reference" onclick="partnerLink(1,'PubChem','link');"&gt;[RN]&lt;/a&gt;; 63B1 White; 98084-96-9 &lt;a title="98084-96-9 at PubChem" class="synonym_ref" href="http://www.ncbi.nlm.nih.gov/sites/entrez?db=pccompound&amp;amp;term=98084-96-9" target="reference" onclick="partnerLink(1,'PubChem','link');"&gt;[RN]&lt;/a&gt;; A 200 (pigment); A 330 (pigment); Aerolyst 7710; Aerosil P 25; Aerosil P 25S6; Aerosil P 27; Aerosil T 805; A-Fil; a-fil cream; A-FN 3; AK 15 (pigment); Amperit 780.0; Anatase &lt;a title="Anatase at Wikipedia" class="synonym_ref" href="http://en.wikipedia.org/wiki/Anatase" target="reference" onclick="wikipediaPartnerLink();"&gt;[Wiki]&lt;/a&gt;; Anatase (TiO2); Anatase titanium dioxide; AUF 0015S; austiox; Austiox R-CR; austiox r-cr 3; B 101 (pigment); Bayer R-FD 1; bayeritian; bayertitan; bayertitan a; Bayertitan AN 3; Bayertitan R-FD 1; Bayertitan R-FK 21; Bayertitan R-FK-D; Bayertitan R-KB 2; Bayertitan R-KB 3; Bayertitan R-KB 4; Bayertitan R-KB 5; Bayertitan R-KB 6; Bayertitan R-U 2; bayertitan r-u-f; Bayertitan R-V-SE 20; Bayertitan T; baytitan; Blend White 9202; BR 29-7-2; brookite &lt;a title="brookite at Wikipedia" class="synonym_ref" href="http://en.wikipedia.org/wiki/brookite" target="reference" onclick="wikipediaPartnerLink();"&gt;[Wiki]&lt;/a&gt;; C 97 (oxide); C.I. pigment white 6; cab-o-ti; calcotone white t; CG-T; CI Pigment white 6; component of A-Fil; Cosmetic Hydrophobic TiO2 9428; Cosmetic Micro Blend TiO2 9228; cosmetic white C47-5175; cosmetic white C47-9623; C-Weiss 7 [German]; dioxido de titanio; dioxyde de titane; EINECS 215-282-2; flamenco &lt;a title="flamenco at Wikipedia" class="synonym_ref" href="http://en.wikipedia.org/wiki/flamenco" target="reference" onclick="wikipediaPartnerLink();"&gt;[Wiki]&lt;/a&gt;; Hombikat; hombitan; Hombitan; hombitan r 101d; hombitan r 610k; horse head a-410; Horse Head A-420; horse head a-420.; horse head r-710; JR 600A; KH360; kronos &lt;a title="kronos at Wikipedia" class="synonym_ref" href="http://en.wikipedia.org/wiki/kronos" target="reference" onclick="wikipediaPartnerLink();"&gt;[Wiki]&lt;/a&gt;; Kronos 1002; kronos 2073; kronos cl 220; kronos rn 40p; kronos rn 56; kronos titanium dioxide; levanox white rkb; MC 50 (oxide); NCI-C0424O; NT 100 (oxide); Octahedrite &lt;a title="Octahedrite at Wikipedia" class="synonym_ref" href="http://en.wikipedia.org/wiki/Octahedrite" target="reference" onclick="wikipediaPartnerLink();"&gt;[Wiki]&lt;/a&gt;; Orgasol 1002D White 10 Extra Cos; oxido de titanio(IV); p 25 (oxide); Pigment White 6; Presun 21 block; R 830 (mineral); Rayox; runa arh 200; runa arh 20; runa arh 200; Rutile &lt;a title="Rutile at Wikipedia" class="synonym_ref" href="http://en.wikipedia.org/wiki/Rutile" target="reference" onclick="wikipediaPartnerLink();"&gt;[Wiki]&lt;/a&gt;; Rutile titanium dioxide; rutiox cr; S 150 (oxide); Sagenite; T-3875; Tichlor; Tinoc M 6; tio2; tiofine; Tiona td; tioxide; tioxide ad-m; Tioxide A-DM; Tioxide A-HR; Tioxide R XL; tioxide r-cr; tioxide rhd; tioxide rsm; tipaque r 820; ti-pure; ti-pure r 101; ti-pure r 900; ti-pure r 900; ti-pure r 901; ti-pure r 915; titafrance; titan white; Titandioxid; titanic acid anhydride; titanic anhydride; titanic oxide; Titanium peroxide (TiO2); titanium white; titanium peroxide; Titanium(IV) oxide preparation; titanox; titanox 2010; titanox ranc; tronox &lt;a title="tronox at Wikipedia" class="synonym_ref" href="http://en.wikipedia.org/wiki/tronox" target="reference" onclick="wikipediaPartnerLink();"&gt;[Wiki]&lt;/a&gt;; unitane; Unitane 0-110; Unitane 0-220; Unitane OR; unitane or 450; unitane or 572; unitane or 650; unitane or-150; unitane or-340; unitane or-342; unitane or-350; unitane or-540; unitane or-640; Uniwhite AO; Uniwhite KO; Uniwhite OR 450; Uniwhite OR 650; zopaque ldc; 14021_RIEDEL; 14027_RIEDEL; 204730_ALDRICH; 204757_ALDRICH; 224227_ALDRICH; 232033_ALDRICH; 248576_ALDRICH; 53450_FLUKA; 634662_ALDRICH; 635049_ALDRICH; 635057_ALDRICH; 635065_ALDRICH; 637254_ALDRICH; 637262_ALDRICH; 643017_ALDRICH; 643114_ALDRICH; 677469_ALDRICH; AI3-01334; AMT 100; AMT 600; C.I. 77891; CCRIS 590; CHEBI:32234; CI 77891; CL 310; D01931; E 171; HSDB 869; KH 360; LS-785; NCI-C04240; NSC 15204; NSC15204; P 25; R 680; TR-700</text:p>
          </table:table-cell>
          <table:table-cell table:number-columns-repeated="2"/>
          <table:table-cell office:value-type="string">
            <text:p>http://www.chemspider.com/Chemical-Structure.24256.html</text:p>
          </table:table-cell>
          <table:table-cell office:value-type="string">
            <text:p>http://www.chemspider.com/ImagesHandler.ashx?id=24256&amp;w=640&amp;h=480</text:p>
          </table:table-cell>
          <table:table-cell office:value-type="string">
            <text:p>metal salt</text:p>
          </table:table-cell>
          <table:table-cell office:value-type="float" office:value="610">
            <text:p>61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3440</text:p>
          </table:table-cell>
          <table:table-cell office:value-type="string">
            <text:p>LLDPE;LDPE;MDPE;HDPE;PP;PB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p213 hanser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79.8658">
            <text:p>79.87</text:p>
          </table:table-cell>
          <table:table-cell table:number-columns-repeated="3"/>
        </table:table-row>
        <table:table-row table:style-name="ro3">
          <table:table-cell office:value-type="string">
            <text:p>2.11601e+007</text:p>
          </table:table-cell>
          <table:table-cell office:value-type="string">
            <text:p>InChI=1S/C12H20N2O4S/c1-9(13)7-11(15)17-3-5-19-6-4-18-12(16)8-10(2)14/h7-8H,3-6,13-14H2,1-2H3</text:p>
          </table:table-cell>
          <table:table-cell office:value-type="string">
            <text:p>GZVBGWRBVGVPLI-UHFFFAOYSA-N</text:p>
          </table:table-cell>
          <table:table-cell office:value-type="string">
            <text:p>O=C(OCCSCCOC(=O)C=C(C)N)C=C(C)N</text:p>
          </table:table-cell>
          <table:table-cell office:value-type="string">
            <text:p>2-[2-(3-aminobut-2-enoyloxy)ethylsulfanyl]ethyl 3-aminobut-2-enoate</text:p>
          </table:table-cell>
          <table:table-cell office:value-type="string">
            <text:p>13560-49-1</text:p>
          </table:table-cell>
          <table:table-cell office:value-type="string">
            <text:p>13560-49-1 &lt;a title="13560-49-1 at PubChem" class="synonym_ref" href="http://www.ncbi.nlm.nih.gov/sites/entrez?db=pccompound&amp;amp;term=13560-49-1" target="reference" onclick="partnerLink(1,'PubChem','link');"&gt;[RN]&lt;/a&gt;; 236-946-8 &lt;a title="236-946-8 at European chemical Substances Information System" class="synonym_ref" href="http://ecb.jrc.it/esis/index.php?GENRE=ECNO&amp;amp;ENTREE=236-946-8" target="reference"&gt;[EINECS/ELINCS]&lt;/a&gt;; Thiodiethane-1,2-diyl bis(3-aminobut-2-enoate)</text:p>
          </table:table-cell>
          <table:table-cell table:number-columns-repeated="2"/>
          <table:table-cell office:value-type="string">
            <text:p>http://www.chemspider.com/Chemical-Structure.21160148.html</text:p>
          </table:table-cell>
          <table:table-cell office:value-type="string">
            <text:p>http://www.chemspider.com/ImagesHandler.ashx?id=21160148&amp;w=640&amp;h=480</text:p>
          </table:table-cell>
          <table:table-cell office:value-type="string">
            <text:p>organic compound</text:p>
          </table:table-cell>
          <table:table-cell office:value-type="float" office:value="611">
            <text:p>611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51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288.363">
            <text:p>288.3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1.5367e+007</text:p>
          </table:table-cell>
          <table:table-cell office:value-type="string">
            <text:p>InChI=1S/2C8H17.C2H4O2S.Sn/c2*1-3-5-7-8-6-4-2;3-2(4)1-5;/h2*1,3-8H2,2H3;5H,1H2,(H,3,4);/q;;;+2/p-2</text:p>
          </table:table-cell>
          <table:table-cell office:value-type="string">
            <text:p>KEUUHXDTZRYITO-UHFFFAOYSA-L</text:p>
          </table:table-cell>
          <table:table-cell office:value-type="string">
            <text:p>O=C1O[Sn](CCCCCCCC)(SC1)CCCCCCCC</text:p>
          </table:table-cell>
          <table:table-cell office:value-type="string">
            <text:p>2,2-dioctyl-1,3,2-oxathiastannolan-5-one</text:p>
          </table:table-cell>
          <table:table-cell office:value-type="string">
            <text:p>15535-79-2</text:p>
          </table:table-cell>
          <table:table-cell office:value-type="string">
            <text:p>1,3,2-oxathiastannolan-5-one, 2,2-dioctyl-; 2,2-Dioctyl-1,3,2-oxathiastannolan-5-one; 239-581-2 &lt;a title="239-581-2 at European chemical Substances Information System" class="synonym_ref" href="http://ecb.jrc.it/esis/index.php?GENRE=ECNO&amp;amp;ENTREE=239-581-2" target="reference"&gt;[EINECS/ELINCS]&lt;/a&gt;; 15535-79-2 &lt;a title="15535-79-2 at PubChem" class="synonym_ref" href="http://www.ncbi.nlm.nih.gov/sites/entrez?db=pccompound&amp;amp;term=15535-79-2" target="reference" onclick="partnerLink(1,'PubChem','link');"&gt;[RN]&lt;/a&gt;</text:p>
          </table:table-cell>
          <table:table-cell table:number-columns-repeated="2"/>
          <table:table-cell office:value-type="string">
            <text:p>http://www.chemspider.com/Chemical-Structure.15367047.html</text:p>
          </table:table-cell>
          <table:table-cell office:value-type="string">
            <text:p>http://www.chemspider.com/ImagesHandler.ashx?id=15367047&amp;w=640&amp;h=480</text:p>
          </table:table-cell>
          <table:table-cell office:value-type="string">
            <text:p>organotin</text:p>
          </table:table-cell>
          <table:table-cell office:value-type="float" office:value="618">
            <text:p>618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104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0)</text:p>
          </table:table-cell>
          <table:table-cell office:value-type="float" office:value="0.006">
            <text:p>0.01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435.252">
            <text:p>435.25</text:p>
          </table:table-cell>
          <table:table-cell/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1.72157e+007</text:p>
          </table:table-cell>
          <table:table-cell office:value-type="string">
            <text:p>InChI=1S/2C10H20O2S.2C8H17.Sn/c2*1-3-5-6-9(4-2)7-12-10(11)8-13;2*1-3-5-7-8-6-4-2;/h2*9,13H,3-8H2,1-2H3;2*1,3-8H2,2H3;/q;;;;+2/p-2</text:p>
          </table:table-cell>
          <table:table-cell office:value-type="string">
            <text:p>VXGIVDFKZKMKQO-UHFFFAOYSA-L</text:p>
          </table:table-cell>
          <table:table-cell office:value-type="string">
            <text:p>O=C(CS[Sn](SCC(=O)OCC(CC)CCCC)(CCCCCCCC)CCCCCCCC)OCC(CC)CCCC</text:p>
          </table:table-cell>
          <table:table-cell office:value-type="string">
            <text:p>2-ethylhexyl 10-ethyl-4,4-dioctyl-7-oxo-8-oxa-3,5-dithia-4-stannatetradecan-1-oate</text:p>
          </table:table-cell>
          <table:table-cell office:value-type="string">
            <text:p>15571-58-1</text:p>
          </table:table-cell>
          <table:table-cell office:value-type="string">
            <text:p>10-Ethyl-4,4-dioctyl-7-oxo-8-oxa-3,5-dithia-4-stannatetradecanoic acid, 2-ethylhexyl ester; 15571-58-1 &lt;a title="15571-58-1 at PubChem" class="synonym_ref" href="http://www.ncbi.nlm.nih.gov/sites/entrez?db=pccompound&amp;amp;term=15571-58-1" target="reference" onclick="partnerLink(1,'PubChem','link');"&gt;[RN]&lt;/a&gt;; 2-Ethylhexyl 10-ethyl-4,4-dioctyl-7-oxo-8-oxa-3,5-dithia-4-stannatetradecan-1-oatato(2-); 2-Ethylhexyl 10-ethyl-4,4-dioctyl-7-oxo-8-oxa-3,5-dithia-4-stannatetradecan-1-oate; 8-oxa-3,5-dithia-4-stannatetradecan-1-oic acid, 10-ethyl-4,4-dioctyl-7-oxo-, 2-ethylhexyl ester; 239-622-4 &lt;a title="239-622-4 at European chemical Substances Information System" class="synonym_ref" href="http://ecb.jrc.it/esis/index.php?GENRE=ECNO&amp;amp;ENTREE=239-622-4" target="reference"&gt;[EINECS/ELINCS]&lt;/a&gt;; 2-Ethylhexyl 10-ethyl-4,4-dioctyl-7-oxo-8-oxa-3,5-dithia-4-stannatetradecanoate; 8-Oxa-3,5-dithia-4-stannatetradecanoic acid, 10-ethyl-4,4-dioctyl-7-oxo-, 2-ethylhexyl ester; Bis(2-ethylhexyl) ((dioctylstannylene)dithio)diacetate; TIN, BIS((CARBOXYMETHYL)THIO)DIOCTYL-, BIS(2-ETHYLHEXYL) ESTER</text:p>
          </table:table-cell>
          <table:table-cell table:number-columns-repeated="2"/>
          <table:table-cell office:value-type="string">
            <text:p>http://www.chemspider.com/Chemical-Structure.17215656.html</text:p>
          </table:table-cell>
          <table:table-cell office:value-type="string">
            <text:p>http://www.chemspider.com/ImagesHandler.ashx?id=17215656&amp;w=640&amp;h=480</text:p>
          </table:table-cell>
          <table:table-cell office:value-type="string">
            <text:p>organotin</text:p>
          </table:table-cell>
          <table:table-cell office:value-type="float" office:value="619">
            <text:p>619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03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0)</text:p>
          </table:table-cell>
          <table:table-cell office:value-type="float" office:value="0.006">
            <text:p>0.01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751.794">
            <text:p>751.7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4.94106e+006</text:p>
          </table:table-cell>
          <table:table-cell office:value-type="string">
            <text:p>InChI=1S/2C8H17.2C4H4O4.Sn/c2*1-3-5-7-8-6-4-2;2*5-3(6)1-2-4(7)8;/h2*1,3-8H2,2H3;2*1-2H,(H,5,6)(H,7,8);/b;;2*2-1-;</text:p>
          </table:table-cell>
          <table:table-cell office:value-type="string">
            <text:p>SRSBLJRQFZJCMA-BFIADXHOSA-N</text:p>
          </table:table-cell>
          <table:table-cell office:value-type="string">
            <text:p>O=C(O)\C=C/C(=O)O.O=C(O)\C=C/C(=O)O.[Sn](CCCCCCCC)CCCCCCCC</text:p>
          </table:table-cell>
          <table:table-cell office:value-type="string">
            <text:p>dioctyl-2-stannane - (2Z)-but-2-enedioic acid (1:2)</text:p>
          </table:table-cell>
          <table:table-cell office:value-type="string">
            <text:p>15571-60-5</text:p>
          </table:table-cell>
          <table:table-cell office:value-type="string">
            <text:p>(Z,Z)-4,4'-((Dioctylstannylene)bis(oxy))bis(4-oxo-2-butenoic acid); 15571-60-5 &lt;a title="15571-60-5 at PubChem" class="synonym_ref" href="http://www.ncbi.nlm.nih.gov/sites/entrez?db=pccompound&amp;amp;term=15571-60-5" target="reference" onclick="partnerLink(1,'PubChem','link');"&gt;[RN]&lt;/a&gt;; 239-625-0 &lt;a title="239-625-0 at European chemical Substances Information System" class="synonym_ref" href="http://ecb.jrc.it/esis/index.php?GENRE=ECNO&amp;amp;ENTREE=239-625-0" target="reference"&gt;[EINECS/ELINCS]&lt;/a&gt;; 2-Butenoic acid, 4,4'-((dioctylstannylene)bis(oxy))bis(4-oxo-, (Z,Z)-; 4,4'-((Dioctylstannylene)bis(oxy))bis(4-oxoisocrotonic)acid; Dioctyltinbis(maleate)</text:p>
          </table:table-cell>
          <table:table-cell table:number-columns-repeated="2"/>
          <table:table-cell office:value-type="string">
            <text:p>http://www.chemspider.com/Chemical-Structure.4941063.html</text:p>
          </table:table-cell>
          <table:table-cell office:value-type="string">
            <text:p>http://www.chemspider.com/ImagesHandler.ashx?id=4941063&amp;w=640&amp;h=480</text:p>
          </table:table-cell>
          <table:table-cell office:value-type="string">
            <text:p>organotin</text:p>
          </table:table-cell>
          <table:table-cell office:value-type="float" office:value="620">
            <text:p>62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07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0)</text:p>
          </table:table-cell>
          <table:table-cell office:value-type="float" office:value="0.006">
            <text:p>0.01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577.295">
            <text:p>577.3</text:p>
          </table:table-cell>
          <table:table-cell office:value-type="string">
            <text:p>NaN</text:p>
          </table:table-cell>
          <table:table-cell table:number-columns-repeated="2"/>
        </table:table-row>
        <table:table-row table:style-name="ro3">
          <table:table-cell office:value-type="float" office:value="26408">
            <text:p>26408</text:p>
          </table:table-cell>
          <table:table-cell office:value-type="string">
            <text:p>InChI=1S/Ba.2H2O/h;2*1H2/q+2;;/p-2</text:p>
          </table:table-cell>
          <table:table-cell office:value-type="string">
            <text:p>RQPZNWPYLFFXCP-UHFFFAOYSA-L</text:p>
          </table:table-cell>
          <table:table-cell office:value-type="string">
            <text:p>[Ba+2].[OH-].[OH-]</text:p>
          </table:table-cell>
          <table:table-cell office:value-type="string">
            <text:p>barium dihydroxide</text:p>
          </table:table-cell>
          <table:table-cell office:value-type="string">
            <text:p>12230-71-6; 1304-17-2; 17194-00-2; 22326-55-2</text:p>
          </table:table-cell>
          <table:table-cell office:value-type="string">
            <text:p>Barium dihydroxide; barium hydroxide; 12230-71-6 &lt;a title="12230-71-6 at PubChem" class="synonym_ref" href="http://www.ncbi.nlm.nih.gov/sites/entrez?db=pccompound&amp;amp;term=12230-71-6" target="reference" onclick="partnerLink(1,'PubChem','link');"&gt;[RN]&lt;/a&gt;; 1304-17-2 &lt;a title="1304-17-2 at PubChem" class="synonym_ref" href="http://www.ncbi.nlm.nih.gov/sites/entrez?db=pccompound&amp;amp;term=1304-17-2" target="reference" onclick="partnerLink(1,'PubChem','link');"&gt;[RN]&lt;/a&gt;; 17194-00-2 &lt;a title="17194-00-2 at PubChem" class="synonym_ref" href="http://www.ncbi.nlm.nih.gov/sites/entrez?db=pccompound&amp;amp;term=17194-00-2" target="reference" onclick="partnerLink(1,'PubChem','link');"&gt;[RN]&lt;/a&gt;; 22326-55-2 &lt;a title="22326-55-2 at PubChem" class="synonym_ref" href="http://www.ncbi.nlm.nih.gov/sites/entrez?db=pccompound&amp;amp;term=22326-55-2" target="reference" onclick="partnerLink(1,'PubChem','link');"&gt;[RN]&lt;/a&gt;; 241-234-5 &lt;a title="241-234-5 at European chemical Substances Information System" class="synonym_ref" href="http://ecb.jrc.it/esis/index.php?GENRE=ECNO&amp;amp;ENTREE=241-234-5" target="reference"&gt;[EINECS/ELINCS]&lt;/a&gt;; Aetzbaryt; Ba(OH)2; barium dihydroxide; barium(2+) hydroxide; barium(II) hydroxide; barium hydroxide (Ba(OH)2); barium hydroxide lime; Barium hydroxide lime (USP); Barium hydroxide lime [USAN]; barium(2+) hydroxide; barium(II) hydroxide; Bariumhydroxid; caustic baryta; CHEBI:32592; D03055; HSDB 1605</text:p>
          </table:table-cell>
          <table:table-cell table:number-columns-repeated="2"/>
          <table:table-cell office:value-type="string">
            <text:p>http://www.chemspider.com/Chemical-Structure.26408.html</text:p>
          </table:table-cell>
          <table:table-cell office:value-type="string">
            <text:p>http://www.chemspider.com/ImagesHandler.ashx?id=26408&amp;w=640&amp;h=480</text:p>
          </table:table-cell>
          <table:table-cell office:value-type="string">
            <text:p>metal salt</text:p>
          </table:table-cell>
          <table:table-cell office:value-type="float" office:value="625">
            <text:p>625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67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171.342">
            <text:p>171.3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7.98851e+006</text:p>
          </table:table-cell>
          <table:table-cell office:value-type="string">
            <text:p>InChI=1S/2H2O.Zn/h2*1H2;/q;;+2/p-2</text:p>
          </table:table-cell>
          <table:table-cell office:value-type="string">
            <text:p>UGZADUVQMDAIAO-UHFFFAOYSA-L</text:p>
          </table:table-cell>
          <table:table-cell office:value-type="string">
            <text:p>[Zn+2].[OH-].[OH-]</text:p>
          </table:table-cell>
          <table:table-cell office:value-type="string">
            <text:p>zinc dihydroxide</text:p>
          </table:table-cell>
          <table:table-cell office:value-type="string">
            <text:p>1314-22-3; 20427-58-1</text:p>
          </table:table-cell>
          <table:table-cell office:value-type="string">
            <text:p>243-814-3 &lt;a title="243-814-3 at European chemical Substances Information System" class="synonym_ref" href="http://ecb.jrc.it/esis/index.php?GENRE=ECNO&amp;amp;ENTREE=243-814-3" target="reference"&gt;[EINECS/ELINCS]&lt;/a&gt;; Zinc dihydroxide; zinc hydroxide; 1314-22-3 &lt;a title="1314-22-3 at PubChem" class="synonym_ref" href="http://www.ncbi.nlm.nih.gov/sites/entrez?db=pccompound&amp;amp;term=1314-22-3" target="reference" onclick="partnerLink(1,'PubChem','link');"&gt;[RN]&lt;/a&gt;; 20427-58-1 &lt;a title="20427-58-1 at PubChem" class="synonym_ref" href="http://www.ncbi.nlm.nih.gov/sites/entrez?db=pccompound&amp;amp;term=20427-58-1" target="reference" onclick="partnerLink(1,'PubChem','link');"&gt;[RN]&lt;/a&gt;; Zinc peroxide</text:p>
          </table:table-cell>
          <table:table-cell table:number-columns-repeated="2"/>
          <table:table-cell office:value-type="string">
            <text:p>http://www.chemspider.com/Chemical-Structure.7988510.html</text:p>
          </table:table-cell>
          <table:table-cell office:value-type="string">
            <text:p>http://www.chemspider.com/ImagesHandler.ashx?id=7988510&amp;w=640&amp;h=480</text:p>
          </table:table-cell>
          <table:table-cell office:value-type="string">
            <text:p>metal salt</text:p>
          </table:table-cell>
          <table:table-cell office:value-type="float" office:value="628">
            <text:p>628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619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99.4237">
            <text:p>99.4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81250">
            <text:p>81250</text:p>
          </table:table-cell>
          <table:table-cell office:value-type="string">
            <text:p>InChI=1S/C40H64N2O4/c1-37(2,3)29-23-27(24-30(35(29)45)38(4,5)6)17-19-33(43)41-21-15-13-14-16-22-42-34(44)20-18-28-25-31(39(7,8)9)36(46)32(26-28)40(10,11)12/h23-26,45-46H,13-22H2,1-12H3,(H,41,43)(H,42,44)</text:p>
          </table:table-cell>
          <table:table-cell office:value-type="string">
            <text:p>OKOBUGCCXMIKDM-UHFFFAOYSA-N</text:p>
          </table:table-cell>
          <table:table-cell office:value-type="string">
            <text:p>O=C(NCCCCCCNC(=O)CCc1cc(c(O)c(c1)C(C)(C)C)C(C)(C)C)CCc2cc(c(O)c(c2)C(C)(C)C)C(C)(C)C</text:p>
          </table:table-cell>
          <table:table-cell office:value-type="string">
            <text:p>N,N'-hexane-1,6-diylbis[3-(3,5-di-tert-butyl-4-hydroxyphenyl)propanamide]</text:p>
          </table:table-cell>
          <table:table-cell office:value-type="string">
            <text:p>23128-74-7; 64082-95-7</text:p>
          </table:table-cell>
          <table:table-cell office:value-type="string">
            <text:p>N,N'-Hexane-1,6-diylbis(3-(3,5-di-tert-butyl-4-hydroxyphenyl)propionamide); benzenepropanamide, N,N'-1,6-hexanediylbis[3,5-bis(1,1-dimethylethyl)-4-hydroxy-; N,N'-1,6-Hexanediylbis{3-[4-hydroxy-3,5-bis(2-methyl-2-propanyl)phenyl]propanamide}; N,N'-Hexane-1,6-diylbis[3-(3,5-di-tert-butyl-4-hydroxyphenyl)propanamide]; 23128-74-7 &lt;a title="23128-74-7 at PubChem" class="synonym_ref" href="http://www.ncbi.nlm.nih.gov/sites/entrez?db=pccompound&amp;amp;term=23128-74-7" target="reference" onclick="partnerLink(1,'PubChem','link');"&gt;[RN]&lt;/a&gt;; 245-442-7 &lt;a title="245-442-7 at European chemical Substances Information System" class="synonym_ref" href="http://ecb.jrc.it/esis/index.php?GENRE=ECNO&amp;amp;ENTREE=245-442-7" target="reference"&gt;[EINECS/ELINCS]&lt;/a&gt;; 3,3'-Bis(3,5-di-tert-butyl-4-hydroxyphenyl)-N,N'-hexamethylenedipropionamide; 3-[3,5-bis(tert-butyl)-4-hydroxyphenyl]-N-(6-{3-[3,5-bis(tert-butyl)-4-hydroxyphenyl]propanoylamino}hexyl)propanamide; 64082-95-7 &lt;a title="64082-95-7 at PubChem" class="synonym_ref" href="http://www.ncbi.nlm.nih.gov/sites/entrez?db=pccompound&amp;amp;term=64082-95-7" target="reference" onclick="partnerLink(1,'PubChem','link');"&gt;[RN]&lt;/a&gt;; Benzenepropanamide, N,N'-1,6-hexanediylbis(3,5-bis(1,1-dimethylethyl)-4-hydroxy-</text:p>
          </table:table-cell>
          <table:table-cell table:number-columns-repeated="2"/>
          <table:table-cell office:value-type="string">
            <text:p>http://www.chemspider.com/Chemical-Structure.81250.html</text:p>
          </table:table-cell>
          <table:table-cell office:value-type="string">
            <text:p>http://www.chemspider.com/ImagesHandler.ashx?id=81250&amp;w=640&amp;h=480</text:p>
          </table:table-cell>
          <table:table-cell office:value-type="string">
            <text:p>phenol</text:p>
          </table:table-cell>
          <table:table-cell office:value-type="float" office:value="631">
            <text:p>631</text:p>
          </table:table-cell>
          <table:table-cell office:value-type="string">
            <text:p>Irganox 1098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9120</text:p>
          </table:table-cell>
          <table:table-cell office:value-type="string">
            <text:p>LLDPE;LDPE;MDPE;HDPE;PP;PB;PS;HIPS;SAN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5">
            <text:p>4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636.947">
            <text:p>636.95</text:p>
          </table:table-cell>
          <table:table-cell office:value-type="float" office:value="8.8">
            <text:p>8.8</text:p>
          </table:table-cell>
          <table:table-cell office:value-type="float" office:value="740.1">
            <text:p>740.1</text:p>
          </table:table-cell>
          <table:table-cell office:value-type="string">
            <text:p>1.19e-022</text:p>
          </table:table-cell>
        </table:table-row>
        <table:table-row table:style-name="ro3">
          <table:table-cell office:value-type="float" office:value="81525">
            <text:p>81525</text:p>
          </table:table-cell>
          <table:table-cell office:value-type="string">
            <text:p>InChI=1S/C18H20N2O3/c1-3-13-9-5-6-10-14(13)19-17(21)18(22)20-15-11-7-8-12-16(15)23-4-2/h5-12H,3-4H2,1-2H3,(H,19,21)(H,20,22)</text:p>
          </table:table-cell>
          <table:table-cell office:value-type="string">
            <text:p>YIMHRDBSVCPJOV-UHFFFAOYSA-N</text:p>
          </table:table-cell>
          <table:table-cell office:value-type="string">
            <text:p>O=C(Nc1ccccc1CC)C(=O)Nc2ccccc2OCC</text:p>
          </table:table-cell>
          <table:table-cell office:value-type="string">
            <text:p>N-(2-ethoxyphenyl)-N'-(2-ethylphenyl)ethanediamide</text:p>
          </table:table-cell>
          <table:table-cell office:value-type="string">
            <text:p>23949-66-8; 54650-40-7</text:p>
          </table:table-cell>
          <table:table-cell office:value-type="string">
            <text:p>245-950-9 &lt;a title="245-950-9 at European chemical Substances Information System" class="synonym_ref" href="http://ecb.jrc.it/esis/index.php?GENRE=ECNO&amp;amp;ENTREE=245-950-9" target="reference"&gt;[EINECS/ELINCS]&lt;/a&gt;; Ethanediamide, N-(2-ethoxyphenyl)-N'-(2-ethylphenyl)-; ethanediamide, N1-(2-ethoxyphenyl)-N2-(2-ethylphenyl)-; N-(2-Ethoxyphenyl)-N'-(2-ethylphenyl)ethanediamide; 23949-66-8 &lt;a title="23949-66-8 at PubChem" class="synonym_ref" href="http://www.ncbi.nlm.nih.gov/sites/entrez?db=pccompound&amp;amp;term=23949-66-8" target="reference" onclick="partnerLink(1,'PubChem','link');"&gt;[RN]&lt;/a&gt;; 54650-40-7 &lt;a title="54650-40-7 at PubChem" class="synonym_ref" href="http://www.ncbi.nlm.nih.gov/sites/entrez?db=pccompound&amp;amp;term=54650-40-7" target="reference" onclick="partnerLink(1,'PubChem','link');"&gt;[RN]&lt;/a&gt;; N-(2-ethoxyphenyl)-N'-(2-ethylphenyl)oxamide; N-(2-Ethoxyphenyl)-N'-(4-ethylphenyl)-ethlyene diamide; Oxanilide, 2'-ethoxy-2"-ethyl-</text:p>
          </table:table-cell>
          <table:table-cell table:number-columns-repeated="2"/>
          <table:table-cell office:value-type="string">
            <text:p>http://www.chemspider.com/Chemical-Structure.81525.html</text:p>
          </table:table-cell>
          <table:table-cell office:value-type="string">
            <text:p>http://www.chemspider.com/ImagesHandler.ashx?id=81525&amp;w=640&amp;h=480</text:p>
          </table:table-cell>
          <table:table-cell office:value-type="string">
            <text:p>oxanilide</text:p>
          </table:table-cell>
          <table:table-cell office:value-type="float" office:value="633">
            <text:p>633</text:p>
          </table:table-cell>
          <table:table-cell office:value-type="string">
            <text:p>tinuvin 3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3200</text:p>
          </table:table-cell>
          <table:table-cell office:value-type="string">
            <text:p>LLDPE;LDPE;MDPE;HDPE;PP;PB;uPVC;pPVC;PVDC;EVA;PMM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312.363">
            <text:p>312.36</text:p>
          </table:table-cell>
          <table:table-cell office:value-type="string">
            <text:p>NaN</text:p>
          </table:table-cell>
          <table:table-cell table:number-columns-repeated="2"/>
        </table:table-row>
        <table:table-row table:style-name="ro3">
          <table:table-cell office:value-type="float" office:value="8145">
            <text:p>8145</text:p>
          </table:table-cell>
          <table:table-cell office:value-type="string">
            <text:p>InChI=1S/C11H16O2/c1-11(2,3)9-7-8(13-4)5-6-10(9)12/h5-7,12H,1-4H3</text:p>
          </table:table-cell>
          <table:table-cell office:value-type="string">
            <text:p>MRBKEAMVRSLQPH-UHFFFAOYSA-N</text:p>
          </table:table-cell>
          <table:table-cell office:value-type="string">
            <text:p>Oc1ccc(OC)cc1C(C)(C)C</text:p>
          </table:table-cell>
          <table:table-cell office:value-type="string">
            <text:p>2-tert-butyl-4-methoxyphenol</text:p>
          </table:table-cell>
          <table:table-cell office:value-type="string">
            <text:p>121-00-6; 1341-82-8; 25013-16-5; 308079-78-9; 921-00-6</text:p>
          </table:table-cell>
          <table:table-cell office:value-type="string">
            <text:p>2-(1,1-dimethylethyl)-4-(methyloxy)phenol; 2-tert-Butyl-4-methoxyphenol; 4-Methoxy-2-(2-methyl-2-propanyl)phenol; BUTYLATED HYDROXYANISOLE (BHA); Phenol, (1,1-dimethylethyl)-4-methoxy-; phenol, 2-(1,1-dimethylethyl)-4-methoxy-; 121-00-6 &lt;a title="121-00-6 at PubChem" class="synonym_ref" href="http://www.ncbi.nlm.nih.gov/sites/entrez?db=pccompound&amp;amp;term=121-00-6" target="reference" onclick="partnerLink(1,'PubChem','link');"&gt;[RN]&lt;/a&gt;; 1341-82-8 &lt;a title="1341-82-8 at PubChem" class="synonym_ref" href="http://www.ncbi.nlm.nih.gov/sites/entrez?db=pccompound&amp;amp;term=1341-82-8" target="reference" onclick="partnerLink(1,'PubChem','link');"&gt;[RN]&lt;/a&gt;; 2-(1,1-Dimethylethyl)-4-methoxy-phenol; 2-(1,1-DIMETHYLETHYL)-4-METHOXYPHENOL; 2(3)-tert-Butyl-4-hydroxyanisole; 2(or 3)-(1,1-Dimethylethyl)-4-methoxyphenol; 2-(tert-butyl)-4-methoxyphenol; 204-442-7 &lt;a title="204-442-7 at European chemical Substances Information System" class="synonym_ref" href="http://ecb.jrc.it/esis/index.php?GENRE=ECNO&amp;amp;ENTREE=204-442-7" target="reference"&gt;[EINECS/ELINCS]&lt;/a&gt;; 246-563-8 &lt;a title="246-563-8 at European chemical Substances Information System" class="synonym_ref" href="http://ecb.jrc.it/esis/index.php?GENRE=ECNO&amp;amp;ENTREE=246-563-8" target="reference"&gt;[EINECS/ELINCS]&lt;/a&gt;; 25013-16-5 &lt;a title="25013-16-5 at PubChem" class="synonym_ref" href="http://www.ncbi.nlm.nih.gov/sites/entrez?db=pccompound&amp;amp;term=25013-16-5" target="reference" onclick="partnerLink(1,'PubChem','link');"&gt;[RN]&lt;/a&gt;; 2-tert-Butyl-4-methoxy-phenol; 308079-78-9 &lt;a title="308079-78-9 at PubChem" class="synonym_ref" href="http://www.ncbi.nlm.nih.gov/sites/entrez?db=pccompound&amp;amp;term=308079-78-9" target="reference" onclick="partnerLink(1,'PubChem','link');"&gt;[RN]&lt;/a&gt;; 3-BHA; 3-t-butyl-4-hydroxyanisole; 3-Tert-Butyl-4-Hydroxyanisole; 4-06-00-06013 (Beilstein Handbook Reference) &lt;a title="Beilstein database" class="synonym_ref" href="http://en.wikipedia.org/wiki/Beilstein_database" target="reference" onclick="wikipediaPartnerLink();"&gt;[Beilstein]&lt;/a&gt;; 4-Hydroxy-3-tert-butylanisole; 4-Methoxy-2-tert-butylphenol; 921-00-6 &lt;a title="921-00-6 at PubChem" class="synonym_ref" href="http://www.ncbi.nlm.nih.gov/sites/entrez?db=pccompound&amp;amp;term=921-00-6" target="reference" onclick="partnerLink(1,'PubChem','link');"&gt;[RN]&lt;/a&gt;; antioxyne b; BENZENE,1-TERT.BUTYL,2-HYDROXY,5-METHOXY; BHA; BHA &amp; TNF; BOA; Butyl Hydroxyanisole; BUTYLATED HYDROXYANISOLE; Butylated hydroxyanisole I (D); Phenol, 2-(1,1-dimethylethyl)-4-methoxy- &amp; Tumor necrosis factor (TNF); phenol, 2-t-butyl-4-methoxy-; Phenol, 2-tert-butyl-4-methoxy-; phenol, t-butyl-4-methoxy-; tert-butyl-4-hydroxyanisole; tert-Butyl-4-hydroxyanisole &amp; Tumor necrosis factor (TNF); TERT-BUTYL-4-METHOXYPHENOL; TERT-BUTYLHYDROXYANISOLE; Vertac.; 20021_FLUKA; 96175_FLUKA; AIDS006512; AIDS-006512; AIDS072181; AIDS-072181; BRN 1867499; CCRIS 3746; EU-0072133; HSDB 2750; LS-1065; MFCD00040484; MLS000069623; SMR000058171; ZINC00001080</text:p>
          </table:table-cell>
          <table:table-cell table:number-columns-repeated="2"/>
          <table:table-cell office:value-type="string">
            <text:p>http://www.chemspider.com/Chemical-Structure.8145.html</text:p>
          </table:table-cell>
          <table:table-cell office:value-type="string">
            <text:p>http://www.chemspider.com/ImagesHandler.ashx?id=8145&amp;w=640&amp;h=480</text:p>
          </table:table-cell>
          <table:table-cell office:value-type="string">
            <text:p>phenol</text:p>
          </table:table-cell>
          <table:table-cell office:value-type="float" office:value="635">
            <text:p>635</text:p>
          </table:table-cell>
          <table:table-cell office:value-type="string">
            <text:p>BHA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0720</text:p>
          </table:table-cell>
          <table:table-cell office:value-type="string">
            <text:p>LLDPE;LDPE;MDPE;HDPE;PP;PB;PS;HIPS;SAN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180.244">
            <text:p>180.24</text:p>
          </table:table-cell>
          <table:table-cell office:value-type="float" office:value="3">
            <text:p>3</text:p>
          </table:table-cell>
          <table:table-cell office:value-type="float" office:value="269.1">
            <text:p>269.1</text:p>
          </table:table-cell>
          <table:table-cell office:value-type="float" office:value="0.00446">
            <text:p>0</text:p>
          </table:table-cell>
        </table:table-row>
        <table:table-row table:style-name="ro3">
          <table:table-cell office:value-type="string">
            <text:p>1.72157e+007</text:p>
          </table:table-cell>
          <table:table-cell office:value-type="string">
            <text:p>InChI=1S/3C10H20O2S.C8H17.Sn/c3*1-9(2)6-4-3-5-7-12-10(11)8-13;1-3-5-7-8-6-4-2;/h3*9,13H,3-8H2,1-2H3;1,3-8H2,2H3;/q;;;;+3/p-3</text:p>
          </table:table-cell>
          <table:table-cell office:value-type="string">
            <text:p>GNJDFZSTSXEBCH-UHFFFAOYSA-K</text:p>
          </table:table-cell>
          <table:table-cell office:value-type="string">
            <text:p>O=C(CS[Sn](SCC(=O)OCCCCCC(C)C)(CCCCCCCC)SCC(=O)OCCCCCC(C)C)OCCCCCC(C)C</text:p>
          </table:table-cell>
          <table:table-cell office:value-type="string">
            <text:p>6-methylheptyl 14-methyl-4-({2-[(6-methylheptyl)oxy]-2-oxoethyl}sulfanyl)-4-octyl-7-oxo-8-oxa-3,5-dithia-4-stannapentadecan-1-oate</text:p>
          </table:table-cell>
          <table:table-cell office:value-type="string">
            <text:p>26401-86-5</text:p>
          </table:table-cell>
          <table:table-cell office:value-type="string">
            <text:p>247-665-5 &lt;a title="247-665-5 at European chemical Substances Information System" class="synonym_ref" href="http://ecb.jrc.it/esis/index.php?GENRE=ECNO&amp;amp;ENTREE=247-665-5" target="reference"&gt;[EINECS/ELINCS]&lt;/a&gt;; 26401-86-5 &lt;a title="26401-86-5 at PubChem" class="synonym_ref" href="http://www.ncbi.nlm.nih.gov/sites/entrez?db=pccompound&amp;amp;term=26401-86-5" target="reference" onclick="partnerLink(1,'PubChem','link');"&gt;[RN]&lt;/a&gt;; 6-methylheptyl 14-methyl-4-({2-[(6-methylheptyl)oxy]-2-oxoethyl}sulfanyl)-4-octyl-7-oxo-8-oxa-3,5-dithia-4-stannapentadecan-1-oate; 6-methylheptyl 14-methyl-4-({2-[(6-methylheptyl)oxy]-2-oxoethyl}thio)-4-octyl-7-oxo-8-oxa-3,5-dithia-4-stannapentadecan-1-oate; 8-oxa-3,5-dithia-4-stannapentadecan-1-oic acid, 14-methyl-4-[[2-[(6-methylheptyl)oxy]-2-oxoethyl]thio]-4-octyl-7-oxo-, 6-methylheptyl ester; Acetic acid, 2,2',2''-[(octylstannylidyne)tris(thio)]tris-, triisooctyl ester; triisooctyl 2,2',2''-[(octylstannylidyne)tris(thio)]triacetate</text:p>
          </table:table-cell>
          <table:table-cell table:number-columns-repeated="2"/>
          <table:table-cell office:value-type="string">
            <text:p>http://www.chemspider.com/Chemical-Structure.17215664.html</text:p>
          </table:table-cell>
          <table:table-cell office:value-type="string">
            <text:p>http://www.chemspider.com/ImagesHandler.ashx?id=17215664&amp;w=640&amp;h=480</text:p>
          </table:table-cell>
          <table:table-cell office:value-type="string">
            <text:p>organotin</text:p>
          </table:table-cell>
          <table:table-cell office:value-type="float" office:value="645">
            <text:p>645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776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1)</text:p>
          </table:table-cell>
          <table:table-cell office:value-type="float" office:value="1.2">
            <text:p>1.2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841.896">
            <text:p>841.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1.72157e+007</text:p>
          </table:table-cell>
          <table:table-cell office:value-type="string">
            <text:p>InChI=1S/2C10H20O2S.2C8H17.Sn/c2*1-9(2)6-4-3-5-7-12-10(11)8-13;2*1-3-5-7-8-6-4-2;/h2*9,13H,3-8H2,1-2H3;2*1,3-8H2,2H3;/q;;;;+2/p-2</text:p>
          </table:table-cell>
          <table:table-cell office:value-type="string">
            <text:p>HLRRSFOQAFMOTJ-UHFFFAOYSA-L</text:p>
          </table:table-cell>
          <table:table-cell office:value-type="string">
            <text:p>O=C(CS[Sn](SCC(=O)OCCCCCC(C)C)(CCCCCCCC)CCCCCCCC)OCCCCCC(C)C</text:p>
          </table:table-cell>
          <table:table-cell office:value-type="string">
            <text:p>6-methylheptyl 14-methyl-4,4-dioctyl-7-oxo-8-oxa-3,5-dithia-4-stannapentadecan-1-oate</text:p>
          </table:table-cell>
          <table:table-cell office:value-type="string">
            <text:p>26401-97-8</text:p>
          </table:table-cell>
          <table:table-cell office:value-type="string">
            <text:p>Diisooctyl 2,2'-[(dioctylstannylene)bis(thio)]diacetate; 26401-97-8 &lt;a title="26401-97-8 at PubChem" class="synonym_ref" href="http://www.ncbi.nlm.nih.gov/sites/entrez?db=pccompound&amp;amp;term=26401-97-8" target="reference" onclick="partnerLink(1,'PubChem','link');"&gt;[RN]&lt;/a&gt;; 6-Methylheptyl 14-methyl-4,4-dioctyl-7-oxo-8-oxa-3,5-dithia-4-stannapentadecan-1-oate; 8-oxa-3,5-dithia-4-stannapentadecan-1-oic acid, 14-methyl-4,4-dioctyl-7-oxo-, 6-methylheptyl ester; Acetic acid, 2,2'-[(dioctylstannylene)bis(thio)]bis-, diisooctyl ester; Di(N-octyl)tin-S,S'-bis(isooctylmercaptoacetate); 247-666-0 &lt;a title="247-666-0 at European chemical Substances Information System" class="synonym_ref" href="http://ecb.jrc.it/esis/index.php?GENRE=ECNO&amp;amp;ENTREE=247-666-0" target="reference"&gt;[EINECS/ELINCS]&lt;/a&gt;</text:p>
          </table:table-cell>
          <table:table-cell table:number-columns-repeated="2"/>
          <table:table-cell office:value-type="string">
            <text:p>http://www.chemspider.com/Chemical-Structure.17215665.html</text:p>
          </table:table-cell>
          <table:table-cell office:value-type="string">
            <text:p>http://www.chemspider.com/ImagesHandler.ashx?id=17215665&amp;w=640&amp;h=480</text:p>
          </table:table-cell>
          <table:table-cell office:value-type="string">
            <text:p>organotin</text:p>
          </table:table-cell>
          <table:table-cell office:value-type="float" office:value="646">
            <text:p>646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048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0)</text:p>
          </table:table-cell>
          <table:table-cell office:value-type="float" office:value="0.006">
            <text:p>0.01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751.794">
            <text:p>751.7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1.72154e+007</text:p>
          </table:table-cell>
          <table:table-cell office:value-type="string">
            <text:p>InChI=1S/2C10H20O2S.2CH3.Sn/c2*1-9(2)6-4-3-5-7-12-10(11)8-13;;;/h2*9,13H,3-8H2,1-2H3;2*1H3;/q;;;;+2/p-2</text:p>
          </table:table-cell>
          <table:table-cell office:value-type="string">
            <text:p>IRFPIPNMASANJY-UHFFFAOYSA-L</text:p>
          </table:table-cell>
          <table:table-cell office:value-type="string">
            <text:p>O=C(CS[Sn](C)(C)SCC(=O)OCCCCCC(C)C)OCCCCCC(C)C</text:p>
          </table:table-cell>
          <table:table-cell office:value-type="string">
            <text:p>6-methylheptyl 4,4,14-trimethyl-7-oxo-8-oxa-3,5-dithia-4-stannapentadecan-1-oate</text:p>
          </table:table-cell>
          <table:table-cell office:value-type="string">
            <text:p>26636-01-1</text:p>
          </table:table-cell>
          <table:table-cell office:value-type="string">
            <text:p>247-862-6 &lt;a title="247-862-6 at European chemical Substances Information System" class="synonym_ref" href="http://ecb.jrc.it/esis/index.php?GENRE=ECNO&amp;amp;ENTREE=247-862-6" target="reference"&gt;[EINECS/ELINCS]&lt;/a&gt;; 26636-01-1 &lt;a title="26636-01-1 at PubChem" class="synonym_ref" href="http://www.ncbi.nlm.nih.gov/sites/entrez?db=pccompound&amp;amp;term=26636-01-1" target="reference" onclick="partnerLink(1,'PubChem','link');"&gt;[RN]&lt;/a&gt;; 6-methylheptyl 4,4,14-trimethyl-7-oxo-8-oxa-3,5-dithia-4-stannapentadecan-1-oate; 8-oxa-3,5-dithia-4-stannapentadecan-1-oic acid, 4,4,14-trimethyl-7-oxo-, 6-methylheptyl ester; Acetic acid, 2,2'-[(dimethylstannylene)bis(thio)]bis-, diisooctyl ester; diisooctyl 2,2'-[(dimethylstannylene)bis(thio)]diacetate</text:p>
          </table:table-cell>
          <table:table-cell table:number-columns-repeated="2"/>
          <table:table-cell office:value-type="string">
            <text:p>http://www.chemspider.com/Chemical-Structure.17215445.html</text:p>
          </table:table-cell>
          <table:table-cell office:value-type="string">
            <text:p>http://www.chemspider.com/ImagesHandler.ashx?id=17215445&amp;w=640&amp;h=480</text:p>
          </table:table-cell>
          <table:table-cell office:value-type="string">
            <text:p>organotin</text:p>
          </table:table-cell>
          <table:table-cell office:value-type="float" office:value="650">
            <text:p>65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960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9)</text:p>
          </table:table-cell>
          <table:table-cell office:value-type="float" office:value="0.18">
            <text:p>0.18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555.422">
            <text:p>555.4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84048">
            <text:p>84048</text:p>
          </table:table-cell>
          <table:table-cell office:value-type="string">
            <text:p>InChI=1S/C33H50O6P2/c1-29(2,3)23-13-15-27(25(17-23)31(7,8)9)38-40-34-19-33(20-35-40)21-36-41(37-22-33)39-28-16-14-24(30(4,5)6)18-26(28)32(10,11)12/h13-18H,19-22H2,1-12H3</text:p>
          </table:table-cell>
          <table:table-cell office:value-type="string">
            <text:p>AIBRSVLEQRWAEG-UHFFFAOYSA-N</text:p>
          </table:table-cell>
          <table:table-cell office:value-type="string">
            <text:p>O2P(Oc1ccc(cc1C(C)(C)C)C(C)(C)C)OCC3(C2)COP(OC3)Oc4ccc(cc4C(C)(C)C)C(C)(C)C</text:p>
          </table:table-cell>
          <table:table-cell office:value-type="string">
            <text:p>3,9-bis(2,4-di-tert-butylphenoxy)-2,4,8,10-tetraoxa-3,9-diphosphaspiro[5.5]undecane</text:p>
          </table:table-cell>
          <table:table-cell office:value-type="string">
            <text:p>106234-83-7; 26741-53-7; 87498-44-0</text:p>
          </table:table-cell>
          <table:table-cell office:value-type="string">
            <text:p>2,4,8,10-Tetraoxa-3,9-diphosphaspiro[5.5]undecane, 3,9-bis[2,4-bis(1,1-dimethylethyl)phenoxy]-; 247-952-5 &lt;a title="247-952-5 at European chemical Substances Information System" class="synonym_ref" href="http://ecb.jrc.it/esis/index.php?GENRE=ECNO&amp;amp;ENTREE=247-952-5" target="reference"&gt;[EINECS/ELINCS]&lt;/a&gt;; 26741-53-7 &lt;a title="26741-53-7 at PubChem" class="synonym_ref" href="http://www.ncbi.nlm.nih.gov/sites/entrez?db=pccompound&amp;amp;term=26741-53-7" target="reference" onclick="partnerLink(1,'PubChem','link');"&gt;[RN]&lt;/a&gt;; 106234-83-7 &lt;a title="106234-83-7 at PubChem" class="synonym_ref" href="http://www.ncbi.nlm.nih.gov/sites/entrez?db=pccompound&amp;amp;term=106234-83-7" target="reference" onclick="partnerLink(1,'PubChem','link');"&gt;[RN]&lt;/a&gt;; 2,4,8,10-Tetraoxa-3,9-diphosphaspiro(5.5)undecane, 3,9-bis(2,4-bis(1,1-dimethylethyl)phenoxy)-; 3,9-Bis(2,4-di-tert-butylphenoxy)-2,4,8,10-tetraoxa-3,9-diphosphaspiro(5.5)undecane; 3,9-bis(2,4-ditert-butylphenoxy)-2,4,8,10-tetraoxa-3,9-diphosphaspiro[5.5]undecane; 3,9-bis(2,4-di-tert-butylphenoxy)-2,4,8,10-tetraoxa-3,9-diphosphaspiro[5.5]undecane; 87498-44-0 &lt;a title="87498-44-0 at PubChem" class="synonym_ref" href="http://www.ncbi.nlm.nih.gov/sites/entrez?db=pccompound&amp;amp;term=87498-44-0" target="reference" onclick="partnerLink(1,'PubChem','link');"&gt;[RN]&lt;/a&gt;; Antioxidant 24; Bis(2,4-di-tert-butylphenyl)pentaerythritol diphosphite; MARK PEP 24; Phosphorous acid, cyclic neopentanetetrayl bis(2,4-di-tert-butylphenyl) ester; Phosphorous acid, cyclic neopentanetetrayl bis(2,4-di-tert-butylphenyl)ester; Ultranox 624; Ultranox 626; Weston 626; Weston MDW 626; BRN 4773772</text:p>
          </table:table-cell>
          <table:table-cell table:number-columns-repeated="2"/>
          <table:table-cell office:value-type="string">
            <text:p>http://www.chemspider.com/Chemical-Structure.84048.html</text:p>
          </table:table-cell>
          <table:table-cell office:value-type="string">
            <text:p>http://www.chemspider.com/ImagesHandler.ashx?id=84048&amp;w=640&amp;h=480</text:p>
          </table:table-cell>
          <table:table-cell office:value-type="string">
            <text:p>phosphite-phosphonite</text:p>
          </table:table-cell>
          <table:table-cell office:value-type="float" office:value="652">
            <text:p>652</text:p>
          </table:table-cell>
          <table:table-cell office:value-type="string">
            <text:p>irgafos 126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820</text:p>
          </table:table-cell>
          <table:table-cell office:value-type="string">
            <text:p>LLDPE;LDPE;MDPE;HDPE;PP;PB;PS;HIPS;SAN;uPVC;pPVC;PVDC;EVA;PA6;PA66;PA12;PC;PU;PET;PBT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6">
            <text:p>0.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604.694">
            <text:p>604.6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1.07988e+007</text:p>
          </table:table-cell>
          <table:table-cell office:value-type="string">
            <text:p>InChI=1S/3C10H20O2S.C8H17.Sn/c3*1-3-5-6-9(4-2)7-12-10(11)8-13;1-3-5-7-8-6-4-2;/h3*9,13H,3-8H2,1-2H3;1,3-8H2,2H3;/q;;;;+3/p-3</text:p>
          </table:table-cell>
          <table:table-cell office:value-type="string">
            <text:p>VHKGIWUCVBAITR-UHFFFAOYSA-K</text:p>
          </table:table-cell>
          <table:table-cell office:value-type="string">
            <text:p>O=C(CS[Sn](SCC(=O)OCC(CC)CCCC)(CCCCCCCC)SCC(=O)OCC(CC)CCCC)OCC(CC)CCCC</text:p>
          </table:table-cell>
          <table:table-cell office:value-type="string">
            <text:p>2-ethylhexyl 10-ethyl-4-({2-[(2-ethylhexyl)oxy]-2-oxoethyl}sulfanyl)-4-octyl-7-oxo-8-oxa-3,5-dithia-4-stannatetradecan-1-oate</text:p>
          </table:table-cell>
          <table:table-cell office:value-type="string">
            <text:p>27107-89-7</text:p>
          </table:table-cell>
          <table:table-cell office:value-type="string">
            <text:p>Octyltin tris(2-ethylhexyl mercaptoacetate); 27107-89-7 &lt;a title="27107-89-7 at PubChem" class="synonym_ref" href="http://www.ncbi.nlm.nih.gov/sites/entrez?db=pccompound&amp;amp;term=27107-89-7" target="reference" onclick="partnerLink(1,'PubChem','link');"&gt;[RN]&lt;/a&gt;; 2-Ethylhexyl 10-ethyl-4-({2-[(2-ethylhexyl)oxy]-2-oxoethyl}sulfanyl)-4-octyl-7-oxo-8-oxa-3,5-dithia-4-stannatetradecan-1-oate; 2-ethylhexyl 10-ethyl-4-({2-[(2-ethylhexyl)oxy]-2-oxoethyl}thio)-4-octyl-7-oxo-8-oxa-3,5-dithia-4-stannatetradecan-1-oate; 8-oxa-3,5-dithia-4-stannatetradecan-1-oic acid, 10-ethyl-4-[[2-[(2-ethylhexyl)oxy]-2-oxoethyl]thio]-4-octyl-7-oxo-, 2-ethylhexyl ester; 8-Oxa-3,5-dithia-4-stannatetradecanoic acid, 10-ethyl-4-[[2-[(2-ethylhexyl)oxy]-2-oxoethyl]thio]-4-octyl-7-oxo-, 2-ethylhexyl ester; 248-227-6 &lt;a title="248-227-6 at European chemical Substances Information System" class="synonym_ref" href="http://ecb.jrc.it/esis/index.php?GENRE=ECNO&amp;amp;ENTREE=248-227-6" target="reference"&gt;[EINECS/ELINCS]&lt;/a&gt;; 2-Ethylhexyl 10-ethyl-4-((2-((2-ethylhexyl)oxy)-2-oxoethyl)thio)-4-octyl-7-oxo-8-oxa-3,5-dithia-4-stannatetradecanoate; 2-ethylhexyl 10-ethyl-4-[[2-[(2-ethylhexyl)oxy]-2-oxoethyl]thio]-4-octyl-7-oxo-8-oxa-3,5-dithia-4-stannatetradecanoate; 8-Oxa-3,5-dithia-4-stannatetradecanoic acid, 10-ethyl-4-((2-((2-ethylhexyl)oxy)-2-oxoethyl)thio)-4-octyl-7-oxo-, 2-ethylhexyl ester; Acetic acid, ((octylstannylidyne)trithio)tri-, tris(2-ethylhexyl) ester; Acetic acid, ((octylstannylidyne)trithio)tris-,tris(2-ethylhexyl) ester; EINECS 248-227-6; Mono-n-octyl-tin-tris-(2-ethylhexylmercaptoacetate); Octyltintris(2-ethylhexyl mercaptoacetate); Octyltris(2-ethylhexyloxycarbonylmethylthio)stannane; Stannane, octyltris(2-ethylhexyloxycarbonylmethylthio)-; Tin, octyl-, tris(isooctylthio glycollate)</text:p>
          </table:table-cell>
          <table:table-cell table:number-columns-repeated="2"/>
          <table:table-cell office:value-type="string">
            <text:p>http://www.chemspider.com/Chemical-Structure.10798827.html</text:p>
          </table:table-cell>
          <table:table-cell office:value-type="string">
            <text:p>http://www.chemspider.com/ImagesHandler.ashx?id=10798827&amp;w=640&amp;h=480</text:p>
          </table:table-cell>
          <table:table-cell office:value-type="string">
            <text:p>organotin</text:p>
          </table:table-cell>
          <table:table-cell office:value-type="float" office:value="657">
            <text:p>657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768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1)</text:p>
          </table:table-cell>
          <table:table-cell office:value-type="float" office:value="1.2">
            <text:p>1.2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841.896">
            <text:p>841.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84061">
            <text:p>84061</text:p>
          </table:table-cell>
          <table:table-cell office:value-type="string">
            <text:p>InChI=1S/C48H69N3O6/c1-43(2,3)31-19-28(20-32(37(31)52)44(4,5)6)25-49-40(55)50(26-29-21-33(45(7,8)9)38(53)34(22-29)46(10,11)12)42(57)51(41(49)56)27-30-23-35(47(13,14)15)39(54)36(24-30)48(16,17)18/h19-24,52-54H,25-27H2,1-18H3</text:p>
          </table:table-cell>
          <table:table-cell office:value-type="string">
            <text:p>VNQNXQYZMPJLQX-UHFFFAOYSA-N</text:p>
          </table:table-cell>
          <table:table-cell office:value-type="string">
            <text:p>O=C1N(C(=O)N(C(=O)N1Cc2cc(c(O)c(c2)C(C)(C)C)C(C)(C)C)Cc3cc(c(O)c(c3)C(C)(C)C)C(C)(C)C)Cc4cc(c(O)c(c4)C(C)(C)C)C(C)(C)C</text:p>
          </table:table-cell>
          <table:table-cell office:value-type="string">
            <text:p>1,3,5-tris(3,5-di-tert-butyl-4-hydroxybenzyl)-1,3,5-triazinane-2,4,6-trione</text:p>
          </table:table-cell>
          <table:table-cell office:value-type="string">
            <text:p>113570-76-6; 132420-39-4; 27676-62-6; 72750-69-7</text:p>
          </table:table-cell>
          <table:table-cell office:value-type="string">
            <text:p>1,3,5-triazine-2,4,6(1H,3H,5H)-trione, 1,3,5-tris[[3,5-bis(1,1-dimethylethyl)-4-hydroxyphenyl]methyl]-; 1,3,5-Tris(3,5-di-tert-butyl-4-hydroxybenzyl)-1,3,5-triazinane-2,4,6-trione; 248-597-9 &lt;a title="248-597-9 at European chemical Substances Information System" class="synonym_ref" href="http://ecb.jrc.it/esis/index.php?GENRE=ECNO&amp;amp;ENTREE=248-597-9" target="reference"&gt;[EINECS/ELINCS]&lt;/a&gt;; 1,3,5-Triazine-2,4,6(1H,3H,5H)-trione, 1,3,5-tris((3,5-bis(1,1-dimethylethyl)-4-hydroxyphenyl)methyl)-; 1,3,5-Tris(3,5-di-tert-butyl-4-hydroxybenzyl)-1,3,5-triazine-2,4,6(1H,3H,5H)-trione; 1,3,5-tris{[3,5-bis(tert-butyl)-4-hydroxyphenyl]methyl}-1,3,5-triazaperhydroine-2,4,6-trione; 113570-76-6 &lt;a title="113570-76-6 at PubChem" class="synonym_ref" href="http://www.ncbi.nlm.nih.gov/sites/entrez?db=pccompound&amp;amp;term=113570-76-6" target="reference" onclick="partnerLink(1,'PubChem','link');"&gt;[RN]&lt;/a&gt;; 132420-39-4 &lt;a title="132420-39-4 at PubChem" class="synonym_ref" href="http://www.ncbi.nlm.nih.gov/sites/entrez?db=pccompound&amp;amp;term=132420-39-4" target="reference" onclick="partnerLink(1,'PubChem','link');"&gt;[RN]&lt;/a&gt;; 27676-62-6 &lt;a title="27676-62-6 at PubChem" class="synonym_ref" href="http://www.ncbi.nlm.nih.gov/sites/entrez?db=pccompound&amp;amp;term=27676-62-6" target="reference" onclick="partnerLink(1,'PubChem','link');"&gt;[RN]&lt;/a&gt;; 72750-69-7 &lt;a title="72750-69-7 at PubChem" class="synonym_ref" href="http://www.ncbi.nlm.nih.gov/sites/entrez?db=pccompound&amp;amp;term=72750-69-7" target="reference" onclick="partnerLink(1,'PubChem','link');"&gt;[RN]&lt;/a&gt;; Goodrite 3114; s-Triazine-2,4,6(1H,3H,5H)-trione, 1,3,5-tris(3,5-di-tert-butyl-4-hydroxybenzyl)-; Tris(3,5-di-tert-butyl-4-hydroxybenzyl) isocyanurate</text:p>
          </table:table-cell>
          <table:table-cell table:number-columns-repeated="2"/>
          <table:table-cell office:value-type="string">
            <text:p>http://www.chemspider.com/Chemical-Structure.84061.html</text:p>
          </table:table-cell>
          <table:table-cell office:value-type="string">
            <text:p>http://www.chemspider.com/ImagesHandler.ashx?id=84061&amp;w=640&amp;h=480</text:p>
          </table:table-cell>
          <table:table-cell office:value-type="string">
            <text:p>phenol</text:p>
          </table:table-cell>
          <table:table-cell office:value-type="float" office:value="661">
            <text:p>661</text:p>
          </table:table-cell>
          <table:table-cell office:value-type="string">
            <text:p>irganox 3114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5360</text:p>
          </table:table-cell>
          <table:table-cell office:value-type="string">
            <text:p>LLDPE;LDPE;MDPE;HDPE;PP;PB;PS;HIPS;SAN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784.078">
            <text:p>784.08</text:p>
          </table:table-cell>
          <table:table-cell office:value-type="float" office:value="10.34">
            <text:p>10.34</text:p>
          </table:table-cell>
          <table:table-cell office:value-type="float" office:value="757.9">
            <text:p>757.9</text:p>
          </table:table-cell>
          <table:table-cell office:value-type="string">
            <text:p>8.89e-024</text:p>
          </table:table-cell>
        </table:table-row>
        <table:table-row table:style-name="ro3">
          <table:table-cell office:value-type="float" office:value="82711">
            <text:p>82711</text:p>
          </table:table-cell>
          <table:table-cell office:value-type="string">
            <text:p>InChI=1S/C42H63O3P/c1-37(2,3)28-19-22-34(31(25-28)40(10,11)12)43-46(44-35-23-20-29(38(4,5)6)26-32(35)41(13,14)15)45-36-24-21-30(39(7,8)9)27-33(36)42(16,17)18/h19-27H,1-18H3</text:p>
          </table:table-cell>
          <table:table-cell office:value-type="string">
            <text:p>JKIJEFPNVSHHEI-UHFFFAOYSA-N</text:p>
          </table:table-cell>
          <table:table-cell office:value-type="string">
            <text:p>O(P(Oc1ccc(cc1C(C)(C)C)C(C)(C)C)Oc2ccc(cc2C(C)(C)C)C(C)(C)C)c3ccc(cc3C(C)(C)C)C(C)(C)C</text:p>
          </table:table-cell>
          <table:table-cell office:value-type="string">
            <text:p>tris(2,4-di-tert-butylphenyl) phosphite</text:p>
          </table:table-cell>
          <table:table-cell office:value-type="string">
            <text:p>104381-89-7; 31570-04-4; 69344-92-9</text:p>
          </table:table-cell>
          <table:table-cell office:value-type="string">
            <text:p>Tris(2,4-di-tert-butylphenyl) Phosphite; Tris(2,4-ditert-butylphenyl)phosphite; Tris[2,4-bis(2-methyl-2-propanyl)phenyl] phosphite; 104381-89-7 &lt;a title="104381-89-7 at PubChem" class="synonym_ref" href="http://www.ncbi.nlm.nih.gov/sites/entrez?db=pccompound&amp;amp;term=104381-89-7" target="reference" onclick="partnerLink(1,'PubChem','link');"&gt;[RN]&lt;/a&gt;; 250-709-6 &lt;a title="250-709-6 at European chemical Substances Information System" class="synonym_ref" href="http://ecb.jrc.it/esis/index.php?GENRE=ECNO&amp;amp;ENTREE=250-709-6" target="reference"&gt;[EINECS/ELINCS]&lt;/a&gt;; 31570-04-4 &lt;a title="31570-04-4 at PubChem" class="synonym_ref" href="http://www.ncbi.nlm.nih.gov/sites/entrez?db=pccompound&amp;amp;term=31570-04-4" target="reference" onclick="partnerLink(1,'PubChem','link');"&gt;[RN]&lt;/a&gt;; 69344-92-9 &lt;a title="69344-92-9 at PubChem" class="synonym_ref" href="http://www.ncbi.nlm.nih.gov/sites/entrez?db=pccompound&amp;amp;term=69344-92-9" target="reference" onclick="partnerLink(1,'PubChem','link');"&gt;[RN]&lt;/a&gt;; Irgafos 168; PHENOL, 2,4-BIS(1,1-DIMETHYLETHYL)-, PHOSPHITE (3:1); TRIS(2,4-DI-t-BUTYLPHENYL)PHOSPHITE; Tris(2,4-ditert-butylphenyl) phosphite; Tris(2,4-di-tert-butylphenyl)phosphit; tris(2,4-di-tert-butylphenyl)phosphite; tris[2,4-bis(tert-butyl)phenoxy]phosphine; 441791_ALDRICH</text:p>
          </table:table-cell>
          <table:table-cell table:number-columns-repeated="2"/>
          <table:table-cell office:value-type="string">
            <text:p>http://www.chemspider.com/Chemical-Structure.82711.html</text:p>
          </table:table-cell>
          <table:table-cell office:value-type="string">
            <text:p>http://www.chemspider.com/ImagesHandler.ashx?id=82711&amp;w=640&amp;h=480</text:p>
          </table:table-cell>
          <table:table-cell office:value-type="string">
            <text:p>phosphite-phosphonite</text:p>
          </table:table-cell>
          <table:table-cell office:value-type="float" office:value="671">
            <text:p>671</text:p>
          </table:table-cell>
          <table:table-cell office:value-type="string">
            <text:p>irgafos 168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74240</text:p>
          </table:table-cell>
          <table:table-cell office:value-type="string">
            <text:p>LLDPE;LDPE;MDPE;HDPE;PP;PB;PS;HIPS;SAN;uPVC;pPVC;PVDC;EVA;PET;PBT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646.922">
            <text:p>646.9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109542">
            <text:p>109542</text:p>
          </table:table-cell>
          <table:table-cell office:value-type="string">
            <text:p>InChI=1S/C50H66O8/c1-45(2,3)35-25-31(15-19-39(35)51)49(13,32-16-20-40(52)36(26-32)46(4,5)6)29-43(55)57-23-24-58-44(56)30-50(14,33-17-21-41(53)37(27-33)47(7,8)9)34-18-22-42(54)38(28-34)48(10,11)12/h15-22,25-28,51-54H,23-24,29-30H2,1-14H3</text:p>
          </table:table-cell>
          <table:table-cell office:value-type="string">
            <text:p>JOWXNCPELQZFHF-UHFFFAOYSA-N</text:p>
          </table:table-cell>
          <table:table-cell office:value-type="string">
            <text:p>O=C(OCCOC(=O)CC(c1ccc(O)c(c1)C(C)(C)C)(c2ccc(O)c(c2)C(C)(C)C)C)CC(c3ccc(O)c(c3)C(C)(C)C)(c4ccc(O)c(c4)C(C)(C)C)C</text:p>
          </table:table-cell>
          <table:table-cell office:value-type="string">
            <text:p>ethane-1,2-diyl bis[3,3-bis(3-tert-butyl-4-hydroxyphenyl)butanoate]</text:p>
          </table:table-cell>
          <table:table-cell office:value-type="string">
            <text:p>159394-41-9; 32509-66-3</text:p>
          </table:table-cell>
          <table:table-cell office:value-type="string">
            <text:p>251-073-2 &lt;a title="251-073-2 at European chemical Substances Information System" class="synonym_ref" href="http://ecb.jrc.it/esis/index.php?GENRE=ECNO&amp;amp;ENTREE=251-073-2" target="reference"&gt;[EINECS/ELINCS]&lt;/a&gt;; benzenepropanoic acid, 3-(1,1-dimethylethyl)--[3-(1,1-dimethylethyl)-4-hydroxyphenyl]-4-hydroxy--methyl-, 1,2-ethanediyl ester; Ethane-1,2-diyl bis[3,3-bis(3-tert-butyl-4-hydroxyphenyl)butanoate]; Ethylene bis(3,3-bis(3-tert-butyl-4-hydroxyphenyl)butyrate); 159394-41-9 &lt;a title="159394-41-9 at PubChem" class="synonym_ref" href="http://www.ncbi.nlm.nih.gov/sites/entrez?db=pccompound&amp;amp;term=159394-41-9" target="reference" onclick="partnerLink(1,'PubChem','link');"&gt;[RN]&lt;/a&gt;; 32509-66-3 &lt;a title="32509-66-3 at PubChem" class="synonym_ref" href="http://www.ncbi.nlm.nih.gov/sites/entrez?db=pccompound&amp;amp;term=32509-66-3" target="reference" onclick="partnerLink(1,'PubChem','link');"&gt;[RN]&lt;/a&gt;; Benzenepropanoic acid, 3-(1,1-dimethylethyl)--(3-(1,1-dimethylethyl)-4-hydroxyphenyl)-4-hydroxy--methyl-, 1,2-ethanediyl ester; ethylene bis[3,3-bis(3-tert-butyl-4-hydroxyphenyl)butyrate]</text:p>
          </table:table-cell>
          <table:table-cell table:number-columns-repeated="2"/>
          <table:table-cell office:value-type="string">
            <text:p>http://www.chemspider.com/Chemical-Structure.109542.html</text:p>
          </table:table-cell>
          <table:table-cell office:value-type="string">
            <text:p>http://www.chemspider.com/ImagesHandler.ashx?id=109542&amp;w=640&amp;h=480</text:p>
          </table:table-cell>
          <table:table-cell office:value-type="string">
            <text:p>phenol</text:p>
          </table:table-cell>
          <table:table-cell office:value-type="float" office:value="673">
            <text:p>673</text:p>
          </table:table-cell>
          <table:table-cell office:value-type="string">
            <text:p>hostanox 03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3670</text:p>
          </table:table-cell>
          <table:table-cell office:value-type="string">
            <text:p>LLDPE;LDPE;MDPE;HDPE;PP;PB;PS;HIPS;SAN;uPVC;pPVC;PVDC;EVA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795.054">
            <text:p>795.05</text:p>
          </table:table-cell>
          <table:table-cell office:value-type="float" office:value="11.62">
            <text:p>11.62</text:p>
          </table:table-cell>
          <table:table-cell office:value-type="float" office:value="802.7">
            <text:p>802.7</text:p>
          </table:table-cell>
          <table:table-cell office:value-type="string">
            <text:p>8.56e-027</text:p>
          </table:table-cell>
        </table:table-row>
        <table:table-row table:style-name="ro3">
          <table:table-cell office:value-type="float" office:value="55777">
            <text:p>55777</text:p>
          </table:table-cell>
          <table:table-cell office:value-type="string">
            <text:p>InChI=1S/C34H52N2O4/c1-31(2,3)23-17-21(18-24(29(23)39)32(4,5)6)13-15-27(37)35-36-28(38)16-14-22-19-25(33(7,8)9)30(40)26(20-22)34(10,11)12/h17-20,39-40H,13-16H2,1-12H3,(H,35,37)(H,36,38)</text:p>
          </table:table-cell>
          <table:table-cell office:value-type="string">
            <text:p>HCILJBJJZALOAL-UHFFFAOYSA-N</text:p>
          </table:table-cell>
          <table:table-cell office:value-type="string">
            <text:p>O=C(NNC(=O)CCc1cc(c(O)c(c1)C(C)(C)C)C(C)(C)C)CCc2cc(c(O)c(c2)C(C)(C)C)C(C)(C)C</text:p>
          </table:table-cell>
          <table:table-cell office:value-type="string">
            <text:p>3-(3,5-di-tert-butyl-4-hydroxyphenyl)-N'-[3-(3,5-di-tert-butyl-4-hydroxyphenyl)propanoyl]propanehydrazide</text:p>
          </table:table-cell>
          <table:table-cell office:value-type="string">
            <text:p>32687-78-8; 77137-59-8</text:p>
          </table:table-cell>
          <table:table-cell office:value-type="string">
            <text:p>bis(3,5-Di-tert-butyl-4-hydroxyhydrocinnamoyl)hydrazine; 3-(3,5-di-tert-butyl-4-hydroxyphenyl)-N'-[3-(3,5-di-tert-butyl-4-hydroxyphenyl)propanoyl]propanehydrazide; 3-(3,5-di-tert-butyl-4-hydroxyphenyl)-N'-[3-(3,5-di-tert-butyl-4-hydroxyphenyl)propanoyl]propanohydrazide; 3-[4-Hydroxy-3,5-bis(2-methyl-2-propanyl)phenyl]-N'-{3-[4-hydroxy-3,5-bis(2-methyl-2-propanyl)phenyl]propanoyl}propanehydrazide; 32687-78-8 &lt;a title="32687-78-8 at PubChem" class="synonym_ref" href="http://www.ncbi.nlm.nih.gov/sites/entrez?db=pccompound&amp;amp;term=32687-78-8" target="reference" onclick="partnerLink(1,'PubChem','link');"&gt;[RN]&lt;/a&gt;; benzenepropanoic acid, 3,5-bis(1,1-dimethylethyl)-4-hydroxy-, 2-[3-[3,5-bis(1,1-dimethylethyl)-4-hydroxyphenyl]-1-oxopropyl]hydrazide; 1,2-Bis(3,5-di-tert-butyl-4-hydroxyhydrocinnamoyl)hydrazide; 2-(3-(3,5-Bis(1,1-dimethylethyl)-4-hydroxyphenyl)-1-oxopropyl)hydrazide; 2',3-Bis((3-(3,5-di-tert-butyl-4-hydroxyphenyl)propionyl))propionohydrazide; 2',3-bis[[3-[3,5-di-tert-butyl-4-hydroxyphenyl]propionyl]]propionohydrazide; 251-156-3 &lt;a title="251-156-3 at European chemical Substances Information System" class="synonym_ref" href="http://ecb.jrc.it/esis/index.php?GENRE=ECNO&amp;amp;ENTREE=251-156-3" target="reference"&gt;[EINECS/ELINCS]&lt;/a&gt;; 3-[3,5-bis(tert-butyl)-4-hydroxyphenyl]-N-{3-[3,5-bis(tert-butyl)-4-hydroxyphenyl]propanoylamino}propanamide; 77137-59-8 &lt;a title="77137-59-8 at PubChem" class="synonym_ref" href="http://www.ncbi.nlm.nih.gov/sites/entrez?db=pccompound&amp;amp;term=77137-59-8" target="reference" onclick="partnerLink(1,'PubChem','link');"&gt;[RN]&lt;/a&gt;; Benzenepropanoic acid, 3,5-bis(1,1-dimethylethyl)-4-hydroxy-, 2-(3-(3,5-bis(1,1-dimethylethyl)-4-hydroxyphenyl)-1-oxopropyl)hydrazide; hydrazide &lt;a title="hydrazide at Wikipedia" class="synonym_ref" href="http://en.wikipedia.org/wiki/hydrazide" target="reference" onclick="wikipediaPartnerLink();"&gt;[Wiki]&lt;/a&gt;; Hydrazine, 1,2-bis(3,5-di-tert-butyl-4-hydroxyhydrocinnamoyl)-; Icganox 1024; Irganox 1024; Irganox MD 1024; N,N'-Bis(3-(3,5-di-tert-butyl-4-hydroxyphenyl)propionyl)hydrazine; N,N'-Bis(3-(3',5'-di-tert-butyl-4'-hydroxyphenyl)propionyl)hydrazine; MD 1024</text:p>
          </table:table-cell>
          <table:table-cell table:number-columns-repeated="2"/>
          <table:table-cell office:value-type="string">
            <text:p>http://www.chemspider.com/Chemical-Structure.55777.html</text:p>
          </table:table-cell>
          <table:table-cell office:value-type="string">
            <text:p>http://www.chemspider.com/ImagesHandler.ashx?id=55777&amp;w=640&amp;h=480</text:p>
          </table:table-cell>
          <table:table-cell office:value-type="string">
            <text:p>NaN</text:p>
          </table:table-cell>
          <table:table-cell office:value-type="float" office:value="675">
            <text:p>675</text:p>
          </table:table-cell>
          <table:table-cell office:value-type="string">
            <text:p>irganox MD 1024 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800</text:p>
          </table:table-cell>
          <table:table-cell office:value-type="string">
            <text:p>LLDPE;LDPE;MDPE;HDPE;PP;PB;PS;HIPS;S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MD</text:p>
          </table:table-cell>
          <table:table-cell office:value-type="float" office:value="552.788">
            <text:p>552.79</text:p>
          </table:table-cell>
          <table:table-cell office:value-type="float" office:value="8.37">
            <text:p>8.37</text:p>
          </table:table-cell>
          <table:table-cell office:value-type="float" office:value="652.6">
            <text:p>652.6</text:p>
          </table:table-cell>
          <table:table-cell office:value-type="string">
            <text:p>1.24e-017</text:p>
          </table:table-cell>
        </table:table-row>
        <table:table-row table:style-name="ro3">
          <table:table-cell office:value-type="string">
            <text:p>4.94259e+006</text:p>
          </table:table-cell>
          <table:table-cell office:value-type="string">
            <text:p>InChI=1S/2C12H20O4.2C8H17.Sn/c2*1-10(2)6-4-3-5-9-16-12(15)8-7-11(13)14;2*1-3-5-7-8-6-4-2;/h2*7-8,10H,3-6,9H2,1-2H3,(H,13,14);2*1,3-8H2,2H3;/b2*8-7+;;;</text:p>
          </table:table-cell>
          <table:table-cell office:value-type="string">
            <text:p>RMBUQLFZMAIZKC-FTHVFMQUSA-N</text:p>
          </table:table-cell>
          <table:table-cell office:value-type="string">
            <text:p>O=C(O)\C=C\C(=O)OCCCCCC(C)C.O=C(O)\C=C\C(=O)OCCCCCC(C)C.[Sn](CCCCCCCC)CCCCCCCC</text:p>
          </table:table-cell>
          <table:table-cell office:value-type="string">
            <text:p>(2E)-4-[(6-methylheptyl)oxy]-4-oxobut-2-enoic acid - dioctyl-2-stannane (2:1)</text:p>
          </table:table-cell>
          <table:table-cell office:value-type="string">
            <text:p>33568-99-9</text:p>
          </table:table-cell>
          <table:table-cell office:value-type="string">
            <text:p>251-576-7 &lt;a title="251-576-7 at European chemical Substances Information System" class="synonym_ref" href="http://ecb.jrc.it/esis/index.php?GENRE=ECNO&amp;amp;ENTREE=251-576-7" target="reference"&gt;[EINECS/ELINCS]&lt;/a&gt;; 2-Butanoic acid, 4,4'-((dioctylstannylene)bis(oxy))bis(4-oxo-, diisooctyl ester, (Z,Z)-; 2-Butenoic acid, 4,4'-((dioctylstannylene)bis(oxy))bis(4-oxo-, diisooctyl ester, (2Z,2'Z)-; 33568-99-9 &lt;a title="33568-99-9 at PubChem" class="synonym_ref" href="http://www.ncbi.nlm.nih.gov/sites/entrez?db=pccompound&amp;amp;term=33568-99-9" target="reference" onclick="partnerLink(1,'PubChem','link');"&gt;[RN]&lt;/a&gt;; Diisooctyl 4,4'-((dioctylstannylene)bis(oxy))bis(4-oxoisocrotonate); Dioctylbis(isooctyl maleate)tin; Dioctyltinbis(isooctyl maleate); Stannane, bis((3-carboxyacryloyl)oxy)dioctyl-, diisooctyl ester, (Z,Z)- (8CI); Stannane, bis(isooctyloxymaleoyloxy)dioctyl-</text:p>
          </table:table-cell>
          <table:table-cell table:number-columns-repeated="2"/>
          <table:table-cell office:value-type="string">
            <text:p>http://www.chemspider.com/Chemical-Structure.4942589.html</text:p>
          </table:table-cell>
          <table:table-cell office:value-type="string">
            <text:p>http://www.chemspider.com/ImagesHandler.ashx?id=4942589&amp;w=640&amp;h=480</text:p>
          </table:table-cell>
          <table:table-cell office:value-type="string">
            <text:p>organotin</text:p>
          </table:table-cell>
          <table:table-cell office:value-type="float" office:value="676">
            <text:p>676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040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0)</text:p>
          </table:table-cell>
          <table:table-cell office:value-type="float" office:value="0.006">
            <text:p>0.01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801.721">
            <text:p>801.72</text:p>
          </table:table-cell>
          <table:table-cell office:value-type="string">
            <text:p>NaN</text:p>
          </table:table-cell>
          <table:table-cell table:number-columns-repeated="2"/>
        </table:table-row>
        <table:table-row table:style-name="ro3">
          <table:table-cell office:value-type="float" office:value="58400">
            <text:p>58400</text:p>
          </table:table-cell>
          <table:table-cell office:value-type="string">
            <text:p>InChI=1S/C40H62O6/c1-37(2,3)29-23-27(24-30(35(29)43)38(4,5)6)17-19-33(41)45-21-15-13-14-16-22-46-34(42)20-18-28-25-31(39(7,8)9)36(44)32(26-28)40(10,11)12/h23-26,43-44H,13-22H2,1-12H3</text:p>
          </table:table-cell>
          <table:table-cell office:value-type="string">
            <text:p>ZVVFVKJZNVSANF-UHFFFAOYSA-N</text:p>
          </table:table-cell>
          <table:table-cell office:value-type="string">
            <text:p>O=C(OCCCCCCOC(=O)CCc1cc(c(O)c(c1)C(C)(C)C)C(C)(C)C)CCc2cc(c(O)c(c2)C(C)(C)C)C(C)(C)C</text:p>
          </table:table-cell>
          <table:table-cell office:value-type="string">
            <text:p>hexane-1,6-diyl bis[3-(3,5-di-tert-butyl-4-hydroxyphenyl)propanoate]</text:p>
          </table:table-cell>
          <table:table-cell office:value-type="string">
            <text:p>189251-73-8; 35074-77-2</text:p>
          </table:table-cell>
          <table:table-cell office:value-type="string">
            <text:p>252-346-9 &lt;a title="252-346-9 at European chemical Substances Information System" class="synonym_ref" href="http://ecb.jrc.it/esis/index.php?GENRE=ECNO&amp;amp;ENTREE=252-346-9" target="reference"&gt;[EINECS/ELINCS]&lt;/a&gt;; benzenepropanoic acid, 3,5-bis(1,1-dimethylethyl)-4-hydroxy-, 1,6-hexanediyl ester; Hexane-1,6-diyl bis[3-(3,5-di-tert-butyl-4-hydroxyphenyl)propanoate]; 1,6-Hexamethylenebis(3,5-tert-butyl-4-hydroxyhydrocinnamate); 1,6-Hexanediyl 3,5-bis(1,1-dimethylethyl)-4-hydroxybenzenepropanoate; 189251-73-8 &lt;a title="189251-73-8 at PubChem" class="synonym_ref" href="http://www.ncbi.nlm.nih.gov/sites/entrez?db=pccompound&amp;amp;term=189251-73-8" target="reference" onclick="partnerLink(1,'PubChem','link');"&gt;[RN]&lt;/a&gt;; 35074-77-2 &lt;a title="35074-77-2 at PubChem" class="synonym_ref" href="http://www.ncbi.nlm.nih.gov/sites/entrez?db=pccompound&amp;amp;term=35074-77-2" target="reference" onclick="partnerLink(1,'PubChem','link');"&gt;[RN]&lt;/a&gt;; Hexamethylene bis(3-(3,5-di-tert-butyl-4-hydroxyphenyl)propionate); Hexamethylene bis(3,5-di-tert-butyl-4-hydroxyhydrocinnamate); Hexamethylene bis[3-(3,5-di-tert-butyl-4-hydroxyphenyl)propionate]; Irganox 249; Irganox 259</text:p>
          </table:table-cell>
          <table:table-cell table:number-columns-repeated="2"/>
          <table:table-cell office:value-type="string">
            <text:p>http://www.chemspider.com/Chemical-Structure.58400.html</text:p>
          </table:table-cell>
          <table:table-cell office:value-type="string">
            <text:p>http://www.chemspider.com/ImagesHandler.ashx?id=58400&amp;w=640&amp;h=480</text:p>
          </table:table-cell>
          <table:table-cell office:value-type="string">
            <text:p>phenol</text:p>
          </table:table-cell>
          <table:table-cell office:value-type="float" office:value="678">
            <text:p>678</text:p>
          </table:table-cell>
          <table:table-cell office:value-type="string">
            <text:p>irganox 259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9200</text:p>
          </table:table-cell>
          <table:table-cell office:value-type="string">
            <text:p>LLDPE;LDPE;MDPE;HDPE;PP;PB;PS;HIPS;SAN;PU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638.917">
            <text:p>638.92</text:p>
          </table:table-cell>
          <table:table-cell office:value-type="float" office:value="11.17">
            <text:p>11.17</text:p>
          </table:table-cell>
          <table:table-cell office:value-type="float" office:value="648.1">
            <text:p>648.1</text:p>
          </table:table-cell>
          <table:table-cell office:value-type="string">
            <text:p>2.13e-017</text:p>
          </table:table-cell>
        </table:table-row>
        <table:table-row table:style-name="ro3">
          <table:table-cell office:value-type="float" office:value="106244">
            <text:p>106244</text:p>
          </table:table-cell>
          <table:table-cell office:value-type="string">
            <text:p>InChI=1S/C30H46O2/c1-18(21-14-19(27(2,3)4)16-23(25(21)31)29(8,9)10)22-15-20(28(5,6)7)17-24(26(22)32)30(11,12)13/h14-18,31-32H,1-13H3</text:p>
          </table:table-cell>
          <table:table-cell office:value-type="string">
            <text:p>DXCHWXWXYPEZKM-UHFFFAOYSA-N</text:p>
          </table:table-cell>
          <table:table-cell office:value-type="string">
            <text:p>Oc1c(cc(cc1C(C)(C)C)C(C)(C)C)C(c2cc(cc(c2O)C(C)(C)C)C(C)(C)C)C</text:p>
          </table:table-cell>
          <table:table-cell office:value-type="string">
            <text:p>2,2'-ethane-1,1-diylbis(4,6-di-tert-butylphenol)</text:p>
          </table:table-cell>
          <table:table-cell office:value-type="string">
            <text:p>35958-30-6</text:p>
          </table:table-cell>
          <table:table-cell office:value-type="string">
            <text:p>1,1-Bis(3,5-di-tert-butyl-2-hydroxyphenyl)ethane; 2,2-ethylidene-bis(4,6-di-tert-butylphenol); 2,2'-Ethane-1,1-diylbis(4,6-di-tert-butylphenol); 2,2'-ETHYLIDENEBIS(4,6-DI-TERT-BUTYLPHENOL); 252-816-3 &lt;a title="252-816-3 at European chemical Substances Information System" class="synonym_ref" href="http://ecb.jrc.it/esis/index.php?GENRE=ECNO&amp;amp;ENTREE=252-816-3" target="reference"&gt;[EINECS/ELINCS]&lt;/a&gt;; 35958-30-6 &lt;a title="35958-30-6 at PubChem" class="synonym_ref" href="http://www.ncbi.nlm.nih.gov/sites/entrez?db=pccompound&amp;amp;term=35958-30-6" target="reference" onclick="partnerLink(1,'PubChem','link');"&gt;[RN]&lt;/a&gt;; Phenol, 2,2'-ethylidenebis[4,6-bis(1,1-dimethylethyl)-; 2,2'-ethylidenebis[4,6-di-tert-butylphenol]; 2,4-bis(tert-butyl)-6-{[3,5-bis(tert-butyl)-2-hydroxyphenyl]ethyl}phenol; 372137_ALDRICH</text:p>
          </table:table-cell>
          <table:table-cell table:number-columns-repeated="2"/>
          <table:table-cell office:value-type="string">
            <text:p>http://www.chemspider.com/Chemical-Structure.106244.html</text:p>
          </table:table-cell>
          <table:table-cell office:value-type="string">
            <text:p>http://www.chemspider.com/ImagesHandler.ashx?id=106244&amp;w=640&amp;h=480</text:p>
          </table:table-cell>
          <table:table-cell office:value-type="string">
            <text:p>phenol</text:p>
          </table:table-cell>
          <table:table-cell office:value-type="float" office:value="679">
            <text:p>679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9060</text:p>
          </table:table-cell>
          <table:table-cell office:value-type="string">
            <text:p>LLDPE;LDPE;MDPE;HDPE;PP;PB;PS;HIPS;SAN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438.685">
            <text:p>438.69</text:p>
          </table:table-cell>
          <table:table-cell office:value-type="float" office:value="9.84">
            <text:p>9.84</text:p>
          </table:table-cell>
          <table:table-cell office:value-type="float" office:value="464.8">
            <text:p>464.8</text:p>
          </table:table-cell>
          <table:table-cell office:value-type="string">
            <text:p>2.92e-009</text:p>
          </table:table-cell>
        </table:table-row>
        <table:table-row table:style-name="ro3">
          <table:table-cell office:value-type="float" office:value="82726">
            <text:p>82726</text:p>
          </table:table-cell>
          <table:table-cell office:value-type="string">
            <text:p>InChI=1S/C34H50O8/c1-23-19-25(21-27(31(23)37)33(3,4)5)9-11-29(35)41-17-15-39-13-14-40-16-18-42-30(36)12-10-26-20-24(2)32(38)28(22-26)34(6,7)8/h19-22,37-38H,9-18H2,1-8H3</text:p>
          </table:table-cell>
          <table:table-cell office:value-type="string">
            <text:p>QSRJVOOOWGXUDY-UHFFFAOYSA-N</text:p>
          </table:table-cell>
          <table:table-cell office:value-type="string">
            <text:p>O=C(OCCOCCOCCOC(=O)CCc1cc(c(O)c(c1)C(C)(C)C)C)CCc2cc(c(O)c(c2)C(C)(C)C)C</text:p>
          </table:table-cell>
          <table:table-cell office:value-type="string">
            <text:p>ethane-1,2-diylbis(oxyethane-2,1-diyl) bis[3-(3-tert-butyl-4-hydroxy-5-methylphenyl)propanoate]</text:p>
          </table:table-cell>
          <table:table-cell office:value-type="string">
            <text:p>109854-43-5; 110324-77-1; 134369-42-9; 181719-87-9; 36443-68-2</text:p>
          </table:table-cell>
          <table:table-cell office:value-type="string">
            <text:p>1,2-Ethanediylbis(oxy-2,1-ethanediyl) bis{3-[4-hydroxy-3-methyl-5-(2-methyl-2-propanyl)phenyl]propanoate}; benzenepropanoic acid, 3-(1,1-dimethylethyl)-4-hydroxy-5-methyl-, 1,2-ethanediylbis(oxy-2,1-ethanediyl) ester; 109854-43-5 &lt;a title="109854-43-5 at PubChem" class="synonym_ref" href="http://www.ncbi.nlm.nih.gov/sites/entrez?db=pccompound&amp;amp;term=109854-43-5" target="reference" onclick="partnerLink(1,'PubChem','link');"&gt;[RN]&lt;/a&gt;; 110324-77-1 &lt;a title="110324-77-1 at PubChem" class="synonym_ref" href="http://www.ncbi.nlm.nih.gov/sites/entrez?db=pccompound&amp;amp;term=110324-77-1" target="reference" onclick="partnerLink(1,'PubChem','link');"&gt;[RN]&lt;/a&gt;; 134369-42-9 &lt;a title="134369-42-9 at PubChem" class="synonym_ref" href="http://www.ncbi.nlm.nih.gov/sites/entrez?db=pccompound&amp;amp;term=134369-42-9" target="reference" onclick="partnerLink(1,'PubChem','link');"&gt;[RN]&lt;/a&gt;; 181719-87-9 &lt;a title="181719-87-9 at PubChem" class="synonym_ref" href="http://www.ncbi.nlm.nih.gov/sites/entrez?db=pccompound&amp;amp;term=181719-87-9" target="reference" onclick="partnerLink(1,'PubChem','link');"&gt;[RN]&lt;/a&gt;; 2-[2-(2-{3-[5-(tert-butyl)-4-hydroxy-3-methylphenyl]propanoyloxy}ethoxy)ethoxy]ethyl 3-[5-(tert-butyl)-4-hydroxy-3-methylphenyl]propanoate; 2-[2-[2-[3-(3-tert-butyl-4-hydroxy-5-methylphenyl)propanoyloxy]ethoxy]ethoxy]ethyl 3-(3-tert-butyl-4-hydroxy-5-methylphenyl)propanoate; 253-039-2 &lt;a title="253-039-2 at European chemical Substances Information System" class="synonym_ref" href="http://ecb.jrc.it/esis/index.php?GENRE=ECNO&amp;amp;ENTREE=253-039-2" target="reference"&gt;[EINECS/ELINCS]&lt;/a&gt;; 36443-68-2 &lt;a title="36443-68-2 at PubChem" class="synonym_ref" href="http://www.ncbi.nlm.nih.gov/sites/entrez?db=pccompound&amp;amp;term=36443-68-2" target="reference" onclick="partnerLink(1,'PubChem','link');"&gt;[RN]&lt;/a&gt;; Benzenepropanoic acid, 3,5-bis(1,1-dimethylethyl)-4-hydroxy-, 1,2-ethanediylbis(oxy-2,1-ethanediyl) ester; Ethylenebis(oxyethylene) bis(3-(5-tert-butyl-4-hydroxy-m-tolyl)propionate); ethylenebis(oxyethylene) bis[3-(5-tert-butyl-4-hydroxy-m-tolyl)propionate]; TK 12627; BRN 3579178</text:p>
          </table:table-cell>
          <table:table-cell table:number-columns-repeated="2"/>
          <table:table-cell office:value-type="string">
            <text:p>http://www.chemspider.com/Chemical-Structure.82726.html</text:p>
          </table:table-cell>
          <table:table-cell office:value-type="string">
            <text:p>http://www.chemspider.com/ImagesHandler.ashx?id=82726&amp;w=640&amp;h=480</text:p>
          </table:table-cell>
          <table:table-cell office:value-type="string">
            <text:p>phenol</text:p>
          </table:table-cell>
          <table:table-cell office:value-type="float" office:value="680">
            <text:p>680</text:p>
          </table:table-cell>
          <table:table-cell office:value-type="string">
            <text:p>irganox 245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4400</text:p>
          </table:table-cell>
          <table:table-cell office:value-type="string">
            <text:p>LLDPE;LDPE;MDPE;HDPE;PP;PB;PS;HIPS;SAN;uPVC;pPVC;PVDC;EVA;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">
            <text:p>9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586.756">
            <text:p>586.76</text:p>
          </table:table-cell>
          <table:table-cell office:value-type="float" office:value="6.55">
            <text:p>6.55</text:p>
          </table:table-cell>
          <table:table-cell office:value-type="float" office:value="674.5">
            <text:p>674.5</text:p>
          </table:table-cell>
          <table:table-cell office:value-type="string">
            <text:p>8.21e-019</text:p>
          </table:table-cell>
        </table:table-row>
        <table:table-row table:style-name="ro3">
          <table:table-cell office:value-type="float" office:value="84150">
            <text:p>84150</text:p>
          </table:table-cell>
          <table:table-cell office:value-type="string">
            <text:p>InChI=1S/C68H92O4P2/c1-61(2,3)47-29-37-57(53(41-47)65(13,14)15)69-73(70-58-38-30-48(62(4,5)6)42-54(58)66(16,17)18)51-33-25-45(26-34-51)46-27-35-52(36-28-46)74(71-59-39-31-49(63(7,8)9)43-55(59)67(19,20)21)72-60-40-32-50(64(10,11)12)44-56(60)68(22,23)24/h25-44H,1-24H3</text:p>
          </table:table-cell>
          <table:table-cell office:value-type="string">
            <text:p>BEIOEBMXPVYLRY-UHFFFAOYSA-N</text:p>
          </table:table-cell>
          <table:table-cell office:value-type="string">
            <text:p>O(c1ccc(cc1C(C)(C)C)C(C)(C)C)P(Oc2ccc(cc2C(C)(C)C)C(C)(C)C)c3ccc(cc3)c6ccc(P(Oc4ccc(cc4C(C)(C)C)C(C)(C)C)Oc5ccc(cc5C(C)(C)C)C(C)(C)C)cc6</text:p>
          </table:table-cell>
          <table:table-cell office:value-type="string">
            <text:p>tetrakis(2,4-di-tert-butylphenyl) biphenyl-4,4'-diylbis(phosphonite)</text:p>
          </table:table-cell>
          <table:table-cell office:value-type="string">
            <text:p>113041-61-5; 119345-01-6; 144280-21-7; 38613-77-3</text:p>
          </table:table-cell>
          <table:table-cell office:value-type="string">
            <text:p>119345-01-6 &lt;a title="119345-01-6 at PubChem" class="synonym_ref" href="http://www.ncbi.nlm.nih.gov/sites/entrez?db=pccompound&amp;amp;term=119345-01-6" target="reference" onclick="partnerLink(1,'PubChem','link');"&gt;[RN]&lt;/a&gt;; 254-037-4 &lt;a title="254-037-4 at European chemical Substances Information System" class="synonym_ref" href="http://ecb.jrc.it/esis/index.php?GENRE=ECNO&amp;amp;ENTREE=254-037-4" target="reference"&gt;[EINECS/ELINCS]&lt;/a&gt;; phosphonous acid, P,P'-[1,1'-biphenyl]-4,4'-diylbis-, tetrakis[2,4-bis(1,1-dimethylethyl)phenyl] ester; Tetrakis(2,4-di-tert-butylphenyl) biphenyl-4,4'-diylbis(phosphonite); tetrakis(2,4-di-tert-butylphenyl)-4,4'-biphenyldiphosphonite; 113041-61-5 &lt;a title="113041-61-5 at PubChem" class="synonym_ref" href="http://www.ncbi.nlm.nih.gov/sites/entrez?db=pccompound&amp;amp;term=113041-61-5" target="reference" onclick="partnerLink(1,'PubChem','link');"&gt;[RN]&lt;/a&gt;; 144280-21-7 &lt;a title="144280-21-7 at PubChem" class="synonym_ref" href="http://www.ncbi.nlm.nih.gov/sites/entrez?db=pccompound&amp;amp;term=144280-21-7" target="reference" onclick="partnerLink(1,'PubChem','link');"&gt;[RN]&lt;/a&gt;; 38613-77-3 &lt;a title="38613-77-3 at PubChem" class="synonym_ref" href="http://www.ncbi.nlm.nih.gov/sites/entrez?db=pccompound&amp;amp;term=38613-77-3" target="reference" onclick="partnerLink(1,'PubChem','link');"&gt;[RN]&lt;/a&gt;; Irgafos PEPQ; Irgafos P-EPQFF; Irganox P-EPQ; Irgaphos P-EPO; PEPQ; Phos 2; Phosphonous acid, (1,1'-biphenyl)-4,4'-diylbis-, tetrakis(2,4-bis(1,1-dimethylethyl)phenyl) ester; Sandostab PEPQ; Sandostab P-EPQ; Sanduvor P-EPQ; Tetrakis(2,4-di-tert-butylphenyl) (1,1-biphenyl)-4,4'-diylbisphosphonite; tetrakis(2,4-di-tert-butylphenyl) [1,1-biphenyl]-4,4'-diylbisphosphonite</text:p>
          </table:table-cell>
          <table:table-cell table:number-columns-repeated="2"/>
          <table:table-cell office:value-type="string">
            <text:p>http://www.chemspider.com/Chemical-Structure.84150.html</text:p>
          </table:table-cell>
          <table:table-cell office:value-type="string">
            <text:p>http://www.chemspider.com/ImagesHandler.ashx?id=84150&amp;w=640&amp;h=480</text:p>
          </table:table-cell>
          <table:table-cell office:value-type="string">
            <text:p>phosphite-phosphonite</text:p>
          </table:table-cell>
          <table:table-cell office:value-type="float" office:value="688">
            <text:p>688</text:p>
          </table:table-cell>
          <table:table-cell office:value-type="string">
            <text:p>irgafos PEPQ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2560</text:p>
          </table:table-cell>
          <table:table-cell office:value-type="string">
            <text:p>LLDPE;LDPE;MDPE;HDPE;PP;PB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">
            <text:p>18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1035.4">
            <text:p>1035.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84161">
            <text:p>84161</text:p>
          </table:table-cell>
          <table:table-cell office:value-type="string">
            <text:p>InChI=1S/C42H57N3O6/c1-22-16-31(40(7,8)9)34(46)25(4)28(22)19-43-37(49)44(20-29-23(2)17-32(41(10,11)12)35(47)26(29)5)39(51)45(38(43)50)21-30-24(3)18-33(42(13,14)15)36(48)27(30)6/h16-18,46-48H,19-21H2,1-15H3</text:p>
          </table:table-cell>
          <table:table-cell office:value-type="string">
            <text:p>XYXJKPCGSGVSBO-UHFFFAOYSA-N</text:p>
          </table:table-cell>
          <table:table-cell office:value-type="string">
            <text:p>O=C1N(C(=O)N(C(=O)N1Cc2c(c(O)c(cc2C)C(C)(C)C)C)Cc3c(cc(c(O)c3C)C(C)(C)C)C)Cc4c(cc(c(O)c4C)C(C)(C)C)C</text:p>
          </table:table-cell>
          <table:table-cell office:value-type="string">
            <text:p>1,3,5-tris(4-tert-butyl-3-hydroxy-2,6-dimethylbenzyl)-1,3,5-triazinane-2,4,6-trione</text:p>
          </table:table-cell>
          <table:table-cell office:value-type="string">
            <text:p>40601-76-1</text:p>
          </table:table-cell>
          <table:table-cell office:value-type="string">
            <text:p>1,3,5-triazine-2,4,6(1H,3H,5H)-trione, 1,3,5-tris[[4-(1,1-dimethylethyl)-3-hydroxy-2,6-dimethylphenyl]methyl]-; 1,3,5-Tris(4-tert-butyl-3-hydroxy-2,6-dimethylbenzyl)-1,3,5-triazinane-2,4,6-trione; 254-996-9 &lt;a title="254-996-9 at European chemical Substances Information System" class="synonym_ref" href="http://ecb.jrc.it/esis/index.php?GENRE=ECNO&amp;amp;ENTREE=254-996-9" target="reference"&gt;[EINECS/ELINCS]&lt;/a&gt;; 1,3,5-Triazine-2,4,6(1H,3H,5H)-trione, 1,3,5-tris((4-(1,1-dimethylethyl)-3-hydroxy-2,6-dimethylphenyl)methyl)-; 1,3,5-Tris((4-tert-butyl-3-hydroxy-2,6-xylyl)methyl)-1,3,5-triazine-2,4,6(1H,3H,5H)-trione; 1,3,5-tris[[4-tert-butyl-3-hydroxy-2,6-xylyl]methyl]-1,3,5-triazine-2,4,6(1H,3H,5H)-trione; 40601-76-1 &lt;a title="40601-76-1 at PubChem" class="synonym_ref" href="http://www.ncbi.nlm.nih.gov/sites/entrez?db=pccompound&amp;amp;term=40601-76-1" target="reference" onclick="partnerLink(1,'PubChem','link');"&gt;[RN]&lt;/a&gt;; Cyanox 1790; Tris(4-tert-butyl-3-hydroxy-2,6-dimethylbenzyl) isocyanurate; 413224_ALDRICH</text:p>
          </table:table-cell>
          <table:table-cell table:number-columns-repeated="2"/>
          <table:table-cell office:value-type="string">
            <text:p>http://www.chemspider.com/Chemical-Structure.84161.html</text:p>
          </table:table-cell>
          <table:table-cell office:value-type="string">
            <text:p>http://www.chemspider.com/ImagesHandler.ashx?id=84161&amp;w=640&amp;h=480</text:p>
          </table:table-cell>
          <table:table-cell office:value-type="string">
            <text:p>phenol</text:p>
          </table:table-cell>
          <table:table-cell office:value-type="float" office:value="689">
            <text:p>689</text:p>
          </table:table-cell>
          <table:table-cell office:value-type="string">
            <text:p>cyanox 1790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5280</text:p>
          </table:table-cell>
          <table:table-cell office:value-type="string">
            <text:p>LLDPE;LDPE;MDPE;HDPE;PP;PB;PS;HIPS;SAN;PU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699.918">
            <text:p>699.92</text:p>
          </table:table-cell>
          <table:table-cell office:value-type="float" office:value="8.03">
            <text:p>8.03</text:p>
          </table:table-cell>
          <table:table-cell office:value-type="float" office:value="793.8">
            <text:p>793.8</text:p>
          </table:table-cell>
          <table:table-cell office:value-type="string">
            <text:p>3.55e-026</text:p>
          </table:table-cell>
        </table:table-row>
        <table:table-row table:style-name="ro3">
          <table:table-cell office:value-type="float" office:value="58413">
            <text:p>58413</text:p>
          </table:table-cell>
          <table:table-cell office:value-type="string">
            <text:p>InChI=1S/C38H58O6S/c1-35(2,3)27-21-25(22-28(33(27)41)36(4,5)6)13-15-31(39)43-17-19-45-20-18-44-32(40)16-14-26-23-29(37(7,8)9)34(42)30(24-26)38(10,11)12/h21-24,41-42H,13-20H2,1-12H3</text:p>
          </table:table-cell>
          <table:table-cell office:value-type="string">
            <text:p>VFBJXXJYHWLXRM-UHFFFAOYSA-N</text:p>
          </table:table-cell>
          <table:table-cell office:value-type="string">
            <text:p>O=C(OCCSCCOC(=O)CCc1cc(c(O)c(c1)C(C)(C)C)C(C)(C)C)CCc2cc(c(O)c(c2)C(C)(C)C)C(C)(C)C</text:p>
          </table:table-cell>
          <table:table-cell office:value-type="string">
            <text:p>sulfanediyldiethane-2,1-diyl bis[3-(3,5-di-tert-butyl-4-hydroxyphenyl)propanoate]</text:p>
          </table:table-cell>
          <table:table-cell office:value-type="string">
            <text:p>41484-35-9; 53789-56-3; 62132-55-2; 75915-28-5</text:p>
          </table:table-cell>
          <table:table-cell office:value-type="string">
            <text:p>255-392-8 &lt;a title="255-392-8 at European chemical Substances Information System" class="synonym_ref" href="http://ecb.jrc.it/esis/index.php?GENRE=ECNO&amp;amp;ENTREE=255-392-8" target="reference"&gt;[EINECS/ELINCS]&lt;/a&gt;; 41484-35-9 &lt;a title="41484-35-9 at PubChem" class="synonym_ref" href="http://www.ncbi.nlm.nih.gov/sites/entrez?db=pccompound&amp;amp;term=41484-35-9" target="reference" onclick="partnerLink(1,'PubChem','link');"&gt;[RN]&lt;/a&gt;; benzenepropanoic acid, 3,5-bis(1,1-dimethylethyl)-4-hydroxy-, thiodi-2,1-ethanediyl ester; sulfanediyldiethane-2,1-diyl bis[3-(3,5-di-tert-butyl-4-hydroxyphenyl)propanoate]; thiodiethane-2,1-diyl bis[3-(3,5-di-tert-butyl-4-hydroxyphenyl)propanoate]; 2,2'-Thiodiethylene Bis[3-(3,5-di-tert-butyl-4-hydroxyphenyl)propionate]; 3,5-Bis(1,1-dimethylethyl)-4-hydroxybenzenepropanoic acid thiodi-2,1-ethanediyl ester; 53789-56-3 &lt;a title="53789-56-3 at PubChem" class="synonym_ref" href="http://www.ncbi.nlm.nih.gov/sites/entrez?db=pccompound&amp;amp;term=53789-56-3" target="reference" onclick="partnerLink(1,'PubChem','link');"&gt;[RN]&lt;/a&gt;; 62132-55-2 &lt;a title="62132-55-2 at PubChem" class="synonym_ref" href="http://www.ncbi.nlm.nih.gov/sites/entrez?db=pccompound&amp;amp;term=62132-55-2" target="reference" onclick="partnerLink(1,'PubChem','link');"&gt;[RN]&lt;/a&gt;; 75915-28-5 &lt;a title="75915-28-5 at PubChem" class="synonym_ref" href="http://www.ncbi.nlm.nih.gov/sites/entrez?db=pccompound&amp;amp;term=75915-28-5" target="reference" onclick="partnerLink(1,'PubChem','link');"&gt;[RN]&lt;/a&gt;; Fenozan 30; Irganox 1035; thiodi-2,1-ethanediyl bis[3-(3,5-di-tert-butyl-4-hydroxyphenyl)propanoate]; thiodiethylene bis[3-(3,5-di-tert-butyl-4-hydroxyphenyl)propionate]; Thiodiethyleneglycolbis(3,5-di-tert-butyl-4-hydroxyhydrocinnamate); BRN 2407120; ChemDiv1_023680; ZINC04064672</text:p>
          </table:table-cell>
          <table:table-cell table:number-columns-repeated="2"/>
          <table:table-cell office:value-type="string">
            <text:p>http://www.chemspider.com/Chemical-Structure.58413.html</text:p>
          </table:table-cell>
          <table:table-cell office:value-type="string">
            <text:p>http://www.chemspider.com/ImagesHandler.ashx?id=58413&amp;w=640&amp;h=480</text:p>
          </table:table-cell>
          <table:table-cell office:value-type="string">
            <text:p>sulfur</text:p>
          </table:table-cell>
          <table:table-cell office:value-type="float" office:value="690">
            <text:p>690</text:p>
          </table:table-cell>
          <table:table-cell office:value-type="string">
            <text:p>irganox 1035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2880</text:p>
          </table:table-cell>
          <table:table-cell office:value-type="string">
            <text:p>LLDPE;LDPE;MDPE;HDPE;PP;PB;PS;HIPS;SAN;uPVC;pPVC;PVDC;EVA;PA6;PA66;PA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.4">
            <text:p>2.4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642.928">
            <text:p>642.93</text:p>
          </table:table-cell>
          <table:table-cell office:value-type="float" office:value="10.64">
            <text:p>10.64</text:p>
          </table:table-cell>
          <table:table-cell office:value-type="float" office:value="659.4">
            <text:p>659.4</text:p>
          </table:table-cell>
          <table:table-cell office:value-type="string">
            <text:p>5.38e-018</text:p>
          </table:table-cell>
        </table:table-row>
        <table:table-row table:style-name="ro3">
          <table:table-cell office:value-type="float" office:value="93950">
            <text:p>93950</text:p>
          </table:table-cell>
          <table:table-cell office:value-type="string">
            <text:p>InChI=1S/C26H35N/c1-2-3-4-5-6-7-8-9-10-11-14-22-17-19-23(20-18-22)26-21-24-15-12-13-16-25(24)27-26/h12-13,15-21,27H,2-11,14H2,1H3</text:p>
          </table:table-cell>
          <table:table-cell office:value-type="string">
            <text:p>BTFUHFBRQZAJRT-UHFFFAOYSA-N</text:p>
          </table:table-cell>
          <table:table-cell office:value-type="string">
            <text:p>c1cccc3c1cc(c2ccc(cc2)CCCCCCCCCCCC)n3</text:p>
          </table:table-cell>
          <table:table-cell office:value-type="string">
            <text:p>2-(4-dodecylphenyl)-1H-indole</text:p>
          </table:table-cell>
          <table:table-cell office:value-type="string">
            <text:p>52047-59-3</text:p>
          </table:table-cell>
          <table:table-cell office:value-type="string">
            <text:p>1H-indole, 2-(4-dodecylphenyl)-; 2-(4-dodecylphenyl)-1h-indole; 257-624-3 &lt;a title="257-624-3 at European chemical Substances Information System" class="synonym_ref" href="http://ecb.jrc.it/esis/index.php?GENRE=ECNO&amp;amp;ENTREE=257-624-3" target="reference"&gt;[EINECS/ELINCS]&lt;/a&gt;; 52047-59-3 &lt;a title="52047-59-3 at PubChem" class="synonym_ref" href="http://www.ncbi.nlm.nih.gov/sites/entrez?db=pccompound&amp;amp;term=52047-59-3" target="reference" onclick="partnerLink(1,'PubChem','link');"&gt;[RN]&lt;/a&gt;</text:p>
          </table:table-cell>
          <table:table-cell table:number-columns-repeated="2"/>
          <table:table-cell office:value-type="string">
            <text:p>http://www.chemspider.com/Chemical-Structure.93950.html</text:p>
          </table:table-cell>
          <table:table-cell office:value-type="string">
            <text:p>http://www.chemspider.com/ImagesHandler.ashx?id=93950&amp;w=640&amp;h=480</text:p>
          </table:table-cell>
          <table:table-cell office:value-type="string">
            <text:p>organic compound</text:p>
          </table:table-cell>
          <table:table-cell office:value-type="float" office:value="692">
            <text:p>692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23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361.563">
            <text:p>361.56</text:p>
          </table:table-cell>
          <table:table-cell office:value-type="float" office:value="10.98">
            <text:p>10.98</text:p>
          </table:table-cell>
          <table:table-cell office:value-type="float" office:value="521">
            <text:p>521</text:p>
          </table:table-cell>
          <table:table-cell office:value-type="string">
            <text:p>1.95e-010</text:p>
          </table:table-cell>
        </table:table-row>
        <table:table-row table:style-name="ro3">
          <table:table-cell office:value-type="string">
            <text:p>1.72155e+007</text:p>
          </table:table-cell>
          <table:table-cell office:value-type="string">
            <text:p>InChI=1S/3C10H20O2S.CH3.Sn/c3*1-9(2)6-4-3-5-7-12-10(11)8-13;;/h3*9,13H,3-8H2,1-2H3;1H3;/q;;;;+3/p-3</text:p>
          </table:table-cell>
          <table:table-cell office:value-type="string">
            <text:p>NIXLJQORAUOBAU-UHFFFAOYSA-K</text:p>
          </table:table-cell>
          <table:table-cell office:value-type="string">
            <text:p>O=C(CS[Sn](C)(SCC(=O)OCCCCCC(C)C)SCC(=O)OCCCCCC(C)C)OCCCCCC(C)C</text:p>
          </table:table-cell>
          <table:table-cell office:value-type="string">
            <text:p>6-methylheptyl 4,14-dimethyl-4-({2-[(6-methylheptyl)oxy]-2-oxoethyl}sulfanyl)-7-oxo-8-oxa-3,5-dithia-4-stannapentadecan-1-oate</text:p>
          </table:table-cell>
          <table:table-cell office:value-type="string">
            <text:p>54849-38-6</text:p>
          </table:table-cell>
          <table:table-cell office:value-type="string">
            <text:p>Monomethyltin tris(isooctyl mercaptoacetate); 54849-38-6 &lt;a title="54849-38-6 at PubChem" class="synonym_ref" href="http://www.ncbi.nlm.nih.gov/sites/entrez?db=pccompound&amp;amp;term=54849-38-6" target="reference" onclick="partnerLink(1,'PubChem','link');"&gt;[RN]&lt;/a&gt;; 6-Methylheptyl 4,14-dimethyl-4-({2-[(6-methylheptyl)oxy]-2-oxoethyl}sulfanyl)-7-oxo-8-oxa-3,5-dithia-4-stannapentadecan-1-oate; 6-methylheptyl 4,14-dimethyl-4-({2-[(6-methylheptyl)oxy]-2-oxoethyl}thio)-7-oxo-8-oxa-3,5-dithia-4-stannapentadecan-1-oate; 8-oxa-3,5-dithia-4-stannapentadecan-1-oic acid, 4,14-dimethyl-4-[[2-[(6-methylheptyl)oxy]-2-oxoethyl]thio]-7-oxo-, 6-methylheptyl ester; Acetic acid, 2,2',2''-[(methylstannylidyne)tris(thio)]tris-, triisooctyl ester; Methyltin-tris(isooctylmercaptoacetate); 259-374-0 &lt;a title="259-374-0 at European chemical Substances Information System" class="synonym_ref" href="http://ecb.jrc.it/esis/index.php?GENRE=ECNO&amp;amp;ENTREE=259-374-0" target="reference"&gt;[EINECS/ELINCS]&lt;/a&gt;; triisooctyl 2,2',2''-[(methylstannylidyne)tris(thio)]triacetate</text:p>
          </table:table-cell>
          <table:table-cell table:number-columns-repeated="2"/>
          <table:table-cell office:value-type="string">
            <text:p>http://www.chemspider.com/Chemical-Structure.17215474.html</text:p>
          </table:table-cell>
          <table:table-cell office:value-type="string">
            <text:p>http://www.chemspider.com/ImagesHandler.ashx?id=17215474&amp;w=640&amp;h=480</text:p>
          </table:table-cell>
          <table:table-cell office:value-type="string">
            <text:p>organotin</text:p>
          </table:table-cell>
          <table:table-cell office:value-type="float" office:value="695">
            <text:p>695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75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9)</text:p>
          </table:table-cell>
          <table:table-cell office:value-type="float" office:value="0.18">
            <text:p>0.18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743.71">
            <text:p>743.7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1.72155e+007</text:p>
          </table:table-cell>
          <table:table-cell office:value-type="string">
            <text:p>InChI=1S/3C10H20O2S.CH3.Sn/c3*1-3-5-6-9(4-2)7-12-10(11)8-13;;/h3*9,13H,3-8H2,1-2H3;1H3;/q;;;;+3/p-3</text:p>
          </table:table-cell>
          <table:table-cell office:value-type="string">
            <text:p>ACRNSUGLVQJCOM-UHFFFAOYSA-K</text:p>
          </table:table-cell>
          <table:table-cell office:value-type="string">
            <text:p>O=C(CS[Sn](C)(SCC(=O)OCC(CC)CCCC)SCC(=O)OCC(CC)CCCC)OCC(CC)CCCC</text:p>
          </table:table-cell>
          <table:table-cell office:value-type="string">
            <text:p>2-ethylhexyl 10-ethyl-4-({2-[(2-ethylhexyl)oxy]-2-oxoethyl}sulfanyl)-4-methyl-7-oxo-8-oxa-3,5-dithia-4-stannatetradecan-1-oate</text:p>
          </table:table-cell>
          <table:table-cell office:value-type="string">
            <text:p>57583-34-3</text:p>
          </table:table-cell>
          <table:table-cell office:value-type="string">
            <text:p>260-828-5 &lt;a title="260-828-5 at European chemical Substances Information System" class="synonym_ref" href="http://ecb.jrc.it/esis/index.php?GENRE=ECNO&amp;amp;ENTREE=260-828-5" target="reference"&gt;[EINECS/ELINCS]&lt;/a&gt;; 2-ethylhexyl 10-ethyl-4-({2-[(2-ethylhexyl)oxy]-2-oxoethyl}sulfanyl)-4-methyl-7-oxo-8-oxa-3,5-dithia-4-stannatetradecan-1-oate; 2-ethylhexyl 10-ethyl-4-({2-[(2-ethylhexyl)oxy]-2-oxoethyl}thio)-4-methyl-7-oxo-8-oxa-3,5-dithia-4-stannatetradecan-1-oate; 57583-34-3 &lt;a title="57583-34-3 at PubChem" class="synonym_ref" href="http://www.ncbi.nlm.nih.gov/sites/entrez?db=pccompound&amp;amp;term=57583-34-3" target="reference" onclick="partnerLink(1,'PubChem','link');"&gt;[RN]&lt;/a&gt;; 8-oxa-3,5-dithia-4-stannatetradecan-1-oic acid, 10-ethyl-4-[[2-[(2-ethylhexyl)oxy]-2-oxoethyl]thio]-4-methyl-7-oxo-, 2-ethylhexyl ester; 8-Oxa-3,5-dithia-4-stannatetradecanoic acid, 10-ethyl-4-[[2-[(2-ethylhexyl)oxy]-2-oxoethyl]thio]-4-methyl-7-oxo-, 2-ethylhexyl ester; 2-Ethylhexyl 10-ethyl-4-((2-((2-ethylhexyl)oxy)-2-oxoethyl)thio)-4-methyl-7-oxo-8-oxa-3,5-dithia-4-stannatetradecanoate; 2-ethylhexyl 10-ethyl-4-[[2-[(2-ethylhexyl)oxy]-2-oxoethyl]thio]-4-methyl-7-oxo-8-oxa-3,5-dithia-4-stannatetradecanoate; 8-Oxa-3,5-dithia-4-stannatetradecanoic acid, 10-ethyl-4-((2-((2-ethylhexyl)oxy)-2-oxoethyl)thio)-4-methyl-7-oxo-, 2-ethylhexyl ester; EINECS 260-828-5; Methyltris(2-ethylhexyloxycarbonylmethylthio)stannane; Stannane, methyltris(2-ethylhexyloxycarbonylmethylthio)-; Tin, methyl-, tris(isooctyl thioglycollate)</text:p>
          </table:table-cell>
          <table:table-cell table:number-columns-repeated="2"/>
          <table:table-cell office:value-type="string">
            <text:p>http://www.chemspider.com/Chemical-Structure.17215475.html</text:p>
          </table:table-cell>
          <table:table-cell office:value-type="string">
            <text:p>http://www.chemspider.com/ImagesHandler.ashx?id=17215475&amp;w=640&amp;h=480</text:p>
          </table:table-cell>
          <table:table-cell office:value-type="string">
            <text:p>organotin</text:p>
          </table:table-cell>
          <table:table-cell office:value-type="float" office:value="697">
            <text:p>697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7515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9)</text:p>
          </table:table-cell>
          <table:table-cell office:value-type="float" office:value="0.18">
            <text:p>0.18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743.71">
            <text:p>743.7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1.72155e+007</text:p>
          </table:table-cell>
          <table:table-cell office:value-type="string">
            <text:p>InChI=1S/2C10H20O2S.2CH3.Sn/c2*1-3-5-6-9(4-2)7-12-10(11)8-13;;;/h2*9,13H,3-8H2,1-2H3;2*1H3;/q;;;;+2/p-2</text:p>
          </table:table-cell>
          <table:table-cell office:value-type="string">
            <text:p>YAHBZWSDRFSFOO-UHFFFAOYSA-L</text:p>
          </table:table-cell>
          <table:table-cell office:value-type="string">
            <text:p>O=C(CS[Sn](C)(C)SCC(=O)OCC(CC)CCCC)OCC(CC)CCCC</text:p>
          </table:table-cell>
          <table:table-cell office:value-type="string">
            <text:p>2-ethylhexyl 10-ethyl-4,4-dimethyl-7-oxo-8-oxa-3,5-dithia-4-stannatetradecan-1-oate</text:p>
          </table:table-cell>
          <table:table-cell office:value-type="string">
            <text:p>57583-35-4</text:p>
          </table:table-cell>
          <table:table-cell office:value-type="string">
            <text:p>260-829-0 &lt;a title="260-829-0 at European chemical Substances Information System" class="synonym_ref" href="http://ecb.jrc.it/esis/index.php?GENRE=ECNO&amp;amp;ENTREE=260-829-0" target="reference"&gt;[EINECS/ELINCS]&lt;/a&gt;; 2-ethylhexyl 10-ethyl-4,4-dimethyl-7-oxo-8-oxa-3,5-dithia-4-stannatetradecan-1-oate; 57583-35-4 &lt;a title="57583-35-4 at PubChem" class="synonym_ref" href="http://www.ncbi.nlm.nih.gov/sites/entrez?db=pccompound&amp;amp;term=57583-35-4" target="reference" onclick="partnerLink(1,'PubChem','link');"&gt;[RN]&lt;/a&gt;; 8-oxa-3,5-dithia-4-stannatetradecan-1-oic acid, 10-ethyl-4,4-dimethyl-7-oxo-, 2-ethylhexyl ester; 8-Oxa-3,5-dithia-4-stannatetradecanoic acid, 10-ethyl-4,4-dimethyl-7-oxo-, 2-ethylhexyl ester; 2-ethylhexyl 10-ethyl-4,4-dimethyl-7-oxo-8-oxa-3,5-dithia-4-stannatetradecanoate; Methyltin mercaptide</text:p>
          </table:table-cell>
          <table:table-cell table:number-columns-repeated="2"/>
          <table:table-cell office:value-type="string">
            <text:p>http://www.chemspider.com/Chemical-Structure.17215476.html</text:p>
          </table:table-cell>
          <table:table-cell office:value-type="string">
            <text:p>http://www.chemspider.com/ImagesHandler.ashx?id=17215476&amp;w=640&amp;h=480</text:p>
          </table:table-cell>
          <table:table-cell office:value-type="string">
            <text:p>organotin</text:p>
          </table:table-cell>
          <table:table-cell office:value-type="float" office:value="698">
            <text:p>698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9595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9)</text:p>
          </table:table-cell>
          <table:table-cell office:value-type="float" office:value="0.18">
            <text:p>0.18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555.422">
            <text:p>555.4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84878">
            <text:p>84878</text:p>
          </table:table-cell>
          <table:table-cell office:value-type="string">
            <text:p>InChI=1S/C26H42O2/c1-2-3-4-5-6-7-8-9-10-11-12-13-14-15-19-22-25(27)23-26(28)24-20-17-16-18-21-24/h16-18,20-21H,2-15,19,22-23H2,1H3</text:p>
          </table:table-cell>
          <table:table-cell office:value-type="string">
            <text:p>LRQGFQDEQPZDQC-UHFFFAOYSA-N</text:p>
          </table:table-cell>
          <table:table-cell office:value-type="string">
            <text:p>O=C(c1ccccc1)CC(=O)CCCCCCCCCCCCCCCCC</text:p>
          </table:table-cell>
          <table:table-cell office:value-type="string">
            <text:p>1-phenylicosane-1,3-dione</text:p>
          </table:table-cell>
          <table:table-cell office:value-type="string">
            <text:p>58446-52-9</text:p>
          </table:table-cell>
          <table:table-cell office:value-type="string">
            <text:p>1,3-eicosanedione, 1-phenyl-; 1-phenylicosane-1,3-dione; 261-257-4 &lt;a title="261-257-4 at European chemical Substances Information System" class="synonym_ref" href="http://ecb.jrc.it/esis/index.php?GENRE=ECNO&amp;amp;ENTREE=261-257-4" target="reference"&gt;[EINECS/ELINCS]&lt;/a&gt;; FAFAR HS-50; stearoyl benzoyl methane; 58446 52-9; 58446-52-9 &lt;a title="58446-52-9 at PubChem" class="synonym_ref" href="http://www.ncbi.nlm.nih.gov/sites/entrez?db=pccompound&amp;amp;term=58446-52-9" target="reference" onclick="partnerLink(1,'PubChem','link');"&gt;[RN]&lt;/a&gt;; phenylicosane-1,3-dione; Stearoylbenzoylmethane</text:p>
          </table:table-cell>
          <table:table-cell table:number-columns-repeated="2"/>
          <table:table-cell office:value-type="string">
            <text:p>http://www.chemspider.com/Chemical-Structure.84878.html</text:p>
          </table:table-cell>
          <table:table-cell office:value-type="string">
            <text:p>http://www.chemspider.com/ImagesHandler.ashx?id=84878&amp;w=640&amp;h=480</text:p>
          </table:table-cell>
          <table:table-cell office:value-type="string">
            <text:p>organic compound</text:p>
          </table:table-cell>
          <table:table-cell office:value-type="float" office:value="699">
            <text:p>699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072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p473 Hanser</text:p>
          </table:table-cell>
          <table:table-cell office:value-type="string">
            <text:p>stabilizer</text:p>
          </table:table-cell>
          <table:table-cell office:value-type="string">
            <text:p>PVCS</text:p>
          </table:table-cell>
          <table:table-cell office:value-type="float" office:value="386.611">
            <text:p>386.61</text:p>
          </table:table-cell>
          <table:table-cell office:value-type="float" office:value="11.02">
            <text:p>11.02</text:p>
          </table:table-cell>
          <table:table-cell office:value-type="float" office:value="493.4">
            <text:p>493.4</text:p>
          </table:table-cell>
          <table:table-cell office:value-type="string">
            <text:p>7.04e-010</text:p>
          </table:table-cell>
        </table:table-row>
        <table:table-row table:style-name="ro3">
          <table:table-cell office:value-type="float" office:value="98069">
            <text:p>98069</text:p>
          </table:table-cell>
          <table:table-cell office:value-type="string">
            <text:p>InChI=1S/C26H34O3/c1-10-22(27)29-24-19(12-17(3)14-21(24)26(7,8)9)15-18-11-16(2)13-20(23(18)28)25(4,5)6/h10-14,28H,1,15H2,2-9H3</text:p>
          </table:table-cell>
          <table:table-cell office:value-type="string">
            <text:p>IORUEKDKNHHQAL-UHFFFAOYSA-N</text:p>
          </table:table-cell>
          <table:table-cell office:value-type="string">
            <text:p>O=C(Oc1c(cc(cc1C(C)(C)C)C)Cc2cc(cc(c2O)C(C)(C)C)C)\C=C</text:p>
          </table:table-cell>
          <table:table-cell office:value-type="string">
            <text:p>2-tert-butyl-6-(3-tert-butyl-2-hydroxy-5-methylbenzyl)-4-methylphenyl prop-2-enoate</text:p>
          </table:table-cell>
          <table:table-cell office:value-type="string">
            <text:p>61167-58-6</text:p>
          </table:table-cell>
          <table:table-cell office:value-type="string">
            <text:p>2-(1,1-Dimethylethyl)-6-((3-(1,1-dimethylethyl)-2-hydroxy-5-methylphenyl)methyl)-4-methylphenyl acrylate; 262-634-6 &lt;a title="262-634-6 at European chemical Substances Information System" class="synonym_ref" href="http://ecb.jrc.it/esis/index.php?GENRE=ECNO&amp;amp;ENTREE=262-634-6" target="reference"&gt;[EINECS/ELINCS]&lt;/a&gt;; 2-Propenoic acid, 2-(1,1-dimethylethyl)-6-((3-(1,1-dimethylethyl)-2-hydroxy-5-methylphenyl)methyl)-4-methylphenyl ester; 2-propenoic acid, 2-(1,1-dimethylethyl)-6-[[3-(1,1-dimethylethyl)-2-hydroxy-5-methylphenyl]methyl]-4-methylphenyl ester; 2-tert-Butyl-6-(3-tert-butyl-2-hydroxy-5-methylbenzyl)-4-methylphenyl acrylate; 2-(1,1-dimethylethyl)-6-[[3-(1,1-dimethylethyl)-2-hydroxy-5-methylphenyl]methyl]-4-methylphenyl acrylate; 61167-58-6 &lt;a title="61167-58-6 at PubChem" class="synonym_ref" href="http://www.ncbi.nlm.nih.gov/sites/entrez?db=pccompound&amp;amp;term=61167-58-6" target="reference" onclick="partnerLink(1,'PubChem','link');"&gt;[RN]&lt;/a&gt;; Sumilizer GM</text:p>
          </table:table-cell>
          <table:table-cell table:number-columns-repeated="2"/>
          <table:table-cell office:value-type="string">
            <text:p>http://www.chemspider.com/Chemical-Structure.98069.html</text:p>
          </table:table-cell>
          <table:table-cell office:value-type="string">
            <text:p>http://www.chemspider.com/ImagesHandler.ashx?id=98069&amp;w=640&amp;h=480</text:p>
          </table:table-cell>
          <table:table-cell office:value-type="string">
            <text:p>phenol</text:p>
          </table:table-cell>
          <table:table-cell office:value-type="float" office:value="700">
            <text:p>700</text:p>
          </table:table-cell>
          <table:table-cell office:value-type="string">
            <text:p>irganox 305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1520</text:p>
          </table:table-cell>
          <table:table-cell office:value-type="string">
            <text:p>LLDPE;LDPE;MDPE;HDPE;PP;PB;PS;HIPS;S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394.546">
            <text:p>394.55</text:p>
          </table:table-cell>
          <table:table-cell office:value-type="float" office:value="7.49">
            <text:p>7.49</text:p>
          </table:table-cell>
          <table:table-cell office:value-type="float" office:value="491.6">
            <text:p>491.6</text:p>
          </table:table-cell>
          <table:table-cell office:value-type="string">
            <text:p>2.74e-010</text:p>
          </table:table-cell>
        </table:table-row>
        <table:table-row table:style-name="ro3">
          <table:table-cell office:value-type="string">
            <text:p>7.85107e+006</text:p>
          </table:table-cell>
          <table:table-cell office:value-type="string">
            <text:p>InChI=1S/2C10H20O2S.2C7H13O2.Sn/c2*1-9(2)6-4-3-5-7-12-10(11)8-13;2*1-3-5-6-9-7(8)4-2;/h2*9,13H,3-8H2,1-2H3;2*2-6H2,1H3;/q;;;;+2/p-2</text:p>
          </table:table-cell>
          <table:table-cell office:value-type="string">
            <text:p>GMQMYECSRQAAJP-UHFFFAOYSA-L</text:p>
          </table:table-cell>
          <table:table-cell office:value-type="string">
            <text:p>O=C(OCCCC)CC[Sn+2]CCC(=O)OCCCC.[S-]CC(=O)OCCCCCC(C)C.[S-]CC(=O)OCCCCCC(C)C</text:p>
          </table:table-cell>
          <table:table-cell office:value-type="string">
            <text:p>bis(3-butoxy-3-oxo-propyl)tin; 2-(6-methylheptoxy)-2-oxo-ethanethiolate</text:p>
          </table:table-cell>
          <table:table-cell office:value-type="string">
            <text:p>63397-60-4</text:p>
          </table:table-cell>
          <table:table-cell office:value-type="string">
            <text:p>264-122-8 &lt;a title="264-122-8 at European chemical Substances Information System" class="synonym_ref" href="http://ecb.jrc.it/esis/index.php?GENRE=ECNO&amp;amp;ENTREE=264-122-8" target="reference"&gt;[EINECS/ELINCS]&lt;/a&gt;; 63397-60-4 &lt;a title="63397-60-4 at PubChem" class="synonym_ref" href="http://www.ncbi.nlm.nih.gov/sites/entrez?db=pccompound&amp;amp;term=63397-60-4" target="reference" onclick="partnerLink(1,'PubChem','link');"&gt;[RN]&lt;/a&gt;; Bis--carbobutoxyethyltin bisisooctylthioglycolate; Dibutyl 3,3'-(bis((2-(isooctyloxy)-2-oxoethyl)thio)stannylene)dipropionate; Propanoic acid, 3,3'-(bis((2-(isooctyloxy)-2-oxoethyl)thio)stannylene)bis-, dibutyl ester</text:p>
          </table:table-cell>
          <table:table-cell table:number-columns-repeated="2"/>
          <table:table-cell office:value-type="string">
            <text:p>http://www.chemspider.com/Chemical-Structure.7851068.html</text:p>
          </table:table-cell>
          <table:table-cell office:value-type="string">
            <text:p>http://www.chemspider.com/ImagesHandler.ashx?id=7851068&amp;w=640&amp;h=480</text:p>
          </table:table-cell>
          <table:table-cell office:value-type="string">
            <text:p>organotin</text:p>
          </table:table-cell>
          <table:table-cell office:value-type="float" office:value="710">
            <text:p>710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70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">
            <text:p>18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783.707">
            <text:p>783.71</text:p>
          </table:table-cell>
          <table:table-cell table:number-columns-repeated="3"/>
        </table:table-row>
        <table:table-row table:style-name="ro3">
          <table:table-cell office:value-type="float" office:value="101449">
            <text:p>101449</text:p>
          </table:table-cell>
          <table:table-cell office:value-type="string">
            <text:p>InChI=1S/3C10H20O2S.C7H13O2.Sn/c3*1-9(2)6-4-3-5-7-12-10(11)8-13;1-3-5-6-9-7(8)4-2;/h3*9,13H,3-8H2,1-2H3;2-6H2,1H3;/q;;;;+3/p-3</text:p>
          </table:table-cell>
          <table:table-cell office:value-type="string">
            <text:p>NAXJREFTBAJZEM-UHFFFAOYSA-K</text:p>
          </table:table-cell>
          <table:table-cell office:value-type="string">
            <text:p>[Sn+3]CCC(=O)OCCCC.[S-]CC(=O)OCCCCCC(C)C.[S-]CC(=O)OCCCCCC(C)C.[S-]CC(=O)OCCCCCC(C)C</text:p>
          </table:table-cell>
          <table:table-cell office:value-type="string">
            <text:p>(3-butoxy-3-oxo-propyl)tin; 2-(6-methylheptoxy)-2-oxo-ethanethiolate</text:p>
          </table:table-cell>
          <table:table-cell office:value-type="string">
            <text:p>63438-80-2</text:p>
          </table:table-cell>
          <table:table-cell office:value-type="string">
            <text:p>(3-butoxy-3-oxo-propyl)tin; 2-(6-methylheptoxy)-2-oxo-ethanethiolate; 264-144-8 &lt;a title="264-144-8 at European chemical Substances Information System" class="synonym_ref" href="http://ecb.jrc.it/esis/index.php?GENRE=ECNO&amp;amp;ENTREE=264-144-8" target="reference"&gt;[EINECS/ELINCS]&lt;/a&gt;; 63438-80-2 &lt;a title="63438-80-2 at PubChem" class="synonym_ref" href="http://www.ncbi.nlm.nih.gov/sites/entrez?db=pccompound&amp;amp;term=63438-80-2" target="reference" onclick="partnerLink(1,'PubChem','link');"&gt;[RN]&lt;/a&gt;; Butyl 3-(tris((2-(isooctyloxy)-2-oxoethyl)thio)stannyl)propionate; Propanoic acid, 3-(tris((2-(isooctyloxy)-2-oxoethyl)thio)stannyl)-,butyl ester</text:p>
          </table:table-cell>
          <table:table-cell table:number-columns-repeated="2"/>
          <table:table-cell office:value-type="string">
            <text:p>http://www.chemspider.com/Chemical-Structure.101449.html</text:p>
          </table:table-cell>
          <table:table-cell office:value-type="string">
            <text:p>http://www.chemspider.com/ImagesHandler.ashx?id=101449&amp;w=640&amp;h=480</text:p>
          </table:table-cell>
          <table:table-cell office:value-type="string">
            <text:p>organotin</text:p>
          </table:table-cell>
          <table:table-cell office:value-type="float" office:value="711">
            <text:p>711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200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0">
            <text:p>3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857.852">
            <text:p>857.8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1.99756e+007</text:p>
          </table:table-cell>
          <table:table-cell office:value-type="string">
            <text:p>InChI=1S/C19H33O4P.Ca/c1-9-22-24(21,23-10-2)13-14-11-15(18(3,4)5)17(20)16(12-14)19(6,7)8;/h11-12,20H,9-10,13H2,1-8H3;/q;+2</text:p>
          </table:table-cell>
          <table:table-cell office:value-type="string">
            <text:p>RDAQDHWFQHNWHR-UHFFFAOYSA-N</text:p>
          </table:table-cell>
          <table:table-cell office:value-type="string">
            <text:p>[Ca+2].CC(C)(C)c1cc(cc(c1O)C(C)(C)C)CP(=O)(OCC)OCC</text:p>
          </table:table-cell>
          <table:table-cell office:value-type="string">
            <text:p>phosphonic acid, [[3,5-bis(1,1-dimethylethyl)-4-hydroxyphenyl]methyl]-, diethyl ester, calcium salt</text:p>
          </table:table-cell>
          <table:table-cell office:value-type="string">
            <text:p>65140-91-2</text:p>
          </table:table-cell>
          <table:table-cell office:value-type="string">
            <text:p>ETHYL 3,5-DI-TERT-BUTYL-4-HYDROXYBENZYLPHOSPHONATE, CALCIUM SALT; phosphonic acid, P-[[3,5-bis(1,1-dimethylethyl)-4-hydroxyphenyl]methyl]-, diethyl ester, calcium salt (1:1); 265-512-0 &lt;a title="265-512-0 at European chemical Substances Information System" class="synonym_ref" href="http://ecb.jrc.it/esis/index.php?GENRE=ECNO&amp;amp;ENTREE=265-512-0" target="reference"&gt;[EINECS/ELINCS]&lt;/a&gt;; 65140-91-2 &lt;a title="65140-91-2 at PubChem" class="synonym_ref" href="http://www.ncbi.nlm.nih.gov/sites/entrez?db=pccompound&amp;amp;term=65140-91-2" target="reference" onclick="partnerLink(1,'PubChem','link');"&gt;[RN]&lt;/a&gt;</text:p>
          </table:table-cell>
          <table:table-cell table:number-columns-repeated="2"/>
          <table:table-cell office:value-type="string">
            <text:p>http://www.chemspider.com/Chemical-Structure.19975631.html</text:p>
          </table:table-cell>
          <table:table-cell office:value-type="string">
            <text:p>http://www.chemspider.com/ImagesHandler.ashx?id=19975631&amp;w=640&amp;h=480</text:p>
          </table:table-cell>
          <table:table-cell office:value-type="string">
            <text:p>phenol</text:p>
          </table:table-cell>
          <table:table-cell office:value-type="float" office:value="715">
            <text:p>715</text:p>
          </table:table-cell>
          <table:table-cell office:value-type="string">
            <text:p>irganox 1425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688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396.514">
            <text:p>396.51</text:p>
          </table:table-cell>
          <table:table-cell table:number-columns-repeated="3"/>
        </table:table-row>
        <table:table-row table:style-name="ro3">
          <table:table-cell office:value-type="float" office:value="150221">
            <text:p>150221</text:p>
          </table:table-cell>
          <table:table-cell office:value-type="string">
            <text:p>InChI=1S/C12H25.3C10H20O2S.Sn/c1-3-5-7-9-11-12-10-8-6-4-2;3*1-9(2)6-4-3-5-7-12-10(11)8-13;/h1,3-12H2,2H3;3*9,13H,3-8H2,1-2H3;/q;;;;+3/p-3</text:p>
          </table:table-cell>
          <table:table-cell office:value-type="string">
            <text:p>BRTAUCXEBFNCRH-UHFFFAOYSA-K</text:p>
          </table:table-cell>
          <table:table-cell office:value-type="string">
            <text:p>[Sn+3]CCCCCCCCCCCC.[S-]CC(=O)OCCCCCC(C)C.[S-]CC(=O)OCCCCCC(C)C.[S-]CC(=O)OCCCCCC(C)C</text:p>
          </table:table-cell>
          <table:table-cell office:value-type="string">
            <text:p>dodecyltin; 2-(6-methylheptoxy)-2-oxo-ethanethiolate</text:p>
          </table:table-cell>
          <table:table-cell office:value-type="string">
            <text:p>67649-65-4</text:p>
          </table:table-cell>
          <table:table-cell office:value-type="string">
            <text:p>266-836-5 &lt;a title="266-836-5 at European chemical Substances Information System" class="synonym_ref" href="http://ecb.jrc.it/esis/index.php?GENRE=ECNO&amp;amp;ENTREE=266-836-5" target="reference"&gt;[EINECS/ELINCS]&lt;/a&gt;; 67649-65-4 &lt;a title="67649-65-4 at PubChem" class="synonym_ref" href="http://www.ncbi.nlm.nih.gov/sites/entrez?db=pccompound&amp;amp;term=67649-65-4" target="reference" onclick="partnerLink(1,'PubChem','link');"&gt;[RN]&lt;/a&gt;; Triisooctyl 2,2',2''-((dodecylstannylidyne)tris(thio))triacetate</text:p>
          </table:table-cell>
          <table:table-cell table:number-columns-repeated="2"/>
          <table:table-cell office:value-type="string">
            <text:p>http://www.chemspider.com/Chemical-Structure.150221.html</text:p>
          </table:table-cell>
          <table:table-cell office:value-type="string">
            <text:p>http://www.chemspider.com/ImagesHandler.ashx?id=150221&amp;w=640&amp;h=480</text:p>
          </table:table-cell>
          <table:table-cell office:value-type="string">
            <text:p>organotin</text:p>
          </table:table-cell>
          <table:table-cell office:value-type="float" office:value="720">
            <text:p>72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736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25)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898.002">
            <text:p>898</text:p>
          </table:table-cell>
          <table:table-cell table:number-columns-repeated="3"/>
        </table:table-row>
        <table:table-row table:style-name="ro3">
          <table:table-cell office:value-type="float" office:value="85384">
            <text:p>85384</text:p>
          </table:table-cell>
          <table:table-cell office:value-type="string">
            <text:p>InChI=1S/C31H54O3/c1-8-9-10-11-12-13-14-15-16-17-18-19-20-21-22-34-29(33)25-23-26(30(2,3)4)28(32)27(24-25)31(5,6)7/h23-24,32H,8-22H2,1-7H3</text:p>
          </table:table-cell>
          <table:table-cell office:value-type="string">
            <text:p>NZYMWGXNIUZYRC-UHFFFAOYSA-N</text:p>
          </table:table-cell>
          <table:table-cell office:value-type="string">
            <text:p>O=C(OCCCCCCCCCCCCCCCC)c1cc(c(O)c(c1)C(C)(C)C)C(C)(C)C</text:p>
          </table:table-cell>
          <table:table-cell office:value-type="string">
            <text:p>hexadecyl 3,5-di-tert-butyl-4-hydroxybenzoate</text:p>
          </table:table-cell>
          <table:table-cell office:value-type="string">
            <text:p>67845-93-6</text:p>
          </table:table-cell>
          <table:table-cell office:value-type="string">
            <text:p>267-342-2 &lt;a title="267-342-2 at European chemical Substances Information System" class="synonym_ref" href="http://ecb.jrc.it/esis/index.php?GENRE=ECNO&amp;amp;ENTREE=267-342-2" target="reference"&gt;[EINECS/ELINCS]&lt;/a&gt;; benzoic acid, 3,5-bis(1,1-dimethylethyl)-4-hydroxy-, hexadecyl ester; Hexadecyl 3,5-di-tert-butyl-4-hydroxybenzoate; 3,5-Bis(1,1-dimethylethyl)-4-hydroxybenzoic acid, hexadecyl ester; 3,5-Di-tert-butyl-4-hydroxybenzoic acid hexadecyl ester; 67845-93-6 &lt;a title="67845-93-6 at PubChem" class="synonym_ref" href="http://www.ncbi.nlm.nih.gov/sites/entrez?db=pccompound&amp;amp;term=67845-93-6" target="reference" onclick="partnerLink(1,'PubChem','link');"&gt;[RN]&lt;/a&gt;; hexadecyl 3,5-bis(tert-butyl)-4-hydroxybenzoate; hexadecyl 3,5-bis-tert-butyl-4-hydroxybenzoate</text:p>
          </table:table-cell>
          <table:table-cell table:number-columns-repeated="2"/>
          <table:table-cell office:value-type="string">
            <text:p>http://www.chemspider.com/Chemical-Structure.85384.html</text:p>
          </table:table-cell>
          <table:table-cell office:value-type="string">
            <text:p>http://www.chemspider.com/ImagesHandler.ashx?id=85384&amp;w=640&amp;h=480</text:p>
          </table:table-cell>
          <table:table-cell office:value-type="string">
            <text:p>ester</text:p>
          </table:table-cell>
          <table:table-cell office:value-type="float" office:value="721">
            <text:p>721</text:p>
          </table:table-cell>
          <table:table-cell office:value-type="string">
            <text:p>cyasorb UV 2908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680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474.759">
            <text:p>474.76</text:p>
          </table:table-cell>
          <table:table-cell office:value-type="float" office:value="13.21">
            <text:p>13.21</text:p>
          </table:table-cell>
          <table:table-cell office:value-type="float" office:value="539.2">
            <text:p>539.2</text:p>
          </table:table-cell>
          <table:table-cell office:value-type="string">
            <text:p>3.07e-012</text:p>
          </table:table-cell>
        </table:table-row>
        <table:table-row table:style-name="ro3">
          <table:table-cell office:value-type="float" office:value="513622">
            <text:p>513622</text:p>
          </table:table-cell>
          <table:table-cell office:value-type="string">
            <text:p>InChI=1S/C26H42O4/c1-21(2)15-9-5-7-13-19-29-25(27)23-17-11-12-18-24(23)26(28)30-20-14-8-6-10-16-22(3)4/h11-12,17-18,21-22H,5-10,13-16,19-20H2,1-4H3</text:p>
          </table:table-cell>
          <table:table-cell office:value-type="string">
            <text:p>HBGGXOJOCNVPFY-UHFFFAOYSA-N</text:p>
          </table:table-cell>
          <table:table-cell office:value-type="string">
            <text:p>O=C(OCCCCCCC(C)C)c1ccccc1C(=O)OCCCCCCC(C)C</text:p>
          </table:table-cell>
          <table:table-cell office:value-type="string">
            <text:p>bis(7-methyloctyl) benzene-1,2-dicarboxylate</text:p>
          </table:table-cell>
          <table:table-cell office:value-type="string">
            <text:p>28553-12-0; 68515-48-0</text:p>
          </table:table-cell>
          <table:table-cell office:value-type="string">
            <text:p>271-090-9 &lt;a title="271-090-9 at European chemical Substances Information System" class="synonym_ref" href="http://ecb.jrc.it/esis/index.php?GENRE=ECNO&amp;amp;ENTREE=271-090-9" target="reference"&gt;[EINECS/ELINCS]&lt;/a&gt;; 68515-48-0 &lt;a title="68515-48-0 at PubChem" class="synonym_ref" href="http://www.ncbi.nlm.nih.gov/sites/entrez?db=pccompound&amp;amp;term=68515-48-0" target="reference" onclick="partnerLink(1,'PubChem','link');"&gt;[RN]&lt;/a&gt;; Diisononylphthalate; Phthalic acid, bis(7-methyloctyl) ester; 1,2-benzenedicarboxylic acid, bis(7-methyloctyl) ester; 1,2-Benzenedicarboxylic acid, di-C8-10-branched alkyl esters, C9-rich; 1,2-Benzenedicarboxylic acid, diisononyl ester; 249-079-5 &lt;a title="249-079-5 at European chemical Substances Information System" class="synonym_ref" href="http://ecb.jrc.it/esis/index.php?GENRE=ECNO&amp;amp;ENTREE=249-079-5" target="reference"&gt;[EINECS/ELINCS]&lt;/a&gt;; 28553-12-0 &lt;a title="28553-12-0 at PubChem" class="synonym_ref" href="http://www.ncbi.nlm.nih.gov/sites/entrez?db=pccompound&amp;amp;term=28553-12-0" target="reference" onclick="partnerLink(1,'PubChem','link');"&gt;[RN]&lt;/a&gt;; bis(7-methyloctyl) benzene-1,2-dicarboxylate; bis(7-methyloctyl) phthalate; Di-''isononyl'' phthalate; DIISONONYL PHTHALATE; Phthalic acid, diisononyl ester; 376663_ALDRICH; 80072_FLUKA; C15221; CHEBI:35459; Enj 2065</text:p>
          </table:table-cell>
          <table:table-cell table:number-columns-repeated="2"/>
          <table:table-cell office:value-type="string">
            <text:p>http://www.chemspider.com/Chemical-Structure.513622.html</text:p>
          </table:table-cell>
          <table:table-cell office:value-type="string">
            <text:p>http://www.chemspider.com/ImagesHandler.ashx?id=513622&amp;w=640&amp;h=480</text:p>
          </table:table-cell>
          <table:table-cell office:value-type="string">
            <text:p>phtalate</text:p>
          </table:table-cell>
          <table:table-cell office:value-type="float" office:value="728">
            <text:p>728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(7)</text:p>
          </table:table-cell>
          <table:table-cell office:value-type="string">
            <text:p>7510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Only to be used as: (a) plasticiser in repeated use materials and articles; (b) plasticiser in single-use materials and articles contacting non-fatty foods except for infant formulae and follow-on formulae as defined by Directive 2006/141/EC or processed cereal-based foods and baby foods for infants and young children as defined by Directive 2006/125/EC; (c) technical support agent in concentrations up to 0,1 % in the final product.</text:p>
          </table:table-cell>
          <table:table-cell office:value-type="string">
            <text:p>(26) (32)</text:p>
          </table:table-cell>
          <table:table-cell office:value-type="float" office:value="9">
            <text:p>9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PT</text:p>
          </table:table-cell>
          <table:table-cell office:value-type="float" office:value="418.609">
            <text:p>418.61</text:p>
          </table:table-cell>
          <table:table-cell office:value-type="float" office:value="9.77">
            <text:p>9.77</text:p>
          </table:table-cell>
          <table:table-cell office:value-type="float" office:value="405.7">
            <text:p>405.7</text:p>
          </table:table-cell>
          <table:table-cell office:value-type="string">
            <text:p>8.61e-007</text:p>
          </table:table-cell>
        </table:table-row>
        <table:table-row table:style-name="ro3">
          <table:table-cell office:value-type="float" office:value="30996">
            <text:p>30996</text:p>
          </table:table-cell>
          <table:table-cell office:value-type="string">
            <text:p>InChI=1S/C28H46O4/c1-23(2)17-11-7-5-9-15-21-31-27(29)25-19-13-14-20-26(25)28(30)32-22-16-10-6-8-12-18-24(3)4/h13-14,19-20,23-24H,5-12,15-18,21-22H2,1-4H3</text:p>
          </table:table-cell>
          <table:table-cell office:value-type="string">
            <text:p>ZVFDTKUVRCTHQE-UHFFFAOYSA-N</text:p>
          </table:table-cell>
          <table:table-cell office:value-type="string">
            <text:p>O=C(OCCCCCCCC(C)C)c1ccccc1C(=O)OCCCCCCCC(C)C</text:p>
          </table:table-cell>
          <table:table-cell office:value-type="string">
            <text:p>bis(8-methylnonyl) benzene-1,2-dicarboxylate</text:p>
          </table:table-cell>
          <table:table-cell office:value-type="string">
            <text:p>105009-98-1; 119394-45-5; 1341-39-5; 148384-02-5; 26761-40-0; 68515-49-1; 89-16-7</text:p>
          </table:table-cell>
          <table:table-cell office:value-type="string">
            <text:p>1,2-Benzenedicarboxylic acid diisodecyl ester; 1,2-benzenedicarboxylic acid, bis(8-methylnonyl) ester; 201-884-2 &lt;a title="201-884-2 at European chemical Substances Information System" class="synonym_ref" href="http://ecb.jrc.it/esis/index.php?GENRE=ECNO&amp;amp;ENTREE=201-884-2" target="reference"&gt;[EINECS/ELINCS]&lt;/a&gt;; 26761-40-0 &lt;a title="26761-40-0 at PubChem" class="synonym_ref" href="http://www.ncbi.nlm.nih.gov/sites/entrez?db=pccompound&amp;amp;term=26761-40-0" target="reference" onclick="partnerLink(1,'PubChem','link');"&gt;[RN]&lt;/a&gt;; 271-091-4 &lt;a title="271-091-4 at European chemical Substances Information System" class="synonym_ref" href="http://ecb.jrc.it/esis/index.php?GENRE=ECNO&amp;amp;ENTREE=271-091-4" target="reference"&gt;[EINECS/ELINCS]&lt;/a&gt;; bis(8-methylnonyl) benzene-1,2-dicarboxylate; Bis(8-methylnonyl) phthalate; Di-isodecyl phthalate; Hexaplas DIDP; Isodecyl Alcohol Phthalate (2:1); ISODECYL PHTHALATE; Jayflex DIDP; Phthalic Acid Bis(8-methylnonyl) Ester; Phthalic Acid Diisodecyl Ester; Plasthall DIDP; Reomol DiDP; Sansocizer DIDP; 1,2-Benzenedicarboxylic acid, 4,4'-carbonylbis-, tetraisodecyl ester; 1,2-Benzenedicarboxylic acid, di-C9-11-branched alkyl esters, C10-rich; 1,2-Benzenedicarboxylic acid, diisodecyl ester; 105009-98-1 &lt;a title="105009-98-1 at PubChem" class="synonym_ref" href="http://www.ncbi.nlm.nih.gov/sites/entrez?db=pccompound&amp;amp;term=105009-98-1" target="reference" onclick="partnerLink(1,'PubChem','link');"&gt;[RN]&lt;/a&gt;; 119394-45-5 &lt;a title="119394-45-5 at PubChem" class="synonym_ref" href="http://www.ncbi.nlm.nih.gov/sites/entrez?db=pccompound&amp;amp;term=119394-45-5" target="reference" onclick="partnerLink(1,'PubChem','link');"&gt;[RN]&lt;/a&gt;; 1341-39-5 &lt;a title="1341-39-5 at PubChem" class="synonym_ref" href="http://www.ncbi.nlm.nih.gov/sites/entrez?db=pccompound&amp;amp;term=1341-39-5" target="reference" onclick="partnerLink(1,'PubChem','link');"&gt;[RN]&lt;/a&gt;; 148384-02-5 &lt;a title="148384-02-5 at PubChem" class="synonym_ref" href="http://www.ncbi.nlm.nih.gov/sites/entrez?db=pccompound&amp;amp;term=148384-02-5" target="reference" onclick="partnerLink(1,'PubChem','link');"&gt;[RN]&lt;/a&gt;; 247-977-1 &lt;a title="247-977-1 at European chemical Substances Information System" class="synonym_ref" href="http://ecb.jrc.it/esis/index.php?GENRE=ECNO&amp;amp;ENTREE=247-977-1" target="reference"&gt;[EINECS/ELINCS]&lt;/a&gt;; 68515-49-1 &lt;a title="68515-49-1 at PubChem" class="synonym_ref" href="http://www.ncbi.nlm.nih.gov/sites/entrez?db=pccompound&amp;amp;term=68515-49-1" target="reference" onclick="partnerLink(1,'PubChem','link');"&gt;[RN]&lt;/a&gt;; 89-16-7 &lt;a title="89-16-7 at PubChem" class="synonym_ref" href="http://www.ncbi.nlm.nih.gov/sites/entrez?db=pccompound&amp;amp;term=89-16-7" target="reference" onclick="partnerLink(1,'PubChem','link');"&gt;[RN]&lt;/a&gt;; Bis(isodecyl) phthalate; Bis(isodecyl)phthalate; C042080; Didp; DIDP (plasticizer); Di-''isodecyl'' phthalate; DIISODECYL PHTHALATE; Diisodecyl Phthalate (mixture of branched chain isomers); diisodecylphthalate; Palatinol Z; phthalic acid di-isodecyl ester; Phthalic acid, bis(8-methylnonyl) ester; Phthalic acid, diisodecyl ester; Plasticized ddp; Vestinol DZ; 80135_FLUKA; BRN 2171889; C14578; CCRIS 6194; HSDB 930; PX 120; Sicol 184</text:p>
          </table:table-cell>
          <table:table-cell table:number-columns-repeated="2"/>
          <table:table-cell office:value-type="string">
            <text:p>http://www.chemspider.com/Chemical-Structure.30996.html</text:p>
          </table:table-cell>
          <table:table-cell office:value-type="string">
            <text:p>http://www.chemspider.com/ImagesHandler.ashx?id=30996&amp;w=640&amp;h=480</text:p>
          </table:table-cell>
          <table:table-cell office:value-type="string">
            <text:p>phtalate</text:p>
          </table:table-cell>
          <table:table-cell office:value-type="float" office:value="729">
            <text:p>72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o </text:p>
          </table:table-cell>
          <table:table-cell office:value-type="string">
            <text:p>(7)</text:p>
          </table:table-cell>
          <table:table-cell office:value-type="string">
            <text:p>75105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Only to be used as: (a) plasticiser in repeated use materials and articles; (b) plasticiser in single-use materials and articles contacting non-fatty foods except for infant formulae and follow-on formulae as defined by Directive 2006/141/EC or processed cereal-based foods and baby foods for infants and young children as defined by Directive 2006/125/EC; (c) technical support agent in concentrations up to 0,1 % in the final product.</text:p>
          </table:table-cell>
          <table:table-cell office:value-type="string">
            <text:p>(26) (32)</text:p>
          </table:table-cell>
          <table:table-cell office:value-type="float" office:value="9">
            <text:p>9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plasticizer</text:p>
          </table:table-cell>
          <table:table-cell office:value-type="string">
            <text:p>PT</text:p>
          </table:table-cell>
          <table:table-cell office:value-type="float" office:value="446.662">
            <text:p>446.66</text:p>
          </table:table-cell>
          <table:table-cell office:value-type="float" office:value="10.83">
            <text:p>10.83</text:p>
          </table:table-cell>
          <table:table-cell office:value-type="float" office:value="425.8">
            <text:p>425.8</text:p>
          </table:table-cell>
          <table:table-cell office:value-type="string">
            <text:p>1.86e-007</text:p>
          </table:table-cell>
        </table:table-row>
        <table:table-row table:style-name="ro3">
          <table:table-cell office:value-type="float" office:value="142457">
            <text:p>142457</text:p>
          </table:table-cell>
          <table:table-cell office:value-type="string">
            <text:p>InChI=1S/C10H12.C7H8O.C4H8/c1-2-9-7-4-5-8(6-7)10(9)3-1;1-6-2-4-7(8)5-3-6;1-4(2)3/h1-2,4-5,7-10H,3,6H2;2-5,8H,1H3;1H2,2-3H3</text:p>
          </table:table-cell>
          <table:table-cell office:value-type="string">
            <text:p>UQQYHXZNSYZMEN-UHFFFAOYSA-N</text:p>
          </table:table-cell>
          <table:table-cell office:value-type="string">
            <text:p>Oc1ccc(cc1)C.C\2=C\C3C1/C=C\C(C1)C3C/2.C=C(\C)C</text:p>
          </table:table-cell>
          <table:table-cell/>
          <table:table-cell office:value-type="string">
            <text:p>68610-51-5</text:p>
          </table:table-cell>
          <table:table-cell office:value-type="string">
            <text:p>Phenol, 4-methyl-, reaction products with dicyclopentadiene and isobutylene; 271-867-2 &lt;a title="271-867-2 at European chemical Substances Information System" class="synonym_ref" href="http://ecb.jrc.it/esis/index.php?GENRE=ECNO&amp;amp;ENTREE=271-867-2" target="reference"&gt;[EINECS/ELINCS]&lt;/a&gt;; 68610-51-5 &lt;a title="68610-51-5 at PubChem" class="synonym_ref" href="http://www.ncbi.nlm.nih.gov/sites/entrez?db=pccompound&amp;amp;term=68610-51-5" target="reference" onclick="partnerLink(1,'PubChem','link');"&gt;[RN]&lt;/a&gt;; Poly(dicyclopentadiene-co-p-cresol); LS-181776</text:p>
          </table:table-cell>
          <table:table-cell table:number-columns-repeated="2"/>
          <table:table-cell office:value-type="string">
            <text:p>http://www.chemspider.com/Chemical-Structure.142457.html</text:p>
          </table:table-cell>
          <table:table-cell office:value-type="string">
            <text:p>http://www.chemspider.com/ImagesHandler.ashx?id=142457&amp;w=640&amp;h=480</text:p>
          </table:table-cell>
          <table:table-cell office:value-type="string">
            <text:p>phenol</text:p>
          </table:table-cell>
          <table:table-cell office:value-type="float" office:value="732">
            <text:p>732</text:p>
          </table:table-cell>
          <table:table-cell office:value-type="string">
            <text:p>antioxidant 12 (Akrochem)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o </text:p>
          </table:table-cell>
          <table:table-cell office:value-type="string">
            <text:p>NaN</text:p>
          </table:table-cell>
          <table:table-cell office:value-type="string">
            <text:p>45450</text:p>
          </table:table-cell>
          <table:table-cell office:value-type="string">
            <text:p>PS;HIPS;SAN;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296.446">
            <text:p>296.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2.0158e+007</text:p>
          </table:table-cell>
          <table:table-cell office:value-type="string">
            <text:p>InChI=1S/2C8H17.C6H10O4S2.Sn/c2*1-3-5-7-8-6-4-2;7-5(3-11)9-1-2-10-6(8)4-12;/h2*1,3-8H2,2H3;11-12H,1-4H2;/q;;;+2/p-2</text:p>
          </table:table-cell>
          <table:table-cell office:value-type="string">
            <text:p>XTFWXVDCMIKXBZ-UHFFFAOYSA-L</text:p>
          </table:table-cell>
          <table:table-cell office:value-type="string">
            <text:p>O=C1OCCOC(=O)CS[Sn](CCCCCCCC)(CCCCCCCC)SC1</text:p>
          </table:table-cell>
          <table:table-cell office:value-type="string">
            <text:p>5,5-dioctyl-1,9-dioxa-4,6-dithia-5-stannacycloundecane-2,8-dione</text:p>
          </table:table-cell>
          <table:table-cell office:value-type="string">
            <text:p>69226-44-4</text:p>
          </table:table-cell>
          <table:table-cell office:value-type="string">
            <text:p>1,4-Dioxa-7,9-dithia-8-stannacycloundecane-5,11-dione, 8,8-dioctyl-; 1,9-dioxa-4,6-dithia-5-stannacycloundecane-2,8-dione, 5,5-dioctyl-; 273-920-5 &lt;a title="273-920-5 at European chemical Substances Information System" class="synonym_ref" href="http://ecb.jrc.it/esis/index.php?GENRE=ECNO&amp;amp;ENTREE=273-920-5" target="reference"&gt;[EINECS/ELINCS]&lt;/a&gt;; 5,5-Dioctyl-1,9-dioxa-4,6-dithia-5-stannacycloundecane-2,8-dione; 69226-44-4 &lt;a title="69226-44-4 at PubChem" class="synonym_ref" href="http://www.ncbi.nlm.nih.gov/sites/entrez?db=pccompound&amp;amp;term=69226-44-4" target="reference" onclick="partnerLink(1,'PubChem','link');"&gt;[RN]&lt;/a&gt;; 8,8-dioctyl-1,4-dioxa-7,9-dithia-8-stannacycloundecane-5,11-dione; Di-n-octyltin ethyleneglycol dithioglycolate; Di-n-octyl-zinn aethylenglykol-dithioglykolat [German]; EINECS 273-920-5; Stannane, dioctyl(ethylenedioxybis(carbonylmethylthio))-</text:p>
          </table:table-cell>
          <table:table-cell table:number-columns-repeated="2"/>
          <table:table-cell office:value-type="string">
            <text:p>http://www.chemspider.com/Chemical-Structure.20157953.html</text:p>
          </table:table-cell>
          <table:table-cell office:value-type="string">
            <text:p>http://www.chemspider.com/ImagesHandler.ashx?id=20157953&amp;w=640&amp;h=480</text:p>
          </table:table-cell>
          <table:table-cell office:value-type="string">
            <text:p>organotin</text:p>
          </table:table-cell>
          <table:table-cell office:value-type="float" office:value="736">
            <text:p>73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o </text:p>
          </table:table-cell>
          <table:table-cell office:value-type="string">
            <text:p>NaN</text:p>
          </table:table-cell>
          <table:table-cell office:value-type="string">
            <text:p>5096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10)</text:p>
          </table:table-cell>
          <table:table-cell office:value-type="float" office:value="0.006">
            <text:p>0.01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553.407">
            <text:p>553.41</text:p>
          </table:table-cell>
          <table:table-cell/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100754">
            <text:p>100754</text:p>
          </table:table-cell>
          <table:table-cell office:value-type="string">
            <text:p>InChI=1S/C30H29N3O/c1-29(2,21-13-7-5-8-14-21)23-19-24(30(3,4)22-15-9-6-10-16-22)28(34)27(20-23)33-31-25-17-11-12-18-26(25)32-33/h5-20,34H,1-4H3</text:p>
          </table:table-cell>
          <table:table-cell office:value-type="string">
            <text:p>OLFNXLXEGXRUOI-UHFFFAOYSA-N</text:p>
          </table:table-cell>
          <table:table-cell office:value-type="string">
            <text:p>n1c5ccccc5nn1c2cc(cc(c2O)C(c3ccccc3)(C)C)C(c4ccccc4)(C)C</text:p>
          </table:table-cell>
          <table:table-cell office:value-type="string">
            <text:p>2-(2H-benzotriazol-2-yl)-4,6-bis(2-phenylpropan-2-yl)phenol</text:p>
          </table:table-cell>
          <table:table-cell office:value-type="string">
            <text:p>134531-15-0; 147614-31-1; 70321-86-7; 83931-73-1; 88653-64-9</text:p>
          </table:table-cell>
          <table:table-cell office:value-type="string">
            <text:p>2-(2h-benzotriazol-2-yl)-4,6-bis(2-phenylpropan-2-yl)phenol; 274-570-6 &lt;a title="274-570-6 at European chemical Substances Information System" class="synonym_ref" href="http://ecb.jrc.it/esis/index.php?GENRE=ECNO&amp;amp;ENTREE=274-570-6" target="reference"&gt;[EINECS/ELINCS]&lt;/a&gt;; phenol, 2-(2H-1,2,3-benzotriazol-2-yl)-4,6-bis(1-methyl-1-phenylethyl)-; PHENOL, 2-(2H-BENZOTRIAZOL-2-YL)-4,6-BIS(1-METHYL-1-PHENYLETHYL)-; 134531-15-0 &lt;a title="134531-15-0 at PubChem" class="synonym_ref" href="http://www.ncbi.nlm.nih.gov/sites/entrez?db=pccompound&amp;amp;term=134531-15-0" target="reference" onclick="partnerLink(1,'PubChem','link');"&gt;[RN]&lt;/a&gt;; 147614-31-1 &lt;a title="147614-31-1 at PubChem" class="synonym_ref" href="http://www.ncbi.nlm.nih.gov/sites/entrez?db=pccompound&amp;amp;term=147614-31-1" target="reference" onclick="partnerLink(1,'PubChem','link');"&gt;[RN]&lt;/a&gt;; 2-(2h-benzotriazol-2-yl)-4,6-bis(1-methyl-1-phenylethyl)phenol; 4,6-bis(1-methyl-1-phenylethyl)-2-(2-hydrobenzotriazol-2-yl)phenol; 70321-86-7 &lt;a title="70321-86-7 at PubChem" class="synonym_ref" href="http://www.ncbi.nlm.nih.gov/sites/entrez?db=pccompound&amp;amp;term=70321-86-7" target="reference" onclick="partnerLink(1,'PubChem','link');"&gt;[RN]&lt;/a&gt;; 83931-73-1 &lt;a title="83931-73-1 at PubChem" class="synonym_ref" href="http://www.ncbi.nlm.nih.gov/sites/entrez?db=pccompound&amp;amp;term=83931-73-1" target="reference" onclick="partnerLink(1,'PubChem','link');"&gt;[RN]&lt;/a&gt;; 88653-64-9 &lt;a title="88653-64-9 at PubChem" class="synonym_ref" href="http://www.ncbi.nlm.nih.gov/sites/entrez?db=pccompound&amp;amp;term=88653-64-9" target="reference" onclick="partnerLink(1,'PubChem','link');"&gt;[RN]&lt;/a&gt;; 535753_ALDRICH</text:p>
          </table:table-cell>
          <table:table-cell table:number-columns-repeated="2"/>
          <table:table-cell office:value-type="string">
            <text:p>http://www.chemspider.com/Chemical-Structure.100754.html</text:p>
          </table:table-cell>
          <table:table-cell office:value-type="string">
            <text:p>http://www.chemspider.com/ImagesHandler.ashx?id=100754&amp;w=640&amp;h=480</text:p>
          </table:table-cell>
          <table:table-cell office:value-type="string">
            <text:p>benzotriazole</text:p>
          </table:table-cell>
          <table:table-cell office:value-type="float" office:value="738">
            <text:p>738</text:p>
          </table:table-cell>
          <table:table-cell office:value-type="string">
            <text:p>tinuvin 234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0320</text:p>
          </table:table-cell>
          <table:table-cell office:value-type="string">
            <text:p>LLDPE;LDPE;MDPE;HDPE;PP;PB;PC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.5">
            <text:p>1.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447.571">
            <text:p>447.57</text:p>
          </table:table-cell>
          <table:table-cell office:value-type="float" office:value="9.21">
            <text:p>9.21</text:p>
          </table:table-cell>
          <table:table-cell office:value-type="float" office:value="589.3">
            <text:p>589.3</text:p>
          </table:table-cell>
          <table:table-cell office:value-type="string">
            <text:p>1.75e-014</text:p>
          </table:table-cell>
        </table:table-row>
        <table:table-row table:style-name="ro3">
          <table:table-cell office:value-type="string">
            <text:p>1.99735e+007</text:p>
          </table:table-cell>
          <table:table-cell office:value-type="string">
            <text:p>InChI=1S/2C17H26O3.C6H4N2O2/c2*1-16(2,3)12-9-11(7-8-14(18)19)10-13(15(12)20)17(4,5)6;7-3-1-5(9)6(10)2-4-8/h2*9-10,20H,7-8H2,1-6H3,(H,18,19);1-2,7-8H</text:p>
          </table:table-cell>
          <table:table-cell office:value-type="string">
            <text:p>LDQIIDCVIUBDLR-UHFFFAOYSA-N</text:p>
          </table:table-cell>
          <table:table-cell office:value-type="string">
            <text:p>CC(C)(C)c1cc(cc(c1O)C(C)(C)C)CCC(O)=O.N=C=C\C(=O)C(=O)\C=C=N.CC(C)(C)c1cc(CCC(O)=O)cc(c1O)C(C)(C)C</text:p>
          </table:table-cell>
          <table:table-cell office:value-type="string">
            <text:p>3-(3,5-di-tert-butyl-4-hydroxyphenyl)propanoic acid - 1,6-diiminohexa-1,5-diene-3,4-dione (2:1)</text:p>
          </table:table-cell>
          <table:table-cell office:value-type="string">
            <text:p>70331-94-1</text:p>
          </table:table-cell>
          <table:table-cell office:value-type="string">
            <text:p>274-572-7 &lt;a title="274-572-7 at European chemical Substances Information System" class="synonym_ref" href="http://ecb.jrc.it/esis/index.php?GENRE=ECNO&amp;amp;ENTREE=274-572-7" target="reference"&gt;[EINECS/ELINCS]&lt;/a&gt;; 3-(3,5-Di-tert-butyl-4-hydroxyphenyl)propanoic acid - 1,6-diiminohexa-1,5-diene-3,4-dione (2:1); benzenepropanoic acid, 3,5-bis(1,1-dimethylethyl)-4-hydroxy-, compd. with 1,6-diimino-1,5-hexadiene-3,4-dione (2:1); (1,2-DIOXOETHYLENE)BIS(IMINOETHYLENE) BIS(3-(3,5-DI-TERT-BUTYL-4- HYDROXYPHENYL)PROPIONATE); (1,2-Dioxoethylene)bis(iminoethylene) bis(3-(3,5-di-tert-butyl-4-hydroxyphenyl)propionate); (1,2-dioxoethylene)bis(iminoethylene) bis[3-(3,5-di-tert-butyl-4-hydroxyphenyl)propionate]; 70331-94-1 &lt;a title="70331-94-1 at PubChem" class="synonym_ref" href="http://www.ncbi.nlm.nih.gov/sites/entrez?db=pccompound&amp;amp;term=70331-94-1" target="reference" onclick="partnerLink(1,'PubChem','link');"&gt;[RN]&lt;/a&gt;</text:p>
          </table:table-cell>
          <table:table-cell table:number-columns-repeated="2"/>
          <table:table-cell office:value-type="string">
            <text:p>http://www.chemspider.com/Chemical-Structure.19973538.html</text:p>
          </table:table-cell>
          <table:table-cell office:value-type="string">
            <text:p>http://www.chemspider.com/ImagesHandler.ashx?id=19973538&amp;w=640&amp;h=480</text:p>
          </table:table-cell>
          <table:table-cell office:value-type="string">
            <text:p>NaN</text:p>
          </table:table-cell>
          <table:table-cell office:value-type="float" office:value="739">
            <text:p>739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7000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MD</text:p>
          </table:table-cell>
          <table:table-cell office:value-type="float" office:value="692.881">
            <text:p>692.8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84323">
            <text:p>84323</text:p>
          </table:table-cell>
          <table:table-cell office:value-type="string">
            <text:p>InChI=1S/C24H50N4.C8H19N.C3Cl3N3/c1-21(2)15-19(16-22(3,4)27-21)25-13-11-9-10-12-14-26-20-17-23(5,6)28-24(7,8)18-20;1-7(2,3)6-8(4,5)9;4-1-7-2(5)9-3(6)8-1/h19-20,25-28H,9-18H2,1-8H3;6,9H2,1-5H3;</text:p>
          </table:table-cell>
          <table:table-cell office:value-type="string">
            <text:p>ORECYURYFJYPKY-UHFFFAOYSA-N</text:p>
          </table:table-cell>
          <table:table-cell office:value-type="string">
            <text:p>Clc1nc(Cl)nc(Cl)n1.N(C1CC(NC(C)(C)C1)(C)C)CCCCCCNC2CC(NC(C)(C)C2)(C)C.NC(C)(C)CC(C)(C)C</text:p>
          </table:table-cell>
          <table:table-cell office:value-type="string">
            <text:p>N,N'-bis(2,2,6,6-tetramethyl-4-piperidyl)hexane-1,6-diamine; 2,4,6-trichloro-1,3,5-triazine; 2,4,4-trimethylpentan-2-amine</text:p>
          </table:table-cell>
          <table:table-cell office:value-type="string">
            <text:p>100631-57-0; 113355-29-6; 120199-28-2; 127787-91-1; 137261-79-1; 141844-60-2; 70624-18-9; 71878-19-8; 79303-72-3; 91105-72-5; 97088-78-3</text:p>
          </table:table-cell>
          <table:table-cell office:value-type="string">
            <text:p>(2,2,6,6-tetramethyl(4-piperidyl)){6-[(2,2,6,6-tetramethyl(4-piperidyl))amino]hexyl}amine, 2,4,6-trichloro-1,3,5-triazine, 2,4,4-trimethylpent-2-ylamine; 100631-57-0 &lt;a title="100631-57-0 at PubChem" class="synonym_ref" href="http://www.ncbi.nlm.nih.gov/sites/entrez?db=pccompound&amp;amp;term=100631-57-0" target="reference" onclick="partnerLink(1,'PubChem','link');"&gt;[RN]&lt;/a&gt;; 113355-29-6 &lt;a title="113355-29-6 at PubChem" class="synonym_ref" href="http://www.ncbi.nlm.nih.gov/sites/entrez?db=pccompound&amp;amp;term=113355-29-6" target="reference" onclick="partnerLink(1,'PubChem','link');"&gt;[RN]&lt;/a&gt;; 120199-28-2 &lt;a title="120199-28-2 at PubChem" class="synonym_ref" href="http://www.ncbi.nlm.nih.gov/sites/entrez?db=pccompound&amp;amp;term=120199-28-2" target="reference" onclick="partnerLink(1,'PubChem','link');"&gt;[RN]&lt;/a&gt;; 127787-91-1 &lt;a title="127787-91-1 at PubChem" class="synonym_ref" href="http://www.ncbi.nlm.nih.gov/sites/entrez?db=pccompound&amp;amp;term=127787-91-1" target="reference" onclick="partnerLink(1,'PubChem','link');"&gt;[RN]&lt;/a&gt;; 137261-79-1 &lt;a title="137261-79-1 at PubChem" class="synonym_ref" href="http://www.ncbi.nlm.nih.gov/sites/entrez?db=pccompound&amp;amp;term=137261-79-1" target="reference" onclick="partnerLink(1,'PubChem','link');"&gt;[RN]&lt;/a&gt;; 141844-60-2 &lt;a title="141844-60-2 at PubChem" class="synonym_ref" href="http://www.ncbi.nlm.nih.gov/sites/entrez?db=pccompound&amp;amp;term=141844-60-2" target="reference" onclick="partnerLink(1,'PubChem','link');"&gt;[RN]&lt;/a&gt;; 70624-18-9 &lt;a title="70624-18-9 at PubChem" class="synonym_ref" href="http://www.ncbi.nlm.nih.gov/sites/entrez?db=pccompound&amp;amp;term=70624-18-9" target="reference" onclick="partnerLink(1,'PubChem','link');"&gt;[RN]&lt;/a&gt;; 71878-19-8 &lt;a title="71878-19-8 at PubChem" class="synonym_ref" href="http://www.ncbi.nlm.nih.gov/sites/entrez?db=pccompound&amp;amp;term=71878-19-8" target="reference" onclick="partnerLink(1,'PubChem','link');"&gt;[RN]&lt;/a&gt;; 79303-72-3 &lt;a title="79303-72-3 at PubChem" class="synonym_ref" href="http://www.ncbi.nlm.nih.gov/sites/entrez?db=pccompound&amp;amp;term=79303-72-3" target="reference" onclick="partnerLink(1,'PubChem','link');"&gt;[RN]&lt;/a&gt;; 91105-72-5 &lt;a title="91105-72-5 at PubChem" class="synonym_ref" href="http://www.ncbi.nlm.nih.gov/sites/entrez?db=pccompound&amp;amp;term=91105-72-5" target="reference" onclick="partnerLink(1,'PubChem','link');"&gt;[RN]&lt;/a&gt;; 97088-78-3 &lt;a title="97088-78-3 at PubChem" class="synonym_ref" href="http://www.ncbi.nlm.nih.gov/sites/entrez?db=pccompound&amp;amp;term=97088-78-3" target="reference" onclick="partnerLink(1,'PubChem','link');"&gt;[RN]&lt;/a&gt;; Chimassorb 944; Chimassorb 944FD; Chimassorb 944FL; Chimassorb 944LD; Chimassorb 994LD; Chimassorb LS 944LD; Hals 3; Light Stabilizer-944; n,n'-bis(2,2,6,6-tetramethyl-4-piperidyl)hexane-1,6-diamine; 2,4,6-trichloro-1,3,5-triazine; 2,4,4-trimethylpentan-2-amine; Poly((6-((1,1,3,3-tetramethylbutyl)amino)-1,3,5-triazine-2,4-diyl)((2,2,6,6-tetramethyl-4-piperidinyl)imino)-1,6-hexanediyl((2,2,6,6-tetramethyl-4-piperidinyl)imino)); Sanduvor 3944; Sanol LS 944; Sanol LS 944LD; CR-144; Hals 944; Sanol 944</text:p>
          </table:table-cell>
          <table:table-cell table:number-columns-repeated="2"/>
          <table:table-cell office:value-type="string">
            <text:p>http://www.chemspider.com/Chemical-Structure.84323.html</text:p>
          </table:table-cell>
          <table:table-cell office:value-type="string">
            <text:p>http://www.chemspider.com/ImagesHandler.ashx?id=84323&amp;w=640&amp;h=480</text:p>
          </table:table-cell>
          <table:table-cell office:value-type="string">
            <text:p>hindered amine</text:p>
          </table:table-cell>
          <table:table-cell office:value-type="float" office:value="740">
            <text:p>740</text:p>
          </table:table-cell>
          <table:table-cell office:value-type="string">
            <text:p>chimassorb 944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81200</text:p>
          </table:table-cell>
          <table:table-cell office:value-type="string">
            <text:p>LLDPE;LDPE;MDPE;HDPE;PP;PB;PS;HIPS;SAN;PET;PBT;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HALS</text:p>
          </table:table-cell>
          <table:table-cell office:value-type="float" office:value="708.335">
            <text:p>708.3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151991">
            <text:p>151991</text:p>
          </table:table-cell>
          <table:table-cell office:value-type="string">
            <text:p>InChI=1S/C90H132NO9P3/c1-79(2,3)55-43-61-62-44-56(80(4,5)6)50-68(86(22,23)24)74(62)96-101(95-73(61)67(49-55)85(19,20)21)92-40-37-91(38-41-93-102-97-75-63(45-57(81(7,8)9)51-69(75)87(25,26)27)64-46-58(82(10,11)12)52-70(76(64)98-102)88(28,29)30)39-42-94-103-99-77-65(47-59(83(13,14)15)53-71(77)89(31,32)33)66-48-60(84(16,17)18)54-72(78(66)100-103)90(34,35)36/h43-54H,37-42H2,1-36H3</text:p>
          </table:table-cell>
          <table:table-cell office:value-type="string">
            <text:p>YAGPRJYCDKGWJR-UHFFFAOYSA-N</text:p>
          </table:table-cell>
          <table:table-cell office:value-type="string">
            <text:p>O2c1c(cc(cc1c9cc(cc(c9OP2OCCN(CCOP4Oc3c(cc(cc3c5cc(cc(c5O4)C(C)(C)C)C(C)(C)C)C(C)(C)C)C(C)(C)C)CCOP6Oc8c(c7cc(cc(c7O6)C(C)(C)C)C(C)(C)C)cc(cc8C(C)(C)C)C(C)(C)C)C(C)(C)C)C(C)(C)C)C(C)(C)C)C(C)(C)C</text:p>
          </table:table-cell>
          <table:table-cell office:value-type="string">
            <text:p>2-[(2,4,8,10-tetra-tert-butyldibenzo[d,f][1,3,2]dioxaphosphepin-6-yl)oxy]-N,N-bis{2-[(2,4,8,10-tetra-tert-butyldibenzo[d,f][1,3,2]dioxaphosphepin-6-yl)oxy]ethyl}ethanamine</text:p>
          </table:table-cell>
          <table:table-cell office:value-type="string">
            <text:p>80410-33-9; 81657-62-7</text:p>
          </table:table-cell>
          <table:table-cell office:value-type="string">
            <text:p>279-459-6 &lt;a title="279-459-6 at European chemical Substances Information System" class="synonym_ref" href="http://ecb.jrc.it/esis/index.php?GENRE=ECNO&amp;amp;ENTREE=279-459-6" target="reference"&gt;[EINECS/ELINCS]&lt;/a&gt;; Ethanamine, 2-((2,4,8,10-tetrakis(1,1-dimethylethyl)dibenzo(d,f)(1,3,2)dioxaphosphepin-6-yl)oxy)-N,N-bis(2-((2,4,8,10-tetrakis(1,1-dimethylethyl)dibenzo(d,f)(1,3,2)dioxaphosphepin-6-yl)oxy)ethyl)-; Tris(2-((2,4,8,10-tetra-tert-butyldibenzo(d,f)(1,3,2)dioxaphosphepin-6-yl)oxy)ethyl)amine; 80410-33-9 &lt;a title="80410-33-9 at PubChem" class="synonym_ref" href="http://www.ncbi.nlm.nih.gov/sites/entrez?db=pccompound&amp;amp;term=80410-33-9" target="reference" onclick="partnerLink(1,'PubChem','link');"&gt;[RN]&lt;/a&gt;; 81657-62-7 &lt;a title="81657-62-7 at PubChem" class="synonym_ref" href="http://www.ncbi.nlm.nih.gov/sites/entrez?db=pccompound&amp;amp;term=81657-62-7" target="reference" onclick="partnerLink(1,'PubChem','link');"&gt;[RN]&lt;/a&gt;; tris[2-[[2,4,8,10-tetra-tert-butyldibenzo[d,f][1,3,2]dioxaphosphepin-6-yl]oxy]ethyl]amine</text:p>
          </table:table-cell>
          <table:table-cell table:number-columns-repeated="2"/>
          <table:table-cell office:value-type="string">
            <text:p>http://www.chemspider.com/Chemical-Structure.151991.html</text:p>
          </table:table-cell>
          <table:table-cell office:value-type="string">
            <text:p>http://www.chemspider.com/ImagesHandler.ashx?id=151991&amp;w=640&amp;h=480</text:p>
          </table:table-cell>
          <table:table-cell office:value-type="string">
            <text:p>phosphite-phosphonite</text:p>
          </table:table-cell>
          <table:table-cell office:value-type="float" office:value="745">
            <text:p>745</text:p>
          </table:table-cell>
          <table:table-cell office:value-type="string">
            <text:p>irgafos 12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68145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SML expressed as sum of phosphite and phosphate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1464.93">
            <text:p>1464.93</text:p>
          </table:table-cell>
          <table:table-cell office:value-type="string">
            <text:p>NaN</text:p>
          </table:table-cell>
          <table:table-cell table:number-columns-repeated="2"/>
        </table:table-row>
        <table:table-row table:style-name="ro3">
          <table:table-cell office:value-type="string">
            <text:p>2.83716e+006</text:p>
          </table:table-cell>
          <table:table-cell office:value-type="string">
            <text:p>InChI=1S/C35H54O6P2/c1-23-15-25(31(3,4)5)29(26(16-23)32(6,7)8)40-42-36-19-35(20-37-42)21-38-43(39-22-35)41-30-27(33(9,10)11)17-24(2)18-28(30)34(12,13)14/h15-18H,19-22H2,1-14H3</text:p>
          </table:table-cell>
          <table:table-cell office:value-type="string">
            <text:p>SSADPHQCUURWSW-UHFFFAOYSA-N</text:p>
          </table:table-cell>
          <table:table-cell office:value-type="string">
            <text:p>O2P(Oc1c(cc(cc1C(C)(C)C)C)C(C)(C)C)OCC3(C2)COP(OC3)Oc4c(cc(cc4C(C)(C)C)C)C(C)(C)C</text:p>
          </table:table-cell>
          <table:table-cell office:value-type="string">
            <text:p>3,9-bis(2,6-di-tert-butyl-4-methylphenoxy)-2,4,8,10-tetraoxa-3,9-diphosphaspiro[5.5]undecane</text:p>
          </table:table-cell>
          <table:table-cell office:value-type="string">
            <text:p>80693-00-1</text:p>
          </table:table-cell>
          <table:table-cell office:value-type="string">
            <text:p>2,4,8,10-tetraoxa-3,9-diphosphaspiro[5.5]undecane, 3,9-bis[2,6-bis(1,1-dimethylethyl)-4-methylphenoxy]-; 3,9-Bis(2,6-di-tert-butyl-4-methylphenoxy)-2,4,8,10-tetraoxa-3,9-diphosphaspiro[5.5]undecane; 3,9-Bis[2,6-bis(1,1-dimethylethyl)-4-methylphenoxy]-2,4,8,10-tetraoxa-3,9-diphosphaspiro[5.5]undecane; T6OPO EXTJ BOR D1 BX1&amp;1&amp;1 FX1&amp;1&amp;1&amp; E-&amp; ET6OPO EXTJ BOR D1 BX1&amp;1&amp;1 FX1&amp;1&amp;1 &lt;a title="Wiswesser Line Notation" class="synonym_ref" href="http://en.wikipedia.org/wiki/Wiswesser_Line_Notation" target="reference" onclick="wikipediaPartnerLink();"&gt;[WLN]&lt;/a&gt;; 80693-00-1 &lt;a title="80693-00-1 at PubChem" class="synonym_ref" href="http://www.ncbi.nlm.nih.gov/sites/entrez?db=pccompound&amp;amp;term=80693-00-1" target="reference" onclick="partnerLink(1,'PubChem','link');"&gt;[RN]&lt;/a&gt;; AH-034/32855054</text:p>
          </table:table-cell>
          <table:table-cell table:number-columns-repeated="2"/>
          <table:table-cell office:value-type="string">
            <text:p>http://www.chemspider.com/Chemical-Structure.2837163.html</text:p>
          </table:table-cell>
          <table:table-cell office:value-type="string">
            <text:p>http://www.chemspider.com/ImagesHandler.ashx?id=2837163&amp;w=640&amp;h=480</text:p>
          </table:table-cell>
          <table:table-cell office:value-type="string">
            <text:p>phosphite-phosphonite</text:p>
          </table:table-cell>
          <table:table-cell office:value-type="float" office:value="746">
            <text:p>746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81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SML expressed as sum of phosphite and phosphate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632.747">
            <text:p>632.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7.8517e+006</text:p>
          </table:table-cell>
          <table:table-cell office:value-type="string">
            <text:p>InChI=1S/2C12H25.2C10H20O2S.Sn/c2*1-3-5-7-9-11-12-10-8-6-4-2;2*1-9(2)6-4-3-5-7-12-10(11)8-13;/h2*1,3-12H2,2H3;2*9,13H,3-8H2,1-2H3;/q;;;;+2/p-2</text:p>
          </table:table-cell>
          <table:table-cell office:value-type="string">
            <text:p>YYUCEVXCMMVFLI-UHFFFAOYSA-L</text:p>
          </table:table-cell>
          <table:table-cell office:value-type="string">
            <text:p>[S-]CC(=O)OCCCCCC(C)C.[S-]CC(=O)OCCCCCC(C)C.[Sn+2](CCCCCCCCCCCC)CCCCCCCCCCCC</text:p>
          </table:table-cell>
          <table:table-cell office:value-type="string">
            <text:p>didodecyltin; 2-(6-methylheptoxy)-2-oxo-ethanethiolate</text:p>
          </table:table-cell>
          <table:table-cell office:value-type="string">
            <text:p>84030-61-5</text:p>
          </table:table-cell>
          <table:table-cell office:value-type="string">
            <text:p>281-837-0 &lt;a title="281-837-0 at European chemical Substances Information System" class="synonym_ref" href="http://ecb.jrc.it/esis/index.php?GENRE=ECNO&amp;amp;ENTREE=281-837-0" target="reference"&gt;[EINECS/ELINCS]&lt;/a&gt;; 84030-61-5 &lt;a title="84030-61-5 at PubChem" class="synonym_ref" href="http://www.ncbi.nlm.nih.gov/sites/entrez?db=pccompound&amp;amp;term=84030-61-5" target="reference" onclick="partnerLink(1,'PubChem','link');"&gt;[RN]&lt;/a&gt;; Diisooctyl 2,2'-((didodecylstannylene)bis(thio))diacetate</text:p>
          </table:table-cell>
          <table:table-cell table:number-columns-repeated="2"/>
          <table:table-cell office:value-type="string">
            <text:p>http://www.chemspider.com/Chemical-Structure.7851696.html</text:p>
          </table:table-cell>
          <table:table-cell office:value-type="string">
            <text:p>http://www.chemspider.com/ImagesHandler.ashx?id=7851696&amp;w=640&amp;h=480</text:p>
          </table:table-cell>
          <table:table-cell office:value-type="string">
            <text:p>organotin</text:p>
          </table:table-cell>
          <table:table-cell office:value-type="float" office:value="747">
            <text:p>747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7600</text:p>
          </table:table-cell>
          <table:table-cell office:value-type="string">
            <text:p>uPVC;pPVC;PVDC;EVA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25)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stabilizer</text:p>
          </table:table-cell>
          <table:table-cell office:value-type="string">
            <text:p>organotin</text:p>
          </table:table-cell>
          <table:table-cell office:value-type="float" office:value="864.007">
            <text:p>864.01</text:p>
          </table:table-cell>
          <table:table-cell table:number-columns-repeated="3"/>
        </table:table-row>
        <table:table-row table:style-name="ro3">
          <table:table-cell office:value-type="float" office:value="101831">
            <text:p>101831</text:p>
          </table:table-cell>
          <table:table-cell office:value-type="string">
            <text:p>InChI=1S/C25H44OS2/c1-4-6-8-10-12-14-16-27-20-23-18-22(3)25(26)24(19-23)21-28-17-15-13-11-9-7-5-2/h18-19,26H,4-17,20-21H2,1-3H3</text:p>
          </table:table-cell>
          <table:table-cell office:value-type="string">
            <text:p>GAODDBNJCKQQDY-UHFFFAOYSA-N</text:p>
          </table:table-cell>
          <table:table-cell office:value-type="string">
            <text:p>S(Cc1cc(cc(c1O)C)CSCCCCCCCC)CCCCCCCC</text:p>
          </table:table-cell>
          <table:table-cell office:value-type="string">
            <text:p>2-methyl-4,6-bis[(octylsulfanyl)methyl]phenol</text:p>
          </table:table-cell>
          <table:table-cell office:value-type="string">
            <text:p>110553-27-0; 224778-45-4</text:p>
          </table:table-cell>
          <table:table-cell office:value-type="string">
            <text:p>2-Methyl-4,6-bis(octylthiomethyl)phenol; 2-Methyl-4,6-bis[(octylsulfanyl)methyl]phenol; 4,6-bis(octylthiomethyl)-o-cresol; Phenol, 2-methyl-4,6-bis((octylthio)methyl)-; phenol, 2-methyl-4,6-bis[(octylthio)methyl]-; 110553-27-0 &lt;a title="110553-27-0 at PubChem" class="synonym_ref" href="http://www.ncbi.nlm.nih.gov/sites/entrez?db=pccompound&amp;amp;term=110553-27-0" target="reference" onclick="partnerLink(1,'PubChem','link');"&gt;[RN]&lt;/a&gt;; 2,4-BIS(OCTYLTHIOMETHYL)-6-METHYLPHENOL; 224778-45-4 &lt;a title="224778-45-4 at PubChem" class="synonym_ref" href="http://www.ncbi.nlm.nih.gov/sites/entrez?db=pccompound&amp;amp;term=224778-45-4" target="reference" onclick="partnerLink(1,'PubChem','link');"&gt;[RN]&lt;/a&gt;; 2-cresol, 4,6-bis-(octylthiomethyl)-; 2-methyl-4,6-bis(octylsulfanylmethyl)phenol; 4,6-Bis(octiltiometil)-o-cresol [Spanish]; 4,6-Bis(octiltiometil)-o-cresol [Portuguese]; 4,6-Bis(octylthiomethyl)-o-cresol [Danish]; 4,6-Bis(octylthiomethyl)-o-kresol [Dutch]; 4,6-Bis(ottiltiometil)-o-cresolo [Italian]; EE4028606; Irganox 1520; Jsp000806; TK 12229/1</text:p>
          </table:table-cell>
          <table:table-cell table:number-columns-repeated="2"/>
          <table:table-cell office:value-type="string">
            <text:p>http://www.chemspider.com/Chemical-Structure.101831.html</text:p>
          </table:table-cell>
          <table:table-cell office:value-type="string">
            <text:p>http://www.chemspider.com/ImagesHandler.ashx?id=101831&amp;w=640&amp;h=480</text:p>
          </table:table-cell>
          <table:table-cell office:value-type="string">
            <text:p>phenol</text:p>
          </table:table-cell>
          <table:table-cell office:value-type="float" office:value="756">
            <text:p>756</text:p>
          </table:table-cell>
          <table:table-cell office:value-type="string">
            <text:p>irganox 1520 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0020</text:p>
          </table:table-cell>
          <table:table-cell office:value-type="string">
            <text:p>LLDPE;LDPE;MDPE;HDPE;PP;PB;PS;HIPS;S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24)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424.746">
            <text:p>424.75</text:p>
          </table:table-cell>
          <table:table-cell office:value-type="float" office:value="10.07">
            <text:p>10.07</text:p>
          </table:table-cell>
          <table:table-cell office:value-type="float" office:value="532.2">
            <text:p>532.2</text:p>
          </table:table-cell>
          <table:table-cell office:value-type="string">
            <text:p>6.06e-012</text:p>
          </table:table-cell>
        </table:table-row>
        <table:table-row table:style-name="ro3">
          <table:table-cell office:value-type="string">
            <text:p>5.2541e+006</text:p>
          </table:table-cell>
          <table:table-cell office:value-type="string">
            <text:p>InChI=1S/C33H60OS2/c1-4-6-8-10-12-14-16-18-20-22-24-35-28-31-26-30(3)33(34)32(27-31)29-36-25-23-21-19-17-15-13-11-9-7-5-2/h26-27,34H,4-25,28-29H2,1-3H3</text:p>
          </table:table-cell>
          <table:table-cell office:value-type="string">
            <text:p>VTFXHGBOGGGYDO-UHFFFAOYSA-N</text:p>
          </table:table-cell>
          <table:table-cell office:value-type="string">
            <text:p>S(Cc1cc(cc(c1O)C)CSCCCCCCCCCCCC)CCCCCCCCCCCC</text:p>
          </table:table-cell>
          <table:table-cell office:value-type="string">
            <text:p>2,4-bis[(dodecylsulfanyl)methyl]-6-methylphenol</text:p>
          </table:table-cell>
          <table:table-cell office:value-type="string">
            <text:p>110675-26-8</text:p>
          </table:table-cell>
          <table:table-cell office:value-type="string">
            <text:p>2,4-Bis[(dodecylsulfanyl)methyl]-6-methylphenol; phenol, 2,4-bis[(dodecylthio)methyl]-6-methyl-; 110675-26-8 &lt;a title="110675-26-8 at PubChem" class="synonym_ref" href="http://www.ncbi.nlm.nih.gov/sites/entrez?db=pccompound&amp;amp;term=110675-26-8" target="reference" onclick="partnerLink(1,'PubChem','link');"&gt;[RN]&lt;/a&gt;; 2,4-bis(dodecylthiomethyl)-6-methylphenol; LS-181611</text:p>
          </table:table-cell>
          <table:table-cell table:number-columns-repeated="2"/>
          <table:table-cell office:value-type="string">
            <text:p>http://www.chemspider.com/Chemical-Structure.5254100.html</text:p>
          </table:table-cell>
          <table:table-cell office:value-type="string">
            <text:p>http://www.chemspider.com/ImagesHandler.ashx?id=5254100&amp;w=640&amp;h=480</text:p>
          </table:table-cell>
          <table:table-cell office:value-type="string">
            <text:p>phenol</text:p>
          </table:table-cell>
          <table:table-cell office:value-type="float" office:value="758">
            <text:p>758</text:p>
          </table:table-cell>
          <table:table-cell office:value-type="string">
            <text:p>Irganox 1726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94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(24)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536.959">
            <text:p>536.96</text:p>
          </table:table-cell>
          <table:table-cell office:value-type="float" office:value="14.32">
            <text:p>14.32</text:p>
          </table:table-cell>
          <table:table-cell office:value-type="float" office:value="620.8">
            <text:p>620.8</text:p>
          </table:table-cell>
          <table:table-cell office:value-type="string">
            <text:p>5.24e-016</text:p>
          </table:table-cell>
        </table:table-row>
        <table:table-row table:style-name="ro3">
          <table:table-cell office:value-type="float" office:value="77866">
            <text:p>77866</text:p>
          </table:table-cell>
          <table:table-cell office:value-type="string">
            <text:p>InChI=1S/C30H44FO2P/c1-18-21-14-19(27(2,3)4)16-23(29(8,9)10)25(21)32-34(31)33-26-22(18)15-20(28(5,6)7)17-24(26)30(11,12)13/h14-18H,1-13H3</text:p>
          </table:table-cell>
          <table:table-cell office:value-type="string">
            <text:p>MYMKXVFDVQUQLG-UHFFFAOYSA-N</text:p>
          </table:table-cell>
          <table:table-cell office:value-type="string">
            <text:p>FP2Oc1c(cc(cc1C(C)(C)C)C(C)(C)C)C(c3cc(cc(c3O2)C(C)(C)C)C(C)(C)C)C</text:p>
          </table:table-cell>
          <table:table-cell office:value-type="string">
            <text:p>2,4,8,10-tetra-tert-butyl-6-fluoro-12-methyl-12H-dibenzo[d,g][1,3,2]dioxaphosphocine</text:p>
          </table:table-cell>
          <table:table-cell office:value-type="string">
            <text:p>118337-09-0; 122757-25-9; 137464-14-3; 144092-25-1</text:p>
          </table:table-cell>
          <table:table-cell office:value-type="string">
            <text:p>12H-Dibenzo(d,g)(1,3,2)dioxaphosphocin, 2,4,8,10-tetrakis(1,1-dimethylethyl)-6-fluoro-12-methyl-; 12H-dibenzo[d,g][1,3,2]dioxaphosphocin, 2,4,8,10-tetrakis(1,1-dimethylethyl)-6-fluoro-12-methyl-; 2,4,8,10-Tetra-tert-butyl-6-fluoro-12-methyl-12H-dibenzo[d,g][1,3,2]dioxaphosphocine; 118337-09-0 &lt;a title="118337-09-0 at PubChem" class="synonym_ref" href="http://www.ncbi.nlm.nih.gov/sites/entrez?db=pccompound&amp;amp;term=118337-09-0" target="reference" onclick="partnerLink(1,'PubChem','link');"&gt;[RN]&lt;/a&gt;; 122757-25-9 &lt;a title="122757-25-9 at PubChem" class="synonym_ref" href="http://www.ncbi.nlm.nih.gov/sites/entrez?db=pccompound&amp;amp;term=122757-25-9" target="reference" onclick="partnerLink(1,'PubChem','link');"&gt;[RN]&lt;/a&gt;; 137464-14-3 &lt;a title="137464-14-3 at PubChem" class="synonym_ref" href="http://www.ncbi.nlm.nih.gov/sites/entrez?db=pccompound&amp;amp;term=137464-14-3" target="reference" onclick="partnerLink(1,'PubChem','link');"&gt;[RN]&lt;/a&gt;; 144092-25-1 &lt;a title="144092-25-1 at PubChem" class="synonym_ref" href="http://www.ncbi.nlm.nih.gov/sites/entrez?db=pccompound&amp;amp;term=144092-25-1" target="reference" onclick="partnerLink(1,'PubChem','link');"&gt;[RN]&lt;/a&gt;</text:p>
          </table:table-cell>
          <table:table-cell table:number-columns-repeated="2"/>
          <table:table-cell office:value-type="string">
            <text:p>http://www.chemspider.com/Chemical-Structure.77866.html</text:p>
          </table:table-cell>
          <table:table-cell office:value-type="string">
            <text:p>http://www.chemspider.com/ImagesHandler.ashx?id=77866&amp;w=640&amp;h=480</text:p>
          </table:table-cell>
          <table:table-cell office:value-type="string">
            <text:p>phosphite-phosphonite</text:p>
          </table:table-cell>
          <table:table-cell office:value-type="float" office:value="759">
            <text:p>759</text:p>
          </table:table-cell>
          <table:table-cell office:value-type="string">
            <text:p>N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430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486.641">
            <text:p>486.6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84150">
            <text:p>84150</text:p>
          </table:table-cell>
          <table:table-cell office:value-type="string">
            <text:p>InChI=1S/C68H92O4P2/c1-61(2,3)47-29-37-57(53(41-47)65(13,14)15)69-73(70-58-38-30-48(62(4,5)6)42-54(58)66(16,17)18)51-33-25-45(26-34-51)46-27-35-52(36-28-46)74(71-59-39-31-49(63(7,8)9)43-55(59)67(19,20)21)72-60-40-32-50(64(10,11)12)44-56(60)68(22,23)24/h25-44H,1-24H3</text:p>
          </table:table-cell>
          <table:table-cell office:value-type="string">
            <text:p>BEIOEBMXPVYLRY-UHFFFAOYSA-N</text:p>
          </table:table-cell>
          <table:table-cell office:value-type="string">
            <text:p>O(c1ccc(cc1C(C)(C)C)C(C)(C)C)P(Oc2ccc(cc2C(C)(C)C)C(C)(C)C)c3ccc(cc3)c6ccc(P(Oc4ccc(cc4C(C)(C)C)C(C)(C)C)Oc5ccc(cc5C(C)(C)C)C(C)(C)C)cc6</text:p>
          </table:table-cell>
          <table:table-cell office:value-type="string">
            <text:p>tetrakis(2,4-di-tert-butylphenyl) biphenyl-4,4'-diylbis(phosphonite)</text:p>
          </table:table-cell>
          <table:table-cell office:value-type="string">
            <text:p>113041-61-5; 119345-01-6; 144280-21-7; 38613-77-3</text:p>
          </table:table-cell>
          <table:table-cell office:value-type="string">
            <text:p>119345-01-6 &lt;a title="119345-01-6 at PubChem" class="synonym_ref" href="http://www.ncbi.nlm.nih.gov/sites/entrez?db=pccompound&amp;amp;term=119345-01-6" target="reference" onclick="partnerLink(1,'PubChem','link');"&gt;[RN]&lt;/a&gt;; 254-037-4 &lt;a title="254-037-4 at European chemical Substances Information System" class="synonym_ref" href="http://ecb.jrc.it/esis/index.php?GENRE=ECNO&amp;amp;ENTREE=254-037-4" target="reference"&gt;[EINECS/ELINCS]&lt;/a&gt;; phosphonous acid, P,P'-[1,1'-biphenyl]-4,4'-diylbis-, tetrakis[2,4-bis(1,1-dimethylethyl)phenyl] ester; Tetrakis(2,4-di-tert-butylphenyl) biphenyl-4,4'-diylbis(phosphonite); tetrakis(2,4-di-tert-butylphenyl)-4,4'-biphenyldiphosphonite; 113041-61-5 &lt;a title="113041-61-5 at PubChem" class="synonym_ref" href="http://www.ncbi.nlm.nih.gov/sites/entrez?db=pccompound&amp;amp;term=113041-61-5" target="reference" onclick="partnerLink(1,'PubChem','link');"&gt;[RN]&lt;/a&gt;; 144280-21-7 &lt;a title="144280-21-7 at PubChem" class="synonym_ref" href="http://www.ncbi.nlm.nih.gov/sites/entrez?db=pccompound&amp;amp;term=144280-21-7" target="reference" onclick="partnerLink(1,'PubChem','link');"&gt;[RN]&lt;/a&gt;; 38613-77-3 &lt;a title="38613-77-3 at PubChem" class="synonym_ref" href="http://www.ncbi.nlm.nih.gov/sites/entrez?db=pccompound&amp;amp;term=38613-77-3" target="reference" onclick="partnerLink(1,'PubChem','link');"&gt;[RN]&lt;/a&gt;; Irgafos PEPQ; Irgafos P-EPQFF; Irganox P-EPQ; Irgaphos P-EPO; PEPQ; Phos 2; Phosphonous acid, (1,1'-biphenyl)-4,4'-diylbis-, tetrakis(2,4-bis(1,1-dimethylethyl)phenyl) ester; Sandostab PEPQ; Sandostab P-EPQ; Sanduvor P-EPQ; Tetrakis(2,4-di-tert-butylphenyl) (1,1-biphenyl)-4,4'-diylbisphosphonite; tetrakis(2,4-di-tert-butylphenyl) [1,1-biphenyl]-4,4'-diylbisphosphonite</text:p>
          </table:table-cell>
          <table:table-cell table:number-columns-repeated="2"/>
          <table:table-cell office:value-type="string">
            <text:p>http://www.chemspider.com/Chemical-Structure.84150.html</text:p>
          </table:table-cell>
          <table:table-cell office:value-type="string">
            <text:p>http://www.chemspider.com/ImagesHandler.ashx?id=84150&amp;w=640&amp;h=480</text:p>
          </table:table-cell>
          <table:table-cell office:value-type="string">
            <text:p>phosphite-phosphonite</text:p>
          </table:table-cell>
          <table:table-cell office:value-type="float" office:value="760">
            <text:p>760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83595</text:p>
          </table:table-cell>
          <table:table-cell office:value-type="string">
            <text:p>LLDPE;LDPE;MDPE;HDPE;PP;PB;PA6;PA66;PA12</text:p>
          </table:table-cell>
          <table:table-cell office:value-type="string">
            <text:p>yes</text:p>
          </table:table-cell>
          <table:table-cell office:value-type="string">
            <text:p>Composition: — 4,4'-biphenylene- bis[0,0-bis(2,4-di-tert- butylphenyl) phosphonite] (CAS No 0038613-77-3) (36-46 % w/w (*)), — 4,3'-biphenylene- bis[0,0-bis(2,4-di-tert- butylphenyl) phosphonite] (CAS No 0118421-00-4) (17-23 % w/w (*)), — 3,3'-biphenylene- bis[0,0-bis(2,4-di-tert- butylphenyl) phosphonite] (CAS No 0118421-01-5) (1-5 % w/w (*)), — 4-biphenylene-0,0-bis(2,4-di-tert-butylphenyl) phosphonite (CAS No 0091362-37-7) (11-19 % w/w (*)), — tris(2,4-di-tert-butylphenyl)phosphite (CAS No 003157004-4) (9-18 % w/w (*)), — 4,4'-biphenylene-0,0-bis(2,4-di-tert-butylphenyl) phosphonate-0,0-bis(2,4-di-tert-butylphenyl) phosphonite (CAS No 0112949-97-0) (&lt; 5 % w/w (*)) (*) </text:p>
          </table:table-cell>
          <table:table-cell office:value-type="string">
            <text:p>NaN</text:p>
          </table:table-cell>
          <table:table-cell office:value-type="float" office:value="18">
            <text:p>18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1035.4">
            <text:p>1035.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9.083e+006</text:p>
          </table:table-cell>
          <table:table-cell office:value-type="string">
            <text:p>InChI=1S/C37H56O3/c1-15-31(38)40-33-28(21-26(35(9,10)17-3)23-30(33)37(13,14)19-5)24(6)27-20-25(34(7,8)16-2)22-29(32(27)39)36(11,12)18-4/h15,20-24,39H,1,16-19H2,2-14H3</text:p>
          </table:table-cell>
          <table:table-cell office:value-type="string">
            <text:p>STLLXWLDRUVCHL-UHFFFAOYSA-N</text:p>
          </table:table-cell>
          <table:table-cell office:value-type="string">
            <text:p>O=C(Oc1c(cc(cc1C(C)(C)CC)C(C)(C)CC)C(c2cc(cc(c2O)C(C)(C)CC)C(C)(C)CC)C)\C=C</text:p>
          </table:table-cell>
          <table:table-cell office:value-type="string">
            <text:p>2-{1-[3,5-bis(1,1-dimethylpropyl)-2-hydroxyphenyl]ethyl}-4,6-bis(1,1-dimethylpropyl)phenyl prop-2-enoate</text:p>
          </table:table-cell>
          <table:table-cell office:value-type="string">
            <text:p>123968-25-2</text:p>
          </table:table-cell>
          <table:table-cell office:value-type="string">
            <text:p>2-{1-[2-Hydroxy-3,5-bis(2-methylbutan-2-yl)phenyl]ethyl}-4,6-bis(2-methylbutan-2-yl)phenyl acrylate; 2-propenoic acid, 2-[1-[3,5-bis(1,1-dimethylpropyl)-2-hydroxyphenyl]ethyl]-4,6-bis(1,1-dimethylpropyl)phenyl ester; 123968-25-2 &lt;a title="123968-25-2 at PubChem" class="synonym_ref" href="http://www.ncbi.nlm.nih.gov/sites/entrez?db=pccompound&amp;amp;term=123968-25-2" target="reference" onclick="partnerLink(1,'PubChem','link');"&gt;[RN]&lt;/a&gt;; 2,4-DI-TERT-PENTYL-6-(1-(3,5-DI-TERT- PENTYL-2-HYDROXYPHENYL)ETHYL)PHENYL ACRYLATE</text:p>
          </table:table-cell>
          <table:table-cell table:number-columns-repeated="2"/>
          <table:table-cell office:value-type="string">
            <text:p>http://www.chemspider.com/Chemical-Structure.9082996.html</text:p>
          </table:table-cell>
          <table:table-cell office:value-type="string">
            <text:p>http://www.chemspider.com/ImagesHandler.ashx?id=9082996&amp;w=640&amp;h=480</text:p>
          </table:table-cell>
          <table:table-cell office:value-type="string">
            <text:p>ester</text:p>
          </table:table-cell>
          <table:table-cell office:value-type="float" office:value="762">
            <text:p>762</text:p>
          </table:table-cell>
          <table:table-cell office:value-type="string">
            <text:p>NaN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153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548.839">
            <text:p>548.84</text:p>
          </table:table-cell>
          <table:table-cell office:value-type="float" office:value="9.21">
            <text:p>9.21</text:p>
          </table:table-cell>
          <table:table-cell office:value-type="float" office:value="561.942">
            <text:p>561.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4106">
            <text:p>144106</text:p>
          </table:table-cell>
          <table:table-cell office:value-type="string">
            <text:p>InChI=1S/C24H42O/c1-5-6-7-8-9-10-11-12-13-14-15-16-17-21(3)23-19-20(2)18-22(4)24(23)25/h18-19,21,25H,5-17H2,1-4H3</text:p>
          </table:table-cell>
          <table:table-cell office:value-type="string">
            <text:p>TVWGHFVGFWIHFN-UHFFFAOYSA-N</text:p>
          </table:table-cell>
          <table:table-cell office:value-type="string">
            <text:p>Oc1c(cc(cc1C(CCCCCCCCCCCCCC)C)C)C</text:p>
          </table:table-cell>
          <table:table-cell office:value-type="string">
            <text:p>2-(hexadecan-2-yl)-4,6-dimethylphenol</text:p>
          </table:table-cell>
          <table:table-cell office:value-type="string">
            <text:p>134701-20-5</text:p>
          </table:table-cell>
          <table:table-cell office:value-type="string">
            <text:p>2-(Hexadecan-2-yl)-4,6-dimethylphenol; phenol, 2,4-dimethyl-6-(1-methylpentadecyl)-; 134701-20-5 &lt;a title="134701-20-5 at PubChem" class="synonym_ref" href="http://www.ncbi.nlm.nih.gov/sites/entrez?db=pccompound&amp;amp;term=134701-20-5" target="reference" onclick="partnerLink(1,'PubChem','link');"&gt;[RN]&lt;/a&gt;; 2,4-DIMETHYL-6-(1- METHYLPENTADECYL)PHENOL; LS-104518</text:p>
          </table:table-cell>
          <table:table-cell table:number-columns-repeated="2"/>
          <table:table-cell office:value-type="string">
            <text:p>http://www.chemspider.com/Chemical-Structure.144106.html</text:p>
          </table:table-cell>
          <table:table-cell office:value-type="string">
            <text:p>http://www.chemspider.com/ImagesHandler.ashx?id=144106&amp;w=640&amp;h=480</text:p>
          </table:table-cell>
          <table:table-cell office:value-type="string">
            <text:p>phenol</text:p>
          </table:table-cell>
          <table:table-cell office:value-type="float" office:value="765">
            <text:p>765</text:p>
          </table:table-cell>
          <table:table-cell office:value-type="string">
            <text:p>irganox 1141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49485</text:p>
          </table:table-cell>
          <table:table-cell office:value-type="string">
            <text:p>LLDPE;LDPE;MDPE;HDPE;PP;PB;PS;HIPS;SAN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346.59">
            <text:p>346.59</text:p>
          </table:table-cell>
          <table:table-cell office:value-type="float" office:value="10.65">
            <text:p>10.65</text:p>
          </table:table-cell>
          <table:table-cell office:value-type="float" office:value="443.7">
            <text:p>443.7</text:p>
          </table:table-cell>
          <table:table-cell office:value-type="string">
            <text:p>1.74e-008</text:p>
          </table:table-cell>
        </table:table-row>
        <table:table-row table:style-name="ro3">
          <table:table-cell office:value-type="string">
            <text:p>2.74758e+006</text:p>
          </table:table-cell>
          <table:table-cell office:value-type="string">
            <text:p>InChI=1S/C36H75NO/c1-3-5-7-9-11-13-15-17-19-21-23-25-27-29-31-33-35-37(38)36-34-32-30-28-26-24-22-20-18-16-14-12-10-8-6-4-2/h38H,3-36H2,1-2H3</text:p>
          </table:table-cell>
          <table:table-cell office:value-type="string">
            <text:p>ITUWQZXQRZLLCR-UHFFFAOYSA-N</text:p>
          </table:table-cell>
          <table:table-cell office:value-type="string">
            <text:p>ON(CCCCCCCCCCCCCCCCCC)CCCCCCCCCCCCCCCCCC</text:p>
          </table:table-cell>
          <table:table-cell office:value-type="string">
            <text:p>N-hydroxy-N-octadecyloctadecan-1-amine</text:p>
          </table:table-cell>
          <table:table-cell office:value-type="string">
            <text:p>143925-92-2</text:p>
          </table:table-cell>
          <table:table-cell office:value-type="string">
            <text:p>143925-92-2 &lt;a title="143925-92-2 at PubChem" class="synonym_ref" href="http://www.ncbi.nlm.nih.gov/sites/entrez?db=pccompound&amp;amp;term=143925-92-2" target="reference" onclick="partnerLink(1,'PubChem','link');"&gt;[RN]&lt;/a&gt;; Bis(octadecyl)hydroxylamine; 535850_ALDRICH</text:p>
          </table:table-cell>
          <table:table-cell table:number-columns-repeated="2"/>
          <table:table-cell office:value-type="string">
            <text:p>http://www.chemspider.com/Chemical-Structure.2747580.html</text:p>
          </table:table-cell>
          <table:table-cell office:value-type="string">
            <text:p>http://www.chemspider.com/ImagesHandler.ashx?id=2747580&amp;w=640&amp;h=480</text:p>
          </table:table-cell>
          <table:table-cell office:value-type="string">
            <text:p>amine</text:p>
          </table:table-cell>
          <table:table-cell office:value-type="float" office:value="768">
            <text:p>768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(1)</text:p>
          </table:table-cell>
          <table:table-cell office:value-type="string">
            <text:p>3485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ot to be used for articles in contact with fatty foods for which simulant D is laid down. Only to be used in: (a) polyolefins at 0,1 % (w/w) concentration and in (b) PET at 0,25 % (w/w) concentration.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-donor</text:p>
          </table:table-cell>
          <table:table-cell office:value-type="float" office:value="537.987">
            <text:p>537.99</text:p>
          </table:table-cell>
          <table:table-cell office:value-type="float" office:value="16.92">
            <text:p>16.92</text:p>
          </table:table-cell>
          <table:table-cell office:value-type="float" office:value="608.4">
            <text:p>608.4</text:p>
          </table:table-cell>
          <table:table-cell office:value-type="string">
            <text:p>2.27e-016</text:p>
          </table:table-cell>
        </table:table-row>
        <table:table-row table:style-name="ro3">
          <table:table-cell office:value-type="string">
            <text:p>1.64011e+007</text:p>
          </table:table-cell>
          <table:table-cell office:value-type="string">
            <text:p>InChI=1S/C32H51O4P/c1-16-34-37(33,35-27-21(2)17-23(29(4,5)6)19-25(27)31(10,11)12)36-28-22(3)18-24(30(7,8)9)20-26(28)32(13,14)15/h17-20H,16H2,1-15H3</text:p>
          </table:table-cell>
          <table:table-cell office:value-type="string">
            <text:p>SVNCDHBIQPXHHA-UHFFFAOYSA-N</text:p>
          </table:table-cell>
          <table:table-cell office:value-type="string">
            <text:p>CC(C)(C)c2cc(C)c(OP(=O)(OCC)Oc1c(C)cc(cc1C(C)(C)C)C(C)(C)C)c(c2)C(C)(C)C</text:p>
          </table:table-cell>
          <table:table-cell office:value-type="string">
            <text:p>bis(2,4-di-tert-butyl-6-methylphenyl) ethyl phosphate</text:p>
          </table:table-cell>
          <table:table-cell office:value-type="string">
            <text:p>145650-60-8</text:p>
          </table:table-cell>
          <table:table-cell office:value-type="string">
            <text:p>145650-60-8 &lt;a title="145650-60-8 at PubChem" class="synonym_ref" href="http://www.ncbi.nlm.nih.gov/sites/entrez?db=pccompound&amp;amp;term=145650-60-8" target="reference" onclick="partnerLink(1,'PubChem','link');"&gt;[RN]&lt;/a&gt;; 1X1&amp;1&amp;R C1 EX1&amp;1&amp;1 BOPO&amp;O2&amp;OR B1 DX1&amp;1&amp;1 FX1&amp;1&amp;1 &lt;a title="Wiswesser Line Notation" class="synonym_ref" href="http://en.wikipedia.org/wiki/Wiswesser_Line_Notation" target="reference" onclick="wikipediaPartnerLink();"&gt;[WLN]&lt;/a&gt;; 416-140-4 &lt;a title="416-140-4 at European chemical Substances Information System" class="synonym_ref" href="http://ecb.jrc.it/esis/index.php?GENRE=ECNO&amp;amp;ENTREE=416-140-4" target="reference"&gt;[EINECS/ELINCS]&lt;/a&gt;; Bis(2,4-di-tert-butyl-6-methylphenyl) ethyl phosphate; Bis[2,4-bis(1,1-dimethylethyl)-6-methylphenyl] ethyl phosphate; Phosphoric acid, bis[2,4-bis(1,1-dimethylethyl)-6-methylphenyl] ethyl ester</text:p>
          </table:table-cell>
          <table:table-cell table:number-columns-repeated="2"/>
          <table:table-cell office:value-type="string">
            <text:p>http://www.chemspider.com/Chemical-Structure.16401069.html</text:p>
          </table:table-cell>
          <table:table-cell office:value-type="string">
            <text:p>http://www.chemspider.com/ImagesHandler.ashx?id=16401069&amp;w=640&amp;h=480</text:p>
          </table:table-cell>
          <table:table-cell office:value-type="string">
            <text:p>phosphite-phosphonite</text:p>
          </table:table-cell>
          <table:table-cell office:value-type="float" office:value="769">
            <text:p>769</text:p>
          </table:table-cell>
          <table:table-cell office:value-type="string">
            <text:p>irgafos 38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74010</text:p>
          </table:table-cell>
          <table:table-cell office:value-type="string">
            <text:p>LLDPE;LDPE;MDPE;HDPE;PP;PB;uPVC;pPVC;PVDC;EVA</text:p>
          </table:table-cell>
          <table:table-cell office:value-type="string">
            <text:p>yes</text:p>
          </table:table-cell>
          <table:table-cell office:value-type="string">
            <text:p>SML expressed as sum of phosphite and phosphate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530.719">
            <text:p>530.72</text:p>
          </table:table-cell>
          <table:table-cell office:value-type="float" office:value="11.3">
            <text:p>11.3</text:p>
          </table:table-cell>
          <table:table-cell office:value-type="float" office:value="520.5">
            <text:p>520.5</text:p>
          </table:table-cell>
          <table:table-cell office:value-type="string">
            <text:p>2.04e-010</text:p>
          </table:table-cell>
        </table:table-row>
        <table:table-row table:style-name="ro3">
          <table:table-cell office:value-type="string">
            <text:p>1.06287e+007</text:p>
          </table:table-cell>
          <table:table-cell office:value-type="string">
            <text:p>InChI=1S/C27H27N3O2/c1-2-3-4-11-18-32-22-16-17-23(24(31)19-22)27-29-25(20-12-7-5-8-13-20)28-26(30-27)21-14-9-6-10-15-21/h5-10,12-17,19,31H,2-4,11,18H2,1H3</text:p>
          </table:table-cell>
          <table:table-cell office:value-type="string">
            <text:p>LEVFXWNQQSSNAC-UHFFFAOYSA-N</text:p>
          </table:table-cell>
          <table:table-cell office:value-type="string">
            <text:p>CCCCCCOc1cc(O)c(cc1)c2nc(nc(n2)c3ccccc3)c4ccccc4</text:p>
          </table:table-cell>
          <table:table-cell office:value-type="string">
            <text:p>2-(4,6-diphenyl-1,3,5-triazin-2-yl)-5-(hexyloxy)phenol</text:p>
          </table:table-cell>
          <table:table-cell office:value-type="string">
            <text:p>147315-50-2</text:p>
          </table:table-cell>
          <table:table-cell office:value-type="string">
            <text:p>147315-50-2 &lt;a title="147315-50-2 at PubChem" class="synonym_ref" href="http://www.ncbi.nlm.nih.gov/sites/entrez?db=pccompound&amp;amp;term=147315-50-2" target="reference" onclick="partnerLink(1,'PubChem','link');"&gt;[RN]&lt;/a&gt;; 2-(4,6-Diphenyl-1,3,5-triazin-2-yl)-5-(hexyloxy)phenol; 2-(4,6-Diphenyl-1,3,5-triazin-2-yl)-5-[(hexyl)oxy]phenol; Phenol, 2-(4,6-diphenyl-1,3,5-triazin-2-yl)-5-(hexyloxy)-; T6N CN ENJ BR BQ DO6&amp; DR&amp; FR &lt;a title="Wiswesser Line Notation" class="synonym_ref" href="http://en.wikipedia.org/wiki/Wiswesser_Line_Notation" target="reference" onclick="wikipediaPartnerLink();"&gt;[WLN]&lt;/a&gt;; 2-(4,6-diphenyl(1,3,5-triazin-2-yl))-5-hexyloxyphenol; 2-(4,6-diphenyl-1,3,5-triazin-2-yl)-5-((hexyl)oxy)-phenol; 535826_ALDRICH</text:p>
          </table:table-cell>
          <table:table-cell table:number-columns-repeated="2"/>
          <table:table-cell office:value-type="string">
            <text:p>http://www.chemspider.com/Chemical-Structure.10628695.html</text:p>
          </table:table-cell>
          <table:table-cell office:value-type="string">
            <text:p>http://www.chemspider.com/ImagesHandler.ashx?id=10628695&amp;w=640&amp;h=480</text:p>
          </table:table-cell>
          <table:table-cell office:value-type="string">
            <text:p>benzotriazole</text:p>
          </table:table-cell>
          <table:table-cell office:value-type="float" office:value="770">
            <text:p>770</text:p>
          </table:table-cell>
          <table:table-cell office:value-type="string">
            <text:p>tinuvin 1577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5170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425.522">
            <text:p>425.52</text:p>
          </table:table-cell>
          <table:table-cell office:value-type="float" office:value="9.01">
            <text:p>9.01</text:p>
          </table:table-cell>
          <table:table-cell office:value-type="float" office:value="645.603">
            <text:p>645.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4210">
            <text:p>144210</text:p>
          </table:table-cell>
          <table:table-cell office:value-type="string">
            <text:p>InChI=1S/C53H58O6P2/c1-49(2,39-21-13-9-14-22-39)43-29-31-47(45(33-43)51(5,6)41-25-17-11-18-26-41)58-60-54-35-53(36-55-60)37-56-61(57-38-53)59-48-32-30-44(50(3,4)40-23-15-10-16-24-40)34-46(48)52(7,8)42-27-19-12-20-28-42/h9-34H,35-38H2,1-8H3</text:p>
          </table:table-cell>
          <table:table-cell office:value-type="string">
            <text:p>WBWXVCMXGYSMQA-UHFFFAOYSA-N</text:p>
          </table:table-cell>
          <table:table-cell office:value-type="string">
            <text:p>O4P(Oc1ccc(cc1C(c2ccccc2)(C)C)C(c3ccccc3)(C)C)OCC5(C4)COP(OC5)Oc6ccc(cc6C(c7ccccc7)(C)C)C(c8ccccc8)(C)C</text:p>
          </table:table-cell>
          <table:table-cell office:value-type="string">
            <text:p>3,9-bis[2,4-bis(2-phenylpropan-2-yl)phenoxy]-2,4,8,10-tetraoxa-3,9-diphosphaspiro[5.5]undecane</text:p>
          </table:table-cell>
          <table:table-cell office:value-type="string">
            <text:p>154862-43-8</text:p>
          </table:table-cell>
          <table:table-cell office:value-type="string">
            <text:p>154862-43-8 &lt;a title="154862-43-8 at PubChem" class="synonym_ref" href="http://www.ncbi.nlm.nih.gov/sites/entrez?db=pccompound&amp;amp;term=154862-43-8" target="reference" onclick="partnerLink(1,'PubChem','link');"&gt;[RN]&lt;/a&gt;; 3,9-Bis(2,4-dicumylphenoxy)-2,4,8,10-tetraoxa-3,9-diphosphaspiro[5.5]undecane; 3,9-Bis[2,4-bis(1-methyl-1-phenylethyl)phenoxy]-2,4,8,10-tetraoxa-3,9-diphosphaspiro[5.5]undecane; 3,9-Bis[2,4-bis(2-phenylpropan-2-yl)phenoxy]-2,4,8,10-tetraoxa-3,9-diphosphaspiro[5.5]undecane; 421-920-2 &lt;a title="421-920-2 at European chemical Substances Information System" class="synonym_ref" href="http://ecb.jrc.it/esis/index.php?GENRE=ECNO&amp;amp;ENTREE=421-920-2" target="reference"&gt;[EINECS/ELINCS]&lt;/a&gt;; Bis(2,4-dicumylphenoxy) pentaerythritol diphosphite; T6OPO EXTJ BOR BX1&amp;1&amp;R&amp; DX1&amp;1&amp;R&amp; E-&amp; ET6OPO EXTJ BOR BX1&amp;1&amp;R&amp; DX1&amp;1&amp;R &lt;a title="Wiswesser Line Notation" class="synonym_ref" href="http://en.wikipedia.org/wiki/Wiswesser_Line_Notation" target="reference" onclick="wikipediaPartnerLink();"&gt;[WLN]&lt;/a&gt;; 2,4,8,10-Tetraoxa-3,9-diphosphaspiro[5.5]undecane, 3,9-bis[2,4-bis(1-methyl-1-phenylethyl)phenoxy]-; pentaerythritol, bis(2,4-dicumylphenyl)-, diphosphite; 442216_ALDRICH</text:p>
          </table:table-cell>
          <table:table-cell table:number-columns-repeated="2"/>
          <table:table-cell office:value-type="string">
            <text:p>http://www.chemspider.com/Chemical-Structure.144210.html</text:p>
          </table:table-cell>
          <table:table-cell office:value-type="string">
            <text:p>http://www.chemspider.com/ImagesHandler.ashx?id=144210&amp;w=640&amp;h=480</text:p>
          </table:table-cell>
          <table:table-cell office:value-type="string">
            <text:p>phosphite-phosphonite</text:p>
          </table:table-cell>
          <table:table-cell office:value-type="float" office:value="773">
            <text:p>773</text:p>
          </table:table-cell>
          <table:table-cell office:value-type="string">
            <text:p>doverphos S9228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38840</text:p>
          </table:table-cell>
          <table:table-cell office:value-type="string">
            <text:p>LLDPE;LDPE;MDPE;HDPE;PP;PB;PS;HIPS;SAN;uPVC;pPVC;PVDC;EVA;PA6;PA66;PA12;PC;PU;PET;PBT</text:p>
          </table:table-cell>
          <table:table-cell office:value-type="string">
            <text:p>yes</text:p>
          </table:table-cell>
          <table:table-cell office:value-type="string">
            <text:p>SML expressed as sum of the substance itself, its oxidised form bis(2,4-dicumylphenyl) pentaerythritol-phosphate and its hydrolysis product (2,4-dicumylphenol)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852.971">
            <text:p>852.9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string">
            <text:p>9.13659e+006</text:p>
          </table:table-cell>
          <table:table-cell office:value-type="string">
            <text:p>InChI=1S/C27H47O3P/c1-12-14-15-27(13-2)18-28-31(29-19-27)30-23-21(25(6,7)8)16-20(24(3,4)5)17-22(23)26(9,10)11/h16-17H,12-15,18-19H2,1-11H3</text:p>
          </table:table-cell>
          <table:table-cell office:value-type="string">
            <text:p>HVDJXXVDNDLBQY-UHFFFAOYSA-N</text:p>
          </table:table-cell>
          <table:table-cell office:value-type="string">
            <text:p>O(c1c(cc(cc1C(C)(C)C)C(C)(C)C)C(C)(C)C)P2OCC(CO2)(CC)CCCC</text:p>
          </table:table-cell>
          <table:table-cell office:value-type="string">
            <text:p>5-butyl-5-ethyl-2-(2,4,6-tri-tert-butylphenoxy)-1,3,2-dioxaphosphinane</text:p>
          </table:table-cell>
          <table:table-cell office:value-type="string">
            <text:p>161717-32-4</text:p>
          </table:table-cell>
          <table:table-cell office:value-type="string">
            <text:p>1,3,2-dioxaphosphorinane, 5-butyl-5-ethyl-2-[2,4,6-tris(1,1-dimethylethyl)phenoxy]-; 2,4,6-Tri-tert-butylphenyl 2-butyl-2-ethyl-1,3-propanediol phosphite; 423-560-1 &lt;a title="423-560-1 at European chemical Substances Information System" class="synonym_ref" href="http://ecb.jrc.it/esis/index.php?GENRE=ECNO&amp;amp;ENTREE=423-560-1" target="reference"&gt;[EINECS/ELINCS]&lt;/a&gt;; 5-Butyl-5-ethyl-2-(2,4,6-tri-tert-butylphenoxy)-1,3,2-dioxaphosphinane; 5-Butyl-5-ethyl-2-(2,4,6-tri-tert-butylphenoxy)-1,3,2-dioxaphosphorinane; 5-Butyl-5-ethyl-2-[2,4,6-tris(1,1-dimethylethyl)phenoxy]-1,3,2-dioxaphosphorinane; T6OPOTJ BOR BX1&amp;1&amp;1 DX1&amp;1&amp;1 FX1&amp;1&amp;1&amp; E4 E2 &lt;a title="Wiswesser Line Notation" class="synonym_ref" href="http://en.wikipedia.org/wiki/Wiswesser_Line_Notation" target="reference" onclick="wikipediaPartnerLink();"&gt;[WLN]&lt;/a&gt;; 161717-32-4 &lt;a title="161717-32-4 at PubChem" class="synonym_ref" href="http://www.ncbi.nlm.nih.gov/sites/entrez?db=pccompound&amp;amp;term=161717-32-4" target="reference" onclick="partnerLink(1,'PubChem','link');"&gt;[RN]&lt;/a&gt;</text:p>
          </table:table-cell>
          <table:table-cell table:number-columns-repeated="2"/>
          <table:table-cell office:value-type="string">
            <text:p>http://www.chemspider.com/Chemical-Structure.9136585.html</text:p>
          </table:table-cell>
          <table:table-cell office:value-type="string">
            <text:p>http://www.chemspider.com/ImagesHandler.ashx?id=9136585&amp;w=640&amp;h=480</text:p>
          </table:table-cell>
          <table:table-cell office:value-type="string">
            <text:p>phosphite-phosphonite</text:p>
          </table:table-cell>
          <table:table-cell office:value-type="float" office:value="774">
            <text:p>774</text:p>
          </table:table-cell>
          <table:table-cell office:value-type="string">
            <text:p>ultranox 641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527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SML expressed as sum of phosphite, phosphate and the hydrolysis product = TTBP</text:p>
          </table:table-cell>
          <table:table-cell office:value-type="string">
            <text:p>NaN</text:p>
          </table:table-cell>
          <table:table-cell office:value-type="float" office:value="2">
            <text:p>2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antioxidant</text:p>
          </table:table-cell>
          <table:table-cell office:value-type="string">
            <text:p>HD</text:p>
          </table:table-cell>
          <table:table-cell office:value-type="float" office:value="450.634">
            <text:p>450.6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3">
          <table:table-cell office:value-type="float" office:value="138905">
            <text:p>138905</text:p>
          </table:table-cell>
          <table:table-cell office:value-type="string">
            <text:p>InChI=1S/C24H50N4.C7H8Cl2N4O/c1-21(2)15-19(16-22(3,4)27-21)25-13-11-9-10-12-14-26-20-17-23(5,6)28-24(7,8)18-20;8-5-10-6(9)12-7(11-5)13-1-3-14-4-2-13/h19-20,25-28H,9-18H2,1-8H3;1-4H2</text:p>
          </table:table-cell>
          <table:table-cell office:value-type="string">
            <text:p>JSOQEHPVNDFMMV-UHFFFAOYSA-N</text:p>
          </table:table-cell>
          <table:table-cell office:value-type="string">
            <text:p>Clc1nc(nc(Cl)n1)N2CCOCC2.N2C(C)(C)CC(NCCCCCCNC1CC(NC(C)(C)C1)(C)C)CC2(C)C</text:p>
          </table:table-cell>
          <table:table-cell office:value-type="string">
            <text:p>N,N'-bis(2,2,6,6-tetramethylpiperidin-4-yl)hexane-1,6-diamine - 2,4-dichloro-6-(morpholin-4-yl)-1,3,5-triazine (1:1)</text:p>
          </table:table-cell>
          <table:table-cell office:value-type="string">
            <text:p>196696-80-7; 82451-48-7</text:p>
          </table:table-cell>
          <table:table-cell office:value-type="string">
            <text:p>196696-80-7 &lt;a title="196696-80-7 at PubChem" class="synonym_ref" href="http://www.ncbi.nlm.nih.gov/sites/entrez?db=pccompound&amp;amp;term=196696-80-7" target="reference" onclick="partnerLink(1,'PubChem','link');"&gt;[RN]&lt;/a&gt;; 82451-48-7 &lt;a title="82451-48-7 at PubChem" class="synonym_ref" href="http://www.ncbi.nlm.nih.gov/sites/entrez?db=pccompound&amp;amp;term=82451-48-7" target="reference" onclick="partnerLink(1,'PubChem','link');"&gt;[RN]&lt;/a&gt;; Poly[N,N'-bis(2,2,6,6-tetramethyl-4-piperidinyl)-1,6-hexanediamine-co-2,4-dichloro-6-morpholino-1,3,5-triazine]</text:p>
          </table:table-cell>
          <table:table-cell table:number-columns-repeated="2"/>
          <table:table-cell office:value-type="string">
            <text:p>http://www.chemspider.com/Chemical-Structure.138905.html</text:p>
          </table:table-cell>
          <table:table-cell office:value-type="string">
            <text:p>http://www.chemspider.com/ImagesHandler.ashx?id=138905&amp;w=640&amp;h=480</text:p>
          </table:table-cell>
          <table:table-cell office:value-type="string">
            <text:p>hindered amine</text:p>
          </table:table-cell>
          <table:table-cell office:value-type="float" office:value="790">
            <text:p>790</text:p>
          </table:table-cell>
          <table:table-cell office:value-type="string">
            <text:p>cyasorb UV3346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(16)</text:p>
          </table:table-cell>
          <table:table-cell office:value-type="string">
            <text:p>80480</text:p>
          </table:table-cell>
          <table:table-cell office:value-type="string">
            <text:p>LLDPE;LDPE;MDPE;HDPE;PP;PB;uPVC;pPVC;PVDC;EVA</text:p>
          </table:table-cell>
          <table:table-cell office:value-type="string">
            <text:p>yes</text:p>
          </table:table-cell>
          <table:table-cell office:value-type="string">
            <text:p>Average molecular weight not less than 2 400 Da. Residual content of morpholine &lt; 30 mg/kg, of N,N'-bis(2,2,6,6-tetramethylpiperidin-4-yl)hexane-1,6-diamine &lt; 15 000 mg/kg, and of 2,4-dichloro-6-morpholino-1,3,5-triazine &lt; 20 mg/kg.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HALS</text:p>
          </table:table-cell>
          <table:table-cell office:value-type="float" office:value="629.751">
            <text:p>629.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2">
          <table:table-cell office:value-type="float" office:value="143633">
            <text:p>143633</text:p>
          </table:table-cell>
          <table:table-cell office:value-type="string">
            <text:p>InChI=1S/C132H250N32/c1-49-57-71-157(97-81-117(9,10)147(41)118(11,12)82-97)109-135-105(136-110(143-109)158(72-58-50-2)98-83-119(13,14)148(42)120(15,16)84-98)133-67-65-69-155(107-139-113(161(75-61-53-5)101-89-125(25,26)151(45)126(27,28)90-101)145-114(140-107)162(76-62-54-6)102-91-127(29,30)152(46)128(31,32)92-102)79-80-156(108-141-115(163(77-63-55-7)103-93-129(33,34)153(47)130(35,36)94-103)146-116(142-108)164(78-64-56-8)104-95-131(37,38)154(48)132(39,40)96-104)70-66-68-134-106-137-111(159(73-59-51-3)99-85-121(17,18)149(43)122(19,20)86-99)144-112(138-106)160(74-60-52-4)100-87-123(21,22)150(44)124(23,24)88-100/h97-104H,49-96H2,1-48H3,(H,133,135,136,143)(H,134,137,138,144)</text:p>
          </table:table-cell>
          <table:table-cell office:value-type="string">
            <text:p>OWXXKGVQBCBSFJ-UHFFFAOYSA-N</text:p>
          </table:table-cell>
          <table:table-cell office:value-type="string">
            <text:p>CCCCN(c1nc(nc(n1)N(CCCC)C2CC(C)(C)N(C)C(C)(C)C2)N(CCCNc3nc(nc(n3)N(CCCC)C4CC(C)(C)N(C)C(C)(C)C4)N(CCCC)C5CC(C)(C)N(C)C(C)(C)C5)CCN(CCCNc6nc(nc(n6)N(CCCC)C7CC(C)(C)N(C)C(C)(C)C7)N(CCCC)C8CC(C)(C)N(C)C(</text:p>
            <text:p>C)(C)C8)c9nc(nc(n9)N(CCCC)C%10CC(C)(C)N(C)C(C)(C)C%10)N(CCCC)C%11CC(C)(C)N(C)C(C)(C)C%11)C%12CC(C)(C)N(C)C(C)(C)C%12</text:p>
          </table:table-cell>
          <table:table-cell office:value-type="string">
            <text:p>N4-[3-[[4,6-bis[butyl-(1,2,2,6,6-pentamethyl-4-piperidyl)amino]-1,3,5-triazin-2-yl]amino]propyl]-N4-[2-[[4,6-bis[butyl-(1,2,2,6,6-pentamethyl-4-piperidyl)amino]-1,3,5-triazin-2-yl]-[3-[[4,6-bis[butyl-(1,2,2,6,6-pentamethyl-4-piperidyl)amino]-1,3,5-triazin-2-yl]amino]propyl]amino]ethyl]-N2,N6-dibutyl-N2,N6-bis(1,2,2,6,6-pentamethyl-4-piperidyl)-1,3,5-triazine-2,4,6-triamine</text:p>
          </table:table-cell>
          <table:table-cell office:value-type="string">
            <text:p>106990-43-6; 122177-25-7; 155076-64-5</text:p>
          </table:table-cell>
          <table:table-cell office:value-type="string">
            <text:p>1,3,5-Triazine-2,4,6-triamine, N,N'''-1,2-ethanediylbis(N-(3-((4,6-bis(butyl(1,2,2,6,6-pentamethyl-4-piperidinyl)amino)-1,3,5-triazin-2-yl)amino)propyl)-N',N''-dibutyl-N',N''-bis(1,2,2,6,6-pentamethyl-4-piperidinyl)-; 106990-43-6 &lt;a title="106990-43-6 at PubChem" class="synonym_ref" href="http://www.ncbi.nlm.nih.gov/sites/entrez?db=pccompound&amp;amp;term=106990-43-6" target="reference" onclick="partnerLink(1,'PubChem','link');"&gt;[RN]&lt;/a&gt;; 122177-25-7 &lt;a title="122177-25-7 at PubChem" class="synonym_ref" href="http://www.ncbi.nlm.nih.gov/sites/entrez?db=pccompound&amp;amp;term=122177-25-7" target="reference" onclick="partnerLink(1,'PubChem','link');"&gt;[RN]&lt;/a&gt;; 155076-64-5 &lt;a title="155076-64-5 at PubChem" class="synonym_ref" href="http://www.ncbi.nlm.nih.gov/sites/entrez?db=pccompound&amp;amp;term=155076-64-5" target="reference" onclick="partnerLink(1,'PubChem','link');"&gt;[RN]&lt;/a&gt;; N,N',4,7-TETRAKIS(4,6-BIS(BUTYL(1,2,2,6,6-PENTAMETHYL-4- PIPERIDYL)AMINO)-1,3,5-TRIAZIN-2-YL)-4,7-DIAZADECANE-1,10-DIAMINE; n4-[3-[[4,6-bis[butyl-(1,2,2,6,6-pentamethyl-4-piperidyl)amino]-1,3,5-triazin-2-yl]amino]propyl]-n4-[2-[[4,6-bis[butyl-(1,2,2,6,6-pentamethyl-4-piperidyl)amino]-1,3,5-triazin-2-yl]-[3-[[4,6-bis[butyl-(1,2,2,6,6-pentamethyl-4-piperidyl)amino]-1,3,5-triazin-2-yl]amino]propyl]amino]ethyl]-n2,n6-dibutyl-n2,n6-bis(1,2,2,6,6-pentamethyl-4-piperidyl)-1,3,5-triazine-2,4,6-triamine</text:p>
          </table:table-cell>
          <table:table-cell table:number-columns-repeated="2"/>
          <table:table-cell office:value-type="string">
            <text:p>http://www.chemspider.com/Chemical-Structure.143633.html</text:p>
          </table:table-cell>
          <table:table-cell office:value-type="string">
            <text:p>http://www.chemspider.com/ImagesHandler.ashx?id=143633&amp;w=640&amp;h=480</text:p>
          </table:table-cell>
          <table:table-cell office:value-type="string">
            <text:p>hindered amine</text:p>
          </table:table-cell>
          <table:table-cell office:value-type="float" office:value="791">
            <text:p>791</text:p>
          </table:table-cell>
          <table:table-cell office:value-type="string">
            <text:p>chimassorb 119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92470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HALS</text:p>
          </table:table-cell>
          <table:table-cell office:value-type="float" office:value="2285.61">
            <text:p>2285.61</text:p>
          </table:table-cell>
          <table:table-cell office:value-type="string">
            <text:p>NaN</text:p>
          </table:table-cell>
          <table:table-cell table:number-columns-repeated="2"/>
        </table:table-row>
        <table:table-row table:style-name="ro3">
          <table:table-cell office:value-type="string">
            <text:p>2.35369e+006</text:p>
          </table:table-cell>
          <table:table-cell office:value-type="string">
            <text:p>InChI=1S/C22H12N2O4/c25-21-15-5-1-3-7-17(15)23-19(27-21)13-9-11-14(12-10-13)20-24-18-8-4-2-6-16(18)22(26)28-20/h1-12H</text:p>
          </table:table-cell>
          <table:table-cell office:value-type="string">
            <text:p>BBITXNWQALLODC-UHFFFAOYSA-N</text:p>
          </table:table-cell>
          <table:table-cell office:value-type="string">
            <text:p>O=C2O/C(=N\c1ccccc12)c5ccc(C/4=N/c3c(cccc3)C(=O)O\4)cc5</text:p>
          </table:table-cell>
          <table:table-cell office:value-type="string">
            <text:p>2,2'-benzene-1,4-diylbis(4H-3,1-benzoxazin-4-one)</text:p>
          </table:table-cell>
          <table:table-cell office:value-type="string">
            <text:p>18600-59-4</text:p>
          </table:table-cell>
          <table:table-cell office:value-type="string">
            <text:p>2,2'-(1,4-Phenylene)bis(4H-3,1-benzoxazin-4-one); 4H-3,1-benzoxazin-4-one, 2,2'-(1,4-phenylene)bis-; UV-3638; 18600-59-4 &lt;a title="18600-59-4 at PubChem" class="synonym_ref" href="http://www.ncbi.nlm.nih.gov/sites/entrez?db=pccompound&amp;amp;term=18600-59-4" target="reference" onclick="partnerLink(1,'PubChem','link');"&gt;[RN]&lt;/a&gt;; 2,2'-benzene-1,4-diylbis(4H-3,1-benzoxazin-4-one); 2-[4-(4-oxobenzo[d]1,3-oxazin-2-yl)phenyl]benzo[d]1,3-oxazin-4-one; 4H-3,1-BENZOXAZIN-4-ONE, 2,2'-P-PHENYLENEBIS-; BAS 00298026; ZINC02565270</text:p>
          </table:table-cell>
          <table:table-cell table:number-columns-repeated="2"/>
          <table:table-cell office:value-type="string">
            <text:p>http://www.chemspider.com/Chemical-Structure.2353690.html</text:p>
          </table:table-cell>
          <table:table-cell office:value-type="string">
            <text:p>http://www.chemspider.com/ImagesHandler.ashx?id=2353690&amp;w=640&amp;h=480</text:p>
          </table:table-cell>
          <table:table-cell office:value-type="string">
            <text:p>benzoxazinone</text:p>
          </table:table-cell>
          <table:table-cell office:value-type="float" office:value="796">
            <text:p>796</text:p>
          </table:table-cell>
          <table:table-cell office:value-type="string">
            <text:p>cyasorb UV 3638</text:p>
          </table:table-cell>
          <table:table-cell office:value-type="string">
            <text:p>yes</text:p>
          </table:table-cell>
          <table:table-cell office:value-type="string">
            <text:p>NaN</text:p>
          </table:table-cell>
          <table:table-cell office:value-type="string">
            <text:p>no</text:p>
          </table:table-cell>
          <table:table-cell office:value-type="string">
            <text:p>NaN</text:p>
          </table:table-cell>
          <table:table-cell office:value-type="string">
            <text:p>72141</text:p>
          </table:table-cell>
          <table:table-cell office:value-type="string">
            <text:p>LLDPE;LDPE;MDPE;HDPE;PP;PB</text:p>
          </table:table-cell>
          <table:table-cell office:value-type="string">
            <text:p>yes</text:p>
          </table:table-cell>
          <table:table-cell office:value-type="string">
            <text:p>SML including the sum of its hydrolysis products</text:p>
          </table:table-cell>
          <table:table-cell office:value-type="string">
            <text:p>NaN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string">
            <text:p>NaN</text:p>
          </table:table-cell>
          <table:table-cell office:value-type="string">
            <text:p>UV stabilizer</text:p>
          </table:table-cell>
          <table:table-cell office:value-type="string">
            <text:p>UVA</text:p>
          </table:table-cell>
          <table:table-cell office:value-type="float" office:value="368.342">
            <text:p>368.34</text:p>
          </table:table-cell>
          <table:table-cell office:value-type="float" office:value="3.38">
            <text:p>3.38</text:p>
          </table:table-cell>
          <table:table-cell office:value-type="float" office:value="522.8">
            <text:p>522.8</text:p>
          </table:table-cell>
          <table:table-cell office:value-type="string">
            <text:p>5e-011</text:p>
          </table:table-cell>
        </table:table-row>
      </table:table>
      <table:table table:name="nfo_substance" table:style-name="ta2" table:print="false">
        <office:forms form:automatic-focus="false" form:apply-design-mode="false"/>
        <table:table-column table:style-name="co30" table:default-cell-style-name="ce15"/>
        <table:table-column table:style-name="co31" table:number-columns-repeated="2" table:default-cell-style-name="ce15"/>
        <table:table-column table:style-name="co32" table:number-columns-repeated="1021" table:default-cell-style-name="ce15"/>
        <table:table-row table:style-name="ro5">
          <table:table-cell table:style-name="ce9" office:value-type="string">
            <text:p>fieldname</text:p>
          </table:table-cell>
          <table:table-cell table:style-name="ce9" office:value-type="string">
            <text:p>name_PL</text:p>
          </table:table-cell>
          <table:table-cell table:style-name="ce9" office:value-type="string">
            <text:p>description</text:p>
          </table:table-cell>
          <table:table-cell table:style-name="ce19" table:number-columns-repeated="1021"/>
        </table:table-row>
        <table:table-row table:style-name="ro5">
          <table:table-cell table:style-name="ce10" office:value-type="string">
            <text:p>coePL</text:p>
          </table:table-cell>
          <table:table-cell table:style-name="ce10" office:value-type="string">
            <text:p>FCM substance No</text:p>
          </table:table-cell>
          <table:table-cell table:style-name="ce10" office:value-type="string">
            <text:p>substance number in the positive list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PMREF</text:p>
          </table:table-cell>
          <table:table-cell table:style-name="ce10" office:value-type="string">
            <text:p>Ref. No</text:p>
          </table:table-cell>
          <table:table-cell table:style-name="ce10" office:value-type="string">
            <text:p>PM/REF number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CAS</text:p>
          </table:table-cell>
          <table:table-cell table:style-name="ce10" office:value-type="string">
            <text:p>CAS No</text:p>
          </table:table-cell>
          <table:table-cell table:style-name="ce10" office:value-type="string">
            <text:p>CAS number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name</text:p>
          </table:table-cell>
          <table:table-cell table:style-name="ce10" office:value-type="string">
            <text:p>Substance name</text:p>
          </table:table-cell>
          <table:table-cell table:style-name="ce10" office:value-type="string">
            <text:p>name of substances in the positive list (15/01/2011)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polymer</text:p>
          </table:table-cell>
          <table:table-cell table:style-name="ce10"/>
          <table:table-cell table:style-name="ce10" office:value-type="string">
            <text:p>polymers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chemicalclass</text:p>
          </table:table-cell>
          <table:table-cell table:style-name="ce10"/>
          <table:table-cell table:style-name="ce10" office:value-type="string">
            <text:p>chemical class of the substance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technologicalclass</text:p>
          </table:table-cell>
          <table:table-cell table:style-name="ce10"/>
          <table:table-cell table:style-name="ce10" office:value-type="string">
            <text:p>technological class (from chemical function)</text:p>
          </table:table-cell>
          <table:table-cell table:number-columns-repeated="1021"/>
        </table:table-row>
        <table:table-row table:style-name="ro4">
          <table:table-cell table:style-name="ce10" office:value-type="string">
            <text:p>technologicalclasscode</text:p>
          </table:table-cell>
          <table:table-cell table:style-name="ce17"/>
          <table:table-cell table:style-name="ce17" office:value-type="string">
            <text:p>code of the technological class: Stabilizer:PVCS;adipate:AD;citrate:CI;phtalate:PT;benzoate:BZ;sebacate:SE;epoxidized vegetable oil:EVO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productionaidflag</text:p>
          </table:table-cell>
          <table:table-cell table:style-name="ce10" office:value-type="string">
            <text:p>Use as additive or polymer production aid (yes/no)</text:p>
          </table:table-cell>
          <table:table-cell table:style-name="ce10" office:value-type="string">
            <text:p>Use as additive or polymer production aid (yes/no)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monomerflag</text:p>
          </table:table-cell>
          <table:table-cell table:style-name="ce17" office:value-type="string">
            <text:p>Use as monomer or other starting substance or macromolecule obtained from microbial fermentation (yes/no)</text:p>
          </table:table-cell>
          <table:table-cell table:style-name="ce17" office:value-type="string">
            <text:p>Use as monomer or other starting substance or macromolecule obtained from microbial fermentation (yes/no)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FRFflag</text:p>
          </table:table-cell>
          <table:table-cell table:style-name="ce10" office:value-type="string">
            <text:p>FRF applicable (yes/no)</text:p>
          </table:table-cell>
          <table:table-cell table:style-name="ce10" office:value-type="string">
            <text:p>FRF applicable (yes/no)</text:p>
          </table:table-cell>
          <table:table-cell table:number-columns-repeated="1021"/>
        </table:table-row>
        <table:table-row table:style-name="ro5">
          <table:table-cell table:style-name="ce10" office:value-type="string" table:number-columns-spanned="1" table:number-rows-spanned="3">
            <text:p>SML</text:p>
          </table:table-cell>
          <table:table-cell table:style-name="ce10" office:value-type="string" table:number-columns-spanned="1" table:number-rows-spanned="3">
            <text:p>SML <text:span text:style-name="T1">(mg/kg)</text:span></text:p>
          </table:table-cell>
          <table:table-cell table:style-name="ce10" office:value-type="string">
            <text:p>Specific migration limit (mg/kg of food)</text:p>
          </table:table-cell>
          <table:table-cell table:number-columns-repeated="1021"/>
        </table:table-row>
        <table:table-row table:style-name="ro5">
          <table:covered-table-cell table:style-name="ce11"/>
          <table:covered-table-cell table:style-name="ce10"/>
          <table:table-cell table:style-name="ce10" office:value-type="string">
            <text:p>SML = 60 mg/kg for empty cells</text:p>
          </table:table-cell>
          <table:table-cell table:number-columns-repeated="3"/>
          <table:table-cell table:style-name="ce16" office:value-type="string">
            <text:p><text:s/></text:p>
          </table:table-cell>
          <table:table-cell table:number-columns-repeated="1017"/>
        </table:table-row>
        <table:table-row table:style-name="ro5">
          <table:covered-table-cell table:style-name="ce12"/>
          <table:covered-table-cell table:style-name="ce10"/>
          <table:table-cell table:style-name="ce10" office:value-type="string">
            <text:p>SML = NaN for "ND"</text:p>
          </table:table-cell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2">
            <text:p>restrictiongroup</text:p>
          </table:table-cell>
          <table:table-cell table:style-name="ce10" office:value-type="string" table:number-columns-spanned="1" table:number-rows-spanned="2">
            <text:p>SML(T) <text:span text:style-name="T1">(mg/kg)</text:span><text:span text:style-name="T2"> </text:span><text:span text:style-name="T1">(Group restriction No)</text:span></text:p>
          </table:table-cell>
          <table:table-cell table:style-name="ce17" office:value-type="string">
            <text:p>Specific migration limit (mg/kg of food) (restriction group) (see annex for group)</text:p>
          </table:table-cell>
          <table:table-cell table:number-columns-repeated="1021"/>
        </table:table-row>
        <table:table-row table:style-name="ro5">
          <table:covered-table-cell table:style-name="ce12"/>
          <table:covered-table-cell table:style-name="ce10"/>
          <table:table-cell table:style-name="ce10" office:value-type="string">
            <text:p>SML = NaN for "ND"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restriction</text:p>
          </table:table-cell>
          <table:table-cell table:style-name="ce10" office:value-type="string">
            <text:p>Restrictions and specifications</text:p>
          </table:table-cell>
          <table:table-cell table:style-name="ce10" office:value-type="string">
            <text:p>Restrictions and specifications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note</text:p>
          </table:table-cell>
          <table:table-cell table:style-name="ce10" office:value-type="string">
            <text:p>Notes on verification of compliance</text:p>
          </table:table-cell>
          <table:table-cell table:style-name="ce10" office:value-type="string">
            <text:p>Notes on verification of compliance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mixtureflag</text:p>
          </table:table-cell>
          <table:table-cell table:style-name="ce10"/>
          <table:table-cell table:style-name="ce10" office:value-type="string">
            <text:p>mixture (yes/non)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source</text:p>
          </table:table-cell>
          <table:table-cell table:style-name="ce10"/>
          <table:table-cell table:style-name="ce10" office:value-type="string">
            <text:p>reference in the scientific literature</text:p>
          </table:table-cell>
          <table:table-cell table:number-columns-repeated="1021"/>
        </table:table-row>
        <table:table-row table:style-name="ro5">
          <table:table-cell table:style-name="ce13" table:number-columns-repeated="2"/>
          <table:table-cell table:style-name="ce18"/>
          <table:table-cell table:number-columns-repeated="1021"/>
        </table:table-row>
        <table:table-row table:style-name="ro5">
          <table:table-cell table:style-name="ce14" table:number-columns-repeated="2"/>
          <table:table-cell table:style-name="ce18"/>
          <table:table-cell table:number-columns-repeated="1021"/>
        </table:table-row>
        <table:table-row table:style-name="ro5" table:number-rows-repeated="8">
          <table:table-cell table:number-columns-repeated="1024"/>
        </table:table-row>
        <table:table-row table:style-name="ro5" table:number-rows-repeated="8">
          <table:table-cell table:style-name="ce13" table:number-columns-repeated="2"/>
          <table:table-cell table:style-name="ce18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4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4" table:number-columns-repeated="2"/>
          <table:table-cell table:number-columns-repeated="1022"/>
        </table:table-row>
        <table:table-row table:style-name="ro5" table:number-rows-repeated="65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hemical_function" table:style-name="ta3" table:print="false">
        <office:forms form:automatic-focus="false" form:apply-design-mode="false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2" table:number-columns-repeated="1019" table:default-cell-style-name="ce15"/>
        <table:table-column table:style-name="co32" table:default-cell-style-name="Default"/>
        <table:table-row table:style-name="ro7">
          <table:table-cell table:style-name="ce20" office:value-type="string">
            <text:p>chemicalmechanism</text:p>
          </table:table-cell>
          <table:table-cell table:style-name="ce23" office:value-type="string">
            <text:p>technologicalclass</text:p>
          </table:table-cell>
          <table:table-cell table:style-name="ce23" office:value-type="string">
            <text:p>technologicalclasscode</text:p>
          </table:table-cell>
          <table:table-cell table:style-name="ce23" office:value-type="string">
            <text:p>chemicalclass</text:p>
          </table:table-cell>
          <table:table-cell table:style-name="ce27" table:number-columns-repeated="1019"/>
          <table:table-cell/>
        </table:table-row>
        <table:table-row table:style-name="ro3">
          <table:table-cell table:style-name="ce21" office:value-type="string">
            <text:p>H-donor</text:p>
          </table:table-cell>
          <table:table-cell table:style-name="ce24" office:value-type="string">
            <text:p>antioxidant</text:p>
          </table:table-cell>
          <table:table-cell table:style-name="ce24" office:value-type="string">
            <text:p>H-donor</text:p>
          </table:table-cell>
          <table:table-cell table:style-name="ce25" office:value-type="string">
            <text:p>aromatic amine;phenol;amine</text:p>
          </table:table-cell>
          <table:table-cell table:number-columns-repeated="1020"/>
        </table:table-row>
        <table:table-row table:style-name="ro2">
          <table:table-cell table:style-name="ce21" office:value-type="string">
            <text:p>radical scavenger</text:p>
          </table:table-cell>
          <table:table-cell table:style-name="ce24" office:value-type="string">
            <text:p>antioxidant</text:p>
          </table:table-cell>
          <table:table-cell table:style-name="ce24" office:value-type="string">
            <text:p>RS</text:p>
          </table:table-cell>
          <table:table-cell table:style-name="ce25" office:value-type="string">
            <text:p>hindered amine;hydroxyl amine;benzofuranone;acryloyl modified phenol</text:p>
          </table:table-cell>
          <table:table-cell table:number-columns-repeated="1020"/>
        </table:table-row>
        <table:table-row table:style-name="ro3">
          <table:table-cell table:style-name="ce21" office:value-type="string">
            <text:p>hydroperoxide decomposer</text:p>
          </table:table-cell>
          <table:table-cell table:style-name="ce24" office:value-type="string">
            <text:p>antioxidant</text:p>
          </table:table-cell>
          <table:table-cell table:style-name="ce24" office:value-type="string">
            <text:p>HD</text:p>
          </table:table-cell>
          <table:table-cell table:style-name="ce25" office:value-type="string">
            <text:p>phosphite-phosphonite;sulfur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metal deactivator</text:p>
          </table:table-cell>
          <table:table-cell table:style-name="ce24" office:value-type="string">
            <text:p>antioxidant</text:p>
          </table:table-cell>
          <table:table-cell table:style-name="ce24" office:value-type="string">
            <text:p>MD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21" office:value-type="string">
            <text:p>UV absorption</text:p>
          </table:table-cell>
          <table:table-cell table:style-name="ce24" office:value-type="string">
            <text:p>UV stabilizer</text:p>
          </table:table-cell>
          <table:table-cell table:style-name="ce24" office:value-type="string">
            <text:p>UVA</text:p>
          </table:table-cell>
          <table:table-cell table:style-name="ce25" office:value-type="string">
            <text:p>benzophenone;benzotriazole;benzoxazinone;cinnamate;oxanilide;ester;metal salt</text:p>
          </table:table-cell>
          <table:table-cell table:number-columns-repeated="1020"/>
        </table:table-row>
        <table:table-row table:style-name="ro3">
          <table:table-cell table:style-name="ce21" office:value-type="string">
            <text:p>hinderred amine light stabilizer</text:p>
          </table:table-cell>
          <table:table-cell table:style-name="ce24" office:value-type="string">
            <text:p>UV stabilizer</text:p>
          </table:table-cell>
          <table:table-cell table:style-name="ce24" office:value-type="string">
            <text:p>HALS</text:p>
          </table:table-cell>
          <table:table-cell table:style-name="ce25" office:value-type="string">
            <text:p>hindered amine</text:p>
          </table:table-cell>
          <table:table-cell table:number-columns-repeated="1020"/>
        </table:table-row>
        <table:table-row table:style-name="ro3">
          <table:table-cell table:style-name="ce22" office:value-type="string">
            <text:p>organotin</text:p>
          </table:table-cell>
          <table:table-cell table:style-name="ce22" office:value-type="string">
            <text:p>stabilizer</text:p>
          </table:table-cell>
          <table:table-cell table:style-name="ce22" office:value-type="string">
            <text:p>organotin</text:p>
          </table:table-cell>
          <table:table-cell table:style-name="ce22" office:value-type="string">
            <text:p>organotin</text:p>
          </table:table-cell>
          <table:table-cell table:number-columns-repeated="1020"/>
        </table:table-row>
        <table:table-row table:style-name="ro3">
          <table:table-cell table:style-name="ce22" office:value-type="string">
            <text:p>other PVC stabilizer</text:p>
          </table:table-cell>
          <table:table-cell table:style-name="ce22" office:value-type="string">
            <text:p>stabilizer</text:p>
          </table:table-cell>
          <table:table-cell table:style-name="ce22" office:value-type="string">
            <text:p>PVCS</text:p>
          </table:table-cell>
          <table:table-cell table:style-name="ce22" office:value-type="string">
            <text:p>metal salt;organic compound;epoxide;ester thiol;</text:p>
          </table:table-cell>
          <table:table-cell table:number-columns-repeated="1020"/>
        </table:table-row>
        <table:table-row table:style-name="ro3">
          <table:table-cell table:style-name="ce22" office:value-type="string">
            <text:p>phthalate</text:p>
          </table:table-cell>
          <table:table-cell table:style-name="ce22" office:value-type="string">
            <text:p>plasticizer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ester of phthalic acid</text:p>
          </table:table-cell>
          <table:table-cell table:number-columns-repeated="1020"/>
        </table:table-row>
        <table:table-row table:style-name="ro3">
          <table:table-cell table:style-name="ce22" office:value-type="string">
            <text:p>polyester</text:p>
          </table:table-cell>
          <table:table-cell table:style-name="ce22" office:value-type="string">
            <text:p>plasticizer</text:p>
          </table:table-cell>
          <table:table-cell table:style-name="ce22" office:value-type="string">
            <text:p>PES</text:p>
          </table:table-cell>
          <table:table-cell table:style-name="ce22" office:value-type="string">
            <text:p>polymeric esters</text:p>
          </table:table-cell>
          <table:table-cell table:number-columns-repeated="1020"/>
        </table:table-row>
        <table:table-row table:style-name="ro8">
          <table:table-cell table:style-name="ce22" office:value-type="string">
            <text:p>ester</text:p>
          </table:table-cell>
          <table:table-cell table:style-name="ce22" office:value-type="string">
            <text:p>plasticizer</text:p>
          </table:table-cell>
          <table:table-cell table:style-name="ce22" office:value-type="string">
            <text:p>ES</text:p>
          </table:table-cell>
          <table:table-cell table:style-name="ce25" office:value-type="string">
            <text:p>ester of citric acid;ester of benzoic acid;ester of sebacic acid;ester of adipic acid;ester of fatty acid;ester of phosphoric acid;ester of cyclohexanedicarboxylic acid</text:p>
          </table:table-cell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6">
          <table:table-cell/>
          <table:table-cell table:style-name="Default"/>
          <table:table-cell table:number-columns-repeated="1022"/>
        </table:table-row>
        <table:table-row table:style-name="ro5" table:number-rows-repeated="65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fo_chemical_function" table:style-name="ta4" table:print="false">
        <office:forms form:automatic-focus="false" form:apply-design-mode="false"/>
        <table:table-column table:style-name="co37" table:default-cell-style-name="ce30"/>
        <table:table-column table:style-name="co38" table:default-cell-style-name="ce30"/>
        <table:table-column table:style-name="co32" table:number-columns-repeated="1022" table:default-cell-style-name="ce30"/>
        <table:table-row table:style-name="ro3">
          <table:table-cell table:style-name="ce28" office:value-type="string">
            <text:p>fieldname</text:p>
          </table:table-cell>
          <table:table-cell table:style-name="ce28" office:value-type="string">
            <text:p>description</text:p>
          </table:table-cell>
          <table:table-cell table:style-name="ce32" table:number-columns-repeated="1022"/>
        </table:table-row>
        <table:table-row table:style-name="ro3">
          <table:table-cell table:style-name="ce29" table:formula="of:=[$chemical_function.A1]" office:value-type="string" office:string-value="chemicalmechanism">
            <text:p>chemicalmechanism</text:p>
          </table:table-cell>
          <table:table-cell table:style-name="ce29" office:value-type="string">
            <text:p>reaction mechanisms of additives</text:p>
          </table:table-cell>
          <table:table-cell table:style-name="ce32" table:number-columns-repeated="1022"/>
        </table:table-row>
        <table:table-row table:style-name="ro3">
          <table:table-cell table:style-name="ce29" table:formula="of:=[$chemical_function.B1]" office:value-type="string" office:string-value="technologicalclass">
            <text:p>technologicalclass</text:p>
          </table:table-cell>
          <table:table-cell table:style-name="ce31" office:value-type="string">
            <text:p>global technological roles of additives</text:p>
          </table:table-cell>
          <table:table-cell table:number-columns-repeated="1022"/>
        </table:table-row>
        <table:table-row table:style-name="ro2">
          <table:table-cell table:style-name="ce29" table:formula="of:=[$chemical_function.C1]" office:value-type="string" office:string-value="technologicalclasscode">
            <text:p>technologicalclasscode</text:p>
          </table:table-cell>
          <table:table-cell table:style-name="ce31" office:value-type="string">
            <text:p>abbreviation of mechanisms (these codes are founded in additive table)</text:p>
          </table:table-cell>
          <table:table-cell table:number-columns-repeated="1022"/>
        </table:table-row>
        <table:table-row table:style-name="ro2">
          <table:table-cell table:style-name="ce29" table:formula="of:=[$chemical_function.D1]" office:value-type="string" office:string-value="chemicalclass">
            <text:p>chemicalclass</text:p>
          </table:table-cell>
          <table:table-cell table:style-name="ce31" office:value-type="string">
            <text:p>additives are ranked by their chemical functions</text:p>
          </table:table-cell>
          <table:table-cell table:number-columns-repeated="1022"/>
        </table:table-row>
        <table:table-row table:style-name="ro5" table:number-rows-repeated="65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chnologicalclass" table:style-name="ta1" table:print="false">
        <office:forms form:automatic-focus="false" form:apply-design-mode="false"/>
        <table:table-column table:style-name="co34" table:default-cell-style-name="ce15"/>
        <table:table-column table:style-name="co39" table:number-columns-repeated="5" table:default-cell-style-name="ce15"/>
        <table:table-row table:style-name="ro6">
          <table:table-cell table:style-name="ce23" office:value-type="string">
            <text:p>id</text:p>
          </table:table-cell>
          <table:table-cell table:style-name="ce23" office:value-type="string">
            <text:p>CP0min</text:p>
          </table:table-cell>
          <table:table-cell table:style-name="ce23" office:value-type="string">
            <text:p>CP0</text:p>
          </table:table-cell>
          <table:table-cell table:style-name="ce23" office:value-type="string">
            <text:p>CP0max</text:p>
          </table:table-cell>
          <table:table-cell table:style-name="ce23" office:value-type="string">
            <text:p>Cunit</text:p>
          </table:table-cell>
          <table:table-cell table:style-name="ce23" office:value-type="string">
            <text:p>comment</text:p>
          </table:table-cell>
        </table:table-row>
        <table:table-row table:style-name="ro5">
          <table:table-cell table:style-name="ce24" office:value-type="string">
            <text:p>antioxidant</text:p>
          </table:table-cell>
          <table:table-cell table:style-name="ce24" office:value-type="float" office:value="300">
            <text:p>300</text:p>
          </table:table-cell>
          <table:table-cell table:style-name="ce33" office:value-type="float" office:value="2650">
            <text:p>2650</text:p>
          </table:table-cell>
          <table:table-cell table:style-name="ce24" office:value-type="float" office:value="5000">
            <text:p>5000</text:p>
          </table:table-cell>
          <table:table-cell table:style-name="ce24" office:value-type="string">
            <text:p>ppm</text:p>
          </table:table-cell>
          <table:table-cell table:style-name="ce24"/>
        </table:table-row>
        <table:table-row table:style-name="ro5">
          <table:table-cell table:style-name="ce24" office:value-type="string">
            <text:p>UV stabilizer</text:p>
          </table:table-cell>
          <table:table-cell table:style-name="ce24" office:value-type="float" office:value="1000">
            <text:p>1000</text:p>
          </table:table-cell>
          <table:table-cell table:style-name="ce33" office:value-type="float" office:value="3000">
            <text:p>3000</text:p>
          </table:table-cell>
          <table:table-cell table:style-name="ce24" office:value-type="float" office:value="5000">
            <text:p>5000</text:p>
          </table:table-cell>
          <table:table-cell table:style-name="ce24" office:value-type="string">
            <text:p>ppm</text:p>
          </table:table-cell>
          <table:table-cell table:style-name="ce24"/>
        </table:table-row>
        <table:table-row table:style-name="ro6">
          <table:table-cell table:style-name="ce22" office:value-type="string">
            <text:p>stabilizer</text:p>
          </table:table-cell>
          <table:table-cell table:style-name="ce22" office:value-type="float" office:value="400">
            <text:p>400</text:p>
          </table:table-cell>
          <table:table-cell table:style-name="ce33" office:value-type="float" office:value="3950">
            <text:p>3950</text:p>
          </table:table-cell>
          <table:table-cell table:style-name="ce22" office:value-type="float" office:value="7500">
            <text:p>7500</text:p>
          </table:table-cell>
          <table:table-cell table:style-name="ce22" office:value-type="string">
            <text:p>ppm</text:p>
          </table:table-cell>
          <table:table-cell table:style-name="Default" office:value-type="string">
            <text:p>rapra</text:p>
          </table:table-cell>
        </table:table-row>
        <table:table-row table:style-name="ro6">
          <table:table-cell table:style-name="ce22" office:value-type="string">
            <text:p>plasticizer</text:p>
          </table:table-cell>
          <table:table-cell table:style-name="ce22" office:value-type="float" office:value="10000">
            <text:p>10000</text:p>
          </table:table-cell>
          <table:table-cell table:style-name="ce33" office:value-type="float" office:value="130000">
            <text:p>130000</text:p>
          </table:table-cell>
          <table:table-cell table:style-name="ce22" office:value-type="float" office:value="250000">
            <text:p>250000</text:p>
          </table:table-cell>
          <table:table-cell table:style-name="ce22" office:value-type="string">
            <text:p>ppm</text:p>
          </table:table-cell>
          <table:table-cell table:style-name="ce22"/>
        </table:table-row>
        <table:table-row table:style-name="ro5" table:number-rows-repeated="6">
          <table:table-cell table:number-columns-repeated="6"/>
        </table:table-row>
        <table:table-row table:style-name="ro5" table:number-rows-repeated="4">
          <table:table-cell table:number-columns-repeated="4"/>
          <table:table-cell table:style-name="Default"/>
          <table:table-cell/>
        </table:table-row>
        <table:table-row table:style-name="ro5" table:number-rows-repeated="65520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polymer" table:style-name="ta5" table:print="false">
        <office:forms form:automatic-focus="false" form:apply-design-mode="false"/>
        <table:table-column table:style-name="co40" table:default-cell-style-name="ce36"/>
        <table:table-column table:style-name="co41" table:default-cell-style-name="ce36"/>
        <table:table-column table:style-name="co42" table:default-cell-style-name="ce36"/>
        <table:table-column table:style-name="co43" table:number-columns-repeated="2" table:default-cell-style-name="ce36"/>
        <table:table-column table:style-name="co44" table:default-cell-style-name="ce36"/>
        <table:table-column table:style-name="co45" table:number-columns-repeated="2" table:default-cell-style-name="ce36"/>
        <table:table-column table:style-name="co46" table:default-cell-style-name="Excel_20_Built-in_20_Normal_20_1"/>
        <table:table-column table:style-name="co32" table:number-columns-repeated="2" table:default-cell-style-name="Excel_20_Built-in_20_Normal_20_1"/>
        <table:table-column table:style-name="co47" table:default-cell-style-name="Excel_20_Built-in_20_Normal_20_1"/>
        <table:table-column table:style-name="co32" table:number-columns-repeated="1011" table:default-cell-style-name="Excel_20_Built-in_20_Normal_20_1"/>
        <table:table-column table:style-name="co32" table:default-cell-style-name="Default"/>
        <table:table-row table:style-name="ro9">
          <table:table-cell table:style-name="ce34" office:value-type="string">
            <text:p>acronym</text:p>
          </table:table-cell>
          <table:table-cell table:style-name="ce37" office:value-type="string">
            <text:p>name</text:p>
          </table:table-cell>
          <table:table-cell table:style-name="ce37" office:value-type="string">
            <text:p>rhoPinf</text:p>
          </table:table-cell>
          <table:table-cell table:style-name="ce37" office:value-type="string">
            <text:p>rhoP</text:p>
          </table:table-cell>
          <table:table-cell table:style-name="ce37" office:value-type="string">
            <text:p>rhoPsup</text:p>
          </table:table-cell>
          <table:table-cell table:style-name="ce37" office:value-type="string">
            <text:p>composition</text:p>
          </table:table-cell>
          <table:table-cell table:style-name="ce37" office:value-type="string">
            <text:p>Tg</text:p>
          </table:table-cell>
          <table:table-cell table:style-name="ce37" office:value-type="string">
            <text:p>Tm</text:p>
          </table:table-cell>
          <table:table-cell table:style-name="ce42" office:value-type="string">
            <text:p>comments</text:p>
          </table:table-cell>
          <table:table-cell table:style-name="ce42" table:number-columns-repeated="1014"/>
          <table:table-cell table:style-name="ce1"/>
        </table:table-row>
        <table:table-row table:style-name="ro10">
          <table:table-cell table:style-name="ce35" office:value-type="string">
            <text:p>LLDPE</text:p>
          </table:table-cell>
          <table:table-cell table:style-name="ce38" office:value-type="string">
            <text:p>linear low density polyethylene</text:p>
          </table:table-cell>
          <table:table-cell table:style-name="ce39" office:value-type="float" office:value="910">
            <text:p>910</text:p>
          </table:table-cell>
          <table:table-cell office:value-type="float" office:value="917.5">
            <text:p>917.5</text:p>
          </table:table-cell>
          <table:table-cell table:style-name="ce39" office:value-type="float" office:value="925">
            <text:p>925</text:p>
          </table:table-cell>
          <table:table-cell table:style-name="ce41" office:value-type="string">
            <text:p>antioxidant;UV stabilizer</text:p>
          </table:table-cell>
          <table:table-cell table:style-name="ce40" table:number-columns-repeated="2"/>
          <table:table-cell table:number-columns-repeated="3"/>
          <table:table-cell table:style-name="ce36"/>
          <table:table-cell table:number-columns-repeated="1012"/>
        </table:table-row>
        <table:table-row table:style-name="ro10">
          <table:table-cell table:style-name="ce35" office:value-type="string">
            <text:p>LDPE</text:p>
          </table:table-cell>
          <table:table-cell table:style-name="ce38" office:value-type="string">
            <text:p>low density polyethylene</text:p>
          </table:table-cell>
          <table:table-cell table:style-name="ce39" office:value-type="float" office:value="890">
            <text:p>890</text:p>
          </table:table-cell>
          <table:table-cell office:value-type="float" office:value="910">
            <text:p>910</text:p>
          </table:table-cell>
          <table:table-cell table:style-name="ce39" office:value-type="float" office:value="930">
            <text:p>930</text:p>
          </table:table-cell>
          <table:table-cell table:style-name="ce41" office:value-type="string">
            <text:p>antioxidant;UV stabilizer</text:p>
          </table:table-cell>
          <table:table-cell table:style-name="ce39" office:value-type="float" office:value="-110">
            <text:p>-110</text:p>
          </table:table-cell>
          <table:table-cell table:style-name="ce39" office:value-type="float" office:value="115">
            <text:p>115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10">
          <table:table-cell table:style-name="ce35" office:value-type="string">
            <text:p>MDPE</text:p>
          </table:table-cell>
          <table:table-cell table:style-name="ce38" office:value-type="string">
            <text:p>medium density polyethylene</text:p>
          </table:table-cell>
          <table:table-cell table:style-name="ce39" office:value-type="float" office:value="926">
            <text:p>926</text:p>
          </table:table-cell>
          <table:table-cell office:value-type="float" office:value="933">
            <text:p>933</text:p>
          </table:table-cell>
          <table:table-cell table:style-name="ce39" office:value-type="float" office:value="940">
            <text:p>940</text:p>
          </table:table-cell>
          <table:table-cell table:style-name="ce41" office:value-type="string">
            <text:p>antioxidant;UV stabilizer</text:p>
          </table:table-cell>
          <table:table-cell table:style-name="ce40" table:number-columns-repeated="2"/>
          <table:table-cell table:number-columns-repeated="3"/>
          <table:table-cell table:style-name="ce36"/>
          <table:table-cell table:number-columns-repeated="1012"/>
        </table:table-row>
        <table:table-row table:style-name="ro10">
          <table:table-cell table:style-name="ce35" office:value-type="string">
            <text:p>HDPE</text:p>
          </table:table-cell>
          <table:table-cell table:style-name="ce38" office:value-type="string">
            <text:p>high density polyethylene</text:p>
          </table:table-cell>
          <table:table-cell table:style-name="ce39" office:value-type="float" office:value="940">
            <text:p>940</text:p>
          </table:table-cell>
          <table:table-cell office:value-type="float" office:value="960">
            <text:p>960</text:p>
          </table:table-cell>
          <table:table-cell table:style-name="ce39" office:value-type="float" office:value="980">
            <text:p>980</text:p>
          </table:table-cell>
          <table:table-cell table:style-name="ce41" office:value-type="string">
            <text:p>antioxidant;UV stabilizer</text:p>
          </table:table-cell>
          <table:table-cell table:style-name="ce39" office:value-type="float" office:value="-90">
            <text:p>-90</text:p>
          </table:table-cell>
          <table:table-cell table:style-name="ce39" office:value-type="float" office:value="137">
            <text:p>137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10">
          <table:table-cell table:style-name="ce35" office:value-type="string">
            <text:p>PP</text:p>
          </table:table-cell>
          <table:table-cell table:style-name="ce38" office:value-type="string">
            <text:p>polypropylene</text:p>
          </table:table-cell>
          <table:table-cell table:style-name="ce39" office:value-type="float" office:value="850">
            <text:p>850</text:p>
          </table:table-cell>
          <table:table-cell office:value-type="float" office:value="885">
            <text:p>885</text:p>
          </table:table-cell>
          <table:table-cell table:style-name="ce39" office:value-type="float" office:value="920">
            <text:p>920</text:p>
          </table:table-cell>
          <table:table-cell table:style-name="ce41" office:value-type="string">
            <text:p>antioxidant;UV stabilizer</text:p>
          </table:table-cell>
          <table:table-cell table:style-name="ce39" office:value-type="float" office:value="-10">
            <text:p>-10</text:p>
          </table:table-cell>
          <table:table-cell table:style-name="ce39" office:value-type="float" office:value="175">
            <text:p>175</text:p>
          </table:table-cell>
          <table:table-cell office:value-type="string">
            <text:p>Insert 22/07/11 by AG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aPP</text:p>
          </table:table-cell>
          <table:table-cell table:style-name="ce38" office:value-type="string">
            <text:p>atactic polypropylene</text:p>
          </table:table-cell>
          <table:table-cell table:style-name="ce39" office:value-type="float" office:value="850">
            <text:p>850</text:p>
          </table:table-cell>
          <table:table-cell office:value-type="float" office:value="885">
            <text:p>885</text:p>
          </table:table-cell>
          <table:table-cell table:style-name="ce39" office:value-type="float" office:value="920">
            <text:p>920</text:p>
          </table:table-cell>
          <table:table-cell table:style-name="ce41" office:value-type="string">
            <text:p>antioxidant;UV stabilizer</text:p>
          </table:table-cell>
          <table:table-cell table:style-name="ce39" office:value-type="float" office:value="-18">
            <text:p>-18</text:p>
          </table:table-cell>
          <table:table-cell table:style-name="ce39" office:value-type="float" office:value="175">
            <text:p>175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iPP</text:p>
          </table:table-cell>
          <table:table-cell table:style-name="ce38" office:value-type="string">
            <text:p>isotactic polypropylene</text:p>
          </table:table-cell>
          <table:table-cell table:style-name="ce39" office:value-type="float" office:value="850">
            <text:p>850</text:p>
          </table:table-cell>
          <table:table-cell office:value-type="float" office:value="885">
            <text:p>885</text:p>
          </table:table-cell>
          <table:table-cell table:style-name="ce39" office:value-type="float" office:value="920">
            <text:p>920</text:p>
          </table:table-cell>
          <table:table-cell table:style-name="ce41" office:value-type="string">
            <text:p>antioxidant;UV stabilizer</text:p>
          </table:table-cell>
          <table:table-cell table:style-name="ce39" office:value-type="float" office:value="-10">
            <text:p>-10</text:p>
          </table:table-cell>
          <table:table-cell table:style-name="ce39" office:value-type="float" office:value="175">
            <text:p>175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ET</text:p>
          </table:table-cell>
          <table:table-cell table:style-name="ce38" office:value-type="string">
            <text:p>polyethylene terephthalate</text:p>
          </table:table-cell>
          <table:table-cell table:style-name="ce39" office:value-type="float" office:value="1330">
            <text:p>1330</text:p>
          </table:table-cell>
          <table:table-cell office:value-type="float" office:value="1400">
            <text:p>1400</text:p>
          </table:table-cell>
          <table:table-cell table:style-name="ce39" office:value-type="float" office:value="1470">
            <text:p>1470</text:p>
          </table:table-cell>
          <table:table-cell table:style-name="ce41" office:value-type="string">
            <text:p>antioxidant</text:p>
          </table:table-cell>
          <table:table-cell table:style-name="ce39" office:value-type="float" office:value="69">
            <text:p>69</text:p>
          </table:table-cell>
          <table:table-cell table:style-name="ce39" office:value-type="float" office:value="265">
            <text:p>265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BT</text:p>
          </table:table-cell>
          <table:table-cell table:style-name="ce38" office:value-type="string">
            <text:p>polybutylene terephthalate</text:p>
          </table:table-cell>
          <table:table-cell table:style-name="ce39" office:value-type="float" office:value="1310">
            <text:p>1310</text:p>
          </table:table-cell>
          <table:table-cell office:value-type="float" office:value="1310">
            <text:p>1310</text:p>
          </table:table-cell>
          <table:table-cell table:style-name="ce40"/>
          <table:table-cell table:style-name="ce41" office:value-type="string">
            <text:p>antioxidant</text:p>
          </table:table-cell>
          <table:table-cell table:style-name="ce40"/>
          <table:table-cell table:style-name="ce40" office:value-type="string">
            <text:p>[220 267]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S</text:p>
          </table:table-cell>
          <table:table-cell table:style-name="ce38" office:value-type="string">
            <text:p>polystyrene</text:p>
          </table:table-cell>
          <table:table-cell table:style-name="ce39" office:value-type="float" office:value="1040">
            <text:p>1040</text:p>
          </table:table-cell>
          <table:table-cell office:value-type="float" office:value="1050">
            <text:p>1050</text:p>
          </table:table-cell>
          <table:table-cell table:style-name="ce39" office:value-type="float" office:value="1060">
            <text:p>1060</text:p>
          </table:table-cell>
          <table:table-cell table:style-name="ce41" office:value-type="string">
            <text:p>antioxidant;UV stabilizer;plasticizer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240">
            <text:p>240</text:p>
          </table:table-cell>
          <table:table-cell office:value-type="string">
            <text:p>Insert 22/07/11 by AG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aPS</text:p>
          </table:table-cell>
          <table:table-cell table:style-name="ce38" office:value-type="string">
            <text:p>atactic polystyrene</text:p>
          </table:table-cell>
          <table:table-cell table:style-name="ce39" office:value-type="float" office:value="1040">
            <text:p>1040</text:p>
          </table:table-cell>
          <table:table-cell office:value-type="float" office:value="1050">
            <text:p>1050</text:p>
          </table:table-cell>
          <table:table-cell table:style-name="ce39" office:value-type="float" office:value="1060">
            <text:p>1060</text:p>
          </table:table-cell>
          <table:table-cell table:style-name="ce41" office:value-type="string">
            <text:p>antioxidant;UV stabilizer;plasticizer</text:p>
          </table:table-cell>
          <table:table-cell table:style-name="ce39" office:value-type="float" office:value="100">
            <text:p>100</text:p>
          </table:table-cell>
          <table:table-cell table:style-name="ce40" office:value-type="string">
            <text:p>NaN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iPS</text:p>
          </table:table-cell>
          <table:table-cell table:style-name="ce38" office:value-type="string">
            <text:p>isotactic polystyrene</text:p>
          </table:table-cell>
          <table:table-cell table:style-name="ce39" office:value-type="float" office:value="1040">
            <text:p>1040</text:p>
          </table:table-cell>
          <table:table-cell office:value-type="float" office:value="1050">
            <text:p>1050</text:p>
          </table:table-cell>
          <table:table-cell table:style-name="ce39" office:value-type="float" office:value="1060">
            <text:p>1060</text:p>
          </table:table-cell>
          <table:table-cell table:style-name="ce41" office:value-type="string">
            <text:p>antioxidant;UV stabilizer;plasticizer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240">
            <text:p>240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10">
          <table:table-cell table:style-name="ce35" office:value-type="string">
            <text:p>HIPS</text:p>
          </table:table-cell>
          <table:table-cell table:style-name="ce38" office:value-type="string">
            <text:p>high impact polystyrene</text:p>
          </table:table-cell>
          <table:table-cell table:style-name="ce39" office:value-type="float" office:value="1040">
            <text:p>1040</text:p>
          </table:table-cell>
          <table:table-cell office:value-type="float" office:value="1050">
            <text:p>1050</text:p>
          </table:table-cell>
          <table:table-cell table:style-name="ce39" office:value-type="float" office:value="1060">
            <text:p>1060</text:p>
          </table:table-cell>
          <table:table-cell table:style-name="ce41" office:value-type="string">
            <text:p>antioxidant;UV stabilizer</text:p>
          </table:table-cell>
          <table:table-cell table:style-name="ce40" table:number-columns-repeated="2"/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SAN</text:p>
          </table:table-cell>
          <table:table-cell table:style-name="ce38" office:value-type="string">
            <text:p>Styrene acrylonitrile copolymer</text:p>
          </table:table-cell>
          <table:table-cell table:style-name="ce40" table:number-columns-repeated="3"/>
          <table:table-cell table:style-name="ce41" office:value-type="string">
            <text:p>antioxidant;UV stabilizer</text:p>
          </table:table-cell>
          <table:table-cell table:style-name="ce40" table:number-columns-repeated="2"/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VC</text:p>
          </table:table-cell>
          <table:table-cell table:style-name="ce38" office:value-type="string">
            <text:p>polyvinylchloride</text:p>
          </table:table-cell>
          <table:table-cell table:style-name="ce39" office:value-type="float" office:value="1350">
            <text:p>1350</text:p>
          </table:table-cell>
          <table:table-cell office:value-type="float" office:value="1375">
            <text:p>1375</text:p>
          </table:table-cell>
          <table:table-cell table:style-name="ce39" office:value-type="float" office:value="1400">
            <text:p>1400</text:p>
          </table:table-cell>
          <table:table-cell table:style-name="ce41" office:value-type="string">
            <text:p>UV stabilizer;stabilizer;plasticizer</text:p>
          </table:table-cell>
          <table:table-cell table:style-name="ce39" office:value-type="float" office:value="87">
            <text:p>87</text:p>
          </table:table-cell>
          <table:table-cell table:style-name="ce39" office:value-type="float" office:value="212">
            <text:p>212</text:p>
          </table:table-cell>
          <table:table-cell office:value-type="string">
            <text:p>Insert 22/07/11 by AG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uPVC</text:p>
          </table:table-cell>
          <table:table-cell table:style-name="ce38" office:value-type="string">
            <text:p>unplasticized polyvinylchloride</text:p>
          </table:table-cell>
          <table:table-cell table:style-name="ce39" office:value-type="float" office:value="1350">
            <text:p>1350</text:p>
          </table:table-cell>
          <table:table-cell office:value-type="float" office:value="1375">
            <text:p>1375</text:p>
          </table:table-cell>
          <table:table-cell table:style-name="ce39" office:value-type="float" office:value="1400">
            <text:p>1400</text:p>
          </table:table-cell>
          <table:table-cell table:style-name="ce41" office:value-type="string">
            <text:p>UV stabilizer;stabilizer;plasticizer</text:p>
          </table:table-cell>
          <table:table-cell table:style-name="ce39" office:value-type="float" office:value="87">
            <text:p>87</text:p>
          </table:table-cell>
          <table:table-cell table:style-name="ce39" office:value-type="float" office:value="212">
            <text:p>212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PVC</text:p>
          </table:table-cell>
          <table:table-cell table:style-name="ce38" office:value-type="string">
            <text:p>plasticized polyvinylchloride</text:p>
          </table:table-cell>
          <table:table-cell table:style-name="ce39" office:value-type="float" office:value="1190">
            <text:p>1190</text:p>
          </table:table-cell>
          <table:table-cell office:value-type="float" office:value="1270">
            <text:p>1270</text:p>
          </table:table-cell>
          <table:table-cell table:style-name="ce39" office:value-type="float" office:value="1350">
            <text:p>1350</text:p>
          </table:table-cell>
          <table:table-cell table:style-name="ce41" office:value-type="string">
            <text:p>UV stabilizer;stabilizer;plasticizer</text:p>
          </table:table-cell>
          <table:table-cell table:style-name="ce39" office:value-type="float" office:value="52">
            <text:p>52</text:p>
          </table:table-cell>
          <table:table-cell table:style-name="ce39" office:value-type="float" office:value="212">
            <text:p>212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VDC</text:p>
          </table:table-cell>
          <table:table-cell table:style-name="ce38" office:value-type="string">
            <text:p>Polyvinylidene chloride</text:p>
          </table:table-cell>
          <table:table-cell table:style-name="ce41" office:value-type="float" office:value="1700">
            <text:p>1700</text:p>
          </table:table-cell>
          <table:table-cell office:value-type="float" office:value="1700">
            <text:p>1700</text:p>
          </table:table-cell>
          <table:table-cell table:style-name="ce40"/>
          <table:table-cell table:style-name="ce41" office:value-type="string">
            <text:p>UV stabilizer;stabilizer;plasticizer</text:p>
          </table:table-cell>
          <table:table-cell table:style-name="ce41" office:value-type="float" office:value="-17">
            <text:p>-17</text:p>
          </table:table-cell>
          <table:table-cell table:style-name="ce41" office:value-type="float" office:value="198">
            <text:p>198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EVA</text:p>
          </table:table-cell>
          <table:table-cell table:style-name="ce38" office:value-type="string">
            <text:p>polyethylene vinyl acetate</text:p>
          </table:table-cell>
          <table:table-cell table:style-name="ce41" office:value-type="float" office:value="922">
            <text:p>922</text:p>
          </table:table-cell>
          <table:table-cell office:value-type="float" office:value="933.5">
            <text:p>933.5</text:p>
          </table:table-cell>
          <table:table-cell table:style-name="ce41" office:value-type="float" office:value="945">
            <text:p>945</text:p>
          </table:table-cell>
          <table:table-cell table:style-name="ce41" office:value-type="string">
            <text:p>UV stabilizer;stabilizer;plasticizer</text:p>
          </table:table-cell>
          <table:table-cell table:style-name="ce41" office:value-type="float" office:value="-31">
            <text:p>-31</text:p>
          </table:table-cell>
          <table:table-cell table:style-name="ce41" office:value-type="float" office:value="176">
            <text:p>176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10">
          <table:table-cell table:style-name="ce35" office:value-type="string">
            <text:p>PC</text:p>
          </table:table-cell>
          <table:table-cell table:style-name="ce38" office:value-type="string">
            <text:p>polycarbonate</text:p>
          </table:table-cell>
          <table:table-cell table:style-name="ce39" office:value-type="float" office:value="1200">
            <text:p>1200</text:p>
          </table:table-cell>
          <table:table-cell table:style-name="ce39" office:value-type="float" office:value="1200">
            <text:p>1200</text:p>
          </table:table-cell>
          <table:table-cell table:style-name="ce40"/>
          <table:table-cell table:style-name="ce41" office:value-type="string">
            <text:p>antioxidant;UV stabilizer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265">
            <text:p>265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A</text:p>
          </table:table-cell>
          <table:table-cell table:style-name="ce38" office:value-type="string">
            <text:p>Polyamide</text:p>
          </table:table-cell>
          <table:table-cell table:style-name="ce39" office:value-type="float" office:value="1140">
            <text:p>1140</text:p>
          </table:table-cell>
          <table:table-cell table:style-name="ce39" office:value-type="float" office:value="1140">
            <text:p>1140</text:p>
          </table:table-cell>
          <table:table-cell table:style-name="ce40"/>
          <table:table-cell table:style-name="ce41" office:value-type="string">
            <text:p>antioxidant;UV stabilizer</text:p>
          </table:table-cell>
          <table:table-cell table:style-name="ce39" office:value-type="float" office:value="57">
            <text:p>57</text:p>
          </table:table-cell>
          <table:table-cell table:style-name="ce39" office:value-type="float" office:value="265">
            <text:p>265</text:p>
          </table:table-cell>
          <table:table-cell office:value-type="string">
            <text:p>Insert 22/07/11 by AG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A6</text:p>
          </table:table-cell>
          <table:table-cell table:style-name="ce38" office:value-type="string">
            <text:p>polyamide 6</text:p>
          </table:table-cell>
          <table:table-cell table:style-name="ce39" office:value-type="float" office:value="1130">
            <text:p>1130</text:p>
          </table:table-cell>
          <table:table-cell table:style-name="ce39" office:value-type="float" office:value="1130">
            <text:p>1130</text:p>
          </table:table-cell>
          <table:table-cell table:style-name="ce40"/>
          <table:table-cell table:style-name="ce41" office:value-type="string">
            <text:p>antioxidant;UV stabilizer</text:p>
          </table:table-cell>
          <table:table-cell table:style-name="ce40" table:number-columns-repeated="2"/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A66</text:p>
          </table:table-cell>
          <table:table-cell table:style-name="ce38" office:value-type="string">
            <text:p>Polyamide 6,6</text:p>
          </table:table-cell>
          <table:table-cell table:style-name="ce39" office:value-type="float" office:value="1140">
            <text:p>1140</text:p>
          </table:table-cell>
          <table:table-cell table:style-name="ce39" office:value-type="float" office:value="1140">
            <text:p>1140</text:p>
          </table:table-cell>
          <table:table-cell table:style-name="ce40"/>
          <table:table-cell table:style-name="ce41" office:value-type="string">
            <text:p>antioxidant;UV stabilizer</text:p>
          </table:table-cell>
          <table:table-cell table:style-name="ce39" office:value-type="float" office:value="57">
            <text:p>57</text:p>
          </table:table-cell>
          <table:table-cell table:style-name="ce39" office:value-type="float" office:value="265">
            <text:p>265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A12</text:p>
          </table:table-cell>
          <table:table-cell table:style-name="ce38" office:value-type="string">
            <text:p>Polyamide 12</text:p>
          </table:table-cell>
          <table:table-cell table:style-name="ce40" table:number-columns-repeated="3"/>
          <table:table-cell table:style-name="ce41" office:value-type="string">
            <text:p>antioxidant;UV stabilizer</text:p>
          </table:table-cell>
          <table:table-cell table:style-name="ce40" table:number-columns-repeated="2"/>
          <table:table-cell table:number-columns-repeated="3"/>
          <table:table-cell table:style-name="ce36"/>
          <table:table-cell table:number-columns-repeated="1012"/>
        </table:table-row>
        <table:table-row table:style-name="ro10">
          <table:table-cell table:style-name="ce35" office:value-type="string">
            <text:p>PU</text:p>
          </table:table-cell>
          <table:table-cell table:style-name="ce38" office:value-type="string">
            <text:p>polyurethane</text:p>
          </table:table-cell>
          <table:table-cell table:style-name="ce40" table:number-columns-repeated="3"/>
          <table:table-cell table:style-name="ce41" office:value-type="string">
            <text:p>UV stabilizer</text:p>
          </table:table-cell>
          <table:table-cell table:style-name="ce40" table:number-columns-repeated="2"/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MMA</text:p>
          </table:table-cell>
          <table:table-cell table:style-name="ce38" office:value-type="string">
            <text:p>polymethylmethacrylate</text:p>
          </table:table-cell>
          <table:table-cell table:style-name="ce40" table:number-columns-repeated="4"/>
          <table:table-cell table:style-name="ce41" office:value-type="float" office:value="3">
            <text:p>3</text:p>
          </table:table-cell>
          <table:table-cell table:style-name="ce41" office:value-type="float" office:value="45">
            <text:p>45</text:p>
          </table:table-cell>
          <table:table-cell office:value-type="string">
            <text:p>Insert 22/07/11 by AG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iPMMA</text:p>
          </table:table-cell>
          <table:table-cell table:style-name="ce38" office:value-type="string">
            <text:p>Isotactic polymethylmethacrylate</text:p>
          </table:table-cell>
          <table:table-cell table:style-name="ce40" table:number-columns-repeated="4"/>
          <table:table-cell table:style-name="ce41" office:value-type="float" office:value="3">
            <text:p>3</text:p>
          </table:table-cell>
          <table:table-cell table:style-name="ce41" office:value-type="float" office:value="45">
            <text:p>45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sPMMA</text:p>
          </table:table-cell>
          <table:table-cell table:style-name="ce38" office:value-type="string">
            <text:p>Syndiotactic polymethylmethacrylate</text:p>
          </table:table-cell>
          <table:table-cell table:style-name="ce40" table:number-columns-repeated="4"/>
          <table:table-cell table:style-name="ce41" office:value-type="float" office:value="3">
            <text:p>3</text:p>
          </table:table-cell>
          <table:table-cell table:style-name="ce41" office:value-type="float" office:value="105">
            <text:p>105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9">
          <table:table-cell table:style-name="ce35" office:value-type="string">
            <text:p>PB</text:p>
          </table:table-cell>
          <table:table-cell table:style-name="ce38" office:value-type="string">
            <text:p>polybutylene</text:p>
          </table:table-cell>
          <table:table-cell table:style-name="ce40" table:number-columns-repeated="6"/>
          <table:table-cell table:number-columns-repeated="3"/>
          <table:table-cell table:style-name="ce36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8"/>
        </table:table-row>
        <table:table-row table:style-name="ro10" table:number-rows-repeated="6550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lymer_alias" table:style-name="ta1" table:print="false">
        <office:forms form:automatic-focus="false" form:apply-design-mode="false"/>
        <table:table-column table:style-name="co48" table:default-cell-style-name="ce43"/>
        <table:table-column table:style-name="co49" table:default-cell-style-name="ce36"/>
        <table:table-column table:style-name="co3" table:number-columns-repeated="1022" table:default-cell-style-name="Default"/>
        <table:table-row table:style-name="ro10">
          <table:table-cell table:style-name="ce34" office:value-type="string">
            <text:p>alias</text:p>
          </table:table-cell>
          <table:table-cell table:style-name="ce37" office:value-type="string">
            <text:p>value</text:p>
          </table:table-cell>
          <table:table-cell table:style-name="ce1" table:number-columns-repeated="1022"/>
        </table:table-row>
        <table:table-row table:style-name="ro10">
          <table:table-cell table:style-name="ce35" office:value-type="string">
            <text:p>polyolefin</text:p>
          </table:table-cell>
          <table:table-cell table:style-name="ce38" office:value-type="string">
            <text:p>LLDPE;LDPE;MDPE;HDPE;PP;PB</text:p>
          </table:table-cell>
          <table:table-cell table:number-columns-repeated="1022"/>
        </table:table-row>
        <table:table-row table:style-name="ro10">
          <table:table-cell table:style-name="ce35" office:value-type="string">
            <text:p>polyester</text:p>
          </table:table-cell>
          <table:table-cell table:style-name="ce38" office:value-type="string">
            <text:p>PET;PBT</text:p>
          </table:table-cell>
          <table:table-cell table:number-columns-repeated="1022"/>
        </table:table-row>
        <table:table-row table:style-name="ro10">
          <table:table-cell table:style-name="ce35" office:value-type="string">
            <text:p>polystyrene</text:p>
          </table:table-cell>
          <table:table-cell table:style-name="ce38" office:value-type="string">
            <text:p>PS;HIPS;SAN</text:p>
          </table:table-cell>
          <table:table-cell table:number-columns-repeated="1022"/>
        </table:table-row>
        <table:table-row table:style-name="ro10">
          <table:table-cell table:style-name="ce35" office:value-type="string">
            <text:p>polyvinyl</text:p>
          </table:table-cell>
          <table:table-cell table:style-name="ce38" office:value-type="string">
            <text:p>uPVC;pPVC;PVDC;EVA</text:p>
          </table:table-cell>
          <table:table-cell table:number-columns-repeated="1022"/>
        </table:table-row>
        <table:table-row table:style-name="ro10">
          <table:table-cell table:style-name="ce35" office:value-type="string">
            <text:p>polycarbonate</text:p>
          </table:table-cell>
          <table:table-cell table:style-name="ce38" office:value-type="string">
            <text:p>PC</text:p>
          </table:table-cell>
          <table:table-cell table:number-columns-repeated="1022"/>
        </table:table-row>
        <table:table-row table:style-name="ro10">
          <table:table-cell table:style-name="ce35" office:value-type="string">
            <text:p>polyamide</text:p>
          </table:table-cell>
          <table:table-cell table:style-name="ce38" office:value-type="string">
            <text:p>PA6;PA66;PA12</text:p>
          </table:table-cell>
          <table:table-cell table:number-columns-repeated="1022"/>
        </table:table-row>
        <table:table-row table:style-name="ro10">
          <table:table-cell table:style-name="ce35" office:value-type="string">
            <text:p>polyurethane</text:p>
          </table:table-cell>
          <table:table-cell table:style-name="ce38" office:value-type="string">
            <text:p>PU</text:p>
          </table:table-cell>
          <table:table-cell table:number-columns-repeated="1022"/>
        </table:table-row>
        <table:table-row table:style-name="ro11">
          <table:table-cell table:style-name="ce35" office:value-type="string">
            <text:p>polymethylmethacrylate</text:p>
          </table:table-cell>
          <table:table-cell table:style-name="ce38" office:value-type="string">
            <text:p>PMMA</text:p>
          </table:table-cell>
          <table:table-cell table:number-columns-repeated="1022"/>
        </table:table-row>
        <table:table-row table:style-name="ro10">
          <table:table-cell office:value-type="string">
            <text:p><text:s/></text:p>
          </table:table-cell>
          <table:table-cell table:number-columns-repeated="1023"/>
        </table:table-row>
        <table:table-row table:style-name="ro10" table:number-rows-repeated="6552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nfo_polymer" table:style-name="ta6" table:print="false">
        <office:forms form:automatic-focus="false" form:apply-design-mode="false"/>
        <table:table-column table:style-name="co50" table:default-cell-style-name="ce45"/>
        <table:table-column table:style-name="co51" table:default-cell-style-name="ce46"/>
        <table:table-column table:style-name="co52" table:number-columns-repeated="1022" table:default-cell-style-name="Default"/>
        <table:table-row table:style-name="ro10">
          <table:table-cell table:style-name="ce44" office:value-type="string">
            <text:p>fieldname</text:p>
          </table:table-cell>
          <table:table-cell table:style-name="ce9" office:value-type="string">
            <text:p>description</text:p>
          </table:table-cell>
          <table:table-cell table:number-columns-repeated="1022"/>
        </table:table-row>
        <table:table-row table:style-name="ro10">
          <table:table-cell table:formula="of:=[$polymer.A1]" office:value-type="string" office:string-value="acronym">
            <text:p>acronym</text:p>
          </table:table-cell>
          <table:table-cell office:value-type="string">
            <text:p>abbreviation of materials</text:p>
          </table:table-cell>
          <table:table-cell table:number-columns-repeated="1022"/>
        </table:table-row>
        <table:table-row table:style-name="ro10">
          <table:table-cell table:formula="of:=[$polymer.B1]" office:value-type="string" office:string-value="name">
            <text:p>name</text:p>
          </table:table-cell>
          <table:table-cell office:value-type="string">
            <text:p>full name of material</text:p>
          </table:table-cell>
          <table:table-cell table:number-columns-repeated="1022"/>
        </table:table-row>
        <table:table-row table:style-name="ro10">
          <table:table-cell table:formula="of:=[$polymer_alias.A1]" office:value-type="string" office:string-value="alias">
            <text:p>alias</text:p>
          </table:table-cell>
          <table:table-cell office:value-type="string">
            <text:p>material family</text:p>
          </table:table-cell>
          <table:table-cell table:number-columns-repeated="1022"/>
        </table:table-row>
        <table:table-row table:style-name="ro10">
          <table:table-cell table:formula="of:=[$polymer.C1]" office:value-type="string" office:string-value="rhoPinf">
            <text:p>rhoPinf</text:p>
          </table:table-cell>
          <table:table-cell office:value-type="string">
            <text:p>lowest value of density of polymer (kg/m3)</text:p>
          </table:table-cell>
          <table:table-cell table:number-columns-repeated="1022"/>
        </table:table-row>
        <table:table-row table:style-name="ro10">
          <table:table-cell table:formula="of:=[$polymer.E1]" office:value-type="string" office:string-value="rhoPsup">
            <text:p>rhoPsup</text:p>
          </table:table-cell>
          <table:table-cell office:value-type="string">
            <text:p>highest value of density of polymer (kg/m3)</text:p>
          </table:table-cell>
          <table:table-cell table:number-columns-repeated="1022"/>
        </table:table-row>
        <table:table-row table:style-name="ro10">
          <table:table-cell table:formula="of:=[$polymer.F1]" office:value-type="string" office:string-value="composition">
            <text:p>composition</text:p>
          </table:table-cell>
          <table:table-cell office:value-type="string">
            <text:p>possible additives in material</text:p>
          </table:table-cell>
          <table:table-cell table:number-columns-repeated="1022"/>
        </table:table-row>
        <table:table-row table:style-name="ro10">
          <table:table-cell table:formula="of:=[$polymer.G1]" office:value-type="string" office:string-value="Tg">
            <text:p>Tg</text:p>
          </table:table-cell>
          <table:table-cell office:value-type="string">
            <text:p>transition temperature (°C)</text:p>
          </table:table-cell>
          <table:table-cell table:number-columns-repeated="1022"/>
        </table:table-row>
        <table:table-row table:style-name="ro10">
          <table:table-cell table:formula="of:=[$polymer.H1]" office:value-type="string" office:string-value="Tm">
            <text:p>Tm</text:p>
          </table:table-cell>
          <table:table-cell office:value-type="string">
            <text:p>melting temperature (°C)</text:p>
          </table:table-cell>
          <table:table-cell table:number-columns-repeated="1022"/>
        </table:table-row>
      </table:table>
      <table:table table:name="appendix" table:style-name="ta7" table:print="false">
        <office:forms form:automatic-focus="false" form:apply-design-mode="false"/>
        <table:table-column table:style-name="co53" table:default-cell-style-name="ce48"/>
        <table:table-column table:style-name="co54" table:default-cell-style-name="ce53"/>
        <table:table-column table:style-name="co55" table:default-cell-style-name="ce55"/>
        <table:table-column table:style-name="co56" table:default-cell-style-name="ce57"/>
        <table:table-column table:style-name="co52" table:number-columns-repeated="1020" table:default-cell-style-name="Default"/>
        <table:table-row table:style-name="ro5">
          <table:table-cell table:style-name="ce47" office:value-type="string">
            <text:p>restrictiongroup</text:p>
          </table:table-cell>
          <table:table-cell table:style-name="ce51" office:value-type="string">
            <text:p>codePL</text:p>
          </table:table-cell>
          <table:table-cell table:style-name="ce51" office:value-type="string">
            <text:p>SML</text:p>
          </table:table-cell>
          <table:table-cell table:style-name="ce51" office:value-type="string">
            <text:p>note</text:p>
          </table:table-cell>
          <table:table-cell table:style-name="ce1" table:number-columns-repeated="1020"/>
        </table:table-row>
        <table:table-row table:style-name="ro3">
          <table:table-cell office:value-type="float" office:value="1">
            <text:p>1</text:p>
          </table:table-cell>
          <table:table-cell table:style-name="ce52" office:value-type="string">
            <text:p>128;211</text:p>
          </table:table-cell>
          <table:table-cell table:style-name="ce54" office:value-type="float" office:value="6">
            <text:p>6</text:p>
          </table:table-cell>
          <table:table-cell table:style-name="ce56" office:value-type="string">
            <text:p>expressed as acetaldehyde</text:p>
          </table:table-cell>
          <table:table-cell table:number-columns-repeated="1020"/>
        </table:table-row>
        <table:table-row table:style-name="ro3">
          <table:table-cell table:style-name="ce49" office:value-type="float" office:value="2">
            <text:p>2</text:p>
          </table:table-cell>
          <table:table-cell table:style-name="ce52" office:value-type="string">
            <text:p>89;227;263</text:p>
          </table:table-cell>
          <table:table-cell office:value-type="float" office:value="30">
            <text:p>30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ethyleneglycol</text:span>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table:style-name="ce52" office:value-type="string">
            <text:p>234;248</text:p>
          </table:table-cell>
          <table:table-cell office:value-type="float" office:value="30">
            <text:p>30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maleic</text:span><text:span text:style-name="T1"> </text:span><text:span text:style-name="T3">acid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4">
            <text:p>4</text:p>
          </table:table-cell>
          <table:table-cell table:style-name="ce52" office:value-type="string">
            <text:p>212;435</text:p>
          </table:table-cell>
          <table:table-cell office:value-type="float" office:value="15">
            <text:p>15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caprolactam</text:span>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table:style-name="ce52" office:value-type="string">
            <text:p>137;472</text:p>
          </table:table-cell>
          <table:table-cell office:value-type="float" office:value="3">
            <text:p>3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he</text:span><text:span text:style-name="T1"> </text:span><text:span text:style-name="T3">sum</text:span><text:span text:style-name="T1"> </text:span><text:span text:style-name="T3">of</text:span><text:span text:style-name="T1"> </text:span><text:span text:style-name="T3">the</text:span><text:span text:style-name="T1"> </text:span><text:span text:style-name="T3">substances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6">
            <text:p>6</text:p>
          </table:table-cell>
          <table:table-cell table:style-name="ce52" office:value-type="string">
            <text:p>412;512;513;588</text:p>
          </table:table-cell>
          <table:table-cell office:value-type="float" office:value="1">
            <text:p>1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iodine</text:span></text:p>
          </table:table-cell>
          <table:table-cell table:number-columns-repeated="1020"/>
        </table:table-row>
        <table:table-row table:style-name="ro3">
          <table:table-cell office:value-type="float" office:value="7">
            <text:p>7</text:p>
          </table:table-cell>
          <table:table-cell table:style-name="ce52" office:value-type="string">
            <text:p>19;20</text:p>
          </table:table-cell>
          <table:table-cell office:value-type="float" office:value="1.2">
            <text:p>1,2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ertiary</text:span><text:span text:style-name="T1"> </text:span><text:span text:style-name="T3">amine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8">
            <text:p>8</text:p>
          </table:table-cell>
          <table:table-cell table:style-name="ce52" office:value-type="string">
            <text:p>317;318;319;359;431;464</text:p>
          </table:table-cell>
          <table:table-cell office:value-type="float" office:value="6">
            <text:p>6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he</text:span><text:span text:style-name="T1"> </text:span><text:span text:style-name="T3">sum</text:span><text:span text:style-name="T1"> </text:span><text:span text:style-name="T3">of</text:span><text:span text:style-name="T1"> </text:span><text:span text:style-name="T3">the</text:span><text:span text:style-name="T1"> </text:span><text:span text:style-name="T3">substances</text:span></text:p>
          </table:table-cell>
          <table:table-cell table:number-columns-repeated="1020"/>
        </table:table-row>
        <table:table-row table:style-name="ro3">
          <table:table-cell office:value-type="float" office:value="9">
            <text:p>9</text:p>
          </table:table-cell>
          <table:table-cell table:style-name="ce52" office:value-type="string">
            <text:p>650;695;697;698;726</text:p>
          </table:table-cell>
          <table:table-cell office:value-type="float" office:value="0.18">
            <text:p>0,18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in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10">
            <text:p>10</text:p>
          </table:table-cell>
          <table:table-cell office:value-type="string">
            <text:p>28;29;30;31;32;33;466;5892;618;619;6210;646;676;736</text:p>
          </table:table-cell>
          <table:table-cell office:value-type="float" office:value="0.006">
            <text:p>0,01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in</text:span></text:p>
          </table:table-cell>
          <table:table-cell table:number-columns-repeated="1020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66;645;657</text:p>
          </table:table-cell>
          <table:table-cell office:value-type="float" office:value="1.2">
            <text:p>1,2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in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12">
            <text:p>12</text:p>
          </table:table-cell>
          <table:table-cell office:value-type="string">
            <text:p>444;469;470</text:p>
          </table:table-cell>
          <table:table-cell office:value-type="float" office:value="30">
            <text:p>30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he</text:span><text:span text:style-name="T1"> </text:span><text:span text:style-name="T3">sum</text:span><text:span text:style-name="T1"> </text:span><text:span text:style-name="T3">of</text:span><text:span text:style-name="T1"> </text:span><text:span text:style-name="T3">the</text:span><text:span text:style-name="T1"> </text:span><text:span text:style-name="T3">substances</text:span>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163;285</text:p>
          </table:table-cell>
          <table:table-cell office:value-type="float" office:value="1.5">
            <text:p>1,5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he</text:span><text:span text:style-name="T1"> </text:span><text:span text:style-name="T3">sum</text:span><text:span text:style-name="T1"> </text:span><text:span text:style-name="T3">of</text:span><text:span text:style-name="T1"> </text:span><text:span text:style-name="T3">the</text:span><text:span text:style-name="T1"> </text:span><text:span text:style-name="T3">substances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14">
            <text:p>14</text:p>
          </table:table-cell>
          <table:table-cell office:value-type="string">
            <text:p>294;368</text:p>
          </table:table-cell>
          <table:table-cell office:value-type="float" office:value="5">
            <text:p>5</text:p>
          </table:table-cell>
          <table:table-cell office:value-type="string">
            <text:p>expressed<text:span text:style-name="T4"> </text:span><text:span text:style-name="T1">as</text:span><text:span text:style-name="T4"> </text:span><text:span text:style-name="T1">the</text:span><text:span text:style-name="T4"> </text:span><text:span text:style-name="T1">sum</text:span><text:span text:style-name="T4"> </text:span><text:span text:style-name="T1">of</text:span><text:span text:style-name="T4"> </text:span><text:span text:style-name="T1">the</text:span><text:span text:style-name="T4"> </text:span><text:span text:style-name="T1">substances</text:span></text:p>
          </table:table-cell>
          <table:table-cell table:number-columns-repeated="102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98;196</text:p>
          </table:table-cell>
          <table:table-cell office:value-type="float" office:value="15">
            <text:p>15</text:p>
          </table:table-cell>
          <table:table-cell office:value-type="string">
            <text:p>expressed<text:span text:style-name="T4"> </text:span><text:span text:style-name="T1">as</text:span><text:span text:style-name="T4"> </text:span><text:span text:style-name="T1">formaldehyde</text:span></text:p>
          </table:table-cell>
          <table:table-cell table:number-columns-repeated="1020"/>
        </table:table-row>
        <table:table-row table:style-name="ro2">
          <table:table-cell table:style-name="ce49" office:value-type="float" office:value="16">
            <text:p>16</text:p>
          </table:table-cell>
          <table:table-cell office:value-type="string">
            <text:p>407;583;584;599</text:p>
          </table:table-cell>
          <table:table-cell office:value-type="float" office:value="6">
            <text:p>6</text:p>
          </table:table-cell>
          <table:table-cell office:value-type="string">
            <text:p>expressed as boron;Without<text:span text:style-name="T4"> </text:span><text:span text:style-name="T1">prejudice</text:span><text:span text:style-name="T4"> </text:span><text:span text:style-name="T1">to</text:span><text:span text:style-name="T4"> <text:s/></text:span><text:span text:style-name="T1">the</text:span><text:span text:style-name="T4"> </text:span><text:span text:style-name="T1">provisions</text:span><text:span text:style-name="T4"> </text:span><text:span text:style-name="T1">of</text:span><text:span text:style-name="T4"> </text:span><text:span text:style-name="T1">Directive</text:span><text:span text:style-name="T4"> </text:span><text:span text:style-name="T1">98/83/EC</text:span></text:p>
          </table:table-cell>
          <table:table-cell table:number-columns-repeated="102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4;167.169;198;274;354;372;460;461;475;476;485;490:653</text:p>
          </table:table-cell>
          <table:table-cell office:value-type="string">
            <text:p>NaN</text:p>
          </table:table-cell>
          <table:table-cell office:value-type="string">
            <text:p>expressed<text:span text:style-name="T4"> </text:span><text:span text:style-name="T1">as</text:span><text:span text:style-name="T4"> </text:span><text:span text:style-name="T1">isocyanate</text:span><text:span text:style-name="T4"> </text:span><text:span text:style-name="T1">moiety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18">
            <text:p>18</text:p>
          </table:table-cell>
          <table:table-cell office:value-type="string">
            <text:p>705;733</text:p>
          </table:table-cell>
          <table:table-cell office:value-type="float" office:value="0.05">
            <text:p>0,05</text:p>
          </table:table-cell>
          <table:table-cell office:value-type="string">
            <text:p>expressed<text:span text:style-name="T4"> </text:span><text:span text:style-name="T1">as</text:span><text:span text:style-name="T4"> </text:span><text:span text:style-name="T1">the</text:span><text:span text:style-name="T4"> </text:span><text:span text:style-name="T1">sum</text:span><text:span text:style-name="T4"> </text:span><text:span text:style-name="T1">of</text:span><text:span text:style-name="T4"> </text:span><text:span text:style-name="T1">the</text:span><text:span text:style-name="T4"> </text:span><text:span text:style-name="T1">substances</text:span></text:p>
          </table:table-cell>
          <table:table-cell table:number-columns-repeated="1020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505;516;519</text:p>
          </table:table-cell>
          <table:table-cell office:value-type="float" office:value="10">
            <text:p>10</text:p>
          </table:table-cell>
          <table:table-cell office:value-type="string">
            <text:p>expressed<text:span text:style-name="T4"> </text:span><text:span text:style-name="T1">as</text:span><text:span text:style-name="T4"> </text:span><text:span text:style-name="T1">SO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20">
            <text:p>20</text:p>
          </table:table-cell>
          <table:table-cell office:value-type="string">
            <text:p>290;386;390</text:p>
          </table:table-cell>
          <table:table-cell office:value-type="float" office:value="30">
            <text:p>30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he</text:span><text:span text:style-name="T1"> </text:span><text:span text:style-name="T3">sum</text:span><text:span text:style-name="T1"> </text:span><text:span text:style-name="T3">of</text:span><text:span text:style-name="T1"> </text:span><text:span text:style-name="T3">the</text:span><text:span text:style-name="T1"> </text:span><text:span text:style-name="T3">substances</text:span></text:p>
          </table:table-cell>
          <table:table-cell table:number-columns-repeated="1020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347;349</text:p>
          </table:table-cell>
          <table:table-cell office:value-type="float" office:value="5">
            <text:p>5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rimellitic</text:span><text:span text:style-name="T1"> </text:span><text:span text:style-name="T3">acid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22">
            <text:p>22</text:p>
          </table:table-cell>
          <table:table-cell office:value-type="string">
            <text:p>70;147;176;218;323;325;371;380;425;446;448;456;636</text:p>
          </table:table-cell>
          <table:table-cell office:value-type="float" office:value="6">
            <text:p>6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acrylic</text:span><text:span text:style-name="T1"> </text:span><text:span text:style-name="T3">acid</text:span></text:p>
          </table:table-cell>
          <table:table-cell table:number-columns-repeated="1020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150;156;181;183;184;355;370;374;43;440;447;457;482</text:p>
          </table:table-cell>
          <table:table-cell office:value-type="float" office:value="6">
            <text:p>6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methacrylic</text:span><text:span text:style-name="T1"> </text:span><text:span text:style-name="T3">acid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24">
            <text:p>24</text:p>
          </table:table-cell>
          <table:table-cell office:value-type="string">
            <text:p>756;758</text:p>
          </table:table-cell>
          <table:table-cell office:value-type="float" office:value="5">
            <text:p>5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he</text:span><text:span text:style-name="T1"> </text:span><text:span text:style-name="T3">sum</text:span><text:span text:style-name="T1"> </text:span><text:span text:style-name="T3">of</text:span><text:span text:style-name="T1"> </text:span><text:span text:style-name="T3">the</text:span><text:span text:style-name="T1"> </text:span><text:span text:style-name="T3">substances</text:span></text:p>
          </table:table-cell>
          <table:table-cell table:number-columns-repeated="1020"/>
        </table:table-row>
        <table:table-row table:style-name="ro12">
          <table:table-cell office:value-type="float" office:value="25">
            <text:p>25</text:p>
          </table:table-cell>
          <table:table-cell office:value-type="string">
            <text:p>720;747</text:p>
          </table:table-cell>
          <table:table-cell office:value-type="float" office:value="0.05">
            <text:p>0,05</text:p>
          </table:table-cell>
          <table:table-cell table:style-name="ce58" office:value-type="string">
            <text:p>sum of mono-n-dodecyltin tris(isooctylmercaptoacetate), di-n-dodecyltin bis(isooctyl mercaptoacetate), mono-dodecyltin trichloride and di-dodecyltin dichloride) expressed as the sum of mono- and di-dodecyltin chloride</text:p>
          </table:table-cell>
          <table:table-cell table:number-columns-repeated="1020"/>
        </table:table-row>
        <table:table-row table:style-name="ro3">
          <table:table-cell table:style-name="ce49" office:value-type="float" office:value="26">
            <text:p>26</text:p>
          </table:table-cell>
          <table:table-cell office:value-type="string">
            <text:p>728;729</text:p>
          </table:table-cell>
          <table:table-cell office:value-type="float" office:value="9">
            <text:p>9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he</text:span><text:span text:style-name="T1"> </text:span><text:span text:style-name="T3">sum</text:span><text:span text:style-name="T1"> </text:span><text:span text:style-name="T3">of</text:span><text:span text:style-name="T1"> </text:span><text:span text:style-name="T3">the</text:span><text:span text:style-name="T1"> </text:span><text:span text:style-name="T3">substances</text:span></text:p>
          </table:table-cell>
          <table:table-cell table:number-columns-repeated="1020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188;291</text:p>
          </table:table-cell>
          <table:table-cell office:value-type="float" office:value="5">
            <text:p>5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isophthalic</text:span><text:span text:style-name="T1"> </text:span><text:span text:style-name="T3">acid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28">
            <text:p>28</text:p>
          </table:table-cell>
          <table:table-cell office:value-type="string">
            <text:p>191;192;785</text:p>
          </table:table-cell>
          <table:table-cell office:value-type="float" office:value="7.5">
            <text:p>7,5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erephthalic</text:span><text:span text:style-name="T1"> </text:span><text:span text:style-name="T3">acid</text:span></text:p>
          </table:table-cell>
          <table:table-cell table:number-columns-repeated="1020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342;672</text:p>
          </table:table-cell>
          <table:table-cell office:value-type="float" office:value="0.05">
            <text:p>0,05</text:p>
          </table:table-cell>
          <table:table-cell office:value-type="string">
            <text:p>expressed as the sum of 6-hydroxyhexanoic acid and caprolactone</text:p>
          </table:table-cell>
          <table:table-cell table:number-columns-repeated="1020"/>
        </table:table-row>
        <table:table-row table:style-name="ro3">
          <table:table-cell table:style-name="ce49" office:value-type="float" office:value="30">
            <text:p>30</text:p>
          </table:table-cell>
          <table:table-cell office:value-type="string">
            <text:p>254;672</text:p>
          </table:table-cell>
          <table:table-cell office:value-type="float" office:value="5">
            <text:p>5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1,4-butanediol</text:span></text:p>
          </table:table-cell>
          <table:table-cell table:number-columns-repeated="1020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73;797</text:p>
          </table:table-cell>
          <table:table-cell office:value-type="float" office:value="30">
            <text:p>30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he</text:span><text:span text:style-name="T1"> </text:span><text:span text:style-name="T3">sum</text:span><text:span text:style-name="T1"> </text:span><text:span text:style-name="T3">of</text:span><text:span text:style-name="T1"> </text:span><text:span text:style-name="T3">the</text:span><text:span text:style-name="T1"> </text:span><text:span text:style-name="T3">substances</text:span></text:p>
          </table:table-cell>
          <table:table-cell table:number-columns-repeated="1020"/>
        </table:table-row>
        <table:table-row table:style-name="ro3">
          <table:table-cell table:style-name="ce49" office:value-type="float" office:value="32">
            <text:p>32</text:p>
          </table:table-cell>
          <table:table-cell office:value-type="string">
            <text:p>8;72;73;138;140;157;159;207;242;283;532;670;728;729;775;783;797;798;810;815</text:p>
          </table:table-cell>
          <table:table-cell office:value-type="float" office:value="60">
            <text:p>60</text:p>
          </table:table-cell>
          <table:table-cell office:value-type="string">
            <text:p>expressed<text:span text:style-name="T1"> </text:span><text:span text:style-name="T3">as</text:span><text:span text:style-name="T1"> </text:span><text:span text:style-name="T3">the</text:span><text:span text:style-name="T1"> </text:span><text:span text:style-name="T3">sum</text:span><text:span text:style-name="T1"> </text:span><text:span text:style-name="T3">of</text:span><text:span text:style-name="T1"> </text:span><text:span text:style-name="T3">the</text:span><text:span text:style-name="T1"> </text:span><text:span text:style-name="T3">substances</text:span></text:p>
          </table:table-cell>
          <table:table-cell table:number-columns-repeated="1020"/>
        </table:table-row>
        <table:table-row table:style-name="ro5">
          <table:table-cell table:style-name="ce50"/>
          <table:table-cell table:style-name="Default" table:number-columns-repeated="3"/>
          <table:table-cell table:number-columns-repeated="1020"/>
        </table:table-row>
      </table:table>
      <table:table table:name="nfo_appendix" table:style-name="ta8" table:print="false">
        <office:forms form:automatic-focus="false" form:apply-design-mode="false"/>
        <table:table-column table:style-name="co40" table:default-cell-style-name="ce61"/>
        <table:table-column table:style-name="co57" table:default-cell-style-name="ce61"/>
        <table:table-column table:style-name="co40" table:number-columns-repeated="1022" table:default-cell-style-name="ce61"/>
        <table:table-row table:style-name="ro3">
          <table:table-cell table:style-name="ce59" office:value-type="string">
            <text:p>fieldname</text:p>
          </table:table-cell>
          <table:table-cell table:style-name="ce59" office:value-type="string">
            <text:p>description</text:p>
          </table:table-cell>
          <table:table-cell table:style-name="ce62" table:number-columns-repeated="1022"/>
        </table:table-row>
        <table:table-row table:style-name="ro2">
          <table:table-cell table:style-name="ce60" table:formula="of:=[$appendix.A1]" office:value-type="string" office:string-value="restrictiongroup">
            <text:p>restrictiongroup</text:p>
          </table:table-cell>
          <table:table-cell table:style-name="ce31" office:value-type="string">
            <text:p>group restriction number (appeared as (n) in the positive list</text:p>
          </table:table-cell>
          <table:table-cell table:number-columns-repeated="1022"/>
        </table:table-row>
        <table:table-row table:style-name="ro3">
          <table:table-cell table:style-name="ce60" table:formula="of:=[$appendix.B1]" office:value-type="string" office:string-value="codePL">
            <text:p>codePL</text:p>
          </table:table-cell>
          <table:table-cell table:style-name="ce31" office:value-type="string">
            <text:p>substance number in the positive list</text:p>
          </table:table-cell>
          <table:table-cell table:number-columns-repeated="1022"/>
        </table:table-row>
        <table:table-row table:style-name="ro2">
          <table:table-cell table:style-name="ce60" table:formula="of:=[$appendix.C1]" office:value-type="string" office:string-value="SML">
            <text:p>SML</text:p>
          </table:table-cell>
          <table:table-cell table:style-name="ce31" office:value-type="string">
            <text:p>total specific migration limit (mg/kg of food) for the sum of substances applicable to this group</text:p>
          </table:table-cell>
          <table:table-cell table:number-columns-repeated="1022"/>
        </table:table-row>
        <table:table-row table:style-name="ro4">
          <table:table-cell table:style-name="ce60" table:formula="of:=[$appendix.D1]" office:value-type="string" office:string-value="note">
            <text:p>note</text:p>
          </table:table-cell>
          <table:table-cell table:style-name="ce31" office:value-type="string">
            <text:p>indication of the substance whose molecular weight forms the basis for expression of the result</text:p>
          </table:table-cell>
          <table:table-cell table:number-columns-repeated="1022"/>
        </table:table-row>
        <table:table-row table:style-name="ro5" table:number-rows-repeated="65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sitive_list" table:style-name="ta9" table:print="false">
        <office:forms form:automatic-focus="false" form:apply-design-mode="false"/>
        <table:table-column table:style-name="co50" table:default-cell-style-name="ce66"/>
        <table:table-column table:style-name="co58" table:default-cell-style-name="ce71"/>
        <table:table-column table:style-name="co59" table:default-cell-style-name="ce71"/>
        <table:table-column table:style-name="co60" table:default-cell-style-name="ce77"/>
        <table:table-column table:style-name="co3" table:default-cell-style-name="ce82"/>
        <table:table-column table:style-name="co61" table:default-cell-style-name="ce82"/>
        <table:table-column table:style-name="co62" table:default-cell-style-name="ce82"/>
        <table:table-column table:style-name="co63" table:default-cell-style-name="ce82"/>
        <table:table-column table:style-name="co64" table:default-cell-style-name="ce82"/>
        <table:table-column table:style-name="co50" table:default-cell-style-name="ce85"/>
        <table:table-column table:style-name="co65" table:default-cell-style-name="ce82"/>
        <table:table-column table:style-name="co52" table:number-columns-repeated="1013" table:default-cell-style-name="Default"/>
        <table:table-row table:style-name="ro3">
          <table:table-cell table:style-name="ce63" office:value-type="string">
            <text:p>N°</text:p>
          </table:table-cell>
          <table:table-cell table:style-name="ce68" office:value-type="string">
            <text:p>Rèf</text:p>
          </table:table-cell>
          <table:table-cell table:style-name="ce68" office:value-type="string">
            <text:p>CAS</text:p>
          </table:table-cell>
          <table:table-cell table:style-name="ce74" office:value-type="string">
            <text:p>Name</text:p>
          </table:table-cell>
          <table:table-cell table:style-name="ce79" office:value-type="string">
            <text:p>A/P</text:p>
          </table:table-cell>
          <table:table-cell table:style-name="ce79" office:value-type="string">
            <text:p>M</text:p>
          </table:table-cell>
          <table:table-cell table:style-name="ce79" office:value-type="string">
            <text:p>FRTMG </text:p>
          </table:table-cell>
          <table:table-cell table:style-name="ce79" office:value-type="string">
            <text:p>SML</text:p>
          </table:table-cell>
          <table:table-cell table:style-name="ce79" office:value-type="string">
            <text:p>SML(T)</text:p>
          </table:table-cell>
          <table:table-cell table:style-name="ce79" office:value-type="string">
            <text:p>R&amp;S</text:p>
          </table:table-cell>
          <table:table-cell table:style-name="ce79" office:value-type="string">
            <text:p>Notes</text:p>
          </table:table-cell>
          <table:table-cell table:number-columns-repeated="1013"/>
        </table:table-row>
        <table:table-row table:style-name="ro13">
          <table:table-cell table:style-name="ce64" office:value-type="string">
            <text:p>FCM substance No</text:p>
          </table:table-cell>
          <table:table-cell table:style-name="ce69" office:value-type="string">
            <text:p>Ref. No</text:p>
          </table:table-cell>
          <table:table-cell table:style-name="ce69" office:value-type="string">
            <text:p>CAS No</text:p>
          </table:table-cell>
          <table:table-cell table:style-name="ce75" office:value-type="string">
            <text:p>Substance name</text:p>
          </table:table-cell>
          <table:table-cell table:style-name="ce80" office:value-type="string">
            <text:p>Use as additive or polymer production aid (yes/no)</text:p>
          </table:table-cell>
          <table:table-cell table:style-name="ce80" office:value-type="string">
            <text:p>Use as monomer or other starting substance or macromolecule obtained from microbial fermentation (yes/no)</text:p>
          </table:table-cell>
          <table:table-cell table:style-name="ce80" office:value-type="string">
            <text:p>FRF applicable (yes/no)</text:p>
          </table:table-cell>
          <table:table-cell table:style-name="ce80" office:value-type="string">
            <text:p>SML <text:span text:style-name="T1">(mg/kg)</text:span></text:p>
          </table:table-cell>
          <table:table-cell table:style-name="ce80" office:value-type="string">
            <text:p>SML(T) <text:span text:style-name="T1">(mg/kg)</text:span><text:span text:style-name="T2"> </text:span><text:span text:style-name="T1">(Group restriction No)</text:span></text:p>
          </table:table-cell>
          <table:table-cell table:style-name="ce80" office:value-type="string">
            <text:p>Restrictions and specifications</text:p>
          </table:table-cell>
          <table:table-cell table:style-name="ce80" office:value-type="string">
            <text:p>Notes on verification of compliance</text:p>
          </table:table-cell>
          <table:table-cell table:number-columns-repeated="1013"/>
        </table:table-row>
        <table:table-row table:style-name="ro3">
          <table:table-cell table:style-name="ce65" office:value-type="float" office:value="1">
            <text:p>1</text:p>
          </table:table-cell>
          <table:table-cell table:style-name="ce70" office:value-type="string">
            <text:p>12310</text:p>
          </table:table-cell>
          <table:table-cell table:style-name="ce70" office:value-type="string">
            <text:p>0266309-43-7</text:p>
          </table:table-cell>
          <table:table-cell table:style-name="ce76" office:value-type="string">
            <text:p>albumin</text:p>
          </table:table-cell>
          <table:table-cell table:style-name="ce81" office:value-type="string">
            <text:p>no</text:p>
          </table:table-cell>
          <table:table-cell table:style-name="ce81" office:value-type="string">
            <text:p>yes</text:p>
          </table:table-cell>
          <table:table-cell table:style-name="ce81" office:value-type="string">
            <text:p>no</text:p>
          </table:table-cell>
          <table:table-cell table:style-name="ce81" table:number-columns-repeated="2"/>
          <table:table-cell table:style-name="ce84"/>
          <table:table-cell table:style-name="ce81"/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2340</text:p>
          </table:table-cell>
          <table:table-cell/>
          <table:table-cell office:value-type="string">
            <text:p>albumin, coagulated by formaldehy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4">
          <table:table-cell office:value-type="float" office:value="3">
            <text:p>3</text:p>
          </table:table-cell>
          <table:table-cell office:value-type="string">
            <text:p>12375</text:p>
          </table:table-cell>
          <table:table-cell table:style-name="ce73"/>
          <table:table-cell office:value-type="string">
            <text:p>alcohols, aliphatic, monohydric, saturated, linear, primary (C<text:span text:style-name="T5">4</text:span><text:span text:style-name="T6">-C</text:span><text:span text:style-name="T5">22</text:span><text:span text:style-name="T6">)</text:span>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5">
          <table:table-cell office:value-type="float" office:value="4">
            <text:p>4</text:p>
          </table:table-cell>
          <table:table-cell office:value-type="string">
            <text:p>22332</text:p>
          </table:table-cell>
          <table:table-cell/>
          <table:table-cell office:value-type="string">
            <text:p>mixture of (40 % w/w) 2,2,4-trimethylhexane-1,6-diisocyanate and (60 % w/w) 2,4,4-trimethylhexane-1,6-di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.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15">
          <table:table-cell office:value-type="float" office:value="5">
            <text:p>5</text:p>
          </table:table-cell>
          <table:table-cell office:value-type="string">
            <text:p>25360</text:p>
          </table:table-cell>
          <table:table-cell table:style-name="ce73"/>
          <table:table-cell office:value-type="string">
            <text:p>trialkyl(C<text:span text:style-name="T5">5</text:span><text:span text:style-name="T6">-C</text:span><text:span text:style-name="T5">15</text:span><text:span text:style-name="T6">)acetic acid, 2,3-epoxypropyl ester</text:span>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1 mg/kg in final product expressed as epoxygroup. Molecular weight is 43 Da.</text:p>
          </table:table-cell>
          <table:table-cell table:number-columns-repeated="1014"/>
        </table:table-row>
        <table:table-row table:style-name="ro16">
          <table:table-cell office:value-type="float" office:value="6">
            <text:p>6</text:p>
          </table:table-cell>
          <table:table-cell office:value-type="string">
            <text:p>25380</text:p>
          </table:table-cell>
          <table:table-cell/>
          <table:table-cell office:value-type="string">
            <text:p>trialkyl acetic acid (C<text:span text:style-name="T5">7</text:span><text:span text:style-name="T6">-C</text:span><text:span text:style-name="T5">17</text:span><text:span text:style-name="T6">), vinyl esters</text:span>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30370</text:p>
          </table:table-cell>
          <table:table-cell/>
          <table:table-cell office:value-type="string">
            <text:p>acetylacetic acid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0401</text:p>
          </table:table-cell>
          <table:table-cell/>
          <table:table-cell office:value-type="string">
            <text:p>acetylated mono- and diglycer-ides of fatty acid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32)</text:p>
          </table:table-cell>
          <table:table-cell table:number-columns-repeated="1015"/>
        </table:table-row>
        <table:table-row table:style-name="ro17">
          <table:table-cell office:value-type="float" office:value="9">
            <text:p>9</text:p>
          </table:table-cell>
          <table:table-cell office:value-type="string">
            <text:p>30610</text:p>
          </table:table-cell>
          <table:table-cell/>
          <table:table-cell office:value-type="string">
            <text:p>acids, C<text:span text:style-name="T5">2</text:span><text:span text:style-name="T6">-C</text:span><text:span text:style-name="T5">24</text:span><text:span text:style-name="T6">, aliphatic, linear, monocarboxylic from natural oils and fats, and their mono-, di- and triglycerol esters (branched fatty acids at naturally occuring levels are included)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8">
          <table:table-cell office:value-type="float" office:value="10">
            <text:p>10</text:p>
          </table:table-cell>
          <table:table-cell office:value-type="string">
            <text:p>30612</text:p>
          </table:table-cell>
          <table:table-cell/>
          <table:table-cell office:value-type="string">
            <text:p>acids, C<text:span text:style-name="T5">2</text:span><text:span text:style-name="T6">-C</text:span><text:span text:style-name="T5">24</text:span><text:span text:style-name="T6">, aliphatic, linear, monocarboxylic, synthetic and their mono-, di- and triglycerol ester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9">
          <table:table-cell office:value-type="float" office:value="11">
            <text:p>11</text:p>
          </table:table-cell>
          <table:table-cell office:value-type="string">
            <text:p>30960</text:p>
          </table:table-cell>
          <table:table-cell/>
          <table:table-cell office:value-type="string">
            <text:p>acids, aliphatic, monocarboxylic (C<text:span text:style-name="T5">6</text:span><text:span text:style-name="T6">-C</text:span><text:span text:style-name="T5">22</text:span><text:span text:style-name="T6">), esters with polyglycerol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1328</text:p>
          </table:table-cell>
          <table:table-cell/>
          <table:table-cell office:value-type="string">
            <text:p>acids, fatty, from animal or vegetable food fats and oil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33120</text:p>
          </table:table-cell>
          <table:table-cell table:style-name="ce73"/>
          <table:table-cell office:value-type="string">
            <text:p>alcohols, aliphatic, monohydric, saturated, linear, primary (C4-C24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0">
          <table:table-cell office:value-type="float" office:value="14">
            <text:p>14</text:p>
          </table:table-cell>
          <table:table-cell office:value-type="string">
            <text:p>33801</text:p>
          </table:table-cell>
          <table:table-cell/>
          <table:table-cell office:value-type="string">
            <text:p><text:span text:style-name="T7">n-alkyl(C</text:span><text:span text:style-name="T6">10</text:span><text:span text:style-name="T7">-C</text:span><text:span text:style-name="T6">13</text:span><text:span text:style-name="T7">) </text:span><text:span text:style-name="T6">benzenesulphonic acid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19">
          <table:table-cell office:value-type="float" office:value="15">
            <text:p>15</text:p>
          </table:table-cell>
          <table:table-cell office:value-type="string">
            <text:p>34130</text:p>
          </table:table-cell>
          <table:table-cell/>
          <table:table-cell office:value-type="string">
            <text:p>alkyl, linear with even number of carbon atoms (C<text:span text:style-name="T5">12</text:span><text:span text:style-name="T6">-C</text:span><text:span text:style-name="T5">20</text:span><text:span text:style-name="T6">) dimethylamines</text:span>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21">
          <table:table-cell office:value-type="float" office:value="16">
            <text:p>16</text:p>
          </table:table-cell>
          <table:table-cell office:value-type="string">
            <text:p>34230</text:p>
          </table:table-cell>
          <table:table-cell/>
          <table:table-cell office:value-type="string">
            <text:p>alkyl(C<text:span text:style-name="T5">8</text:span><text:span text:style-name="T6">-C</text:span><text:span text:style-name="T5">22</text:span><text:span text:style-name="T6">)sulphonic acid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9">
          <table:table-cell office:value-type="float" office:value="17">
            <text:p>17</text:p>
          </table:table-cell>
          <table:table-cell office:value-type="string">
            <text:p>34281</text:p>
          </table:table-cell>
          <table:table-cell/>
          <table:table-cell office:value-type="string">
            <text:p>alkyl(C<text:span text:style-name="T5">8</text:span><text:span text:style-name="T6">-C</text:span><text:span text:style-name="T5">22</text:span><text:span text:style-name="T6">)sulphuric acids, linear, primary with an even number of carbon atom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34475</text:p>
          </table:table-cell>
          <table:table-cell/>
          <table:table-cell office:value-type="string">
            <text:p>aluminium calcium hydroxide phosphite, hyd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6">
          <table:table-cell office:value-type="float" office:value="19">
            <text:p>19</text:p>
          </table:table-cell>
          <table:table-cell office:value-type="string">
            <text:p>39090</text:p>
          </table:table-cell>
          <table:table-cell/>
          <table:table-cell office:value-type="string">
            <text:p>N,N-bis(2-hydroxyethyl)alkyl (C<text:span text:style-name="T5">8</text:span><text:span text:style-name="T6">-C</text:span><text:span text:style-name="T5">18</text:span><text:span text:style-name="T6">)amine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7)</text:p>
          </table:table-cell>
          <table:table-cell table:number-columns-repeated="1015"/>
        </table:table-row>
        <table:table-row table:style-name="ro16">
          <table:table-cell office:value-type="float" office:value="20">
            <text:p>20</text:p>
          </table:table-cell>
          <table:table-cell office:value-type="string">
            <text:p>39120</text:p>
          </table:table-cell>
          <table:table-cell/>
          <table:table-cell office:value-type="string">
            <text:p>N,N-bis(2-hydroxyethyl)alkyl (C<text:span text:style-name="T5">8</text:span><text:span text:style-name="T6">-C</text:span><text:span text:style-name="T5">18</text:span><text:span text:style-name="T6">)amine hydrochloride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7)</text:p>
          </table:table-cell>
          <table:table-cell office:value-type="string">
            <text:p>SML(T) expressed excluding HCl</text:p>
          </table:table-cell>
          <table:table-cell table:number-columns-repeated="101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42500</text:p>
          </table:table-cell>
          <table:table-cell/>
          <table:table-cell office:value-type="string">
            <text:p>carbonic acid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43200</text:p>
          </table:table-cell>
          <table:table-cell/>
          <table:table-cell office:value-type="string">
            <text:p>castor oil, mono- and diglycerid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43515</text:p>
          </table:table-cell>
          <table:table-cell/>
          <table:table-cell office:value-type="string">
            <text:p>chlorides of choline esters of coconut oil fatty acid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9">
            <text:p>0,9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45280</text:p>
          </table:table-cell>
          <table:table-cell/>
          <table:table-cell office:value-type="string">
            <text:p>cotton fiber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45440</text:p>
          </table:table-cell>
          <table:table-cell/>
          <table:table-cell office:value-type="string">
            <text:p>cresols, butylated, styrenat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22">
          <table:table-cell office:value-type="float" office:value="26">
            <text:p>26</text:p>
          </table:table-cell>
          <table:table-cell office:value-type="string">
            <text:p>46700</text:p>
          </table:table-cell>
          <table:table-cell/>
          <table:table-cell office:value-type="string">
            <text:p>5,7-di-tert-butyl-3-(3,4- and 2,3-dimethylphenyl)-3H-benzofuran-2-one containing: a) 5,7-di-tert-butyl-3-(3,4-dimethylphenyl)-3H-benzofuran-2-one (80 to 100 % w/w) and b) 5,7-di-tert-butyl-3-(2,3-dimethylphenyl)-3H-benzofuran-2-one (0 to 20 % w/w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48960</text:p>
          </table:table-cell>
          <table:table-cell/>
          <table:table-cell office:value-type="string">
            <text:p>9,10-dihydroxy stearic acid and its oligomer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6">
          <table:table-cell office:value-type="float" office:value="28">
            <text:p>28</text:p>
          </table:table-cell>
          <table:table-cell office:value-type="string">
            <text:p>50160</text:p>
          </table:table-cell>
          <table:table-cell/>
          <table:table-cell office:value-type="string">
            <text:p>di-n-octyltin bis(n-alkyl(C<text:span text:style-name="T5">10</text:span><text:span text:style-name="T6">-C</text:span><text:span text:style-name="T5">16</text:span><text:span text:style-name="T6">) mercaptoacetate)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50360</text:p>
          </table:table-cell>
          <table:table-cell/>
          <table:table-cell office:value-type="string">
            <text:p>di-n-octyltin bis(ethyl male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50560</text:p>
          </table:table-cell>
          <table:table-cell/>
          <table:table-cell office:value-type="string">
            <text:p>di-n-octyltin 1,4-butanediol bis(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50800</text:p>
          </table:table-cell>
          <table:table-cell/>
          <table:table-cell office:value-type="string">
            <text:p>di-n-octyltin dimaleate, esterifi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50880</text:p>
          </table:table-cell>
          <table:table-cell/>
          <table:table-cell office:value-type="string">
            <text:p>di-n-octyltin dimaleate, polymers (n = 2-4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51120</text:p>
          </table:table-cell>
          <table:table-cell/>
          <table:table-cell office:value-type="string">
            <text:p>di-n-octyltin thiobenzoate 2-ethylhexyl mercaptoace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54270</text:p>
          </table:table-cell>
          <table:table-cell/>
          <table:table-cell office:value-type="string">
            <text:p>ethylhydroxym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54280</text:p>
          </table:table-cell>
          <table:table-cell/>
          <table:table-cell office:value-type="string">
            <text:p>ethylhydroxyprop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54450</text:p>
          </table:table-cell>
          <table:table-cell/>
          <table:table-cell office:value-type="string">
            <text:p>fats and oils, from animal or vegetable food sourc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54480</text:p>
          </table:table-cell>
          <table:table-cell/>
          <table:table-cell office:value-type="string">
            <text:p>fats and oils, hydrogenated, from animal or vegetable food sourc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55520</text:p>
          </table:table-cell>
          <table:table-cell/>
          <table:table-cell office:value-type="string">
            <text:p>glass fiber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55600</text:p>
          </table:table-cell>
          <table:table-cell/>
          <table:table-cell office:value-type="string">
            <text:p>glass microball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56360</text:p>
          </table:table-cell>
          <table:table-cell/>
          <table:table-cell office:value-type="string">
            <text:p>glycerol, esters with acet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3">
          <table:table-cell office:value-type="float" office:value="41">
            <text:p>41</text:p>
          </table:table-cell>
          <table:table-cell office:value-type="string">
            <text:p>56486</text:p>
          </table:table-cell>
          <table:table-cell/>
          <table:table-cell office:value-type="string">
            <text:p>glycerol, esters with acids, aliphatic, saturated, linear, with an even number of carbon atoms (C<text:span text:style-name="T5">14</text:span><text:span text:style-name="T6">-C</text:span><text:span text:style-name="T5">18</text:span><text:span text:style-name="T6">) and with acids, aliphatic, unsaturated, linear, with an even number of carbon atoms (C</text:span><text:span text:style-name="T5">16</text:span><text:span text:style-name="T6">-C</text:span><text:span text:style-name="T5">18</text:span><text:span text:style-name="T6">)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56487</text:p>
          </table:table-cell>
          <table:table-cell/>
          <table:table-cell office:value-type="string">
            <text:p>glycerol, esters with buty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56490</text:p>
          </table:table-cell>
          <table:table-cell/>
          <table:table-cell office:value-type="string">
            <text:p>glycerol, esters with eruc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56495</text:p>
          </table:table-cell>
          <table:table-cell/>
          <table:table-cell office:value-type="string">
            <text:p>glycerol, esters with 12-hydroxystea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56500</text:p>
          </table:table-cell>
          <table:table-cell/>
          <table:table-cell office:value-type="string">
            <text:p>glycerol, esters with lau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56510</text:p>
          </table:table-cell>
          <table:table-cell/>
          <table:table-cell office:value-type="string">
            <text:p>glycerol, esters with linole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56520</text:p>
          </table:table-cell>
          <table:table-cell/>
          <table:table-cell office:value-type="string">
            <text:p>glycerol, esters with myrist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56535</text:p>
          </table:table-cell>
          <table:table-cell/>
          <table:table-cell office:value-type="string">
            <text:p>glycerol, esters with nonano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56540</text:p>
          </table:table-cell>
          <table:table-cell/>
          <table:table-cell office:value-type="string">
            <text:p>glycerol, esters with ole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56550</text:p>
          </table:table-cell>
          <table:table-cell/>
          <table:table-cell office:value-type="string">
            <text:p>glycerol, esters with palmit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56570</text:p>
          </table:table-cell>
          <table:table-cell/>
          <table:table-cell office:value-type="string">
            <text:p>glycerol, esters with propio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56580</text:p>
          </table:table-cell>
          <table:table-cell/>
          <table:table-cell office:value-type="string">
            <text:p>glycerol, esters with ricinole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56585</text:p>
          </table:table-cell>
          <table:table-cell/>
          <table:table-cell office:value-type="string">
            <text:p>glycerol, esters with stea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57040</text:p>
          </table:table-cell>
          <table:table-cell/>
          <table:table-cell office:value-type="string">
            <text:p>glycerol monooleate, ester with ascorb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57120</text:p>
          </table:table-cell>
          <table:table-cell/>
          <table:table-cell office:value-type="string">
            <text:p>glycerol monooleate, ester with cit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57200</text:p>
          </table:table-cell>
          <table:table-cell/>
          <table:table-cell office:value-type="string">
            <text:p>glycerol monopalmitate, ester with ascorb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7280</text:p>
          </table:table-cell>
          <table:table-cell/>
          <table:table-cell office:value-type="string">
            <text:p>glycerol monopalmitate, ester with cit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57600</text:p>
          </table:table-cell>
          <table:table-cell/>
          <table:table-cell office:value-type="string">
            <text:p>glycerol monostearate, ester with ascorb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57680</text:p>
          </table:table-cell>
          <table:table-cell/>
          <table:table-cell office:value-type="string">
            <text:p>glycerol monostearate, ester with cit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58300</text:p>
          </table:table-cell>
          <table:table-cell/>
          <table:table-cell office:value-type="string">
            <text:p>glycine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64500</text:p>
          </table:table-cell>
          <table:table-cell/>
          <table:table-cell office:value-type="string">
            <text:p>lysine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65440</text:p>
          </table:table-cell>
          <table:table-cell/>
          <table:table-cell office:value-type="string">
            <text:p>manganese pyrophosph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66695</text:p>
          </table:table-cell>
          <table:table-cell/>
          <table:table-cell office:value-type="string">
            <text:p>methylhydroxym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4">
          <table:table-cell office:value-type="float" office:value="65">
            <text:p>65</text:p>
          </table:table-cell>
          <table:table-cell office:value-type="string">
            <text:p>67155</text:p>
          </table:table-cell>
          <table:table-cell/>
          <table:table-cell office:value-type="string">
            <text:p>mixture of 4-(2-benzoxazolyl)-4'-(5-methyl-2-benzoxazolyl) stilbene, 4,4'-bis (2-benzoxazolyl) stilbene and 4,4'-bis(5-methyl-2-benzoxazolyl)stilbe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Not more than 0,05 % (w/w) (quantity of substance used/quantity of the formulation). Mixture obtained from the manufacturing process in the typical ratio of (5862 %):(23-27 %):(13-17 %).</text:p>
          </table:table-cell>
          <table:table-cell table:number-columns-repeated="1014"/>
        </table:table-row>
        <table:table-row table:style-name="ro25">
          <table:table-cell office:value-type="float" office:value="66">
            <text:p>66</text:p>
          </table:table-cell>
          <table:table-cell office:value-type="string">
            <text:p>67600</text:p>
          </table:table-cell>
          <table:table-cell/>
          <table:table-cell office:value-type="string">
            <text:p>mono-n-octyltin tris(alkyl (C<text:span text:style-name="T5">10</text:span><text:span text:style-name="T6">-C</text:span><text:span text:style-name="T5">16</text:span><text:span text:style-name="T6">) mercaptoacetate)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1)</text:p>
          </table:table-cell>
          <table:table-cell table:number-columns-repeated="1015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67840</text:p>
          </table:table-cell>
          <table:table-cell/>
          <table:table-cell office:value-type="string">
            <text:p>montanic acids and/or their esters with ethyleneglycol and/or with 1,3-butanediol and/or with glycer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6">
          <table:table-cell office:value-type="float" office:value="68">
            <text:p>68</text:p>
          </table:table-cell>
          <table:table-cell office:value-type="string">
            <text:p>73160</text:p>
          </table:table-cell>
          <table:table-cell/>
          <table:table-cell office:value-type="string">
            <text:p>phosphoric acid, mono- and di-n-alkyl (C<text:span text:style-name="T5">16</text:span><text:span text:style-name="T6"> and C</text:span><text:span text:style-name="T5">18</text:span><text:span text:style-name="T6">) esters</text:span>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74400</text:p>
          </table:table-cell>
          <table:table-cell/>
          <table:table-cell office:value-type="string">
            <text:p>phosphorous acid, tris(nonyl-and/or dinonylphenyl) es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76463</text:p>
          </table:table-cell>
          <table:table-cell/>
          <table:table-cell office:value-type="string">
            <text:p>polyacrylic acid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76730</text:p>
          </table:table-cell>
          <table:table-cell/>
          <table:table-cell office:value-type="string">
            <text:p>polydimethylsiloxane, y-hydroxypropylat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5">
          <table:table-cell office:value-type="float" office:value="72">
            <text:p>72</text:p>
          </table:table-cell>
          <table:table-cell office:value-type="string">
            <text:p>76815</text:p>
          </table:table-cell>
          <table:table-cell/>
          <table:table-cell office:value-type="string">
            <text:p>polyester of adipic acid with glycerol or pentaerythritol, esters with even numbered, unbranched C<text:span text:style-name="T5">12</text:span><text:span text:style-name="T6">-C</text:span><text:span text:style-name="T5">22</text:span><text:span text:style-name="T6"> fatty acid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32)</text:p>
          </table:table-cell>
          <table:table-cell office:value-type="string">
            <text:p>The fraction with molecular weight below 1 000 Da should not exceed 5 % (w/w)</text:p>
          </table:table-cell>
          <table:table-cell table:number-columns-repeated="1014"/>
        </table:table-row>
        <table:table-row table:style-name="ro26">
          <table:table-cell office:value-type="float" office:value="73">
            <text:p>73</text:p>
          </table:table-cell>
          <table:table-cell office:value-type="string">
            <text:p>76866</text:p>
          </table:table-cell>
          <table:table-cell/>
          <table:table-cell office:value-type="string">
            <text:p>polyesters of 1,2-propanediol and/or 1,3- and/or 1,4-butanediol and/or polypropyle-neglycol with adipic acid, which may be end-capped with acetic acid or fatty acids C<text:span text:style-name="T5">12</text:span><text:span text:style-name="T6">-C</text:span><text:span text:style-name="T5">18</text:span><text:span text:style-name="T6"> or n-octanol and/or n-decanol</text:span>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31) (32)</text:p>
          </table:table-cell>
          <table:table-cell table:number-columns-repeated="1015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77440</text:p>
          </table:table-cell>
          <table:table-cell/>
          <table:table-cell office:value-type="string">
            <text:p>polyethyleneglycol diricinolea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18">
          <table:table-cell office:value-type="float" office:value="75">
            <text:p>75</text:p>
          </table:table-cell>
          <table:table-cell office:value-type="string">
            <text:p>77702</text:p>
          </table:table-cell>
          <table:table-cell/>
          <table:table-cell office:value-type="string">
            <text:p>polyethyleneglycol esters of aliph. monocarb. acids (C<text:span text:style-name="T5">6</text:span><text:span text:style-name="T6">-C</text:span><text:span text:style-name="T5">22</text:span><text:span text:style-name="T6">) and their ammonium and sodium sulphate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77732</text:p>
          </table:table-cell>
          <table:table-cell/>
          <table:table-cell office:value-type="string">
            <text:p>polyethylene glycol (EO = 1-30, typically 5) ether of butyl 2-cyano 3-(4-hydroxy-3-methoxyphenyl) acryl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for use in PET</text:p>
          </table:table-cell>
          <table:table-cell table:number-columns-repeated="1014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77733</text:p>
          </table:table-cell>
          <table:table-cell/>
          <table:table-cell office:value-type="string">
            <text:p>polyethyleneglycol (EO = 1-30, typically 5) ether of butyl-2-cyano-3-(4-hydroxyphenyl) acryl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for use in PET</text:p>
          </table:table-cell>
          <table:table-cell table:number-columns-repeated="1014"/>
        </table:table-row>
        <table:table-row table:style-name="ro18">
          <table:table-cell office:value-type="float" office:value="78">
            <text:p>78</text:p>
          </table:table-cell>
          <table:table-cell office:value-type="string">
            <text:p>77897</text:p>
          </table:table-cell>
          <table:table-cell table:style-name="ce73"/>
          <table:table-cell office:value-type="string">
            <text:p>polyethyleneglycol (EO = 1-50) monoalkylether (linear and branched, C<text:span text:style-name="T5">8</text:span><text:span text:style-name="T6">-C</text:span><text:span text:style-name="T5">20</text:span><text:span text:style-name="T6">) sulphate, salt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6">
          <table:table-cell office:value-type="float" office:value="79">
            <text:p>79</text:p>
          </table:table-cell>
          <table:table-cell office:value-type="string">
            <text:p>80640</text:p>
          </table:table-cell>
          <table:table-cell/>
          <table:table-cell office:value-type="string">
            <text:p>polyoxyalkyl (C<text:span text:style-name="T5">2</text:span><text:span text:style-name="T6">-C</text:span><text:span text:style-name="T5">4</text:span><text:span text:style-name="T6">) dimethylpolysiloxane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81760</text:p>
          </table:table-cell>
          <table:table-cell/>
          <table:table-cell office:value-type="string">
            <text:p>powders, flakes and fibres of brass, bronze, copper, stainless steel, tin, iron and alloys of copper, tin and iro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83320</text:p>
          </table:table-cell>
          <table:table-cell/>
          <table:table-cell office:value-type="string">
            <text:p>propylhydroxy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83325</text:p>
          </table:table-cell>
          <table:table-cell/>
          <table:table-cell office:value-type="string">
            <text:p>propylhydroxym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83330</text:p>
          </table:table-cell>
          <table:table-cell/>
          <table:table-cell office:value-type="string">
            <text:p>propylhydroxyprop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85601</text:p>
          </table:table-cell>
          <table:table-cell/>
          <table:table-cell office:value-type="string">
            <text:p>silicates, natural (with the exception of asbestos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85610</text:p>
          </table:table-cell>
          <table:table-cell/>
          <table:table-cell office:value-type="string">
            <text:p>silicates, natural, silanated (with the exception of asbestos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86000</text:p>
          </table:table-cell>
          <table:table-cell/>
          <table:table-cell office:value-type="string">
            <text:p>silicic acid, silylat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86285</text:p>
          </table:table-cell>
          <table:table-cell/>
          <table:table-cell office:value-type="string">
            <text:p>silicon dioxide, silanat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86880</text:p>
          </table:table-cell>
          <table:table-cell/>
          <table:table-cell office:value-type="string">
            <text:p>sodium monoalkyl dialkylphe-noxybenzenedisulphon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89440</text:p>
          </table:table-cell>
          <table:table-cell/>
          <table:table-cell office:value-type="string">
            <text:p>stearic acid, esters with ethyleneglyc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2)</text:p>
          </table:table-cell>
          <table:table-cell table:number-columns-repeated="1015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92195</text:p>
          </table:table-cell>
          <table:table-cell/>
          <table:table-cell office:value-type="string">
            <text:p>taurine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2320</text:p>
          </table:table-cell>
          <table:table-cell/>
          <table:table-cell office:value-type="string">
            <text:p>tetradecyl-polyethyleneglycol (EO = 3-8) ether of glycolic aci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93970</text:p>
          </table:table-cell>
          <table:table-cell/>
          <table:table-cell office:value-type="string">
            <text:p>tricyclodecanedimethanol bis(hexahydrophthal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7">
          <table:table-cell office:value-type="float" office:value="93">
            <text:p>93</text:p>
          </table:table-cell>
          <table:table-cell office:value-type="string">
            <text:p>95858</text:p>
          </table:table-cell>
          <table:table-cell/>
          <table:table-cell office:value-type="string">
            <text:p>waxes, paraffinic, refined, derived from petroleum based or synthetic hydrocarbon feedstocks, low viscosity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Not to be used for articles in contact with fatty foods for which simulant D is laid down. Average molecular weight not less than 350 Da. Viscosity at 100 °C not less than 2,5 cSt (2,5 x 10<text:span text:style-name="T2">-6</text:span><text:span text:style-name="T1"> m</text:span><text:span text:style-name="T2">2</text:span><text:span text:style-name="T1">/s). Content of hydrocarbons with Carbon number less than 25, not more than 40 % (w/w).</text:span></text:p>
          </table:table-cell>
          <table:table-cell table:number-columns-repeated="1014"/>
        </table:table-row>
        <table:table-row table:style-name="ro28">
          <table:table-cell office:value-type="float" office:value="94">
            <text:p>94</text:p>
          </table:table-cell>
          <table:table-cell office:value-type="string">
            <text:p>95859</text:p>
          </table:table-cell>
          <table:table-cell/>
          <table:table-cell office:value-type="string">
            <text:p>waxes, refined, derived from petroleum based or synthetic hydrocarbon feedstocks, high viscosity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Average molecular weight not less than 500 Da. Viscosity at 100 °C not less than 11 cSt (11 x 10<text:span text:style-name="T2">-6</text:span><text:span text:style-name="T1"> m</text:span><text:span text:style-name="T2">2</text:span><text:span text:style-name="T1">/s). Content of mineral hydrocarbons with Carbon number less than 25, not more than 5 % (w/w).</text:span></text:p>
          </table:table-cell>
          <table:table-cell table:number-columns-repeated="1014"/>
        </table:table-row>
        <table:table-row table:style-name="ro28">
          <table:table-cell office:value-type="float" office:value="95">
            <text:p>95</text:p>
          </table:table-cell>
          <table:table-cell office:value-type="string">
            <text:p>95883</text:p>
          </table:table-cell>
          <table:table-cell/>
          <table:table-cell office:value-type="string">
            <text:p>white mineral oils, paraffinic, derived from petroleum based hydrocarbon feedstock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Average molecular weight not less than 480 Da. Viscosity at 100 °C not less than 8,5 cSt (8,5 x 10<text:span text:style-name="T2">-6</text:span><text:span text:style-name="T1"> m</text:span><text:span text:style-name="T2">2</text:span><text:span text:style-name="T1">/s). Content of mineral hydrocarbons with Carbon number less than 25, not more than 5 % (w/w).</text:span></text:p>
          </table:table-cell>
          <table:table-cell table:number-columns-repeated="1014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95920</text:p>
          </table:table-cell>
          <table:table-cell/>
          <table:table-cell office:value-type="string">
            <text:p>wood flour and fibers, untreat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9">
          <table:table-cell office:value-type="float" office:value="97">
            <text:p>97</text:p>
          </table:table-cell>
          <table:table-cell office:value-type="string">
            <text:p>72081/10</text:p>
          </table:table-cell>
          <table:table-cell/>
          <table:table-cell office:value-type="string">
            <text:p>petroleum hydrocarbon resins (hydrogenated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Petroleum hydrocarbon resins, hydrogenated are produced by the catalytic or thermalpolymerisation of dienes and olefins of the aliphatic, alicyclic and/or monobenzenoidarylalkene types from distillates of cracked petroleum stocks with a boiling range not greater than 220 °C, as well as the pure monomers found in these distillation streams, subsequently followed by distillation, hydrogenation and additional processing. Properties: — Viscosity at 120 °C: &gt; 3 Pa.s, — Softening point: &gt; 95 °C as determined by ASTM Method E 28-67, — Bromine number: &lt; 40 (ASTM D1159), — The colour of a 50 % solution in toluene &lt; 11 on the Gardner scale, — Residual aromatic monomer &lt; 50 ppm,</text:p>
          </table:table-cell>
          <table:table-cell table:number-columns-repeated="1014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17260;54880</text:p>
          </table:table-cell>
          <table:table-cell office:value-type="string">
            <text:p>0000050-00-0</text:p>
          </table:table-cell>
          <table:table-cell office:value-type="string">
            <text:p>formaldehyd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5)</text:p>
          </table:table-cell>
          <table:table-cell table:number-columns-repeated="1015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19460;62960</text:p>
          </table:table-cell>
          <table:table-cell office:value-type="string">
            <text:p>0000050-21-5</text:p>
          </table:table-cell>
          <table:table-cell office:value-type="string">
            <text:p>lact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24490;88320</text:p>
          </table:table-cell>
          <table:table-cell office:value-type="string">
            <text:p>0000050-70-4</text:p>
          </table:table-cell>
          <table:table-cell office:value-type="string">
            <text:p>sorbit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36000</text:p>
          </table:table-cell>
          <table:table-cell office:value-type="string">
            <text:p>0000050-81-7</text:p>
          </table:table-cell>
          <table:table-cell office:value-type="string">
            <text:p>ascorb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17530</text:p>
          </table:table-cell>
          <table:table-cell office:value-type="string">
            <text:p>0000050-99-7</text:p>
          </table:table-cell>
          <table:table-cell office:value-type="string">
            <text:p>glucos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18100;55920</text:p>
          </table:table-cell>
          <table:table-cell office:value-type="string">
            <text:p>0000056-81-5</text:p>
          </table:table-cell>
          <table:table-cell office:value-type="string">
            <text:p>glycer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58960</text:p>
          </table:table-cell>
          <table:table-cell office:value-type="string">
            <text:p>0000057-09-0</text:p>
          </table:table-cell>
          <table:table-cell office:value-type="string">
            <text:p>hexadecyltrimethylammonium bro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22780;70400</text:p>
          </table:table-cell>
          <table:table-cell office:value-type="string">
            <text:p>0000057-10-3</text:p>
          </table:table-cell>
          <table:table-cell office:value-type="string">
            <text:p>palmit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24550;89040</text:p>
          </table:table-cell>
          <table:table-cell office:value-type="string">
            <text:p>0000057-11-4</text:p>
          </table:table-cell>
          <table:table-cell office:value-type="string">
            <text:p>stear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25960</text:p>
          </table:table-cell>
          <table:table-cell office:value-type="string">
            <text:p>0000057-13-6</text:p>
          </table:table-cell>
          <table:table-cell office:value-type="string">
            <text:p>urea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24880</text:p>
          </table:table-cell>
          <table:table-cell office:value-type="string">
            <text:p>0000057-50-1</text:p>
          </table:table-cell>
          <table:table-cell office:value-type="string">
            <text:p>sucros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23740;81840</text:p>
          </table:table-cell>
          <table:table-cell office:value-type="string">
            <text:p>0000057-55-6</text:p>
          </table:table-cell>
          <table:table-cell office:value-type="string">
            <text:p>1,2-propanedi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93520</text:p>
          </table:table-cell>
          <table:table-cell office:value-type="string">
            <text:p>0000059-02-9;0010191-41-0</text:p>
          </table:table-cell>
          <table:table-cell office:value-type="string">
            <text:p>a-tocopher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53600</text:p>
          </table:table-cell>
          <table:table-cell office:value-type="string">
            <text:p>0000060-00-4</text:p>
          </table:table-cell>
          <table:table-cell office:value-type="string">
            <text:p>ethylenediaminetetraacet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64015</text:p>
          </table:table-cell>
          <table:table-cell office:value-type="string">
            <text:p>0000060-33-3</text:p>
          </table:table-cell>
          <table:table-cell office:value-type="string">
            <text:p>linole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16780;52800</text:p>
          </table:table-cell>
          <table:table-cell office:value-type="string">
            <text:p>0000064-17-5</text:p>
          </table:table-cell>
          <table:table-cell office:value-type="string">
            <text:p>ethan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55040</text:p>
          </table:table-cell>
          <table:table-cell office:value-type="string">
            <text:p>0000064-18-6</text:p>
          </table:table-cell>
          <table:table-cell office:value-type="string">
            <text:p>form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10090;30000</text:p>
          </table:table-cell>
          <table:table-cell office:value-type="string">
            <text:p>0000064-19-7</text:p>
          </table:table-cell>
          <table:table-cell office:value-type="string">
            <text:p>acet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13090;37600</text:p>
          </table:table-cell>
          <table:table-cell office:value-type="string">
            <text:p>0000065-85-0</text:p>
          </table:table-cell>
          <table:table-cell office:value-type="string">
            <text:p>benzo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21550</text:p>
          </table:table-cell>
          <table:table-cell office:value-type="string">
            <text:p>0000067-56-1</text:p>
          </table:table-cell>
          <table:table-cell office:value-type="string">
            <text:p>meth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23830;81882</text:p>
          </table:table-cell>
          <table:table-cell office:value-type="string">
            <text:p>0000067-63-0</text:p>
          </table:table-cell>
          <table:table-cell office:value-type="string">
            <text:p>2-propan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30295</text:p>
          </table:table-cell>
          <table:table-cell office:value-type="string">
            <text:p>0000067-64-1</text:p>
          </table:table-cell>
          <table:table-cell office:value-type="string">
            <text:p>acet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49540</text:p>
          </table:table-cell>
          <table:table-cell office:value-type="string">
            <text:p>0000067-68-5</text:p>
          </table:table-cell>
          <table:table-cell office:value-type="string">
            <text:p>dimethyl sulph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24270;84640</text:p>
          </table:table-cell>
          <table:table-cell office:value-type="string">
            <text:p>0000069-72-7</text:p>
          </table:table-cell>
          <table:table-cell office:value-type="string">
            <text:p>salicyl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23800</text:p>
          </table:table-cell>
          <table:table-cell office:value-type="string">
            <text:p>0000071-23-8</text:p>
          </table:table-cell>
          <table:table-cell office:value-type="string">
            <text:p>1-prop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13840</text:p>
          </table:table-cell>
          <table:table-cell office:value-type="string">
            <text:p>0000071-36-3</text:p>
          </table:table-cell>
          <table:table-cell office:value-type="string">
            <text:p>1-but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22870</text:p>
          </table:table-cell>
          <table:table-cell office:value-type="string">
            <text:p>0000071-41-0</text:p>
          </table:table-cell>
          <table:table-cell office:value-type="string">
            <text:p>1-pent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16950</text:p>
          </table:table-cell>
          <table:table-cell office:value-type="string">
            <text:p>0000074-85-1</text:p>
          </table:table-cell>
          <table:table-cell office:value-type="string">
            <text:p>ethyl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10210</text:p>
          </table:table-cell>
          <table:table-cell office:value-type="string">
            <text:p>0000074-86-2</text:p>
          </table:table-cell>
          <table:table-cell office:value-type="string">
            <text:p>acetyl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26050</text:p>
          </table:table-cell>
          <table:table-cell office:value-type="string">
            <text:p>0000075-01-4</text:p>
          </table:table-cell>
          <table:table-cell office:value-type="string">
            <text:p>vinyl chlo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1 mg/kg in final product</text:p>
          </table:table-cell>
          <table:table-cell table:number-columns-repeated="1014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10060</text:p>
          </table:table-cell>
          <table:table-cell office:value-type="string">
            <text:p>0000075-07-0</text:p>
          </table:table-cell>
          <table:table-cell office:value-type="string">
            <text:p>acetaldehy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)</text:p>
          </table:table-cell>
          <table:table-cell table:number-columns-repeated="1015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17020</text:p>
          </table:table-cell>
          <table:table-cell office:value-type="string">
            <text:p>0000075-21-8</text:p>
          </table:table-cell>
          <table:table-cell office:value-type="string">
            <text:p>ethylene ox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1 mg/kg in final product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26110</text:p>
          </table:table-cell>
          <table:table-cell office:value-type="string">
            <text:p>0000075-35-4</text:p>
          </table:table-cell>
          <table:table-cell office:value-type="string">
            <text:p>vinylidene chlo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48460</text:p>
          </table:table-cell>
          <table:table-cell office:value-type="string">
            <text:p>0000075-37-6</text:p>
          </table:table-cell>
          <table:table-cell office:value-type="string">
            <text:p>1,1-difluoroetha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26140</text:p>
          </table:table-cell>
          <table:table-cell office:value-type="string">
            <text:p>0000075-38-7</text:p>
          </table:table-cell>
          <table:table-cell office:value-type="string">
            <text:p>vinylidene fluo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1438;23155</text:p>
          </table:table-cell>
          <table:table-cell office:value-type="string">
            <text:p>0000075-44-5</text:p>
          </table:table-cell>
          <table:table-cell office:value-type="string">
            <text:p>carbonyl chlo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1 mg/kg in final product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8">
          <table:table-cell office:value-type="float" office:value="134">
            <text:p>134</text:p>
          </table:table-cell>
          <table:table-cell office:value-type="string">
            <text:p>43680</text:p>
          </table:table-cell>
          <table:table-cell office:value-type="string">
            <text:p>0000075-45-6</text:p>
          </table:table-cell>
          <table:table-cell office:value-type="string">
            <text:p>chlorodifluorometha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ontent of chlorofluoromethane less than 1 mg/kg of the substance</text:p>
          </table:table-cell>
          <table:table-cell table:number-columns-repeated="101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24010</text:p>
          </table:table-cell>
          <table:table-cell office:value-type="string">
            <text:p>0000075-56-9</text:p>
          </table:table-cell>
          <table:table-cell office:value-type="string">
            <text:p>propylene ox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1 mg/kg in final product</text:p>
          </table:table-cell>
          <table:table-cell table:number-columns-repeated="1014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41680</text:p>
          </table:table-cell>
          <table:table-cell office:value-type="string">
            <text:p>0000076-22-2</text:p>
          </table:table-cell>
          <table:table-cell office:value-type="string">
            <text:p>campho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3"/>
          <table:table-cell office:value-type="string">
            <text:p>(3)</text:p>
          </table:table-cell>
          <table:table-cell table:number-columns-repeated="1013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66580</text:p>
          </table:table-cell>
          <table:table-cell office:value-type="string">
            <text:p>0000077-62-3</text:p>
          </table:table-cell>
          <table:table-cell office:value-type="string">
            <text:p>2,2'-methylenebis(4-methyl-6-(1-methylcyclohexyl)phenol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5)</text:p>
          </table:table-cell>
          <table:table-cell table:number-columns-repeated="1015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93760</text:p>
          </table:table-cell>
          <table:table-cell office:value-type="string">
            <text:p>0000077-90-7</text:p>
          </table:table-cell>
          <table:table-cell office:value-type="string">
            <text:p>tri-n-butyl acetyl cit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32)</text:p>
          </table:table-cell>
          <table:table-cell table:number-columns-repeated="1015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14680;44160</text:p>
          </table:table-cell>
          <table:table-cell office:value-type="string">
            <text:p>0000077-92-9</text:p>
          </table:table-cell>
          <table:table-cell office:value-type="string">
            <text:p>citr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44640</text:p>
          </table:table-cell>
          <table:table-cell office:value-type="string">
            <text:p>0000077-93-0</text:p>
          </table:table-cell>
          <table:table-cell office:value-type="string">
            <text:p>citric acid, tri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32)</text:p>
          </table:table-cell>
          <table:table-cell table:number-columns-repeated="1015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13380;25600;94960</text:p>
          </table:table-cell>
          <table:table-cell office:value-type="string">
            <text:p>0000077-99-6</text:p>
          </table:table-cell>
          <table:table-cell office:value-type="string">
            <text:p>1,1,1-trimethylolpropan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4">
          <table:table-cell office:value-type="float" office:value="142">
            <text:p>142</text:p>
          </table:table-cell>
          <table:table-cell office:value-type="string">
            <text:p>26305</text:p>
          </table:table-cell>
          <table:table-cell office:value-type="string">
            <text:p>0000078-08-0</text:p>
          </table:table-cell>
          <table:table-cell office:value-type="string">
            <text:p>vinyltriethoxysil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to be used as a surface treatment agent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62450</text:p>
          </table:table-cell>
          <table:table-cell office:value-type="string">
            <text:p>0000078-78-4</text:p>
          </table:table-cell>
          <table:table-cell office:value-type="string">
            <text:p>isopenta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19243;21640</text:p>
          </table:table-cell>
          <table:table-cell office:value-type="string">
            <text:p>0000078-79-5</text:p>
          </table:table-cell>
          <table:table-cell office:value-type="string">
            <text:p>2-methyl-1,3-butadi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1 mg/kg in final product</text:p>
          </table:table-cell>
          <table:table-cell table:number-columns-repeated="1014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10630</text:p>
          </table:table-cell>
          <table:table-cell office:value-type="string">
            <text:p>0000079-06-1</text:p>
          </table:table-cell>
          <table:table-cell office:value-type="string">
            <text:p>acrylam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23890;82000</text:p>
          </table:table-cell>
          <table:table-cell office:value-type="string">
            <text:p>0000079-09-4</text:p>
          </table:table-cell>
          <table:table-cell office:value-type="string">
            <text:p>propion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10690</text:p>
          </table:table-cell>
          <table:table-cell office:value-type="string">
            <text:p>0000079-10-7</text:p>
          </table:table-cell>
          <table:table-cell office:value-type="string">
            <text:p>acry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14650</text:p>
          </table:table-cell>
          <table:table-cell office:value-type="string">
            <text:p>0000079-38-9</text:p>
          </table:table-cell>
          <table:table-cell office:value-type="string">
            <text:p>chlorotrifluoroethyl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19990</text:p>
          </table:table-cell>
          <table:table-cell office:value-type="string">
            <text:p>0000079-39-0</text:p>
          </table:table-cell>
          <table:table-cell office:value-type="string">
            <text:p>methacrylam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20020</text:p>
          </table:table-cell>
          <table:table-cell office:value-type="string">
            <text:p>0000079-41-4</text:p>
          </table:table-cell>
          <table:table-cell office:value-type="string">
            <text:p>methacry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13480;13607</text:p>
          </table:table-cell>
          <table:table-cell office:value-type="string">
            <text:p>0000080-05-7</text:p>
          </table:table-cell>
          <table:table-cell office:value-type="string">
            <text:p>2,2-bis(4-hydroxyphenyl) prop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15610</text:p>
          </table:table-cell>
          <table:table-cell office:value-type="string">
            <text:p>0000080-07-9</text:p>
          </table:table-cell>
          <table:table-cell office:value-type="string">
            <text:p>4,4'-dichlorodiphenyl sulph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15267</text:p>
          </table:table-cell>
          <table:table-cell office:value-type="string">
            <text:p>0000080-08-0</text:p>
          </table:table-cell>
          <table:table-cell office:value-type="string">
            <text:p>4,4'-diaminodiphenyl sulph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3617;16090</text:p>
          </table:table-cell>
          <table:table-cell office:value-type="string">
            <text:p>0000080-09-1</text:p>
          </table:table-cell>
          <table:table-cell office:value-type="string">
            <text:p>4,4'-dihydroxydiphenyl sulph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23470</text:p>
          </table:table-cell>
          <table:table-cell office:value-type="string">
            <text:p>0000080-56-8</text:p>
          </table:table-cell>
          <table:table-cell office:value-type="string">
            <text:p>a-pin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21130</text:p>
          </table:table-cell>
          <table:table-cell office:value-type="string">
            <text:p>0000080-62-6</text:p>
          </table:table-cell>
          <table:table-cell office:value-type="string">
            <text:p>methacrylic acid, m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0">
          <table:table-cell office:value-type="float" office:value="157">
            <text:p>157</text:p>
          </table:table-cell>
          <table:table-cell office:value-type="string">
            <text:p>74880</text:p>
          </table:table-cell>
          <table:table-cell office:value-type="string">
            <text:p>0000084-74-2</text:p>
          </table:table-cell>
          <table:table-cell office:value-type="string">
            <text:p>phthalic acid, dibut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3">
            <text:p>0,3</text:p>
          </table:table-cell>
          <table:table-cell office:value-type="string">
            <text:p>(32)</text:p>
          </table:table-cell>
          <table:table-cell office:value-type="string">
            <text:p>Only to be used as: (a) plasticiser in repeated use materials and articles contacting non-fatty foods; (b) technical support agent in polyolefins in concentrations up to 0,05 % in the final product.</text:p>
          </table:table-cell>
          <table:table-cell office:value-type="string">
            <text:p>(7)</text:p>
          </table:table-cell>
          <table:table-cell table:number-columns-repeated="1013"/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23380;76320</text:p>
          </table:table-cell>
          <table:table-cell office:value-type="string">
            <text:p>0000085-44-9</text:p>
          </table:table-cell>
          <table:table-cell office:value-type="string">
            <text:p>phthalic anhydrid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1">
          <table:table-cell office:value-type="float" office:value="159">
            <text:p>159</text:p>
          </table:table-cell>
          <table:table-cell office:value-type="string">
            <text:p>74560</text:p>
          </table:table-cell>
          <table:table-cell office:value-type="string">
            <text:p>0000085-68-7</text:p>
          </table:table-cell>
          <table:table-cell office:value-type="string">
            <text:p>phthalic acid, benzyl but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30">
            <text:p>30</text:p>
          </table:table-cell>
          <table:table-cell office:value-type="string">
            <text:p>(32)</text:p>
          </table:table-cell>
          <table:table-cell office:value-type="string">
            <text:p>Only to be used as: (a) plasticiser in repeated use materials and articles; (b) plasticiser in single-use materials and articles contacting non-fatty foods except for infant formulae and follow-on formulae as defined by Directive 2006/141/EC or processed cereal-based foods and baby foods for infants and young children as defined by Directive 2006/125/EC; (c) technical support agent in concentrations up to 0,1 % in the final product.</text:p>
          </table:table-cell>
          <table:table-cell office:value-type="string">
            <text:p>(7)</text:p>
          </table:table-cell>
          <table:table-cell table:number-columns-repeated="1013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84800</text:p>
          </table:table-cell>
          <table:table-cell office:value-type="string">
            <text:p>0000087-18-3</text:p>
          </table:table-cell>
          <table:table-cell office:value-type="string">
            <text:p>salicylic acid, 4-tert-butylphenyl es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92160</text:p>
          </table:table-cell>
          <table:table-cell office:value-type="string">
            <text:p>0000087-69-4</text:p>
          </table:table-cell>
          <table:table-cell office:value-type="string">
            <text:p>tarta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65520</text:p>
          </table:table-cell>
          <table:table-cell office:value-type="string">
            <text:p>0000087-78-5</text:p>
          </table:table-cell>
          <table:table-cell office:value-type="string">
            <text:p>mannit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66400</text:p>
          </table:table-cell>
          <table:table-cell office:value-type="string">
            <text:p>0000088-24-4</text:p>
          </table:table-cell>
          <table:table-cell office:value-type="string">
            <text:p>2,2'-methylene bis(4-ethyl-6-tert-butylphenol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13)</text:p>
          </table:table-cell>
          <table:table-cell table:number-columns-repeated="1015"/>
        </table:table-row>
        <table:table-row table:style-name="ro4">
          <table:table-cell office:value-type="float" office:value="164">
            <text:p>164</text:p>
          </table:table-cell>
          <table:table-cell office:value-type="string">
            <text:p>34895</text:p>
          </table:table-cell>
          <table:table-cell office:value-type="string">
            <text:p>0000088-68-6</text:p>
          </table:table-cell>
          <table:table-cell office:value-type="string">
            <text:p>2-aminobenz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for use in PET for water and beverages</text:p>
          </table:table-cell>
          <table:table-cell table:number-columns-repeated="1014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23200;74480</text:p>
          </table:table-cell>
          <table:table-cell office:value-type="string">
            <text:p>0000088-99-3</text:p>
          </table:table-cell>
          <table:table-cell office:value-type="string">
            <text:p>o-phthal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24057</text:p>
          </table:table-cell>
          <table:table-cell office:value-type="string">
            <text:p>0000089-32-7</text:p>
          </table:table-cell>
          <table:table-cell office:value-type="string">
            <text:p>pyromellit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4">
          <table:table-cell office:value-type="float" office:value="167">
            <text:p>167</text:p>
          </table:table-cell>
          <table:table-cell office:value-type="string">
            <text:p>25240</text:p>
          </table:table-cell>
          <table:table-cell office:value-type="string">
            <text:p>0000091-08-7</text:p>
          </table:table-cell>
          <table:table-cell office:value-type="string">
            <text:p>2,6-toluene di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13075;15310</text:p>
          </table:table-cell>
          <table:table-cell office:value-type="string">
            <text:p>0000091-76-9</text:p>
          </table:table-cell>
          <table:table-cell office:value-type="string">
            <text:p>2,4-diamino-6-phenyl-1,3,5-triazi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4">
          <table:table-cell office:value-type="float" office:value="169">
            <text:p>169</text:p>
          </table:table-cell>
          <table:table-cell office:value-type="string">
            <text:p>16240</text:p>
          </table:table-cell>
          <table:table-cell office:value-type="string">
            <text:p>0000091-97-4</text:p>
          </table:table-cell>
          <table:table-cell office:value-type="string">
            <text:p>3,3'-dimethyl-4,4'-diisocyanatobipheny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16000</text:p>
          </table:table-cell>
          <table:table-cell office:value-type="string">
            <text:p>0000092-88-6</text:p>
          </table:table-cell>
          <table:table-cell office:value-type="string">
            <text:p>4,4'-dihydroxybipheny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38080</text:p>
          </table:table-cell>
          <table:table-cell office:value-type="string">
            <text:p>0000093-58-3</text:p>
          </table:table-cell>
          <table:table-cell office:value-type="string">
            <text:p>benzoic acid, m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37840</text:p>
          </table:table-cell>
          <table:table-cell office:value-type="string">
            <text:p>0000093-89-0</text:p>
          </table:table-cell>
          <table:table-cell office:value-type="string">
            <text:p>benzoic acid, 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60240</text:p>
          </table:table-cell>
          <table:table-cell office:value-type="string">
            <text:p>0000094-13-3</text:p>
          </table:table-cell>
          <table:table-cell office:value-type="string">
            <text:p>4-hydroxybenzoic acid, prop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14740</text:p>
          </table:table-cell>
          <table:table-cell office:value-type="string">
            <text:p>0000095-48-7</text:p>
          </table:table-cell>
          <table:table-cell office:value-type="string">
            <text:p>o-cres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20050</text:p>
          </table:table-cell>
          <table:table-cell office:value-type="string">
            <text:p>0000096-05-9</text:p>
          </table:table-cell>
          <table:table-cell office:value-type="string">
            <text:p>methacrylic acid, all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11710</text:p>
          </table:table-cell>
          <table:table-cell office:value-type="string">
            <text:p>0000096-33-3</text:p>
          </table:table-cell>
          <table:table-cell office:value-type="string">
            <text:p>acrylic acid, m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22">
          <table:table-cell office:value-type="float" office:value="177">
            <text:p>177</text:p>
          </table:table-cell>
          <table:table-cell office:value-type="string">
            <text:p>16955</text:p>
          </table:table-cell>
          <table:table-cell office:value-type="string">
            <text:p>0000096-49-1</text:p>
          </table:table-cell>
          <table:table-cell office:value-type="string">
            <text:p>ethylene carbo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ML expressed as ethyleneg-lycol. Residual content of 5 mg ethylene carbonate per kg of hydrogel with max 10 g of hydrogel in contact with 1 kg of food.</text:p>
          </table:table-cell>
          <table:table-cell table:number-columns-repeated="101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92800</text:p>
          </table:table-cell>
          <table:table-cell office:value-type="string">
            <text:p>0000096-69-5</text:p>
          </table:table-cell>
          <table:table-cell office:value-type="string">
            <text:p>4,4'-thiobis(6-tert-butyl-3-methylphenol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48">
            <text:p>0,48</text:p>
          </table:table-cell>
          <table:table-cell table:number-columns-repeated="1016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48800</text:p>
          </table:table-cell>
          <table:table-cell office:value-type="string">
            <text:p>0000097-23-4</text:p>
          </table:table-cell>
          <table:table-cell office:value-type="string">
            <text:p>2,2'-dihydroxy--5,5'-dichlorodiphenylmetha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17160</text:p>
          </table:table-cell>
          <table:table-cell office:value-type="string">
            <text:p>0000097-53-0</text:p>
          </table:table-cell>
          <table:table-cell office:value-type="string">
            <text:p>euge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20890</text:p>
          </table:table-cell>
          <table:table-cell office:value-type="string">
            <text:p>0000097-63-2</text:p>
          </table:table-cell>
          <table:table-cell office:value-type="string">
            <text:p>methacrylic acid, 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19270</text:p>
          </table:table-cell>
          <table:table-cell office:value-type="string">
            <text:p>0000097-65-4</text:p>
          </table:table-cell>
          <table:table-cell office:value-type="string">
            <text:p>itacon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21010</text:p>
          </table:table-cell>
          <table:table-cell office:value-type="string">
            <text:p>0000097-86-9</text:p>
          </table:table-cell>
          <table:table-cell office:value-type="string">
            <text:p>methacrylic acid, isobut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20110</text:p>
          </table:table-cell>
          <table:table-cell office:value-type="string">
            <text:p>0000097-88-1</text:p>
          </table:table-cell>
          <table:table-cell office:value-type="string">
            <text:p>methacrylic acid, but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20440</text:p>
          </table:table-cell>
          <table:table-cell office:value-type="string">
            <text:p>0000097-90-5</text:p>
          </table:table-cell>
          <table:table-cell office:value-type="string">
            <text:p>methacrylic acid, diester with ethyleneglyc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14020</text:p>
          </table:table-cell>
          <table:table-cell office:value-type="string">
            <text:p>0000098-54-4</text:p>
          </table:table-cell>
          <table:table-cell office:value-type="string">
            <text:p>4-tert-butylphe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22210</text:p>
          </table:table-cell>
          <table:table-cell office:value-type="string">
            <text:p>0000098-83-9</text:p>
          </table:table-cell>
          <table:table-cell office:value-type="string">
            <text:p>a-methylstyr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19180</text:p>
          </table:table-cell>
          <table:table-cell office:value-type="string">
            <text:p>0000099-63-8</text:p>
          </table:table-cell>
          <table:table-cell office:value-type="string">
            <text:p>isophthalic acid dichlo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7)</text:p>
          </table:table-cell>
          <table:table-cell table:number-columns-repeated="1015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60200</text:p>
          </table:table-cell>
          <table:table-cell office:value-type="string">
            <text:p>0000099-76-3</text:p>
          </table:table-cell>
          <table:table-cell office:value-type="string">
            <text:p>4-hydroxybenzoic acid, m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18880</text:p>
          </table:table-cell>
          <table:table-cell office:value-type="string">
            <text:p>0000099-96-7</text:p>
          </table:table-cell>
          <table:table-cell office:value-type="string">
            <text:p>p-hydroxybenzo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24940</text:p>
          </table:table-cell>
          <table:table-cell office:value-type="string">
            <text:p>0000100-20-9</text:p>
          </table:table-cell>
          <table:table-cell office:value-type="string">
            <text:p>terephthalic acid dichlo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8)</text:p>
          </table:table-cell>
          <table:table-cell table:number-columns-repeated="1015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23187</text:p>
          </table:table-cell>
          <table:table-cell/>
          <table:table-cell office:value-type="string">
            <text:p>phtha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8)</text:p>
          </table:table-cell>
          <table:table-cell table:number-columns-repeated="1015"/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24610</text:p>
          </table:table-cell>
          <table:table-cell office:value-type="string">
            <text:p>0000100-42-5</text:p>
          </table:table-cell>
          <table:table-cell office:value-type="string">
            <text:p>styr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13150</text:p>
          </table:table-cell>
          <table:table-cell office:value-type="string">
            <text:p>0000100-51-6</text:p>
          </table:table-cell>
          <table:table-cell office:value-type="string">
            <text:p>benzyl alcoh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37360</text:p>
          </table:table-cell>
          <table:table-cell office:value-type="string">
            <text:p>0000100-52-7</text:p>
          </table:table-cell>
          <table:table-cell office:value-type="string">
            <text:p>benzaldehy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3"/>
          <table:table-cell office:value-type="string">
            <text:p>(3)</text:p>
          </table:table-cell>
          <table:table-cell table:number-columns-repeated="1013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18670;59280</text:p>
          </table:table-cell>
          <table:table-cell office:value-type="string">
            <text:p>0000100-97-0</text:p>
          </table:table-cell>
          <table:table-cell office:value-type="string">
            <text:p>hexamethylenetetramin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5)</text:p>
          </table:table-cell>
          <table:table-cell table:number-columns-repeated="1015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20260</text:p>
          </table:table-cell>
          <table:table-cell office:value-type="string">
            <text:p>0000101-43-9</text:p>
          </table:table-cell>
          <table:table-cell office:value-type="string">
            <text:p>methacrylic acid, cyclohex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4">
          <table:table-cell office:value-type="float" office:value="198">
            <text:p>198</text:p>
          </table:table-cell>
          <table:table-cell office:value-type="string">
            <text:p>16630</text:p>
          </table:table-cell>
          <table:table-cell office:value-type="string">
            <text:p>0000101-68-8</text:p>
          </table:table-cell>
          <table:table-cell office:value-type="string">
            <text:p>diphenylmethane-4,4'-di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2">
          <table:table-cell office:value-type="float" office:value="199">
            <text:p>199</text:p>
          </table:table-cell>
          <table:table-cell office:value-type="string">
            <text:p>24073</text:p>
          </table:table-cell>
          <table:table-cell office:value-type="string">
            <text:p>0000101-90-6</text:p>
          </table:table-cell>
          <table:table-cell office:value-type="string">
            <text:p>resorcinol diglycidyl e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Not to be used for articles in contact with fatty foods for which simulant D is laid down. For indirect food contact only, behind a PET layer.</text:p>
          </table:table-cell>
          <table:table-cell office:value-type="string">
            <text:p>(8)</text:p>
          </table:table-cell>
          <table:table-cell table:number-columns-repeated="1013"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51680</text:p>
          </table:table-cell>
          <table:table-cell office:value-type="string">
            <text:p>0000102-08-9</text:p>
          </table:table-cell>
          <table:table-cell office:value-type="string">
            <text:p>N,N'-diphenylthioure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16540</text:p>
          </table:table-cell>
          <table:table-cell office:value-type="string">
            <text:p>0000102-09-0</text:p>
          </table:table-cell>
          <table:table-cell office:value-type="string">
            <text:p>diphenyl carbo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23070</text:p>
          </table:table-cell>
          <table:table-cell office:value-type="string">
            <text:p>0000102-39-6</text:p>
          </table:table-cell>
          <table:table-cell office:value-type="string">
            <text:p>(1,3-phenylenedioxy) diacet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13323</text:p>
          </table:table-cell>
          <table:table-cell office:value-type="string">
            <text:p>0000102-40-9</text:p>
          </table:table-cell>
          <table:table-cell office:value-type="string">
            <text:p>1,3-bis(2-hydroxyethoxy) benz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25180;92640</text:p>
          </table:table-cell>
          <table:table-cell office:value-type="string">
            <text:p>0000102-60-3</text:p>
          </table:table-cell>
          <table:table-cell office:value-type="string">
            <text:p>N,N,N',N'-tetrakis(2-hydroxypropyl)ethylenediamin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3">
          <table:table-cell office:value-type="float" office:value="205">
            <text:p>205</text:p>
          </table:table-cell>
          <table:table-cell office:value-type="string">
            <text:p>25385</text:p>
          </table:table-cell>
          <table:table-cell office:value-type="string">
            <text:p>0000102-70-5</text:p>
          </table:table-cell>
          <table:table-cell office:value-type="string">
            <text:p>triallylami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40 mg/kg hydrogel at a ratio of 1 kg food to a maximum of 1,5 grams of hydrogel. Only to be used in hydrogels intended for non-direct food contact use.</text:p>
          </table:table-cell>
          <table:table-cell table:number-columns-repeated="1014"/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11500</text:p>
          </table:table-cell>
          <table:table-cell office:value-type="string">
            <text:p>0000103-11-7</text:p>
          </table:table-cell>
          <table:table-cell office:value-type="string">
            <text:p>acrylic acid, 2-ethylhex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31920</text:p>
          </table:table-cell>
          <table:table-cell office:value-type="string">
            <text:p>0000103-23-1</text:p>
          </table:table-cell>
          <table:table-cell office:value-type="string">
            <text:p>adipic acid, bis(2-ethylhexyl) es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">
            <text:p>18</text:p>
          </table:table-cell>
          <table:table-cell office:value-type="string">
            <text:p>(32)</text:p>
          </table:table-cell>
          <table:table-cell/>
          <table:table-cell office:value-type="string">
            <text:p>(2)</text:p>
          </table:table-cell>
          <table:table-cell table:number-columns-repeated="1013"/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18898</text:p>
          </table:table-cell>
          <table:table-cell office:value-type="string">
            <text:p>0000103-90-2</text:p>
          </table:table-cell>
          <table:table-cell office:value-type="string">
            <text:p>N-(4-hydroxyphenyl) acetam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17050</text:p>
          </table:table-cell>
          <table:table-cell office:value-type="string">
            <text:p>0000104-76-7</text:p>
          </table:table-cell>
          <table:table-cell office:value-type="string">
            <text:p>2-ethyl-1-hex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13390;14880</text:p>
          </table:table-cell>
          <table:table-cell office:value-type="string">
            <text:p>0000105-08-8</text:p>
          </table:table-cell>
          <table:table-cell office:value-type="string">
            <text:p>1,4-bis(hydroxymethyl) cyclohex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23920</text:p>
          </table:table-cell>
          <table:table-cell office:value-type="string">
            <text:p>0000105-38-4</text:p>
          </table:table-cell>
          <table:table-cell office:value-type="string">
            <text:p>propionic acid, vin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)</text:p>
          </table:table-cell>
          <table:table-cell table:number-columns-repeated="1015"/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14200;41840</text:p>
          </table:table-cell>
          <table:table-cell office:value-type="string">
            <text:p>0000105-60-2</text:p>
          </table:table-cell>
          <table:table-cell office:value-type="string">
            <text:p>caprolactam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4)</text:p>
          </table:table-cell>
          <table:table-cell table:number-columns-repeated="1015"/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82400</text:p>
          </table:table-cell>
          <table:table-cell office:value-type="string">
            <text:p>0000105-62-4</text:p>
          </table:table-cell>
          <table:table-cell office:value-type="string">
            <text:p>1,2-propyleneglycol dio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61840</text:p>
          </table:table-cell>
          <table:table-cell office:value-type="string">
            <text:p>0000106-14-9</text:p>
          </table:table-cell>
          <table:table-cell office:value-type="string">
            <text:p>12-hydroxystea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14170</text:p>
          </table:table-cell>
          <table:table-cell office:value-type="string">
            <text:p>0000106-31-0</text:p>
          </table:table-cell>
          <table:table-cell office:value-type="string">
            <text:p>butyr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14770</text:p>
          </table:table-cell>
          <table:table-cell office:value-type="string">
            <text:p>0000106-44-5</text:p>
          </table:table-cell>
          <table:table-cell office:value-type="string">
            <text:p>p-cres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15565</text:p>
          </table:table-cell>
          <table:table-cell office:value-type="string">
            <text:p>0000106-46-7</text:p>
          </table:table-cell>
          <table:table-cell office:value-type="string">
            <text:p>1,4-dichlorobenz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11590</text:p>
          </table:table-cell>
          <table:table-cell office:value-type="string">
            <text:p>0000106-63-8</text:p>
          </table:table-cell>
          <table:table-cell office:value-type="string">
            <text:p>acrylic acid, isobut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14570;16750</text:p>
          </table:table-cell>
          <table:table-cell office:value-type="string">
            <text:p>0000106-89-8</text:p>
          </table:table-cell>
          <table:table-cell office:value-type="string">
            <text:p>epichlorohydri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1 mg/kg in final product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20590</text:p>
          </table:table-cell>
          <table:table-cell office:value-type="string">
            <text:p>0000106-91-2</text:p>
          </table:table-cell>
          <table:table-cell office:value-type="string">
            <text:p>methacrylic acid, 2,3-epoxyprop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40570</text:p>
          </table:table-cell>
          <table:table-cell office:value-type="string">
            <text:p>0000106-97-8</text:p>
          </table:table-cell>
          <table:table-cell office:value-type="string">
            <text:p>buta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13870</text:p>
          </table:table-cell>
          <table:table-cell office:value-type="string">
            <text:p>0000106-98-9</text:p>
          </table:table-cell>
          <table:table-cell office:value-type="string">
            <text:p>1-but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13630</text:p>
          </table:table-cell>
          <table:table-cell office:value-type="string">
            <text:p>0000106-99-0</text:p>
          </table:table-cell>
          <table:table-cell office:value-type="string">
            <text:p>butadi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1 mg/kg in final product</text:p>
          </table:table-cell>
          <table:table-cell table:number-columns-repeated="1014"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13900</text:p>
          </table:table-cell>
          <table:table-cell office:value-type="string">
            <text:p>0000107-01-7</text:p>
          </table:table-cell>
          <table:table-cell office:value-type="string">
            <text:p>2-but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12100</text:p>
          </table:table-cell>
          <table:table-cell office:value-type="string">
            <text:p>0000107-13-1</text:p>
          </table:table-cell>
          <table:table-cell office:value-type="string">
            <text:p>acrylonitri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15272;16960</text:p>
          </table:table-cell>
          <table:table-cell office:value-type="string">
            <text:p>0000107-15-3</text:p>
          </table:table-cell>
          <table:table-cell office:value-type="string">
            <text:p>ethylenediami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16990;53650</text:p>
          </table:table-cell>
          <table:table-cell office:value-type="string">
            <text:p>0000107-21-1</text:p>
          </table:table-cell>
          <table:table-cell office:value-type="string">
            <text:p>ethyleneglyc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)</text:p>
          </table:table-cell>
          <table:table-cell table:number-columns-repeated="1015"/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13690</text:p>
          </table:table-cell>
          <table:table-cell office:value-type="string">
            <text:p>0000107-88-0</text:p>
          </table:table-cell>
          <table:table-cell office:value-type="string">
            <text:p>1,3-butanedi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14140</text:p>
          </table:table-cell>
          <table:table-cell office:value-type="string">
            <text:p>0000107-92-6</text:p>
          </table:table-cell>
          <table:table-cell office:value-type="string">
            <text:p>butyr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16150</text:p>
          </table:table-cell>
          <table:table-cell office:value-type="string">
            <text:p>0000108-01-0</text:p>
          </table:table-cell>
          <table:table-cell office:value-type="string">
            <text:p>dimethylaminoeth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10120</text:p>
          </table:table-cell>
          <table:table-cell office:value-type="string">
            <text:p>0000108-05-4</text:p>
          </table:table-cell>
          <table:table-cell office:value-type="string">
            <text:p>acetic acid, vin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10150;30280</text:p>
          </table:table-cell>
          <table:table-cell office:value-type="string">
            <text:p>0000108-24-7</text:p>
          </table:table-cell>
          <table:table-cell office:value-type="string">
            <text:p>acetic anhydrid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24850</text:p>
          </table:table-cell>
          <table:table-cell office:value-type="string">
            <text:p>0000108-30-5</text:p>
          </table:table-cell>
          <table:table-cell office:value-type="string">
            <text:p>succin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19960</text:p>
          </table:table-cell>
          <table:table-cell office:value-type="string">
            <text:p>0000108-31-6</text:p>
          </table:table-cell>
          <table:table-cell office:value-type="string">
            <text:p>male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3)</text:p>
          </table:table-cell>
          <table:table-cell table:number-columns-repeated="1015"/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14710</text:p>
          </table:table-cell>
          <table:table-cell office:value-type="string">
            <text:p>0000108-39-4</text:p>
          </table:table-cell>
          <table:table-cell office:value-type="string">
            <text:p>m-cres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23050</text:p>
          </table:table-cell>
          <table:table-cell office:value-type="string">
            <text:p>0000108-45-2</text:p>
          </table:table-cell>
          <table:table-cell office:value-type="string">
            <text:p>1,3-phenylenediami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237">
            <text:p>237</text:p>
          </table:table-cell>
          <table:table-cell office:value-type="string">
            <text:p>15910;24072</text:p>
          </table:table-cell>
          <table:table-cell office:value-type="string">
            <text:p>0000108-46-3</text:p>
          </table:table-cell>
          <table:table-cell office:value-type="string">
            <text:p>1,3-dihydroxybenz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18070</text:p>
          </table:table-cell>
          <table:table-cell office:value-type="string">
            <text:p>0000108-55-4</text:p>
          </table:table-cell>
          <table:table-cell office:value-type="string">
            <text:p>glutar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19975;25420;93720</text:p>
          </table:table-cell>
          <table:table-cell office:value-type="string">
            <text:p>0000108-78-1</text:p>
          </table:table-cell>
          <table:table-cell office:value-type="string">
            <text:p>2,4,6-triamino-1,3,5-triazin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3">
          <table:table-cell office:value-type="float" office:value="240">
            <text:p>240</text:p>
          </table:table-cell>
          <table:table-cell office:value-type="string">
            <text:p>45760</text:p>
          </table:table-cell>
          <table:table-cell office:value-type="string">
            <text:p>0000108-91-8</text:p>
          </table:table-cell>
          <table:table-cell office:value-type="string">
            <text:p>cyclohexylami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22960</text:p>
          </table:table-cell>
          <table:table-cell office:value-type="string">
            <text:p>0000108-95-2</text:p>
          </table:table-cell>
          <table:table-cell office:value-type="string">
            <text:p>phe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85360</text:p>
          </table:table-cell>
          <table:table-cell office:value-type="string">
            <text:p>0000109-43-3</text:p>
          </table:table-cell>
          <table:table-cell office:value-type="string">
            <text:p>sebacic acid, dibut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32)</text:p>
          </table:table-cell>
          <table:table-cell table:number-columns-repeated="1015"/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19060</text:p>
          </table:table-cell>
          <table:table-cell office:value-type="string">
            <text:p>0000109-53-5</text:p>
          </table:table-cell>
          <table:table-cell office:value-type="string">
            <text:p>isobutyl vinyl e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71720</text:p>
          </table:table-cell>
          <table:table-cell office:value-type="string">
            <text:p>0000109-66-0</text:p>
          </table:table-cell>
          <table:table-cell office:value-type="string">
            <text:p>penta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22900</text:p>
          </table:table-cell>
          <table:table-cell office:value-type="string">
            <text:p>0000109-67-1</text:p>
          </table:table-cell>
          <table:table-cell office:value-type="string">
            <text:p>1-pent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25150</text:p>
          </table:table-cell>
          <table:table-cell office:value-type="string">
            <text:p>0000109-99-9</text:p>
          </table:table-cell>
          <table:table-cell office:value-type="string">
            <text:p>tetrahydrofura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24820;90960</text:p>
          </table:table-cell>
          <table:table-cell office:value-type="string">
            <text:p>0000110-15-6</text:p>
          </table:table-cell>
          <table:table-cell office:value-type="string">
            <text:p>succin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19540;64800</text:p>
          </table:table-cell>
          <table:table-cell office:value-type="string">
            <text:p>0000110-16-7</text:p>
          </table:table-cell>
          <table:table-cell office:value-type="string">
            <text:p>male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3)</text:p>
          </table:table-cell>
          <table:table-cell table:number-columns-repeated="1015"/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17290;55120</text:p>
          </table:table-cell>
          <table:table-cell office:value-type="string">
            <text:p>0000110-17-8</text:p>
          </table:table-cell>
          <table:table-cell office:value-type="string">
            <text:p>fumar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53520</text:p>
          </table:table-cell>
          <table:table-cell office:value-type="string">
            <text:p>0000110-30-5</text:p>
          </table:table-cell>
          <table:table-cell office:value-type="string">
            <text:p>N,N'-ethylenebisstear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53360</text:p>
          </table:table-cell>
          <table:table-cell office:value-type="string">
            <text:p>0000110-31-6</text:p>
          </table:table-cell>
          <table:table-cell office:value-type="string">
            <text:p>N,N'-ethylenebisole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87200</text:p>
          </table:table-cell>
          <table:table-cell office:value-type="string">
            <text:p>0000110-44-1</text:p>
          </table:table-cell>
          <table:table-cell office:value-type="string">
            <text:p>sorb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15250</text:p>
          </table:table-cell>
          <table:table-cell office:value-type="string">
            <text:p>0000110-60-1</text:p>
          </table:table-cell>
          <table:table-cell office:value-type="string">
            <text:p>1,4-diaminobut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13720;40580</text:p>
          </table:table-cell>
          <table:table-cell office:value-type="string">
            <text:p>0000110-63-4</text:p>
          </table:table-cell>
          <table:table-cell office:value-type="string">
            <text:p>1,4-butanedi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30)</text:p>
          </table:table-cell>
          <table:table-cell table:number-columns-repeated="1015"/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25900</text:p>
          </table:table-cell>
          <table:table-cell office:value-type="string">
            <text:p>0000110-88-3</text:p>
          </table:table-cell>
          <table:table-cell office:value-type="string">
            <text:p>triox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18010;55680</text:p>
          </table:table-cell>
          <table:table-cell office:value-type="string">
            <text:p>0000110-94-1</text:p>
          </table:table-cell>
          <table:table-cell office:value-type="string">
            <text:p>glutar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13550;16660;51760</text:p>
          </table:table-cell>
          <table:table-cell office:value-type="string">
            <text:p>0000110-98-5</text:p>
          </table:table-cell>
          <table:table-cell office:value-type="string">
            <text:p>dipropyleneglyc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70480</text:p>
          </table:table-cell>
          <table:table-cell office:value-type="string">
            <text:p>0000111-06-8</text:p>
          </table:table-cell>
          <table:table-cell office:value-type="string">
            <text:p>palmitic acid, but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58720</text:p>
          </table:table-cell>
          <table:table-cell office:value-type="string">
            <text:p>0000111-14-8</text:p>
          </table:table-cell>
          <table:table-cell office:value-type="string">
            <text:p>heptano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60">
            <text:p>260</text:p>
          </table:table-cell>
          <table:table-cell office:value-type="string">
            <text:p>24280</text:p>
          </table:table-cell>
          <table:table-cell office:value-type="string">
            <text:p>0000111-20-6</text:p>
          </table:table-cell>
          <table:table-cell office:value-type="string">
            <text:p>sebac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61">
            <text:p>261</text:p>
          </table:table-cell>
          <table:table-cell office:value-type="string">
            <text:p>15790</text:p>
          </table:table-cell>
          <table:table-cell office:value-type="string">
            <text:p>0000111-40-0</text:p>
          </table:table-cell>
          <table:table-cell office:value-type="string">
            <text:p>diethylenetriami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2">
          <table:table-cell office:value-type="float" office:value="262">
            <text:p>262</text:p>
          </table:table-cell>
          <table:table-cell office:value-type="string">
            <text:p>35284</text:p>
          </table:table-cell>
          <table:table-cell office:value-type="string">
            <text:p>0000111-41-1</text:p>
          </table:table-cell>
          <table:table-cell office:value-type="string">
            <text:p>N-(2-aminoethyl)ethanolami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Not to be used for articles in contact with fatty foods for which simulant D is laid down. For indirect food contact only, behind a PET layer.</text:p>
          </table:table-cell>
          <table:table-cell table:number-columns-repeated="1014"/>
        </table:table-row>
        <table:table-row table:style-name="ro3">
          <table:table-cell office:value-type="float" office:value="263">
            <text:p>263</text:p>
          </table:table-cell>
          <table:table-cell office:value-type="string">
            <text:p>13326;15760;47680</text:p>
          </table:table-cell>
          <table:table-cell office:value-type="string">
            <text:p>0000111-46-6</text:p>
          </table:table-cell>
          <table:table-cell office:value-type="string">
            <text:p>diethyleneglyc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)</text:p>
          </table:table-cell>
          <table:table-cell table:number-columns-repeated="1015"/>
        </table:table-row>
        <table:table-row table:style-name="ro3">
          <table:table-cell office:value-type="float" office:value="264">
            <text:p>264</text:p>
          </table:table-cell>
          <table:table-cell office:value-type="string">
            <text:p>22660</text:p>
          </table:table-cell>
          <table:table-cell office:value-type="string">
            <text:p>0000111-66-0</text:p>
          </table:table-cell>
          <table:table-cell office:value-type="string">
            <text:p>1-oct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22600</text:p>
          </table:table-cell>
          <table:table-cell office:value-type="string">
            <text:p>0000111-87-5</text:p>
          </table:table-cell>
          <table:table-cell office:value-type="string">
            <text:p>1-oct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66">
            <text:p>266</text:p>
          </table:table-cell>
          <table:table-cell office:value-type="string">
            <text:p>25510;94320</text:p>
          </table:table-cell>
          <table:table-cell office:value-type="string">
            <text:p>0000112-27-6</text:p>
          </table:table-cell>
          <table:table-cell office:value-type="string">
            <text:p>triethyleneglyc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67">
            <text:p>267</text:p>
          </table:table-cell>
          <table:table-cell office:value-type="string">
            <text:p>15100</text:p>
          </table:table-cell>
          <table:table-cell office:value-type="string">
            <text:p>0000112-30-1</text:p>
          </table:table-cell>
          <table:table-cell office:value-type="string">
            <text:p>1-dec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68">
            <text:p>268</text:p>
          </table:table-cell>
          <table:table-cell office:value-type="string">
            <text:p>16704</text:p>
          </table:table-cell>
          <table:table-cell office:value-type="string">
            <text:p>0000112-41-4</text:p>
          </table:table-cell>
          <table:table-cell office:value-type="string">
            <text:p>1-dodec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25090;92350</text:p>
          </table:table-cell>
          <table:table-cell office:value-type="string">
            <text:p>0000112-60-7</text:p>
          </table:table-cell>
          <table:table-cell office:value-type="string">
            <text:p>tetraethyleneglyc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22763;69040</text:p>
          </table:table-cell>
          <table:table-cell office:value-type="string">
            <text:p>0000112-80-1</text:p>
          </table:table-cell>
          <table:table-cell office:value-type="string">
            <text:p>ole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71">
            <text:p>271</text:p>
          </table:table-cell>
          <table:table-cell office:value-type="string">
            <text:p>52720</text:p>
          </table:table-cell>
          <table:table-cell office:value-type="string">
            <text:p>0000112-84-5</text:p>
          </table:table-cell>
          <table:table-cell office:value-type="string">
            <text:p>eruc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72">
            <text:p>272</text:p>
          </table:table-cell>
          <table:table-cell office:value-type="string">
            <text:p>37040</text:p>
          </table:table-cell>
          <table:table-cell office:value-type="string">
            <text:p>0000112-85-6</text:p>
          </table:table-cell>
          <table:table-cell office:value-type="string">
            <text:p>behe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73">
            <text:p>273</text:p>
          </table:table-cell>
          <table:table-cell office:value-type="string">
            <text:p>52730</text:p>
          </table:table-cell>
          <table:table-cell office:value-type="string">
            <text:p>0000112-86-7</text:p>
          </table:table-cell>
          <table:table-cell office:value-type="string">
            <text:p>eruc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274">
            <text:p>274</text:p>
          </table:table-cell>
          <table:table-cell office:value-type="string">
            <text:p>22570</text:p>
          </table:table-cell>
          <table:table-cell office:value-type="string">
            <text:p>0000112-96-9</text:p>
          </table:table-cell>
          <table:table-cell office:value-type="string">
            <text:p>octadecyl 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275">
            <text:p>275</text:p>
          </table:table-cell>
          <table:table-cell office:value-type="string">
            <text:p>23980</text:p>
          </table:table-cell>
          <table:table-cell office:value-type="string">
            <text:p>0000115-07-1</text:p>
          </table:table-cell>
          <table:table-cell office:value-type="string">
            <text:p>propyl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76">
            <text:p>276</text:p>
          </table:table-cell>
          <table:table-cell office:value-type="string">
            <text:p>19000</text:p>
          </table:table-cell>
          <table:table-cell office:value-type="string">
            <text:p>0000115-11-7</text:p>
          </table:table-cell>
          <table:table-cell office:value-type="string">
            <text:p>isobut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18280</text:p>
          </table:table-cell>
          <table:table-cell office:value-type="string">
            <text:p>0000115-27-5</text:p>
          </table:table-cell>
          <table:table-cell office:value-type="string">
            <text:p>hexachloroendomethylenetetra-hydrophthal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18250</text:p>
          </table:table-cell>
          <table:table-cell office:value-type="string">
            <text:p>0000115-28-6</text:p>
          </table:table-cell>
          <table:table-cell office:value-type="string">
            <text:p>hexachloroendomethylenetetra-hydrophtha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22840;71600</text:p>
          </table:table-cell>
          <table:table-cell office:value-type="string">
            <text:p>0000115-77-5</text:p>
          </table:table-cell>
          <table:table-cell office:value-type="string">
            <text:p>pentaerythrit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73720</text:p>
          </table:table-cell>
          <table:table-cell office:value-type="string">
            <text:p>0000115-96-8</text:p>
          </table:table-cell>
          <table:table-cell office:value-type="string">
            <text:p>phosphoric acid, trichloro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281">
            <text:p>281</text:p>
          </table:table-cell>
          <table:table-cell office:value-type="string">
            <text:p>25120</text:p>
          </table:table-cell>
          <table:table-cell office:value-type="string">
            <text:p>0000116-14-3</text:p>
          </table:table-cell>
          <table:table-cell office:value-type="string">
            <text:p>tetrafluoroethyl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282">
            <text:p>282</text:p>
          </table:table-cell>
          <table:table-cell office:value-type="string">
            <text:p>18430</text:p>
          </table:table-cell>
          <table:table-cell office:value-type="string">
            <text:p>0000116-15-4</text:p>
          </table:table-cell>
          <table:table-cell office:value-type="string">
            <text:p>hexafluoropropyl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24">
          <table:table-cell office:value-type="float" office:value="283">
            <text:p>283</text:p>
          </table:table-cell>
          <table:table-cell office:value-type="string">
            <text:p>74640</text:p>
          </table:table-cell>
          <table:table-cell office:value-type="string">
            <text:p>0000117-81-7</text:p>
          </table:table-cell>
          <table:table-cell office:value-type="string">
            <text:p>phthalic acid, bis(2-ethylhexyl)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1.5">
            <text:p>1,5</text:p>
          </table:table-cell>
          <table:table-cell office:value-type="string">
            <text:p>(32)</text:p>
          </table:table-cell>
          <table:table-cell office:value-type="string">
            <text:p>Only to be used as: (a) plasticiser in repeated use materials and articles contacting non-fatty foods; (b) technical support agent in concentrations up to 0,1 % in the final product.</text:p>
          </table:table-cell>
          <table:table-cell office:value-type="string">
            <text:p>(7)</text:p>
          </table:table-cell>
          <table:table-cell table:number-columns-repeated="1013"/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84880</text:p>
          </table:table-cell>
          <table:table-cell office:value-type="string">
            <text:p>0000119-36-8</text:p>
          </table:table-cell>
          <table:table-cell office:value-type="string">
            <text:p>salicylic acid, m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66480</text:p>
          </table:table-cell>
          <table:table-cell office:value-type="string">
            <text:p>0000119-47-1</text:p>
          </table:table-cell>
          <table:table-cell office:value-type="string">
            <text:p>2,2'-methylene bis(4-methyl-6-tert-butylphenol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13)</text:p>
          </table:table-cell>
          <table:table-cell table:number-columns-repeated="1015"/>
        </table:table-row>
        <table:table-row table:style-name="ro3">
          <table:table-cell office:value-type="float" office:value="286">
            <text:p>286</text:p>
          </table:table-cell>
          <table:table-cell office:value-type="string">
            <text:p>38240</text:p>
          </table:table-cell>
          <table:table-cell office:value-type="string">
            <text:p>0000119-61-9</text:p>
          </table:table-cell>
          <table:table-cell office:value-type="string">
            <text:p>benzophe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60160</text:p>
          </table:table-cell>
          <table:table-cell office:value-type="string">
            <text:p>0000120-47-8</text:p>
          </table:table-cell>
          <table:table-cell office:value-type="string">
            <text:p>4-hydroxybenzoic acid, 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88">
            <text:p>288</text:p>
          </table:table-cell>
          <table:table-cell office:value-type="string">
            <text:p>24970</text:p>
          </table:table-cell>
          <table:table-cell office:value-type="string">
            <text:p>0000120-61-6</text:p>
          </table:table-cell>
          <table:table-cell office:value-type="string">
            <text:p>terephthalic acid, dim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89">
            <text:p>289</text:p>
          </table:table-cell>
          <table:table-cell office:value-type="string">
            <text:p>15880;24051</text:p>
          </table:table-cell>
          <table:table-cell office:value-type="string">
            <text:p>0000120-80-9</text:p>
          </table:table-cell>
          <table:table-cell office:value-type="string">
            <text:p>1,2-dihydroxybenz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290">
            <text:p>290</text:p>
          </table:table-cell>
          <table:table-cell office:value-type="string">
            <text:p>55360</text:p>
          </table:table-cell>
          <table:table-cell office:value-type="string">
            <text:p>0000121-79-9</text:p>
          </table:table-cell>
          <table:table-cell office:value-type="string">
            <text:p>gallic acid, prop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20)</text:p>
          </table:table-cell>
          <table:table-cell table:number-columns-repeated="1015"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19150</text:p>
          </table:table-cell>
          <table:table-cell office:value-type="string">
            <text:p>0000121-91-5</text:p>
          </table:table-cell>
          <table:table-cell office:value-type="string">
            <text:p>isophtha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7)</text:p>
          </table:table-cell>
          <table:table-cell table:number-columns-repeated="1015"/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94560</text:p>
          </table:table-cell>
          <table:table-cell office:value-type="string">
            <text:p>0000122-20-3</text:p>
          </table:table-cell>
          <table:table-cell office:value-type="string">
            <text:p>triisopropanolami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23175</text:p>
          </table:table-cell>
          <table:table-cell office:value-type="string">
            <text:p>0000122-52-1</text:p>
          </table:table-cell>
          <table:table-cell office:value-type="string">
            <text:p>phosphorous acid, tri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1 mg/kg in final product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93120</text:p>
          </table:table-cell>
          <table:table-cell office:value-type="string">
            <text:p>0000123-28-4</text:p>
          </table:table-cell>
          <table:table-cell office:value-type="string">
            <text:p>thiodipropionic acid, didodecyl es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14)</text:p>
          </table:table-cell>
          <table:table-cell table:number-columns-repeated="1015"/>
        </table:table-row>
        <table:table-row table:style-name="ro3">
          <table:table-cell office:value-type="float" office:value="295">
            <text:p>295</text:p>
          </table:table-cell>
          <table:table-cell office:value-type="string">
            <text:p>15940;18867;48620</text:p>
          </table:table-cell>
          <table:table-cell office:value-type="string">
            <text:p>0000123-31-9</text:p>
          </table:table-cell>
          <table:table-cell office:value-type="string">
            <text:p>1,4-dihydroxybenzen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3">
          <table:table-cell office:value-type="float" office:value="296">
            <text:p>296</text:p>
          </table:table-cell>
          <table:table-cell office:value-type="string">
            <text:p>23860</text:p>
          </table:table-cell>
          <table:table-cell office:value-type="string">
            <text:p>0000123-38-6</text:p>
          </table:table-cell>
          <table:table-cell office:value-type="string">
            <text:p>propionaldehy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97">
            <text:p>297</text:p>
          </table:table-cell>
          <table:table-cell office:value-type="string">
            <text:p>23950</text:p>
          </table:table-cell>
          <table:table-cell office:value-type="string">
            <text:p>0000123-62-6</text:p>
          </table:table-cell>
          <table:table-cell office:value-type="string">
            <text:p>propion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98">
            <text:p>298</text:p>
          </table:table-cell>
          <table:table-cell office:value-type="string">
            <text:p>14110</text:p>
          </table:table-cell>
          <table:table-cell office:value-type="string">
            <text:p>0000123-72-8</text:p>
          </table:table-cell>
          <table:table-cell office:value-type="string">
            <text:p>butyraldehy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299">
            <text:p>299</text:p>
          </table:table-cell>
          <table:table-cell office:value-type="string">
            <text:p>63840</text:p>
          </table:table-cell>
          <table:table-cell office:value-type="string">
            <text:p>0000123-76-2</text:p>
          </table:table-cell>
          <table:table-cell office:value-type="string">
            <text:p>levuli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30045</text:p>
          </table:table-cell>
          <table:table-cell office:value-type="string">
            <text:p>0000123-86-4</text:p>
          </table:table-cell>
          <table:table-cell office:value-type="string">
            <text:p>acetic acid, but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01">
            <text:p>301</text:p>
          </table:table-cell>
          <table:table-cell office:value-type="string">
            <text:p>89120</text:p>
          </table:table-cell>
          <table:table-cell office:value-type="string">
            <text:p>0000123-95-5</text:p>
          </table:table-cell>
          <table:table-cell office:value-type="string">
            <text:p>stearic acid, but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02">
            <text:p>302</text:p>
          </table:table-cell>
          <table:table-cell office:value-type="string">
            <text:p>12820</text:p>
          </table:table-cell>
          <table:table-cell office:value-type="string">
            <text:p>0000123-99-9</text:p>
          </table:table-cell>
          <table:table-cell office:value-type="string">
            <text:p>azela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03">
            <text:p>303</text:p>
          </table:table-cell>
          <table:table-cell office:value-type="string">
            <text:p>12130;31730</text:p>
          </table:table-cell>
          <table:table-cell office:value-type="string">
            <text:p>0000124-04-9</text:p>
          </table:table-cell>
          <table:table-cell office:value-type="string">
            <text:p>adip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14320;41960</text:p>
          </table:table-cell>
          <table:table-cell office:value-type="string">
            <text:p>0000124-07-2</text:p>
          </table:table-cell>
          <table:table-cell office:value-type="string">
            <text:p>capryl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05">
            <text:p>305</text:p>
          </table:table-cell>
          <table:table-cell office:value-type="string">
            <text:p>15274;18460</text:p>
          </table:table-cell>
          <table:table-cell office:value-type="string">
            <text:p>0000124-09-4</text:p>
          </table:table-cell>
          <table:table-cell office:value-type="string">
            <text:p>hexamethylenediami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88960</text:p>
          </table:table-cell>
          <table:table-cell office:value-type="string">
            <text:p>0000124-26-5</text:p>
          </table:table-cell>
          <table:table-cell office:value-type="string">
            <text:p>stear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42160</text:p>
          </table:table-cell>
          <table:table-cell office:value-type="string">
            <text:p>0000124-38-9</text:p>
          </table:table-cell>
          <table:table-cell office:value-type="string">
            <text:p>carbon di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91200</text:p>
          </table:table-cell>
          <table:table-cell office:value-type="string">
            <text:p>0000126-13-6</text:p>
          </table:table-cell>
          <table:table-cell office:value-type="string">
            <text:p>sucrose acetate isobuty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09">
            <text:p>309</text:p>
          </table:table-cell>
          <table:table-cell office:value-type="string">
            <text:p>91360</text:p>
          </table:table-cell>
          <table:table-cell office:value-type="string">
            <text:p>0000126-14-7</text:p>
          </table:table-cell>
          <table:table-cell office:value-type="string">
            <text:p>sucrose octaace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16390;22437</text:p>
          </table:table-cell>
          <table:table-cell office:value-type="string">
            <text:p>0000126-30-7</text:p>
          </table:table-cell>
          <table:table-cell office:value-type="string">
            <text:p>2,2-dimethyl-1,3-propanedi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16480;51200</text:p>
          </table:table-cell>
          <table:table-cell office:value-type="string">
            <text:p>0000126-58-9</text:p>
          </table:table-cell>
          <table:table-cell office:value-type="string">
            <text:p>dipentaerythrit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21490</text:p>
          </table:table-cell>
          <table:table-cell office:value-type="string">
            <text:p>0000126-98-7</text:p>
          </table:table-cell>
          <table:table-cell office:value-type="string">
            <text:p>methacrylonitri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16650;51570</text:p>
          </table:table-cell>
          <table:table-cell office:value-type="string">
            <text:p>0000127-63-9</text:p>
          </table:table-cell>
          <table:table-cell office:value-type="string">
            <text:p>diphenyl sulphon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23500</text:p>
          </table:table-cell>
          <table:table-cell office:value-type="string">
            <text:p>0000127-91-3</text:p>
          </table:table-cell>
          <table:table-cell office:value-type="string">
            <text:p>ff-pin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15">
            <text:p>315</text:p>
          </table:table-cell>
          <table:table-cell office:value-type="string">
            <text:p>46640</text:p>
          </table:table-cell>
          <table:table-cell office:value-type="string">
            <text:p>0000128-37-0</text:p>
          </table:table-cell>
          <table:table-cell office:value-type="string">
            <text:p>2,6-di-tert-butyl-p-cres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316">
            <text:p>316</text:p>
          </table:table-cell>
          <table:table-cell office:value-type="string">
            <text:p>23230</text:p>
          </table:table-cell>
          <table:table-cell office:value-type="string">
            <text:p>0000131-17-9</text:p>
          </table:table-cell>
          <table:table-cell office:value-type="string">
            <text:p>phthalic acid, diall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48880</text:p>
          </table:table-cell>
          <table:table-cell office:value-type="string">
            <text:p>0000131-53-3</text:p>
          </table:table-cell>
          <table:table-cell office:value-type="string">
            <text:p>2,2'-dihydroxy-4-methoxybenzophe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8)</text:p>
          </table:table-cell>
          <table:table-cell table:number-columns-repeated="1015"/>
        </table:table-row>
        <table:table-row table:style-name="ro3">
          <table:table-cell office:value-type="float" office:value="318">
            <text:p>318</text:p>
          </table:table-cell>
          <table:table-cell office:value-type="string">
            <text:p>48640</text:p>
          </table:table-cell>
          <table:table-cell office:value-type="string">
            <text:p>0000131-56-6</text:p>
          </table:table-cell>
          <table:table-cell office:value-type="string">
            <text:p>2,4-dihydroxybenzophe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8)</text:p>
          </table:table-cell>
          <table:table-cell table:number-columns-repeated="1015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61360</text:p>
          </table:table-cell>
          <table:table-cell office:value-type="string">
            <text:p>0000131-57-7</text:p>
          </table:table-cell>
          <table:table-cell office:value-type="string">
            <text:p>2-hydroxy- 4-methoxybenzophe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8)</text:p>
          </table:table-cell>
          <table:table-cell table:number-columns-repeated="1015"/>
        </table:table-row>
        <table:table-row table:style-name="ro3">
          <table:table-cell office:value-type="float" office:value="320">
            <text:p>320</text:p>
          </table:table-cell>
          <table:table-cell office:value-type="string">
            <text:p>37680</text:p>
          </table:table-cell>
          <table:table-cell office:value-type="string">
            <text:p>0000136-60-7</text:p>
          </table:table-cell>
          <table:table-cell office:value-type="string">
            <text:p>benzoic acid, but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21">
            <text:p>321</text:p>
          </table:table-cell>
          <table:table-cell office:value-type="string">
            <text:p>36080</text:p>
          </table:table-cell>
          <table:table-cell office:value-type="string">
            <text:p>0000137-66-6</text:p>
          </table:table-cell>
          <table:table-cell office:value-type="string">
            <text:p>ascorbyl palmi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22">
            <text:p>322</text:p>
          </table:table-cell>
          <table:table-cell office:value-type="string">
            <text:p>63040</text:p>
          </table:table-cell>
          <table:table-cell office:value-type="string">
            <text:p>0000138-22-7</text:p>
          </table:table-cell>
          <table:table-cell office:value-type="string">
            <text:p>lactic acid, but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23">
            <text:p>323</text:p>
          </table:table-cell>
          <table:table-cell office:value-type="string">
            <text:p>11470</text:p>
          </table:table-cell>
          <table:table-cell office:value-type="string">
            <text:p>0000140-88-5</text:p>
          </table:table-cell>
          <table:table-cell office:value-type="string">
            <text:p>acrylic acid, 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83700</text:p>
          </table:table-cell>
          <table:table-cell office:value-type="string">
            <text:p>0000141-22-0</text:p>
          </table:table-cell>
          <table:table-cell office:value-type="string">
            <text:p>ricinoleic aci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3">
          <table:table-cell office:value-type="float" office:value="325">
            <text:p>325</text:p>
          </table:table-cell>
          <table:table-cell office:value-type="string">
            <text:p>10780</text:p>
          </table:table-cell>
          <table:table-cell office:value-type="string">
            <text:p>0000141-32-2</text:p>
          </table:table-cell>
          <table:table-cell office:value-type="string">
            <text:p>acrylic acid, n-but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32">
          <table:table-cell office:value-type="float" office:value="326">
            <text:p>326</text:p>
          </table:table-cell>
          <table:table-cell office:value-type="string">
            <text:p>12763;35170</text:p>
          </table:table-cell>
          <table:table-cell office:value-type="string">
            <text:p>0000141-43-5</text:p>
          </table:table-cell>
          <table:table-cell office:value-type="string">
            <text:p>2-aminoethan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Not to be used for articles in contact with fatty foods for which simulant D is laid down. For indirect food contact only, behind a PET layer.</text:p>
          </table:table-cell>
          <table:table-cell table:number-columns-repeated="1014"/>
        </table:table-row>
        <table:table-row table:style-name="ro3">
          <table:table-cell office:value-type="float" office:value="327">
            <text:p>327</text:p>
          </table:table-cell>
          <table:table-cell office:value-type="string">
            <text:p>30140</text:p>
          </table:table-cell>
          <table:table-cell office:value-type="string">
            <text:p>0000141-78-6</text:p>
          </table:table-cell>
          <table:table-cell office:value-type="string">
            <text:p>acetic acid, 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28">
            <text:p>328</text:p>
          </table:table-cell>
          <table:table-cell office:value-type="string">
            <text:p>65040</text:p>
          </table:table-cell>
          <table:table-cell office:value-type="string">
            <text:p>0000141-82-2</text:p>
          </table:table-cell>
          <table:table-cell office:value-type="string">
            <text:p>malo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29">
            <text:p>329</text:p>
          </table:table-cell>
          <table:table-cell office:value-type="string">
            <text:p>59360</text:p>
          </table:table-cell>
          <table:table-cell office:value-type="string">
            <text:p>0000142-62-1</text:p>
          </table:table-cell>
          <table:table-cell office:value-type="string">
            <text:p>hexano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30">
            <text:p>330</text:p>
          </table:table-cell>
          <table:table-cell office:value-type="string">
            <text:p>19470;63280</text:p>
          </table:table-cell>
          <table:table-cell office:value-type="string">
            <text:p>0000143-07-7</text:p>
          </table:table-cell>
          <table:table-cell office:value-type="string">
            <text:p>laur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31">
            <text:p>331</text:p>
          </table:table-cell>
          <table:table-cell office:value-type="string">
            <text:p>22480</text:p>
          </table:table-cell>
          <table:table-cell office:value-type="string">
            <text:p>0000143-08-8</text:p>
          </table:table-cell>
          <table:table-cell office:value-type="string">
            <text:p>1-non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32">
            <text:p>332</text:p>
          </table:table-cell>
          <table:table-cell office:value-type="string">
            <text:p>69760</text:p>
          </table:table-cell>
          <table:table-cell office:value-type="string">
            <text:p>0000143-28-2</text:p>
          </table:table-cell>
          <table:table-cell office:value-type="string">
            <text:p>oleyl alcoh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33">
            <text:p>333</text:p>
          </table:table-cell>
          <table:table-cell office:value-type="string">
            <text:p>22775;69920</text:p>
          </table:table-cell>
          <table:table-cell office:value-type="string">
            <text:p>0000144-62-7</text:p>
          </table:table-cell>
          <table:table-cell office:value-type="string">
            <text:p>oxal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334">
            <text:p>334</text:p>
          </table:table-cell>
          <table:table-cell office:value-type="string">
            <text:p>17005</text:p>
          </table:table-cell>
          <table:table-cell office:value-type="string">
            <text:p>0000151-56-4</text:p>
          </table:table-cell>
          <table:table-cell office:value-type="string">
            <text:p>ethyleneimi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335">
            <text:p>335</text:p>
          </table:table-cell>
          <table:table-cell office:value-type="string">
            <text:p>68960</text:p>
          </table:table-cell>
          <table:table-cell office:value-type="string">
            <text:p>0000301-02-0</text:p>
          </table:table-cell>
          <table:table-cell office:value-type="string">
            <text:p>ole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36">
            <text:p>336</text:p>
          </table:table-cell>
          <table:table-cell office:value-type="string">
            <text:p>15095;45940</text:p>
          </table:table-cell>
          <table:table-cell office:value-type="string">
            <text:p>0000334-48-5</text:p>
          </table:table-cell>
          <table:table-cell office:value-type="string">
            <text:p>n-decano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37">
            <text:p>337</text:p>
          </table:table-cell>
          <table:table-cell office:value-type="string">
            <text:p>15820</text:p>
          </table:table-cell>
          <table:table-cell office:value-type="string">
            <text:p>0000345-92-6</text:p>
          </table:table-cell>
          <table:table-cell office:value-type="string">
            <text:p>4,4'-difluorobenzophe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38">
            <text:p>338</text:p>
          </table:table-cell>
          <table:table-cell office:value-type="string">
            <text:p>71020</text:p>
          </table:table-cell>
          <table:table-cell office:value-type="string">
            <text:p>0000373-49-9</text:p>
          </table:table-cell>
          <table:table-cell office:value-type="string">
            <text:p>palmitole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39">
            <text:p>339</text:p>
          </table:table-cell>
          <table:table-cell office:value-type="string">
            <text:p>86160</text:p>
          </table:table-cell>
          <table:table-cell office:value-type="string">
            <text:p>0000409-21-2</text:p>
          </table:table-cell>
          <table:table-cell office:value-type="string">
            <text:p>silicon carb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40">
            <text:p>340</text:p>
          </table:table-cell>
          <table:table-cell office:value-type="string">
            <text:p>47440</text:p>
          </table:table-cell>
          <table:table-cell office:value-type="string">
            <text:p>0000461-58-5</text:p>
          </table:table-cell>
          <table:table-cell office:value-type="string">
            <text:p>dicyanodi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41">
            <text:p>341</text:p>
          </table:table-cell>
          <table:table-cell office:value-type="string">
            <text:p>13180;22550</text:p>
          </table:table-cell>
          <table:table-cell office:value-type="string">
            <text:p>0000498-66-8</text:p>
          </table:table-cell>
          <table:table-cell office:value-type="string">
            <text:p>bicyclo[2.2.1]hept-2-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42">
            <text:p>342</text:p>
          </table:table-cell>
          <table:table-cell office:value-type="string">
            <text:p>14260</text:p>
          </table:table-cell>
          <table:table-cell office:value-type="string">
            <text:p>0000502-44-3</text:p>
          </table:table-cell>
          <table:table-cell office:value-type="string">
            <text:p>caprolact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9)</text:p>
          </table:table-cell>
          <table:table-cell table:number-columns-repeated="1015"/>
        </table:table-row>
        <table:table-row table:style-name="ro3">
          <table:table-cell office:value-type="float" office:value="343">
            <text:p>343</text:p>
          </table:table-cell>
          <table:table-cell office:value-type="string">
            <text:p>23770</text:p>
          </table:table-cell>
          <table:table-cell office:value-type="string">
            <text:p>0000504-63-2</text:p>
          </table:table-cell>
          <table:table-cell office:value-type="string">
            <text:p>1,3-propanedi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44">
            <text:p>344</text:p>
          </table:table-cell>
          <table:table-cell office:value-type="string">
            <text:p>13810;21821</text:p>
          </table:table-cell>
          <table:table-cell office:value-type="string">
            <text:p>0000505-65-7</text:p>
          </table:table-cell>
          <table:table-cell office:value-type="string">
            <text:p>1,4-butanediol form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2"/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345">
            <text:p>345</text:p>
          </table:table-cell>
          <table:table-cell office:value-type="string">
            <text:p>35840</text:p>
          </table:table-cell>
          <table:table-cell office:value-type="string">
            <text:p>0000506-30-9</text:p>
          </table:table-cell>
          <table:table-cell office:value-type="string">
            <text:p>arachid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46">
            <text:p>346</text:p>
          </table:table-cell>
          <table:table-cell office:value-type="string">
            <text:p>10030</text:p>
          </table:table-cell>
          <table:table-cell office:value-type="string">
            <text:p>0000514-10-3</text:p>
          </table:table-cell>
          <table:table-cell office:value-type="string">
            <text:p>abiet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47">
            <text:p>347</text:p>
          </table:table-cell>
          <table:table-cell office:value-type="string">
            <text:p>13050;25540</text:p>
          </table:table-cell>
          <table:table-cell office:value-type="string">
            <text:p>0000528-44-9</text:p>
          </table:table-cell>
          <table:table-cell office:value-type="string">
            <text:p>trimellit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1)</text:p>
          </table:table-cell>
          <table:table-cell table:number-columns-repeated="1015"/>
        </table:table-row>
        <table:table-row table:style-name="ro3">
          <table:table-cell office:value-type="float" office:value="348">
            <text:p>348</text:p>
          </table:table-cell>
          <table:table-cell office:value-type="string">
            <text:p>22350;67891</text:p>
          </table:table-cell>
          <table:table-cell office:value-type="string">
            <text:p>0000544-63-8</text:p>
          </table:table-cell>
          <table:table-cell office:value-type="string">
            <text:p>myrist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49">
            <text:p>349</text:p>
          </table:table-cell>
          <table:table-cell office:value-type="string">
            <text:p>25550</text:p>
          </table:table-cell>
          <table:table-cell office:value-type="string">
            <text:p>0000552-30-7</text:p>
          </table:table-cell>
          <table:table-cell office:value-type="string">
            <text:p>trimellit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1)</text:p>
          </table:table-cell>
          <table:table-cell table:number-columns-repeated="1015"/>
        </table:table-row>
        <table:table-row table:style-name="ro3">
          <table:table-cell office:value-type="float" office:value="350">
            <text:p>350</text:p>
          </table:table-cell>
          <table:table-cell office:value-type="string">
            <text:p>63920</text:p>
          </table:table-cell>
          <table:table-cell office:value-type="string">
            <text:p>0000557-59-5</text:p>
          </table:table-cell>
          <table:table-cell office:value-type="string">
            <text:p>lignoce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21730</text:p>
          </table:table-cell>
          <table:table-cell office:value-type="string">
            <text:p>0000563-45-1</text:p>
          </table:table-cell>
          <table:table-cell office:value-type="string">
            <text:p>3-methyl-1-but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Only to be used in polypropylene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352">
            <text:p>352</text:p>
          </table:table-cell>
          <table:table-cell office:value-type="string">
            <text:p>16360</text:p>
          </table:table-cell>
          <table:table-cell office:value-type="string">
            <text:p>0000576-26-1</text:p>
          </table:table-cell>
          <table:table-cell office:value-type="string">
            <text:p>2,6-dimethylphe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53">
            <text:p>353</text:p>
          </table:table-cell>
          <table:table-cell office:value-type="string">
            <text:p>42480</text:p>
          </table:table-cell>
          <table:table-cell office:value-type="string">
            <text:p>0000584-09-8</text:p>
          </table:table-cell>
          <table:table-cell office:value-type="string">
            <text:p>carbonic acid, rubidium sal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4">
          <table:table-cell office:value-type="float" office:value="354">
            <text:p>354</text:p>
          </table:table-cell>
          <table:table-cell office:value-type="string">
            <text:p>25210</text:p>
          </table:table-cell>
          <table:table-cell office:value-type="string">
            <text:p>0000584-84-9</text:p>
          </table:table-cell>
          <table:table-cell office:value-type="string">
            <text:p>2,4-toluene di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355">
            <text:p>355</text:p>
          </table:table-cell>
          <table:table-cell office:value-type="string">
            <text:p>20170</text:p>
          </table:table-cell>
          <table:table-cell office:value-type="string">
            <text:p>0000585-07-9</text:p>
          </table:table-cell>
          <table:table-cell office:value-type="string">
            <text:p>methacrylic acid, tert-but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">
          <table:table-cell office:value-type="float" office:value="356">
            <text:p>356</text:p>
          </table:table-cell>
          <table:table-cell office:value-type="string">
            <text:p>18820</text:p>
          </table:table-cell>
          <table:table-cell office:value-type="string">
            <text:p>0000592-41-6</text:p>
          </table:table-cell>
          <table:table-cell office:value-type="string">
            <text:p>1-hex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8">
          <table:table-cell office:value-type="float" office:value="357">
            <text:p>357</text:p>
          </table:table-cell>
          <table:table-cell office:value-type="string">
            <text:p>13932</text:p>
          </table:table-cell>
          <table:table-cell office:value-type="string">
            <text:p>0000598-32-3</text:p>
          </table:table-cell>
          <table:table-cell office:value-type="string">
            <text:p>3-buten-2-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Only to be used as a co-monomer for the preparation of polymeric additive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358">
            <text:p>358</text:p>
          </table:table-cell>
          <table:table-cell office:value-type="string">
            <text:p>14841</text:p>
          </table:table-cell>
          <table:table-cell office:value-type="string">
            <text:p>0000599-64-4</text:p>
          </table:table-cell>
          <table:table-cell office:value-type="string">
            <text:p>4-cumylphe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59">
            <text:p>359</text:p>
          </table:table-cell>
          <table:table-cell office:value-type="string">
            <text:p>15970;48720</text:p>
          </table:table-cell>
          <table:table-cell office:value-type="string">
            <text:p>0000611-99-4</text:p>
          </table:table-cell>
          <table:table-cell office:value-type="string">
            <text:p>4,4'-dihydroxybenzophenon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8)</text:p>
          </table:table-cell>
          <table:table-cell table:number-columns-repeated="1015"/>
        </table:table-row>
        <table:table-row table:style-name="ro3">
          <table:table-cell office:value-type="float" office:value="360">
            <text:p>360</text:p>
          </table:table-cell>
          <table:table-cell office:value-type="string">
            <text:p>57920</text:p>
          </table:table-cell>
          <table:table-cell office:value-type="string">
            <text:p>0000620-67-7</text:p>
          </table:table-cell>
          <table:table-cell office:value-type="string">
            <text:p>glycerol triheptano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61">
            <text:p>361</text:p>
          </table:table-cell>
          <table:table-cell office:value-type="string">
            <text:p>18700</text:p>
          </table:table-cell>
          <table:table-cell office:value-type="string">
            <text:p>0000629-11-8</text:p>
          </table:table-cell>
          <table:table-cell office:value-type="string">
            <text:p>1,6-hexanedi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62">
            <text:p>362</text:p>
          </table:table-cell>
          <table:table-cell office:value-type="string">
            <text:p>14350</text:p>
          </table:table-cell>
          <table:table-cell office:value-type="string">
            <text:p>0000630-08-0</text:p>
          </table:table-cell>
          <table:table-cell office:value-type="string">
            <text:p>carbon monox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63">
            <text:p>363</text:p>
          </table:table-cell>
          <table:table-cell office:value-type="string">
            <text:p>16450</text:p>
          </table:table-cell>
          <table:table-cell office:value-type="string">
            <text:p>0000646-06-0</text:p>
          </table:table-cell>
          <table:table-cell office:value-type="string">
            <text:p>1,3-dioxol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5">
          <table:table-cell office:value-type="float" office:value="364">
            <text:p>364</text:p>
          </table:table-cell>
          <table:table-cell office:value-type="string">
            <text:p>15404</text:p>
          </table:table-cell>
          <table:table-cell office:value-type="string">
            <text:p>0000652-67-5</text:p>
          </table:table-cell>
          <table:table-cell office:value-type="string">
            <text:p>1,4:3,6-dianhydrosorbit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Only to be used as a co-monomer in poly(ethylene-co-isosorbide terephthalate)</text:p>
          </table:table-cell>
          <table:table-cell table:number-columns-repeated="1014"/>
        </table:table-row>
        <table:table-row table:style-name="ro3">
          <table:table-cell office:value-type="float" office:value="365">
            <text:p>365</text:p>
          </table:table-cell>
          <table:table-cell office:value-type="string">
            <text:p>11680</text:p>
          </table:table-cell>
          <table:table-cell office:value-type="string">
            <text:p>0000689-12-3</text:p>
          </table:table-cell>
          <table:table-cell office:value-type="string">
            <text:p>acrylic acid, isoprop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3">
          <table:table-cell office:value-type="float" office:value="366">
            <text:p>366</text:p>
          </table:table-cell>
          <table:table-cell office:value-type="string">
            <text:p>22150</text:p>
          </table:table-cell>
          <table:table-cell office:value-type="string">
            <text:p>0000691-37-2</text:p>
          </table:table-cell>
          <table:table-cell office:value-type="string">
            <text:p>4-methyl-1-pent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67">
            <text:p>367</text:p>
          </table:table-cell>
          <table:table-cell office:value-type="string">
            <text:p>16697</text:p>
          </table:table-cell>
          <table:table-cell office:value-type="string">
            <text:p>0000693-23-2</text:p>
          </table:table-cell>
          <table:table-cell office:value-type="string">
            <text:p>n-dodecanedio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93280</text:p>
          </table:table-cell>
          <table:table-cell office:value-type="string">
            <text:p>0000693-36-7</text:p>
          </table:table-cell>
          <table:table-cell office:value-type="string">
            <text:p>thiodipropionic acid, dioctadecyl es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14)</text:p>
          </table:table-cell>
          <table:table-cell table:number-columns-repeated="1015"/>
        </table:table-row>
        <table:table-row table:style-name="ro3">
          <table:table-cell office:value-type="float" office:value="369">
            <text:p>369</text:p>
          </table:table-cell>
          <table:table-cell office:value-type="string">
            <text:p>12761</text:p>
          </table:table-cell>
          <table:table-cell office:value-type="string">
            <text:p>0000693-57-2</text:p>
          </table:table-cell>
          <table:table-cell office:value-type="string">
            <text:p>12-aminododecano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70">
            <text:p>370</text:p>
          </table:table-cell>
          <table:table-cell office:value-type="string">
            <text:p>21460</text:p>
          </table:table-cell>
          <table:table-cell office:value-type="string">
            <text:p>0000760-93-0</text:p>
          </table:table-cell>
          <table:table-cell office:value-type="string">
            <text:p>methacryl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11510;11830</text:p>
          </table:table-cell>
          <table:table-cell office:value-type="string">
            <text:p>0000818-61-1</text:p>
          </table:table-cell>
          <table:table-cell office:value-type="string">
            <text:p>acrylic acid, monoester with ethyleneglyc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4">
          <table:table-cell office:value-type="float" office:value="372">
            <text:p>372</text:p>
          </table:table-cell>
          <table:table-cell office:value-type="string">
            <text:p>18640</text:p>
          </table:table-cell>
          <table:table-cell office:value-type="string">
            <text:p>0000822-06-0</text:p>
          </table:table-cell>
          <table:table-cell office:value-type="string">
            <text:p>hexamethylene di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22390</text:p>
          </table:table-cell>
          <table:table-cell office:value-type="string">
            <text:p>0000840-65-3</text:p>
          </table:table-cell>
          <table:table-cell office:value-type="string">
            <text:p>2,6-naphthalenedicarboxylic acid, dim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21190</text:p>
          </table:table-cell>
          <table:table-cell office:value-type="string">
            <text:p>0000868-77-9</text:p>
          </table:table-cell>
          <table:table-cell office:value-type="string">
            <text:p>methacrylic acid, monoester with ethyleneglyc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">
          <table:table-cell office:value-type="float" office:value="375">
            <text:p>375</text:p>
          </table:table-cell>
          <table:table-cell office:value-type="string">
            <text:p>15130</text:p>
          </table:table-cell>
          <table:table-cell office:value-type="string">
            <text:p>0000872-05-9</text:p>
          </table:table-cell>
          <table:table-cell office:value-type="string">
            <text:p>1-dec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76">
            <text:p>376</text:p>
          </table:table-cell>
          <table:table-cell office:value-type="string">
            <text:p>66905</text:p>
          </table:table-cell>
          <table:table-cell office:value-type="string">
            <text:p>0000872-50-4</text:p>
          </table:table-cell>
          <table:table-cell office:value-type="string">
            <text:p>N-methylpyrrolid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4">
          <table:table-cell office:value-type="float" office:value="377">
            <text:p>377</text:p>
          </table:table-cell>
          <table:table-cell office:value-type="string">
            <text:p>12786</text:p>
          </table:table-cell>
          <table:table-cell office:value-type="string">
            <text:p>0000919-30-2</text:p>
          </table:table-cell>
          <table:table-cell office:value-type="string">
            <text:p>3-aminopropyltriethoxysil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Residual extractable content of 3- aminopropyltriethoxysilane to be less than 3 mg/kg filler when used for the reactive surface treatment of inorganic fillers. SML = 0,05 mg/kg when used for the surface treatment of materials and articles.</text:p>
          </table:table-cell>
          <table:table-cell table:number-columns-repeated="1014"/>
        </table:table-row>
        <table:table-row table:style-name="ro3">
          <table:table-cell office:value-type="float" office:value="378">
            <text:p>378</text:p>
          </table:table-cell>
          <table:table-cell office:value-type="string">
            <text:p>21970</text:p>
          </table:table-cell>
          <table:table-cell office:value-type="string">
            <text:p>0000923-02-4</text:p>
          </table:table-cell>
          <table:table-cell office:value-type="string">
            <text:p>N-methylolmethacrylam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379">
            <text:p>379</text:p>
          </table:table-cell>
          <table:table-cell office:value-type="string">
            <text:p>21940</text:p>
          </table:table-cell>
          <table:table-cell office:value-type="string">
            <text:p>0000924-42-5</text:p>
          </table:table-cell>
          <table:table-cell office:value-type="string">
            <text:p>N-methylolacrylam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380">
            <text:p>380</text:p>
          </table:table-cell>
          <table:table-cell office:value-type="string">
            <text:p>11980</text:p>
          </table:table-cell>
          <table:table-cell office:value-type="string">
            <text:p>0000925-60-0</text:p>
          </table:table-cell>
          <table:table-cell office:value-type="string">
            <text:p>acrylic acid, prop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15">
          <table:table-cell office:value-type="float" office:value="381">
            <text:p>381</text:p>
          </table:table-cell>
          <table:table-cell office:value-type="string">
            <text:p>15030</text:p>
          </table:table-cell>
          <table:table-cell office:value-type="string">
            <text:p>0000931-88-4</text:p>
          </table:table-cell>
          <table:table-cell office:value-type="string">
            <text:p>cyclooct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to be used in polymers contacting foods for which simulant A is laid down</text:p>
          </table:table-cell>
          <table:table-cell table:number-columns-repeated="1014"/>
        </table:table-row>
        <table:table-row table:style-name="ro3">
          <table:table-cell office:value-type="float" office:value="382">
            <text:p>382</text:p>
          </table:table-cell>
          <table:table-cell office:value-type="string">
            <text:p>19490</text:p>
          </table:table-cell>
          <table:table-cell office:value-type="string">
            <text:p>0000947-04-6</text:p>
          </table:table-cell>
          <table:table-cell office:value-type="string">
            <text:p>laurolactam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383">
            <text:p>383</text:p>
          </table:table-cell>
          <table:table-cell office:value-type="string">
            <text:p>72160</text:p>
          </table:table-cell>
          <table:table-cell office:value-type="string">
            <text:p>0000948-65-2</text:p>
          </table:table-cell>
          <table:table-cell office:value-type="string">
            <text:p>2-phenylindo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4">
          <table:table-cell office:value-type="float" office:value="384">
            <text:p>384</text:p>
          </table:table-cell>
          <table:table-cell office:value-type="string">
            <text:p>40000</text:p>
          </table:table-cell>
          <table:table-cell office:value-type="string">
            <text:p>0000991-84-4</text:p>
          </table:table-cell>
          <table:table-cell office:value-type="string">
            <text:p>2,4-bis(octylmercapto)-6- (4-hydroxy-3,5-di-tert- butylanilino)-1,3,5-triazi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34">
          <table:table-cell office:value-type="float" office:value="385">
            <text:p>385</text:p>
          </table:table-cell>
          <table:table-cell office:value-type="string">
            <text:p>11530</text:p>
          </table:table-cell>
          <table:table-cell office:value-type="string">
            <text:p>0000999-61-1</text:p>
          </table:table-cell>
          <table:table-cell office:value-type="string">
            <text:p>acrylic acid, 2-hydroxyprop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ML expressed as the sum of acrylic acid, 2-hydroxypropyl ester and acrylic acid, 2-hydroxyisopropyl ester. It may contain up to 25 % (m/m) of acrylic acid, 2-hydroxyisopropyl ester (CAS No 0002918-23-2).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386">
            <text:p>386</text:p>
          </table:table-cell>
          <table:table-cell office:value-type="string">
            <text:p>55280</text:p>
          </table:table-cell>
          <table:table-cell office:value-type="string">
            <text:p>0001034-01-1</text:p>
          </table:table-cell>
          <table:table-cell office:value-type="string">
            <text:p>gallic acid, oct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20)</text:p>
          </table:table-cell>
          <table:table-cell table:number-columns-repeated="1015"/>
        </table:table-row>
        <table:table-row table:style-name="ro3">
          <table:table-cell office:value-type="float" office:value="387">
            <text:p>387</text:p>
          </table:table-cell>
          <table:table-cell office:value-type="string">
            <text:p>26155</text:p>
          </table:table-cell>
          <table:table-cell office:value-type="string">
            <text:p>0001072-63-5</text:p>
          </table:table-cell>
          <table:table-cell office:value-type="string">
            <text:p>1-vinylimidazo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388">
            <text:p>388</text:p>
          </table:table-cell>
          <table:table-cell office:value-type="string">
            <text:p>25080</text:p>
          </table:table-cell>
          <table:table-cell office:value-type="string">
            <text:p>0001120-36-1</text:p>
          </table:table-cell>
          <table:table-cell office:value-type="string">
            <text:p>1-tetradec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22360</text:p>
          </table:table-cell>
          <table:table-cell office:value-type="string">
            <text:p>0001141-38-4</text:p>
          </table:table-cell>
          <table:table-cell office:value-type="string">
            <text:p>2,6-naphthalenedicarboxy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390">
            <text:p>390</text:p>
          </table:table-cell>
          <table:table-cell office:value-type="string">
            <text:p>55200</text:p>
          </table:table-cell>
          <table:table-cell office:value-type="string">
            <text:p>0001166-52-5</text:p>
          </table:table-cell>
          <table:table-cell office:value-type="string">
            <text:p>gallic acid, dodec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20)</text:p>
          </table:table-cell>
          <table:table-cell table:number-columns-repeated="1015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22932</text:p>
          </table:table-cell>
          <table:table-cell office:value-type="string">
            <text:p>0001187-93-5</text:p>
          </table:table-cell>
          <table:table-cell office:value-type="string">
            <text:p>perfluoromethyl perfluorovinyl e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to be used in anti-stick coatings</text:p>
          </table:table-cell>
          <table:table-cell table:number-columns-repeated="1014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72800</text:p>
          </table:table-cell>
          <table:table-cell office:value-type="string">
            <text:p>0001241-94-7</text:p>
          </table:table-cell>
          <table:table-cell office:value-type="string">
            <text:p>phosphoric acid, diphenyl 2-ethylhexyl es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3">
          <table:table-cell office:value-type="float" office:value="393">
            <text:p>393</text:p>
          </table:table-cell>
          <table:table-cell office:value-type="string">
            <text:p>37280</text:p>
          </table:table-cell>
          <table:table-cell office:value-type="string">
            <text:p>0001302-78-9</text:p>
          </table:table-cell>
          <table:table-cell office:value-type="string">
            <text:p>benton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94">
            <text:p>394</text:p>
          </table:table-cell>
          <table:table-cell office:value-type="string">
            <text:p>41280</text:p>
          </table:table-cell>
          <table:table-cell office:value-type="string">
            <text:p>0001305-62-0</text:p>
          </table:table-cell>
          <table:table-cell office:value-type="string">
            <text:p>calcium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95">
            <text:p>395</text:p>
          </table:table-cell>
          <table:table-cell office:value-type="string">
            <text:p>41520</text:p>
          </table:table-cell>
          <table:table-cell office:value-type="string">
            <text:p>0001305-78-8</text:p>
          </table:table-cell>
          <table:table-cell office:value-type="string">
            <text:p>calcium 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96">
            <text:p>396</text:p>
          </table:table-cell>
          <table:table-cell office:value-type="string">
            <text:p>64640</text:p>
          </table:table-cell>
          <table:table-cell office:value-type="string">
            <text:p>0001309-42-8</text:p>
          </table:table-cell>
          <table:table-cell office:value-type="string">
            <text:p>magnesium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397">
            <text:p>397</text:p>
          </table:table-cell>
          <table:table-cell office:value-type="string">
            <text:p>64720</text:p>
          </table:table-cell>
          <table:table-cell office:value-type="string">
            <text:p>0001309-48-4</text:p>
          </table:table-cell>
          <table:table-cell office:value-type="string">
            <text:p>magnesium 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35760</text:p>
          </table:table-cell>
          <table:table-cell office:value-type="string">
            <text:p>0001309-64-4</text:p>
          </table:table-cell>
          <table:table-cell office:value-type="string">
            <text:p>antimony tri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ML expressed as antimony</text:p>
          </table:table-cell>
          <table:table-cell office:value-type="string">
            <text:p>(6)</text:p>
          </table:table-cell>
          <table:table-cell table:number-columns-repeated="1013"/>
        </table:table-row>
        <table:table-row table:style-name="ro3">
          <table:table-cell office:value-type="float" office:value="399">
            <text:p>399</text:p>
          </table:table-cell>
          <table:table-cell office:value-type="string">
            <text:p>81600</text:p>
          </table:table-cell>
          <table:table-cell office:value-type="string">
            <text:p>0001310-58-3</text:p>
          </table:table-cell>
          <table:table-cell office:value-type="string">
            <text:p>potassium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00">
            <text:p>400</text:p>
          </table:table-cell>
          <table:table-cell office:value-type="string">
            <text:p>86720</text:p>
          </table:table-cell>
          <table:table-cell office:value-type="string">
            <text:p>0001310-73-2</text:p>
          </table:table-cell>
          <table:table-cell office:value-type="string">
            <text:p>sodium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01">
            <text:p>401</text:p>
          </table:table-cell>
          <table:table-cell office:value-type="float" office:value="24475">
            <text:p>24475</text:p>
          </table:table-cell>
          <table:table-cell office:value-type="string">
            <text:p>0001313-82-2</text:p>
          </table:table-cell>
          <table:table-cell office:value-type="string">
            <text:p>sodium sulph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02">
            <text:p>402</text:p>
          </table:table-cell>
          <table:table-cell office:value-type="string">
            <text:p>96240</text:p>
          </table:table-cell>
          <table:table-cell office:value-type="string">
            <text:p>0001314-13-2</text:p>
          </table:table-cell>
          <table:table-cell office:value-type="string">
            <text:p>zinc 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03">
            <text:p>403</text:p>
          </table:table-cell>
          <table:table-cell office:value-type="string">
            <text:p>96320</text:p>
          </table:table-cell>
          <table:table-cell office:value-type="string">
            <text:p>0001314-98-3</text:p>
          </table:table-cell>
          <table:table-cell office:value-type="string">
            <text:p>zinc sulph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04">
            <text:p>404</text:p>
          </table:table-cell>
          <table:table-cell office:value-type="string">
            <text:p>67200</text:p>
          </table:table-cell>
          <table:table-cell office:value-type="string">
            <text:p>0001317-33-5</text:p>
          </table:table-cell>
          <table:table-cell office:value-type="string">
            <text:p>molybdenum disulph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2">
          <table:table-cell office:value-type="float" office:value="405">
            <text:p>405</text:p>
          </table:table-cell>
          <table:table-cell office:value-type="string">
            <text:p>16690</text:p>
          </table:table-cell>
          <table:table-cell office:value-type="string">
            <text:p>0001321-74-0</text:p>
          </table:table-cell>
          <table:table-cell office:value-type="string">
            <text:p>divinylbenz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SML expressed as the sum of divinylbenzene and eth- ylvinylbenzene. It may contain up to 45 % (m/m) of ethylvinylbenzene.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83300</text:p>
          </table:table-cell>
          <table:table-cell office:value-type="string">
            <text:p>0001323-39-3</text:p>
          </table:table-cell>
          <table:table-cell office:value-type="string">
            <text:p>1,2-propyleneglycol monostear-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07">
            <text:p>407</text:p>
          </table:table-cell>
          <table:table-cell office:value-type="string">
            <text:p>87040</text:p>
          </table:table-cell>
          <table:table-cell office:value-type="string">
            <text:p>0001330-43-4</text:p>
          </table:table-cell>
          <table:table-cell office:value-type="string">
            <text:p>sodium tetrabo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6)</text:p>
          </table:table-cell>
          <table:table-cell table:number-columns-repeated="1015"/>
        </table:table-row>
        <table:table-row table:style-name="ro3">
          <table:table-cell office:value-type="float" office:value="408">
            <text:p>408</text:p>
          </table:table-cell>
          <table:table-cell office:value-type="string">
            <text:p>82960</text:p>
          </table:table-cell>
          <table:table-cell office:value-type="string">
            <text:p>0001330-80-9</text:p>
          </table:table-cell>
          <table:table-cell office:value-type="string">
            <text:p>1,2-propyleneglycol monoo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09">
            <text:p>409</text:p>
          </table:table-cell>
          <table:table-cell office:value-type="string">
            <text:p>62240</text:p>
          </table:table-cell>
          <table:table-cell office:value-type="string">
            <text:p>0001332-37-2</text:p>
          </table:table-cell>
          <table:table-cell office:value-type="string">
            <text:p>iron 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10">
            <text:p>410</text:p>
          </table:table-cell>
          <table:table-cell office:value-type="string">
            <text:p>62720</text:p>
          </table:table-cell>
          <table:table-cell office:value-type="string">
            <text:p>0001332-58-7</text:p>
          </table:table-cell>
          <table:table-cell office:value-type="string">
            <text:p>kaol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5">
          <table:table-cell office:value-type="float" office:value="411">
            <text:p>411</text:p>
          </table:table-cell>
          <table:table-cell office:value-type="string">
            <text:p>42080</text:p>
          </table:table-cell>
          <table:table-cell office:value-type="string">
            <text:p>0001333-86-4</text:p>
          </table:table-cell>
          <table:table-cell office:value-type="string">
            <text:p>carbon black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Primary particles of 10 -300 nm which are aggregated to a size of 100 -1 200 nm which may form agglomerates within the size distribution of 300 nm -mm. Toluene extractables: maximum 0,1 %, determined according to ISO method 6209. UV absorption of cyclohex-ane extract at 386 nm: &lt; 0,02 AU for a 1 cm cell or &lt; 0,1 AU for a 5 cm cell, determined according to a generally recognised method of analysis. Benzo(a)pyrene content: max 0,25 mg/kg carbon black. Maximum use level of carbon black in the polymer: 2,5 % w/w.</text:p>
          </table:table-cell>
          <table:table-cell table:number-columns-repeated="1014"/>
        </table:table-row>
        <table:table-row table:style-name="ro3">
          <table:table-cell office:value-type="float" office:value="412">
            <text:p>412</text:p>
          </table:table-cell>
          <table:table-cell office:value-type="string">
            <text:p>45200</text:p>
          </table:table-cell>
          <table:table-cell office:value-type="string">
            <text:p>0001335-23-5</text:p>
          </table:table-cell>
          <table:table-cell office:value-type="string">
            <text:p>copper iod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6)</text:p>
          </table:table-cell>
          <table:table-cell table:number-columns-repeated="1015"/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35600</text:p>
          </table:table-cell>
          <table:table-cell office:value-type="string">
            <text:p>0001336-21-6</text:p>
          </table:table-cell>
          <table:table-cell office:value-type="string">
            <text:p>ammonium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14">
            <text:p>414</text:p>
          </table:table-cell>
          <table:table-cell office:value-type="string">
            <text:p>87600</text:p>
          </table:table-cell>
          <table:table-cell office:value-type="string">
            <text:p>0001338-39-2</text:p>
          </table:table-cell>
          <table:table-cell office:value-type="string">
            <text:p>sorbitan monolau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15">
            <text:p>415</text:p>
          </table:table-cell>
          <table:table-cell office:value-type="string">
            <text:p>87840</text:p>
          </table:table-cell>
          <table:table-cell office:value-type="string">
            <text:p>0001338-41-6</text:p>
          </table:table-cell>
          <table:table-cell office:value-type="string">
            <text:p>sorbitan monostea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16">
            <text:p>416</text:p>
          </table:table-cell>
          <table:table-cell office:value-type="string">
            <text:p>87680</text:p>
          </table:table-cell>
          <table:table-cell office:value-type="string">
            <text:p>0001338-43-8</text:p>
          </table:table-cell>
          <table:table-cell office:value-type="string">
            <text:p>sorbitan monoo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17">
            <text:p>417</text:p>
          </table:table-cell>
          <table:table-cell office:value-type="string">
            <text:p>85680</text:p>
          </table:table-cell>
          <table:table-cell office:value-type="string">
            <text:p>0001343-98-2</text:p>
          </table:table-cell>
          <table:table-cell office:value-type="string">
            <text:p>silic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18">
            <text:p>418</text:p>
          </table:table-cell>
          <table:table-cell office:value-type="string">
            <text:p>34720</text:p>
          </table:table-cell>
          <table:table-cell office:value-type="string">
            <text:p>0001344-28-1</text:p>
          </table:table-cell>
          <table:table-cell office:value-type="string">
            <text:p>aluminium 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92150</text:p>
          </table:table-cell>
          <table:table-cell office:value-type="string">
            <text:p>0001401-55-4</text:p>
          </table:table-cell>
          <table:table-cell office:value-type="string">
            <text:p>tannic acid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According to the JECFA specifications</text:p>
          </table:table-cell>
          <table:table-cell table:number-columns-repeated="1014"/>
        </table:table-row>
        <table:table-row table:style-name="ro3">
          <table:table-cell office:value-type="float" office:value="420">
            <text:p>420</text:p>
          </table:table-cell>
          <table:table-cell office:value-type="string">
            <text:p>19210</text:p>
          </table:table-cell>
          <table:table-cell office:value-type="string">
            <text:p>0001459-93-4</text:p>
          </table:table-cell>
          <table:table-cell office:value-type="string">
            <text:p>isophthalic acid, dim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421">
            <text:p>421</text:p>
          </table:table-cell>
          <table:table-cell office:value-type="string">
            <text:p>13000</text:p>
          </table:table-cell>
          <table:table-cell office:value-type="string">
            <text:p>0001477-55-0</text:p>
          </table:table-cell>
          <table:table-cell office:value-type="string">
            <text:p>1,3-benzenedimethanami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422">
            <text:p>422</text:p>
          </table:table-cell>
          <table:table-cell office:value-type="string">
            <text:p>38515</text:p>
          </table:table-cell>
          <table:table-cell office:value-type="string">
            <text:p>0001533-45-5</text:p>
          </table:table-cell>
          <table:table-cell office:value-type="string">
            <text:p>4,4'-bis(2-benzoxazolyl)stilbe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2)</text:p>
          </table:table-cell>
          <table:table-cell table:number-columns-repeated="1013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22937</text:p>
          </table:table-cell>
          <table:table-cell office:value-type="string">
            <text:p>0001623-05-8</text:p>
          </table:table-cell>
          <table:table-cell office:value-type="string">
            <text:p>perfluoropropylperfluorovinyl e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424">
            <text:p>424</text:p>
          </table:table-cell>
          <table:table-cell office:value-type="string">
            <text:p>15070</text:p>
          </table:table-cell>
          <table:table-cell office:value-type="string">
            <text:p>0001647-16-1</text:p>
          </table:table-cell>
          <table:table-cell office:value-type="string">
            <text:p>1,9-decadi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425">
            <text:p>425</text:p>
          </table:table-cell>
          <table:table-cell office:value-type="string">
            <text:p>10840</text:p>
          </table:table-cell>
          <table:table-cell office:value-type="string">
            <text:p>0001663-39-4</text:p>
          </table:table-cell>
          <table:table-cell office:value-type="string">
            <text:p>acrylic acid, tert-but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36">
          <table:table-cell office:value-type="float" office:value="426">
            <text:p>426</text:p>
          </table:table-cell>
          <table:table-cell office:value-type="string">
            <text:p>13510;13610</text:p>
          </table:table-cell>
          <table:table-cell office:value-type="string">
            <text:p>0001675-54-3</text:p>
          </table:table-cell>
          <table:table-cell office:value-type="string">
            <text:p>2,2-bis(4-hydroxyphenyl) propane bis(2,3-epoxypropyl) e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 compliance with Commission Regulation (EC) No 1895/2005 (<text:span text:style-name="T2">1</text:span><text:span text:style-name="T1">)</text:span></text:p>
          </table:table-cell>
          <table:table-cell table:number-columns-repeated="1014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18896</text:p>
          </table:table-cell>
          <table:table-cell office:value-type="string">
            <text:p>0001679-51-2</text:p>
          </table:table-cell>
          <table:table-cell office:value-type="string">
            <text:p>4-(hydroxymethyl)-1-cyclohex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4">
          <table:table-cell office:value-type="float" office:value="428">
            <text:p>428</text:p>
          </table:table-cell>
          <table:table-cell office:value-type="string">
            <text:p>95200</text:p>
          </table:table-cell>
          <table:table-cell office:value-type="string">
            <text:p>0001709-70-2</text:p>
          </table:table-cell>
          <table:table-cell office:value-type="string">
            <text:p>1,3,5-trimethyl-2,4,6-tris(3,5-di-tert-butyl-4-hydroxybenzyl) benze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29">
            <text:p>429</text:p>
          </table:table-cell>
          <table:table-cell office:value-type="string">
            <text:p>13210</text:p>
          </table:table-cell>
          <table:table-cell office:value-type="string">
            <text:p>0001761-71-3</text:p>
          </table:table-cell>
          <table:table-cell office:value-type="string">
            <text:p>bis(4-aminocyclohexyl)meth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95600</text:p>
          </table:table-cell>
          <table:table-cell office:value-type="string">
            <text:p>0001843-03-4</text:p>
          </table:table-cell>
          <table:table-cell office:value-type="string">
            <text:p>1,1,3-tris(2-methyl-4-hydroxy-5-tert-butylphenyl) buta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61600</text:p>
          </table:table-cell>
          <table:table-cell office:value-type="string">
            <text:p>0001843-05-6</text:p>
          </table:table-cell>
          <table:table-cell office:value-type="string">
            <text:p>2-hydroxy-4-n-octyloxybenzophe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8)</text:p>
          </table:table-cell>
          <table:table-cell table:number-columns-repeated="1015"/>
        </table:table-row>
        <table:table-row table:style-name="ro3">
          <table:table-cell office:value-type="float" office:value="432">
            <text:p>432</text:p>
          </table:table-cell>
          <table:table-cell office:value-type="string">
            <text:p>12280</text:p>
          </table:table-cell>
          <table:table-cell office:value-type="string">
            <text:p>0002035-75-8</text:p>
          </table:table-cell>
          <table:table-cell office:value-type="string">
            <text:p>adip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68320</text:p>
          </table:table-cell>
          <table:table-cell office:value-type="string">
            <text:p>0002082-79-3</text:p>
          </table:table-cell>
          <table:table-cell office:value-type="string">
            <text:p>octadecyl 3-(3,5-di-tert-butyl-4-hydroxyphenyl)propiona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20410</text:p>
          </table:table-cell>
          <table:table-cell office:value-type="string">
            <text:p>0002082-81-7</text:p>
          </table:table-cell>
          <table:table-cell office:value-type="string">
            <text:p>methacrylic acid, diester with 1,4-butanedi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435">
            <text:p>435</text:p>
          </table:table-cell>
          <table:table-cell office:value-type="string">
            <text:p>14230</text:p>
          </table:table-cell>
          <table:table-cell office:value-type="string">
            <text:p>0002123-24-2</text:p>
          </table:table-cell>
          <table:table-cell office:value-type="string">
            <text:p>caprolactam, sodium sal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4)</text:p>
          </table:table-cell>
          <table:table-cell table:number-columns-repeated="1015"/>
        </table:table-row>
        <table:table-row table:style-name="ro3">
          <table:table-cell office:value-type="float" office:value="436">
            <text:p>436</text:p>
          </table:table-cell>
          <table:table-cell office:value-type="string">
            <text:p>19480</text:p>
          </table:table-cell>
          <table:table-cell office:value-type="string">
            <text:p>0002146-71-6</text:p>
          </table:table-cell>
          <table:table-cell office:value-type="string">
            <text:p>lauric acid, vin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37">
            <text:p>437</text:p>
          </table:table-cell>
          <table:table-cell office:value-type="string">
            <text:p>11245</text:p>
          </table:table-cell>
          <table:table-cell office:value-type="string">
            <text:p>0002156-97-0</text:p>
          </table:table-cell>
          <table:table-cell office:value-type="string">
            <text:p>acrylic acid, dodec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2)</text:p>
          </table:table-cell>
          <table:table-cell table:number-columns-repeated="1013"/>
        </table:table-row>
        <table:table-row table:style-name="ro4">
          <table:table-cell office:value-type="float" office:value="438">
            <text:p>438</text:p>
          </table:table-cell>
          <table:table-cell office:value-type="string">
            <text:p>38875</text:p>
          </table:table-cell>
          <table:table-cell office:value-type="string">
            <text:p>0002162-74-5</text:p>
          </table:table-cell>
          <table:table-cell office:value-type="string">
            <text:p>bis(2,6-diisopropylphenyl) carbodii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For indirect food contact only, behind a PET layer</text:p>
          </table:table-cell>
          <table:table-cell table:number-columns-repeated="1014"/>
        </table:table-row>
        <table:table-row table:style-name="ro3">
          <table:table-cell office:value-type="float" office:value="439">
            <text:p>439</text:p>
          </table:table-cell>
          <table:table-cell office:value-type="string">
            <text:p>21280</text:p>
          </table:table-cell>
          <table:table-cell office:value-type="string">
            <text:p>0002177-70-0</text:p>
          </table:table-cell>
          <table:table-cell office:value-type="string">
            <text:p>methacrylic acid, phen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">
          <table:table-cell office:value-type="float" office:value="440">
            <text:p>440</text:p>
          </table:table-cell>
          <table:table-cell office:value-type="string">
            <text:p>21340</text:p>
          </table:table-cell>
          <table:table-cell office:value-type="string">
            <text:p>0002210-28-8</text:p>
          </table:table-cell>
          <table:table-cell office:value-type="string">
            <text:p>methacrylic acid, prop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">
          <table:table-cell office:value-type="float" office:value="441">
            <text:p>441</text:p>
          </table:table-cell>
          <table:table-cell office:value-type="string">
            <text:p>38160</text:p>
          </table:table-cell>
          <table:table-cell office:value-type="string">
            <text:p>0002315-68-6</text:p>
          </table:table-cell>
          <table:table-cell office:value-type="string">
            <text:p>benzoic acid, prop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2">
          <table:table-cell office:value-type="float" office:value="442">
            <text:p>442</text:p>
          </table:table-cell>
          <table:table-cell office:value-type="string">
            <text:p>13780</text:p>
          </table:table-cell>
          <table:table-cell office:value-type="string">
            <text:p>0002425-79-8</text:p>
          </table:table-cell>
          <table:table-cell office:value-type="string">
            <text:p>1,4-butanediol bis(2,3-epoxypropyl)e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Residual content = 1 mg/kg in final product expressed as epoxygroup. Molecular weight is 43 Da.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443">
            <text:p>443</text:p>
          </table:table-cell>
          <table:table-cell office:value-type="string">
            <text:p>12788</text:p>
          </table:table-cell>
          <table:table-cell office:value-type="string">
            <text:p>0002432-99-7</text:p>
          </table:table-cell>
          <table:table-cell office:value-type="string">
            <text:p>11-aminoundecano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61440</text:p>
          </table:table-cell>
          <table:table-cell office:value-type="string">
            <text:p>0002440-22-4</text:p>
          </table:table-cell>
          <table:table-cell office:value-type="string">
            <text:p>2-(2'-hydroxy-5'-methylphenyl)benzotriazol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2)</text:p>
          </table:table-cell>
          <table:table-cell table:number-columns-repeated="1015"/>
        </table:table-row>
        <table:table-row table:style-name="ro3">
          <table:table-cell office:value-type="float" office:value="445">
            <text:p>445</text:p>
          </table:table-cell>
          <table:table-cell office:value-type="string">
            <text:p>83440</text:p>
          </table:table-cell>
          <table:table-cell office:value-type="string">
            <text:p>0002466-09-3</text:p>
          </table:table-cell>
          <table:table-cell office:value-type="string">
            <text:p>pyrophospho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46">
            <text:p>446</text:p>
          </table:table-cell>
          <table:table-cell office:value-type="string">
            <text:p>10750</text:p>
          </table:table-cell>
          <table:table-cell office:value-type="string">
            <text:p>0002495-35-4</text:p>
          </table:table-cell>
          <table:table-cell office:value-type="string">
            <text:p>acrylic acid, benz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3">
          <table:table-cell office:value-type="float" office:value="447">
            <text:p>447</text:p>
          </table:table-cell>
          <table:table-cell office:value-type="string">
            <text:p>20080</text:p>
          </table:table-cell>
          <table:table-cell office:value-type="string">
            <text:p>0002495-37-6</text:p>
          </table:table-cell>
          <table:table-cell office:value-type="string">
            <text:p>methacrylic acid, benz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">
          <table:table-cell office:value-type="float" office:value="448">
            <text:p>448</text:p>
          </table:table-cell>
          <table:table-cell office:value-type="string">
            <text:p>11890</text:p>
          </table:table-cell>
          <table:table-cell office:value-type="string">
            <text:p>0002499-59-4</text:p>
          </table:table-cell>
          <table:table-cell office:value-type="string">
            <text:p>acrylic acid, n-oct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3">
          <table:table-cell office:value-type="float" office:value="449">
            <text:p>449</text:p>
          </table:table-cell>
          <table:table-cell office:value-type="string">
            <text:p>49840</text:p>
          </table:table-cell>
          <table:table-cell office:value-type="string">
            <text:p>0002500-88-1</text:p>
          </table:table-cell>
          <table:table-cell office:value-type="string">
            <text:p>dioctadecyl disulphid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450">
            <text:p>450</text:p>
          </table:table-cell>
          <table:table-cell office:value-type="string">
            <text:p>24430</text:p>
          </table:table-cell>
          <table:table-cell office:value-type="string">
            <text:p>0002561-88-8</text:p>
          </table:table-cell>
          <table:table-cell office:value-type="string">
            <text:p>sebac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8">
          <table:table-cell office:value-type="float" office:value="451">
            <text:p>451</text:p>
          </table:table-cell>
          <table:table-cell office:value-type="string">
            <text:p>66755</text:p>
          </table:table-cell>
          <table:table-cell office:value-type="string">
            <text:p>0002682-20-4</text:p>
          </table:table-cell>
          <table:table-cell office:value-type="string">
            <text:p>2-methyl-4-isothiazolin-3-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Only to be used in aqueous polymer dispersions and emulsions</text:p>
          </table:table-cell>
          <table:table-cell table:number-columns-repeated="1014"/>
        </table:table-row>
        <table:table-row table:style-name="ro4">
          <table:table-cell office:value-type="float" office:value="452">
            <text:p>452</text:p>
          </table:table-cell>
          <table:table-cell office:value-type="string">
            <text:p>38885</text:p>
          </table:table-cell>
          <table:table-cell office:value-type="string">
            <text:p>0002725-22-6</text:p>
          </table:table-cell>
          <table:table-cell office:value-type="string">
            <text:p>2,4-bis(2,4-dimethylphenyl)-6- (2-hydroxy-4-n- octyloxyphenyl)-1,3,5-triazi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to be used in aqueous foods</text:p>
          </table:table-cell>
          <table:table-cell table:number-columns-repeated="1014"/>
        </table:table-row>
        <table:table-row table:style-name="ro3">
          <table:table-cell office:value-type="float" office:value="453">
            <text:p>453</text:p>
          </table:table-cell>
          <table:table-cell office:value-type="string">
            <text:p>26320</text:p>
          </table:table-cell>
          <table:table-cell office:value-type="string">
            <text:p>0002768-02-7</text:p>
          </table:table-cell>
          <table:table-cell office:value-type="string">
            <text:p>vinyltrimethoxysil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0)</text:p>
          </table:table-cell>
          <table:table-cell table:number-columns-repeated="1013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12670</text:p>
          </table:table-cell>
          <table:table-cell office:value-type="string">
            <text:p>0002855-13-2</text:p>
          </table:table-cell>
          <table:table-cell office:value-type="string">
            <text:p>1-amino-3-aminomethyl-3,5,5-trimethylcyclohex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20530</text:p>
          </table:table-cell>
          <table:table-cell office:value-type="string">
            <text:p>0002867-47-2</text:p>
          </table:table-cell>
          <table:table-cell office:value-type="string">
            <text:p>methacrylic acid, 2-(dimethylamino)-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3">
          <table:table-cell office:value-type="float" office:value="456">
            <text:p>456</text:p>
          </table:table-cell>
          <table:table-cell office:value-type="string">
            <text:p>10810</text:p>
          </table:table-cell>
          <table:table-cell office:value-type="string">
            <text:p>0002998-08-5</text:p>
          </table:table-cell>
          <table:table-cell office:value-type="string">
            <text:p>acrylic acid, sec-but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2)</text:p>
          </table:table-cell>
          <table:table-cell table:number-columns-repeated="1015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20140</text:p>
          </table:table-cell>
          <table:table-cell office:value-type="string">
            <text:p>0002998-18-7</text:p>
          </table:table-cell>
          <table:table-cell office:value-type="string">
            <text:p>methacrylic acid, sec-but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">
          <table:table-cell office:value-type="float" office:value="458">
            <text:p>458</text:p>
          </table:table-cell>
          <table:table-cell office:value-type="string">
            <text:p>36960</text:p>
          </table:table-cell>
          <table:table-cell office:value-type="string">
            <text:p>0003061-75-4</text:p>
          </table:table-cell>
          <table:table-cell office:value-type="string">
            <text:p>behen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459">
            <text:p>459</text:p>
          </table:table-cell>
          <table:table-cell office:value-type="string">
            <text:p>46870</text:p>
          </table:table-cell>
          <table:table-cell office:value-type="string">
            <text:p>0003135-18-0</text:p>
          </table:table-cell>
          <table:table-cell office:value-type="string">
            <text:p>3,5-di-tert-butyl-4-hydroxybenzylphosphonic acid, dioctadec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460">
            <text:p>460</text:p>
          </table:table-cell>
          <table:table-cell office:value-type="string">
            <text:p>14950</text:p>
          </table:table-cell>
          <table:table-cell office:value-type="string">
            <text:p>0003173-53-3</text:p>
          </table:table-cell>
          <table:table-cell office:value-type="string">
            <text:p>cyclohexyl 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4">
          <table:table-cell office:value-type="float" office:value="461">
            <text:p>461</text:p>
          </table:table-cell>
          <table:table-cell office:value-type="string">
            <text:p>22420</text:p>
          </table:table-cell>
          <table:table-cell office:value-type="string">
            <text:p>0003173-72-6</text:p>
          </table:table-cell>
          <table:table-cell office:value-type="string">
            <text:p>1,5-naphthalene di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462">
            <text:p>462</text:p>
          </table:table-cell>
          <table:table-cell office:value-type="string">
            <text:p>26170</text:p>
          </table:table-cell>
          <table:table-cell office:value-type="string">
            <text:p>0003195-78-6</text:p>
          </table:table-cell>
          <table:table-cell office:value-type="string">
            <text:p>N-vinyl-N-methylacetam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25840</text:p>
          </table:table-cell>
          <table:table-cell office:value-type="string">
            <text:p>0003290-92-4</text:p>
          </table:table-cell>
          <table:table-cell office:value-type="string">
            <text:p>1,1,1-trimethylolpropane trimethacryl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61280</text:p>
          </table:table-cell>
          <table:table-cell office:value-type="string">
            <text:p>0003293-97-8</text:p>
          </table:table-cell>
          <table:table-cell office:value-type="string">
            <text:p>2-hydroxy-4-n-hexyloxybenzophe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8)</text:p>
          </table:table-cell>
          <table:table-cell table:number-columns-repeated="1015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68040</text:p>
          </table:table-cell>
          <table:table-cell office:value-type="string">
            <text:p>0003333-62-8</text:p>
          </table:table-cell>
          <table:table-cell office:value-type="string">
            <text:p>7-[2H-naphtho-(1,2-D)triazol-2-yl]-3-phenylcoumar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66">
            <text:p>466</text:p>
          </table:table-cell>
          <table:table-cell office:value-type="string">
            <text:p>50640</text:p>
          </table:table-cell>
          <table:table-cell office:value-type="string">
            <text:p>0003648-18-8</text:p>
          </table:table-cell>
          <table:table-cell office:value-type="string">
            <text:p>di-n-octyltin dilau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3">
          <table:table-cell office:value-type="float" office:value="467">
            <text:p>467</text:p>
          </table:table-cell>
          <table:table-cell office:value-type="string">
            <text:p>14800;45600</text:p>
          </table:table-cell>
          <table:table-cell office:value-type="string">
            <text:p>0003724-65-0</text:p>
          </table:table-cell>
          <table:table-cell office:value-type="string">
            <text:p>croton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8">
          <table:table-cell office:value-type="float" office:value="468">
            <text:p>468</text:p>
          </table:table-cell>
          <table:table-cell office:value-type="string">
            <text:p>71960</text:p>
          </table:table-cell>
          <table:table-cell office:value-type="string">
            <text:p>0003825-26-1</text:p>
          </table:table-cell>
          <table:table-cell office:value-type="string">
            <text:p>perfluorooctanoic acid, ammonium sal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repeated use articles, sintered at high temperatures</text:p>
          </table:table-cell>
          <table:table-cell table:number-columns-repeated="1014"/>
        </table:table-row>
        <table:table-row table:style-name="ro4">
          <table:table-cell office:value-type="float" office:value="469">
            <text:p>469</text:p>
          </table:table-cell>
          <table:table-cell office:value-type="string">
            <text:p>60480</text:p>
          </table:table-cell>
          <table:table-cell office:value-type="string">
            <text:p>0003864-99-1</text:p>
          </table:table-cell>
          <table:table-cell office:value-type="string">
            <text:p>2-(2'-hydroxy-3,5'-di-tert- butylphenyl)-5- chlorobenzotriazo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12)</text:p>
          </table:table-cell>
          <table:table-cell table:number-columns-repeated="1015"/>
        </table:table-row>
        <table:table-row table:style-name="ro4">
          <table:table-cell office:value-type="float" office:value="470">
            <text:p>470</text:p>
          </table:table-cell>
          <table:table-cell office:value-type="string">
            <text:p>60400</text:p>
          </table:table-cell>
          <table:table-cell office:value-type="string">
            <text:p>0003896-11-5</text:p>
          </table:table-cell>
          <table:table-cell office:value-type="string">
            <text:p>2-(2'-hydroxy-3'-tert-butyl-5'- methylphenyl)-5- chlorobenzotriazo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12)</text:p>
          </table:table-cell>
          <table:table-cell table:number-columns-repeated="1015"/>
        </table:table-row>
        <table:table-row table:style-name="ro4">
          <table:table-cell office:value-type="float" office:value="471">
            <text:p>471</text:p>
          </table:table-cell>
          <table:table-cell office:value-type="string">
            <text:p>24888</text:p>
          </table:table-cell>
          <table:table-cell office:value-type="string">
            <text:p>0003965-55-7</text:p>
          </table:table-cell>
          <table:table-cell office:value-type="string">
            <text:p>5-sulphoisophthalic acid, monosodium salt, dim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472">
            <text:p>472</text:p>
          </table:table-cell>
          <table:table-cell office:value-type="string">
            <text:p>66560</text:p>
          </table:table-cell>
          <table:table-cell office:value-type="string">
            <text:p>0004066-02-8</text:p>
          </table:table-cell>
          <table:table-cell office:value-type="string">
            <text:p>2,2'-methylenebis(4-methyl-6-cyclohexylphenol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5)</text:p>
          </table:table-cell>
          <table:table-cell table:number-columns-repeated="1015"/>
        </table:table-row>
        <table:table-row table:style-name="ro8">
          <table:table-cell office:value-type="float" office:value="473">
            <text:p>473</text:p>
          </table:table-cell>
          <table:table-cell office:value-type="string">
            <text:p>12265</text:p>
          </table:table-cell>
          <table:table-cell office:value-type="string">
            <text:p>0004074-90-2</text:p>
          </table:table-cell>
          <table:table-cell office:value-type="string">
            <text:p>adipic acid, divin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/>
          <table:table-cell office:value-type="string">
            <text:p>5 mg/kg in final product. Only to be used as co-monomer.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43600</text:p>
          </table:table-cell>
          <table:table-cell office:value-type="string">
            <text:p>0004080-31-3</text:p>
          </table:table-cell>
          <table:table-cell office:value-type="string">
            <text:p>1-(3-chloroallyl)-3,5,7-triaza-1-azoniaadamantane chlor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3">
            <text:p>0,3</text:p>
          </table:table-cell>
          <table:table-cell table:number-columns-repeated="1016"/>
        </table:table-row>
        <table:table-row table:style-name="ro4">
          <table:table-cell office:value-type="float" office:value="475">
            <text:p>475</text:p>
          </table:table-cell>
          <table:table-cell office:value-type="string">
            <text:p>19110</text:p>
          </table:table-cell>
          <table:table-cell office:value-type="string">
            <text:p>0004098-71-9</text:p>
          </table:table-cell>
          <table:table-cell office:value-type="string">
            <text:p>1-isocyanato-3- isocyanatomethyl-3,5,5- trimethylcyclohex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4">
          <table:table-cell office:value-type="float" office:value="476">
            <text:p>476</text:p>
          </table:table-cell>
          <table:table-cell office:value-type="string">
            <text:p>16570</text:p>
          </table:table-cell>
          <table:table-cell office:value-type="string">
            <text:p>0004128-73-8</text:p>
          </table:table-cell>
          <table:table-cell office:value-type="string">
            <text:p>diphenylether-4,4'-di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477">
            <text:p>477</text:p>
          </table:table-cell>
          <table:table-cell office:value-type="string">
            <text:p>46720</text:p>
          </table:table-cell>
          <table:table-cell office:value-type="string">
            <text:p>0004130-42-1</text:p>
          </table:table-cell>
          <table:table-cell office:value-type="string">
            <text:p>2,6-di-tert-butyl-4-ethylpheno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4.8">
            <text:p>4,8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60180</text:p>
          </table:table-cell>
          <table:table-cell office:value-type="string">
            <text:p>0004191-73-5</text:p>
          </table:table-cell>
          <table:table-cell office:value-type="string">
            <text:p>4-hydroxybenzoic acid, isoprop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79">
            <text:p>479</text:p>
          </table:table-cell>
          <table:table-cell office:value-type="string">
            <text:p>12970</text:p>
          </table:table-cell>
          <table:table-cell office:value-type="string">
            <text:p>0004196-95-6</text:p>
          </table:table-cell>
          <table:table-cell office:value-type="string">
            <text:p>azela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480">
            <text:p>480</text:p>
          </table:table-cell>
          <table:table-cell office:value-type="string">
            <text:p>46790</text:p>
          </table:table-cell>
          <table:table-cell office:value-type="string">
            <text:p>0004221-80-1</text:p>
          </table:table-cell>
          <table:table-cell office:value-type="string">
            <text:p>3,5-di-tert-butyl-4-hydroxybenzoic acid, 2,4-di-tert-butylphen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8">
          <table:table-cell office:value-type="float" office:value="481">
            <text:p>481</text:p>
          </table:table-cell>
          <table:table-cell office:value-type="string">
            <text:p>13060</text:p>
          </table:table-cell>
          <table:table-cell office:value-type="string">
            <text:p>0004422-95-1</text:p>
          </table:table-cell>
          <table:table-cell office:value-type="string">
            <text:p>1,3,5-benzenetricarboxylic acid trichlo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ML expressed as 1,3,5-benzenetricarboxylic acid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21100</text:p>
          </table:table-cell>
          <table:table-cell office:value-type="string">
            <text:p>0004655-34-9</text:p>
          </table:table-cell>
          <table:table-cell office:value-type="string">
            <text:p>methacrylic acid, isoprop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3)</text:p>
          </table:table-cell>
          <table:table-cell table:number-columns-repeated="1015"/>
        </table:table-row>
        <table:table-row table:style-name="ro3">
          <table:table-cell office:value-type="float" office:value="483">
            <text:p>483</text:p>
          </table:table-cell>
          <table:table-cell office:value-type="string">
            <text:p>68860</text:p>
          </table:table-cell>
          <table:table-cell office:value-type="string">
            <text:p>0004724-48-5</text:p>
          </table:table-cell>
          <table:table-cell office:value-type="string">
            <text:p>n-octylphospho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13395</text:p>
          </table:table-cell>
          <table:table-cell office:value-type="string">
            <text:p>0004767-03-7</text:p>
          </table:table-cell>
          <table:table-cell office:value-type="string">
            <text:p>2,2-bis(hydroxymethyl) propion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4">
          <table:table-cell office:value-type="float" office:value="485">
            <text:p>485</text:p>
          </table:table-cell>
          <table:table-cell office:value-type="string">
            <text:p>13560;15700</text:p>
          </table:table-cell>
          <table:table-cell office:value-type="string">
            <text:p>0005124-30-1</text:p>
          </table:table-cell>
          <table:table-cell office:value-type="string">
            <text:p>dicyclohexylmethane-4,4'-di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54005</text:p>
          </table:table-cell>
          <table:table-cell office:value-type="string">
            <text:p>0005136-44-7</text:p>
          </table:table-cell>
          <table:table-cell office:value-type="string">
            <text:p>ethylene-N-palmitamide-N'-stear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45640</text:p>
          </table:table-cell>
          <table:table-cell office:value-type="string">
            <text:p>0005232-99-5</text:p>
          </table:table-cell>
          <table:table-cell office:value-type="string">
            <text:p>2-cyano-3,3-diphenylacrylic acid, 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488">
            <text:p>488</text:p>
          </table:table-cell>
          <table:table-cell office:value-type="string">
            <text:p>53440</text:p>
          </table:table-cell>
          <table:table-cell office:value-type="string">
            <text:p>0005518-18-3</text:p>
          </table:table-cell>
          <table:table-cell office:value-type="string">
            <text:p>N,N'-ethylenebispalmit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89">
            <text:p>489</text:p>
          </table:table-cell>
          <table:table-cell office:value-type="string">
            <text:p>41040</text:p>
          </table:table-cell>
          <table:table-cell office:value-type="string">
            <text:p>0005743-36-2</text:p>
          </table:table-cell>
          <table:table-cell office:value-type="string">
            <text:p>calcium buty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490">
            <text:p>490</text:p>
          </table:table-cell>
          <table:table-cell office:value-type="string">
            <text:p>16600</text:p>
          </table:table-cell>
          <table:table-cell office:value-type="string">
            <text:p>0005873-54-1</text:p>
          </table:table-cell>
          <table:table-cell office:value-type="string">
            <text:p>diphenylmethane-2,4'-diisocyanat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491">
            <text:p>491</text:p>
          </table:table-cell>
          <table:table-cell office:value-type="string">
            <text:p>82720</text:p>
          </table:table-cell>
          <table:table-cell office:value-type="string">
            <text:p>0006182-11-2</text:p>
          </table:table-cell>
          <table:table-cell office:value-type="string">
            <text:p>1,2-propyleneglycol distea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45650</text:p>
          </table:table-cell>
          <table:table-cell office:value-type="string">
            <text:p>0006197-30-4</text:p>
          </table:table-cell>
          <table:table-cell office:value-type="string">
            <text:p>2-cyano-3,3-diphenylacrylic acid, 2-ethylhex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4">
          <table:table-cell office:value-type="float" office:value="493">
            <text:p>493</text:p>
          </table:table-cell>
          <table:table-cell office:value-type="string">
            <text:p>39200</text:p>
          </table:table-cell>
          <table:table-cell office:value-type="string">
            <text:p>0006200-40-4</text:p>
          </table:table-cell>
          <table:table-cell office:value-type="string">
            <text:p>bis(2-hydroxyethyl)-2-hydroxypropyl-3-(dodecyloxy) methylammonium chlor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3">
          <table:table-cell office:value-type="float" office:value="494">
            <text:p>494</text:p>
          </table:table-cell>
          <table:table-cell office:value-type="string">
            <text:p>62140</text:p>
          </table:table-cell>
          <table:table-cell office:value-type="string">
            <text:p>0006303-21-5</text:p>
          </table:table-cell>
          <table:table-cell office:value-type="string">
            <text:p>hypophosphorous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495">
            <text:p>495</text:p>
          </table:table-cell>
          <table:table-cell office:value-type="string">
            <text:p>35160</text:p>
          </table:table-cell>
          <table:table-cell office:value-type="string">
            <text:p>0006642-31-5</text:p>
          </table:table-cell>
          <table:table-cell office:value-type="string">
            <text:p>6-amino-1,3-dimethyluraci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4">
          <table:table-cell office:value-type="float" office:value="496">
            <text:p>496</text:p>
          </table:table-cell>
          <table:table-cell office:value-type="string">
            <text:p>71680</text:p>
          </table:table-cell>
          <table:table-cell office:value-type="string">
            <text:p>0006683-19-8</text:p>
          </table:table-cell>
          <table:table-cell office:value-type="string">
            <text:p>pentaerythritol tetrakis[3-(3,5- di-tert-butyl-4-hydroxyphenyl)- propionate]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95020</text:p>
          </table:table-cell>
          <table:table-cell office:value-type="string">
            <text:p>0006846-50-0</text:p>
          </table:table-cell>
          <table:table-cell office:value-type="string">
            <text:p>2,2,4-trimethyl-1,3-pentanediol diisobuty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Only to be used in single-use gloves</text:p>
          </table:table-cell>
          <table:table-cell table:number-columns-repeated="1014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16210</text:p>
          </table:table-cell>
          <table:table-cell office:value-type="string">
            <text:p>0006864-37-5</text:p>
          </table:table-cell>
          <table:table-cell office:value-type="string">
            <text:p>3,3'-dimethyl-4,4'-diaminodicyclohexylmeth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to be used in polyamides</text:p>
          </table:table-cell>
          <table:table-cell office:value-type="string">
            <text:p>(5)</text:p>
          </table:table-cell>
          <table:table-cell table:number-columns-repeated="1013"/>
        </table:table-row>
        <table:table-row table:style-name="ro32">
          <table:table-cell office:value-type="float" office:value="499">
            <text:p>499</text:p>
          </table:table-cell>
          <table:table-cell office:value-type="string">
            <text:p>19965;65020</text:p>
          </table:table-cell>
          <table:table-cell office:value-type="string">
            <text:p>0006915-15-7</text:p>
          </table:table-cell>
          <table:table-cell office:value-type="string">
            <text:p>mal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 case of use as a monomer only to be used as a co-monomer in aliphatic polyesters up to maximum level of 1 % on a molar basis</text:p>
          </table:table-cell>
          <table:table-cell table:number-columns-repeated="1014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38560</text:p>
          </table:table-cell>
          <table:table-cell office:value-type="string">
            <text:p>0007128-64-5</text:p>
          </table:table-cell>
          <table:table-cell office:value-type="string">
            <text:p>2,5-bis(5-tert-butyl-2- benzoxazolyl)thiophe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34480</text:p>
          </table:table-cell>
          <table:table-cell/>
          <table:table-cell office:value-type="string">
            <text:p>aluminium fibers, flakes and powder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22778</text:p>
          </table:table-cell>
          <table:table-cell office:value-type="string">
            <text:p>0007456-68-0</text:p>
          </table:table-cell>
          <table:table-cell office:value-type="string">
            <text:p>4,4'-oxybis(benzenesulphonyl azide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503">
            <text:p>503</text:p>
          </table:table-cell>
          <table:table-cell office:value-type="string">
            <text:p>46080</text:p>
          </table:table-cell>
          <table:table-cell office:value-type="string">
            <text:p>0007585-39-9</text:p>
          </table:table-cell>
          <table:table-cell office:value-type="string">
            <text:p>P-dextr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4">
          <table:table-cell office:value-type="float" office:value="504">
            <text:p>504</text:p>
          </table:table-cell>
          <table:table-cell office:value-type="string">
            <text:p>86240</text:p>
          </table:table-cell>
          <table:table-cell office:value-type="string">
            <text:p>0007631-86-9</text:p>
          </table:table-cell>
          <table:table-cell office:value-type="string">
            <text:p>silicon di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For synthetic amorphous silicon dioxide: primary particles of 1 - 100 nm which are aggregated to a size of 0,1 - 1 urn which may form agglomerates within the size distribution of 0,3 um to the mm size.</text:p>
          </table:table-cell>
          <table:table-cell table:number-columns-repeated="1014"/>
        </table:table-row>
        <table:table-row table:style-name="ro3">
          <table:table-cell office:value-type="float" office:value="505">
            <text:p>505</text:p>
          </table:table-cell>
          <table:table-cell office:value-type="string">
            <text:p>86480</text:p>
          </table:table-cell>
          <table:table-cell office:value-type="string">
            <text:p>0007631-90-5</text:p>
          </table:table-cell>
          <table:table-cell office:value-type="string">
            <text:p>sodium bisulph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9)</text:p>
          </table:table-cell>
          <table:table-cell table:number-columns-repeated="1015"/>
        </table:table-row>
        <table:table-row table:style-name="ro3">
          <table:table-cell office:value-type="float" office:value="506">
            <text:p>506</text:p>
          </table:table-cell>
          <table:table-cell office:value-type="string">
            <text:p>86920</text:p>
          </table:table-cell>
          <table:table-cell office:value-type="string">
            <text:p>0007632-00-0</text:p>
          </table:table-cell>
          <table:table-cell office:value-type="string">
            <text:p>sodium nitr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3">
          <table:table-cell office:value-type="float" office:value="507">
            <text:p>507</text:p>
          </table:table-cell>
          <table:table-cell office:value-type="string">
            <text:p>59990</text:p>
          </table:table-cell>
          <table:table-cell office:value-type="string">
            <text:p>0007647-01-0</text:p>
          </table:table-cell>
          <table:table-cell office:value-type="string">
            <text:p>hydrochlo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08">
            <text:p>508</text:p>
          </table:table-cell>
          <table:table-cell office:value-type="string">
            <text:p>86560</text:p>
          </table:table-cell>
          <table:table-cell office:value-type="string">
            <text:p>0007647-15-6</text:p>
          </table:table-cell>
          <table:table-cell office:value-type="string">
            <text:p>sodium bro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09">
            <text:p>509</text:p>
          </table:table-cell>
          <table:table-cell office:value-type="string">
            <text:p>23170;72640</text:p>
          </table:table-cell>
          <table:table-cell office:value-type="string">
            <text:p>0007664-38-2</text:p>
          </table:table-cell>
          <table:table-cell office:value-type="string">
            <text:p>phosphor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10">
            <text:p>510</text:p>
          </table:table-cell>
          <table:table-cell office:value-type="string">
            <text:p>12789;35320</text:p>
          </table:table-cell>
          <table:table-cell office:value-type="string">
            <text:p>0007664-41-7</text:p>
          </table:table-cell>
          <table:table-cell office:value-type="string">
            <text:p>ammonia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11">
            <text:p>511</text:p>
          </table:table-cell>
          <table:table-cell office:value-type="string">
            <text:p>91920</text:p>
          </table:table-cell>
          <table:table-cell office:value-type="string">
            <text:p>0007664-93-9</text:p>
          </table:table-cell>
          <table:table-cell office:value-type="string">
            <text:p>sulphur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12">
            <text:p>512</text:p>
          </table:table-cell>
          <table:table-cell office:value-type="string">
            <text:p>81680</text:p>
          </table:table-cell>
          <table:table-cell office:value-type="string">
            <text:p>0007681-11-0</text:p>
          </table:table-cell>
          <table:table-cell office:value-type="string">
            <text:p>potassium iod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6)</text:p>
          </table:table-cell>
          <table:table-cell table:number-columns-repeated="1015"/>
        </table:table-row>
        <table:table-row table:style-name="ro3">
          <table:table-cell office:value-type="float" office:value="513">
            <text:p>513</text:p>
          </table:table-cell>
          <table:table-cell office:value-type="string">
            <text:p>86800</text:p>
          </table:table-cell>
          <table:table-cell office:value-type="string">
            <text:p>0007681-82-5</text:p>
          </table:table-cell>
          <table:table-cell office:value-type="string">
            <text:p>sodium iod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6)</text:p>
          </table:table-cell>
          <table:table-cell table:number-columns-repeated="1015"/>
        </table:table-row>
        <table:table-row table:style-name="ro3">
          <table:table-cell office:value-type="float" office:value="514">
            <text:p>514</text:p>
          </table:table-cell>
          <table:table-cell office:value-type="string">
            <text:p>91840</text:p>
          </table:table-cell>
          <table:table-cell office:value-type="string">
            <text:p>0007704-34-9</text:p>
          </table:table-cell>
          <table:table-cell office:value-type="string">
            <text:p>sulphu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7">
          <table:table-cell office:value-type="float" office:value="515">
            <text:p>515</text:p>
          </table:table-cell>
          <table:table-cell office:value-type="string">
            <text:p>26360;95855</text:p>
          </table:table-cell>
          <table:table-cell office:value-type="string">
            <text:p>0007732-18-5</text:p>
          </table:table-cell>
          <table:table-cell office:value-type="string">
            <text:p>water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 compliance with Directive 98/83/EC (<text:span text:style-name="T2">2</text:span><text:span text:style-name="T1">)</text:span></text:p>
          </table:table-cell>
          <table:table-cell table:number-columns-repeated="1014"/>
        </table:table-row>
        <table:table-row table:style-name="ro3">
          <table:table-cell office:value-type="float" office:value="516">
            <text:p>516</text:p>
          </table:table-cell>
          <table:table-cell office:value-type="string">
            <text:p>86960</text:p>
          </table:table-cell>
          <table:table-cell office:value-type="string">
            <text:p>0007757-83-7</text:p>
          </table:table-cell>
          <table:table-cell office:value-type="string">
            <text:p>sodium sulph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9)</text:p>
          </table:table-cell>
          <table:table-cell table:number-columns-repeated="1015"/>
        </table:table-row>
        <table:table-row table:style-name="ro3">
          <table:table-cell office:value-type="float" office:value="517">
            <text:p>517</text:p>
          </table:table-cell>
          <table:table-cell office:value-type="string">
            <text:p>81520</text:p>
          </table:table-cell>
          <table:table-cell office:value-type="string">
            <text:p>0007758-02-3</text:p>
          </table:table-cell>
          <table:table-cell office:value-type="string">
            <text:p>potassium bro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18">
            <text:p>518</text:p>
          </table:table-cell>
          <table:table-cell office:value-type="string">
            <text:p>35845</text:p>
          </table:table-cell>
          <table:table-cell office:value-type="string">
            <text:p>0007771-44-0</text:p>
          </table:table-cell>
          <table:table-cell office:value-type="string">
            <text:p>arachido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19">
            <text:p>519</text:p>
          </table:table-cell>
          <table:table-cell office:value-type="string">
            <text:p>87120</text:p>
          </table:table-cell>
          <table:table-cell office:value-type="string">
            <text:p>0007772-98-7</text:p>
          </table:table-cell>
          <table:table-cell office:value-type="string">
            <text:p>sodium thiosulph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9)</text:p>
          </table:table-cell>
          <table:table-cell table:number-columns-repeated="1015"/>
        </table:table-row>
        <table:table-row table:style-name="ro3">
          <table:table-cell office:value-type="float" office:value="520">
            <text:p>520</text:p>
          </table:table-cell>
          <table:table-cell office:value-type="string">
            <text:p>65120</text:p>
          </table:table-cell>
          <table:table-cell office:value-type="string">
            <text:p>0007773-01-5</text:p>
          </table:table-cell>
          <table:table-cell office:value-type="string">
            <text:p>manganese chlor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21">
            <text:p>521</text:p>
          </table:table-cell>
          <table:table-cell office:value-type="string">
            <text:p>58320</text:p>
          </table:table-cell>
          <table:table-cell office:value-type="string">
            <text:p>0007782-42-5</text:p>
          </table:table-cell>
          <table:table-cell office:value-type="string">
            <text:p>graph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22">
            <text:p>522</text:p>
          </table:table-cell>
          <table:table-cell office:value-type="string">
            <text:p>14530</text:p>
          </table:table-cell>
          <table:table-cell office:value-type="string">
            <text:p>0007782-50-5</text:p>
          </table:table-cell>
          <table:table-cell office:value-type="string">
            <text:p>chlori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23">
            <text:p>523</text:p>
          </table:table-cell>
          <table:table-cell office:value-type="string">
            <text:p>45195</text:p>
          </table:table-cell>
          <table:table-cell office:value-type="string">
            <text:p>0007787-70-4</text:p>
          </table:table-cell>
          <table:table-cell office:value-type="string">
            <text:p>copper bro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24">
            <text:p>524</text:p>
          </table:table-cell>
          <table:table-cell office:value-type="string">
            <text:p>24520</text:p>
          </table:table-cell>
          <table:table-cell office:value-type="string">
            <text:p>0008001-22-7</text:p>
          </table:table-cell>
          <table:table-cell office:value-type="string">
            <text:p>soybean oi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25">
            <text:p>525</text:p>
          </table:table-cell>
          <table:table-cell office:value-type="string">
            <text:p>62640</text:p>
          </table:table-cell>
          <table:table-cell office:value-type="string">
            <text:p>0008001-39-6</text:p>
          </table:table-cell>
          <table:table-cell office:value-type="string">
            <text:p>japan wax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26">
            <text:p>526</text:p>
          </table:table-cell>
          <table:table-cell office:value-type="string">
            <text:p>43440</text:p>
          </table:table-cell>
          <table:table-cell office:value-type="string">
            <text:p>0008001-75-0</text:p>
          </table:table-cell>
          <table:table-cell office:value-type="string">
            <text:p>ceres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27">
            <text:p>527</text:p>
          </table:table-cell>
          <table:table-cell office:value-type="string">
            <text:p>14411;42880</text:p>
          </table:table-cell>
          <table:table-cell office:value-type="string">
            <text:p>0008001-79-4</text:p>
          </table:table-cell>
          <table:table-cell office:value-type="string">
            <text:p>castor oi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28">
            <text:p>528</text:p>
          </table:table-cell>
          <table:table-cell office:value-type="string">
            <text:p>63760</text:p>
          </table:table-cell>
          <table:table-cell office:value-type="string">
            <text:p>0008002-43-5</text:p>
          </table:table-cell>
          <table:table-cell office:value-type="string">
            <text:p>lecith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29">
            <text:p>529</text:p>
          </table:table-cell>
          <table:table-cell office:value-type="string">
            <text:p>67850</text:p>
          </table:table-cell>
          <table:table-cell office:value-type="string">
            <text:p>0008002-53-7</text:p>
          </table:table-cell>
          <table:table-cell office:value-type="string">
            <text:p>montan wax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30">
            <text:p>530</text:p>
          </table:table-cell>
          <table:table-cell office:value-type="string">
            <text:p>41760</text:p>
          </table:table-cell>
          <table:table-cell office:value-type="string">
            <text:p>0008006-44-8</text:p>
          </table:table-cell>
          <table:table-cell office:value-type="string">
            <text:p>candelilla wax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31">
            <text:p>531</text:p>
          </table:table-cell>
          <table:table-cell office:value-type="string">
            <text:p>36880</text:p>
          </table:table-cell>
          <table:table-cell office:value-type="string">
            <text:p>0008012-89-3</text:p>
          </table:table-cell>
          <table:table-cell office:value-type="string">
            <text:p>beeswax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8">
          <table:table-cell office:value-type="float" office:value="532">
            <text:p>532</text:p>
          </table:table-cell>
          <table:table-cell office:value-type="string">
            <text:p>88640</text:p>
          </table:table-cell>
          <table:table-cell office:value-type="string">
            <text:p>0008013-07-8</text:p>
          </table:table-cell>
          <table:table-cell office:value-type="string">
            <text:p>soybean oil, epoxidis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60 30(*)</text:p>
          </table:table-cell>
          <table:table-cell office:value-type="string">
            <text:p>(32)</text:p>
          </table:table-cell>
          <table:table-cell office:value-type="string">
            <text:p>(*) <text:s/>In the case of PVC gaskets used to seal glass jars containing infant formulae and follow-on formulae as defined by Directive 2006/141/EC or processed cereal-based foods and baby foods for infants and young children as defined by Directive 2006/125/EC, the SML is lowered to 30 mg/kg. Oxirane &lt; 8 %, iodine number &lt; 6.</text:p>
          </table:table-cell>
          <table:table-cell table:number-columns-repeated="1014"/>
        </table:table-row>
        <table:table-row table:style-name="ro3">
          <table:table-cell office:value-type="float" office:value="533">
            <text:p>533</text:p>
          </table:table-cell>
          <table:table-cell office:value-type="string">
            <text:p>42720</text:p>
          </table:table-cell>
          <table:table-cell office:value-type="string">
            <text:p>0008015-86-9</text:p>
          </table:table-cell>
          <table:table-cell office:value-type="string">
            <text:p>carnauba wax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34">
            <text:p>534</text:p>
          </table:table-cell>
          <table:table-cell office:value-type="string">
            <text:p>80720</text:p>
          </table:table-cell>
          <table:table-cell office:value-type="string">
            <text:p>0008017-16-1</text:p>
          </table:table-cell>
          <table:table-cell office:value-type="string">
            <text:p>polyphosphoric acid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35">
            <text:p>535</text:p>
          </table:table-cell>
          <table:table-cell office:value-type="string">
            <text:p>24100;24130;24190;83840</text:p>
          </table:table-cell>
          <table:table-cell office:value-type="string">
            <text:p>0008050-09-7</text:p>
          </table:table-cell>
          <table:table-cell office:value-type="string">
            <text:p>rosin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84320</text:p>
          </table:table-cell>
          <table:table-cell office:value-type="string">
            <text:p>0008050-15-5</text:p>
          </table:table-cell>
          <table:table-cell office:value-type="string">
            <text:p>rosin, hydrogenated, ester with methan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37">
            <text:p>537</text:p>
          </table:table-cell>
          <table:table-cell office:value-type="string">
            <text:p>84080</text:p>
          </table:table-cell>
          <table:table-cell office:value-type="string">
            <text:p>0008050-26-8</text:p>
          </table:table-cell>
          <table:table-cell office:value-type="string">
            <text:p>rosin, ester with pentaerythrit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38">
            <text:p>538</text:p>
          </table:table-cell>
          <table:table-cell office:value-type="string">
            <text:p>84000</text:p>
          </table:table-cell>
          <table:table-cell office:value-type="string">
            <text:p>0008050-31-5</text:p>
          </table:table-cell>
          <table:table-cell office:value-type="string">
            <text:p>rosin, ester with glycer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39">
            <text:p>539</text:p>
          </table:table-cell>
          <table:table-cell office:value-type="string">
            <text:p>24160</text:p>
          </table:table-cell>
          <table:table-cell office:value-type="string">
            <text:p>0008052-10-6</text:p>
          </table:table-cell>
          <table:table-cell office:value-type="string">
            <text:p>rosin tall oi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540">
            <text:p>540</text:p>
          </table:table-cell>
          <table:table-cell office:value-type="string">
            <text:p>63940</text:p>
          </table:table-cell>
          <table:table-cell office:value-type="string">
            <text:p>0008062-15-5</text:p>
          </table:table-cell>
          <table:table-cell office:value-type="string">
            <text:p>lignosulpho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Only to be used as dispersant for plastics dispersions</text:p>
          </table:table-cell>
          <table:table-cell table:number-columns-repeated="1014"/>
        </table:table-row>
        <table:table-row table:style-name="ro3">
          <table:table-cell office:value-type="float" office:value="541">
            <text:p>541</text:p>
          </table:table-cell>
          <table:table-cell office:value-type="string">
            <text:p>58480</text:p>
          </table:table-cell>
          <table:table-cell office:value-type="string">
            <text:p>0009000-01-5</text:p>
          </table:table-cell>
          <table:table-cell office:value-type="string">
            <text:p>gum arabic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42">
            <text:p>542</text:p>
          </table:table-cell>
          <table:table-cell office:value-type="string">
            <text:p>42640</text:p>
          </table:table-cell>
          <table:table-cell office:value-type="string">
            <text:p>0009000-11-7</text:p>
          </table:table-cell>
          <table:table-cell office:value-type="string">
            <text:p>carboxym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43">
            <text:p>543</text:p>
          </table:table-cell>
          <table:table-cell office:value-type="string">
            <text:p>45920</text:p>
          </table:table-cell>
          <table:table-cell office:value-type="string">
            <text:p>0009000-16-2</text:p>
          </table:table-cell>
          <table:table-cell office:value-type="string">
            <text:p>damma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44">
            <text:p>544</text:p>
          </table:table-cell>
          <table:table-cell office:value-type="string">
            <text:p>58400</text:p>
          </table:table-cell>
          <table:table-cell office:value-type="string">
            <text:p>0009000-30-0</text:p>
          </table:table-cell>
          <table:table-cell office:value-type="string">
            <text:p>guar gum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45">
            <text:p>545</text:p>
          </table:table-cell>
          <table:table-cell office:value-type="string">
            <text:p>93680</text:p>
          </table:table-cell>
          <table:table-cell office:value-type="string">
            <text:p>0009000-65-1</text:p>
          </table:table-cell>
          <table:table-cell office:value-type="string">
            <text:p>tragacanth gum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46">
            <text:p>546</text:p>
          </table:table-cell>
          <table:table-cell office:value-type="string">
            <text:p>71440</text:p>
          </table:table-cell>
          <table:table-cell office:value-type="string">
            <text:p>0009000-69-5</text:p>
          </table:table-cell>
          <table:table-cell office:value-type="string">
            <text:p>pect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47">
            <text:p>547</text:p>
          </table:table-cell>
          <table:table-cell office:value-type="string">
            <text:p>55440</text:p>
          </table:table-cell>
          <table:table-cell office:value-type="string">
            <text:p>0009000-70-8</text:p>
          </table:table-cell>
          <table:table-cell office:value-type="string">
            <text:p>gelat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48">
            <text:p>548</text:p>
          </table:table-cell>
          <table:table-cell office:value-type="string">
            <text:p>42800</text:p>
          </table:table-cell>
          <table:table-cell office:value-type="string">
            <text:p>0009000-71-9</text:p>
          </table:table-cell>
          <table:table-cell office:value-type="string">
            <text:p>case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49">
            <text:p>549</text:p>
          </table:table-cell>
          <table:table-cell office:value-type="string">
            <text:p>80000</text:p>
          </table:table-cell>
          <table:table-cell office:value-type="string">
            <text:p>0009002-88-4</text:p>
          </table:table-cell>
          <table:table-cell office:value-type="string">
            <text:p>polyethylene wax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50">
            <text:p>550</text:p>
          </table:table-cell>
          <table:table-cell office:value-type="string">
            <text:p>81060</text:p>
          </table:table-cell>
          <table:table-cell office:value-type="string">
            <text:p>0009003-07-0</text:p>
          </table:table-cell>
          <table:table-cell office:value-type="string">
            <text:p>polypropylene wax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51">
            <text:p>551</text:p>
          </table:table-cell>
          <table:table-cell office:value-type="string">
            <text:p>79920</text:p>
          </table:table-cell>
          <table:table-cell office:value-type="string">
            <text:p>0009003-11-6;0106392-12-5</text:p>
          </table:table-cell>
          <table:table-cell office:value-type="string">
            <text:p>poly(ethylene propylene) glyc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9">
          <table:table-cell office:value-type="float" office:value="552">
            <text:p>552</text:p>
          </table:table-cell>
          <table:table-cell office:value-type="string">
            <text:p>81500</text:p>
          </table:table-cell>
          <table:table-cell office:value-type="string">
            <text:p>0009003-39-8</text:p>
          </table:table-cell>
          <table:table-cell office:value-type="string">
            <text:p>polyvinylpyrrolid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The substance shall meet the purity criteria as laid down in Commission Directive 2008/84/EC (<text:span text:style-name="T2">3</text:span><text:span text:style-name="T1">)</text:span></text:p>
          </table:table-cell>
          <table:table-cell table:number-columns-repeated="1014"/>
        </table:table-row>
        <table:table-row table:style-name="ro3">
          <table:table-cell office:value-type="float" office:value="553">
            <text:p>553</text:p>
          </table:table-cell>
          <table:table-cell office:value-type="string">
            <text:p>14500;43280</text:p>
          </table:table-cell>
          <table:table-cell office:value-type="string">
            <text:p>0009004-34-6</text:p>
          </table:table-cell>
          <table:table-cell office:value-type="string">
            <text:p>cellulos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54">
            <text:p>554</text:p>
          </table:table-cell>
          <table:table-cell office:value-type="string">
            <text:p>43300</text:p>
          </table:table-cell>
          <table:table-cell office:value-type="string">
            <text:p>0009004-36-8</text:p>
          </table:table-cell>
          <table:table-cell office:value-type="string">
            <text:p>cellulose acetate buty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55">
            <text:p>555</text:p>
          </table:table-cell>
          <table:table-cell office:value-type="string">
            <text:p>53280</text:p>
          </table:table-cell>
          <table:table-cell office:value-type="string">
            <text:p>0009004-57-3</text:p>
          </table:table-cell>
          <table:table-cell office:value-type="string">
            <text:p>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56">
            <text:p>556</text:p>
          </table:table-cell>
          <table:table-cell office:value-type="string">
            <text:p>54260</text:p>
          </table:table-cell>
          <table:table-cell office:value-type="string">
            <text:p>0009004-58-4</text:p>
          </table:table-cell>
          <table:table-cell office:value-type="string">
            <text:p>ethylhydroxy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57">
            <text:p>557</text:p>
          </table:table-cell>
          <table:table-cell office:value-type="string">
            <text:p>66640</text:p>
          </table:table-cell>
          <table:table-cell office:value-type="string">
            <text:p>0009004-59-5</text:p>
          </table:table-cell>
          <table:table-cell office:value-type="string">
            <text:p>methyl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58">
            <text:p>558</text:p>
          </table:table-cell>
          <table:table-cell office:value-type="string">
            <text:p>60560</text:p>
          </table:table-cell>
          <table:table-cell office:value-type="string">
            <text:p>0009004-62-0</text:p>
          </table:table-cell>
          <table:table-cell office:value-type="string">
            <text:p>hydroxy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59">
            <text:p>559</text:p>
          </table:table-cell>
          <table:table-cell office:value-type="string">
            <text:p>61680</text:p>
          </table:table-cell>
          <table:table-cell office:value-type="string">
            <text:p>0009004-64-2</text:p>
          </table:table-cell>
          <table:table-cell office:value-type="string">
            <text:p>hydroxyprop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60">
            <text:p>560</text:p>
          </table:table-cell>
          <table:table-cell office:value-type="string">
            <text:p>66700</text:p>
          </table:table-cell>
          <table:table-cell office:value-type="string">
            <text:p>0009004-65-3</text:p>
          </table:table-cell>
          <table:table-cell office:value-type="string">
            <text:p>methylhydroxyprop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61">
            <text:p>561</text:p>
          </table:table-cell>
          <table:table-cell office:value-type="string">
            <text:p>66240</text:p>
          </table:table-cell>
          <table:table-cell office:value-type="string">
            <text:p>0009004-67-5</text:p>
          </table:table-cell>
          <table:table-cell office:value-type="string">
            <text:p>m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62">
            <text:p>562</text:p>
          </table:table-cell>
          <table:table-cell office:value-type="string">
            <text:p>22450</text:p>
          </table:table-cell>
          <table:table-cell office:value-type="string">
            <text:p>0009004-70-0</text:p>
          </table:table-cell>
          <table:table-cell office:value-type="string">
            <text:p>nitrocellulos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78320</text:p>
          </table:table-cell>
          <table:table-cell office:value-type="string">
            <text:p>0009004-97-1</text:p>
          </table:table-cell>
          <table:table-cell office:value-type="string">
            <text:p>polyethyleneglycol monoricinolea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3">
          <table:table-cell office:value-type="float" office:value="564">
            <text:p>564</text:p>
          </table:table-cell>
          <table:table-cell office:value-type="string">
            <text:p>24540;88800</text:p>
          </table:table-cell>
          <table:table-cell office:value-type="string">
            <text:p>0009005-25-8</text:p>
          </table:table-cell>
          <table:table-cell office:value-type="string">
            <text:p>starch, edibl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65">
            <text:p>565</text:p>
          </table:table-cell>
          <table:table-cell office:value-type="string">
            <text:p>61120</text:p>
          </table:table-cell>
          <table:table-cell office:value-type="string">
            <text:p>0009005-27-0</text:p>
          </table:table-cell>
          <table:table-cell office:value-type="string">
            <text:p>hydroxyethyl starch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66">
            <text:p>566</text:p>
          </table:table-cell>
          <table:table-cell office:value-type="string">
            <text:p>33350</text:p>
          </table:table-cell>
          <table:table-cell office:value-type="string">
            <text:p>0009005-32-7</text:p>
          </table:table-cell>
          <table:table-cell office:value-type="string">
            <text:p>algi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67">
            <text:p>567</text:p>
          </table:table-cell>
          <table:table-cell office:value-type="string">
            <text:p>82080</text:p>
          </table:table-cell>
          <table:table-cell office:value-type="string">
            <text:p>0009005-37-2</text:p>
          </table:table-cell>
          <table:table-cell office:value-type="string">
            <text:p>1,2-propyleneglycol algin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79040</text:p>
          </table:table-cell>
          <table:table-cell office:value-type="string">
            <text:p>0009005-64-5</text:p>
          </table:table-cell>
          <table:table-cell office:value-type="string">
            <text:p>polyethyleneglycol sorbitan monolau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79120</text:p>
          </table:table-cell>
          <table:table-cell office:value-type="string">
            <text:p>0009005-65-6</text:p>
          </table:table-cell>
          <table:table-cell office:value-type="string">
            <text:p>polyethyleneglycol sorbitan monoo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79200</text:p>
          </table:table-cell>
          <table:table-cell office:value-type="string">
            <text:p>0009005-66-7</text:p>
          </table:table-cell>
          <table:table-cell office:value-type="string">
            <text:p>polyethyleneglycol sorbitan monopalmi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79280</text:p>
          </table:table-cell>
          <table:table-cell office:value-type="string">
            <text:p>0009005-67-8</text:p>
          </table:table-cell>
          <table:table-cell office:value-type="string">
            <text:p>polyethyleneglycol sorbitan monostea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79360</text:p>
          </table:table-cell>
          <table:table-cell office:value-type="string">
            <text:p>0009005-70-3</text:p>
          </table:table-cell>
          <table:table-cell office:value-type="string">
            <text:p>polyethyleneglycol sorbitan trio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79440</text:p>
          </table:table-cell>
          <table:table-cell office:value-type="string">
            <text:p>0009005-71-4</text:p>
          </table:table-cell>
          <table:table-cell office:value-type="string">
            <text:p>polyethyleneglycol sorbitan tristea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74">
            <text:p>574</text:p>
          </table:table-cell>
          <table:table-cell office:value-type="string">
            <text:p>24250;84560</text:p>
          </table:table-cell>
          <table:table-cell office:value-type="string">
            <text:p>0009006-04-6</text:p>
          </table:table-cell>
          <table:table-cell office:value-type="string">
            <text:p>rubber, natura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7">
          <table:table-cell office:value-type="float" office:value="575">
            <text:p>575</text:p>
          </table:table-cell>
          <table:table-cell office:value-type="string">
            <text:p>76721</text:p>
          </table:table-cell>
          <table:table-cell office:value-type="string">
            <text:p>0063148-62-9</text:p>
          </table:table-cell>
          <table:table-cell office:value-type="string">
            <text:p>polydimethylsiloxane (Mw &gt; 6 800 Da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Viscosity at 25 °C not less than 100 cSt (100 x 10<text:span text:style-name="T2">-6</text:span><text:span text:style-name="T1"> m</text:span><text:span text:style-name="T2">2</text:span><text:span text:style-name="T1">/s)</text:span></text:p>
          </table:table-cell>
          <table:table-cell table:number-columns-repeated="1014"/>
        </table:table-row>
        <table:table-row table:style-name="ro3">
          <table:table-cell office:value-type="float" office:value="576">
            <text:p>576</text:p>
          </table:table-cell>
          <table:table-cell office:value-type="string">
            <text:p>60880</text:p>
          </table:table-cell>
          <table:table-cell office:value-type="string">
            <text:p>0009032-42-2</text:p>
          </table:table-cell>
          <table:table-cell office:value-type="string">
            <text:p>hydroxyethylm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77">
            <text:p>577</text:p>
          </table:table-cell>
          <table:table-cell office:value-type="string">
            <text:p>62280</text:p>
          </table:table-cell>
          <table:table-cell office:value-type="string">
            <text:p>0009044-17-1</text:p>
          </table:table-cell>
          <table:table-cell office:value-type="string">
            <text:p>isobutylene-butene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0">
          <table:table-cell office:value-type="float" office:value="578">
            <text:p>578</text:p>
          </table:table-cell>
          <table:table-cell office:value-type="string">
            <text:p>79600</text:p>
          </table:table-cell>
          <table:table-cell office:value-type="string">
            <text:p>0009046-01-9</text:p>
          </table:table-cell>
          <table:table-cell office:value-type="string">
            <text:p>polyethyleneglycol tridecyl ether phosph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or materials and articles intended for contact with aqueous foods only. Polyethyleneglycol (EO &lt; 11) tridecyl ether phosphate (mono-and dialkyl ester) with a maximum 10 % content of polyethyleneglycol (EO &lt; 11) tridecylether.</text:p>
          </table:table-cell>
          <table:table-cell table:number-columns-repeated="1014"/>
        </table:table-row>
        <table:table-row table:style-name="ro3">
          <table:table-cell office:value-type="float" office:value="579">
            <text:p>579</text:p>
          </table:table-cell>
          <table:table-cell office:value-type="string">
            <text:p>61800</text:p>
          </table:table-cell>
          <table:table-cell office:value-type="string">
            <text:p>0009049-76-7</text:p>
          </table:table-cell>
          <table:table-cell office:value-type="string">
            <text:p>hydroxypropyl starch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80">
            <text:p>580</text:p>
          </table:table-cell>
          <table:table-cell office:value-type="string">
            <text:p>46070</text:p>
          </table:table-cell>
          <table:table-cell office:value-type="string">
            <text:p>0010016-20-3</text:p>
          </table:table-cell>
          <table:table-cell office:value-type="string">
            <text:p>a-dextr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81">
            <text:p>581</text:p>
          </table:table-cell>
          <table:table-cell office:value-type="string">
            <text:p>36800</text:p>
          </table:table-cell>
          <table:table-cell office:value-type="string">
            <text:p>0010022-31-8</text:p>
          </table:table-cell>
          <table:table-cell office:value-type="string">
            <text:p>barium nit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50240</text:p>
          </table:table-cell>
          <table:table-cell office:value-type="string">
            <text:p>0010039-33-5</text:p>
          </table:table-cell>
          <table:table-cell office:value-type="string">
            <text:p>di-n-octyltin bis(2-ethylhexyl male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3">
          <table:table-cell office:value-type="float" office:value="583">
            <text:p>583</text:p>
          </table:table-cell>
          <table:table-cell office:value-type="string">
            <text:p>40400</text:p>
          </table:table-cell>
          <table:table-cell office:value-type="string">
            <text:p>0010043-11-5</text:p>
          </table:table-cell>
          <table:table-cell office:value-type="string">
            <text:p>boron nitr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6)</text:p>
          </table:table-cell>
          <table:table-cell table:number-columns-repeated="1015"/>
        </table:table-row>
        <table:table-row table:style-name="ro3">
          <table:table-cell office:value-type="float" office:value="584">
            <text:p>584</text:p>
          </table:table-cell>
          <table:table-cell office:value-type="string">
            <text:p>13620;40320</text:p>
          </table:table-cell>
          <table:table-cell office:value-type="string">
            <text:p>0010043-35-3</text:p>
          </table:table-cell>
          <table:table-cell office:value-type="string">
            <text:p>boric acid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6)</text:p>
          </table:table-cell>
          <table:table-cell table:number-columns-repeated="1015"/>
        </table:table-row>
        <table:table-row table:style-name="ro3">
          <table:table-cell office:value-type="float" office:value="585">
            <text:p>585</text:p>
          </table:table-cell>
          <table:table-cell office:value-type="string">
            <text:p>41120</text:p>
          </table:table-cell>
          <table:table-cell office:value-type="string">
            <text:p>0010043-52-4</text:p>
          </table:table-cell>
          <table:table-cell office:value-type="string">
            <text:p>calcium chlor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86">
            <text:p>586</text:p>
          </table:table-cell>
          <table:table-cell office:value-type="string">
            <text:p>65280</text:p>
          </table:table-cell>
          <table:table-cell office:value-type="string">
            <text:p>0010043-84-2</text:p>
          </table:table-cell>
          <table:table-cell office:value-type="string">
            <text:p>manganese hypophosph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87">
            <text:p>587</text:p>
          </table:table-cell>
          <table:table-cell office:value-type="string">
            <text:p>68400</text:p>
          </table:table-cell>
          <table:table-cell office:value-type="string">
            <text:p>0010094-45-8</text:p>
          </table:table-cell>
          <table:table-cell office:value-type="string">
            <text:p>octadecylerucamid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588">
            <text:p>588</text:p>
          </table:table-cell>
          <table:table-cell office:value-type="string">
            <text:p>64320</text:p>
          </table:table-cell>
          <table:table-cell office:value-type="string">
            <text:p>0010377-51-2</text:p>
          </table:table-cell>
          <table:table-cell office:value-type="string">
            <text:p>lithium iod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6)</text:p>
          </table:table-cell>
          <table:table-cell table:number-columns-repeated="1015"/>
        </table:table-row>
        <table:table-row table:style-name="ro3">
          <table:table-cell office:value-type="float" office:value="589">
            <text:p>589</text:p>
          </table:table-cell>
          <table:table-cell office:value-type="string">
            <text:p>52645</text:p>
          </table:table-cell>
          <table:table-cell office:value-type="string">
            <text:p>0010436-08-5</text:p>
          </table:table-cell>
          <table:table-cell office:value-type="string">
            <text:p>cis-11-eicosen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21370</text:p>
          </table:table-cell>
          <table:table-cell office:value-type="string">
            <text:p>0010595-80-9</text:p>
          </table:table-cell>
          <table:table-cell office:value-type="string">
            <text:p>methacrylic acid, 2-sulphoeth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D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591">
            <text:p>591</text:p>
          </table:table-cell>
          <table:table-cell office:value-type="string">
            <text:p>36160</text:p>
          </table:table-cell>
          <table:table-cell office:value-type="string">
            <text:p>0010605-09-1</text:p>
          </table:table-cell>
          <table:table-cell office:value-type="string">
            <text:p>ascorbyl stea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34690</text:p>
          </table:table-cell>
          <table:table-cell office:value-type="string">
            <text:p>0011097-59-9</text:p>
          </table:table-cell>
          <table:table-cell office:value-type="string">
            <text:p>aluminium magnesium carbonate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93">
            <text:p>593</text:p>
          </table:table-cell>
          <table:table-cell office:value-type="string">
            <text:p>44960</text:p>
          </table:table-cell>
          <table:table-cell office:value-type="string">
            <text:p>0011104-61-3</text:p>
          </table:table-cell>
          <table:table-cell office:value-type="string">
            <text:p>cobalt 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94">
            <text:p>594</text:p>
          </table:table-cell>
          <table:table-cell office:value-type="string">
            <text:p>65360</text:p>
          </table:table-cell>
          <table:table-cell office:value-type="string">
            <text:p>0011129-60-5</text:p>
          </table:table-cell>
          <table:table-cell office:value-type="string">
            <text:p>manganese 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95">
            <text:p>595</text:p>
          </table:table-cell>
          <table:table-cell office:value-type="string">
            <text:p>19510</text:p>
          </table:table-cell>
          <table:table-cell office:value-type="string">
            <text:p>0011132-73-3</text:p>
          </table:table-cell>
          <table:table-cell office:value-type="string">
            <text:p>lignocellulos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96">
            <text:p>596</text:p>
          </table:table-cell>
          <table:table-cell office:value-type="string">
            <text:p>95935</text:p>
          </table:table-cell>
          <table:table-cell office:value-type="string">
            <text:p>0011138-66-2</text:p>
          </table:table-cell>
          <table:table-cell office:value-type="string">
            <text:p>xanthan gum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97">
            <text:p>597</text:p>
          </table:table-cell>
          <table:table-cell office:value-type="string">
            <text:p>67120</text:p>
          </table:table-cell>
          <table:table-cell office:value-type="string">
            <text:p>0012001-26-2</text:p>
          </table:table-cell>
          <table:table-cell office:value-type="string">
            <text:p>mica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98">
            <text:p>598</text:p>
          </table:table-cell>
          <table:table-cell office:value-type="string">
            <text:p>41600</text:p>
          </table:table-cell>
          <table:table-cell office:value-type="string">
            <text:p>0012004-14-7;0037293-22-4</text:p>
          </table:table-cell>
          <table:table-cell office:value-type="string">
            <text:p>calcium sulphoalumin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599">
            <text:p>599</text:p>
          </table:table-cell>
          <table:table-cell office:value-type="string">
            <text:p>36840</text:p>
          </table:table-cell>
          <table:table-cell office:value-type="string">
            <text:p>0012007-55-5</text:p>
          </table:table-cell>
          <table:table-cell office:value-type="string">
            <text:p>barium tetrabo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6)</text:p>
          </table:table-cell>
          <table:table-cell table:number-columns-repeated="1015"/>
        </table:table-row>
        <table:table-row table:style-name="ro3">
          <table:table-cell office:value-type="float" office:value="600">
            <text:p>600</text:p>
          </table:table-cell>
          <table:table-cell office:value-type="string">
            <text:p>60030</text:p>
          </table:table-cell>
          <table:table-cell office:value-type="string">
            <text:p>0012072-90-1</text:p>
          </table:table-cell>
          <table:table-cell office:value-type="string">
            <text:p>hydromagnes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01">
            <text:p>601</text:p>
          </table:table-cell>
          <table:table-cell office:value-type="string">
            <text:p>35440</text:p>
          </table:table-cell>
          <table:table-cell office:value-type="string">
            <text:p>0012124-97-9</text:p>
          </table:table-cell>
          <table:table-cell office:value-type="string">
            <text:p>ammonium bro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02">
            <text:p>602</text:p>
          </table:table-cell>
          <table:table-cell office:value-type="string">
            <text:p>70240</text:p>
          </table:table-cell>
          <table:table-cell office:value-type="string">
            <text:p>0012198-93-5</text:p>
          </table:table-cell>
          <table:table-cell office:value-type="string">
            <text:p>ozoker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03">
            <text:p>603</text:p>
          </table:table-cell>
          <table:table-cell office:value-type="string">
            <text:p>83460</text:p>
          </table:table-cell>
          <table:table-cell office:value-type="string">
            <text:p>0012269-78-2</text:p>
          </table:table-cell>
          <table:table-cell office:value-type="string">
            <text:p>pyrophyll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04">
            <text:p>604</text:p>
          </table:table-cell>
          <table:table-cell office:value-type="string">
            <text:p>60080</text:p>
          </table:table-cell>
          <table:table-cell office:value-type="string">
            <text:p>0012304-65-3</text:p>
          </table:table-cell>
          <table:table-cell office:value-type="string">
            <text:p>hydrotalc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11005</text:p>
          </table:table-cell>
          <table:table-cell office:value-type="string">
            <text:p>0012542-30-2</text:p>
          </table:table-cell>
          <table:table-cell office:value-type="string">
            <text:p>acrylic acid, dicyclopenten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606">
            <text:p>606</text:p>
          </table:table-cell>
          <table:table-cell office:value-type="string">
            <text:p>65200</text:p>
          </table:table-cell>
          <table:table-cell office:value-type="string">
            <text:p>0012626-88-9</text:p>
          </table:table-cell>
          <table:table-cell office:value-type="string">
            <text:p>manganese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607">
            <text:p>607</text:p>
          </table:table-cell>
          <table:table-cell office:value-type="string">
            <text:p>62245</text:p>
          </table:table-cell>
          <table:table-cell office:value-type="string">
            <text:p>0012751-22-3</text:p>
          </table:table-cell>
          <table:table-cell office:value-type="string">
            <text:p>iron phosph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PET polymers and copolymers</text:p>
          </table:table-cell>
          <table:table-cell table:number-columns-repeated="1014"/>
        </table:table-row>
        <table:table-row table:style-name="ro4">
          <table:table-cell office:value-type="float" office:value="608">
            <text:p>608</text:p>
          </table:table-cell>
          <table:table-cell office:value-type="string">
            <text:p>40800</text:p>
          </table:table-cell>
          <table:table-cell office:value-type="string">
            <text:p>0013003-12-8</text:p>
          </table:table-cell>
          <table:table-cell office:value-type="string">
            <text:p>4,4'-butylidene-bis(6-tert-butyl-3-methylphenyl-ditridecyl phosphite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609">
            <text:p>609</text:p>
          </table:table-cell>
          <table:table-cell office:value-type="string">
            <text:p>83455</text:p>
          </table:table-cell>
          <table:table-cell office:value-type="string">
            <text:p>0013445-56-2</text:p>
          </table:table-cell>
          <table:table-cell office:value-type="string">
            <text:p>pyrophosphorous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10">
            <text:p>610</text:p>
          </table:table-cell>
          <table:table-cell office:value-type="string">
            <text:p>93440</text:p>
          </table:table-cell>
          <table:table-cell office:value-type="string">
            <text:p>0013463-67-7</text:p>
          </table:table-cell>
          <table:table-cell office:value-type="string">
            <text:p>titanium di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611">
            <text:p>611</text:p>
          </table:table-cell>
          <table:table-cell office:value-type="string">
            <text:p>35120</text:p>
          </table:table-cell>
          <table:table-cell office:value-type="string">
            <text:p>0013560-49-1</text:p>
          </table:table-cell>
          <table:table-cell office:value-type="string">
            <text:p>3-aminocrotonic acid, diester with thiobis (2-hydroxyethyl) eth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12">
            <text:p>612</text:p>
          </table:table-cell>
          <table:table-cell office:value-type="string">
            <text:p>16694</text:p>
          </table:table-cell>
          <table:table-cell office:value-type="string">
            <text:p>0013811-50-2</text:p>
          </table:table-cell>
          <table:table-cell office:value-type="string">
            <text:p>N,N'-divinyl-2-imidazolidi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613">
            <text:p>613</text:p>
          </table:table-cell>
          <table:table-cell office:value-type="string">
            <text:p>95905</text:p>
          </table:table-cell>
          <table:table-cell office:value-type="string">
            <text:p>0013983-17-0</text:p>
          </table:table-cell>
          <table:table-cell office:value-type="string">
            <text:p>wollaston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14">
            <text:p>614</text:p>
          </table:table-cell>
          <table:table-cell office:value-type="string">
            <text:p>45560</text:p>
          </table:table-cell>
          <table:table-cell office:value-type="string">
            <text:p>0014464-46-1</text:p>
          </table:table-cell>
          <table:table-cell office:value-type="string">
            <text:p>cristobal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15">
            <text:p>615</text:p>
          </table:table-cell>
          <table:table-cell office:value-type="string">
            <text:p>92080</text:p>
          </table:table-cell>
          <table:table-cell office:value-type="string">
            <text:p>0014807-96-6</text:p>
          </table:table-cell>
          <table:table-cell office:value-type="string">
            <text:p>talc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16">
            <text:p>616</text:p>
          </table:table-cell>
          <table:table-cell office:value-type="string">
            <text:p>83470</text:p>
          </table:table-cell>
          <table:table-cell office:value-type="string">
            <text:p>0014808-60-7</text:p>
          </table:table-cell>
          <table:table-cell office:value-type="string">
            <text:p>quartz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10660</text:p>
          </table:table-cell>
          <table:table-cell office:value-type="string">
            <text:p>0015214-89-8</text:p>
          </table:table-cell>
          <table:table-cell office:value-type="string">
            <text:p>2-acrylamido-2-methylpropanesulphon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618">
            <text:p>618</text:p>
          </table:table-cell>
          <table:table-cell office:value-type="string">
            <text:p>51040</text:p>
          </table:table-cell>
          <table:table-cell office:value-type="string">
            <text:p>0015535-79-2</text:p>
          </table:table-cell>
          <table:table-cell office:value-type="string">
            <text:p>di-n-octyltin mercaptoace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50320</text:p>
          </table:table-cell>
          <table:table-cell office:value-type="string">
            <text:p>0015571-58-1</text:p>
          </table:table-cell>
          <table:table-cell office:value-type="string">
            <text:p>di-n-octyltin bis(2-ethylhexyl 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3">
          <table:table-cell office:value-type="float" office:value="620">
            <text:p>620</text:p>
          </table:table-cell>
          <table:table-cell office:value-type="string">
            <text:p>50720</text:p>
          </table:table-cell>
          <table:table-cell office:value-type="string">
            <text:p>0015571-60-5</text:p>
          </table:table-cell>
          <table:table-cell office:value-type="string">
            <text:p>di-n-octyltin dima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17110</text:p>
          </table:table-cell>
          <table:table-cell office:value-type="string">
            <text:p>0016219-75-3</text:p>
          </table:table-cell>
          <table:table-cell office:value-type="string">
            <text:p>5-ethylidenebicyclo[2,2,1] hept-2-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9)</text:p>
          </table:table-cell>
          <table:table-cell table:number-columns-repeated="1013"/>
        </table:table-row>
        <table:table-row table:style-name="ro3">
          <table:table-cell office:value-type="float" office:value="622">
            <text:p>622</text:p>
          </table:table-cell>
          <table:table-cell office:value-type="string">
            <text:p>69840</text:p>
          </table:table-cell>
          <table:table-cell office:value-type="string">
            <text:p>0016260-09-6</text:p>
          </table:table-cell>
          <table:table-cell office:value-type="string">
            <text:p>oleylpalmitamid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623">
            <text:p>623</text:p>
          </table:table-cell>
          <table:table-cell office:value-type="string">
            <text:p>52640</text:p>
          </table:table-cell>
          <table:table-cell office:value-type="string">
            <text:p>0016389-88-1</text:p>
          </table:table-cell>
          <table:table-cell office:value-type="string">
            <text:p>dolom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18897</text:p>
          </table:table-cell>
          <table:table-cell office:value-type="string">
            <text:p>0016712-64-4</text:p>
          </table:table-cell>
          <table:table-cell office:value-type="string">
            <text:p>6-hydroxy-2- naphthalenecarboxy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625">
            <text:p>625</text:p>
          </table:table-cell>
          <table:table-cell office:value-type="string">
            <text:p>36720</text:p>
          </table:table-cell>
          <table:table-cell office:value-type="string">
            <text:p>0017194-00-2</text:p>
          </table:table-cell>
          <table:table-cell office:value-type="string">
            <text:p>barium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26">
            <text:p>626</text:p>
          </table:table-cell>
          <table:table-cell office:value-type="string">
            <text:p>57800</text:p>
          </table:table-cell>
          <table:table-cell office:value-type="string">
            <text:p>0018641-57-1</text:p>
          </table:table-cell>
          <table:table-cell office:value-type="string">
            <text:p>glycerol tribehen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27">
            <text:p>627</text:p>
          </table:table-cell>
          <table:table-cell office:value-type="string">
            <text:p>59760</text:p>
          </table:table-cell>
          <table:table-cell office:value-type="string">
            <text:p>0019569-21-2</text:p>
          </table:table-cell>
          <table:table-cell office:value-type="string">
            <text:p>hunt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28">
            <text:p>628</text:p>
          </table:table-cell>
          <table:table-cell office:value-type="string">
            <text:p>96190</text:p>
          </table:table-cell>
          <table:table-cell office:value-type="string">
            <text:p>0020427-58-1</text:p>
          </table:table-cell>
          <table:table-cell office:value-type="string">
            <text:p>zinc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29">
            <text:p>629</text:p>
          </table:table-cell>
          <table:table-cell office:value-type="string">
            <text:p>34560</text:p>
          </table:table-cell>
          <table:table-cell office:value-type="string">
            <text:p>0021645-51-2</text:p>
          </table:table-cell>
          <table:table-cell office:value-type="string">
            <text:p>aluminium hydrox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30">
            <text:p>630</text:p>
          </table:table-cell>
          <table:table-cell office:value-type="string">
            <text:p>82240</text:p>
          </table:table-cell>
          <table:table-cell office:value-type="string">
            <text:p>0022788-19-8</text:p>
          </table:table-cell>
          <table:table-cell office:value-type="string">
            <text:p>1,2-propyleneglycol dilau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631">
            <text:p>631</text:p>
          </table:table-cell>
          <table:table-cell office:value-type="string">
            <text:p>59120</text:p>
          </table:table-cell>
          <table:table-cell office:value-type="string">
            <text:p>0023128-74-7</text:p>
          </table:table-cell>
          <table:table-cell office:value-type="string">
            <text:p>1,6-hexamethylene-bis(3-(3,5-di-tert-butyl-4-hydroxyphenyl) propionamide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52880</text:p>
          </table:table-cell>
          <table:table-cell office:value-type="string">
            <text:p>0023676-09-7</text:p>
          </table:table-cell>
          <table:table-cell office:value-type="string">
            <text:p>4-ethoxybenzoic acid, eth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3.6">
            <text:p>3,6</text:p>
          </table:table-cell>
          <table:table-cell table:number-columns-repeated="1016"/>
        </table:table-row>
        <table:table-row table:style-name="ro3">
          <table:table-cell office:value-type="float" office:value="633">
            <text:p>633</text:p>
          </table:table-cell>
          <table:table-cell office:value-type="string">
            <text:p>53200</text:p>
          </table:table-cell>
          <table:table-cell office:value-type="string">
            <text:p>0023949-66-8</text:p>
          </table:table-cell>
          <table:table-cell office:value-type="string">
            <text:p>2-ethoxy-2'-ethyloxanilid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3">
          <table:table-cell office:value-type="float" office:value="634">
            <text:p>634</text:p>
          </table:table-cell>
          <table:table-cell office:value-type="string">
            <text:p>25910</text:p>
          </table:table-cell>
          <table:table-cell office:value-type="string">
            <text:p>0024800-44-0</text:p>
          </table:table-cell>
          <table:table-cell office:value-type="string">
            <text:p>tripropyleneglyc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35">
            <text:p>635</text:p>
          </table:table-cell>
          <table:table-cell office:value-type="string">
            <text:p>40720</text:p>
          </table:table-cell>
          <table:table-cell office:value-type="string">
            <text:p>0025013-16-5</text:p>
          </table:table-cell>
          <table:table-cell office:value-type="string">
            <text:p>tert-butyl-4-hydroxyanisol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4">
          <table:table-cell office:value-type="float" office:value="636">
            <text:p>636</text:p>
          </table:table-cell>
          <table:table-cell office:value-type="string">
            <text:p>31500</text:p>
          </table:table-cell>
          <table:table-cell office:value-type="string">
            <text:p>0025134-51-4</text:p>
          </table:table-cell>
          <table:table-cell office:value-type="string">
            <text:p>acrylic acid, acrylic acid, 2-ethylhexyl ester,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office:value-type="string">
            <text:p>(22)</text:p>
          </table:table-cell>
          <table:table-cell office:value-type="string">
            <text:p>SML expressed as acrylic acid, 2-ethylhexyl ester</text:p>
          </table:table-cell>
          <table:table-cell table:number-columns-repeated="1014"/>
        </table:table-row>
        <table:table-row table:style-name="ro15">
          <table:table-cell office:value-type="float" office:value="637">
            <text:p>637</text:p>
          </table:table-cell>
          <table:table-cell office:value-type="string">
            <text:p>71635</text:p>
          </table:table-cell>
          <table:table-cell office:value-type="string">
            <text:p>0025151-96-6</text:p>
          </table:table-cell>
          <table:table-cell office:value-type="string">
            <text:p>pentaerythritol dio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Not to be used for articles in contact with fatty foods for which simulant D is laid down</text:p>
          </table:table-cell>
          <table:table-cell table:number-columns-repeated="1014"/>
        </table:table-row>
        <table:table-row table:style-name="ro3">
          <table:table-cell office:value-type="float" office:value="638">
            <text:p>638</text:p>
          </table:table-cell>
          <table:table-cell office:value-type="string">
            <text:p>23590;76960</text:p>
          </table:table-cell>
          <table:table-cell office:value-type="string">
            <text:p>0025322-68-3</text:p>
          </table:table-cell>
          <table:table-cell office:value-type="string">
            <text:p>polyethyleneglyc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39">
            <text:p>639</text:p>
          </table:table-cell>
          <table:table-cell office:value-type="string">
            <text:p>23651;80800</text:p>
          </table:table-cell>
          <table:table-cell office:value-type="string">
            <text:p>0025322-69-4</text:p>
          </table:table-cell>
          <table:table-cell office:value-type="string">
            <text:p>polypropyleneglyco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54930</text:p>
          </table:table-cell>
          <table:table-cell office:value-type="string">
            <text:p>0025359-91-5</text:p>
          </table:table-cell>
          <table:table-cell office:value-type="string">
            <text:p>formaldehyde-1-naphthol,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8">
          <table:table-cell office:value-type="float" office:value="641">
            <text:p>641</text:p>
          </table:table-cell>
          <table:table-cell office:value-type="string">
            <text:p>22331</text:p>
          </table:table-cell>
          <table:table-cell office:value-type="string">
            <text:p>0025513-64-8</text:p>
          </table:table-cell>
          <table:table-cell office:value-type="string">
            <text:p>mixture of (35-45 % w/w) 1,6-diamino-2,2,4-trimethylhexane and (55-65 % w/w)1,6-diamino-2,4,4-trimethylhex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0)</text:p>
          </table:table-cell>
          <table:table-cell table:number-columns-repeated="1013"/>
        </table:table-row>
        <table:table-row table:style-name="ro15">
          <table:table-cell office:value-type="float" office:value="642">
            <text:p>642</text:p>
          </table:table-cell>
          <table:table-cell office:value-type="string">
            <text:p>64990</text:p>
          </table:table-cell>
          <table:table-cell office:value-type="string">
            <text:p>0025736-61-2</text:p>
          </table:table-cell>
          <table:table-cell office:value-type="string">
            <text:p>maleic anhydride-styrene, copolymer, sodium sal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The fraction with molecular weight below 1 000 Da should not exceed 0,05 % (w/w)</text:p>
          </table:table-cell>
          <table:table-cell table:number-columns-repeated="1014"/>
        </table:table-row>
        <table:table-row table:style-name="ro3">
          <table:table-cell office:value-type="float" office:value="643">
            <text:p>643</text:p>
          </table:table-cell>
          <table:table-cell office:value-type="string">
            <text:p>87760</text:p>
          </table:table-cell>
          <table:table-cell office:value-type="string">
            <text:p>0026266-57-9</text:p>
          </table:table-cell>
          <table:table-cell office:value-type="string">
            <text:p>sorbitan monopalmi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44">
            <text:p>644</text:p>
          </table:table-cell>
          <table:table-cell office:value-type="string">
            <text:p>88080</text:p>
          </table:table-cell>
          <table:table-cell office:value-type="string">
            <text:p>0026266-58-0</text:p>
          </table:table-cell>
          <table:table-cell office:value-type="string">
            <text:p>sorbitan trio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67760</text:p>
          </table:table-cell>
          <table:table-cell office:value-type="string">
            <text:p>0026401-86-5</text:p>
          </table:table-cell>
          <table:table-cell office:value-type="string">
            <text:p>mono-n-octyltin tris(isooctyl 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1)</text:p>
          </table:table-cell>
          <table:table-cell table:number-columns-repeated="1015"/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50480</text:p>
          </table:table-cell>
          <table:table-cell office:value-type="string">
            <text:p>0026401-97-8</text:p>
          </table:table-cell>
          <table:table-cell office:value-type="string">
            <text:p>di-n-octyltin bis(isooctyl 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3">
          <table:table-cell office:value-type="float" office:value="647">
            <text:p>647</text:p>
          </table:table-cell>
          <table:table-cell office:value-type="string">
            <text:p>56720</text:p>
          </table:table-cell>
          <table:table-cell office:value-type="string">
            <text:p>0026402-23-3</text:p>
          </table:table-cell>
          <table:table-cell office:value-type="string">
            <text:p>glycerol monohexano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48">
            <text:p>648</text:p>
          </table:table-cell>
          <table:table-cell office:value-type="string">
            <text:p>56880</text:p>
          </table:table-cell>
          <table:table-cell office:value-type="string">
            <text:p>0026402-26-6</text:p>
          </table:table-cell>
          <table:table-cell office:value-type="string">
            <text:p>glycerol monooctano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649">
            <text:p>649</text:p>
          </table:table-cell>
          <table:table-cell office:value-type="string">
            <text:p>47210</text:p>
          </table:table-cell>
          <table:table-cell office:value-type="string">
            <text:p>0026427-07-6</text:p>
          </table:table-cell>
          <table:table-cell office:value-type="string">
            <text:p>dibutylthiostannoic acid 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Molecular unit = (C8H^S3Sn2)n (n = 1,5-2)</text:p>
          </table:table-cell>
          <table:table-cell table:number-columns-repeated="1014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49600</text:p>
          </table:table-cell>
          <table:table-cell office:value-type="string">
            <text:p>0026636-01-1</text:p>
          </table:table-cell>
          <table:table-cell office:value-type="string">
            <text:p>dimethyltin bis(isooctyl 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9)</text:p>
          </table:table-cell>
          <table:table-cell table:number-columns-repeated="1015"/>
        </table:table-row>
        <table:table-row table:style-name="ro3">
          <table:table-cell office:value-type="float" office:value="651">
            <text:p>651</text:p>
          </table:table-cell>
          <table:table-cell office:value-type="string">
            <text:p>88240</text:p>
          </table:table-cell>
          <table:table-cell office:value-type="string">
            <text:p>0026658-19-5</text:p>
          </table:table-cell>
          <table:table-cell office:value-type="string">
            <text:p>sorbitan tristea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38820</text:p>
          </table:table-cell>
          <table:table-cell office:value-type="string">
            <text:p>0026741-53-7</text:p>
          </table:table-cell>
          <table:table-cell office:value-type="string">
            <text:p>bis(2,4-di-tert-butylphenyl) pentaerythritol diphosphi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4">
          <table:table-cell office:value-type="float" office:value="653">
            <text:p>653</text:p>
          </table:table-cell>
          <table:table-cell office:value-type="string">
            <text:p>25270</text:p>
          </table:table-cell>
          <table:table-cell office:value-type="string">
            <text:p>0026747-90-0</text:p>
          </table:table-cell>
          <table:table-cell office:value-type="string">
            <text:p>2,4-toluene diisocyanate dim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7)</text:p>
          </table:table-cell>
          <table:table-cell office:value-type="string">
            <text:p>1 mg/kg in final product expressed as isocyanate moiety</text:p>
          </table:table-cell>
          <table:table-cell office:value-type="string">
            <text:p>(10)</text:p>
          </table:table-cell>
          <table:table-cell table:number-columns-repeated="1013"/>
        </table:table-row>
        <table:table-row table:style-name="ro3">
          <table:table-cell office:value-type="float" office:value="654">
            <text:p>654</text:p>
          </table:table-cell>
          <table:table-cell office:value-type="string">
            <text:p>88600</text:p>
          </table:table-cell>
          <table:table-cell office:value-type="string">
            <text:p>0026836-47-5</text:p>
          </table:table-cell>
          <table:table-cell office:value-type="string">
            <text:p>sorbitol monostea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55">
            <text:p>655</text:p>
          </table:table-cell>
          <table:table-cell office:value-type="string">
            <text:p>25450</text:p>
          </table:table-cell>
          <table:table-cell office:value-type="string">
            <text:p>0026896-48-0</text:p>
          </table:table-cell>
          <table:table-cell office:value-type="string">
            <text:p>tricyclodecanedimeth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656">
            <text:p>656</text:p>
          </table:table-cell>
          <table:table-cell office:value-type="string">
            <text:p>24760</text:p>
          </table:table-cell>
          <table:table-cell office:value-type="string">
            <text:p>0026914-43-2</text:p>
          </table:table-cell>
          <table:table-cell office:value-type="string">
            <text:p>styrenesuphon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67680</text:p>
          </table:table-cell>
          <table:table-cell office:value-type="string">
            <text:p>0027107-89-7</text:p>
          </table:table-cell>
          <table:table-cell office:value-type="string">
            <text:p>mono-n-octyltin tris(2-ethylhexyl 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1)</text:p>
          </table:table-cell>
          <table:table-cell table:number-columns-repeated="1015"/>
        </table:table-row>
        <table:table-row table:style-name="ro3">
          <table:table-cell office:value-type="float" office:value="658">
            <text:p>658</text:p>
          </table:table-cell>
          <table:table-cell office:value-type="string">
            <text:p>52000</text:p>
          </table:table-cell>
          <table:table-cell office:value-type="string">
            <text:p>0027176-87-0</text:p>
          </table:table-cell>
          <table:table-cell office:value-type="string">
            <text:p>dodecylbenzenesulpho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82800</text:p>
          </table:table-cell>
          <table:table-cell office:value-type="string">
            <text:p>0027194-74-7</text:p>
          </table:table-cell>
          <table:table-cell office:value-type="string">
            <text:p>1,2-propyleneglycol monolau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60">
            <text:p>660</text:p>
          </table:table-cell>
          <table:table-cell office:value-type="string">
            <text:p>47540</text:p>
          </table:table-cell>
          <table:table-cell office:value-type="string">
            <text:p>0027458-90-8</text:p>
          </table:table-cell>
          <table:table-cell office:value-type="string">
            <text:p>di-tert-dodecyl disulphid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4">
          <table:table-cell office:value-type="float" office:value="661">
            <text:p>661</text:p>
          </table:table-cell>
          <table:table-cell office:value-type="string">
            <text:p>95360</text:p>
          </table:table-cell>
          <table:table-cell office:value-type="string">
            <text:p>0027676-62-6</text:p>
          </table:table-cell>
          <table:table-cell office:value-type="string">
            <text:p>1,3,5-tris(3,5-di-tert-butyl-4- hydroxybenzyl)-1,3,5-triazine- 2,4,6(1H,3H,5H)-tri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25927</text:p>
          </table:table-cell>
          <table:table-cell office:value-type="string">
            <text:p>0027955-94-8</text:p>
          </table:table-cell>
          <table:table-cell office:value-type="string">
            <text:p>1,1,1-tris(4-hydroxyphenol) eth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5">
            <text:p>0,01</text:p>
          </table:table-cell>
          <table:table-cell/>
          <table:table-cell office:value-type="string">
            <text:p>Only to be used in polycarbonates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663">
            <text:p>663</text:p>
          </table:table-cell>
          <table:table-cell office:value-type="string">
            <text:p>64150</text:p>
          </table:table-cell>
          <table:table-cell office:value-type="string">
            <text:p>0028290-79-1</text:p>
          </table:table-cell>
          <table:table-cell office:value-type="string">
            <text:p>linole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664">
            <text:p>664</text:p>
          </table:table-cell>
          <table:table-cell office:value-type="string">
            <text:p>95000</text:p>
          </table:table-cell>
          <table:table-cell office:value-type="string">
            <text:p>0028931-67-1</text:p>
          </table:table-cell>
          <table:table-cell office:value-type="string">
            <text:p>trimethylolpropane trimethacrylate-methyl methacrylate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83120</text:p>
          </table:table-cell>
          <table:table-cell office:value-type="string">
            <text:p>0029013-28-3</text:p>
          </table:table-cell>
          <table:table-cell office:value-type="string">
            <text:p>1,2-propyleneglycol monopalmi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66">
            <text:p>666</text:p>
          </table:table-cell>
          <table:table-cell office:value-type="string">
            <text:p>87280</text:p>
          </table:table-cell>
          <table:table-cell office:value-type="string">
            <text:p>0029116-98-1</text:p>
          </table:table-cell>
          <table:table-cell office:value-type="string">
            <text:p>sorbitan dio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67">
            <text:p>667</text:p>
          </table:table-cell>
          <table:table-cell office:value-type="string">
            <text:p>55190</text:p>
          </table:table-cell>
          <table:table-cell office:value-type="string">
            <text:p>0029204-02-2</text:p>
          </table:table-cell>
          <table:table-cell office:value-type="string">
            <text:p>gadole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68">
            <text:p>668</text:p>
          </table:table-cell>
          <table:table-cell office:value-type="string">
            <text:p>80240</text:p>
          </table:table-cell>
          <table:table-cell office:value-type="string">
            <text:p>0029894-35-7</text:p>
          </table:table-cell>
          <table:table-cell office:value-type="string">
            <text:p>polyglycerol ricinole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69">
            <text:p>669</text:p>
          </table:table-cell>
          <table:table-cell office:value-type="string">
            <text:p>56610</text:p>
          </table:table-cell>
          <table:table-cell office:value-type="string">
            <text:p>0030233-64-8</text:p>
          </table:table-cell>
          <table:table-cell office:value-type="string">
            <text:p>glycerol monobehen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70">
            <text:p>670</text:p>
          </table:table-cell>
          <table:table-cell office:value-type="string">
            <text:p>56800</text:p>
          </table:table-cell>
          <table:table-cell office:value-type="string">
            <text:p>0030899-62-8</text:p>
          </table:table-cell>
          <table:table-cell office:value-type="string">
            <text:p>glycerol monolaurate diace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32)</text:p>
          </table:table-cell>
          <table:table-cell table:number-columns-repeated="1015"/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74240</text:p>
          </table:table-cell>
          <table:table-cell office:value-type="string">
            <text:p>0031570-04-4</text:p>
          </table:table-cell>
          <table:table-cell office:value-type="string">
            <text:p>phosphorous acid, tris(2,4-di-tert-butylphenyl)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5">
          <table:table-cell office:value-type="float" office:value="672">
            <text:p>672</text:p>
          </table:table-cell>
          <table:table-cell office:value-type="string">
            <text:p>76845</text:p>
          </table:table-cell>
          <table:table-cell office:value-type="string">
            <text:p>0031831-53-5</text:p>
          </table:table-cell>
          <table:table-cell office:value-type="string">
            <text:p>polyester of 1,4-butanediol with caprolact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29) (30)</text:p>
          </table:table-cell>
          <table:table-cell office:value-type="string">
            <text:p>The fraction with molecular weight below 1 000 Da should not exceed 0,5 % (w/w)</text:p>
          </table:table-cell>
          <table:table-cell table:number-columns-repeated="1014"/>
        </table:table-row>
        <table:table-row table:style-name="ro4">
          <table:table-cell office:value-type="float" office:value="673">
            <text:p>673</text:p>
          </table:table-cell>
          <table:table-cell office:value-type="string">
            <text:p>53670</text:p>
          </table:table-cell>
          <table:table-cell office:value-type="string">
            <text:p>0032509-66-3</text:p>
          </table:table-cell>
          <table:table-cell office:value-type="string">
            <text:p>ethylene glycol bis[3,3-bis(3-tert-butyl-4- hydroxyphenyl)butyrate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3">
          <table:table-cell office:value-type="float" office:value="674">
            <text:p>674</text:p>
          </table:table-cell>
          <table:table-cell office:value-type="string">
            <text:p>46480</text:p>
          </table:table-cell>
          <table:table-cell office:value-type="string">
            <text:p>0032647-67-9</text:p>
          </table:table-cell>
          <table:table-cell office:value-type="string">
            <text:p>dibenzylidene sorbit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675">
            <text:p>675</text:p>
          </table:table-cell>
          <table:table-cell office:value-type="string">
            <text:p>38800</text:p>
          </table:table-cell>
          <table:table-cell office:value-type="string">
            <text:p>0032687-78-8</text:p>
          </table:table-cell>
          <table:table-cell office:value-type="string">
            <text:p>N,N'-bis(3-(3,5-di-tert-butyl-4- hydroxyphenyl)propionyl)hy- drazid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50400</text:p>
          </table:table-cell>
          <table:table-cell office:value-type="string">
            <text:p>0033568-99-9</text:p>
          </table:table-cell>
          <table:table-cell office:value-type="string">
            <text:p>di-n-octyltin bis(isooctyl male-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3">
          <table:table-cell office:value-type="float" office:value="677">
            <text:p>677</text:p>
          </table:table-cell>
          <table:table-cell office:value-type="string">
            <text:p>82560</text:p>
          </table:table-cell>
          <table:table-cell office:value-type="string">
            <text:p>0033587-20-1</text:p>
          </table:table-cell>
          <table:table-cell office:value-type="string">
            <text:p>1,2-propyleneglycol dipalmi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678">
            <text:p>678</text:p>
          </table:table-cell>
          <table:table-cell office:value-type="string">
            <text:p>59200</text:p>
          </table:table-cell>
          <table:table-cell office:value-type="string">
            <text:p>0035074-77-2</text:p>
          </table:table-cell>
          <table:table-cell office:value-type="string">
            <text:p>1,6-hexamethylene-bis(3-(3,5-di-tert-butyl-4- hydroxyphenyl)propionate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39060</text:p>
          </table:table-cell>
          <table:table-cell office:value-type="string">
            <text:p>0035958-30-6</text:p>
          </table:table-cell>
          <table:table-cell office:value-type="string">
            <text:p>1,1-bis(2-hydroxy-3,5-di-tert-butylphenyl)etha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4">
          <table:table-cell office:value-type="float" office:value="680">
            <text:p>680</text:p>
          </table:table-cell>
          <table:table-cell office:value-type="string">
            <text:p>94400</text:p>
          </table:table-cell>
          <table:table-cell office:value-type="string">
            <text:p>0036443-68-2</text:p>
          </table:table-cell>
          <table:table-cell office:value-type="string">
            <text:p>triethyleneglycol bis[3-(3-tert-butyl-4-hydroxy-5-methylphenyl) propionate]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3">
          <table:table-cell office:value-type="float" office:value="681">
            <text:p>681</text:p>
          </table:table-cell>
          <table:table-cell office:value-type="string">
            <text:p>18310</text:p>
          </table:table-cell>
          <table:table-cell office:value-type="string">
            <text:p>0036653-82-4</text:p>
          </table:table-cell>
          <table:table-cell office:value-type="string">
            <text:p>1-hexadeca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82">
            <text:p>682</text:p>
          </table:table-cell>
          <table:table-cell office:value-type="string">
            <text:p>53270</text:p>
          </table:table-cell>
          <table:table-cell office:value-type="string">
            <text:p>0037205-99-5</text:p>
          </table:table-cell>
          <table:table-cell office:value-type="string">
            <text:p>ethylcarboxym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83">
            <text:p>683</text:p>
          </table:table-cell>
          <table:table-cell office:value-type="string">
            <text:p>66200</text:p>
          </table:table-cell>
          <table:table-cell office:value-type="string">
            <text:p>0037206-01-2</text:p>
          </table:table-cell>
          <table:table-cell office:value-type="string">
            <text:p>methylcarboxym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684">
            <text:p>684</text:p>
          </table:table-cell>
          <table:table-cell office:value-type="string">
            <text:p>68125</text:p>
          </table:table-cell>
          <table:table-cell office:value-type="string">
            <text:p>0037244-96-5</text:p>
          </table:table-cell>
          <table:table-cell office:value-type="string">
            <text:p>nepheline syeni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2">
          <table:table-cell office:value-type="float" office:value="685">
            <text:p>685</text:p>
          </table:table-cell>
          <table:table-cell office:value-type="string">
            <text:p>85950</text:p>
          </table:table-cell>
          <table:table-cell office:value-type="string">
            <text:p>0037296-97-2</text:p>
          </table:table-cell>
          <table:table-cell office:value-type="string">
            <text:p>silicic acid, magnesiumsodium-fluoride sal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SML expressed as fluoride. Only to be used in layers of multi-layer materials not coming into direct contact with food.</text:p>
          </table:table-cell>
          <table:table-cell table:number-columns-repeated="1014"/>
        </table:table-row>
        <table:table-row table:style-name="ro3">
          <table:table-cell office:value-type="float" office:value="686">
            <text:p>686</text:p>
          </table:table-cell>
          <table:table-cell office:value-type="string">
            <text:p>61390</text:p>
          </table:table-cell>
          <table:table-cell office:value-type="string">
            <text:p>0037353-59-6</text:p>
          </table:table-cell>
          <table:table-cell office:value-type="string">
            <text:p>hydroxymethylcellulos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87">
            <text:p>687</text:p>
          </table:table-cell>
          <table:table-cell office:value-type="string">
            <text:p>13530;13614</text:p>
          </table:table-cell>
          <table:table-cell office:value-type="string">
            <text:p>0038103-06-9</text:p>
          </table:table-cell>
          <table:table-cell office:value-type="string">
            <text:p>2,2-bis(4-hydroxyphenyl) propane bis(phthalic anhydride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4">
          <table:table-cell office:value-type="float" office:value="688">
            <text:p>688</text:p>
          </table:table-cell>
          <table:table-cell office:value-type="string">
            <text:p>92560</text:p>
          </table:table-cell>
          <table:table-cell office:value-type="string">
            <text:p>0038613-77-3</text:p>
          </table:table-cell>
          <table:table-cell office:value-type="string">
            <text:p>tetrakis(2,4-di-tert-butyl- phenyl)-4,4'-biphenylylene diphosphoni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4">
          <table:table-cell office:value-type="float" office:value="689">
            <text:p>689</text:p>
          </table:table-cell>
          <table:table-cell office:value-type="string">
            <text:p>95280</text:p>
          </table:table-cell>
          <table:table-cell office:value-type="string">
            <text:p>0040601-76-1</text:p>
          </table:table-cell>
          <table:table-cell office:value-type="string">
            <text:p>1,3,5-tris(4-tert-butyl-3-hydroxy-2,6-dimethylbenzyl)-1,3,5-triazine-2,4,6(1H,3H,5H)-tri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4">
          <table:table-cell office:value-type="float" office:value="690">
            <text:p>690</text:p>
          </table:table-cell>
          <table:table-cell office:value-type="string">
            <text:p>92880</text:p>
          </table:table-cell>
          <table:table-cell office:value-type="string">
            <text:p>0041484-35-9</text:p>
          </table:table-cell>
          <table:table-cell office:value-type="string">
            <text:p>thiodiethanol bis(3-(3,5-di-tert-butyl-4-hydroxy phenyl) propi-onate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13600</text:p>
          </table:table-cell>
          <table:table-cell office:value-type="string">
            <text:p>0047465-97-4</text:p>
          </table:table-cell>
          <table:table-cell office:value-type="string">
            <text:p>3,3-bis(3-methyl-4-hydroxyphenyl)2-indoli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3">
          <table:table-cell office:value-type="float" office:value="692">
            <text:p>692</text:p>
          </table:table-cell>
          <table:table-cell office:value-type="string">
            <text:p>52320</text:p>
          </table:table-cell>
          <table:table-cell office:value-type="string">
            <text:p>0052047-59-3</text:p>
          </table:table-cell>
          <table:table-cell office:value-type="string">
            <text:p>2-(4-dodecylphenyl)indo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06">
            <text:p>0,06</text:p>
          </table:table-cell>
          <table:table-cell table:number-columns-repeated="1016"/>
        </table:table-row>
        <table:table-row table:style-name="ro3">
          <table:table-cell office:value-type="float" office:value="693">
            <text:p>693</text:p>
          </table:table-cell>
          <table:table-cell office:value-type="string">
            <text:p>88160</text:p>
          </table:table-cell>
          <table:table-cell office:value-type="string">
            <text:p>0054140-20-4</text:p>
          </table:table-cell>
          <table:table-cell office:value-type="string">
            <text:p>sorbitan tripalmi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94">
            <text:p>694</text:p>
          </table:table-cell>
          <table:table-cell office:value-type="string">
            <text:p>21400</text:p>
          </table:table-cell>
          <table:table-cell office:value-type="string">
            <text:p>0054276-35-6</text:p>
          </table:table-cell>
          <table:table-cell office:value-type="string">
            <text:p>methacrylic acid, sulphopropyl es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67520</text:p>
          </table:table-cell>
          <table:table-cell office:value-type="string">
            <text:p>0054849-38-6</text:p>
          </table:table-cell>
          <table:table-cell office:value-type="string">
            <text:p>monomethyltin tris(isooctyl 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9)</text:p>
          </table:table-cell>
          <table:table-cell table:number-columns-repeated="1015"/>
        </table:table-row>
        <table:table-row table:style-name="ro4">
          <table:table-cell office:value-type="float" office:value="696">
            <text:p>696</text:p>
          </table:table-cell>
          <table:table-cell office:value-type="string">
            <text:p>92205</text:p>
          </table:table-cell>
          <table:table-cell office:value-type="string">
            <text:p>0057569-40-1</text:p>
          </table:table-cell>
          <table:table-cell office:value-type="string">
            <text:p>terephthalic acid, diester with 2,2'-methylenebis(4-methyl-6- tert-butylphenol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67515</text:p>
          </table:table-cell>
          <table:table-cell office:value-type="string">
            <text:p>0057583-34-3</text:p>
          </table:table-cell>
          <table:table-cell office:value-type="string">
            <text:p>monomethyltin tris(ethylhexyl 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9)</text:p>
          </table:table-cell>
          <table:table-cell table:number-columns-repeated="1015"/>
        </table:table-row>
        <table:table-row table:style-name="ro2">
          <table:table-cell office:value-type="float" office:value="698">
            <text:p>698</text:p>
          </table:table-cell>
          <table:table-cell office:value-type="string">
            <text:p>49595</text:p>
          </table:table-cell>
          <table:table-cell office:value-type="string">
            <text:p>0057583-35-4</text:p>
          </table:table-cell>
          <table:table-cell office:value-type="string">
            <text:p>dimethyltin bis(ethylhexyl 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9)</text:p>
          </table:table-cell>
          <table:table-cell table:number-columns-repeated="1015"/>
        </table:table-row>
        <table:table-row table:style-name="ro3">
          <table:table-cell office:value-type="float" office:value="699">
            <text:p>699</text:p>
          </table:table-cell>
          <table:table-cell office:value-type="string">
            <text:p>90720</text:p>
          </table:table-cell>
          <table:table-cell office:value-type="string">
            <text:p>0058446-52-9</text:p>
          </table:table-cell>
          <table:table-cell office:value-type="string">
            <text:p>stearoylbenzoylmetha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8">
          <table:table-cell office:value-type="float" office:value="700">
            <text:p>700</text:p>
          </table:table-cell>
          <table:table-cell office:value-type="string">
            <text:p>31520</text:p>
          </table:table-cell>
          <table:table-cell office:value-type="string">
            <text:p>0061167-58-6</text:p>
          </table:table-cell>
          <table:table-cell office:value-type="string">
            <text:p>acrylic acid, 2-tert-butyl-6-(3-tert-butyl-2-hydroxy-5-methylbenzyl)-4-methylphenyl es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4">
          <table:table-cell office:value-type="float" office:value="701">
            <text:p>701</text:p>
          </table:table-cell>
          <table:table-cell office:value-type="string">
            <text:p>40160</text:p>
          </table:table-cell>
          <table:table-cell office:value-type="string">
            <text:p>0061269-61-2</text:p>
          </table:table-cell>
          <table:table-cell office:value-type="string">
            <text:p>N,N'-bis(2,2,6,6-tetramethyl-4- piperidyl)hexamethylenediamine-1,2-dibromoethane,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3">
          <table:table-cell office:value-type="float" office:value="702">
            <text:p>702</text:p>
          </table:table-cell>
          <table:table-cell office:value-type="string">
            <text:p>87920</text:p>
          </table:table-cell>
          <table:table-cell office:value-type="string">
            <text:p>0061752-68-9</text:p>
          </table:table-cell>
          <table:table-cell office:value-type="string">
            <text:p>sorbitan tetrastea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703">
            <text:p>703</text:p>
          </table:table-cell>
          <table:table-cell office:value-type="string">
            <text:p>17170</text:p>
          </table:table-cell>
          <table:table-cell office:value-type="string">
            <text:p>0061788-47-4</text:p>
          </table:table-cell>
          <table:table-cell office:value-type="string">
            <text:p>fatty acids, coc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77600</text:p>
          </table:table-cell>
          <table:table-cell office:value-type="string">
            <text:p>0061788-85-0</text:p>
          </table:table-cell>
          <table:table-cell office:value-type="string">
            <text:p>polyethyleneglycol ester of hydrogenated castor oi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9">
          <table:table-cell office:value-type="float" office:value="705">
            <text:p>705</text:p>
          </table:table-cell>
          <table:table-cell office:value-type="string">
            <text:p>10599/90A;10599/91</text:p>
          </table:table-cell>
          <table:table-cell office:value-type="string">
            <text:p>0061788-89-4</text:p>
          </table:table-cell>
          <table:table-cell office:value-type="string">
            <text:p>acids, fatty, unsaturated (C<text:span text:style-name="T5">18</text:span><text:span text:style-name="T6">), dimers, non hydrogenated, distilled and non-distilled</text:span>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18)</text:p>
          </table:table-cell>
          <table:table-cell/>
          <table:table-cell office:value-type="string">
            <text:p>(1)</text:p>
          </table:table-cell>
          <table:table-cell table:number-columns-repeated="1013"/>
        </table:table-row>
        <table:table-row table:style-name="ro3">
          <table:table-cell office:value-type="float" office:value="706">
            <text:p>706</text:p>
          </table:table-cell>
          <table:table-cell office:value-type="string">
            <text:p>17230</text:p>
          </table:table-cell>
          <table:table-cell office:value-type="string">
            <text:p>0061790-12-3</text:p>
          </table:table-cell>
          <table:table-cell office:value-type="string">
            <text:p>fatty acids, tall oi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707">
            <text:p>707</text:p>
          </table:table-cell>
          <table:table-cell office:value-type="string">
            <text:p>46375</text:p>
          </table:table-cell>
          <table:table-cell office:value-type="string">
            <text:p>0061790-53-2</text:p>
          </table:table-cell>
          <table:table-cell office:value-type="string">
            <text:p>diatomaceous earth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77520</text:p>
          </table:table-cell>
          <table:table-cell office:value-type="string">
            <text:p>0061791-12-6</text:p>
          </table:table-cell>
          <table:table-cell office:value-type="string">
            <text:p>polyethyleneglycol ester of castor oi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3">
          <table:table-cell office:value-type="float" office:value="709">
            <text:p>709</text:p>
          </table:table-cell>
          <table:table-cell office:value-type="string">
            <text:p>87520</text:p>
          </table:table-cell>
          <table:table-cell office:value-type="string">
            <text:p>0062568-11-0</text:p>
          </table:table-cell>
          <table:table-cell office:value-type="string">
            <text:p>sorbitan monobehen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38700</text:p>
          </table:table-cell>
          <table:table-cell office:value-type="string">
            <text:p>0063397-60-4</text:p>
          </table:table-cell>
          <table:table-cell office:value-type="string">
            <text:p>bis(2-carbobutoxyethyl)tin-bis (isooctyl mercaptoacetate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42000</text:p>
          </table:table-cell>
          <table:table-cell office:value-type="string">
            <text:p>0063438-80-2</text:p>
          </table:table-cell>
          <table:table-cell office:value-type="string">
            <text:p>(2-carbobutoxyethyl)tin-tris (isooctyl mercaptoacetate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3">
          <table:table-cell office:value-type="float" office:value="712">
            <text:p>712</text:p>
          </table:table-cell>
          <table:table-cell office:value-type="string">
            <text:p>42960</text:p>
          </table:table-cell>
          <table:table-cell office:value-type="string">
            <text:p>0064147-40-6</text:p>
          </table:table-cell>
          <table:table-cell office:value-type="string">
            <text:p>castor oil, dehydrat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1">
          <table:table-cell office:value-type="float" office:value="713">
            <text:p>713</text:p>
          </table:table-cell>
          <table:table-cell office:value-type="string">
            <text:p>43480</text:p>
          </table:table-cell>
          <table:table-cell office:value-type="string">
            <text:p>0064365-11-3</text:p>
          </table:table-cell>
          <table:table-cell office:value-type="string">
            <text:p>charcoal, activat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for use in PET at maximum 10 mg/kg of polymer. Same purity requirements as for Vegetable Carbon (E 153) set out by Commission Directive 95/45/EC (<text:span text:style-name="T2">4</text:span><text:span text:style-name="T1">) with exception of ash content which can be up to 10 % (w/w).</text:span></text:p>
          </table:table-cell>
          <table:table-cell table:number-columns-repeated="1014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84400</text:p>
          </table:table-cell>
          <table:table-cell office:value-type="string">
            <text:p>0064365-17-9</text:p>
          </table:table-cell>
          <table:table-cell office:value-type="string">
            <text:p>rosin, hydrogenated, ester with pentaerythrit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715">
            <text:p>715</text:p>
          </table:table-cell>
          <table:table-cell office:value-type="string">
            <text:p>46880</text:p>
          </table:table-cell>
          <table:table-cell office:value-type="string">
            <text:p>0065140-91-2</text:p>
          </table:table-cell>
          <table:table-cell office:value-type="string">
            <text:p>3,5-di-tert-butyl-4-hydroxybenzylphosphonic acid, monoethyl ester, calcium sal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8">
          <table:table-cell office:value-type="float" office:value="716">
            <text:p>716</text:p>
          </table:table-cell>
          <table:table-cell office:value-type="string">
            <text:p>60800</text:p>
          </table:table-cell>
          <table:table-cell office:value-type="string">
            <text:p>0065447-77-0</text:p>
          </table:table-cell>
          <table:table-cell office:value-type="string">
            <text:p>1-(2-hydroxyethyl)-4-hydroxy-2,2,6,6-tetramethyl piperidine-succinic acid, dimethyl ester,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3">
          <table:table-cell office:value-type="float" office:value="717">
            <text:p>717</text:p>
          </table:table-cell>
          <table:table-cell office:value-type="string">
            <text:p>84210</text:p>
          </table:table-cell>
          <table:table-cell office:value-type="string">
            <text:p>0065997-06-0</text:p>
          </table:table-cell>
          <table:table-cell office:value-type="string">
            <text:p>rosin, hydrogenat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718">
            <text:p>718</text:p>
          </table:table-cell>
          <table:table-cell office:value-type="string">
            <text:p>84240</text:p>
          </table:table-cell>
          <table:table-cell office:value-type="string">
            <text:p>0065997-13-9</text:p>
          </table:table-cell>
          <table:table-cell office:value-type="string">
            <text:p>rosin, hydrogenated, ester with glycer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3">
          <table:table-cell office:value-type="float" office:value="719">
            <text:p>719</text:p>
          </table:table-cell>
          <table:table-cell office:value-type="string">
            <text:p>65920</text:p>
          </table:table-cell>
          <table:table-cell office:value-type="string">
            <text:p>0066822-60-4</text:p>
          </table:table-cell>
          <table:table-cell office:value-type="string">
            <text:p>N-methacryloyloxyethyl-N,N-dimethyl-N- carboxymethylammonium chloride, sodium salt -octadecyl methacrylate-ethyl methacrylate-cyclohexyl methacrylate-N-vinyl-2-pyrrolidone, copolymer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67360</text:p>
          </table:table-cell>
          <table:table-cell office:value-type="string">
            <text:p>0067649-65-4</text:p>
          </table:table-cell>
          <table:table-cell office:value-type="string">
            <text:p>mono-n-dodecyltin tris(isooctyl mercaptoacet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25)</text:p>
          </table:table-cell>
          <table:table-cell table:number-columns-repeated="1015"/>
        </table:table-row>
        <table:table-row table:style-name="ro4">
          <table:table-cell office:value-type="float" office:value="721">
            <text:p>721</text:p>
          </table:table-cell>
          <table:table-cell office:value-type="string">
            <text:p>46800</text:p>
          </table:table-cell>
          <table:table-cell office:value-type="string">
            <text:p>0067845-93-6</text:p>
          </table:table-cell>
          <table:table-cell office:value-type="string">
            <text:p>3,5-di-tert-butyl-4-hydroxybenzoic acid, hexadec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722">
            <text:p>722</text:p>
          </table:table-cell>
          <table:table-cell office:value-type="string">
            <text:p>17200</text:p>
          </table:table-cell>
          <table:table-cell office:value-type="string">
            <text:p>0068308-53-2</text:p>
          </table:table-cell>
          <table:table-cell office:value-type="string">
            <text:p>fatty acids, soya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723">
            <text:p>723</text:p>
          </table:table-cell>
          <table:table-cell office:value-type="string">
            <text:p>88880</text:p>
          </table:table-cell>
          <table:table-cell office:value-type="string">
            <text:p>0068412-29-3</text:p>
          </table:table-cell>
          <table:table-cell office:value-type="string">
            <text:p>starch, hydrolys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2">
          <table:table-cell office:value-type="float" office:value="724">
            <text:p>724</text:p>
          </table:table-cell>
          <table:table-cell office:value-type="string">
            <text:p>24903</text:p>
          </table:table-cell>
          <table:table-cell office:value-type="string">
            <text:p>0068425-17-2</text:p>
          </table:table-cell>
          <table:table-cell office:value-type="string">
            <text:p>syrups, hydrolysed starch, hydrogenate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 compliance with the purity criteria for maltitol syrup E 965(ii) as laid down in Commission Directive 2008/60/EC (<text:span text:style-name="T2">5</text:span><text:span text:style-name="T1">)</text:span></text:p>
          </table:table-cell>
          <table:table-cell table:number-columns-repeated="1014"/>
        </table:table-row>
        <table:table-row table:style-name="ro43">
          <table:table-cell office:value-type="float" office:value="725">
            <text:p>725</text:p>
          </table:table-cell>
          <table:table-cell office:value-type="string">
            <text:p>77895</text:p>
          </table:table-cell>
          <table:table-cell office:value-type="string">
            <text:p>0068439-49-6</text:p>
          </table:table-cell>
          <table:table-cell office:value-type="string">
            <text:p>polyethyleneglycol (EO = 2-6) monoalkyl (C<text:span text:style-name="T5">16</text:span><text:span text:style-name="T6">-C</text:span><text:span text:style-name="T5">18</text:span><text:span text:style-name="T6">) ether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The composition of this mixture is as follows: — polyethyleneglycol (EO = 2-6)monoalkyl (C<text:span text:style-name="T8">16</text:span><text:span text:style-name="T1">-C</text:span><text:span text:style-name="T8">18</text:span><text:span text:style-name="T1">) ether</text:span><text:span text:style-name="T2"> </text:span><text:span text:style-name="T1">(approximately 28 %), — fatty alcohols (C</text:span><text:span text:style-name="T8">16</text:span><text:span text:style-name="T1">-C</text:span><text:span text:style-name="T8">18</text:span><text:span text:style-name="T1">) (approximately 48 %), — ethyleneglycol monoalkyl (C</text:span><text:span text:style-name="T8">16</text:span><text:span text:style-name="T1">-C</text:span><text:span text:style-name="T8">18</text:span><text:span text:style-name="T1">) ether (approximately 24 %),</text:span></text:p>
          </table:table-cell>
          <table:table-cell table:number-columns-repeated="1014"/>
        </table:table-row>
        <table:table-row table:style-name="ro8">
          <table:table-cell office:value-type="float" office:value="726">
            <text:p>726</text:p>
          </table:table-cell>
          <table:table-cell office:value-type="string">
            <text:p>83599</text:p>
          </table:table-cell>
          <table:table-cell office:value-type="string">
            <text:p>0068442-12-6</text:p>
          </table:table-cell>
          <table:table-cell office:value-type="string">
            <text:p>reaction products of oleic acid, 2-mercaptoethyl ester, with dichlorodimethyltin, sodium sulphide and trichloromethylti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9)</text:p>
          </table:table-cell>
          <table:table-cell table:number-columns-repeated="1015"/>
        </table:table-row>
        <table:table-row table:style-name="ro3">
          <table:table-cell office:value-type="float" office:value="727">
            <text:p>727</text:p>
          </table:table-cell>
          <table:table-cell office:value-type="string">
            <text:p>43360</text:p>
          </table:table-cell>
          <table:table-cell office:value-type="string">
            <text:p>0068442-85-3</text:p>
          </table:table-cell>
          <table:table-cell office:value-type="string">
            <text:p>cellulose, regenerat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1">
          <table:table-cell office:value-type="float" office:value="728">
            <text:p>728</text:p>
          </table:table-cell>
          <table:table-cell office:value-type="string">
            <text:p>75100</text:p>
          </table:table-cell>
          <table:table-cell office:value-type="string">
            <text:p>0068515-48-0;0028553-12-0</text:p>
          </table:table-cell>
          <table:table-cell office:value-type="string">
            <text:p>phthalic acid, diesters with primary, saturated C<text:span text:style-name="T5">8</text:span><text:span text:style-name="T6">-C</text:span><text:span text:style-name="T5">10 </text:span><text:span text:style-name="T6">branched alcohols, more than 60 % C</text:span><text:span text:style-name="T5">9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26) (32)</text:p>
          </table:table-cell>
          <table:table-cell office:value-type="string">
            <text:p>Only to be used as: (a) plasticiser in repeated use materials and articles; (b) plasticiser in single-use materials and articles contacting non-fatty foods except for infant formulae and follow-on formulae as defined by Directive 2006/141/EC or processed cereal-based foods and baby foods for infants and young children as defined by Directive 2006/125/EC; (c) technical support agent in concentrations up to 0,1 % in the final product.</text:p>
          </table:table-cell>
          <table:table-cell office:value-type="string">
            <text:p>(7)</text:p>
          </table:table-cell>
          <table:table-cell table:number-columns-repeated="1013"/>
        </table:table-row>
        <table:table-row table:style-name="ro31">
          <table:table-cell office:value-type="float" office:value="729">
            <text:p>729</text:p>
          </table:table-cell>
          <table:table-cell office:value-type="string">
            <text:p>75105</text:p>
          </table:table-cell>
          <table:table-cell office:value-type="string">
            <text:p>0068515-49-1;0026761-40-0</text:p>
          </table:table-cell>
          <table:table-cell office:value-type="string">
            <text:p>phthalic acid, diesters with primary, saturated C<text:span text:style-name="T5">9</text:span><text:span text:style-name="T6">-C</text:span><text:span text:style-name="T5">11</text:span><text:span text:style-name="T6"> alcohols more than 90 % C</text:span><text:span text:style-name="T5">10</text:span></text:p>
          </table:table-cell>
          <table:table-cell office:value-type="string">
            <text:p>yes</text:p>
          </table:table-cell>
          <table:table-cell office:value-type="string">
            <text:p>no <text:s text:c="8"/></text:p>
          </table:table-cell>
          <table:table-cell office:value-type="string">
            <text:p><text:s text:c="8"/>no</text:p>
          </table:table-cell>
          <table:table-cell/>
          <table:table-cell office:value-type="string">
            <text:p>(26) (32)</text:p>
          </table:table-cell>
          <table:table-cell office:value-type="string">
            <text:p>Only to be used as: (a) plasticiser in repeated use materials and articles; (b) plasticiser in single-use materials and articles contacting non-fatty foods except for infant formulae and follow-on formulae as defined by Directive 2006/141/EC or processed cereal-based foods and baby foods for infants and young children as defined by Directive 2006/125/EC; (c) technical support agent in concentrations up to 0,1 % in the final product.</text:p>
          </table:table-cell>
          <table:table-cell office:value-type="string">
            <text:p>(7)</text:p>
          </table:table-cell>
          <table:table-cell table:number-columns-repeated="1013"/>
        </table:table-row>
        <table:table-row table:style-name="ro12">
          <table:table-cell office:value-type="float" office:value="730">
            <text:p>730</text:p>
          </table:table-cell>
          <table:table-cell office:value-type="string">
            <text:p>66930</text:p>
          </table:table-cell>
          <table:table-cell office:value-type="string">
            <text:p>0068554-70-1</text:p>
          </table:table-cell>
          <table:table-cell office:value-type="string">
            <text:p>methylsilsesquioxane</text:p>
          </table:table-cell>
          <table:table-cell office:value-type="string">
            <text:p>yes</text:p>
          </table:table-cell>
          <table:table-cell office:value-type="string">
            <text:p>no <text:s text:c="8"/></text:p>
          </table:table-cell>
          <table:table-cell office:value-type="string">
            <text:p><text:s text:c="8"/>no</text:p>
          </table:table-cell>
          <table:table-cell table:number-columns-repeated="2"/>
          <table:table-cell office:value-type="string">
            <text:p>Residual monomer in methylsilsesquioxane: &lt; 1 mg methyltrimethoxysilane/kg of methylsilsesquioxane</text:p>
          </table:table-cell>
          <table:table-cell table:number-columns-repeated="1014"/>
        </table:table-row>
        <table:table-row table:style-name="ro3">
          <table:table-cell office:value-type="float" office:value="731">
            <text:p>731</text:p>
          </table:table-cell>
          <table:table-cell office:value-type="string">
            <text:p>18220</text:p>
          </table:table-cell>
          <table:table-cell office:value-type="string">
            <text:p>0068564-88-5</text:p>
          </table:table-cell>
          <table:table-cell office:value-type="string">
            <text:p>N-heptylaminoundecanoic acid</text:p>
          </table:table-cell>
          <table:table-cell office:value-type="string">
            <text:p>no</text:p>
          </table:table-cell>
          <table:table-cell office:value-type="string">
            <text:p>yes <text:s text:c="8"/></text:p>
          </table:table-cell>
          <table:table-cell office:value-type="string">
            <text:p><text:s text:c="8"/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2)</text:p>
          </table:table-cell>
          <table:table-cell table:number-columns-repeated="1013"/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45450</text:p>
          </table:table-cell>
          <table:table-cell office:value-type="string">
            <text:p>0068610-51-5</text:p>
          </table:table-cell>
          <table:table-cell office:value-type="string">
            <text:p>p-cresol-dicyclopentadiene-isobutylene, copolymer</text:p>
          </table:table-cell>
          <table:table-cell office:value-type="string">
            <text:p>yes</text:p>
          </table:table-cell>
          <table:table-cell office:value-type="string">
            <text:p>no <text:s text:c="8"/></text:p>
          </table:table-cell>
          <table:table-cell office:value-type="string">
            <text:p><text:s text:c="8"/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9">
          <table:table-cell office:value-type="float" office:value="733">
            <text:p>733</text:p>
          </table:table-cell>
          <table:table-cell office:value-type="string">
            <text:p>10599/92A;10599/93</text:p>
          </table:table-cell>
          <table:table-cell office:value-type="string">
            <text:p>0068783-41-5</text:p>
          </table:table-cell>
          <table:table-cell office:value-type="string">
            <text:p>acids, fatty, unsaturated (C<text:span text:style-name="T5">18</text:span><text:span text:style-name="T6">), dimers, hydrogenated, distilled and non-distilled</text:span></text:p>
          </table:table-cell>
          <table:table-cell office:value-type="string">
            <text:p>no</text:p>
          </table:table-cell>
          <table:table-cell office:value-type="string">
            <text:p>yes <text:s text:c="8"/></text:p>
          </table:table-cell>
          <table:table-cell office:value-type="string">
            <text:p><text:s text:c="8"/>no</text:p>
          </table:table-cell>
          <table:table-cell/>
          <table:table-cell office:value-type="string">
            <text:p>(18)</text:p>
          </table:table-cell>
          <table:table-cell/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734">
            <text:p>734</text:p>
          </table:table-cell>
          <table:table-cell office:value-type="string">
            <text:p>46380</text:p>
          </table:table-cell>
          <table:table-cell office:value-type="string">
            <text:p>0068855-54-9</text:p>
          </table:table-cell>
          <table:table-cell office:value-type="string">
            <text:p>diatomaceous earth, soda ash flux-calcined</text:p>
          </table:table-cell>
          <table:table-cell office:value-type="string">
            <text:p>yes</text:p>
          </table:table-cell>
          <table:table-cell office:value-type="string">
            <text:p>no <text:s text:c="8"/></text:p>
          </table:table-cell>
          <table:table-cell office:value-type="string">
            <text:p><text:s text:c="8"/>no</text:p>
          </table:table-cell>
          <table:table-cell table:number-columns-repeated="1017"/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40120</text:p>
          </table:table-cell>
          <table:table-cell office:value-type="string">
            <text:p>0068951-50-8</text:p>
          </table:table-cell>
          <table:table-cell office:value-type="string">
            <text:p>bis(polyethyleneglycol)hy-droxymethylphosphonate</text:p>
          </table:table-cell>
          <table:table-cell office:value-type="string">
            <text:p>yes</text:p>
          </table:table-cell>
          <table:table-cell office:value-type="string">
            <text:p>no <text:s text:c="8"/></text:p>
          </table:table-cell>
          <table:table-cell office:value-type="string">
            <text:p><text:s text:c="8"/>no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2">
          <table:table-cell office:value-type="float" office:value="736">
            <text:p>736</text:p>
          </table:table-cell>
          <table:table-cell office:value-type="string">
            <text:p>50960</text:p>
          </table:table-cell>
          <table:table-cell office:value-type="string">
            <text:p>0069226-44-4</text:p>
          </table:table-cell>
          <table:table-cell office:value-type="string">
            <text:p>di-n-octyltin ethyleneglycol bis-(mercaptoacetate)</text:p>
          </table:table-cell>
          <table:table-cell office:value-type="string">
            <text:p>yes</text:p>
          </table:table-cell>
          <table:table-cell office:value-type="string">
            <text:p>no <text:s text:c="8"/></text:p>
          </table:table-cell>
          <table:table-cell office:value-type="string">
            <text:p><text:s text:c="8"/>no</text:p>
          </table:table-cell>
          <table:table-cell/>
          <table:table-cell office:value-type="string">
            <text:p>(10)</text:p>
          </table:table-cell>
          <table:table-cell table:number-columns-repeated="1015"/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77370</text:p>
          </table:table-cell>
          <table:table-cell office:value-type="string">
            <text:p>0070142-34-6</text:p>
          </table:table-cell>
          <table:table-cell office:value-type="string">
            <text:p>polyethyleneglycol-30 dipolyhydroxystear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 office:value-type="float" office:value="738">
            <text:p>738</text:p>
          </table:table-cell>
          <table:table-cell office:value-type="string">
            <text:p>60320</text:p>
          </table:table-cell>
          <table:table-cell office:value-type="string">
            <text:p>0070321-86-7</text:p>
          </table:table-cell>
          <table:table-cell office:value-type="string">
            <text:p>2-[2-hydroxy-3,5-bis(1,1- dimethylbenzyl)phenyl] benzotriazo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.5">
            <text:p>1,5</text:p>
          </table:table-cell>
          <table:table-cell table:number-columns-repeated="1016"/>
        </table:table-row>
        <table:table-row table:style-name="ro4">
          <table:table-cell office:value-type="float" office:value="739">
            <text:p>739</text:p>
          </table:table-cell>
          <table:table-cell office:value-type="string">
            <text:p>70000</text:p>
          </table:table-cell>
          <table:table-cell office:value-type="string">
            <text:p>0070331-94-1</text:p>
          </table:table-cell>
          <table:table-cell office:value-type="string">
            <text:p>2,2'-oxamidobis[ethyl-3-(3,5- di-tert-butyl-4-hydroxyphenyl)- propionate]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2">
          <table:table-cell office:value-type="float" office:value="740">
            <text:p>740</text:p>
          </table:table-cell>
          <table:table-cell office:value-type="string">
            <text:p>81200</text:p>
          </table:table-cell>
          <table:table-cell office:value-type="string">
            <text:p>0071878-19-8</text:p>
          </table:table-cell>
          <table:table-cell office:value-type="string">
            <text:p>poly[6-[(1,1,3,3- tetramethylbutyl)amino]-1,3,5- triazine-2,4-diyl]-[(2,2,6,6- tetramethyl-4-piperidyl)-imino] hexamethylene[(2,2,6,6- tetramethyl-4-piperidyl) imino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float" office:value="741">
            <text:p>741</text:p>
          </table:table-cell>
          <table:table-cell office:value-type="string">
            <text:p>24070;83610</text:p>
          </table:table-cell>
          <table:table-cell office:value-type="string">
            <text:p>0073138-82-6</text:p>
          </table:table-cell>
          <table:table-cell office:value-type="string">
            <text:p>resin acids and rosin acids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8">
          <table:table-cell office:value-type="float" office:value="742">
            <text:p>742</text:p>
          </table:table-cell>
          <table:table-cell office:value-type="string">
            <text:p>92700</text:p>
          </table:table-cell>
          <table:table-cell office:value-type="string">
            <text:p>0078301-43-6</text:p>
          </table:table-cell>
          <table:table-cell office:value-type="string">
            <text:p>2,2,4,4-tetramethyl-20-(2,3-epoxypropyl)-7-oxa-3,20-diazadispiro-[5.1.11.2]-heneicosan-21-one, polym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743">
            <text:p>743</text:p>
          </table:table-cell>
          <table:table-cell office:value-type="string">
            <text:p>38950</text:p>
          </table:table-cell>
          <table:table-cell office:value-type="string">
            <text:p>0079072-96-1</text:p>
          </table:table-cell>
          <table:table-cell office:value-type="string">
            <text:p>bis(4-ethylbenzylidene)sorbit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3">
          <table:table-cell office:value-type="float" office:value="744">
            <text:p>744</text:p>
          </table:table-cell>
          <table:table-cell office:value-type="string">
            <text:p>18888</text:p>
          </table:table-cell>
          <table:table-cell office:value-type="string">
            <text:p>0080181-31-3</text:p>
          </table:table-cell>
          <table:table-cell office:value-type="string">
            <text:p>3-hydroxybutanoic acid-3-hydroxypentanoic acid, copolym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The substance is used as product obtained by bacterial fermentation. In compliance with the specifications mentioned in the Table 4 of Annex I</text:p>
          </table:table-cell>
          <table:table-cell table:number-columns-repeated="1014"/>
        </table:table-row>
        <table:table-row table:style-name="ro4">
          <table:table-cell office:value-type="float" office:value="745">
            <text:p>745</text:p>
          </table:table-cell>
          <table:table-cell office:value-type="string">
            <text:p>68145</text:p>
          </table:table-cell>
          <table:table-cell office:value-type="string">
            <text:p>0080410-33-9</text:p>
          </table:table-cell>
          <table:table-cell office:value-type="string">
            <text:p>2,2',2'-nitrilo(triethyl tris(3,3',5,5'-tetra-tert-butyl-1,1'-bi-phenyl-2,2'-diyl)phosphite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ML expressed as sum of phosphite and phosphate</text:p>
          </table:table-cell>
          <table:table-cell table:number-columns-repeated="1014"/>
        </table:table-row>
        <table:table-row table:style-name="ro4">
          <table:table-cell office:value-type="float" office:value="746">
            <text:p>746</text:p>
          </table:table-cell>
          <table:table-cell office:value-type="string">
            <text:p>38810</text:p>
          </table:table-cell>
          <table:table-cell office:value-type="string">
            <text:p>0080693-00-1</text:p>
          </table:table-cell>
          <table:table-cell office:value-type="string">
            <text:p>bis(2,6-di-tert-butyl-4- methylphenyl)pentaerythritol diphosphi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ML expressed as sum of phosphite and phosphate</text:p>
          </table:table-cell>
          <table:table-cell table:number-columns-repeated="1014"/>
        </table:table-row>
        <table:table-row table:style-name="ro2">
          <table:table-cell office:value-type="float" office:value="747">
            <text:p>747</text:p>
          </table:table-cell>
          <table:table-cell office:value-type="string">
            <text:p>47600</text:p>
          </table:table-cell>
          <table:table-cell office:value-type="string">
            <text:p>0084030-61-5</text:p>
          </table:table-cell>
          <table:table-cell office:value-type="string">
            <text:p>di-n-dodecyltin bis(isooctyl mercaptoacetate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25)</text:p>
          </table:table-cell>
          <table:table-cell table:number-columns-repeated="1015"/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12765</text:p>
          </table:table-cell>
          <table:table-cell office:value-type="string">
            <text:p>0084434-12-8</text:p>
          </table:table-cell>
          <table:table-cell office:value-type="string">
            <text:p>N-(2-aminoethyl)-f!-alanine, sodium sal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66360</text:p>
          </table:table-cell>
          <table:table-cell office:value-type="string">
            <text:p>0085209-91-2</text:p>
          </table:table-cell>
          <table:table-cell office:value-type="string">
            <text:p>2,2'-methylene bis(4,6-di-tert-butylphenyl) sodium phospha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66350</text:p>
          </table:table-cell>
          <table:table-cell office:value-type="string">
            <text:p>0085209-93-4</text:p>
          </table:table-cell>
          <table:table-cell office:value-type="string">
            <text:p>2,2'-methylenebis(4,6-di-tert-butylphenyl) lithium phosph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float" office:value="751">
            <text:p>751</text:p>
          </table:table-cell>
          <table:table-cell office:value-type="string">
            <text:p>81515</text:p>
          </table:table-cell>
          <table:table-cell office:value-type="string">
            <text:p>0087189-25-1</text:p>
          </table:table-cell>
          <table:table-cell office:value-type="string">
            <text:p>poly(zinc glycerol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752">
            <text:p>752</text:p>
          </table:table-cell>
          <table:table-cell office:value-type="string">
            <text:p>39890</text:p>
          </table:table-cell>
          <table:table-cell office:value-type="string">
            <text:p>0087826-41-3;0069158-41-4;0054686-97-4;0081541-12-0</text:p>
          </table:table-cell>
          <table:table-cell office:value-type="string">
            <text:p>bis(methylbenzylidene)sorbit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753">
            <text:p>753</text:p>
          </table:table-cell>
          <table:table-cell office:value-type="string">
            <text:p>62800</text:p>
          </table:table-cell>
          <table:table-cell office:value-type="string">
            <text:p>0092704-41-1</text:p>
          </table:table-cell>
          <table:table-cell office:value-type="string">
            <text:p>kaolin, calcin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754">
            <text:p>754</text:p>
          </table:table-cell>
          <table:table-cell office:value-type="string">
            <text:p>56020</text:p>
          </table:table-cell>
          <table:table-cell office:value-type="string">
            <text:p>0099880-64-5</text:p>
          </table:table-cell>
          <table:table-cell office:value-type="string">
            <text:p>glycerol dibehen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21765</text:p>
          </table:table-cell>
          <table:table-cell office:value-type="string">
            <text:p>0106246-33-7</text:p>
          </table:table-cell>
          <table:table-cell office:value-type="string">
            <text:p>4,4'-methylenebis(3-chloro-2,6-diethylaniline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756">
            <text:p>756</text:p>
          </table:table-cell>
          <table:table-cell office:value-type="string">
            <text:p>40020</text:p>
          </table:table-cell>
          <table:table-cell office:value-type="string">
            <text:p>0110553-27-0</text:p>
          </table:table-cell>
          <table:table-cell office:value-type="string">
            <text:p>2,4-bis(octylthiomethyl)-6-methylpheno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24)</text:p>
          </table:table-cell>
          <table:table-cell table:number-columns-repeated="1015"/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95725</text:p>
          </table:table-cell>
          <table:table-cell office:value-type="string">
            <text:p>0110638-71-6</text:p>
          </table:table-cell>
          <table:table-cell office:value-type="string">
            <text:p>vermiculite, reaction product with citric acid, lithium sal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38940</text:p>
          </table:table-cell>
          <table:table-cell office:value-type="string">
            <text:p>0110675-26-8</text:p>
          </table:table-cell>
          <table:table-cell office:value-type="string">
            <text:p>2,4-bis(dodecylthiomethyl)-6-methylpheno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24)</text:p>
          </table:table-cell>
          <table:table-cell table:number-columns-repeated="1015"/>
        </table:table-row>
        <table:table-row table:style-name="ro2">
          <table:table-cell office:value-type="float" office:value="759">
            <text:p>759</text:p>
          </table:table-cell>
          <table:table-cell office:value-type="string">
            <text:p>54300</text:p>
          </table:table-cell>
          <table:table-cell office:value-type="string">
            <text:p>0118337-09-0</text:p>
          </table:table-cell>
          <table:table-cell office:value-type="string">
            <text:p>2,2'-ethylidenebis(4,6-di-tert-butylphenyl) fluorophosphoni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44">
          <table:table-cell office:value-type="float" office:value="760">
            <text:p>760</text:p>
          </table:table-cell>
          <table:table-cell office:value-type="string">
            <text:p>83595</text:p>
          </table:table-cell>
          <table:table-cell office:value-type="string">
            <text:p>0119345-01-6</text:p>
          </table:table-cell>
          <table:table-cell office:value-type="string">
            <text:p>reaction product of di-tert-butylphosphonite with biphenyl, obtained by condensation of 2,4-di-tert-butylphenol with Friedel Craft reaction product of phosphorous trichloride and bipheny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omposition: — 4,4'-biphenylene- bis[0,0-bis(2,4-di-tert- butylphenyl) phosphonite] (CAS No 0038613-77-3) (36-46 % w/w (*)), — 4,3'-biphenylene- bis[0,0-bis(2,4-di-tert- butylphenyl) phosphonite] (CAS No 0118421-00-4) (17-23 % w/w (*)), — 3,3'-biphenylene- bis[0,0-bis(2,4-di-tert- butylphenyl) phosphonite] (CAS No 0118421-01-5) (1-5 % w/w (*)), — 4-biphenylene-0,0-bis(2,4-di-tert-butylphenyl) phosphonite (CAS No 0091362-37-7) (11-19 % w/w (*)), — tris(2,4-di-tert-butylphenyl)phosphite (CAS No 003157004-4) (9-18 % w/w (*)), — 4,4'-biphenylene-0,0-bis(2,4-di-tert-butylphenyl) phosphonate-0,0-bis(2,4-di-tert-butylphenyl) phosphonite (CAS No 0112949-97-0) (&lt; 5 % w/w (*)) (*) <text:s/>Quantity of substance used/quantity of formulation Other specifications: — Phosphor content of min. 5,4 % to max. 5,9 %, — Acid value of max. 10 mg KOH per gram, — Melt range of 85110 °C,</text:p>
          </table:table-cell>
          <table:table-cell table:number-columns-repeated="1014"/>
        </table:table-row>
        <table:table-row table:style-name="ro8">
          <table:table-cell office:value-type="float" office:value="761">
            <text:p>761</text:p>
          </table:table-cell>
          <table:table-cell office:value-type="string">
            <text:p>92930</text:p>
          </table:table-cell>
          <table:table-cell office:value-type="string">
            <text:p>0120218-34-0</text:p>
          </table:table-cell>
          <table:table-cell office:value-type="string">
            <text:p>thiodiethanolbis(5-methoxycarbonyl-2,6-dimethyl-1,4-dihydropyridine-3-carboxyl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8">
          <table:table-cell office:value-type="float" office:value="762">
            <text:p>762</text:p>
          </table:table-cell>
          <table:table-cell office:value-type="string">
            <text:p>31530</text:p>
          </table:table-cell>
          <table:table-cell office:value-type="string">
            <text:p>0123968-25-2</text:p>
          </table:table-cell>
          <table:table-cell office:value-type="string">
            <text:p>acrylic acid, 2,4-di-tert-pentyl-6-(1-(3,5-di-tert-pentyl-2-hydroxyphenyl)ethyl)phenyl es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39925</text:p>
          </table:table-cell>
          <table:table-cell office:value-type="string">
            <text:p>0129228-21-3</text:p>
          </table:table-cell>
          <table:table-cell office:value-type="string">
            <text:p>3,3-bis(methoxymethyl)-2,5-dimethylhexa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15">
          <table:table-cell office:value-type="float" office:value="764">
            <text:p>764</text:p>
          </table:table-cell>
          <table:table-cell office:value-type="string">
            <text:p>13317</text:p>
          </table:table-cell>
          <table:table-cell office:value-type="string">
            <text:p>0132459-54-2</text:p>
          </table:table-cell>
          <table:table-cell office:value-type="string">
            <text:p>N,N'-bis[4-(ethoxycarbonyl) phenylj-1,4,5,8- naphthalenetetracarboxydiim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Purity &gt; 98,1 % (w/w). Only to be used as co-monomer (max 4 %) for polyesters (PET, PBT).</text:p>
          </table:table-cell>
          <table:table-cell table:number-columns-repeated="1014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49485</text:p>
          </table:table-cell>
          <table:table-cell office:value-type="string">
            <text:p>0134701-20-5</text:p>
          </table:table-cell>
          <table:table-cell office:value-type="string">
            <text:p>2,4-dimethyl-6-(1-methylpentadecyl)pheno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38879</text:p>
          </table:table-cell>
          <table:table-cell office:value-type="string">
            <text:p>0135861-56-2</text:p>
          </table:table-cell>
          <table:table-cell office:value-type="string">
            <text:p>bis(3,4-dimethylbenzylidene) sorbit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5">
          <table:table-cell office:value-type="float" office:value="767">
            <text:p>767</text:p>
          </table:table-cell>
          <table:table-cell office:value-type="string">
            <text:p>38510</text:p>
          </table:table-cell>
          <table:table-cell office:value-type="string">
            <text:p>0136504-96-6</text:p>
          </table:table-cell>
          <table:table-cell office:value-type="string">
            <text:p>1,2-bis(3-aminopropyl) ethylenediamine, polymer with N-butyl-2,2,6,6-tetramethyl-4-piperidinamine and 2,4,6-trichloro-1,3,5-triazi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0">
          <table:table-cell office:value-type="float" office:value="768">
            <text:p>768</text:p>
          </table:table-cell>
          <table:table-cell office:value-type="string">
            <text:p>34850</text:p>
          </table:table-cell>
          <table:table-cell office:value-type="string">
            <text:p>0143925-92-2</text:p>
          </table:table-cell>
          <table:table-cell office:value-type="string">
            <text:p>amines, bis(hydrogenated tallow alkyl) oxidis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Not to be used for articles in contact with fatty foods for which simulant D is laid down. Only to be used in: (a) polyolefins at 0,1 % (w/w) concentration and in (b) PET at 0,25 % (w/w) concentration.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4">
          <table:table-cell office:value-type="float" office:value="769">
            <text:p>769</text:p>
          </table:table-cell>
          <table:table-cell office:value-type="string">
            <text:p>74010</text:p>
          </table:table-cell>
          <table:table-cell office:value-type="string">
            <text:p>0145650-60-8</text:p>
          </table:table-cell>
          <table:table-cell office:value-type="string">
            <text:p>phosphorous acid, bis(2,4-di-tert-butyl-6-methylphenyl) ethyl est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ML expressed as sum of phosphite and phosphate</text:p>
          </table:table-cell>
          <table:table-cell table:number-columns-repeated="1014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51700</text:p>
          </table:table-cell>
          <table:table-cell office:value-type="string">
            <text:p>0147315-50-2</text:p>
          </table:table-cell>
          <table:table-cell office:value-type="string">
            <text:p>2-(4,6-diphenyl-1,3,5-triazin-2-yl)-5-(hexyloxy)phen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4">
          <table:table-cell office:value-type="float" office:value="771">
            <text:p>771</text:p>
          </table:table-cell>
          <table:table-cell office:value-type="string">
            <text:p>34650</text:p>
          </table:table-cell>
          <table:table-cell office:value-type="string">
            <text:p>0151841-65-5</text:p>
          </table:table-cell>
          <table:table-cell office:value-type="string">
            <text:p>aluminium hydroxybis [2,2'-methylenebis (4,6-di-tert-butylphenyl) phosphatej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47500</text:p>
          </table:table-cell>
          <table:table-cell office:value-type="string">
            <text:p>0153250-52-3</text:p>
          </table:table-cell>
          <table:table-cell office:value-type="string">
            <text:p>N,N'-dicyclohexyl-2,6-naphthalene dicarbox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2">
          <table:table-cell office:value-type="float" office:value="773">
            <text:p>773</text:p>
          </table:table-cell>
          <table:table-cell office:value-type="string">
            <text:p>38840</text:p>
          </table:table-cell>
          <table:table-cell office:value-type="string">
            <text:p>0154862-43-8</text:p>
          </table:table-cell>
          <table:table-cell office:value-type="string">
            <text:p>bis(2,4-dicumylphenyl) pentaerythritol-diphosphi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ML expressed as sum of the substance itself, its oxidised form bis(2,4-dicumylphenyl) pentaerythritol-phosphate and its hydrolysis product (2,4-dicumylphenol)</text:p>
          </table:table-cell>
          <table:table-cell table:number-columns-repeated="1014"/>
        </table:table-row>
        <table:table-row table:style-name="ro15">
          <table:table-cell office:value-type="float" office:value="774">
            <text:p>774</text:p>
          </table:table-cell>
          <table:table-cell office:value-type="string">
            <text:p>95270</text:p>
          </table:table-cell>
          <table:table-cell office:value-type="string">
            <text:p>0161717-32-4</text:p>
          </table:table-cell>
          <table:table-cell office:value-type="string">
            <text:p>2,4,6-tris(tert-butyl)phenyl-2-butyl-2-ethyl-1,3-propanediol phosphi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ML expressed as sum of phosphite, phosphate and the hydrolysis product = TTBP</text:p>
          </table:table-cell>
          <table:table-cell table:number-columns-repeated="1014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45705</text:p>
          </table:table-cell>
          <table:table-cell office:value-type="string">
            <text:p>0166412-78-8</text:p>
          </table:table-cell>
          <table:table-cell office:value-type="string">
            <text:p>1,2-cyclohexanedicarboxylic acid, diisononyl 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32)</text:p>
          </table:table-cell>
          <table:table-cell table:number-columns-repeated="1015"/>
        </table:table-row>
        <table:table-row table:style-name="ro15">
          <table:table-cell office:value-type="float" office:value="776">
            <text:p>776</text:p>
          </table:table-cell>
          <table:table-cell office:value-type="string">
            <text:p>76723</text:p>
          </table:table-cell>
          <table:table-cell office:value-type="string">
            <text:p>0167883-16-1</text:p>
          </table:table-cell>
          <table:table-cell office:value-type="string">
            <text:p>polydimethylsiloxane, 3-aminopropyl terminated, polymer with dicyclohexylmethane-4,4'-diisocyan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The fraction with molecular weight below 1 000 Da should not exceed 1,5 % (w/w)</text:p>
          </table:table-cell>
          <table:table-cell table:number-columns-repeated="1014"/>
        </table:table-row>
        <table:table-row table:style-name="ro19">
          <table:table-cell office:value-type="float" office:value="777">
            <text:p>777</text:p>
          </table:table-cell>
          <table:table-cell office:value-type="string">
            <text:p>31542</text:p>
          </table:table-cell>
          <table:table-cell office:value-type="string">
            <text:p>0174254-23-0</text:p>
          </table:table-cell>
          <table:table-cell office:value-type="string">
            <text:p>acrylic acid, methyl ester, telomer with 1-dodecanethiol, C<text:span text:style-name="T5">16</text:span><text:span text:style-name="T6">-C</text:span><text:span text:style-name="T5">18</text:span><text:span text:style-name="T6"> alkyl ester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0,5 % in final product</text:p>
          </table:table-cell>
          <table:table-cell office:value-type="string">
            <text:p>(1)</text:p>
          </table:table-cell>
          <table:table-cell table:number-columns-repeated="1013"/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71670</text:p>
          </table:table-cell>
          <table:table-cell office:value-type="string">
            <text:p>0178671-58-4</text:p>
          </table:table-cell>
          <table:table-cell office:value-type="string">
            <text:p>pentaerythritol tetrakis (2-cyano-3,3-diphenylacrylate)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779">
            <text:p>779</text:p>
          </table:table-cell>
          <table:table-cell office:value-type="string">
            <text:p>39815</text:p>
          </table:table-cell>
          <table:table-cell office:value-type="string">
            <text:p>0182121-12-6</text:p>
          </table:table-cell>
          <table:table-cell office:value-type="string">
            <text:p>9,9-bis(methoxymethyl)fluore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1)</text:p>
          </table:table-cell>
          <table:table-cell table:number-columns-repeated="1013"/>
        </table:table-row>
        <table:table-row table:style-name="ro40">
          <table:table-cell office:value-type="float" office:value="780">
            <text:p>780</text:p>
          </table:table-cell>
          <table:table-cell office:value-type="string">
            <text:p>81220</text:p>
          </table:table-cell>
          <table:table-cell office:value-type="string">
            <text:p>0192268-64-7</text:p>
          </table:table-cell>
          <table:table-cell office:value-type="string">
            <text:p>poly-[[6-[N-(2,2,6,6-tetramethyl- 4-piperidinyl)-n-butylamino]- 1,3,5-triazine-2,4-diyl][(2,2,6,6- tetramethyl-4-piperidinyl)imino]- 1,6-hexanediyl[(2,2,6,6- tetramethyl-4-piperidinyl) imino]]-a-[N,N,N',N'-tetrabutyl- N"-(2,2,6,6-tetramethyl-4- piperidinyl)-N"-[6-(2,2,6,6- tetramethyl-4-piperidinylamino)- hexyl]-[1,3,5-triazine-2,4,6- triamine]-co-N,N,N',N'- tetrabutyl-1,3,5-triazine- 2,4-diamine]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95265</text:p>
          </table:table-cell>
          <table:table-cell office:value-type="string">
            <text:p>0227099-60-7</text:p>
          </table:table-cell>
          <table:table-cell office:value-type="string">
            <text:p>1,3,5-tris(4-benzoylphenyl) benze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15">
          <table:table-cell office:value-type="float" office:value="782">
            <text:p>782</text:p>
          </table:table-cell>
          <table:table-cell office:value-type="string">
            <text:p>76725</text:p>
          </table:table-cell>
          <table:table-cell office:value-type="string">
            <text:p>0661476-41-1</text:p>
          </table:table-cell>
          <table:table-cell office:value-type="string">
            <text:p>polydimethylsiloxane, 3-aminopropyl terminated, polymer with 1-isocyanato-3-isocyanatomethyl-3,5,5-trimethylcyclohexa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The fraction with molecular weight below 1 000 Da should not exceed 1 % (w/w)</text:p>
          </table:table-cell>
          <table:table-cell table:number-columns-repeated="1014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55910</text:p>
          </table:table-cell>
          <table:table-cell office:value-type="string">
            <text:p>0736150-63-3</text:p>
          </table:table-cell>
          <table:table-cell office:value-type="string">
            <text:p>glycerides, castor-oil mono-, hydrogenated, acetat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(32)</text:p>
          </table:table-cell>
          <table:table-cell table:number-columns-repeated="1015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95420</text:p>
          </table:table-cell>
          <table:table-cell office:value-type="string">
            <text:p>0745070-61-5</text:p>
          </table:table-cell>
          <table:table-cell office:value-type="string">
            <text:p>1,3,5-tris (2,2-dimethylpropanamido) benze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3">
          <table:table-cell office:value-type="float" office:value="785">
            <text:p>785</text:p>
          </table:table-cell>
          <table:table-cell office:value-type="string">
            <text:p>24910</text:p>
          </table:table-cell>
          <table:table-cell office:value-type="string">
            <text:p>0000100-21-0</text:p>
          </table:table-cell>
          <table:table-cell office:value-type="string">
            <text:p>terephtha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(28)</text:p>
          </table:table-cell>
          <table:table-cell table:number-columns-repeated="1015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14627</text:p>
          </table:table-cell>
          <table:table-cell office:value-type="string">
            <text:p>0000117-21-5</text:p>
          </table:table-cell>
          <table:table-cell office:value-type="string">
            <text:p>3-chlorophthal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ML expressed as 3-chlorophthalic acid</text:p>
          </table:table-cell>
          <table:table-cell table:number-columns-repeated="1014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14628</text:p>
          </table:table-cell>
          <table:table-cell office:value-type="string">
            <text:p>0000118-45-6</text:p>
          </table:table-cell>
          <table:table-cell office:value-type="string">
            <text:p>4-chlorophthalic anhydrid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ML expressed as 4-chlorophthalic acid</text:p>
          </table:table-cell>
          <table:table-cell table:number-columns-repeated="1014"/>
        </table:table-row>
        <table:table-row table:style-name="ro8">
          <table:table-cell office:value-type="float" office:value="788">
            <text:p>788</text:p>
          </table:table-cell>
          <table:table-cell office:value-type="string">
            <text:p>21498</text:p>
          </table:table-cell>
          <table:table-cell office:value-type="string">
            <text:p>0002530-85-0</text:p>
          </table:table-cell>
          <table:table-cell office:value-type="string">
            <text:p>[3-(methacryloxy)propyl] trimethoxysila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to be used as a surface treatment agent of inorganic fillers</text:p>
          </table:table-cell>
          <table:table-cell office:value-type="string">
            <text:p>(1) (11)</text:p>
          </table:table-cell>
          <table:table-cell table:number-columns-repeated="1013"/>
        </table:table-row>
        <table:table-row table:style-name="ro39">
          <table:table-cell office:value-type="float" office:value="789">
            <text:p>789</text:p>
          </table:table-cell>
          <table:table-cell office:value-type="string">
            <text:p>60027</text:p>
          </table:table-cell>
          <table:table-cell/>
          <table:table-cell office:value-type="string">
            <text:p>hydrogenated homopolymers and/or copolymers made of 1-hexene and/or 1-octene and/or 1-decene and/or 1-dodecene and/or 1-tetradecene (Mw: 440-12 000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Average molecular weight not less than 440 Da. Viscosity at 100 °C not less than 3,8 cSt (3,8 x 10<text:span text:style-name="T2">-6</text:span><text:span text:style-name="T1"> m</text:span><text:span text:style-name="T2">2</text:span><text:span text:style-name="T1">/s).</text:span></text:p>
          </table:table-cell>
          <table:table-cell office:value-type="string">
            <text:p>(2)</text:p>
          </table:table-cell>
          <table:table-cell table:number-columns-repeated="1013"/>
        </table:table-row>
        <table:table-row table:style-name="ro45">
          <table:table-cell office:value-type="float" office:value="790">
            <text:p>790</text:p>
          </table:table-cell>
          <table:table-cell office:value-type="string">
            <text:p>80480</text:p>
          </table:table-cell>
          <table:table-cell office:value-type="string">
            <text:p>0082451-48-7;0090751-07-8</text:p>
          </table:table-cell>
          <table:table-cell office:value-type="string">
            <text:p>poly(6-morpholino-1,3,5- triazine-2,4-diyl)-[(2,2,6,6- tetramethyl-4-piperidyl)imino)] hexa-methylene-[(2,2,6,6- tetramethyl-4-piperidyl)imino)]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verage molecular weight not less than 2 400 Da. Residual content of morpholine &lt; 30 mg/kg, of N,N'-bis(2,2,6,6-tetramethylpiperidin-4-yl)hexane-1,6-diamine &lt; 15 000 mg/kg, and of 2,4-dichloro-6-morpholino-1,3,5-triazine &lt; 20 mg/kg.</text:p>
          </table:table-cell>
          <table:table-cell office:value-type="string">
            <text:p>(16)</text:p>
          </table:table-cell>
          <table:table-cell table:number-columns-repeated="1013"/>
        </table:table-row>
        <table:table-row table:style-name="ro15">
          <table:table-cell office:value-type="float" office:value="791">
            <text:p>791</text:p>
          </table:table-cell>
          <table:table-cell office:value-type="string">
            <text:p>92470</text:p>
          </table:table-cell>
          <table:table-cell office:value-type="string">
            <text:p>0106990-43-6</text:p>
          </table:table-cell>
          <table:table-cell office:value-type="string">
            <text:p>N,N',N",N"-tetrakis(4,6-bis (N-butyl-(N-methyl-2,2,6,6- tetramethylpiperidin-4-yl) amino)triazin-2-yl)-4,7- diazadecane-1,10-diami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12">
          <table:table-cell office:value-type="float" office:value="792">
            <text:p>792</text:p>
          </table:table-cell>
          <table:table-cell office:value-type="string">
            <text:p>92475</text:p>
          </table:table-cell>
          <table:table-cell office:value-type="string">
            <text:p>0203255-81-6</text:p>
          </table:table-cell>
          <table:table-cell office:value-type="string">
            <text:p>3,3',5,5'-tetrakis(tert-butyl)-2,2'-dihydroxybiphenyl, cyclic ester with [3-(3-tert-butyl-4-hydroxy-5-methylphenyl) propyl]oxyphosphonous aci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ML expressed as the sum of phosphite and phosphate form of the substance and the hydrolysis products</text:p>
          </table:table-cell>
          <table:table-cell table:number-columns-repeated="1014"/>
        </table:table-row>
        <table:table-row table:style-name="ro12">
          <table:table-cell office:value-type="float" office:value="793">
            <text:p>793</text:p>
          </table:table-cell>
          <table:table-cell office:value-type="string">
            <text:p>94000</text:p>
          </table:table-cell>
          <table:table-cell office:value-type="string">
            <text:p>0000102-71-6</text:p>
          </table:table-cell>
          <table:table-cell office:value-type="string">
            <text:p>triethanolami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ML expressed as the sum of triethanolamine and the hydrochloride adduct expressed as triethanolamine</text:p>
          </table:table-cell>
          <table:table-cell table:number-columns-repeated="1014"/>
        </table:table-row>
        <table:table-row table:style-name="ro4">
          <table:table-cell office:value-type="float" office:value="794">
            <text:p>794</text:p>
          </table:table-cell>
          <table:table-cell office:value-type="string">
            <text:p>18117</text:p>
          </table:table-cell>
          <table:table-cell office:value-type="string">
            <text:p>0000079-14-1</text:p>
          </table:table-cell>
          <table:table-cell office:value-type="string">
            <text:p>glyco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For indirect food contact only, behind a PET layer</text:p>
          </table:table-cell>
          <table:table-cell table:number-columns-repeated="1014"/>
        </table:table-row>
        <table:table-row table:style-name="ro4">
          <table:table-cell office:value-type="float" office:value="795">
            <text:p>795</text:p>
          </table:table-cell>
          <table:table-cell office:value-type="string">
            <text:p>40155</text:p>
          </table:table-cell>
          <table:table-cell office:value-type="string">
            <text:p>0124172-53-8</text:p>
          </table:table-cell>
          <table:table-cell office:value-type="string">
            <text:p>N,N'-bis(2,2,6,6-tetramethyl-4- piperidyl)-N,N'- diformylhexamethylenediami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2) (12)</text:p>
          </table:table-cell>
          <table:table-cell table:number-columns-repeated="1013"/>
        </table:table-row>
        <table:table-row table:style-name="ro4">
          <table:table-cell office:value-type="float" office:value="796">
            <text:p>796</text:p>
          </table:table-cell>
          <table:table-cell office:value-type="string">
            <text:p>72141</text:p>
          </table:table-cell>
          <table:table-cell office:value-type="string">
            <text:p>0018600-59-4</text:p>
          </table:table-cell>
          <table:table-cell office:value-type="string">
            <text:p>2,2'-(1,4-phenylene)bis[4H-3,1-benzoxazin-4-one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ML including the sum of its hydrolysis products</text:p>
          </table:table-cell>
          <table:table-cell table:number-columns-repeated="1014"/>
        </table:table-row>
        <table:table-row table:style-name="ro4">
          <table:table-cell office:value-type="float" office:value="797">
            <text:p>797</text:p>
          </table:table-cell>
          <table:table-cell office:value-type="string">
            <text:p>76807</text:p>
          </table:table-cell>
          <table:table-cell office:value-type="string">
            <text:p>0007328-26-5</text:p>
          </table:table-cell>
          <table:table-cell office:value-type="string">
            <text:p>polyester of adipic acid with 1,3-butanediol, 1,2-propanediol and 2-ethyl-1-hexano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(31) (32)</text:p>
          </table:table-cell>
          <table:table-cell table:number-columns-repeated="1015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92200</text:p>
          </table:table-cell>
          <table:table-cell office:value-type="string">
            <text:p>0006422-86-2</text:p>
          </table:table-cell>
          <table:table-cell office:value-type="string">
            <text:p>terephthalic acid, bis(2-ethylhexyl)est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0">
            <text:p>60</text:p>
          </table:table-cell>
          <table:table-cell office:value-type="string">
            <text:p>(32)</text:p>
          </table:table-cell>
          <table:table-cell table:number-columns-repeated="1015"/>
        </table:table-row>
        <table:table-row table:style-name="ro30">
          <table:table-cell office:value-type="float" office:value="799">
            <text:p>799</text:p>
          </table:table-cell>
          <table:table-cell office:value-type="string">
            <text:p>77708</text:p>
          </table:table-cell>
          <table:table-cell/>
          <table:table-cell office:value-type="string">
            <text:p>polyethyleneglycol (EO = 1-50) ethers of linear and branched primary (C<text:span text:style-name="T5">8</text:span><text:span text:style-name="T6">-C</text:span><text:span text:style-name="T5">22</text:span><text:span text:style-name="T6">) alcohol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In compliance with the purity criteria for ethylene oxide as laid down in Directive 2008/84/EC laying down specific purity criteria on food additives other than colours and sweeteners (OJ L 253, 20.9.2008, p. 1)</text:p>
          </table:table-cell>
          <table:table-cell table:number-columns-repeated="1014"/>
        </table:table-row>
        <table:table-row table:style-name="ro3">
          <table:table-cell office:value-type="float" office:value="800">
            <text:p>800</text:p>
          </table:table-cell>
          <table:table-cell office:value-type="string">
            <text:p>94425</text:p>
          </table:table-cell>
          <table:table-cell office:value-type="string">
            <text:p>0000867-13-0</text:p>
          </table:table-cell>
          <table:table-cell office:value-type="string">
            <text:p>triethyl phosphonoacet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for use in PET</text:p>
          </table:table-cell>
          <table:table-cell table:number-columns-repeated="1014"/>
        </table:table-row>
        <table:table-row table:style-name="ro19">
          <table:table-cell office:value-type="float" office:value="801">
            <text:p>801</text:p>
          </table:table-cell>
          <table:table-cell office:value-type="string">
            <text:p>30607</text:p>
          </table:table-cell>
          <table:table-cell/>
          <table:table-cell office:value-type="string">
            <text:p>acids, C<text:span text:style-name="T5">2</text:span><text:span text:style-name="T6">-C</text:span><text:span text:style-name="T5">24</text:span><text:span text:style-name="T6">, aliphatic, linear, monocarboxylic, from natural oils and fats, lithium salt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6">
          <table:table-cell office:value-type="float" office:value="802">
            <text:p>802</text:p>
          </table:table-cell>
          <table:table-cell office:value-type="string">
            <text:p>33105</text:p>
          </table:table-cell>
          <table:table-cell office:value-type="string">
            <text:p>0146340-15-0</text:p>
          </table:table-cell>
          <table:table-cell office:value-type="string">
            <text:p>alcohols, C<text:span text:style-name="T5">12</text:span><text:span text:style-name="T6">-C</text:span><text:span text:style-name="T5">14</text:span><text:span text:style-name="T6"> secondary, f&gt;-(2-hydroxyethoxy), ethoxylated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(12)</text:p>
          </table:table-cell>
          <table:table-cell table:number-columns-repeated="1013"/>
        </table:table-row>
        <table:table-row table:style-name="ro32">
          <table:table-cell office:value-type="float" office:value="803">
            <text:p>803</text:p>
          </table:table-cell>
          <table:table-cell office:value-type="string">
            <text:p>33535</text:p>
          </table:table-cell>
          <table:table-cell office:value-type="string">
            <text:p>0152261-33-1</text:p>
          </table:table-cell>
          <table:table-cell office:value-type="string">
            <text:p>a-alkenes(C<text:span text:style-name="T5">20</text:span><text:span text:style-name="T6">-C</text:span><text:span text:style-name="T5">24</text:span><text:span text:style-name="T6">) copolymer with maleic anhydride, reaction product with 4-amino-2,2,6,6-tetramethylpiperidine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Not to be used for articles in contact with fatty foods for which simulant D is laid down. Not to be used in contact with alcoholic foods.</text:p>
          </table:table-cell>
          <table:table-cell office:value-type="string">
            <text:p>(13)</text:p>
          </table:table-cell>
          <table:table-cell table:number-columns-repeated="1013"/>
        </table:table-row>
        <table:table-row table:style-name="ro32">
          <table:table-cell office:value-type="float" office:value="804">
            <text:p>804</text:p>
          </table:table-cell>
          <table:table-cell office:value-type="string">
            <text:p>80510</text:p>
          </table:table-cell>
          <table:table-cell office:value-type="string">
            <text:p>1010121-89-7</text:p>
          </table:table-cell>
          <table:table-cell office:value-type="string">
            <text:p>poly(3-nonyl-1,1-dioxo-1-thiopropane-1,3-diyl)-block-poly(x-oleyl-7-hydroxy-1,5-diiminooctane-1,8-diyl), process mixture with x = 1 and/or 5, neutralised with dodecylbenze-nesulfon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as polymer production aid in polyethylene (PE), polypropylene (PP) and polystyrene (PS)</text:p>
          </table:table-cell>
          <table:table-cell table:number-columns-repeated="1014"/>
        </table:table-row>
        <table:table-row table:style-name="ro12">
          <table:table-cell office:value-type="float" office:value="805">
            <text:p>805</text:p>
          </table:table-cell>
          <table:table-cell office:value-type="string">
            <text:p>93450</text:p>
          </table:table-cell>
          <table:table-cell/>
          <table:table-cell office:value-type="string">
            <text:p>titanium dioxide, coated with a copolymer of n-octyltrichlorosilane and [ami-notris(methylenephosphonic acid), penta sodium salt]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The content of the surface treatment copolymer of the coated titanium dioxide is less than 1 % w/w</text:p>
          </table:table-cell>
          <table:table-cell table:number-columns-repeated="1014"/>
        </table:table-row>
        <table:table-row table:style-name="ro4">
          <table:table-cell office:value-type="float" office:value="806">
            <text:p>806</text:p>
          </table:table-cell>
          <table:table-cell office:value-type="string">
            <text:p>14876</text:p>
          </table:table-cell>
          <table:table-cell office:value-type="string">
            <text:p>0001076-97-7</text:p>
          </table:table-cell>
          <table:table-cell office:value-type="string">
            <text:p>1,4-cyclohexanedicarboxylic aci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Only to be used for manufacture of polyesters</text:p>
          </table:table-cell>
          <table:table-cell table:number-columns-repeated="1014"/>
        </table:table-row>
        <table:table-row table:style-name="ro46">
          <table:table-cell office:value-type="float" office:value="807">
            <text:p>807</text:p>
          </table:table-cell>
          <table:table-cell office:value-type="string">
            <text:p>93485</text:p>
          </table:table-cell>
          <table:table-cell/>
          <table:table-cell office:value-type="string">
            <text:p>titanium nitride, nanoparticl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No migration of titanium nitride nanoparticles. Only to be used in PET bottles up to 20 mg/kg. In the PET, the agglomerates have a diameter of 100 -500 nm consisting of primary titanium nitride nano-particles; primary particles have a diameter of approximately 20 nm.</text:p>
          </table:table-cell>
          <table:table-cell table:number-columns-repeated="1014"/>
        </table:table-row>
        <table:table-row table:style-name="ro4">
          <table:table-cell office:value-type="float" office:value="808">
            <text:p>808</text:p>
          </table:table-cell>
          <table:table-cell office:value-type="string">
            <text:p>38550</text:p>
          </table:table-cell>
          <table:table-cell office:value-type="string">
            <text:p>0882073-43-0</text:p>
          </table:table-cell>
          <table:table-cell office:value-type="string">
            <text:p>bis(4-propylbenzylidene) propylsorbito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ML including the sum of its hydrolysis products</text:p>
          </table:table-cell>
          <table:table-cell table:number-columns-repeated="1014"/>
        </table:table-row>
        <table:table-row table:style-name="ro8">
          <table:table-cell office:value-type="float" office:value="809">
            <text:p>809</text:p>
          </table:table-cell>
          <table:table-cell office:value-type="string">
            <text:p>49080</text:p>
          </table:table-cell>
          <table:table-cell office:value-type="string">
            <text:p>0852282-89-4</text:p>
          </table:table-cell>
          <table:table-cell office:value-type="string">
            <text:p>N-(2,6-diisopropylphenyl)-6-[4-(1,1,3,3-tetramethylbutyl) phenoxy]-1H-benzo[de] isoquinolin-1,3(2H)-di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for use in PET</text:p>
          </table:table-cell>
          <table:table-cell office:value-type="string">
            <text:p>(6) (14) (15)</text:p>
          </table:table-cell>
          <table:table-cell table:number-columns-repeated="1013"/>
        </table:table-row>
        <table:table-row table:style-name="ro15">
          <table:table-cell office:value-type="float" office:value="810">
            <text:p>810</text:p>
          </table:table-cell>
          <table:table-cell office:value-type="string">
            <text:p>68119</text:p>
          </table:table-cell>
          <table:table-cell/>
          <table:table-cell office:value-type="string">
            <text:p>neopentyl glycol, diesters and monoesters with benzoic acid and 2-ethylhexano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office:value-type="string">
            <text:p>(32)</text:p>
          </table:table-cell>
          <table:table-cell office:value-type="string">
            <text:p>Not to be used for articles in contact with fatty foods for which simulant D is laid down.</text:p>
          </table:table-cell>
          <table:table-cell table:number-columns-repeated="1014"/>
        </table:table-row>
        <table:table-row table:style-name="ro3">
          <table:table-cell office:value-type="float" office:value="811">
            <text:p>811</text:p>
          </table:table-cell>
          <table:table-cell office:value-type="string">
            <text:p>80077</text:p>
          </table:table-cell>
          <table:table-cell office:value-type="string">
            <text:p>0068441-17-8</text:p>
          </table:table-cell>
          <table:table-cell office:value-type="string">
            <text:p>polyethylene waxes, oxidise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0">
            <text:p>60</text:p>
          </table:table-cell>
          <table:table-cell table:number-columns-repeated="1016"/>
        </table:table-row>
        <table:table-row table:style-name="ro45">
          <table:table-cell office:value-type="float" office:value="812">
            <text:p>812</text:p>
          </table:table-cell>
          <table:table-cell office:value-type="string">
            <text:p>80350</text:p>
          </table:table-cell>
          <table:table-cell office:value-type="string">
            <text:p>0124578-12-7</text:p>
          </table:table-cell>
          <table:table-cell office:value-type="string">
            <text:p>poly(12-hydroxystearic acid)-polyethyleneimine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polyethylene terephthalate (PET), polystyrene (PS), high impact polystyrene (HIPS) and polyamide (PA) up to 0,1 % w/w. Prepared by the reaction of poly(12-hydroxystearic acid) with polyethyleneimine.</text:p>
          </table:table-cell>
          <table:table-cell table:number-columns-repeated="1014"/>
        </table:table-row>
        <table:table-row table:style-name="ro14">
          <table:table-cell office:value-type="float" office:value="813">
            <text:p>813</text:p>
          </table:table-cell>
          <table:table-cell office:value-type="string">
            <text:p>91530</text:p>
          </table:table-cell>
          <table:table-cell/>
          <table:table-cell office:value-type="string">
            <text:p>sulphosuccinic acid alkyl (C<text:span text:style-name="T5">4</text:span><text:span text:style-name="T6">-C</text:span><text:span text:style-name="T5">20</text:span><text:span text:style-name="T6">) or cyclohexyl diesters, salt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9">
          <table:table-cell office:value-type="float" office:value="814">
            <text:p>814</text:p>
          </table:table-cell>
          <table:table-cell office:value-type="string">
            <text:p>91815</text:p>
          </table:table-cell>
          <table:table-cell/>
          <table:table-cell office:value-type="string">
            <text:p>sulphosuccinic acid monoalkyl (C<text:span text:style-name="T5">10</text:span><text:span text:style-name="T6">-C</text:span><text:span text:style-name="T5">16</text:span><text:span text:style-name="T6">) polyethyleneglycol esters, salts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5">
          <table:table-cell office:value-type="float" office:value="815">
            <text:p>815</text:p>
          </table:table-cell>
          <table:table-cell office:value-type="string">
            <text:p>94985</text:p>
          </table:table-cell>
          <table:table-cell/>
          <table:table-cell office:value-type="string">
            <text:p>trimethylolpropane, mixed tri-esters and diesters with benzoic acid and 2-ethylhexanoic acid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office:value-type="string">
            <text:p>(32)</text:p>
          </table:table-cell>
          <table:table-cell office:value-type="string">
            <text:p>Not to be used for articles in contact with fatty foods for which simulant D is laid down</text:p>
          </table:table-cell>
          <table:table-cell table:number-columns-repeated="1014"/>
        </table:table-row>
        <table:table-row table:style-name="ro2">
          <table:table-cell office:value-type="float" office:value="816">
            <text:p>816</text:p>
          </table:table-cell>
          <table:table-cell office:value-type="string">
            <text:p>45704</text:p>
          </table:table-cell>
          <table:table-cell/>
          <table:table-cell office:value-type="string">
            <text:p>cis-1,2-cyclohexanedicarboxylic acid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8">
          <table:table-cell office:value-type="float" office:value="817">
            <text:p>817</text:p>
          </table:table-cell>
          <table:table-cell office:value-type="string">
            <text:p>38507</text:p>
          </table:table-cell>
          <table:table-cell/>
          <table:table-cell office:value-type="string">
            <text:p>cis-endo-bicyclo[2.2.1]heptane-2,3-dicarboxylic acid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ot to be used with polyethylene in contact with acidic foods. Purity &gt; 96 %.</text:p>
          </table:table-cell>
          <table:table-cell table:number-columns-repeated="1014"/>
        </table:table-row>
        <table:table-row table:style-name="ro3">
          <table:table-cell office:value-type="float" office:value="818">
            <text:p>818</text:p>
          </table:table-cell>
          <table:table-cell office:value-type="string">
            <text:p>21530</text:p>
          </table:table-cell>
          <table:table-cell/>
          <table:table-cell office:value-type="string">
            <text:p>methallylsulphonic acid, salt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4">
          <table:table-cell office:value-type="float" office:value="819">
            <text:p>819</text:p>
          </table:table-cell>
          <table:table-cell office:value-type="string">
            <text:p>68110</text:p>
          </table:table-cell>
          <table:table-cell/>
          <table:table-cell office:value-type="string">
            <text:p>neodecanoic acid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Not to be used in polymers contacting fatty foods. Not to be used for articles in contact with fatty foods for which simulant D is laid down. SML expressed as neode-canoic acid.</text:p>
          </table:table-cell>
          <table:table-cell table:number-columns-repeated="1014"/>
        </table:table-row>
        <table:table-row table:style-name="ro3">
          <table:table-cell office:value-type="float" office:value="820">
            <text:p>820</text:p>
          </table:table-cell>
          <table:table-cell office:value-type="string">
            <text:p>76420</text:p>
          </table:table-cell>
          <table:table-cell/>
          <table:table-cell office:value-type="string">
            <text:p>pimelic acid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821">
            <text:p>821</text:p>
          </table:table-cell>
          <table:table-cell office:value-type="string">
            <text:p>90810</text:p>
          </table:table-cell>
          <table:table-cell/>
          <table:table-cell office:value-type="string">
            <text:p>stearoyl-2-lactylic acid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3">
          <table:table-cell office:value-type="float" office:value="822">
            <text:p>822</text:p>
          </table:table-cell>
          <table:table-cell office:value-type="string">
            <text:p>71938</text:p>
          </table:table-cell>
          <table:table-cell/>
          <table:table-cell office:value-type="string">
            <text:p>perchloric acid, sal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(4)</text:p>
          </table:table-cell>
          <table:table-cell table:number-columns-repeated="1013"/>
        </table:table-row>
        <table:table-row table:style-name="ro3">
          <table:table-cell office:value-type="float" office:value="823">
            <text:p>823</text:p>
          </table:table-cell>
          <table:table-cell office:value-type="string">
            <text:p>24889</text:p>
          </table:table-cell>
          <table:table-cell/>
          <table:table-cell office:value-type="string">
            <text:p>5-Sulphoisophthalic acid, salt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30">
          <table:table-cell office:value-type="float" office:value="854">
            <text:p>854</text:p>
          </table:table-cell>
          <table:table-cell office:value-type="string">
            <text:p>71943</text:p>
          </table:table-cell>
          <table:table-cell office:value-type="string">
            <text:p>0329238-24-6</text:p>
          </table:table-cell>
          <table:table-cell office:value-type="string">
            <text:p>perfluoro acetic acid, a-substituted with the copolymer of perfluoro-1,2-propylene glycol and perfluoro-1,1-ethylene glycol, terminated with chlorohexafluoropropyloxy group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concentrations up to 0,5 % w/w in the polymerisation of fluo-ropolymers that are processed at temperatures at or above 340 °C and are intended for use in repeated use articles</text:p>
          </table:table-cell>
          <table:table-cell table:number-columns-repeated="1014"/>
        </table:table-row>
        <table:table-row table:style-name="ro22">
          <table:table-cell office:value-type="float" office:value="860">
            <text:p>860</text:p>
          </table:table-cell>
          <table:table-cell office:value-type="string">
            <text:p>71980</text:p>
          </table:table-cell>
          <table:table-cell office:value-type="string">
            <text:p>0051798-33-5</text:p>
          </table:table-cell>
          <table:table-cell office:value-type="string">
            <text:p>perfluoro[2-(poly(n-propoxy))propanoic acid]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the polymerisation of fluoropoly-mers that are processed at temperatures at or above 265 °C and are intended for use in repeated use articles</text:p>
          </table:table-cell>
          <table:table-cell table:number-columns-repeated="1014"/>
        </table:table-row>
        <table:table-row table:style-name="ro22">
          <table:table-cell office:value-type="float" office:value="861">
            <text:p>861</text:p>
          </table:table-cell>
          <table:table-cell office:value-type="string">
            <text:p>71990</text:p>
          </table:table-cell>
          <table:table-cell office:value-type="string">
            <text:p>0013252-13-6</text:p>
          </table:table-cell>
          <table:table-cell office:value-type="string">
            <text:p>perfluoro[2-(n-propoxy)propanoic acid]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the polymerisation of fluoropoly-mers that are processed at temperatures at or above 265 °C and are intended for use in repeated use articles</text:p>
          </table:table-cell>
          <table:table-cell table:number-columns-repeated="1014"/>
        </table:table-row>
        <table:table-row table:style-name="ro32">
          <table:table-cell office:value-type="float" office:value="862">
            <text:p>862</text:p>
          </table:table-cell>
          <table:table-cell office:value-type="string">
            <text:p>15180</text:p>
          </table:table-cell>
          <table:table-cell office:value-type="string">
            <text:p>0018085-02-4</text:p>
          </table:table-cell>
          <table:table-cell office:value-type="string">
            <text:p>3,4-diacetoxy-1-bute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ML including the hydrolysis product 3,4-dihydroxy-1-butene. Only for use as a co-monomer for ethyl vinyl alcohol copolymers.</text:p>
          </table:table-cell>
          <table:table-cell table:number-columns-repeated="1014"/>
        </table:table-row>
        <table:table-row table:style-name="ro32">
          <table:table-cell office:value-type="float" office:value="864">
            <text:p>864</text:p>
          </table:table-cell>
          <table:table-cell office:value-type="string">
            <text:p>46330</text:p>
          </table:table-cell>
          <table:table-cell office:value-type="string">
            <text:p>0000056-06-4</text:p>
          </table:table-cell>
          <table:table-cell office:value-type="string">
            <text:p>2,4-diamino-6-hydroxypyrimidi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Only to be used in rigid poly(vinyl chloride) (PVC) in contact with non-acidic and non-alcoholic aqueous food</text:p>
          </table:table-cell>
          <table:table-cell table:number-columns-repeated="1014"/>
        </table:table-row>
        <table:table-row table:style-name="ro15">
          <table:table-cell office:value-type="float" office:value="865">
            <text:p>865</text:p>
          </table:table-cell>
          <table:table-cell office:value-type="string">
            <text:p>40619</text:p>
          </table:table-cell>
          <table:table-cell office:value-type="string">
            <text:p>0025322-99-0</text:p>
          </table:table-cell>
          <table:table-cell office:value-type="string">
            <text:p>(butyl acrylate, methyl methacrylate, butyl methacrylate)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rigid poly(vinyl chloride) (PVC) at a maximum level of 1 %</text:p>
          </table:table-cell>
          <table:table-cell table:number-columns-repeated="1014"/>
        </table:table-row>
        <table:table-row table:style-name="ro15">
          <table:table-cell office:value-type="float" office:value="866">
            <text:p>866</text:p>
          </table:table-cell>
          <table:table-cell office:value-type="string">
            <text:p>40620</text:p>
          </table:table-cell>
          <table:table-cell/>
          <table:table-cell office:value-type="string">
            <text:p>(butyl acrylate, methyl methacrylate) copolymer, cross-linked with allyl methacryl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rigid poly(vinyl chloride) (PVC) at a maximum level of 7 %</text:p>
          </table:table-cell>
          <table:table-cell table:number-columns-repeated="1014"/>
        </table:table-row>
        <table:table-row table:style-name="ro15">
          <table:table-cell office:value-type="float" office:value="867">
            <text:p>867</text:p>
          </table:table-cell>
          <table:table-cell office:value-type="string">
            <text:p>40815</text:p>
          </table:table-cell>
          <table:table-cell office:value-type="string">
            <text:p>0040471-03-2</text:p>
          </table:table-cell>
          <table:table-cell office:value-type="string">
            <text:p>(butyl methacrylate, ethyl acrylate, methyl methacrylate)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rigid poly(vinyl chloride) (PVC) at a maximum level of 2 %</text:p>
          </table:table-cell>
          <table:table-cell table:number-columns-repeated="1014"/>
        </table:table-row>
        <table:table-row table:style-name="ro15">
          <table:table-cell office:value-type="float" office:value="868">
            <text:p>868</text:p>
          </table:table-cell>
          <table:table-cell office:value-type="string">
            <text:p>53245</text:p>
          </table:table-cell>
          <table:table-cell office:value-type="string">
            <text:p>0009010-88-2</text:p>
          </table:table-cell>
          <table:table-cell office:value-type="string">
            <text:p>(ethyl acrylate, methyl methacrylate)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rigid poly(vinyl chloride) (PVC) at a maximum level of 2 %</text:p>
          </table:table-cell>
          <table:table-cell table:number-columns-repeated="1014"/>
        </table:table-row>
        <table:table-row table:style-name="ro15">
          <table:table-cell office:value-type="float" office:value="869">
            <text:p>869</text:p>
          </table:table-cell>
          <table:table-cell office:value-type="string">
            <text:p>66763</text:p>
          </table:table-cell>
          <table:table-cell office:value-type="string">
            <text:p>0027136-15-8</text:p>
          </table:table-cell>
          <table:table-cell office:value-type="string">
            <text:p>(butyl acrylate, methyl methacrylate, styrene) copolym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rigid poly(vinyl chloride) (PVC) at a maximum level of 3 %</text:p>
          </table:table-cell>
          <table:table-cell table:number-columns-repeated="1014"/>
        </table:table-row>
        <table:table-row table:style-name="ro4">
          <table:table-cell office:value-type="float" office:value="870">
            <text:p>870</text:p>
          </table:table-cell>
          <table:table-cell office:value-type="string">
            <text:p>95500</text:p>
          </table:table-cell>
          <table:table-cell office:value-type="string">
            <text:p>0160535-46-6</text:p>
          </table:table-cell>
          <table:table-cell office:value-type="string">
            <text:p>N,N',N"-tris(2- methylcyclohexyl)-1,2,3- propane-tricarboxamid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80345</text:p>
          </table:table-cell>
          <table:table-cell office:value-type="string">
            <text:p>0058128-22-6</text:p>
          </table:table-cell>
          <table:table-cell office:value-type="string">
            <text:p>poly(12-hydroxystearic acid) stearat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47">
          <table:table-cell office:value-type="float" office:value="878">
            <text:p>878</text:p>
          </table:table-cell>
          <table:table-cell office:value-type="string">
            <text:p>31335</text:p>
          </table:table-cell>
          <table:table-cell/>
          <table:table-cell office:value-type="string">
            <text:p>acids, fatty (C<text:span text:style-name="T5">8</text:span><text:span text:style-name="T6">-C</text:span><text:span text:style-name="T5">22</text:span><text:span text:style-name="T6">) from animal or vegetable fats and oils, esters with branched alcohols, aliphatic, monohydric, saturated, primary (C</text:span><text:span text:style-name="T5">3</text:span><text:span text:style-name="T6">-C</text:span><text:span text:style-name="T5">22</text:span><text:span text:style-name="T6">)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7">
          <table:table-cell office:value-type="float" office:value="879">
            <text:p>879</text:p>
          </table:table-cell>
          <table:table-cell office:value-type="string">
            <text:p>31336</text:p>
          </table:table-cell>
          <table:table-cell/>
          <table:table-cell office:value-type="string">
            <text:p>acids, fatty (C<text:span text:style-name="T5">8</text:span><text:span text:style-name="T6">-C</text:span><text:span text:style-name="T5">22</text:span><text:span text:style-name="T6">) from animal or vegetable fats and oils, esters with alcohols, linear, aliphatic, monohydric, saturated, primary (C</text:span><text:span text:style-name="T5">1</text:span><text:span text:style-name="T6">-C</text:span><text:span text:style-name="T5">22</text:span><text:span text:style-name="T6">)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6">
          <table:table-cell office:value-type="float" office:value="880">
            <text:p>880</text:p>
          </table:table-cell>
          <table:table-cell office:value-type="string">
            <text:p>31348</text:p>
          </table:table-cell>
          <table:table-cell office:value-type="string">
            <text:p>0085116-93-4</text:p>
          </table:table-cell>
          <table:table-cell office:value-type="string">
            <text:p>acids, fatty (C<text:span text:style-name="T5">8</text:span><text:span text:style-name="T6">-C</text:span><text:span text:style-name="T5">22</text:span><text:span text:style-name="T6">), esters with pentaerythritol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15">
          <table:table-cell office:value-type="float" office:value="881">
            <text:p>881</text:p>
          </table:table-cell>
          <table:table-cell office:value-type="string">
            <text:p>25187</text:p>
          </table:table-cell>
          <table:table-cell office:value-type="string">
            <text:p>0003010-96-6</text:p>
          </table:table-cell>
          <table:table-cell office:value-type="string">
            <text:p>2,2,4,4-tetramethylcyclobutane- 1,3-di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Only for repeated use articles for long term storage at room temperature or below and hotfill</text:p>
          </table:table-cell>
          <table:table-cell table:number-columns-repeated="1014"/>
        </table:table-row>
        <table:table-row table:style-name="ro3">
          <table:table-cell office:value-type="float" office:value="882">
            <text:p>882</text:p>
          </table:table-cell>
          <table:table-cell office:value-type="string">
            <text:p>25872</text:p>
          </table:table-cell>
          <table:table-cell office:value-type="string">
            <text:p>0002416-94-6</text:p>
          </table:table-cell>
          <table:table-cell office:value-type="string">
            <text:p>2,3,6-trimethylphen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 table:number-columns-repeated="1016"/>
        </table:table-row>
        <table:table-row table:style-name="ro48">
          <table:table-cell office:value-type="float" office:value="883">
            <text:p>883</text:p>
          </table:table-cell>
          <table:table-cell office:value-type="string">
            <text:p>22074</text:p>
          </table:table-cell>
          <table:table-cell office:value-type="string">
            <text:p>0004457-71-0</text:p>
          </table:table-cell>
          <table:table-cell office:value-type="string">
            <text:p>3-methyl-1,5-pentanedio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Only to be used in materials in contact with food at a surface to mass ratio up to 0,5 dm<text:span text:style-name="T2">2</text:span><text:span text:style-name="T1">/kg</text:span></text:p>
          </table:table-cell>
          <table:table-cell table:number-columns-repeated="1014"/>
        </table:table-row>
        <table:table-row table:style-name="ro15">
          <table:table-cell office:value-type="float" office:value="884">
            <text:p>884</text:p>
          </table:table-cell>
          <table:table-cell office:value-type="string">
            <text:p>34240</text:p>
          </table:table-cell>
          <table:table-cell office:value-type="string">
            <text:p>0091082-17-6</text:p>
          </table:table-cell>
          <table:table-cell office:value-type="string">
            <text:p>alkyl(C<text:span text:style-name="T5">10</text:span><text:span text:style-name="T6">-C</text:span><text:span text:style-name="T5">21</text:span><text:span text:style-name="T6">)sulphonic acid, esters with phenol</text:span>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Not to be used for articles in contact with fatty foods for which simulant D is laid down.</text:p>
          </table:table-cell>
          <table:table-cell table:number-columns-repeated="1014"/>
        </table:table-row>
        <table:table-row table:style-name="ro49">
          <table:table-cell office:value-type="float" office:value="885">
            <text:p>885</text:p>
          </table:table-cell>
          <table:table-cell office:value-type="string">
            <text:p>45676</text:p>
          </table:table-cell>
          <table:table-cell office:value-type="string">
            <text:p>0263244-54-8</text:p>
          </table:table-cell>
          <table:table-cell office:value-type="string">
            <text:p>cyclic oligomers of (butylene terephthalate)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Only to be used in poly(ethylene terephthalate) (PET), poly(butylene terephthalate) (PBT), polycarbonate (PC), polystyrene (PS) and rigid poly(vinyl chloride) (PVC) plastics in concentrations up to 1 % w/w, in contact with aqueous, acidic and alcoholic foods, for long term storage at room temperature.</text:p>
          </table:table-cell>
          <table:table-cell table:number-columns-repeated="1014"/>
        </table:table-row>
        <table:table-row table:style-name="ro5">
          <table:table-cell table:style-name="ce67"/>
          <table:table-cell table:style-name="ce72" table:number-columns-repeated="2"/>
          <table:table-cell table:style-name="ce78"/>
          <table:table-cell table:style-name="ce83" table:number-columns-repeated="6"/>
          <table:table-cell table:style-name="ce72"/>
          <table:table-cell table:number-columns-repeated="1013"/>
        </table:table-row>
      </table:table>
      <table:table table:name="source" table:style-name="ta10" table:print="false">
        <office:forms form:automatic-focus="false" form:apply-design-mode="false"/>
        <table:table-column table:style-name="co66" table:default-cell-style-name="ce86"/>
        <table:table-column table:style-name="co67" table:default-cell-style-name="ce86"/>
        <table:table-column table:style-name="co52" table:number-columns-repeated="1022" table:default-cell-style-name="Default"/>
        <table:table-row table:style-name="ro5">
          <table:table-cell table:style-name="ce9" office:value-type="string">
            <text:p>abbreviation</text:p>
          </table:table-cell>
          <table:table-cell table:style-name="ce9" office:value-type="string">
            <text:p>description</text:p>
          </table:table-cell>
          <table:table-cell table:style-name="ce88" table:number-columns-repeated="1022"/>
        </table:table-row>
        <table:table-row table:style-name="ro5">
          <table:table-cell office:value-type="string">
            <text:p>hanser</text:p>
          </table:table-cell>
          <table:table-cell office:value-type="string">
            <text:p>Plastics Additives Handbook. Hans Zweifel, Ralph D. Maier, Michael Schiller. Hanser 6th Edition</text:p>
          </table:table-cell>
          <table:table-cell table:number-columns-repeated="1022"/>
        </table:table-row>
        <table:table-row table:style-name="ro5">
          <table:table-cell office:value-type="string">
            <text:p>elsevier</text:p>
          </table:table-cell>
          <table:table-cell office:value-type="string">
            <text:p>Additives for Plastics Handbook. John Murphy. Elsevier Advanced Technology 2nd Edition</text:p>
          </table:table-cell>
          <table:table-cell table:number-columns-repeated="1022"/>
        </table:table-row>
        <table:table-row table:style-name="ro5">
          <table:table-cell office:value-type="string">
            <text:p>wikipedia</text:p>
          </table:table-cell>
          <table:table-cell table:style-name="ce87" office:value-type="string">
            <text:p>http://en.wikipedia.org/wiki/Main_Page</text:p>
          </table:table-cell>
          <table:table-cell table:number-columns-repeated="1022"/>
        </table:table-row>
        <table:table-row table:style-name="ro6">
          <table:table-cell table:style-name="Default" office:value-type="string">
            <text:p>rapra</text:p>
          </table:table-cell>
          <table:table-cell table:style-name="Default" office:value-type="string">
            <text:p>Plastics Additives - Rapra Market Report. Geoffrey Pritchard. Rapra Technology Limited</text:p>
          </table:table-cell>
          <table:table-cell table:number-columns-repeated="1022"/>
        </table:table-row>
      </table:table>
      <table:named-expressions>
        <table:named-expression table:name="_xlnm._FilterDatabase" table:base-cell-address="$nfo.$A$1" table:expression="$#REF!.$A$1:$R$147"/>
        <table:named-range table:name="acronyme" table:base-cell-address="$nfo.$A$1" table:cell-range-address="$polymer.$A$2:.$A$25"/>
        <table:named-range table:name="class" table:base-cell-address="$nfo.$A$1" table:cell-range-address="$polymer_alias.$A$2:$polymer_alias.$A$7"/>
        <table:named-range table:name="composition" table:base-cell-address="$nfo.$A$1" table:cell-range-address="$polymer.$F$2:.$F$25"/>
        <table:named-range table:name="density_inf" table:base-cell-address="$nfo.$A$1" table:cell-range-address="$polymer.$C$2:.$C$25"/>
        <table:named-range table:name="density_sup" table:base-cell-address="$nfo.$A$1" table:cell-range-address="$polymer.$E$2:.$E$25"/>
        <table:named-range table:name="name" table:base-cell-address="$nfo.$A$1" table:cell-range-address="$polymer.$B$2:.$B$25"/>
        <table:named-expression table:name="PMCAS" table:base-cell-address="$nfo.$A$1" table:expression="#ref!"/>
        <table:named-expression table:name="PMCAS_1" table:base-cell-address="$nfo.$A$1" table:expression="#ref!"/>
        <table:named-range table:name="Tg" table:base-cell-address="$nfo.$A$1" table:cell-range-address="$polymer.$G$2:.$G$25"/>
        <table:named-range table:name="Tm" table:base-cell-address="$nfo.$A$1" table:cell-range-address="$polymer.$H$2:.$H$25"/>
        <table:named-expression table:name="inherit" table:base-cell-address="$nfo.$D$1" table:expression="$#REF!.$C$5:$C$1048553"/>
        <table:named-expression table:name="M" table:base-cell-address="$nfo.$G$1" table:expression="$#REF!.$F$5:$F$1048553"/>
        <table:named-expression table:name="polymer" table:base-cell-address="$nfo.$I$1" table:expression="$#REF!.$G$5:$G$7"/>
        <table:named-expression table:name="id" table:base-cell-address="$nfo.$B$1" table:expression="$#REF!.$#REF!$5:$#REF!$1048553"/>
        <table:named-expression table:name="parent" table:base-cell-address="$nfo.$C$1" table:expression="$#REF!.$#REF!$5:$#REF!$1048553"/>
        <table:named-expression table:name="SML" table:base-cell-address="$nfo.$J$1" table:expression="$#REF!.$H$5:$H$7"/>
        <table:named-expression table:name="CP01_" table:base-cell-address="$nfo.$K$1" table:expression="$#REF!.$I$5:$I$7"/>
        <table:named-expression table:name="CP02_" table:base-cell-address="$nfo.$L$1" table:expression="$#REF!.$J$5:$J$7"/>
        <table:named-expression table:name="CP03_" table:base-cell-address="$nfo.$M$1" table:expression="$#REF!.$K$5:$K$7"/>
        <table:named-expression table:name="rhoP" table:base-cell-address="$nfo.$N$1" table:expression="$#REF!.$L$5:$L$7"/>
        <table:named-expression table:name="rhoF" table:base-cell-address="$nfo.$O$1" table:expression="$#REF!.$M$5:$M$7"/>
        <table:named-expression table:name="A" table:base-cell-address="$nfo.$P$1" table:expression="$#REF!.$N$5:$N$7"/>
        <table:named-expression table:name="mF" table:base-cell-address="$nfo.$Q$1" table:expression="$#REF!.$O$5:$O$7"/>
        <table:named-expression table:name="lP1_" table:base-cell-address="$nfo.$R$1" table:expression="$#REF!.$P$5:$P$7"/>
        <table:named-expression table:name="lP2_" table:base-cell-address="$nfo.$S$1" table:expression="$#REF!.$Q$5:$Q$7"/>
        <table:named-expression table:name="lP3_" table:base-cell-address="$nfo.$T$1" table:expression="$#REF!.$R$5:$R$7"/>
        <table:named-expression table:name="timedays" table:base-cell-address="$nfo.$U$1" table:expression="$#REF!.$S$5:$S$7"/>
        <table:named-expression table:name="Bi" table:base-cell-address="$nfo.$V$1" table:expression="$#REF!.$T$5:$T$7"/>
        <table:named-expression table:name="temperature" table:base-cell-address="$nfo.$W$1" table:expression="$#REF!.$U$5:$U$7"/>
      </table:named-expressions>
      <table:database-ranges>
        <table:database-range table:target-range-address="substance.A1:substance.AMJ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11" svg:font-family="Calibri1"/>
    <style:font-face style:name="Calibri2" svg:font-family="Calibri" style:font-family-generic="swiss"/>
    <style:font-face style:name="Cambria1" svg:font-family="Cambria" style:font-family-generic="swiss"/>
    <style:font-face style:name="Arial2" svg:font-family="Arial" style:font-pitch="variable"/>
    <style:font-face style:name="Calibri1" svg:font-family="Calibri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5000" number:language="fr" number:country="FR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integer-digits="1" number:grouping="true"/>
      <number:text> € </number:text>
    </number:number-style>
    <number:number-style style:name="N140P2" style:volatile="true">
      <number:text> -</number:text>
      <number:number number: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3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6" number:min-integer-digits="1"/>
    </number:number-style>
    <number:number-style style:name="N149">
      <number:number number:decimal-places="7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9" number:min-integer-digits="1"/>
    </number:number-style>
    <number:number-style style:name="N152">
      <number:number number:decimal-places="10" number:min-integer-digits="1"/>
    </number:number-style>
    <number:number-style style:name="N153">
      <number:number number:decimal-places="1" number:min-integer-digits="1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number:text> $</number:text>
      <number:number number: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 (</number:text>
      <number:number number:decimal-places="0" number:min-integer-digits="1" number:grouping="true"/>
      <number:text>)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$</number:text>
      <number:number number:decimal-places="2" number:min-integer-digits="1" number:grouping="true"/>
      <number:text> </number:text>
    </number:number-style>
    <number:number-style style:name="N171P1" style:volatile="true">
      <number:text> $(</number:text>
      <number:number number:decimal-places="2" number:min-integer-digits="1" number:grouping="true"/>
      <number:text>)</number:text>
    </number:number-style>
    <number:number-style style:name="N171P2" style:volatile="true">
      <number:text> $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(</number:text>
      <number:number number:decimal-places="2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Vrai</number:text>
    </number:number-style>
    <number:number-style style:name="N177P1" style:volatile="true">
      <number:text>Vrai</number:text>
    </number:number-style>
    <number:number-style style:name="N177">
      <number:text>Faux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Actif</number:text>
    </number:number-style>
    <number:number-style style:name="N179P1" style:volatile="true">
      <number:text>Actif</number:text>
    </number:number-style>
    <number:number-style style:name="N179">
      <number:text>Inactif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integer-digits="1" number:grouping="true"/>
      <number:text> F</number:text>
    </number:number-style>
    <number:number-style style:name="N181">
      <number:text>-</number:text>
      <number:number number:decimal-places="0" number:min-integer-digits="1" number:grouping="true"/>
      <number:text> F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  <number:text> F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82P0"/>
    </number:number-style>
    <number:number-style style:name="N184P0" style:volatile="true">
      <number:number number:decimal-places="2" number:min-integer-digits="1" number:grouping="true"/>
      <number:text> F</number:text>
    </number:number-style>
    <number:number-style style:name="N184">
      <number:text>-</number:text>
      <number:number number:decimal-places="2" number:min-integer-digits="1" number:grouping="true"/>
      <number:text> F</number:text>
      <style:map style:condition="value()&gt;=0" style:apply-style-name="N184P0"/>
    </number:number-style>
    <number:number-style style:name="N185P0" style:volatile="true">
      <number:number number:decimal-places="2" number:min-integer-digits="1" number:grouping="true"/>
      <number:text> F</number:text>
    </number:number-style>
    <number:number-style style:name="N18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85P0"/>
    </number:number-style>
    <number:number-style style:name="N189P0" style:volatile="true">
      <number:number number:decimal-places="0" number:min-integer-digits="1" number:grouping="true"/>
      <number:text> F </number:text>
    </number:number-style>
    <number:number-style style:name="N189P1" style:volatile="true">
      <number:text>-</number:text>
      <number:number number:decimal-places="0" number:min-integer-digits="1" number:grouping="true"/>
      <number:text> F </number:text>
    </number:number-style>
    <number:number-style style:name="N189P2" style:volatile="true">
      <number:text> -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number:min-integer-digits="1" number:grouping="true"/>
      <number:text> F </number:text>
    </number:number-style>
    <number:number-style style:name="N193P1" style:volatile="true">
      <number:text>-</number:text>
      <number:number number:decimal-places="2" number:min-integer-digits="1" number:grouping="true"/>
      <number:text> F </number:text>
    </number:number-style>
    <number:number-style style:name="N193P2" style:volatile="true">
      <number:text> -</number:text>
      <number:number number:decimal-places="0" number:min-integer-digits="0"/>
      <number:text> F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0" number:min-integer-digits="7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4_0_25__20_-_20_Accent1_20_2" style:display-name="40% - Accent1 2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 style:data-style-name="N5000">
      <style:table-cell-properties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1" style:display-name="Excel_BuiltIn_20% - Accent1" style:family="table-cell" style:parent-style-name="Default" style:data-style-name="N5000">
      <style:table-cell-properties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/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Result_20_1" style:display-name="Result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ConditionalStyle_5f_2" style:display-name="ConditionalStyle_2" style:family="table-cell" style:parent-style-name="Default">
      <style:table-cell-properties fo:background-color="#00ffff"/>
    </style:style>
    <style:style style:name="ConditionalStyle_5f_1" style:display-name="ConditionalStyle_1" style:family="table-cell" style:parent-style-name="Default">
      <style:table-cell-properties fo:background-color="#00ffff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2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2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08/25/2011</text:date>, <text:time>15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ditive" style:display-name="PageStyle_addit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fo_5f_additive" style:display-name="PageStyle_nfo_addit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al_5f_group" style:display-name="PageStyle_functional_gro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fo_5f_functional_5f_group" style:display-name="PageStyle_nfo_functional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lymer" style:display-name="PageStyle_polymer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fo_5f_polymer" style:display-name="PageStyle_nfo_polym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ex" style:display-name="PageStyle_ann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fo_5f_annex" style:display-name="PageStyle_nfo_ann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sitive_5f_list" style:display-name="PageStyle_positive_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" style:display-name="PageStyle_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lymer_20_1" style:display-name="PageStyle_polymer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olymer_20_2" style:display-name="PageStyle_polymer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olymer_20_3" style:display-name="PageStyle_polymer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olymer_20_4" style:display-name="PageStyle_polymer 4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8-25T15:35:17</dc:date>
    <dc:creator>Olivier Vitrac</dc:creator>
    <meta:editing-duration>PT34H09M34S</meta:editing-duration>
    <meta:editing-cycles>44</meta:editing-cycles>
    <meta:generator>OpenOffice.org/3.1$Unix OpenOffice.org_project/310m19$Build-9420</meta:generator>
    <meta:document-statistic meta:table-count="14" meta:cell-count="10588" meta:object-count="0"/>
  </office:meta>
</office:document-meta>
</file>